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inked_data" table:style-name="ta1"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able:cell-range-source table:name="CSV_all" xlink:type="simple" xlink:href="../../data/optt.csv" table:filter-name="Text - txt - csv (StarCalc)" table:filter-options="9/59/44,34,ANSI,1,,0,false,false,true,false,false" table:last-column-spanned="6" table:last-row-spanned="526" table:refresh-delay="PT00H01M00S"/>
            <text:p>Fecha</text:p>
          </table:table-cell>
          <table:table-cell office:value-type="string" calcext:value-type="string">
            <text:p><text:s/>Ultimo</text:p>
          </table:table-cell>
          <table:table-cell office:value-type="string" calcext:value-type="string">
            <text:p><text:s/>Volumen</text:p>
          </table:table-cell>
          <table:table-cell office:value-type="string" calcext:value-type="string">
            <text:p><text:s/>Apertura</text:p>
          </table:table-cell>
          <table:table-cell office:value-type="string" calcext:value-type="string">
            <text:p><text:s/>Maximo</text:p>
          </table:table-cell>
          <table:table-cell office:value-type="string" calcext:value-type="string">
            <text:p><text:s/>Minimo</text:p>
          </table:table-cell>
        </table:table-row>
        <table:table-row table:style-name="ro1">
          <table:table-cell office:value-type="string" calcext:value-type="string">
            <text:p>2021-02-02</text:p>
          </table:table-cell>
          <table:table-cell office:value-type="float" office:value="4.46" calcext:value-type="float">
            <text:p>4.46</text:p>
          </table:table-cell>
          <table:table-cell office:value-type="float" office:value="9040874" calcext:value-type="float">
            <text:p>9040874</text:p>
          </table:table-cell>
          <table:table-cell office:value-type="float" office:value="4.75" calcext:value-type="float">
            <text:p>4.75</text:p>
          </table:table-cell>
          <table:table-cell office:value-type="float" office:value="4.81" calcext:value-type="float">
            <text:p>4.81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string" calcext:value-type="string">
            <text:p>2021-02-01</text:p>
          </table:table-cell>
          <table:table-cell office:value-type="float" office:value="4.39" calcext:value-type="float">
            <text:p>4.39</text:p>
          </table:table-cell>
          <table:table-cell office:value-type="float" office:value="11028140" calcext:value-type="float">
            <text:p>11028140</text:p>
          </table:table-cell>
          <table:table-cell office:value-type="float" office:value="4.35" calcext:value-type="float">
            <text:p>4.35</text:p>
          </table:table-cell>
          <table:table-cell office:value-type="float" office:value="4.8601" calcext:value-type="float">
            <text:p>4.8601</text:p>
          </table:table-cell>
          <table:table-cell office:value-type="float" office:value="4.05" calcext:value-type="float">
            <text:p>4.05</text:p>
          </table:table-cell>
        </table:table-row>
        <table:table-row table:style-name="ro1">
          <table:table-cell office:value-type="string" calcext:value-type="string">
            <text:p>2021-01-29</text:p>
          </table:table-cell>
          <table:table-cell office:value-type="float" office:value="4.01" calcext:value-type="float">
            <text:p>4.01</text:p>
          </table:table-cell>
          <table:table-cell office:value-type="float" office:value="7993947" calcext:value-type="float">
            <text:p>7993947</text:p>
          </table:table-cell>
          <table:table-cell office:value-type="float" office:value="4.54" calcext:value-type="float">
            <text:p>4.54</text:p>
          </table:table-cell>
          <table:table-cell office:value-type="float" office:value="4.8" calcext:value-type="float">
            <text:p>4.8</text:p>
          </table:table-cell>
          <table:table-cell office:value-type="float" office:value="4.01" calcext:value-type="float">
            <text:p>4.01</text:p>
          </table:table-cell>
        </table:table-row>
        <table:table-row table:style-name="ro1">
          <table:table-cell office:value-type="string" calcext:value-type="string">
            <text:p>2021-01-28</text:p>
          </table:table-cell>
          <table:table-cell office:value-type="float" office:value="4.72" calcext:value-type="float">
            <text:p>4.72</text:p>
          </table:table-cell>
          <table:table-cell office:value-type="float" office:value="11041220" calcext:value-type="float">
            <text:p>11041220</text:p>
          </table:table-cell>
          <table:table-cell office:value-type="float" office:value="5.08" calcext:value-type="float">
            <text:p>5.08</text:p>
          </table:table-cell>
          <table:table-cell office:value-type="float" office:value="5.1048" calcext:value-type="float">
            <text:p>5.1048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string" calcext:value-type="string">
            <text:p>2021-01-27</text:p>
          </table:table-cell>
          <table:table-cell office:value-type="float" office:value="4.85" calcext:value-type="float">
            <text:p>4.85</text:p>
          </table:table-cell>
          <table:table-cell office:value-type="float" office:value="14455380" calcext:value-type="float">
            <text:p>14455380</text:p>
          </table:table-cell>
          <table:table-cell office:value-type="float" office:value="4.875" calcext:value-type="float">
            <text:p>4.875</text:p>
          </table:table-cell>
          <table:table-cell office:value-type="float" office:value="5.645" calcext:value-type="float">
            <text:p>5.645</text:p>
          </table:table-cell>
          <table:table-cell office:value-type="float" office:value="4.65" calcext:value-type="float">
            <text:p>4.65</text:p>
          </table:table-cell>
        </table:table-row>
        <table:table-row table:style-name="ro1">
          <table:table-cell office:value-type="string" calcext:value-type="string">
            <text:p>2021-01-26</text:p>
          </table:table-cell>
          <table:table-cell office:value-type="float" office:value="5.45" calcext:value-type="float">
            <text:p>5.45</text:p>
          </table:table-cell>
          <table:table-cell office:value-type="float" office:value="17681550" calcext:value-type="float">
            <text:p>17681550</text:p>
          </table:table-cell>
          <table:table-cell office:value-type="float" office:value="6.05" calcext:value-type="float">
            <text:p>6.05</text:p>
          </table:table-cell>
          <table:table-cell office:value-type="float" office:value="6.2" calcext:value-type="float">
            <text:p>6.2</text:p>
          </table:table-cell>
          <table:table-cell office:value-type="float" office:value="5.21" calcext:value-type="float">
            <text:p>5.21</text:p>
          </table:table-cell>
        </table:table-row>
        <table:table-row table:style-name="ro1">
          <table:table-cell office:value-type="string" calcext:value-type="string">
            <text:p>2021-01-25</text:p>
          </table:table-cell>
          <table:table-cell office:value-type="float" office:value="5.84" calcext:value-type="float">
            <text:p>5.84</text:p>
          </table:table-cell>
          <table:table-cell office:value-type="float" office:value="44045480" calcext:value-type="float">
            <text:p>44045480</text:p>
          </table:table-cell>
          <table:table-cell office:value-type="float" office:value="6.11" calcext:value-type="float">
            <text:p>6.11</text:p>
          </table:table-cell>
          <table:table-cell office:value-type="float" office:value="7.3" calcext:value-type="float">
            <text:p>7.3</text:p>
          </table:table-cell>
          <table:table-cell office:value-type="float" office:value="5.16" calcext:value-type="float">
            <text:p>5.16</text:p>
          </table:table-cell>
        </table:table-row>
        <table:table-row table:style-name="ro1">
          <table:table-cell office:value-type="string" calcext:value-type="string">
            <text:p>2021-01-22</text:p>
          </table:table-cell>
          <table:table-cell office:value-type="float" office:value="5.6" calcext:value-type="float">
            <text:p>5.6</text:p>
          </table:table-cell>
          <table:table-cell office:value-type="float" office:value="51051140" calcext:value-type="float">
            <text:p>51051140</text:p>
          </table:table-cell>
          <table:table-cell office:value-type="float" office:value="4.14" calcext:value-type="float">
            <text:p>4.14</text:p>
          </table:table-cell>
          <table:table-cell office:value-type="float" office:value="5.625" calcext:value-type="float">
            <text:p>5.625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string" calcext:value-type="string">
            <text:p>2021-01-21</text:p>
          </table:table-cell>
          <table:table-cell office:value-type="float" office:value="4.18" calcext:value-type="float">
            <text:p>4.18</text:p>
          </table:table-cell>
          <table:table-cell office:value-type="float" office:value="45258940" calcext:value-type="float">
            <text:p>45258940</text:p>
          </table:table-cell>
          <table:table-cell office:value-type="float" office:value="3.42" calcext:value-type="float">
            <text:p>3.42</text:p>
          </table:table-cell>
          <table:table-cell office:value-type="float" office:value="4.65" calcext:value-type="float">
            <text:p>4.65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string" calcext:value-type="string">
            <text:p>2021-01-20</text:p>
          </table:table-cell>
          <table:table-cell office:value-type="float" office:value="3.6" calcext:value-type="float">
            <text:p>3.6</text:p>
          </table:table-cell>
          <table:table-cell office:value-type="float" office:value="25567530" calcext:value-type="float">
            <text:p>25567530</text:p>
          </table:table-cell>
          <table:table-cell office:value-type="float" office:value="3.538" calcext:value-type="float">
            <text:p>3.538</text:p>
          </table:table-cell>
          <table:table-cell office:value-type="float" office:value="3.85" calcext:value-type="float">
            <text:p>3.85</text:p>
          </table:table-cell>
          <table:table-cell office:value-type="float" office:value="3.01" calcext:value-type="float">
            <text:p>3.01</text:p>
          </table:table-cell>
        </table:table-row>
        <table:table-row table:style-name="ro1">
          <table:table-cell office:value-type="string" calcext:value-type="string">
            <text:p>2021-01-19</text:p>
          </table:table-cell>
          <table:table-cell office:value-type="float" office:value="3.33" calcext:value-type="float">
            <text:p>3.33</text:p>
          </table:table-cell>
          <table:table-cell office:value-type="float" office:value="18285620" calcext:value-type="float">
            <text:p>18285620</text:p>
          </table:table-cell>
          <table:table-cell office:value-type="float" office:value="3.03" calcext:value-type="float">
            <text:p>3.03</text:p>
          </table:table-cell>
          <table:table-cell office:value-type="float" office:value="3.41" calcext:value-type="float">
            <text:p>3.41</text:p>
          </table:table-cell>
          <table:table-cell office:value-type="float" office:value="2.88" calcext:value-type="float">
            <text:p>2.88</text:p>
          </table:table-cell>
        </table:table-row>
        <table:table-row table:style-name="ro1">
          <table:table-cell office:value-type="string" calcext:value-type="string">
            <text:p>2021-01-15</text:p>
          </table:table-cell>
          <table:table-cell office:value-type="float" office:value="2.88" calcext:value-type="float">
            <text:p>2.88</text:p>
          </table:table-cell>
          <table:table-cell office:value-type="float" office:value="13578000" calcext:value-type="float">
            <text:p>13578000</text:p>
          </table:table-cell>
          <table:table-cell office:value-type="float" office:value="2.93" calcext:value-type="float">
            <text:p>2.93</text:p>
          </table:table-cell>
          <table:table-cell office:value-type="float" office:value="3.08" calcext:value-type="float">
            <text:p>3.08</text:p>
          </table:table-cell>
          <table:table-cell office:value-type="float" office:value="2.82" calcext:value-type="float">
            <text:p>2.82</text:p>
          </table:table-cell>
        </table:table-row>
        <table:table-row table:style-name="ro1">
          <table:table-cell office:value-type="string" calcext:value-type="string">
            <text:p>2021-01-14</text:p>
          </table:table-cell>
          <table:table-cell office:value-type="float" office:value="2.93" calcext:value-type="float">
            <text:p>2.93</text:p>
          </table:table-cell>
          <table:table-cell office:value-type="float" office:value="9455973" calcext:value-type="float">
            <text:p>9455973</text:p>
          </table:table-cell>
          <table:table-cell table:number-columns-repeated="2" office:value-type="float" office:value="2.99" calcext:value-type="float">
            <text:p>2.99</text:p>
          </table:table-cell>
          <table:table-cell office:value-type="float" office:value="2.85" calcext:value-type="float">
            <text:p>2.85</text:p>
          </table:table-cell>
        </table:table-row>
        <table:table-row table:style-name="ro1">
          <table:table-cell office:value-type="string" calcext:value-type="string">
            <text:p>2021-01-13</text:p>
          </table:table-cell>
          <table:table-cell office:value-type="float" office:value="2.99" calcext:value-type="float">
            <text:p>2.99</text:p>
          </table:table-cell>
          <table:table-cell office:value-type="float" office:value="51413420" calcext:value-type="float">
            <text:p>51413420</text:p>
          </table:table-cell>
          <table:table-cell office:value-type="float" office:value="3.67" calcext:value-type="float">
            <text:p>3.67</text:p>
          </table:table-cell>
          <table:table-cell office:value-type="float" office:value="3.75" calcext:value-type="float">
            <text:p>3.75</text:p>
          </table:table-cell>
          <table:table-cell office:value-type="float" office:value="2.76" calcext:value-type="float">
            <text:p>2.76</text:p>
          </table:table-cell>
        </table:table-row>
        <table:table-row table:style-name="ro1">
          <table:table-cell office:value-type="string" calcext:value-type="string">
            <text:p>2021-01-12</text:p>
          </table:table-cell>
          <table:table-cell office:value-type="float" office:value="3.05" calcext:value-type="float">
            <text:p>3.05</text:p>
          </table:table-cell>
          <table:table-cell office:value-type="float" office:value="18620320" calcext:value-type="float">
            <text:p>18620320</text:p>
          </table:table-cell>
          <table:table-cell office:value-type="float" office:value="2.93" calcext:value-type="float">
            <text:p>2.93</text:p>
          </table:table-cell>
          <table:table-cell office:value-type="float" office:value="3.09" calcext:value-type="float">
            <text:p>3.09</text:p>
          </table:table-cell>
          <table:table-cell office:value-type="float" office:value="2.71" calcext:value-type="float">
            <text:p>2.71</text:p>
          </table:table-cell>
        </table:table-row>
        <table:table-row table:style-name="ro1">
          <table:table-cell office:value-type="string" calcext:value-type="string">
            <text:p>2021-01-11</text:p>
          </table:table-cell>
          <table:table-cell office:value-type="float" office:value="2.81" calcext:value-type="float">
            <text:p>2.81</text:p>
          </table:table-cell>
          <table:table-cell office:value-type="float" office:value="10588170" calcext:value-type="float">
            <text:p>10588170</text:p>
          </table:table-cell>
          <table:table-cell office:value-type="float" office:value="2.837" calcext:value-type="float">
            <text:p>2.837</text:p>
          </table:table-cell>
          <table:table-cell office:value-type="float" office:value="3.05" calcext:value-type="float">
            <text:p>3.05</text:p>
          </table:table-cell>
          <table:table-cell office:value-type="float" office:value="2.76" calcext:value-type="float">
            <text:p>2.76</text:p>
          </table:table-cell>
        </table:table-row>
        <table:table-row table:style-name="ro1">
          <table:table-cell office:value-type="string" calcext:value-type="string">
            <text:p>2021-01-08</text:p>
          </table:table-cell>
          <table:table-cell office:value-type="float" office:value="2.78" calcext:value-type="float">
            <text:p>2.78</text:p>
          </table:table-cell>
          <table:table-cell office:value-type="float" office:value="10015920" calcext:value-type="float">
            <text:p>10015920</text:p>
          </table:table-cell>
          <table:table-cell office:value-type="float" office:value="3.09" calcext:value-type="float">
            <text:p>3.09</text:p>
          </table:table-cell>
          <table:table-cell office:value-type="float" office:value="3.12" calcext:value-type="float">
            <text:p>3.12</text:p>
          </table:table-cell>
          <table:table-cell office:value-type="float" office:value="2.77" calcext:value-type="float">
            <text:p>2.77</text:p>
          </table:table-cell>
        </table:table-row>
        <table:table-row table:style-name="ro1">
          <table:table-cell office:value-type="string" calcext:value-type="string">
            <text:p>2021-01-07</text:p>
          </table:table-cell>
          <table:table-cell office:value-type="float" office:value="2.75" calcext:value-type="float">
            <text:p>2.75</text:p>
          </table:table-cell>
          <table:table-cell office:value-type="float" office:value="9609716" calcext:value-type="float">
            <text:p>9609716</text:p>
          </table:table-cell>
          <table:table-cell office:value-type="float" office:value="2.855" calcext:value-type="float">
            <text:p>2.855</text:p>
          </table:table-cell>
          <table:table-cell office:value-type="float" office:value="2.9" calcext:value-type="float">
            <text:p>2.9</text:p>
          </table:table-cell>
          <table:table-cell office:value-type="float" office:value="2.66" calcext:value-type="float">
            <text:p>2.66</text:p>
          </table:table-cell>
        </table:table-row>
        <table:table-row table:style-name="ro1">
          <table:table-cell office:value-type="string" calcext:value-type="string">
            <text:p>2021-01-06</text:p>
          </table:table-cell>
          <table:table-cell office:value-type="float" office:value="2.59" calcext:value-type="float">
            <text:p>2.59</text:p>
          </table:table-cell>
          <table:table-cell office:value-type="float" office:value="6784876" calcext:value-type="float">
            <text:p>6784876</text:p>
          </table:table-cell>
          <table:table-cell office:value-type="float" office:value="2.89" calcext:value-type="float">
            <text:p>2.89</text:p>
          </table:table-cell>
          <table:table-cell office:value-type="float" office:value="2.9" calcext:value-type="float">
            <text:p>2.9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>
          <table:table-cell office:value-type="string" calcext:value-type="string">
            <text:p>2021-01-05</text:p>
          </table:table-cell>
          <table:table-cell office:value-type="float" office:value="2.7" calcext:value-type="float">
            <text:p>2.7</text:p>
          </table:table-cell>
          <table:table-cell office:value-type="float" office:value="1459877" calcext:value-type="float">
            <text:p>1459877</text:p>
          </table:table-cell>
          <table:table-cell office:value-type="float" office:value="2.64" calcext:value-type="float">
            <text:p>2.64</text:p>
          </table:table-cell>
          <table:table-cell office:value-type="float" office:value="2.73" calcext:value-type="float">
            <text:p>2.73</text:p>
          </table:table-cell>
          <table:table-cell office:value-type="float" office:value="2.61" calcext:value-type="float">
            <text:p>2.61</text:p>
          </table:table-cell>
        </table:table-row>
        <table:table-row table:style-name="ro1">
          <table:table-cell office:value-type="string" calcext:value-type="string">
            <text:p>2021-01-04</text:p>
          </table:table-cell>
          <table:table-cell office:value-type="float" office:value="2.7" calcext:value-type="float">
            <text:p>2.7</text:p>
          </table:table-cell>
          <table:table-cell office:value-type="float" office:value="1893194" calcext:value-type="float">
            <text:p>1893194</text:p>
          </table:table-cell>
          <table:table-cell office:value-type="float" office:value="2.7" calcext:value-type="float">
            <text:p>2.7</text:p>
          </table:table-cell>
          <table:table-cell office:value-type="float" office:value="2.76" calcext:value-type="float">
            <text:p>2.76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2020-12-31</text:p>
          </table:table-cell>
          <table:table-cell office:value-type="float" office:value="2.69" calcext:value-type="float">
            <text:p>2.69</text:p>
          </table:table-cell>
          <table:table-cell office:value-type="float" office:value="2656738" calcext:value-type="float">
            <text:p>2656738</text:p>
          </table:table-cell>
          <table:table-cell office:value-type="float" office:value="2.87" calcext:value-type="float">
            <text:p>2.87</text:p>
          </table:table-cell>
          <table:table-cell office:value-type="float" office:value="2.88" calcext:value-type="float">
            <text:p>2.88</text:p>
          </table:table-cell>
          <table:table-cell office:value-type="float" office:value="2.66" calcext:value-type="float">
            <text:p>2.66</text:p>
          </table:table-cell>
        </table:table-row>
        <table:table-row table:style-name="ro1">
          <table:table-cell office:value-type="string" calcext:value-type="string">
            <text:p>2020-12-30</text:p>
          </table:table-cell>
          <table:table-cell office:value-type="float" office:value="2.91" calcext:value-type="float">
            <text:p>2.91</text:p>
          </table:table-cell>
          <table:table-cell office:value-type="float" office:value="1778351" calcext:value-type="float">
            <text:p>1778351</text:p>
          </table:table-cell>
          <table:table-cell office:value-type="float" office:value="2.982" calcext:value-type="float">
            <text:p>2.982</text:p>
          </table:table-cell>
          <table:table-cell office:value-type="float" office:value="3.03" calcext:value-type="float">
            <text:p>3.03</text:p>
          </table:table-cell>
          <table:table-cell office:value-type="float" office:value="2.87" calcext:value-type="float">
            <text:p>2.87</text:p>
          </table:table-cell>
        </table:table-row>
        <table:table-row table:style-name="ro1">
          <table:table-cell office:value-type="string" calcext:value-type="string">
            <text:p>2020-12-29</text:p>
          </table:table-cell>
          <table:table-cell office:value-type="float" office:value="2.93" calcext:value-type="float">
            <text:p>2.93</text:p>
          </table:table-cell>
          <table:table-cell office:value-type="float" office:value="3945839" calcext:value-type="float">
            <text:p>3945839</text:p>
          </table:table-cell>
          <table:table-cell office:value-type="float" office:value="3.33" calcext:value-type="float">
            <text:p>3.33</text:p>
          </table:table-cell>
          <table:table-cell office:value-type="float" office:value="3.35" calcext:value-type="float">
            <text:p>3.35</text:p>
          </table:table-cell>
          <table:table-cell office:value-type="float" office:value="2.78" calcext:value-type="float">
            <text:p>2.78</text:p>
          </table:table-cell>
        </table:table-row>
        <table:table-row table:style-name="ro1">
          <table:table-cell office:value-type="string" calcext:value-type="string">
            <text:p>2020-12-28</text:p>
          </table:table-cell>
          <table:table-cell office:value-type="float" office:value="3.19" calcext:value-type="float">
            <text:p>3.19</text:p>
          </table:table-cell>
          <table:table-cell office:value-type="float" office:value="5298074" calcext:value-type="float">
            <text:p>5298074</text:p>
          </table:table-cell>
          <table:table-cell office:value-type="float" office:value="3.14" calcext:value-type="float">
            <text:p>3.14</text:p>
          </table:table-cell>
          <table:table-cell office:value-type="float" office:value="3.5" calcext:value-type="float">
            <text:p>3.5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 office:value-type="string" calcext:value-type="string">
            <text:p>2020-12-24</text:p>
          </table:table-cell>
          <table:table-cell office:value-type="float" office:value="3.11" calcext:value-type="float">
            <text:p>3.11</text:p>
          </table:table-cell>
          <table:table-cell office:value-type="float" office:value="2183520" calcext:value-type="float">
            <text:p>2183520</text:p>
          </table:table-cell>
          <table:table-cell office:value-type="float" office:value="3.18" calcext:value-type="float">
            <text:p>3.18</text:p>
          </table:table-cell>
          <table:table-cell office:value-type="float" office:value="3.21" calcext:value-type="float">
            <text:p>3.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0-12-23</text:p>
          </table:table-cell>
          <table:table-cell office:value-type="float" office:value="3.19" calcext:value-type="float">
            <text:p>3.19</text:p>
          </table:table-cell>
          <table:table-cell office:value-type="float" office:value="8444818" calcext:value-type="float">
            <text:p>8444818</text:p>
          </table:table-cell>
          <table:table-cell office:value-type="float" office:value="3.25" calcext:value-type="float">
            <text:p>3.25</text:p>
          </table:table-cell>
          <table:table-cell office:value-type="float" office:value="3.5" calcext:value-type="float">
            <text:p>3.5</text:p>
          </table:table-cell>
          <table:table-cell office:value-type="float" office:value="2.93" calcext:value-type="float">
            <text:p>2.93</text:p>
          </table:table-cell>
        </table:table-row>
        <table:table-row table:style-name="ro1">
          <table:table-cell office:value-type="string" calcext:value-type="string">
            <text:p>2020-12-22</text:p>
          </table:table-cell>
          <table:table-cell office:value-type="float" office:value="3.19" calcext:value-type="float">
            <text:p>3.19</text:p>
          </table:table-cell>
          <table:table-cell office:value-type="float" office:value="10413050" calcext:value-type="float">
            <text:p>10413050</text:p>
          </table:table-cell>
          <table:table-cell office:value-type="float" office:value="2.77" calcext:value-type="float">
            <text:p>2.77</text:p>
          </table:table-cell>
          <table:table-cell office:value-type="float" office:value="3.24" calcext:value-type="float">
            <text:p>3.24</text:p>
          </table:table-cell>
          <table:table-cell office:value-type="float" office:value="2.71" calcext:value-type="float">
            <text:p>2.71</text:p>
          </table:table-cell>
        </table:table-row>
        <table:table-row table:style-name="ro1">
          <table:table-cell office:value-type="string" calcext:value-type="string">
            <text:p>2020-12-21</text:p>
          </table:table-cell>
          <table:table-cell office:value-type="float" office:value="2.65" calcext:value-type="float">
            <text:p>2.65</text:p>
          </table:table-cell>
          <table:table-cell office:value-type="float" office:value="2796400" calcext:value-type="float">
            <text:p>2796400</text:p>
          </table:table-cell>
          <table:table-cell office:value-type="float" office:value="2.62" calcext:value-type="float">
            <text:p>2.62</text:p>
          </table:table-cell>
          <table:table-cell office:value-type="float" office:value="2.7" calcext:value-type="float">
            <text:p>2.7</text:p>
          </table:table-cell>
          <table:table-cell office:value-type="float" office:value="2.53" calcext:value-type="float">
            <text:p>2.53</text:p>
          </table:table-cell>
        </table:table-row>
        <table:table-row table:style-name="ro1">
          <table:table-cell office:value-type="string" calcext:value-type="string">
            <text:p>2020-12-18</text:p>
          </table:table-cell>
          <table:table-cell office:value-type="float" office:value="2.56" calcext:value-type="float">
            <text:p>2.56</text:p>
          </table:table-cell>
          <table:table-cell office:value-type="float" office:value="3953977" calcext:value-type="float">
            <text:p>3953977</text:p>
          </table:table-cell>
          <table:table-cell office:value-type="float" office:value="2.47" calcext:value-type="float">
            <text:p>2.47</text:p>
          </table:table-cell>
          <table:table-cell office:value-type="float" office:value="2.69" calcext:value-type="float">
            <text:p>2.69</text:p>
          </table:table-cell>
          <table:table-cell office:value-type="float" office:value="2.44" calcext:value-type="float">
            <text:p>2.44</text:p>
          </table:table-cell>
        </table:table-row>
        <table:table-row table:style-name="ro1">
          <table:table-cell office:value-type="string" calcext:value-type="string">
            <text:p>2020-12-17</text:p>
          </table:table-cell>
          <table:table-cell office:value-type="float" office:value="2.43" calcext:value-type="float">
            <text:p>2.43</text:p>
          </table:table-cell>
          <table:table-cell office:value-type="float" office:value="1402460" calcext:value-type="float">
            <text:p>1402460</text:p>
          </table:table-cell>
          <table:table-cell office:value-type="float" office:value="2.45" calcext:value-type="float">
            <text:p>2.45</text:p>
          </table:table-cell>
          <table:table-cell office:value-type="float" office:value="2.58" calcext:value-type="float">
            <text:p>2.58</text:p>
          </table:table-cell>
          <table:table-cell office:value-type="float" office:value="2.42" calcext:value-type="float">
            <text:p>2.42</text:p>
          </table:table-cell>
        </table:table-row>
        <table:table-row table:style-name="ro1">
          <table:table-cell office:value-type="string" calcext:value-type="string">
            <text:p>2020-12-16</text:p>
          </table:table-cell>
          <table:table-cell office:value-type="float" office:value="2.45" calcext:value-type="float">
            <text:p>2.45</text:p>
          </table:table-cell>
          <table:table-cell office:value-type="float" office:value="1826941" calcext:value-type="float">
            <text:p>1826941</text:p>
          </table:table-cell>
          <table:table-cell office:value-type="float" office:value="2.583" calcext:value-type="float">
            <text:p>2.583</text:p>
          </table:table-cell>
          <table:table-cell office:value-type="float" office:value="2.618" calcext:value-type="float">
            <text:p>2.618</text:p>
          </table:table-cell>
          <table:table-cell office:value-type="float" office:value="2.39" calcext:value-type="float">
            <text:p>2.39</text:p>
          </table:table-cell>
        </table:table-row>
        <table:table-row table:style-name="ro1">
          <table:table-cell office:value-type="string" calcext:value-type="string">
            <text:p>2020-12-15</text:p>
          </table:table-cell>
          <table:table-cell office:value-type="float" office:value="2.58" calcext:value-type="float">
            <text:p>2.58</text:p>
          </table:table-cell>
          <table:table-cell office:value-type="float" office:value="3940686" calcext:value-type="float">
            <text:p>3940686</text:p>
          </table:table-cell>
          <table:table-cell office:value-type="float" office:value="2.39" calcext:value-type="float">
            <text:p>2.39</text:p>
          </table:table-cell>
          <table:table-cell office:value-type="float" office:value="2.6" calcext:value-type="float">
            <text:p>2.6</text:p>
          </table:table-cell>
          <table:table-cell office:value-type="float" office:value="2.3598" calcext:value-type="float">
            <text:p>2.3598</text:p>
          </table:table-cell>
        </table:table-row>
        <table:table-row table:style-name="ro1">
          <table:table-cell office:value-type="string" calcext:value-type="string">
            <text:p>2020-12-14</text:p>
          </table:table-cell>
          <table:table-cell office:value-type="float" office:value="2.34" calcext:value-type="float">
            <text:p>2.34</text:p>
          </table:table-cell>
          <table:table-cell office:value-type="float" office:value="2074044" calcext:value-type="float">
            <text:p>2074044</text:p>
          </table:table-cell>
          <table:table-cell office:value-type="float" office:value="2.27" calcext:value-type="float">
            <text:p>2.27</text:p>
          </table:table-cell>
          <table:table-cell office:value-type="float" office:value="2.485" calcext:value-type="float">
            <text:p>2.485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string" calcext:value-type="string">
            <text:p>2020-12-11</text:p>
          </table:table-cell>
          <table:table-cell office:value-type="float" office:value="2.21" calcext:value-type="float">
            <text:p>2.21</text:p>
          </table:table-cell>
          <table:table-cell office:value-type="float" office:value="1590184" calcext:value-type="float">
            <text:p>1590184</text:p>
          </table:table-cell>
          <table:table-cell office:value-type="float" office:value="2.35" calcext:value-type="float">
            <text:p>2.35</text:p>
          </table:table-cell>
          <table:table-cell office:value-type="float" office:value="2.37" calcext:value-type="float">
            <text:p>2.37</text:p>
          </table:table-cell>
          <table:table-cell office:value-type="float" office:value="2.18" calcext:value-type="float">
            <text:p>2.18</text:p>
          </table:table-cell>
        </table:table-row>
        <table:table-row table:style-name="ro1">
          <table:table-cell office:value-type="string" calcext:value-type="string">
            <text:p>2020-12-10</text:p>
          </table:table-cell>
          <table:table-cell office:value-type="float" office:value="2.31" calcext:value-type="float">
            <text:p>2.31</text:p>
          </table:table-cell>
          <table:table-cell office:value-type="float" office:value="1482186" calcext:value-type="float">
            <text:p>1482186</text:p>
          </table:table-cell>
          <table:table-cell office:value-type="float" office:value="2.28" calcext:value-type="float">
            <text:p>2.28</text:p>
          </table:table-cell>
          <table:table-cell office:value-type="float" office:value="2.42" calcext:value-type="float">
            <text:p>2.42</text:p>
          </table:table-cell>
          <table:table-cell office:value-type="float" office:value="2.28" calcext:value-type="float">
            <text:p>2.28</text:p>
          </table:table-cell>
        </table:table-row>
        <table:table-row table:style-name="ro1">
          <table:table-cell office:value-type="string" calcext:value-type="string">
            <text:p>2020-12-09</text:p>
          </table:table-cell>
          <table:table-cell office:value-type="float" office:value="2.35" calcext:value-type="float">
            <text:p>2.35</text:p>
          </table:table-cell>
          <table:table-cell office:value-type="float" office:value="3654000" calcext:value-type="float">
            <text:p>3654000</text:p>
          </table:table-cell>
          <table:table-cell office:value-type="float" office:value="2.58" calcext:value-type="float">
            <text:p>2.58</text:p>
          </table:table-cell>
          <table:table-cell office:value-type="float" office:value="2.6" calcext:value-type="float">
            <text:p>2.6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string" calcext:value-type="string">
            <text:p>2020-12-08</text:p>
          </table:table-cell>
          <table:table-cell office:value-type="float" office:value="2.58" calcext:value-type="float">
            <text:p>2.58</text:p>
          </table:table-cell>
          <table:table-cell office:value-type="float" office:value="2885673" calcext:value-type="float">
            <text:p>2885673</text:p>
          </table:table-cell>
          <table:table-cell office:value-type="float" office:value="2.6" calcext:value-type="float">
            <text:p>2.6</text:p>
          </table:table-cell>
          <table:table-cell office:value-type="float" office:value="2.65" calcext:value-type="float">
            <text:p>2.65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table-cell office:value-type="string" calcext:value-type="string">
            <text:p>2020-12-07</text:p>
          </table:table-cell>
          <table:table-cell office:value-type="float" office:value="2.66" calcext:value-type="float">
            <text:p>2.66</text:p>
          </table:table-cell>
          <table:table-cell office:value-type="float" office:value="3052927" calcext:value-type="float">
            <text:p>3052927</text:p>
          </table:table-cell>
          <table:table-cell office:value-type="float" office:value="2.56" calcext:value-type="float">
            <text:p>2.56</text:p>
          </table:table-cell>
          <table:table-cell office:value-type="float" office:value="2.75" calcext:value-type="float">
            <text:p>2.75</text:p>
          </table:table-cell>
          <table:table-cell office:value-type="float" office:value="2.48" calcext:value-type="float">
            <text:p>2.48</text:p>
          </table:table-cell>
        </table:table-row>
        <table:table-row table:style-name="ro1">
          <table:table-cell office:value-type="string" calcext:value-type="string">
            <text:p>2020-12-04</text:p>
          </table:table-cell>
          <table:table-cell office:value-type="float" office:value="2.52" calcext:value-type="float">
            <text:p>2.52</text:p>
          </table:table-cell>
          <table:table-cell office:value-type="float" office:value="3267389" calcext:value-type="float">
            <text:p>3267389</text:p>
          </table:table-cell>
          <table:table-cell office:value-type="float" office:value="2.47" calcext:value-type="float">
            <text:p>2.47</text:p>
          </table:table-cell>
          <table:table-cell office:value-type="float" office:value="2.69" calcext:value-type="float">
            <text:p>2.69</text:p>
          </table:table-cell>
          <table:table-cell office:value-type="float" office:value="2.4285" calcext:value-type="float">
            <text:p>2.4285</text:p>
          </table:table-cell>
        </table:table-row>
        <table:table-row table:style-name="ro1">
          <table:table-cell office:value-type="string" calcext:value-type="string">
            <text:p>2020-12-03</text:p>
          </table:table-cell>
          <table:table-cell office:value-type="float" office:value="2.49" calcext:value-type="float">
            <text:p>2.49</text:p>
          </table:table-cell>
          <table:table-cell office:value-type="float" office:value="1758324" calcext:value-type="float">
            <text:p>1758324</text:p>
          </table:table-cell>
          <table:table-cell office:value-type="float" office:value="2.55" calcext:value-type="float">
            <text:p>2.55</text:p>
          </table:table-cell>
          <table:table-cell office:value-type="float" office:value="2.62" calcext:value-type="float">
            <text:p>2.62</text:p>
          </table:table-cell>
          <table:table-cell office:value-type="float" office:value="2.47" calcext:value-type="float">
            <text:p>2.47</text:p>
          </table:table-cell>
        </table:table-row>
        <table:table-row table:style-name="ro1">
          <table:table-cell office:value-type="string" calcext:value-type="string">
            <text:p>2020-12-02</text:p>
          </table:table-cell>
          <table:table-cell office:value-type="float" office:value="2.57" calcext:value-type="float">
            <text:p>2.57</text:p>
          </table:table-cell>
          <table:table-cell office:value-type="float" office:value="4297211" calcext:value-type="float">
            <text:p>4297211</text:p>
          </table:table-cell>
          <table:table-cell office:value-type="float" office:value="2.33" calcext:value-type="float">
            <text:p>2.33</text:p>
          </table:table-cell>
          <table:table-cell office:value-type="float" office:value="2.72" calcext:value-type="float">
            <text:p>2.72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string" calcext:value-type="string">
            <text:p>2020-12-01</text:p>
          </table:table-cell>
          <table:table-cell office:value-type="float" office:value="2.54" calcext:value-type="float">
            <text:p>2.54</text:p>
          </table:table-cell>
          <table:table-cell office:value-type="float" office:value="4909246" calcext:value-type="float">
            <text:p>4909246</text:p>
          </table:table-cell>
          <table:table-cell office:value-type="float" office:value="2.78" calcext:value-type="float">
            <text:p>2.78</text:p>
          </table:table-cell>
          <table:table-cell office:value-type="float" office:value="2.82" calcext:value-type="float">
            <text:p>2.82</text:p>
          </table:table-cell>
          <table:table-cell office:value-type="float" office:value="2.42" calcext:value-type="float">
            <text:p>2.42</text:p>
          </table:table-cell>
        </table:table-row>
        <table:table-row table:style-name="ro1">
          <table:table-cell office:value-type="string" calcext:value-type="string">
            <text:p>2020-11-30</text:p>
          </table:table-cell>
          <table:table-cell office:value-type="float" office:value="2.88" calcext:value-type="float">
            <text:p>2.88</text:p>
          </table:table-cell>
          <table:table-cell office:value-type="float" office:value="5166259" calcext:value-type="float">
            <text:p>5166259</text:p>
          </table:table-cell>
          <table:table-cell office:value-type="float" office:value="3" calcext:value-type="float">
            <text:p>3</text:p>
          </table:table-cell>
          <table:table-cell office:value-type="float" office:value="3.02" calcext:value-type="float">
            <text:p>3.02</text:p>
          </table:table-cell>
          <table:table-cell office:value-type="float" office:value="2.67" calcext:value-type="float">
            <text:p>2.67</text:p>
          </table:table-cell>
        </table:table-row>
        <table:table-row table:style-name="ro1">
          <table:table-cell office:value-type="string" calcext:value-type="string">
            <text:p>2020-11-27</text:p>
          </table:table-cell>
          <table:table-cell office:value-type="float" office:value="3.05" calcext:value-type="float">
            <text:p>3.05</text:p>
          </table:table-cell>
          <table:table-cell office:value-type="float" office:value="3546284" calcext:value-type="float">
            <text:p>3546284</text:p>
          </table:table-cell>
          <table:table-cell office:value-type="float" office:value="3.16" calcext:value-type="float">
            <text:p>3.16</text:p>
          </table:table-cell>
          <table:table-cell office:value-type="float" office:value="3.24" calcext:value-type="float">
            <text:p>3.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0-11-25</text:p>
          </table:table-cell>
          <table:table-cell office:value-type="float" office:value="3.16" calcext:value-type="float">
            <text:p>3.16</text:p>
          </table:table-cell>
          <table:table-cell office:value-type="float" office:value="10408870" calcext:value-type="float">
            <text:p>10408870</text:p>
          </table:table-cell>
          <table:table-cell office:value-type="float" office:value="2.8" calcext:value-type="float">
            <text:p>2.8</text:p>
          </table:table-cell>
          <table:table-cell office:value-type="float" office:value="3.27" calcext:value-type="float">
            <text:p>3.27</text:p>
          </table:table-cell>
          <table:table-cell office:value-type="float" office:value="2.71" calcext:value-type="float">
            <text:p>2.71</text:p>
          </table:table-cell>
        </table:table-row>
        <table:table-row table:style-name="ro1">
          <table:table-cell office:value-type="string" calcext:value-type="string">
            <text:p>2020-11-24</text:p>
          </table:table-cell>
          <table:table-cell office:value-type="float" office:value="3.02" calcext:value-type="float">
            <text:p>3.02</text:p>
          </table:table-cell>
          <table:table-cell office:value-type="float" office:value="58349950" calcext:value-type="float">
            <text:p>58349950</text:p>
          </table:table-cell>
          <table:table-cell office:value-type="float" office:value="3.31" calcext:value-type="float">
            <text:p>3.31</text:p>
          </table:table-cell>
          <table:table-cell office:value-type="float" office:value="4.46" calcext:value-type="float">
            <text:p>4.46</text:p>
          </table:table-cell>
          <table:table-cell office:value-type="float" office:value="2.67" calcext:value-type="float">
            <text:p>2.67</text:p>
          </table:table-cell>
        </table:table-row>
        <table:table-row table:style-name="ro1">
          <table:table-cell office:value-type="string" calcext:value-type="string">
            <text:p>2020-11-23</text:p>
          </table:table-cell>
          <table:table-cell office:value-type="float" office:value="2.17" calcext:value-type="float">
            <text:p>2.17</text:p>
          </table:table-cell>
          <table:table-cell office:value-type="float" office:value="14785250" calcext:value-type="float">
            <text:p>14785250</text:p>
          </table:table-cell>
          <table:table-cell office:value-type="float" office:value="2.099" calcext:value-type="float">
            <text:p>2.099</text:p>
          </table:table-cell>
          <table:table-cell office:value-type="float" office:value="2.18" calcext:value-type="float">
            <text:p>2.18</text:p>
          </table:table-cell>
          <table:table-cell office:value-type="float" office:value="1.97" calcext:value-type="float">
            <text:p>1.97</text:p>
          </table:table-cell>
        </table:table-row>
        <table:table-row table:style-name="ro1">
          <table:table-cell office:value-type="string" calcext:value-type="string">
            <text:p>2020-11-20</text:p>
          </table:table-cell>
          <table:table-cell office:value-type="float" office:value="2.19" calcext:value-type="float">
            <text:p>2.19</text:p>
          </table:table-cell>
          <table:table-cell office:value-type="float" office:value="13051030" calcext:value-type="float">
            <text:p>13051030</text:p>
          </table:table-cell>
          <table:table-cell office:value-type="float" office:value="2.22" calcext:value-type="float">
            <text:p>2.22</text:p>
          </table:table-cell>
          <table:table-cell office:value-type="float" office:value="2.4" calcext:value-type="float">
            <text:p>2.4</text:p>
          </table:table-cell>
          <table:table-cell office:value-type="float" office:value="2.13" calcext:value-type="float">
            <text:p>2.13</text:p>
          </table:table-cell>
        </table:table-row>
        <table:table-row table:style-name="ro1">
          <table:table-cell office:value-type="string" calcext:value-type="string">
            <text:p>2020-11-19</text:p>
          </table:table-cell>
          <table:table-cell office:value-type="float" office:value="2.02" calcext:value-type="float">
            <text:p>2.02</text:p>
          </table:table-cell>
          <table:table-cell office:value-type="float" office:value="7348612" calcext:value-type="float">
            <text:p>7348612</text:p>
          </table:table-cell>
          <table:table-cell office:value-type="float" office:value="1.85" calcext:value-type="float">
            <text:p>1.85</text:p>
          </table:table-cell>
          <table:table-cell office:value-type="float" office:value="2.05" calcext:value-type="float">
            <text:p>2.05</text:p>
          </table:table-cell>
          <table:table-cell office:value-type="float" office:value="1.76" calcext:value-type="float">
            <text:p>1.76</text:p>
          </table:table-cell>
        </table:table-row>
        <table:table-row table:style-name="ro1">
          <table:table-cell office:value-type="string" calcext:value-type="string">
            <text:p>2020-11-18</text:p>
          </table:table-cell>
          <table:table-cell office:value-type="float" office:value="1.89" calcext:value-type="float">
            <text:p>1.89</text:p>
          </table:table-cell>
          <table:table-cell office:value-type="float" office:value="3968959" calcext:value-type="float">
            <text:p>3968959</text:p>
          </table:table-cell>
          <table:table-cell table:number-columns-repeated="2" office:value-type="float" office:value="1.97" calcext:value-type="float">
            <text:p>1.97</text:p>
          </table:table-cell>
          <table:table-cell office:value-type="float" office:value="1.81" calcext:value-type="float">
            <text:p>1.81</text:p>
          </table:table-cell>
        </table:table-row>
        <table:table-row table:style-name="ro1">
          <table:table-cell office:value-type="string" calcext:value-type="string">
            <text:p>2020-11-17</text:p>
          </table:table-cell>
          <table:table-cell office:value-type="float" office:value="1.97" calcext:value-type="float">
            <text:p>1.97</text:p>
          </table:table-cell>
          <table:table-cell office:value-type="float" office:value="14968450" calcext:value-type="float">
            <text:p>14968450</text:p>
          </table:table-cell>
          <table:table-cell office:value-type="float" office:value="1.85" calcext:value-type="float">
            <text:p>1.85</text:p>
          </table:table-cell>
          <table:table-cell office:value-type="float" office:value="2.13" calcext:value-type="float">
            <text:p>2.13</text:p>
          </table:table-cell>
          <table:table-cell office:value-type="float" office:value="1.8312" calcext:value-type="float">
            <text:p>1.8312</text:p>
          </table:table-cell>
        </table:table-row>
        <table:table-row table:style-name="ro1">
          <table:table-cell office:value-type="string" calcext:value-type="string">
            <text:p>2020-11-16</text:p>
          </table:table-cell>
          <table:table-cell office:value-type="float" office:value="1.79" calcext:value-type="float">
            <text:p>1.79</text:p>
          </table:table-cell>
          <table:table-cell office:value-type="float" office:value="12176750" calcext:value-type="float">
            <text:p>12176750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2020-11-13</text:p>
          </table:table-cell>
          <table:table-cell office:value-type="float" office:value="1.69" calcext:value-type="float">
            <text:p>1.69</text:p>
          </table:table-cell>
          <table:table-cell office:value-type="float" office:value="2763638" calcext:value-type="float">
            <text:p>2763638</text:p>
          </table:table-cell>
          <table:table-cell office:value-type="float" office:value="1.65" calcext:value-type="float">
            <text:p>1.65</text:p>
          </table:table-cell>
          <table:table-cell office:value-type="float" office:value="1.74" calcext:value-type="float">
            <text:p>1.74</text:p>
          </table:table-cell>
          <table:table-cell office:value-type="float" office:value="1.6143" calcext:value-type="float">
            <text:p>1.6143</text:p>
          </table:table-cell>
        </table:table-row>
        <table:table-row table:style-name="ro1">
          <table:table-cell office:value-type="string" calcext:value-type="string">
            <text:p>2020-11-12</text:p>
          </table:table-cell>
          <table:table-cell office:value-type="float" office:value="1.6" calcext:value-type="float">
            <text:p>1.6</text:p>
          </table:table-cell>
          <table:table-cell office:value-type="float" office:value="2349432" calcext:value-type="float">
            <text:p>2349432</text:p>
          </table:table-cell>
          <table:table-cell office:value-type="float" office:value="1.64" calcext:value-type="float">
            <text:p>1.64</text:p>
          </table:table-cell>
          <table:table-cell office:value-type="float" office:value="1.7081" calcext:value-type="float">
            <text:p>1.7081</text:p>
          </table:table-cell>
          <table:table-cell office:value-type="float" office:value="1.59" calcext:value-type="float">
            <text:p>1.59</text:p>
          </table:table-cell>
        </table:table-row>
        <table:table-row table:style-name="ro1">
          <table:table-cell office:value-type="string" calcext:value-type="string">
            <text:p>2020-11-11</text:p>
          </table:table-cell>
          <table:table-cell office:value-type="float" office:value="1.66" calcext:value-type="float">
            <text:p>1.66</text:p>
          </table:table-cell>
          <table:table-cell office:value-type="float" office:value="868875" calcext:value-type="float">
            <text:p>868875</text:p>
          </table:table-cell>
          <table:table-cell office:value-type="float" office:value="1.65" calcext:value-type="float">
            <text:p>1.65</text:p>
          </table:table-cell>
          <table:table-cell office:value-type="float" office:value="1.68" calcext:value-type="float">
            <text:p>1.68</text:p>
          </table:table-cell>
          <table:table-cell office:value-type="float" office:value="1.61" calcext:value-type="float">
            <text:p>1.61</text:p>
          </table:table-cell>
        </table:table-row>
        <table:table-row table:style-name="ro1">
          <table:table-cell office:value-type="string" calcext:value-type="string">
            <text:p>2020-11-10</text:p>
          </table:table-cell>
          <table:table-cell office:value-type="float" office:value="1.65" calcext:value-type="float">
            <text:p>1.65</text:p>
          </table:table-cell>
          <table:table-cell office:value-type="float" office:value="1960591" calcext:value-type="float">
            <text:p>1960591</text:p>
          </table:table-cell>
          <table:table-cell office:value-type="float" office:value="1.66" calcext:value-type="float">
            <text:p>1.66</text:p>
          </table:table-cell>
          <table:table-cell office:value-type="float" office:value="1.67" calcext:value-type="float">
            <text:p>1.67</text:p>
          </table:table-cell>
          <table:table-cell office:value-type="float" office:value="1.54" calcext:value-type="float">
            <text:p>1.54</text:p>
          </table:table-cell>
        </table:table-row>
        <table:table-row table:style-name="ro1">
          <table:table-cell office:value-type="string" calcext:value-type="string">
            <text:p>2020-11-09</text:p>
          </table:table-cell>
          <table:table-cell office:value-type="float" office:value="1.68" calcext:value-type="float">
            <text:p>1.68</text:p>
          </table:table-cell>
          <table:table-cell office:value-type="float" office:value="4068942" calcext:value-type="float">
            <text:p>4068942</text:p>
          </table:table-cell>
          <table:table-cell office:value-type="float" office:value="1.797" calcext:value-type="float">
            <text:p>1.797</text:p>
          </table:table-cell>
          <table:table-cell office:value-type="float" office:value="1.84" calcext:value-type="float">
            <text:p>1.84</text:p>
          </table:table-cell>
          <table:table-cell office:value-type="float" office:value="1.65" calcext:value-type="float">
            <text:p>1.65</text:p>
          </table:table-cell>
        </table:table-row>
        <table:table-row table:style-name="ro1">
          <table:table-cell office:value-type="string" calcext:value-type="string">
            <text:p>2020-11-06</text:p>
          </table:table-cell>
          <table:table-cell office:value-type="float" office:value="1.68" calcext:value-type="float">
            <text:p>1.68</text:p>
          </table:table-cell>
          <table:table-cell office:value-type="float" office:value="2586907" calcext:value-type="float">
            <text:p>2586907</text:p>
          </table:table-cell>
          <table:table-cell table:number-columns-repeated="2" office:value-type="float" office:value="1.78" calcext:value-type="float">
            <text:p>1.78</text:p>
          </table:table-cell>
          <table:table-cell office:value-type="float" office:value="1.67" calcext:value-type="float">
            <text:p>1.67</text:p>
          </table:table-cell>
        </table:table-row>
        <table:table-row table:style-name="ro1">
          <table:table-cell office:value-type="string" calcext:value-type="string">
            <text:p>2020-11-05</text:p>
          </table:table-cell>
          <table:table-cell office:value-type="float" office:value="1.74" calcext:value-type="float">
            <text:p>1.74</text:p>
          </table:table-cell>
          <table:table-cell office:value-type="float" office:value="4094226" calcext:value-type="float">
            <text:p>4094226</text:p>
          </table:table-cell>
          <table:table-cell office:value-type="float" office:value="1.72" calcext:value-type="float">
            <text:p>1.72</text:p>
          </table:table-cell>
          <table:table-cell office:value-type="float" office:value="1.83" calcext:value-type="float">
            <text:p>1.83</text:p>
          </table:table-cell>
          <table:table-cell office:value-type="float" office:value="1.71" calcext:value-type="float">
            <text:p>1.71</text:p>
          </table:table-cell>
        </table:table-row>
        <table:table-row table:style-name="ro1">
          <table:table-cell office:value-type="string" calcext:value-type="string">
            <text:p>2020-11-04</text:p>
          </table:table-cell>
          <table:table-cell office:value-type="float" office:value="1.68" calcext:value-type="float">
            <text:p>1.68</text:p>
          </table:table-cell>
          <table:table-cell office:value-type="float" office:value="1433235" calcext:value-type="float">
            <text:p>1433235</text:p>
          </table:table-cell>
          <table:table-cell office:value-type="float" office:value="1.7" calcext:value-type="float">
            <text:p>1.7</text:p>
          </table:table-cell>
          <table:table-cell office:value-type="float" office:value="1.71" calcext:value-type="float">
            <text:p>1.71</text:p>
          </table:table-cell>
          <table:table-cell office:value-type="float" office:value="1.65" calcext:value-type="float">
            <text:p>1.65</text:p>
          </table:table-cell>
        </table:table-row>
        <table:table-row table:style-name="ro1">
          <table:table-cell office:value-type="string" calcext:value-type="string">
            <text:p>2020-11-03</text:p>
          </table:table-cell>
          <table:table-cell office:value-type="float" office:value="1.72" calcext:value-type="float">
            <text:p>1.72</text:p>
          </table:table-cell>
          <table:table-cell office:value-type="float" office:value="2283954" calcext:value-type="float">
            <text:p>2283954</text:p>
          </table:table-cell>
          <table:table-cell office:value-type="float" office:value="1.75" calcext:value-type="float">
            <text:p>1.75</text:p>
          </table:table-cell>
          <table:table-cell office:value-type="float" office:value="1.79" calcext:value-type="float">
            <text:p>1.79</text:p>
          </table:table-cell>
          <table:table-cell office:value-type="float" office:value="1.68" calcext:value-type="float">
            <text:p>1.68</text:p>
          </table:table-cell>
        </table:table-row>
        <table:table-row table:style-name="ro1">
          <table:table-cell office:value-type="string" calcext:value-type="string">
            <text:p>2020-11-02</text:p>
          </table:table-cell>
          <table:table-cell office:value-type="float" office:value="1.73" calcext:value-type="float">
            <text:p>1.73</text:p>
          </table:table-cell>
          <table:table-cell office:value-type="float" office:value="2739568" calcext:value-type="float">
            <text:p>2739568</text:p>
          </table:table-cell>
          <table:table-cell office:value-type="float" office:value="1.71" calcext:value-type="float">
            <text:p>1.71</text:p>
          </table:table-cell>
          <table:table-cell office:value-type="float" office:value="1.84" calcext:value-type="float">
            <text:p>1.84</text:p>
          </table:table-cell>
          <table:table-cell office:value-type="float" office:value="1.6701" calcext:value-type="float">
            <text:p>1.6701</text:p>
          </table:table-cell>
        </table:table-row>
        <table:table-row table:style-name="ro1">
          <table:table-cell office:value-type="string" calcext:value-type="string">
            <text:p>2020-10-30</text:p>
          </table:table-cell>
          <table:table-cell office:value-type="float" office:value="1.69" calcext:value-type="float">
            <text:p>1.69</text:p>
          </table:table-cell>
          <table:table-cell office:value-type="float" office:value="2236601" calcext:value-type="float">
            <text:p>2236601</text:p>
          </table:table-cell>
          <table:table-cell office:value-type="float" office:value="1.73" calcext:value-type="float">
            <text:p>1.73</text:p>
          </table:table-cell>
          <table:table-cell office:value-type="float" office:value="1.7699" calcext:value-type="float">
            <text:p>1.7699</text:p>
          </table:table-cell>
          <table:table-cell office:value-type="float" office:value="1.62" calcext:value-type="float">
            <text:p>1.62</text:p>
          </table:table-cell>
        </table:table-row>
        <table:table-row table:style-name="ro1">
          <table:table-cell office:value-type="string" calcext:value-type="string">
            <text:p>2020-10-29</text:p>
          </table:table-cell>
          <table:table-cell office:value-type="float" office:value="1.82" calcext:value-type="float">
            <text:p>1.82</text:p>
          </table:table-cell>
          <table:table-cell office:value-type="float" office:value="3871802" calcext:value-type="float">
            <text:p>3871802</text:p>
          </table:table-cell>
          <table:table-cell office:value-type="float" office:value="1.71" calcext:value-type="float">
            <text:p>1.71</text:p>
          </table:table-cell>
          <table:table-cell office:value-type="float" office:value="1.93" calcext:value-type="float">
            <text:p>1.93</text:p>
          </table:table-cell>
          <table:table-cell office:value-type="float" office:value="1.66" calcext:value-type="float">
            <text:p>1.66</text:p>
          </table:table-cell>
        </table:table-row>
        <table:table-row table:style-name="ro1">
          <table:table-cell office:value-type="string" calcext:value-type="string">
            <text:p>2020-10-28</text:p>
          </table:table-cell>
          <table:table-cell office:value-type="float" office:value="1.82" calcext:value-type="float">
            <text:p>1.82</text:p>
          </table:table-cell>
          <table:table-cell office:value-type="float" office:value="2873303" calcext:value-type="float">
            <text:p>2873303</text:p>
          </table:table-cell>
          <table:table-cell office:value-type="float" office:value="1.75" calcext:value-type="float">
            <text:p>1.75</text:p>
          </table:table-cell>
          <table:table-cell office:value-type="float" office:value="1.87" calcext:value-type="float">
            <text:p>1.87</text:p>
          </table:table-cell>
          <table:table-cell office:value-type="float" office:value="1.71" calcext:value-type="float">
            <text:p>1.71</text:p>
          </table:table-cell>
        </table:table-row>
        <table:table-row table:style-name="ro1">
          <table:table-cell office:value-type="string" calcext:value-type="string">
            <text:p>2020-10-27</text:p>
          </table:table-cell>
          <table:table-cell office:value-type="float" office:value="1.89" calcext:value-type="float">
            <text:p>1.89</text:p>
          </table:table-cell>
          <table:table-cell office:value-type="float" office:value="17087420" calcext:value-type="float">
            <text:p>17087420</text:p>
          </table:table-cell>
          <table:table-cell office:value-type="float" office:value="2.22" calcext:value-type="float">
            <text:p>2.22</text:p>
          </table:table-cell>
          <table:table-cell office:value-type="float" office:value="2.2267" calcext:value-type="float">
            <text:p>2.2267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table-cell office:value-type="string" calcext:value-type="string">
            <text:p>2020-10-26</text:p>
          </table:table-cell>
          <table:table-cell office:value-type="float" office:value="2" calcext:value-type="float">
            <text:p>2</text:p>
          </table:table-cell>
          <table:table-cell office:value-type="float" office:value="2936718" calcext:value-type="float">
            <text:p>2936718</text:p>
          </table:table-cell>
          <table:table-cell office:value-type="float" office:value="2.11" calcext:value-type="float">
            <text:p>2.11</text:p>
          </table:table-cell>
          <table:table-cell office:value-type="float" office:value="2.1199" calcext:value-type="float">
            <text:p>2.1199</text:p>
          </table:table-cell>
          <table:table-cell office:value-type="float" office:value="1.96" calcext:value-type="float">
            <text:p>1.96</text:p>
          </table:table-cell>
        </table:table-row>
        <table:table-row table:style-name="ro1">
          <table:table-cell office:value-type="string" calcext:value-type="string">
            <text:p>2020-10-23</text:p>
          </table:table-cell>
          <table:table-cell office:value-type="float" office:value="2.155" calcext:value-type="float">
            <text:p>2.155</text:p>
          </table:table-cell>
          <table:table-cell office:value-type="float" office:value="2262550" calcext:value-type="float">
            <text:p>2262550</text:p>
          </table:table-cell>
          <table:table-cell office:value-type="float" office:value="2.22" calcext:value-type="float">
            <text:p>2.22</text:p>
          </table:table-cell>
          <table:table-cell office:value-type="float" office:value="2.28" calcext:value-type="float">
            <text:p>2.28</text:p>
          </table:table-cell>
          <table:table-cell office:value-type="float" office:value="2.11" calcext:value-type="float">
            <text:p>2.11</text:p>
          </table:table-cell>
        </table:table-row>
        <table:table-row table:style-name="ro1">
          <table:table-cell office:value-type="string" calcext:value-type="string">
            <text:p>2020-10-22</text:p>
          </table:table-cell>
          <table:table-cell office:value-type="float" office:value="2.16" calcext:value-type="float">
            <text:p>2.16</text:p>
          </table:table-cell>
          <table:table-cell office:value-type="float" office:value="6079064" calcext:value-type="float">
            <text:p>6079064</text:p>
          </table:table-cell>
          <table:table-cell office:value-type="float" office:value="2.067" calcext:value-type="float">
            <text:p>2.067</text:p>
          </table:table-cell>
          <table:table-cell office:value-type="float" office:value="2.31" calcext:value-type="float">
            <text:p>2.31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 office:value-type="string" calcext:value-type="string">
            <text:p>2020-10-21</text:p>
          </table:table-cell>
          <table:table-cell office:value-type="float" office:value="2.07" calcext:value-type="float">
            <text:p>2.07</text:p>
          </table:table-cell>
          <table:table-cell office:value-type="float" office:value="3036858" calcext:value-type="float">
            <text:p>3036858</text:p>
          </table:table-cell>
          <table:table-cell office:value-type="float" office:value="2.217" calcext:value-type="float">
            <text:p>2.217</text:p>
          </table:table-cell>
          <table:table-cell office:value-type="float" office:value="2.24" calcext:value-type="float">
            <text:p>2.24</text:p>
          </table:table-cell>
          <table:table-cell office:value-type="float" office:value="2.04" calcext:value-type="float">
            <text:p>2.04</text:p>
          </table:table-cell>
        </table:table-row>
        <table:table-row table:style-name="ro1">
          <table:table-cell office:value-type="string" calcext:value-type="string">
            <text:p>2020-10-20</text:p>
          </table:table-cell>
          <table:table-cell office:value-type="float" office:value="2.19" calcext:value-type="float">
            <text:p>2.19</text:p>
          </table:table-cell>
          <table:table-cell office:value-type="float" office:value="3859808" calcext:value-type="float">
            <text:p>3859808</text:p>
          </table:table-cell>
          <table:table-cell office:value-type="float" office:value="2.25" calcext:value-type="float">
            <text:p>2.25</text:p>
          </table:table-cell>
          <table:table-cell office:value-type="float" office:value="2.29" calcext:value-type="float">
            <text:p>2.29</text:p>
          </table:table-cell>
          <table:table-cell office:value-type="float" office:value="2.11" calcext:value-type="float">
            <text:p>2.11</text:p>
          </table:table-cell>
        </table:table-row>
        <table:table-row table:style-name="ro1">
          <table:table-cell office:value-type="string" calcext:value-type="string">
            <text:p>2020-10-19</text:p>
          </table:table-cell>
          <table:table-cell office:value-type="float" office:value="2.25" calcext:value-type="float">
            <text:p>2.25</text:p>
          </table:table-cell>
          <table:table-cell office:value-type="float" office:value="5537263" calcext:value-type="float">
            <text:p>5537263</text:p>
          </table:table-cell>
          <table:table-cell office:value-type="float" office:value="2.42" calcext:value-type="float">
            <text:p>2.42</text:p>
          </table:table-cell>
          <table:table-cell office:value-type="float" office:value="2.48" calcext:value-type="float">
            <text:p>2.48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2020-10-16</text:p>
          </table:table-cell>
          <table:table-cell office:value-type="float" office:value="2.3" calcext:value-type="float">
            <text:p>2.3</text:p>
          </table:table-cell>
          <table:table-cell office:value-type="float" office:value="14787750" calcext:value-type="float">
            <text:p>14787750</text:p>
          </table:table-cell>
          <table:table-cell office:value-type="float" office:value="2.309" calcext:value-type="float">
            <text:p>2.309</text:p>
          </table:table-cell>
          <table:table-cell office:value-type="float" office:value="2.74" calcext:value-type="float">
            <text:p>2.74</text:p>
          </table:table-cell>
          <table:table-cell office:value-type="float" office:value="2.27" calcext:value-type="float">
            <text:p>2.27</text:p>
          </table:table-cell>
        </table:table-row>
        <table:table-row table:style-name="ro1">
          <table:table-cell office:value-type="string" calcext:value-type="string">
            <text:p>2020-10-15</text:p>
          </table:table-cell>
          <table:table-cell office:value-type="float" office:value="2.47" calcext:value-type="float">
            <text:p>2.47</text:p>
          </table:table-cell>
          <table:table-cell office:value-type="float" office:value="17544970" calcext:value-type="float">
            <text:p>17544970</text:p>
          </table:table-cell>
          <table:table-cell office:value-type="float" office:value="2.05" calcext:value-type="float">
            <text:p>2.05</text:p>
          </table:table-cell>
          <table:table-cell office:value-type="float" office:value="2.58" calcext:value-type="float">
            <text:p>2.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10-14</text:p>
          </table:table-cell>
          <table:table-cell office:value-type="float" office:value="2.15" calcext:value-type="float">
            <text:p>2.15</text:p>
          </table:table-cell>
          <table:table-cell office:value-type="float" office:value="5118852" calcext:value-type="float">
            <text:p>5118852</text:p>
          </table:table-cell>
          <table:table-cell office:value-type="float" office:value="2.32" calcext:value-type="float">
            <text:p>2.32</text:p>
          </table:table-cell>
          <table:table-cell office:value-type="float" office:value="2.34" calcext:value-type="float">
            <text:p>2.34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2020-10-13</text:p>
          </table:table-cell>
          <table:table-cell office:value-type="float" office:value="2.3" calcext:value-type="float">
            <text:p>2.3</text:p>
          </table:table-cell>
          <table:table-cell office:value-type="float" office:value="13148790" calcext:value-type="float">
            <text:p>13148790</text:p>
          </table:table-cell>
          <table:table-cell office:value-type="float" office:value="2.117" calcext:value-type="float">
            <text:p>2.117</text:p>
          </table:table-cell>
          <table:table-cell office:value-type="float" office:value="2.52" calcext:value-type="float">
            <text:p>2.52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 office:value-type="string" calcext:value-type="string">
            <text:p>2020-10-12</text:p>
          </table:table-cell>
          <table:table-cell office:value-type="float" office:value="2.19" calcext:value-type="float">
            <text:p>2.19</text:p>
          </table:table-cell>
          <table:table-cell office:value-type="float" office:value="11276760" calcext:value-type="float">
            <text:p>11276760</text:p>
          </table:table-cell>
          <table:table-cell office:value-type="float" office:value="2.36" calcext:value-type="float">
            <text:p>2.36</text:p>
          </table:table-cell>
          <table:table-cell office:value-type="float" office:value="2.54" calcext:value-type="float">
            <text:p>2.54</text:p>
          </table:table-cell>
          <table:table-cell office:value-type="float" office:value="2.13" calcext:value-type="float">
            <text:p>2.13</text:p>
          </table:table-cell>
        </table:table-row>
        <table:table-row table:style-name="ro1">
          <table:table-cell office:value-type="string" calcext:value-type="string">
            <text:p>2020-10-09</text:p>
          </table:table-cell>
          <table:table-cell office:value-type="float" office:value="2.55" calcext:value-type="float">
            <text:p>2.55</text:p>
          </table:table-cell>
          <table:table-cell office:value-type="float" office:value="46181470" calcext:value-type="float">
            <text:p>46181470</text:p>
          </table:table-cell>
          <table:table-cell office:value-type="float" office:value="2.11" calcext:value-type="float">
            <text:p>2.11</text:p>
          </table:table-cell>
          <table:table-cell office:value-type="float" office:value="2.88" calcext:value-type="float">
            <text:p>2.88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string" calcext:value-type="string">
            <text:p>2020-10-08</text:p>
          </table:table-cell>
          <table:table-cell office:value-type="float" office:value="1.95" calcext:value-type="float">
            <text:p>1.95</text:p>
          </table:table-cell>
          <table:table-cell office:value-type="float" office:value="25671160" calcext:value-type="float">
            <text:p>25671160</text:p>
          </table:table-cell>
          <table:table-cell office:value-type="float" office:value="2.56" calcext:value-type="float">
            <text:p>2.56</text:p>
          </table:table-cell>
          <table:table-cell office:value-type="float" office:value="2.73" calcext:value-type="float">
            <text:p>2.73</text:p>
          </table:table-cell>
          <table:table-cell office:value-type="float" office:value="1.87" calcext:value-type="float">
            <text:p>1.87</text:p>
          </table:table-cell>
        </table:table-row>
        <table:table-row table:style-name="ro1">
          <table:table-cell office:value-type="string" calcext:value-type="string">
            <text:p>2020-10-07</text:p>
          </table:table-cell>
          <table:table-cell office:value-type="float" office:value="2.98" calcext:value-type="float">
            <text:p>2.98</text:p>
          </table:table-cell>
          <table:table-cell office:value-type="float" office:value="165484500" calcext:value-type="float">
            <text:p>165484500</text:p>
          </table:table-cell>
          <table:table-cell office:value-type="float" office:value="3.18" calcext:value-type="float">
            <text:p>3.18</text:p>
          </table:table-cell>
          <table:table-cell office:value-type="float" office:value="3.72" calcext:value-type="float">
            <text:p>3.72</text:p>
          </table:table-cell>
          <table:table-cell office:value-type="float" office:value="2.68" calcext:value-type="float">
            <text:p>2.68</text:p>
          </table:table-cell>
        </table:table-row>
        <table:table-row table:style-name="ro1">
          <table:table-cell office:value-type="string" calcext:value-type="string">
            <text:p>2020-10-06</text:p>
          </table:table-cell>
          <table:table-cell office:value-type="float" office:value="2.18" calcext:value-type="float">
            <text:p>2.18</text:p>
          </table:table-cell>
          <table:table-cell office:value-type="float" office:value="155763400" calcext:value-type="float">
            <text:p>155763400</text:p>
          </table:table-cell>
          <table:table-cell office:value-type="float" office:value="1.49" calcext:value-type="float">
            <text:p>1.49</text:p>
          </table:table-cell>
          <table:table-cell office:value-type="float" office:value="2.62" calcext:value-type="float">
            <text:p>2.62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string" calcext:value-type="string">
            <text:p>2020-10-05</text:p>
          </table:table-cell>
          <table:table-cell office:value-type="float" office:value="1.31" calcext:value-type="float">
            <text:p>1.31</text:p>
          </table:table-cell>
          <table:table-cell office:value-type="float" office:value="27502350" calcext:value-type="float">
            <text:p>27502350</text:p>
          </table:table-cell>
          <table:table-cell office:value-type="float" office:value="1.05" calcext:value-type="float">
            <text:p>1.05</text:p>
          </table:table-cell>
          <table:table-cell office:value-type="float" office:value="1.35" calcext:value-type="float">
            <text:p>1.35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2020-10-02</text:p>
          </table:table-cell>
          <table:table-cell office:value-type="float" office:value="1.05" calcext:value-type="float">
            <text:p>1.05</text:p>
          </table:table-cell>
          <table:table-cell office:value-type="float" office:value="1972097" calcext:value-type="float">
            <text:p>1972097</text:p>
          </table:table-cell>
          <table:table-cell office:value-type="float" office:value="0.98" calcext:value-type="float">
            <text:p>0.98</text:p>
          </table:table-cell>
          <table:table-cell office:value-type="float" office:value="1.1" calcext:value-type="float">
            <text:p>1.1</text:p>
          </table:table-cell>
          <table:table-cell office:value-type="float" office:value="0.972" calcext:value-type="float">
            <text:p>0.972</text:p>
          </table:table-cell>
        </table:table-row>
        <table:table-row table:style-name="ro1">
          <table:table-cell office:value-type="string" calcext:value-type="string">
            <text:p>2020-10-01</text:p>
          </table:table-cell>
          <table:table-cell office:value-type="float" office:value="1.04" calcext:value-type="float">
            <text:p>1.04</text:p>
          </table:table-cell>
          <table:table-cell office:value-type="float" office:value="3220608" calcext:value-type="float">
            <text:p>3220608</text:p>
          </table:table-cell>
          <table:table-cell office:value-type="float" office:value="1.02" calcext:value-type="float">
            <text:p>1.02</text:p>
          </table:table-cell>
          <table:table-cell office:value-type="float" office:value="1.13" calcext:value-type="float">
            <text:p>1.13</text:p>
          </table:table-cell>
          <table:table-cell office:value-type="float" office:value="0.9935" calcext:value-type="float">
            <text:p>0.9935</text:p>
          </table:table-cell>
        </table:table-row>
        <table:table-row table:style-name="ro1">
          <table:table-cell office:value-type="string" calcext:value-type="string">
            <text:p>2020-09-30</text:p>
          </table:table-cell>
          <table:table-cell office:value-type="float" office:value="1.01" calcext:value-type="float">
            <text:p>1.01</text:p>
          </table:table-cell>
          <table:table-cell office:value-type="float" office:value="1122794" calcext:value-type="float">
            <text:p>1122794</text:p>
          </table:table-cell>
          <table:table-cell office:value-type="float" office:value="0.99" calcext:value-type="float">
            <text:p>0.99</text:p>
          </table:table-cell>
          <table:table-cell office:value-type="float" office:value="1.05" calcext:value-type="float">
            <text:p>1.05</text:p>
          </table:table-cell>
          <table:table-cell office:value-type="float" office:value="0.964" calcext:value-type="float">
            <text:p>0.964</text:p>
          </table:table-cell>
        </table:table-row>
        <table:table-row table:style-name="ro1">
          <table:table-cell office:value-type="string" calcext:value-type="string">
            <text:p>2020-09-29</text:p>
          </table:table-cell>
          <table:table-cell office:value-type="float" office:value="1.01" calcext:value-type="float">
            <text:p>1.01</text:p>
          </table:table-cell>
          <table:table-cell office:value-type="float" office:value="1051298" calcext:value-type="float">
            <text:p>1051298</text:p>
          </table:table-cell>
          <table:table-cell office:value-type="float" office:value="0.982" calcext:value-type="float">
            <text:p>0.982</text:p>
          </table:table-cell>
          <table:table-cell office:value-type="float" office:value="1.03" calcext:value-type="float">
            <text:p>1.03</text:p>
          </table:table-cell>
          <table:table-cell office:value-type="float" office:value="0.9501" calcext:value-type="float">
            <text:p>0.9501</text:p>
          </table:table-cell>
        </table:table-row>
        <table:table-row table:style-name="ro1">
          <table:table-cell office:value-type="string" calcext:value-type="string">
            <text:p>2020-09-28</text:p>
          </table:table-cell>
          <table:table-cell office:value-type="float" office:value="0.9975" calcext:value-type="float">
            <text:p>0.9975</text:p>
          </table:table-cell>
          <table:table-cell office:value-type="float" office:value="2343622" calcext:value-type="float">
            <text:p>2343622</text:p>
          </table:table-cell>
          <table:table-cell office:value-type="float" office:value="1" calcext:value-type="float">
            <text:p>1</text:p>
          </table:table-cell>
          <table:table-cell office:value-type="float" office:value="1.07" calcext:value-type="float">
            <text:p>1.07</text:p>
          </table:table-cell>
          <table:table-cell office:value-type="float" office:value="0.9606" calcext:value-type="float">
            <text:p>0.9606</text:p>
          </table:table-cell>
        </table:table-row>
        <table:table-row table:style-name="ro1">
          <table:table-cell office:value-type="string" calcext:value-type="string">
            <text:p>2020-09-25</text:p>
          </table:table-cell>
          <table:table-cell office:value-type="float" office:value="1.05" calcext:value-type="float">
            <text:p>1.05</text:p>
          </table:table-cell>
          <table:table-cell office:value-type="float" office:value="8712685" calcext:value-type="float">
            <text:p>8712685</text:p>
          </table:table-cell>
          <table:table-cell office:value-type="float" office:value="1.24" calcext:value-type="float">
            <text:p>1.24</text:p>
          </table:table-cell>
          <table:table-cell office:value-type="float" office:value="1.25" calcext:value-type="float">
            <text:p>1.25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2020-09-24</text:p>
          </table:table-cell>
          <table:table-cell office:value-type="float" office:value="0.987" calcext:value-type="float">
            <text:p>0.987</text:p>
          </table:table-cell>
          <table:table-cell office:value-type="float" office:value="8889428" calcext:value-type="float">
            <text:p>8889428</text:p>
          </table:table-cell>
          <table:table-cell office:value-type="float" office:value="1.1" calcext:value-type="float">
            <text:p>1.1</text:p>
          </table:table-cell>
          <table:table-cell office:value-type="float" office:value="1.18" calcext:value-type="float">
            <text:p>1.18</text:p>
          </table:table-cell>
          <table:table-cell office:value-type="float" office:value="0.9119" calcext:value-type="float">
            <text:p>0.9119</text:p>
          </table:table-cell>
        </table:table-row>
        <table:table-row table:style-name="ro1">
          <table:table-cell office:value-type="string" calcext:value-type="string">
            <text:p>2020-09-23</text:p>
          </table:table-cell>
          <table:table-cell office:value-type="float" office:value="0.91" calcext:value-type="float">
            <text:p>0.91</text:p>
          </table:table-cell>
          <table:table-cell office:value-type="float" office:value="4800487" calcext:value-type="float">
            <text:p>4800487</text:p>
          </table:table-cell>
          <table:table-cell office:value-type="float" office:value="0.85" calcext:value-type="float">
            <text:p>0.85</text:p>
          </table:table-cell>
          <table:table-cell office:value-type="float" office:value="1.27" calcext:value-type="float">
            <text:p>1.27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2020-09-22</text:p>
          </table:table-cell>
          <table:table-cell office:value-type="float" office:value="0.8741" calcext:value-type="float">
            <text:p>0.8741</text:p>
          </table:table-cell>
          <table:table-cell office:value-type="float" office:value="408594" calcext:value-type="float">
            <text:p>408594</text:p>
          </table:table-cell>
          <table:table-cell office:value-type="float" office:value="0.873" calcext:value-type="float">
            <text:p>0.873</text:p>
          </table:table-cell>
          <table:table-cell office:value-type="float" office:value="0.903" calcext:value-type="float">
            <text:p>0.903</text:p>
          </table:table-cell>
          <table:table-cell office:value-type="float" office:value="0.8465" calcext:value-type="float">
            <text:p>0.8465</text:p>
          </table:table-cell>
        </table:table-row>
        <table:table-row table:style-name="ro1">
          <table:table-cell office:value-type="string" calcext:value-type="string">
            <text:p>2020-09-21</text:p>
          </table:table-cell>
          <table:table-cell office:value-type="float" office:value="0.9095" calcext:value-type="float">
            <text:p>0.9095</text:p>
          </table:table-cell>
          <table:table-cell office:value-type="float" office:value="908788" calcext:value-type="float">
            <text:p>908788</text:p>
          </table:table-cell>
          <table:table-cell office:value-type="float" office:value="0.93" calcext:value-type="float">
            <text:p>0.93</text:p>
          </table:table-cell>
          <table:table-cell office:value-type="float" office:value="0.9482" calcext:value-type="float">
            <text:p>0.9482</text:p>
          </table:table-cell>
          <table:table-cell office:value-type="float" office:value="0.8662" calcext:value-type="float">
            <text:p>0.8662</text:p>
          </table:table-cell>
        </table:table-row>
        <table:table-row table:style-name="ro1">
          <table:table-cell office:value-type="string" calcext:value-type="string">
            <text:p>2020-09-18</text:p>
          </table:table-cell>
          <table:table-cell office:value-type="float" office:value="0.9191" calcext:value-type="float">
            <text:p>0.9191</text:p>
          </table:table-cell>
          <table:table-cell office:value-type="float" office:value="1992334" calcext:value-type="float">
            <text:p>1992334</text:p>
          </table:table-cell>
          <table:table-cell office:value-type="float" office:value="0.89" calcext:value-type="float">
            <text:p>0.89</text:p>
          </table:table-cell>
          <table:table-cell office:value-type="float" office:value="0.97" calcext:value-type="float">
            <text:p>0.97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2020-09-17</text:p>
          </table:table-cell>
          <table:table-cell office:value-type="float" office:value="0.876" calcext:value-type="float">
            <text:p>0.876</text:p>
          </table:table-cell>
          <table:table-cell office:value-type="float" office:value="1302892" calcext:value-type="float">
            <text:p>1302892</text:p>
          </table:table-cell>
          <table:table-cell office:value-type="float" office:value="0.8295" calcext:value-type="float">
            <text:p>0.8295</text:p>
          </table:table-cell>
          <table:table-cell office:value-type="float" office:value="0.876" calcext:value-type="float">
            <text:p>0.876</text:p>
          </table:table-cell>
          <table:table-cell office:value-type="float" office:value="0.792" calcext:value-type="float">
            <text:p>0.792</text:p>
          </table:table-cell>
        </table:table-row>
        <table:table-row table:style-name="ro1">
          <table:table-cell office:value-type="string" calcext:value-type="string">
            <text:p>2020-09-16</text:p>
          </table:table-cell>
          <table:table-cell office:value-type="float" office:value="0.8794" calcext:value-type="float">
            <text:p>0.8794</text:p>
          </table:table-cell>
          <table:table-cell office:value-type="float" office:value="1057269" calcext:value-type="float">
            <text:p>1057269</text:p>
          </table:table-cell>
          <table:table-cell office:value-type="float" office:value="0.86" calcext:value-type="float">
            <text:p>0.86</text:p>
          </table:table-cell>
          <table:table-cell office:value-type="float" office:value="0.89" calcext:value-type="float">
            <text:p>0.89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string" calcext:value-type="string">
            <text:p>2020-09-15</text:p>
          </table:table-cell>
          <table:table-cell office:value-type="float" office:value="0.84" calcext:value-type="float">
            <text:p>0.84</text:p>
          </table:table-cell>
          <table:table-cell office:value-type="float" office:value="627069" calcext:value-type="float">
            <text:p>627069</text:p>
          </table:table-cell>
          <table:table-cell office:value-type="float" office:value="0.89" calcext:value-type="float">
            <text:p>0.89</text:p>
          </table:table-cell>
          <table:table-cell office:value-type="float" office:value="0.93" calcext:value-type="float">
            <text:p>0.93</text:p>
          </table:table-cell>
          <table:table-cell office:value-type="float" office:value="0.831" calcext:value-type="float">
            <text:p>0.831</text:p>
          </table:table-cell>
        </table:table-row>
        <table:table-row table:style-name="ro1">
          <table:table-cell office:value-type="string" calcext:value-type="string">
            <text:p>2020-09-14</text:p>
          </table:table-cell>
          <table:table-cell office:value-type="float" office:value="0.9099" calcext:value-type="float">
            <text:p>0.9099</text:p>
          </table:table-cell>
          <table:table-cell office:value-type="float" office:value="1146837" calcext:value-type="float">
            <text:p>1146837</text:p>
          </table:table-cell>
          <table:table-cell office:value-type="float" office:value="0.8247" calcext:value-type="float">
            <text:p>0.8247</text:p>
          </table:table-cell>
          <table:table-cell office:value-type="float" office:value="0.95" calcext:value-type="float">
            <text:p>0.95</text:p>
          </table:table-cell>
          <table:table-cell office:value-type="float" office:value="0.8147" calcext:value-type="float">
            <text:p>0.8147</text:p>
          </table:table-cell>
        </table:table-row>
        <table:table-row table:style-name="ro1">
          <table:table-cell office:value-type="string" calcext:value-type="string">
            <text:p>2020-09-11</text:p>
          </table:table-cell>
          <table:table-cell office:value-type="float" office:value="0.9351" calcext:value-type="float">
            <text:p>0.9351</text:p>
          </table:table-cell>
          <table:table-cell office:value-type="float" office:value="583866" calcext:value-type="float">
            <text:p>583866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.01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2020-09-10</text:p>
          </table:table-cell>
          <table:table-cell office:value-type="float" office:value="0.97" calcext:value-type="float">
            <text:p>0.97</text:p>
          </table:table-cell>
          <table:table-cell office:value-type="float" office:value="387135" calcext:value-type="float">
            <text:p>387135</text:p>
          </table:table-cell>
          <table:table-cell office:value-type="float" office:value="1.02" calcext:value-type="float">
            <text:p>1.02</text:p>
          </table:table-cell>
          <table:table-cell office:value-type="float" office:value="1.0382" calcext:value-type="float">
            <text:p>1.0382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2020-09-09</text:p>
          </table:table-cell>
          <table:table-cell office:value-type="float" office:value="1.03" calcext:value-type="float">
            <text:p>1.03</text:p>
          </table:table-cell>
          <table:table-cell office:value-type="float" office:value="370206" calcext:value-type="float">
            <text:p>370206</text:p>
          </table:table-cell>
          <table:table-cell office:value-type="float" office:value="1.07" calcext:value-type="float">
            <text:p>1.07</text:p>
          </table:table-cell>
          <table:table-cell office:value-type="float" office:value="1.0899" calcext:value-type="float">
            <text:p>1.0899</text:p>
          </table:table-cell>
          <table:table-cell office:value-type="float" office:value="0.9921" calcext:value-type="float">
            <text:p>0.9921</text:p>
          </table:table-cell>
        </table:table-row>
        <table:table-row table:style-name="ro1">
          <table:table-cell office:value-type="string" calcext:value-type="string">
            <text:p>2020-09-08</text:p>
          </table:table-cell>
          <table:table-cell office:value-type="float" office:value="1.06" calcext:value-type="float">
            <text:p>1.06</text:p>
          </table:table-cell>
          <table:table-cell office:value-type="float" office:value="487931" calcext:value-type="float">
            <text:p>487931</text:p>
          </table:table-cell>
          <table:table-cell office:value-type="float" office:value="1" calcext:value-type="float">
            <text:p>1</text:p>
          </table:table-cell>
          <table:table-cell office:value-type="float" office:value="1.0993" calcext:value-type="float">
            <text:p>1.0993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2020-09-04</text:p>
          </table:table-cell>
          <table:table-cell office:value-type="float" office:value="1.02" calcext:value-type="float">
            <text:p>1.02</text:p>
          </table:table-cell>
          <table:table-cell office:value-type="float" office:value="1014421" calcext:value-type="float">
            <text:p>1014421</text:p>
          </table:table-cell>
          <table:table-cell office:value-type="float" office:value="1.05" calcext:value-type="float">
            <text:p>1.05</text:p>
          </table:table-cell>
          <table:table-cell office:value-type="float" office:value="1.08" calcext:value-type="float">
            <text:p>1.08</text:p>
          </table:table-cell>
          <table:table-cell office:value-type="float" office:value="0.915" calcext:value-type="float">
            <text:p>0.915</text:p>
          </table:table-cell>
        </table:table-row>
        <table:table-row table:style-name="ro1">
          <table:table-cell office:value-type="string" calcext:value-type="string">
            <text:p>2020-09-03</text:p>
          </table:table-cell>
          <table:table-cell office:value-type="float" office:value="1.08" calcext:value-type="float">
            <text:p>1.08</text:p>
          </table:table-cell>
          <table:table-cell office:value-type="float" office:value="693975" calcext:value-type="float">
            <text:p>693975</text:p>
          </table:table-cell>
          <table:table-cell office:value-type="float" office:value="1.05" calcext:value-type="float">
            <text:p>1.05</text:p>
          </table:table-cell>
          <table:table-cell office:value-type="float" office:value="1.13" calcext:value-type="float">
            <text:p>1.13</text:p>
          </table:table-cell>
          <table:table-cell office:value-type="float" office:value="1.0301" calcext:value-type="float">
            <text:p>1.0301</text:p>
          </table:table-cell>
        </table:table-row>
        <table:table-row table:style-name="ro1">
          <table:table-cell office:value-type="string" calcext:value-type="string">
            <text:p>2020-09-02</text:p>
          </table:table-cell>
          <table:table-cell office:value-type="float" office:value="1.07" calcext:value-type="float">
            <text:p>1.07</text:p>
          </table:table-cell>
          <table:table-cell office:value-type="float" office:value="1120054" calcext:value-type="float">
            <text:p>1120054</text:p>
          </table:table-cell>
          <table:table-cell table:number-columns-repeated="2" office:value-type="float" office:value="1.14" calcext:value-type="float">
            <text:p>1.14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string" calcext:value-type="string">
            <text:p>2020-09-01</text:p>
          </table:table-cell>
          <table:table-cell office:value-type="float" office:value="1.14" calcext:value-type="float">
            <text:p>1.14</text:p>
          </table:table-cell>
          <table:table-cell office:value-type="float" office:value="567886" calcext:value-type="float">
            <text:p>567886</text:p>
          </table:table-cell>
          <table:table-cell table:number-columns-repeated="2" office:value-type="float" office:value="1.19" calcext:value-type="float">
            <text:p>1.19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string" calcext:value-type="string">
            <text:p>2020-08-31</text:p>
          </table:table-cell>
          <table:table-cell office:value-type="float" office:value="1.2" calcext:value-type="float">
            <text:p>1.2</text:p>
          </table:table-cell>
          <table:table-cell office:value-type="float" office:value="807883" calcext:value-type="float">
            <text:p>807883</text:p>
          </table:table-cell>
          <table:table-cell office:value-type="float" office:value="1.27" calcext:value-type="float">
            <text:p>1.27</text:p>
          </table:table-cell>
          <table:table-cell office:value-type="float" office:value="1.28" calcext:value-type="float">
            <text:p>1.28</text:p>
          </table:table-cell>
          <table:table-cell office:value-type="float" office:value="1.16" calcext:value-type="float">
            <text:p>1.16</text:p>
          </table:table-cell>
        </table:table-row>
        <table:table-row table:style-name="ro1">
          <table:table-cell office:value-type="string" calcext:value-type="string">
            <text:p>2020-08-28</text:p>
          </table:table-cell>
          <table:table-cell office:value-type="float" office:value="1.24" calcext:value-type="float">
            <text:p>1.24</text:p>
          </table:table-cell>
          <table:table-cell office:value-type="float" office:value="601561" calcext:value-type="float">
            <text:p>601561</text:p>
          </table:table-cell>
          <table:table-cell office:value-type="float" office:value="1.17" calcext:value-type="float">
            <text:p>1.17</text:p>
          </table:table-cell>
          <table:table-cell office:value-type="float" office:value="1.24" calcext:value-type="float">
            <text:p>1.24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string" calcext:value-type="string">
            <text:p>2020-08-27</text:p>
          </table:table-cell>
          <table:table-cell office:value-type="float" office:value="1.18" calcext:value-type="float">
            <text:p>1.18</text:p>
          </table:table-cell>
          <table:table-cell office:value-type="float" office:value="703129" calcext:value-type="float">
            <text:p>703129</text:p>
          </table:table-cell>
          <table:table-cell office:value-type="float" office:value="1.187" calcext:value-type="float">
            <text:p>1.187</text:p>
          </table:table-cell>
          <table:table-cell office:value-type="float" office:value="1.21" calcext:value-type="float">
            <text:p>1.21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string" calcext:value-type="string">
            <text:p>2020-08-26</text:p>
          </table:table-cell>
          <table:table-cell office:value-type="float" office:value="1.2" calcext:value-type="float">
            <text:p>1.2</text:p>
          </table:table-cell>
          <table:table-cell office:value-type="float" office:value="2155900" calcext:value-type="float">
            <text:p>2155900</text:p>
          </table:table-cell>
          <table:table-cell office:value-type="float" office:value="1.2" calcext:value-type="float">
            <text:p>1.2</text:p>
          </table:table-cell>
          <table:table-cell office:value-type="float" office:value="1.34" calcext:value-type="float">
            <text:p>1.34</text:p>
          </table:table-cell>
          <table:table-cell office:value-type="float" office:value="1.17" calcext:value-type="float">
            <text:p>1.17</text:p>
          </table:table-cell>
        </table:table-row>
        <table:table-row table:style-name="ro1">
          <table:table-cell office:value-type="string" calcext:value-type="string">
            <text:p>2020-08-25</text:p>
          </table:table-cell>
          <table:table-cell office:value-type="float" office:value="1.17" calcext:value-type="float">
            <text:p>1.17</text:p>
          </table:table-cell>
          <table:table-cell office:value-type="float" office:value="857605" calcext:value-type="float">
            <text:p>857605</text:p>
          </table:table-cell>
          <table:table-cell office:value-type="float" office:value="1.13" calcext:value-type="float">
            <text:p>1.13</text:p>
          </table:table-cell>
          <table:table-cell office:value-type="float" office:value="1.2" calcext:value-type="float">
            <text:p>1.2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string" calcext:value-type="string">
            <text:p>2020-08-24</text:p>
          </table:table-cell>
          <table:table-cell office:value-type="float" office:value="1.14" calcext:value-type="float">
            <text:p>1.14</text:p>
          </table:table-cell>
          <table:table-cell office:value-type="float" office:value="1197019" calcext:value-type="float">
            <text:p>1197019</text:p>
          </table:table-cell>
          <table:table-cell office:value-type="float" office:value="1.151" calcext:value-type="float">
            <text:p>1.151</text:p>
          </table:table-cell>
          <table:table-cell office:value-type="float" office:value="1.22" calcext:value-type="float">
            <text:p>1.22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table-cell office:value-type="string" calcext:value-type="string">
            <text:p>2020-08-21</text:p>
          </table:table-cell>
          <table:table-cell office:value-type="float" office:value="1.13" calcext:value-type="float">
            <text:p>1.13</text:p>
          </table:table-cell>
          <table:table-cell office:value-type="float" office:value="1062182" calcext:value-type="float">
            <text:p>1062182</text:p>
          </table:table-cell>
          <table:table-cell office:value-type="float" office:value="1.21" calcext:value-type="float">
            <text:p>1.21</text:p>
          </table:table-cell>
          <table:table-cell office:value-type="float" office:value="1.24" calcext:value-type="float">
            <text:p>1.24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string" calcext:value-type="string">
            <text:p>2020-08-20</text:p>
          </table:table-cell>
          <table:table-cell office:value-type="float" office:value="1.21" calcext:value-type="float">
            <text:p>1.21</text:p>
          </table:table-cell>
          <table:table-cell office:value-type="float" office:value="1173686" calcext:value-type="float">
            <text:p>1173686</text:p>
          </table:table-cell>
          <table:table-cell office:value-type="float" office:value="1.25" calcext:value-type="float">
            <text:p>1.25</text:p>
          </table:table-cell>
          <table:table-cell office:value-type="float" office:value="1.31" calcext:value-type="float">
            <text:p>1.31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string" calcext:value-type="string">
            <text:p>2020-08-19</text:p>
          </table:table-cell>
          <table:table-cell office:value-type="float" office:value="1.29" calcext:value-type="float">
            <text:p>1.29</text:p>
          </table:table-cell>
          <table:table-cell office:value-type="float" office:value="1914864" calcext:value-type="float">
            <text:p>1914864</text:p>
          </table:table-cell>
          <table:table-cell office:value-type="float" office:value="1.24" calcext:value-type="float">
            <text:p>1.24</text:p>
          </table:table-cell>
          <table:table-cell office:value-type="float" office:value="1.3512" calcext:value-type="float">
            <text:p>1.3512</text:p>
          </table:table-cell>
          <table:table-cell office:value-type="float" office:value="1.23" calcext:value-type="float">
            <text:p>1.23</text:p>
          </table:table-cell>
        </table:table-row>
        <table:table-row table:style-name="ro1">
          <table:table-cell office:value-type="string" calcext:value-type="string">
            <text:p>2020-08-18</text:p>
          </table:table-cell>
          <table:table-cell office:value-type="float" office:value="1.28" calcext:value-type="float">
            <text:p>1.28</text:p>
          </table:table-cell>
          <table:table-cell office:value-type="float" office:value="2837335" calcext:value-type="float">
            <text:p>2837335</text:p>
          </table:table-cell>
          <table:table-cell office:value-type="float" office:value="1.22" calcext:value-type="float">
            <text:p>1.22</text:p>
          </table:table-cell>
          <table:table-cell office:value-type="float" office:value="1.3" calcext:value-type="float">
            <text:p>1.3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2020-08-17</text:p>
          </table:table-cell>
          <table:table-cell office:value-type="float" office:value="1.24" calcext:value-type="float">
            <text:p>1.24</text:p>
          </table:table-cell>
          <table:table-cell office:value-type="float" office:value="11552150" calcext:value-type="float">
            <text:p>11552150</text:p>
          </table:table-cell>
          <table:table-cell office:value-type="float" office:value="1.5" calcext:value-type="float">
            <text:p>1.5</text:p>
          </table:table-cell>
          <table:table-cell office:value-type="float" office:value="1.67" calcext:value-type="float">
            <text:p>1.67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string" calcext:value-type="string">
            <text:p>2020-08-14</text:p>
          </table:table-cell>
          <table:table-cell office:value-type="float" office:value="1.18" calcext:value-type="float">
            <text:p>1.18</text:p>
          </table:table-cell>
          <table:table-cell office:value-type="float" office:value="3061834" calcext:value-type="float">
            <text:p>3061834</text:p>
          </table:table-cell>
          <table:table-cell office:value-type="float" office:value="1.38" calcext:value-type="float">
            <text:p>1.38</text:p>
          </table:table-cell>
          <table:table-cell office:value-type="float" office:value="1.44" calcext:value-type="float">
            <text:p>1.44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string" calcext:value-type="string">
            <text:p>2020-08-13</text:p>
          </table:table-cell>
          <table:table-cell office:value-type="float" office:value="1.48" calcext:value-type="float">
            <text:p>1.48</text:p>
          </table:table-cell>
          <table:table-cell office:value-type="float" office:value="5690953" calcext:value-type="float">
            <text:p>5690953</text:p>
          </table:table-cell>
          <table:table-cell office:value-type="float" office:value="1.47" calcext:value-type="float">
            <text:p>1.47</text:p>
          </table:table-cell>
          <table:table-cell office:value-type="float" office:value="1.55" calcext:value-type="float">
            <text:p>1.55</text:p>
          </table:table-cell>
          <table:table-cell office:value-type="float" office:value="1.29" calcext:value-type="float">
            <text:p>1.29</text:p>
          </table:table-cell>
        </table:table-row>
        <table:table-row table:style-name="ro1">
          <table:table-cell office:value-type="string" calcext:value-type="string">
            <text:p>2020-08-12</text:p>
          </table:table-cell>
          <table:table-cell office:value-type="float" office:value="1.6" calcext:value-type="float">
            <text:p>1.6</text:p>
          </table:table-cell>
          <table:table-cell office:value-type="float" office:value="29459630" calcext:value-type="float">
            <text:p>29459630</text:p>
          </table:table-cell>
          <table:table-cell office:value-type="float" office:value="1.16" calcext:value-type="float">
            <text:p>1.16</text:p>
          </table:table-cell>
          <table:table-cell office:value-type="float" office:value="1.78" calcext:value-type="float">
            <text:p>1.78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string" calcext:value-type="string">
            <text:p>2020-08-11</text:p>
          </table:table-cell>
          <table:table-cell office:value-type="float" office:value="1.11" calcext:value-type="float">
            <text:p>1.11</text:p>
          </table:table-cell>
          <table:table-cell office:value-type="float" office:value="2978429" calcext:value-type="float">
            <text:p>2978429</text:p>
          </table:table-cell>
          <table:table-cell office:value-type="float" office:value="1.06" calcext:value-type="float">
            <text:p>1.06</text:p>
          </table:table-cell>
          <table:table-cell office:value-type="float" office:value="1.28" calcext:value-type="float">
            <text:p>1.28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string" calcext:value-type="string">
            <text:p>2020-08-10</text:p>
          </table:table-cell>
          <table:table-cell office:value-type="float" office:value="1.03" calcext:value-type="float">
            <text:p>1.03</text:p>
          </table:table-cell>
          <table:table-cell office:value-type="float" office:value="1115196" calcext:value-type="float">
            <text:p>1115196</text:p>
          </table:table-cell>
          <table:table-cell office:value-type="float" office:value="0.99" calcext:value-type="float">
            <text:p>0.99</text:p>
          </table:table-cell>
          <table:table-cell office:value-type="float" office:value="1.05" calcext:value-type="float">
            <text:p>1.05</text:p>
          </table:table-cell>
          <table:table-cell office:value-type="float" office:value="0.9105" calcext:value-type="float">
            <text:p>0.9105</text:p>
          </table:table-cell>
        </table:table-row>
        <table:table-row table:style-name="ro1">
          <table:table-cell office:value-type="string" calcext:value-type="string">
            <text:p>2020-08-07</text:p>
          </table:table-cell>
          <table:table-cell office:value-type="float" office:value="1.04" calcext:value-type="float">
            <text:p>1.04</text:p>
          </table:table-cell>
          <table:table-cell office:value-type="float" office:value="2331590" calcext:value-type="float">
            <text:p>2331590</text:p>
          </table:table-cell>
          <table:table-cell office:value-type="float" office:value="1.14" calcext:value-type="float">
            <text:p>1.14</text:p>
          </table:table-cell>
          <table:table-cell office:value-type="float" office:value="1.2" calcext:value-type="float">
            <text:p>1.2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2020-08-06</text:p>
          </table:table-cell>
          <table:table-cell office:value-type="float" office:value="1.13" calcext:value-type="float">
            <text:p>1.13</text:p>
          </table:table-cell>
          <table:table-cell office:value-type="float" office:value="5006063" calcext:value-type="float">
            <text:p>5006063</text:p>
          </table:table-cell>
          <table:table-cell office:value-type="float" office:value="0.979" calcext:value-type="float">
            <text:p>0.979</text:p>
          </table:table-cell>
          <table:table-cell office:value-type="float" office:value="1.24" calcext:value-type="float">
            <text:p>1.24</text:p>
          </table:table-cell>
          <table:table-cell office:value-type="float" office:value="0.932" calcext:value-type="float">
            <text:p>0.932</text:p>
          </table:table-cell>
        </table:table-row>
        <table:table-row table:style-name="ro1">
          <table:table-cell office:value-type="string" calcext:value-type="string">
            <text:p>2020-08-05</text:p>
          </table:table-cell>
          <table:table-cell office:value-type="float" office:value="0.9697" calcext:value-type="float">
            <text:p>0.9697</text:p>
          </table:table-cell>
          <table:table-cell office:value-type="float" office:value="2307363" calcext:value-type="float">
            <text:p>2307363</text:p>
          </table:table-cell>
          <table:table-cell office:value-type="float" office:value="0.8925" calcext:value-type="float">
            <text:p>0.8925</text:p>
          </table:table-cell>
          <table:table-cell office:value-type="float" office:value="0.98" calcext:value-type="float">
            <text:p>0.98</text:p>
          </table:table-cell>
          <table:table-cell office:value-type="float" office:value="0.8802" calcext:value-type="float">
            <text:p>0.8802</text:p>
          </table:table-cell>
        </table:table-row>
        <table:table-row table:style-name="ro1">
          <table:table-cell office:value-type="string" calcext:value-type="string">
            <text:p>2020-08-04</text:p>
          </table:table-cell>
          <table:table-cell office:value-type="float" office:value="0.8895" calcext:value-type="float">
            <text:p>0.8895</text:p>
          </table:table-cell>
          <table:table-cell office:value-type="float" office:value="908514" calcext:value-type="float">
            <text:p>908514</text:p>
          </table:table-cell>
          <table:table-cell office:value-type="float" office:value="0.8925" calcext:value-type="float">
            <text:p>0.8925</text:p>
          </table:table-cell>
          <table:table-cell office:value-type="float" office:value="0.9249" calcext:value-type="float">
            <text:p>0.9249</text:p>
          </table:table-cell>
          <table:table-cell office:value-type="float" office:value="0.8401" calcext:value-type="float">
            <text:p>0.8401</text:p>
          </table:table-cell>
        </table:table-row>
        <table:table-row table:style-name="ro1">
          <table:table-cell office:value-type="string" calcext:value-type="string">
            <text:p>2020-08-03</text:p>
          </table:table-cell>
          <table:table-cell office:value-type="float" office:value="0.8639" calcext:value-type="float">
            <text:p>0.8639</text:p>
          </table:table-cell>
          <table:table-cell office:value-type="float" office:value="2812216" calcext:value-type="float">
            <text:p>2812216</text:p>
          </table:table-cell>
          <table:table-cell office:value-type="float" office:value="0.83" calcext:value-type="float">
            <text:p>0.83</text:p>
          </table:table-cell>
          <table:table-cell office:value-type="float" office:value="0.9398" calcext:value-type="float">
            <text:p>0.9398</text:p>
          </table:table-cell>
          <table:table-cell office:value-type="float" office:value="0.7703" calcext:value-type="float">
            <text:p>0.7703</text:p>
          </table:table-cell>
        </table:table-row>
        <table:table-row table:style-name="ro1">
          <table:table-cell office:value-type="string" calcext:value-type="string">
            <text:p>2020-07-31</text:p>
          </table:table-cell>
          <table:table-cell office:value-type="float" office:value="0.825" calcext:value-type="float">
            <text:p>0.825</text:p>
          </table:table-cell>
          <table:table-cell office:value-type="float" office:value="440207" calcext:value-type="float">
            <text:p>440207</text:p>
          </table:table-cell>
          <table:table-cell office:value-type="float" office:value="0.825" calcext:value-type="float">
            <text:p>0.825</text:p>
          </table:table-cell>
          <table:table-cell office:value-type="float" office:value="0.84" calcext:value-type="float">
            <text:p>0.84</text:p>
          </table:table-cell>
          <table:table-cell office:value-type="float" office:value="0.807" calcext:value-type="float">
            <text:p>0.807</text:p>
          </table:table-cell>
        </table:table-row>
        <table:table-row table:style-name="ro1">
          <table:table-cell office:value-type="string" calcext:value-type="string">
            <text:p>2020-07-30</text:p>
          </table:table-cell>
          <table:table-cell office:value-type="float" office:value="0.85" calcext:value-type="float">
            <text:p>0.85</text:p>
          </table:table-cell>
          <table:table-cell office:value-type="float" office:value="2691345" calcext:value-type="float">
            <text:p>2691345</text:p>
          </table:table-cell>
          <table:table-cell office:value-type="float" office:value="0.739" calcext:value-type="float">
            <text:p>0.739</text:p>
          </table:table-cell>
          <table:table-cell office:value-type="float" office:value="0.93" calcext:value-type="float">
            <text:p>0.93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2020-07-29</text:p>
          </table:table-cell>
          <table:table-cell office:value-type="float" office:value="0.77" calcext:value-type="float">
            <text:p>0.77</text:p>
          </table:table-cell>
          <table:table-cell office:value-type="float" office:value="742027" calcext:value-type="float">
            <text:p>742027</text:p>
          </table:table-cell>
          <table:table-cell office:value-type="float" office:value="0.779" calcext:value-type="float">
            <text:p>0.779</text:p>
          </table:table-cell>
          <table:table-cell office:value-type="float" office:value="0.7899" calcext:value-type="float">
            <text:p>0.7899</text:p>
          </table:table-cell>
          <table:table-cell office:value-type="float" office:value="0.731" calcext:value-type="float">
            <text:p>0.731</text:p>
          </table:table-cell>
        </table:table-row>
        <table:table-row table:style-name="ro1">
          <table:table-cell office:value-type="string" calcext:value-type="string">
            <text:p>2020-07-28</text:p>
          </table:table-cell>
          <table:table-cell office:value-type="float" office:value="0.7755" calcext:value-type="float">
            <text:p>0.7755</text:p>
          </table:table-cell>
          <table:table-cell office:value-type="float" office:value="527077" calcext:value-type="float">
            <text:p>527077</text:p>
          </table:table-cell>
          <table:table-cell office:value-type="float" office:value="0.78" calcext:value-type="float">
            <text:p>0.78</text:p>
          </table:table-cell>
          <table:table-cell office:value-type="float" office:value="0.7848" calcext:value-type="float">
            <text:p>0.7848</text:p>
          </table:table-cell>
          <table:table-cell office:value-type="float" office:value="0.7601" calcext:value-type="float">
            <text:p>0.7601</text:p>
          </table:table-cell>
        </table:table-row>
        <table:table-row table:style-name="ro1">
          <table:table-cell office:value-type="string" calcext:value-type="string">
            <text:p>2020-07-27</text:p>
          </table:table-cell>
          <table:table-cell office:value-type="float" office:value="0.79" calcext:value-type="float">
            <text:p>0.79</text:p>
          </table:table-cell>
          <table:table-cell office:value-type="float" office:value="816232" calcext:value-type="float">
            <text:p>816232</text:p>
          </table:table-cell>
          <table:table-cell table:number-columns-repeated="2" office:value-type="float" office:value="0.82" calcext:value-type="float">
            <text:p>0.82</text:p>
          </table:table-cell>
          <table:table-cell office:value-type="float" office:value="0.7601" calcext:value-type="float">
            <text:p>0.7601</text:p>
          </table:table-cell>
        </table:table-row>
        <table:table-row table:style-name="ro1">
          <table:table-cell office:value-type="string" calcext:value-type="string">
            <text:p>2020-07-24</text:p>
          </table:table-cell>
          <table:table-cell office:value-type="float" office:value="0.8078" calcext:value-type="float">
            <text:p>0.8078</text:p>
          </table:table-cell>
          <table:table-cell office:value-type="float" office:value="1694662" calcext:value-type="float">
            <text:p>1694662</text:p>
          </table:table-cell>
          <table:table-cell office:value-type="float" office:value="0.83" calcext:value-type="float">
            <text:p>0.83</text:p>
          </table:table-cell>
          <table:table-cell office:value-type="float" office:value="0.8691" calcext:value-type="float">
            <text:p>0.8691</text:p>
          </table:table-cell>
          <table:table-cell office:value-type="float" office:value="0.766" calcext:value-type="float">
            <text:p>0.766</text:p>
          </table:table-cell>
        </table:table-row>
        <table:table-row table:style-name="ro1">
          <table:table-cell office:value-type="string" calcext:value-type="string">
            <text:p>2020-07-23</text:p>
          </table:table-cell>
          <table:table-cell office:value-type="float" office:value="0.852" calcext:value-type="float">
            <text:p>0.852</text:p>
          </table:table-cell>
          <table:table-cell office:value-type="float" office:value="11932950" calcext:value-type="float">
            <text:p>11932950</text:p>
          </table:table-cell>
          <table:table-cell office:value-type="float" office:value="0.77" calcext:value-type="float">
            <text:p>0.77</text:p>
          </table:table-cell>
          <table:table-cell office:value-type="float" office:value="1.01" calcext:value-type="float">
            <text:p>1.01</text:p>
          </table:table-cell>
          <table:table-cell office:value-type="float" office:value="0.7542" calcext:value-type="float">
            <text:p>0.7542</text:p>
          </table:table-cell>
        </table:table-row>
        <table:table-row table:style-name="ro1">
          <table:table-cell office:value-type="string" calcext:value-type="string">
            <text:p>2020-07-22</text:p>
          </table:table-cell>
          <table:table-cell office:value-type="float" office:value="0.742" calcext:value-type="float">
            <text:p>0.742</text:p>
          </table:table-cell>
          <table:table-cell office:value-type="float" office:value="1617161" calcext:value-type="float">
            <text:p>1617161</text:p>
          </table:table-cell>
          <table:table-cell office:value-type="float" office:value="0.7" calcext:value-type="float">
            <text:p>0.7</text:p>
          </table:table-cell>
          <table:table-cell office:value-type="float" office:value="0.752" calcext:value-type="float">
            <text:p>0.752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string" calcext:value-type="string">
            <text:p>2020-07-21</text:p>
          </table:table-cell>
          <table:table-cell office:value-type="float" office:value="0.6823" calcext:value-type="float">
            <text:p>0.6823</text:p>
          </table:table-cell>
          <table:table-cell office:value-type="float" office:value="498482" calcext:value-type="float">
            <text:p>498482</text:p>
          </table:table-cell>
          <table:table-cell table:number-columns-repeated="2" office:value-type="float" office:value="0.69" calcext:value-type="float">
            <text:p>0.69</text:p>
          </table:table-cell>
          <table:table-cell office:value-type="float" office:value="0.6707" calcext:value-type="float">
            <text:p>0.6707</text:p>
          </table:table-cell>
        </table:table-row>
        <table:table-row table:style-name="ro1">
          <table:table-cell office:value-type="string" calcext:value-type="string">
            <text:p>2020-07-20</text:p>
          </table:table-cell>
          <table:table-cell office:value-type="float" office:value="0.6786" calcext:value-type="float">
            <text:p>0.6786</text:p>
          </table:table-cell>
          <table:table-cell office:value-type="float" office:value="418696" calcext:value-type="float">
            <text:p>418696</text:p>
          </table:table-cell>
          <table:table-cell office:value-type="float" office:value="0.6841" calcext:value-type="float">
            <text:p>0.6841</text:p>
          </table:table-cell>
          <table:table-cell office:value-type="float" office:value="0.695" calcext:value-type="float">
            <text:p>0.695</text:p>
          </table:table-cell>
          <table:table-cell office:value-type="float" office:value="0.6707" calcext:value-type="float">
            <text:p>0.6707</text:p>
          </table:table-cell>
        </table:table-row>
        <table:table-row table:style-name="ro1">
          <table:table-cell office:value-type="string" calcext:value-type="string">
            <text:p>2020-07-17</text:p>
          </table:table-cell>
          <table:table-cell office:value-type="float" office:value="0.6841" calcext:value-type="float">
            <text:p>0.6841</text:p>
          </table:table-cell>
          <table:table-cell office:value-type="float" office:value="405198" calcext:value-type="float">
            <text:p>405198</text:p>
          </table:table-cell>
          <table:table-cell table:number-columns-repeated="2" office:value-type="float" office:value="0.699" calcext:value-type="float">
            <text:p>0.699</text:p>
          </table:table-cell>
          <table:table-cell office:value-type="float" office:value="0.6801" calcext:value-type="float">
            <text:p>0.6801</text:p>
          </table:table-cell>
        </table:table-row>
        <table:table-row table:style-name="ro1">
          <table:table-cell office:value-type="string" calcext:value-type="string">
            <text:p>2020-07-16</text:p>
          </table:table-cell>
          <table:table-cell office:value-type="float" office:value="0.69" calcext:value-type="float">
            <text:p>0.69</text:p>
          </table:table-cell>
          <table:table-cell office:value-type="float" office:value="420587" calcext:value-type="float">
            <text:p>420587</text:p>
          </table:table-cell>
          <table:table-cell office:value-type="float" office:value="0.685" calcext:value-type="float">
            <text:p>0.685</text:p>
          </table:table-cell>
          <table:table-cell office:value-type="float" office:value="0.7" calcext:value-type="float">
            <text:p>0.7</text:p>
          </table:table-cell>
          <table:table-cell office:value-type="float" office:value="0.675" calcext:value-type="float">
            <text:p>0.675</text:p>
          </table:table-cell>
        </table:table-row>
        <table:table-row table:style-name="ro1">
          <table:table-cell office:value-type="string" calcext:value-type="string">
            <text:p>2020-07-15</text:p>
          </table:table-cell>
          <table:table-cell office:value-type="float" office:value="0.6751" calcext:value-type="float">
            <text:p>0.6751</text:p>
          </table:table-cell>
          <table:table-cell office:value-type="float" office:value="455214" calcext:value-type="float">
            <text:p>455214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2020-07-14</text:p>
          </table:table-cell>
          <table:table-cell office:value-type="float" office:value="0.666" calcext:value-type="float">
            <text:p>0.666</text:p>
          </table:table-cell>
          <table:table-cell office:value-type="float" office:value="471665" calcext:value-type="float">
            <text:p>471665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.651" calcext:value-type="float">
            <text:p>0.651</text:p>
          </table:table-cell>
        </table:table-row>
        <table:table-row table:style-name="ro1">
          <table:table-cell office:value-type="string" calcext:value-type="string">
            <text:p>2020-07-13</text:p>
          </table:table-cell>
          <table:table-cell office:value-type="float" office:value="0.69" calcext:value-type="float">
            <text:p>0.69</text:p>
          </table:table-cell>
          <table:table-cell office:value-type="float" office:value="856711" calcext:value-type="float">
            <text:p>856711</text:p>
          </table:table-cell>
          <table:table-cell table:number-columns-repeated="2" office:value-type="float" office:value="0.7947" calcext:value-type="float">
            <text:p>0.7947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string" calcext:value-type="string">
            <text:p>2020-07-10</text:p>
          </table:table-cell>
          <table:table-cell office:value-type="float" office:value="0.696" calcext:value-type="float">
            <text:p>0.696</text:p>
          </table:table-cell>
          <table:table-cell office:value-type="float" office:value="297751" calcext:value-type="float">
            <text:p>297751</text:p>
          </table:table-cell>
          <table:table-cell office:value-type="float" office:value="0.69" calcext:value-type="float">
            <text:p>0.69</text:p>
          </table:table-cell>
          <table:table-cell office:value-type="float" office:value="0.71" calcext:value-type="float">
            <text:p>0.71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string" calcext:value-type="string">
            <text:p>2020-07-09</text:p>
          </table:table-cell>
          <table:table-cell office:value-type="float" office:value="0.692" calcext:value-type="float">
            <text:p>0.692</text:p>
          </table:table-cell>
          <table:table-cell office:value-type="float" office:value="362077" calcext:value-type="float">
            <text:p>362077</text:p>
          </table:table-cell>
          <table:table-cell office:value-type="float" office:value="0.71" calcext:value-type="float">
            <text:p>0.71</text:p>
          </table:table-cell>
          <table:table-cell office:value-type="float" office:value="0.7298" calcext:value-type="float">
            <text:p>0.7298</text:p>
          </table:table-cell>
          <table:table-cell office:value-type="float" office:value="0.6905" calcext:value-type="float">
            <text:p>0.6905</text:p>
          </table:table-cell>
        </table:table-row>
        <table:table-row table:style-name="ro1">
          <table:table-cell office:value-type="string" calcext:value-type="string">
            <text:p>2020-07-08</text:p>
          </table:table-cell>
          <table:table-cell office:value-type="float" office:value="0.7053" calcext:value-type="float">
            <text:p>0.7053</text:p>
          </table:table-cell>
          <table:table-cell office:value-type="float" office:value="1565525" calcext:value-type="float">
            <text:p>1565525</text:p>
          </table:table-cell>
          <table:table-cell office:value-type="float" office:value="0.7403" calcext:value-type="float">
            <text:p>0.7403</text:p>
          </table:table-cell>
          <table:table-cell office:value-type="float" office:value="0.77" calcext:value-type="float">
            <text:p>0.77</text:p>
          </table:table-cell>
          <table:table-cell office:value-type="float" office:value="0.695" calcext:value-type="float">
            <text:p>0.695</text:p>
          </table:table-cell>
        </table:table-row>
        <table:table-row table:style-name="ro1">
          <table:table-cell office:value-type="string" calcext:value-type="string">
            <text:p>2020-07-07</text:p>
          </table:table-cell>
          <table:table-cell office:value-type="float" office:value="0.6945" calcext:value-type="float">
            <text:p>0.6945</text:p>
          </table:table-cell>
          <table:table-cell office:value-type="float" office:value="480161" calcext:value-type="float">
            <text:p>480161</text:p>
          </table:table-cell>
          <table:table-cell table:number-columns-repeated="2" office:value-type="float" office:value="0.72" calcext:value-type="float">
            <text:p>0.72</text:p>
          </table:table-cell>
          <table:table-cell office:value-type="float" office:value="0.685" calcext:value-type="float">
            <text:p>0.685</text:p>
          </table:table-cell>
        </table:table-row>
        <table:table-row table:style-name="ro1">
          <table:table-cell office:value-type="string" calcext:value-type="string">
            <text:p>2020-07-06</text:p>
          </table:table-cell>
          <table:table-cell office:value-type="float" office:value="0.72" calcext:value-type="float">
            <text:p>0.72</text:p>
          </table:table-cell>
          <table:table-cell office:value-type="float" office:value="972045" calcext:value-type="float">
            <text:p>972045</text:p>
          </table:table-cell>
          <table:table-cell office:value-type="float" office:value="0.71" calcext:value-type="float">
            <text:p>0.71</text:p>
          </table:table-cell>
          <table:table-cell office:value-type="float" office:value="0.749" calcext:value-type="float">
            <text:p>0.749</text:p>
          </table:table-cell>
          <table:table-cell office:value-type="float" office:value="0.684" calcext:value-type="float">
            <text:p>0.684</text:p>
          </table:table-cell>
        </table:table-row>
        <table:table-row table:style-name="ro1">
          <table:table-cell office:value-type="string" calcext:value-type="string">
            <text:p>2020-07-02</text:p>
          </table:table-cell>
          <table:table-cell office:value-type="float" office:value="0.701" calcext:value-type="float">
            <text:p>0.701</text:p>
          </table:table-cell>
          <table:table-cell office:value-type="float" office:value="887498" calcext:value-type="float">
            <text:p>887498</text:p>
          </table:table-cell>
          <table:table-cell office:value-type="float" office:value="0.73" calcext:value-type="float">
            <text:p>0.73</text:p>
          </table:table-cell>
          <table:table-cell office:value-type="float" office:value="0.75" calcext:value-type="float">
            <text:p>0.75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string" calcext:value-type="string">
            <text:p>2020-07-01</text:p>
          </table:table-cell>
          <table:table-cell office:value-type="float" office:value="0.75" calcext:value-type="float">
            <text:p>0.75</text:p>
          </table:table-cell>
          <table:table-cell office:value-type="float" office:value="1650503" calcext:value-type="float">
            <text:p>1650503</text:p>
          </table:table-cell>
          <table:table-cell office:value-type="float" office:value="0.7098" calcext:value-type="float">
            <text:p>0.7098</text:p>
          </table:table-cell>
          <table:table-cell office:value-type="float" office:value="0.77" calcext:value-type="float">
            <text:p>0.77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2020-06-30</text:p>
          </table:table-cell>
          <table:table-cell office:value-type="float" office:value="0.7048" calcext:value-type="float">
            <text:p>0.7048</text:p>
          </table:table-cell>
          <table:table-cell office:value-type="float" office:value="879922" calcext:value-type="float">
            <text:p>879922</text:p>
          </table:table-cell>
          <table:table-cell office:value-type="float" office:value="0.7401" calcext:value-type="float">
            <text:p>0.7401</text:p>
          </table:table-cell>
          <table:table-cell office:value-type="float" office:value="0.76" calcext:value-type="float">
            <text:p>0.76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string" calcext:value-type="string">
            <text:p>2020-06-29</text:p>
          </table:table-cell>
          <table:table-cell office:value-type="float" office:value="0.738" calcext:value-type="float">
            <text:p>0.738</text:p>
          </table:table-cell>
          <table:table-cell office:value-type="float" office:value="1933946" calcext:value-type="float">
            <text:p>1933946</text:p>
          </table:table-cell>
          <table:table-cell office:value-type="float" office:value="0.7213" calcext:value-type="float">
            <text:p>0.7213</text:p>
          </table:table-cell>
          <table:table-cell office:value-type="float" office:value="0.78" calcext:value-type="float">
            <text:p>0.78</text:p>
          </table:table-cell>
          <table:table-cell office:value-type="float" office:value="0.686" calcext:value-type="float">
            <text:p>0.686</text:p>
          </table:table-cell>
        </table:table-row>
        <table:table-row table:style-name="ro1">
          <table:table-cell office:value-type="string" calcext:value-type="string">
            <text:p>2020-06-26</text:p>
          </table:table-cell>
          <table:table-cell office:value-type="float" office:value="0.8099" calcext:value-type="float">
            <text:p>0.8099</text:p>
          </table:table-cell>
          <table:table-cell office:value-type="float" office:value="13402200" calcext:value-type="float">
            <text:p>13402200</text:p>
          </table:table-cell>
          <table:table-cell office:value-type="float" office:value="1.05" calcext:value-type="float">
            <text:p>1.05</text:p>
          </table:table-cell>
          <table:table-cell office:value-type="float" office:value="1.12" calcext:value-type="float">
            <text:p>1.12</text:p>
          </table:table-cell>
          <table:table-cell office:value-type="float" office:value="0.722" calcext:value-type="float">
            <text:p>0.722</text:p>
          </table:table-cell>
        </table:table-row>
        <table:table-row table:style-name="ro1">
          <table:table-cell office:value-type="string" calcext:value-type="string">
            <text:p>2020-06-25</text:p>
          </table:table-cell>
          <table:table-cell office:value-type="float" office:value="0.698" calcext:value-type="float">
            <text:p>0.698</text:p>
          </table:table-cell>
          <table:table-cell office:value-type="float" office:value="392905" calcext:value-type="float">
            <text:p>392905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.666" calcext:value-type="float">
            <text:p>0.666</text:p>
          </table:table-cell>
        </table:table-row>
        <table:table-row table:style-name="ro1">
          <table:table-cell office:value-type="string" calcext:value-type="string">
            <text:p>2020-06-24</text:p>
          </table:table-cell>
          <table:table-cell office:value-type="float" office:value="0.72" calcext:value-type="float">
            <text:p>0.72</text:p>
          </table:table-cell>
          <table:table-cell office:value-type="float" office:value="1051282" calcext:value-type="float">
            <text:p>1051282</text:p>
          </table:table-cell>
          <table:table-cell table:number-columns-repeated="2" office:value-type="float" office:value="0.73" calcext:value-type="float">
            <text:p>0.73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2020-06-23</text:p>
          </table:table-cell>
          <table:table-cell office:value-type="float" office:value="0.75" calcext:value-type="float">
            <text:p>0.75</text:p>
          </table:table-cell>
          <table:table-cell office:value-type="float" office:value="660520" calcext:value-type="float">
            <text:p>660520</text:p>
          </table:table-cell>
          <table:table-cell office:value-type="float" office:value="0.7614" calcext:value-type="float">
            <text:p>0.7614</text:p>
          </table:table-cell>
          <table:table-cell office:value-type="float" office:value="0.78" calcext:value-type="float">
            <text:p>0.7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2020-06-22</text:p>
          </table:table-cell>
          <table:table-cell office:value-type="float" office:value="0.7769" calcext:value-type="float">
            <text:p>0.7769</text:p>
          </table:table-cell>
          <table:table-cell office:value-type="float" office:value="577831" calcext:value-type="float">
            <text:p>577831</text:p>
          </table:table-cell>
          <table:table-cell office:value-type="float" office:value="0.8" calcext:value-type="float">
            <text:p>0.8</text:p>
          </table:table-cell>
          <table:table-cell office:value-type="float" office:value="0.804" calcext:value-type="float">
            <text:p>0.804</text:p>
          </table:table-cell>
          <table:table-cell office:value-type="float" office:value="0.742" calcext:value-type="float">
            <text:p>0.742</text:p>
          </table:table-cell>
        </table:table-row>
        <table:table-row table:style-name="ro1">
          <table:table-cell office:value-type="string" calcext:value-type="string">
            <text:p>2020-06-19</text:p>
          </table:table-cell>
          <table:table-cell office:value-type="float" office:value="0.7955" calcext:value-type="float">
            <text:p>0.7955</text:p>
          </table:table-cell>
          <table:table-cell office:value-type="float" office:value="830749" calcext:value-type="float">
            <text:p>830749</text:p>
          </table:table-cell>
          <table:table-cell office:value-type="float" office:value="0.7802" calcext:value-type="float">
            <text:p>0.7802</text:p>
          </table:table-cell>
          <table:table-cell office:value-type="float" office:value="0.8199" calcext:value-type="float">
            <text:p>0.8199</text:p>
          </table:table-cell>
          <table:table-cell office:value-type="float" office:value="0.732" calcext:value-type="float">
            <text:p>0.732</text:p>
          </table:table-cell>
        </table:table-row>
        <table:table-row table:style-name="ro1">
          <table:table-cell office:value-type="string" calcext:value-type="string">
            <text:p>2020-06-18</text:p>
          </table:table-cell>
          <table:table-cell office:value-type="float" office:value="0.77" calcext:value-type="float">
            <text:p>0.77</text:p>
          </table:table-cell>
          <table:table-cell office:value-type="float" office:value="1533465" calcext:value-type="float">
            <text:p>1533465</text:p>
          </table:table-cell>
          <table:table-cell office:value-type="float" office:value="0.823" calcext:value-type="float">
            <text:p>0.823</text:p>
          </table:table-cell>
          <table:table-cell office:value-type="float" office:value="0.829" calcext:value-type="float">
            <text:p>0.829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2020-06-17</text:p>
          </table:table-cell>
          <table:table-cell office:value-type="float" office:value="0.816" calcext:value-type="float">
            <text:p>0.816</text:p>
          </table:table-cell>
          <table:table-cell office:value-type="float" office:value="6348127" calcext:value-type="float">
            <text:p>6348127</text:p>
          </table:table-cell>
          <table:table-cell office:value-type="float" office:value="0.78" calcext:value-type="float">
            <text:p>0.78</text:p>
          </table:table-cell>
          <table:table-cell office:value-type="float" office:value="0.95" calcext:value-type="float">
            <text:p>0.95</text:p>
          </table:table-cell>
          <table:table-cell office:value-type="float" office:value="0.701" calcext:value-type="float">
            <text:p>0.701</text:p>
          </table:table-cell>
        </table:table-row>
        <table:table-row table:style-name="ro1">
          <table:table-cell office:value-type="string" calcext:value-type="string">
            <text:p>2020-06-16</text:p>
          </table:table-cell>
          <table:table-cell office:value-type="float" office:value="0.78" calcext:value-type="float">
            <text:p>0.78</text:p>
          </table:table-cell>
          <table:table-cell office:value-type="float" office:value="21754100" calcext:value-type="float">
            <text:p>21754100</text:p>
          </table:table-cell>
          <table:table-cell office:value-type="float" office:value="0.548" calcext:value-type="float">
            <text:p>0.548</text:p>
          </table:table-cell>
          <table:table-cell office:value-type="float" office:value="0.9599" calcext:value-type="float">
            <text:p>0.9599</text:p>
          </table:table-cell>
          <table:table-cell office:value-type="float" office:value="0.511" calcext:value-type="float">
            <text:p>0.511</text:p>
          </table:table-cell>
        </table:table-row>
        <table:table-row table:style-name="ro1">
          <table:table-cell office:value-type="string" calcext:value-type="string">
            <text:p>2020-06-15</text:p>
          </table:table-cell>
          <table:table-cell office:value-type="float" office:value="0.52" calcext:value-type="float">
            <text:p>0.52</text:p>
          </table:table-cell>
          <table:table-cell office:value-type="float" office:value="887783" calcext:value-type="float">
            <text:p>887783</text:p>
          </table:table-cell>
          <table:table-cell office:value-type="float" office:value="0.48" calcext:value-type="float">
            <text:p>0.48</text:p>
          </table:table-cell>
          <table:table-cell office:value-type="float" office:value="0.54" calcext:value-type="float">
            <text:p>0.54</text:p>
          </table:table-cell>
          <table:table-cell office:value-type="float" office:value="0.462" calcext:value-type="float">
            <text:p>0.462</text:p>
          </table:table-cell>
        </table:table-row>
        <table:table-row table:style-name="ro1">
          <table:table-cell office:value-type="string" calcext:value-type="string">
            <text:p>2020-06-12</text:p>
          </table:table-cell>
          <table:table-cell office:value-type="float" office:value="0.5066" calcext:value-type="float">
            <text:p>0.5066</text:p>
          </table:table-cell>
          <table:table-cell office:value-type="float" office:value="649420" calcext:value-type="float">
            <text:p>649420</text:p>
          </table:table-cell>
          <table:table-cell office:value-type="float" office:value="0.504" calcext:value-type="float">
            <text:p>0.504</text:p>
          </table:table-cell>
          <table:table-cell office:value-type="float" office:value="0.528" calcext:value-type="float">
            <text:p>0.528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2020-06-11</text:p>
          </table:table-cell>
          <table:table-cell office:value-type="float" office:value="0.478" calcext:value-type="float">
            <text:p>0.478</text:p>
          </table:table-cell>
          <table:table-cell office:value-type="float" office:value="1203539" calcext:value-type="float">
            <text:p>1203539</text:p>
          </table:table-cell>
          <table:table-cell office:value-type="float" office:value="0.486" calcext:value-type="float">
            <text:p>0.486</text:p>
          </table:table-cell>
          <table:table-cell office:value-type="float" office:value="0.5355" calcext:value-type="float">
            <text:p>0.5355</text:p>
          </table:table-cell>
          <table:table-cell office:value-type="float" office:value="0.4686" calcext:value-type="float">
            <text:p>0.4686</text:p>
          </table:table-cell>
        </table:table-row>
        <table:table-row table:style-name="ro1">
          <table:table-cell office:value-type="string" calcext:value-type="string">
            <text:p>2020-06-10</text:p>
          </table:table-cell>
          <table:table-cell office:value-type="float" office:value="0.55" calcext:value-type="float">
            <text:p>0.55</text:p>
          </table:table-cell>
          <table:table-cell office:value-type="float" office:value="1037999" calcext:value-type="float">
            <text:p>1037999</text:p>
          </table:table-cell>
          <table:table-cell office:value-type="float" office:value="0.59" calcext:value-type="float">
            <text:p>0.59</text:p>
          </table:table-cell>
          <table:table-cell office:value-type="float" office:value="0.605" calcext:value-type="float">
            <text:p>0.605</text:p>
          </table:table-cell>
          <table:table-cell office:value-type="float" office:value="0.5132" calcext:value-type="float">
            <text:p>0.5132</text:p>
          </table:table-cell>
        </table:table-row>
        <table:table-row table:style-name="ro1">
          <table:table-cell office:value-type="string" calcext:value-type="string">
            <text:p>2020-06-09</text:p>
          </table:table-cell>
          <table:table-cell office:value-type="float" office:value="0.58" calcext:value-type="float">
            <text:p>0.58</text:p>
          </table:table-cell>
          <table:table-cell office:value-type="float" office:value="2635436" calcext:value-type="float">
            <text:p>2635436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2020-06-08</text:p>
          </table:table-cell>
          <table:table-cell office:value-type="float" office:value="0.65" calcext:value-type="float">
            <text:p>0.65</text:p>
          </table:table-cell>
          <table:table-cell office:value-type="float" office:value="7188262" calcext:value-type="float">
            <text:p>7188262</text:p>
          </table:table-cell>
          <table:table-cell office:value-type="float" office:value="0.54" calcext:value-type="float">
            <text:p>0.54</text:p>
          </table:table-cell>
          <table:table-cell office:value-type="float" office:value="0.685" calcext:value-type="float">
            <text:p>0.685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string" calcext:value-type="string">
            <text:p>2020-06-05</text:p>
          </table:table-cell>
          <table:table-cell office:value-type="float" office:value="0.484" calcext:value-type="float">
            <text:p>0.484</text:p>
          </table:table-cell>
          <table:table-cell office:value-type="float" office:value="10102160" calcext:value-type="float">
            <text:p>10102160</text:p>
          </table:table-cell>
          <table:table-cell office:value-type="float" office:value="0.47" calcext:value-type="float">
            <text:p>0.47</text:p>
          </table:table-cell>
          <table:table-cell office:value-type="float" office:value="0.645" calcext:value-type="float">
            <text:p>0.645</text:p>
          </table:table-cell>
          <table:table-cell office:value-type="float" office:value="0.454" calcext:value-type="float">
            <text:p>0.454</text:p>
          </table:table-cell>
        </table:table-row>
        <table:table-row table:style-name="ro1">
          <table:table-cell office:value-type="string" calcext:value-type="string">
            <text:p>2020-06-04</text:p>
          </table:table-cell>
          <table:table-cell office:value-type="float" office:value="0.4553" calcext:value-type="float">
            <text:p>0.4553</text:p>
          </table:table-cell>
          <table:table-cell office:value-type="float" office:value="1622526" calcext:value-type="float">
            <text:p>1622526</text:p>
          </table:table-cell>
          <table:table-cell office:value-type="float" office:value="0.4399" calcext:value-type="float">
            <text:p>0.4399</text:p>
          </table:table-cell>
          <table:table-cell office:value-type="float" office:value="0.4789" calcext:value-type="float">
            <text:p>0.4789</text:p>
          </table:table-cell>
          <table:table-cell office:value-type="float" office:value="0.422" calcext:value-type="float">
            <text:p>0.422</text:p>
          </table:table-cell>
        </table:table-row>
        <table:table-row table:style-name="ro1">
          <table:table-cell office:value-type="string" calcext:value-type="string">
            <text:p>2020-06-03</text:p>
          </table:table-cell>
          <table:table-cell office:value-type="float" office:value="0.435" calcext:value-type="float">
            <text:p>0.435</text:p>
          </table:table-cell>
          <table:table-cell office:value-type="float" office:value="1054223" calcext:value-type="float">
            <text:p>1054223</text:p>
          </table:table-cell>
          <table:table-cell office:value-type="float" office:value="0.44" calcext:value-type="float">
            <text:p>0.44</text:p>
          </table:table-cell>
          <table:table-cell office:value-type="float" office:value="0.46" calcext:value-type="float">
            <text:p>0.46</text:p>
          </table:table-cell>
          <table:table-cell office:value-type="float" office:value="0.412" calcext:value-type="float">
            <text:p>0.412</text:p>
          </table:table-cell>
        </table:table-row>
        <table:table-row table:style-name="ro1">
          <table:table-cell office:value-type="string" calcext:value-type="string">
            <text:p>2020-06-02</text:p>
          </table:table-cell>
          <table:table-cell office:value-type="float" office:value="0.4112" calcext:value-type="float">
            <text:p>0.4112</text:p>
          </table:table-cell>
          <table:table-cell office:value-type="float" office:value="650486" calcext:value-type="float">
            <text:p>650486</text:p>
          </table:table-cell>
          <table:table-cell office:value-type="float" office:value="0.4237" calcext:value-type="float">
            <text:p>0.4237</text:p>
          </table:table-cell>
          <table:table-cell office:value-type="float" office:value="0.4447" calcext:value-type="float">
            <text:p>0.4447</text:p>
          </table:table-cell>
          <table:table-cell office:value-type="float" office:value="0.405" calcext:value-type="float">
            <text:p>0.405</text:p>
          </table:table-cell>
        </table:table-row>
        <table:table-row table:style-name="ro1">
          <table:table-cell office:value-type="string" calcext:value-type="string">
            <text:p>2020-06-01</text:p>
          </table:table-cell>
          <table:table-cell office:value-type="float" office:value="0.4237" calcext:value-type="float">
            <text:p>0.4237</text:p>
          </table:table-cell>
          <table:table-cell office:value-type="float" office:value="835610" calcext:value-type="float">
            <text:p>835610</text:p>
          </table:table-cell>
          <table:table-cell office:value-type="float" office:value="0.41" calcext:value-type="float">
            <text:p>0.41</text:p>
          </table:table-cell>
          <table:table-cell office:value-type="float" office:value="0.438" calcext:value-type="float">
            <text:p>0.438</text:p>
          </table:table-cell>
          <table:table-cell office:value-type="float" office:value="0.4024" calcext:value-type="float">
            <text:p>0.4024</text:p>
          </table:table-cell>
        </table:table-row>
        <table:table-row table:style-name="ro1">
          <table:table-cell office:value-type="string" calcext:value-type="string">
            <text:p>2020-05-29</text:p>
          </table:table-cell>
          <table:table-cell office:value-type="float" office:value="0.4192" calcext:value-type="float">
            <text:p>0.4192</text:p>
          </table:table-cell>
          <table:table-cell office:value-type="float" office:value="710195" calcext:value-type="float">
            <text:p>710195</text:p>
          </table:table-cell>
          <table:table-cell office:value-type="float" office:value="0.43" calcext:value-type="float">
            <text:p>0.43</text:p>
          </table:table-cell>
          <table:table-cell office:value-type="float" office:value="0.435" calcext:value-type="float">
            <text:p>0.435</text:p>
          </table:table-cell>
          <table:table-cell office:value-type="float" office:value="0.405" calcext:value-type="float">
            <text:p>0.405</text:p>
          </table:table-cell>
        </table:table-row>
        <table:table-row table:style-name="ro1">
          <table:table-cell office:value-type="string" calcext:value-type="string">
            <text:p>2020-05-28</text:p>
          </table:table-cell>
          <table:table-cell office:value-type="float" office:value="0.42" calcext:value-type="float">
            <text:p>0.42</text:p>
          </table:table-cell>
          <table:table-cell office:value-type="float" office:value="504954" calcext:value-type="float">
            <text:p>504954</text:p>
          </table:table-cell>
          <table:table-cell office:value-type="float" office:value="0.4219" calcext:value-type="float">
            <text:p>0.4219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4085" calcext:value-type="float">
            <text:p>0.4085</text:p>
          </table:table-cell>
        </table:table-row>
        <table:table-row table:style-name="ro1">
          <table:table-cell office:value-type="string" calcext:value-type="string">
            <text:p>2020-05-27</text:p>
          </table:table-cell>
          <table:table-cell office:value-type="float" office:value="0.4281" calcext:value-type="float">
            <text:p>0.4281</text:p>
          </table:table-cell>
          <table:table-cell office:value-type="float" office:value="516934" calcext:value-type="float">
            <text:p>516934</text:p>
          </table:table-cell>
          <table:table-cell table:number-columns-repeated="2" office:value-type="float" office:value="0.48" calcext:value-type="float">
            <text:p>0.48</text:p>
          </table:table-cell>
          <table:table-cell office:value-type="float" office:value="0.412" calcext:value-type="float">
            <text:p>0.412</text:p>
          </table:table-cell>
        </table:table-row>
        <table:table-row table:style-name="ro1">
          <table:table-cell office:value-type="string" calcext:value-type="string">
            <text:p>2020-05-26</text:p>
          </table:table-cell>
          <table:table-cell office:value-type="float" office:value="0.4598" calcext:value-type="float">
            <text:p>0.4598</text:p>
          </table:table-cell>
          <table:table-cell office:value-type="float" office:value="2367574" calcext:value-type="float">
            <text:p>2367574</text:p>
          </table:table-cell>
          <table:table-cell office:value-type="float" office:value="0.42" calcext:value-type="float">
            <text:p>0.42</text:p>
          </table:table-cell>
          <table:table-cell office:value-type="float" office:value="0.478" calcext:value-type="float">
            <text:p>0.478</text:p>
          </table:table-cell>
          <table:table-cell office:value-type="float" office:value="0.4028" calcext:value-type="float">
            <text:p>0.4028</text:p>
          </table:table-cell>
        </table:table-row>
        <table:table-row table:style-name="ro1">
          <table:table-cell office:value-type="string" calcext:value-type="string">
            <text:p>2020-05-22</text:p>
          </table:table-cell>
          <table:table-cell office:value-type="float" office:value="0.4086" calcext:value-type="float">
            <text:p>0.4086</text:p>
          </table:table-cell>
          <table:table-cell office:value-type="float" office:value="209810" calcext:value-type="float">
            <text:p>209810</text:p>
          </table:table-cell>
          <table:table-cell office:value-type="float" office:value="0.4095" calcext:value-type="float">
            <text:p>0.4095</text:p>
          </table:table-cell>
          <table:table-cell office:value-type="float" office:value="0.41" calcext:value-type="float">
            <text:p>0.41</text:p>
          </table:table-cell>
          <table:table-cell office:value-type="float" office:value="0.396" calcext:value-type="float">
            <text:p>0.396</text:p>
          </table:table-cell>
        </table:table-row>
        <table:table-row table:style-name="ro1">
          <table:table-cell office:value-type="string" calcext:value-type="string">
            <text:p>2020-05-21</text:p>
          </table:table-cell>
          <table:table-cell office:value-type="float" office:value="0.4" calcext:value-type="float">
            <text:p>0.4</text:p>
          </table:table-cell>
          <table:table-cell office:value-type="float" office:value="496808" calcext:value-type="float">
            <text:p>496808</text:p>
          </table:table-cell>
          <table:table-cell office:value-type="float" office:value="0.4243" calcext:value-type="float">
            <text:p>0.4243</text:p>
          </table:table-cell>
          <table:table-cell office:value-type="float" office:value="0.425" calcext:value-type="float">
            <text:p>0.425</text:p>
          </table:table-cell>
          <table:table-cell office:value-type="float" office:value="0.3806" calcext:value-type="float">
            <text:p>0.3806</text:p>
          </table:table-cell>
        </table:table-row>
        <table:table-row table:style-name="ro1">
          <table:table-cell office:value-type="string" calcext:value-type="string">
            <text:p>2020-05-20</text:p>
          </table:table-cell>
          <table:table-cell office:value-type="float" office:value="0.42" calcext:value-type="float">
            <text:p>0.42</text:p>
          </table:table-cell>
          <table:table-cell office:value-type="float" office:value="297574" calcext:value-type="float">
            <text:p>297574</text:p>
          </table:table-cell>
          <table:table-cell office:value-type="float" office:value="0.4197" calcext:value-type="float">
            <text:p>0.4197</text:p>
          </table:table-cell>
          <table:table-cell office:value-type="float" office:value="0.4248" calcext:value-type="float">
            <text:p>0.4248</text:p>
          </table:table-cell>
          <table:table-cell office:value-type="float" office:value="0.405" calcext:value-type="float">
            <text:p>0.405</text:p>
          </table:table-cell>
        </table:table-row>
        <table:table-row table:style-name="ro1">
          <table:table-cell office:value-type="string" calcext:value-type="string">
            <text:p>2020-05-19</text:p>
          </table:table-cell>
          <table:table-cell office:value-type="float" office:value="0.4152" calcext:value-type="float">
            <text:p>0.4152</text:p>
          </table:table-cell>
          <table:table-cell office:value-type="float" office:value="357968" calcext:value-type="float">
            <text:p>357968</text:p>
          </table:table-cell>
          <table:table-cell office:value-type="float" office:value="0.4287" calcext:value-type="float">
            <text:p>0.4287</text:p>
          </table:table-cell>
          <table:table-cell office:value-type="float" office:value="0.4295" calcext:value-type="float">
            <text:p>0.429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2020-05-18</text:p>
          </table:table-cell>
          <table:table-cell office:value-type="float" office:value="0.4295" calcext:value-type="float">
            <text:p>0.4295</text:p>
          </table:table-cell>
          <table:table-cell office:value-type="float" office:value="622952" calcext:value-type="float">
            <text:p>622952</text:p>
          </table:table-cell>
          <table:table-cell office:value-type="float" office:value="0.4357" calcext:value-type="float">
            <text:p>0.4357</text:p>
          </table:table-cell>
          <table:table-cell office:value-type="float" office:value="0.44" calcext:value-type="float">
            <text:p>0.44</text:p>
          </table:table-cell>
          <table:table-cell office:value-type="float" office:value="0.414" calcext:value-type="float">
            <text:p>0.414</text:p>
          </table:table-cell>
        </table:table-row>
        <table:table-row table:style-name="ro1">
          <table:table-cell office:value-type="string" calcext:value-type="string">
            <text:p>2020-05-15</text:p>
          </table:table-cell>
          <table:table-cell office:value-type="float" office:value="0.415" calcext:value-type="float">
            <text:p>0.415</text:p>
          </table:table-cell>
          <table:table-cell office:value-type="float" office:value="1295571" calcext:value-type="float">
            <text:p>1295571</text:p>
          </table:table-cell>
          <table:table-cell office:value-type="float" office:value="0.39" calcext:value-type="float">
            <text:p>0.39</text:p>
          </table:table-cell>
          <table:table-cell office:value-type="float" office:value="0.4478" calcext:value-type="float">
            <text:p>0.4478</text:p>
          </table:table-cell>
          <table:table-cell office:value-type="float" office:value="0.3808" calcext:value-type="float">
            <text:p>0.3808</text:p>
          </table:table-cell>
        </table:table-row>
        <table:table-row table:style-name="ro1">
          <table:table-cell office:value-type="string" calcext:value-type="string">
            <text:p>2020-05-14</text:p>
          </table:table-cell>
          <table:table-cell office:value-type="float" office:value="0.3826" calcext:value-type="float">
            <text:p>0.3826</text:p>
          </table:table-cell>
          <table:table-cell office:value-type="float" office:value="313486" calcext:value-type="float">
            <text:p>313486</text:p>
          </table:table-cell>
          <table:table-cell table:number-columns-repeated="2" office:value-type="float" office:value="0.4049" calcext:value-type="float">
            <text:p>0.4049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2020-05-13</text:p>
          </table:table-cell>
          <table:table-cell office:value-type="float" office:value="0.4068" calcext:value-type="float">
            <text:p>0.4068</text:p>
          </table:table-cell>
          <table:table-cell office:value-type="float" office:value="548601" calcext:value-type="float">
            <text:p>548601</text:p>
          </table:table-cell>
          <table:table-cell table:number-columns-repeated="2" office:value-type="float" office:value="0.4231" calcext:value-type="float">
            <text:p>0.4231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string" calcext:value-type="string">
            <text:p>2020-05-12</text:p>
          </table:table-cell>
          <table:table-cell office:value-type="float" office:value="0.415" calcext:value-type="float">
            <text:p>0.415</text:p>
          </table:table-cell>
          <table:table-cell office:value-type="float" office:value="307590" calcext:value-type="float">
            <text:p>307590</text:p>
          </table:table-cell>
          <table:table-cell table:number-columns-repeated="2" office:value-type="float" office:value="0.43" calcext:value-type="float">
            <text:p>0.4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2020-05-11</text:p>
          </table:table-cell>
          <table:table-cell office:value-type="float" office:value="0.4366" calcext:value-type="float">
            <text:p>0.4366</text:p>
          </table:table-cell>
          <table:table-cell office:value-type="float" office:value="773549" calcext:value-type="float">
            <text:p>773549</text:p>
          </table:table-cell>
          <table:table-cell office:value-type="float" office:value="0.41" calcext:value-type="float">
            <text:p>0.41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2020-05-08</text:p>
          </table:table-cell>
          <table:table-cell office:value-type="float" office:value="0.4075" calcext:value-type="float">
            <text:p>0.4075</text:p>
          </table:table-cell>
          <table:table-cell office:value-type="float" office:value="744910" calcext:value-type="float">
            <text:p>744910</text:p>
          </table:table-cell>
          <table:table-cell table:number-columns-repeated="2" office:value-type="float" office:value="0.46" calcext:value-type="float">
            <text:p>0.4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2020-05-07</text:p>
          </table:table-cell>
          <table:table-cell office:value-type="float" office:value="0.4182" calcext:value-type="float">
            <text:p>0.4182</text:p>
          </table:table-cell>
          <table:table-cell office:value-type="float" office:value="787677" calcext:value-type="float">
            <text:p>787677</text:p>
          </table:table-cell>
          <table:table-cell office:value-type="float" office:value="0.416" calcext:value-type="float">
            <text:p>0.416</text:p>
          </table:table-cell>
          <table:table-cell office:value-type="float" office:value="0.4299" calcext:value-type="float">
            <text:p>0.4299</text:p>
          </table:table-cell>
          <table:table-cell office:value-type="float" office:value="0.3951" calcext:value-type="float">
            <text:p>0.3951</text:p>
          </table:table-cell>
        </table:table-row>
        <table:table-row table:style-name="ro1">
          <table:table-cell office:value-type="string" calcext:value-type="string">
            <text:p>2020-05-06</text:p>
          </table:table-cell>
          <table:table-cell office:value-type="float" office:value="0.4173" calcext:value-type="float">
            <text:p>0.4173</text:p>
          </table:table-cell>
          <table:table-cell office:value-type="float" office:value="1273011" calcext:value-type="float">
            <text:p>1273011</text:p>
          </table:table-cell>
          <table:table-cell table:number-columns-repeated="2" office:value-type="float" office:value="0.4607" calcext:value-type="float">
            <text:p>0.4607</text:p>
          </table:table-cell>
          <table:table-cell office:value-type="float" office:value="0.3911" calcext:value-type="float">
            <text:p>0.3911</text:p>
          </table:table-cell>
        </table:table-row>
        <table:table-row table:style-name="ro1">
          <table:table-cell office:value-type="string" calcext:value-type="string">
            <text:p>2020-05-05</text:p>
          </table:table-cell>
          <table:table-cell office:value-type="float" office:value="0.46" calcext:value-type="float">
            <text:p>0.46</text:p>
          </table:table-cell>
          <table:table-cell office:value-type="float" office:value="594434" calcext:value-type="float">
            <text:p>594434</text:p>
          </table:table-cell>
          <table:table-cell office:value-type="float" office:value="0.4853" calcext:value-type="float">
            <text:p>0.4853</text:p>
          </table:table-cell>
          <table:table-cell office:value-type="float" office:value="0.499" calcext:value-type="float">
            <text:p>0.499</text:p>
          </table:table-cell>
          <table:table-cell office:value-type="float" office:value="0.4505" calcext:value-type="float">
            <text:p>0.4505</text:p>
          </table:table-cell>
        </table:table-row>
        <table:table-row table:style-name="ro1">
          <table:table-cell office:value-type="string" calcext:value-type="string">
            <text:p>2020-05-04</text:p>
          </table:table-cell>
          <table:table-cell office:value-type="float" office:value="0.498" calcext:value-type="float">
            <text:p>0.498</text:p>
          </table:table-cell>
          <table:table-cell office:value-type="float" office:value="1501411" calcext:value-type="float">
            <text:p>1501411</text:p>
          </table:table-cell>
          <table:table-cell office:value-type="float" office:value="0.525" calcext:value-type="float">
            <text:p>0.525</text:p>
          </table:table-cell>
          <table:table-cell office:value-type="float" office:value="0.5299" calcext:value-type="float">
            <text:p>0.5299</text:p>
          </table:table-cell>
          <table:table-cell office:value-type="float" office:value="0.4501" calcext:value-type="float">
            <text:p>0.4501</text:p>
          </table:table-cell>
        </table:table-row>
        <table:table-row table:style-name="ro1">
          <table:table-cell office:value-type="string" calcext:value-type="string">
            <text:p>2020-05-01</text:p>
          </table:table-cell>
          <table:table-cell office:value-type="float" office:value="0.513" calcext:value-type="float">
            <text:p>0.513</text:p>
          </table:table-cell>
          <table:table-cell office:value-type="float" office:value="3469751" calcext:value-type="float">
            <text:p>3469751</text:p>
          </table:table-cell>
          <table:table-cell office:value-type="float" office:value="0.479" calcext:value-type="float">
            <text:p>0.479</text:p>
          </table:table-cell>
          <table:table-cell office:value-type="float" office:value="0.57" calcext:value-type="float">
            <text:p>0.57</text:p>
          </table:table-cell>
          <table:table-cell office:value-type="float" office:value="0.4507" calcext:value-type="float">
            <text:p>0.4507</text:p>
          </table:table-cell>
        </table:table-row>
        <table:table-row table:style-name="ro1">
          <table:table-cell office:value-type="string" calcext:value-type="string">
            <text:p>2020-04-30</text:p>
          </table:table-cell>
          <table:table-cell office:value-type="float" office:value="0.4463" calcext:value-type="float">
            <text:p>0.4463</text:p>
          </table:table-cell>
          <table:table-cell office:value-type="float" office:value="2946856" calcext:value-type="float">
            <text:p>2946856</text:p>
          </table:table-cell>
          <table:table-cell office:value-type="float" office:value="0.4248" calcext:value-type="float">
            <text:p>0.4248</text:p>
          </table:table-cell>
          <table:table-cell office:value-type="float" office:value="0.515" calcext:value-type="float">
            <text:p>0.515</text:p>
          </table:table-cell>
          <table:table-cell office:value-type="float" office:value="0.3861" calcext:value-type="float">
            <text:p>0.3861</text:p>
          </table:table-cell>
        </table:table-row>
        <table:table-row table:style-name="ro1">
          <table:table-cell office:value-type="string" calcext:value-type="string">
            <text:p>2020-04-29</text:p>
          </table:table-cell>
          <table:table-cell office:value-type="float" office:value="0.406" calcext:value-type="float">
            <text:p>0.406</text:p>
          </table:table-cell>
          <table:table-cell office:value-type="float" office:value="614502" calcext:value-type="float">
            <text:p>614502</text:p>
          </table:table-cell>
          <table:table-cell office:value-type="float" office:value="0.391" calcext:value-type="float">
            <text:p>0.391</text:p>
          </table:table-cell>
          <table:table-cell office:value-type="float" office:value="0.42" calcext:value-type="float">
            <text:p>0.42</text:p>
          </table:table-cell>
          <table:table-cell office:value-type="float" office:value="0.391" calcext:value-type="float">
            <text:p>0.391</text:p>
          </table:table-cell>
        </table:table-row>
        <table:table-row table:style-name="ro1">
          <table:table-cell office:value-type="string" calcext:value-type="string">
            <text:p>2020-04-28</text:p>
          </table:table-cell>
          <table:table-cell office:value-type="float" office:value="0.3959" calcext:value-type="float">
            <text:p>0.3959</text:p>
          </table:table-cell>
          <table:table-cell office:value-type="float" office:value="481173" calcext:value-type="float">
            <text:p>481173</text:p>
          </table:table-cell>
          <table:table-cell office:value-type="float" office:value="0.39" calcext:value-type="float">
            <text:p>0.39</text:p>
          </table:table-cell>
          <table:table-cell office:value-type="float" office:value="0.4" calcext:value-type="float">
            <text:p>0.4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string" calcext:value-type="string">
            <text:p>2020-04-27</text:p>
          </table:table-cell>
          <table:table-cell office:value-type="float" office:value="0.3925" calcext:value-type="float">
            <text:p>0.3925</text:p>
          </table:table-cell>
          <table:table-cell office:value-type="float" office:value="444766" calcext:value-type="float">
            <text:p>444766</text:p>
          </table:table-cell>
          <table:table-cell office:value-type="float" office:value="0.38" calcext:value-type="float">
            <text:p>0.38</text:p>
          </table:table-cell>
          <table:table-cell office:value-type="float" office:value="0.4" calcext:value-type="float">
            <text:p>0.4</text:p>
          </table:table-cell>
          <table:table-cell office:value-type="float" office:value="0.3781" calcext:value-type="float">
            <text:p>0.3781</text:p>
          </table:table-cell>
        </table:table-row>
        <table:table-row table:style-name="ro1">
          <table:table-cell office:value-type="string" calcext:value-type="string">
            <text:p>2020-04-24</text:p>
          </table:table-cell>
          <table:table-cell office:value-type="float" office:value="0.39" calcext:value-type="float">
            <text:p>0.39</text:p>
          </table:table-cell>
          <table:table-cell office:value-type="float" office:value="1369529" calcext:value-type="float">
            <text:p>1369529</text:p>
          </table:table-cell>
          <table:table-cell office:value-type="float" office:value="0.37" calcext:value-type="float">
            <text:p>0.37</text:p>
          </table:table-cell>
          <table:table-cell office:value-type="float" office:value="0.4248" calcext:value-type="float">
            <text:p>0.4248</text:p>
          </table:table-cell>
          <table:table-cell office:value-type="float" office:value="0.365" calcext:value-type="float">
            <text:p>0.365</text:p>
          </table:table-cell>
        </table:table-row>
        <table:table-row table:style-name="ro1">
          <table:table-cell office:value-type="string" calcext:value-type="string">
            <text:p>2020-04-23</text:p>
          </table:table-cell>
          <table:table-cell office:value-type="float" office:value="0.38" calcext:value-type="float">
            <text:p>0.38</text:p>
          </table:table-cell>
          <table:table-cell office:value-type="float" office:value="802772" calcext:value-type="float">
            <text:p>802772</text:p>
          </table:table-cell>
          <table:table-cell table:number-columns-repeated="2" office:value-type="float" office:value="0.388" calcext:value-type="float">
            <text:p>0.388</text:p>
          </table:table-cell>
          <table:table-cell office:value-type="float" office:value="0.352" calcext:value-type="float">
            <text:p>0.352</text:p>
          </table:table-cell>
        </table:table-row>
        <table:table-row table:style-name="ro1">
          <table:table-cell office:value-type="string" calcext:value-type="string">
            <text:p>2020-04-22</text:p>
          </table:table-cell>
          <table:table-cell office:value-type="float" office:value="0.395" calcext:value-type="float">
            <text:p>0.395</text:p>
          </table:table-cell>
          <table:table-cell office:value-type="float" office:value="1648532" calcext:value-type="float">
            <text:p>1648532</text:p>
          </table:table-cell>
          <table:table-cell office:value-type="float" office:value="0.375" calcext:value-type="float">
            <text:p>0.375</text:p>
          </table:table-cell>
          <table:table-cell office:value-type="float" office:value="0.398" calcext:value-type="float">
            <text:p>0.398</text:p>
          </table:table-cell>
          <table:table-cell office:value-type="float" office:value="0.329" calcext:value-type="float">
            <text:p>0.329</text:p>
          </table:table-cell>
        </table:table-row>
        <table:table-row table:style-name="ro1">
          <table:table-cell office:value-type="string" calcext:value-type="string">
            <text:p>2020-04-21</text:p>
          </table:table-cell>
          <table:table-cell office:value-type="float" office:value="0.363" calcext:value-type="float">
            <text:p>0.363</text:p>
          </table:table-cell>
          <table:table-cell office:value-type="float" office:value="2641189" calcext:value-type="float">
            <text:p>2641189</text:p>
          </table:table-cell>
          <table:table-cell office:value-type="float" office:value="0.386" calcext:value-type="float">
            <text:p>0.386</text:p>
          </table:table-cell>
          <table:table-cell office:value-type="float" office:value="0.4" calcext:value-type="float">
            <text:p>0.4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2020-04-20</text:p>
          </table:table-cell>
          <table:table-cell office:value-type="float" office:value="0.399" calcext:value-type="float">
            <text:p>0.399</text:p>
          </table:table-cell>
          <table:table-cell office:value-type="float" office:value="13133530" calcext:value-type="float">
            <text:p>13133530</text:p>
          </table:table-cell>
          <table:table-cell office:value-type="float" office:value="0.467" calcext:value-type="float">
            <text:p>0.467</text:p>
          </table:table-cell>
          <table:table-cell office:value-type="float" office:value="0.7999" calcext:value-type="float">
            <text:p>0.7999</text:p>
          </table:table-cell>
          <table:table-cell office:value-type="float" office:value="0.392" calcext:value-type="float">
            <text:p>0.392</text:p>
          </table:table-cell>
        </table:table-row>
        <table:table-row table:style-name="ro1">
          <table:table-cell office:value-type="string" calcext:value-type="string">
            <text:p>2020-04-17</text:p>
          </table:table-cell>
          <table:table-cell office:value-type="float" office:value="0.45" calcext:value-type="float">
            <text:p>0.45</text:p>
          </table:table-cell>
          <table:table-cell office:value-type="float" office:value="131280" calcext:value-type="float">
            <text:p>131280</text:p>
          </table:table-cell>
          <table:table-cell table:number-columns-repeated="2" office:value-type="float" office:value="0.47" calcext:value-type="float">
            <text:p>0.47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2020-04-16</text:p>
          </table:table-cell>
          <table:table-cell office:value-type="float" office:value="0.45" calcext:value-type="float">
            <text:p>0.45</text:p>
          </table:table-cell>
          <table:table-cell office:value-type="float" office:value="356071" calcext:value-type="float">
            <text:p>356071</text:p>
          </table:table-cell>
          <table:table-cell office:value-type="float" office:value="0.4807" calcext:value-type="float">
            <text:p>0.4807</text:p>
          </table:table-cell>
          <table:table-cell office:value-type="float" office:value="0.4989" calcext:value-type="float">
            <text:p>0.4989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2020-04-15</text:p>
          </table:table-cell>
          <table:table-cell office:value-type="float" office:value="0.4575" calcext:value-type="float">
            <text:p>0.4575</text:p>
          </table:table-cell>
          <table:table-cell office:value-type="float" office:value="131181" calcext:value-type="float">
            <text:p>131181</text:p>
          </table:table-cell>
          <table:table-cell office:value-type="float" office:value="0.45" calcext:value-type="float">
            <text:p>0.45</text:p>
          </table:table-cell>
          <table:table-cell office:value-type="float" office:value="0.4796" calcext:value-type="float">
            <text:p>0.4796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2020-04-14</text:p>
          </table:table-cell>
          <table:table-cell office:value-type="float" office:value="0.4545" calcext:value-type="float">
            <text:p>0.4545</text:p>
          </table:table-cell>
          <table:table-cell office:value-type="float" office:value="311030" calcext:value-type="float">
            <text:p>311030</text:p>
          </table:table-cell>
          <table:table-cell office:value-type="float" office:value="0.4195" calcext:value-type="float">
            <text:p>0.4195</text:p>
          </table:table-cell>
          <table:table-cell office:value-type="float" office:value="0.459" calcext:value-type="float">
            <text:p>0.459</text:p>
          </table:table-cell>
          <table:table-cell office:value-type="float" office:value="0.4025" calcext:value-type="float">
            <text:p>0.4025</text:p>
          </table:table-cell>
        </table:table-row>
        <table:table-row table:style-name="ro1">
          <table:table-cell office:value-type="string" calcext:value-type="string">
            <text:p>2020-04-13</text:p>
          </table:table-cell>
          <table:table-cell office:value-type="float" office:value="0.4102" calcext:value-type="float">
            <text:p>0.4102</text:p>
          </table:table-cell>
          <table:table-cell office:value-type="float" office:value="109208" calcext:value-type="float">
            <text:p>109208</text:p>
          </table:table-cell>
          <table:table-cell office:value-type="float" office:value="0.4138" calcext:value-type="float">
            <text:p>0.4138</text:p>
          </table:table-cell>
          <table:table-cell office:value-type="float" office:value="0.4191" calcext:value-type="float">
            <text:p>0.4191</text:p>
          </table:table-cell>
          <table:table-cell office:value-type="float" office:value="0.382" calcext:value-type="float">
            <text:p>0.382</text:p>
          </table:table-cell>
        </table:table-row>
        <table:table-row table:style-name="ro1">
          <table:table-cell office:value-type="string" calcext:value-type="string">
            <text:p>2020-04-09</text:p>
          </table:table-cell>
          <table:table-cell office:value-type="float" office:value="0.3941" calcext:value-type="float">
            <text:p>0.3941</text:p>
          </table:table-cell>
          <table:table-cell office:value-type="float" office:value="380618" calcext:value-type="float">
            <text:p>380618</text:p>
          </table:table-cell>
          <table:table-cell office:value-type="float" office:value="0.4096" calcext:value-type="float">
            <text:p>0.4096</text:p>
          </table:table-cell>
          <table:table-cell office:value-type="float" office:value="0.4195" calcext:value-type="float">
            <text:p>0.4195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string" calcext:value-type="string">
            <text:p>2020-04-08</text:p>
          </table:table-cell>
          <table:table-cell office:value-type="float" office:value="0.39" calcext:value-type="float">
            <text:p>0.39</text:p>
          </table:table-cell>
          <table:table-cell office:value-type="float" office:value="176564" calcext:value-type="float">
            <text:p>176564</text:p>
          </table:table-cell>
          <table:table-cell office:value-type="float" office:value="0.39" calcext:value-type="float">
            <text:p>0.39</text:p>
          </table:table-cell>
          <table:table-cell office:value-type="float" office:value="0.4169" calcext:value-type="float">
            <text:p>0.4169</text:p>
          </table:table-cell>
          <table:table-cell office:value-type="float" office:value="0.387" calcext:value-type="float">
            <text:p>0.387</text:p>
          </table:table-cell>
        </table:table-row>
        <table:table-row table:style-name="ro1">
          <table:table-cell office:value-type="string" calcext:value-type="string">
            <text:p>2020-04-07</text:p>
          </table:table-cell>
          <table:table-cell office:value-type="float" office:value="0.393" calcext:value-type="float">
            <text:p>0.393</text:p>
          </table:table-cell>
          <table:table-cell office:value-type="float" office:value="247317" calcext:value-type="float">
            <text:p>247317</text:p>
          </table:table-cell>
          <table:table-cell office:value-type="float" office:value="0.4088" calcext:value-type="float">
            <text:p>0.4088</text:p>
          </table:table-cell>
          <table:table-cell office:value-type="float" office:value="0.4202" calcext:value-type="float">
            <text:p>0.4202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string" calcext:value-type="string">
            <text:p>2020-04-06</text:p>
          </table:table-cell>
          <table:table-cell office:value-type="float" office:value="0.399" calcext:value-type="float">
            <text:p>0.399</text:p>
          </table:table-cell>
          <table:table-cell office:value-type="float" office:value="483596" calcext:value-type="float">
            <text:p>483596</text:p>
          </table:table-cell>
          <table:table-cell office:value-type="float" office:value="0.39" calcext:value-type="float">
            <text:p>0.39</text:p>
          </table:table-cell>
          <table:table-cell office:value-type="float" office:value="0.4298" calcext:value-type="float">
            <text:p>0.4298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2020-04-03</text:p>
          </table:table-cell>
          <table:table-cell office:value-type="float" office:value="0.38" calcext:value-type="float">
            <text:p>0.38</text:p>
          </table:table-cell>
          <table:table-cell office:value-type="float" office:value="489720" calcext:value-type="float">
            <text:p>489720</text:p>
          </table:table-cell>
          <table:table-cell office:value-type="float" office:value="0.38" calcext:value-type="float">
            <text:p>0.38</text:p>
          </table:table-cell>
          <table:table-cell office:value-type="float" office:value="0.39" calcext:value-type="float">
            <text:p>0.39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2020-04-02</text:p>
          </table:table-cell>
          <table:table-cell office:value-type="float" office:value="0.3634" calcext:value-type="float">
            <text:p>0.3634</text:p>
          </table:table-cell>
          <table:table-cell office:value-type="float" office:value="392046" calcext:value-type="float">
            <text:p>392046</text:p>
          </table:table-cell>
          <table:table-cell office:value-type="float" office:value="0.3791" calcext:value-type="float">
            <text:p>0.3791</text:p>
          </table:table-cell>
          <table:table-cell office:value-type="float" office:value="0.3988" calcext:value-type="float">
            <text:p>0.3988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string" calcext:value-type="string">
            <text:p>2020-04-01</text:p>
          </table:table-cell>
          <table:table-cell office:value-type="float" office:value="0.365" calcext:value-type="float">
            <text:p>0.365</text:p>
          </table:table-cell>
          <table:table-cell office:value-type="float" office:value="194284" calcext:value-type="float">
            <text:p>194284</text:p>
          </table:table-cell>
          <table:table-cell office:value-type="float" office:value="0.389" calcext:value-type="float">
            <text:p>0.389</text:p>
          </table:table-cell>
          <table:table-cell office:value-type="float" office:value="0.39" calcext:value-type="float">
            <text:p>0.39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2020-03-31</text:p>
          </table:table-cell>
          <table:table-cell office:value-type="float" office:value="0.3669" calcext:value-type="float">
            <text:p>0.3669</text:p>
          </table:table-cell>
          <table:table-cell office:value-type="float" office:value="268472" calcext:value-type="float">
            <text:p>268472</text:p>
          </table:table-cell>
          <table:table-cell office:value-type="float" office:value="0.37" calcext:value-type="float">
            <text:p>0.37</text:p>
          </table:table-cell>
          <table:table-cell office:value-type="float" office:value="0.378" calcext:value-type="float">
            <text:p>0.378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2020-03-30</text:p>
          </table:table-cell>
          <table:table-cell office:value-type="float" office:value="0.3686" calcext:value-type="float">
            <text:p>0.3686</text:p>
          </table:table-cell>
          <table:table-cell office:value-type="float" office:value="176386" calcext:value-type="float">
            <text:p>176386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2020-03-27</text:p>
          </table:table-cell>
          <table:table-cell office:value-type="float" office:value="0.356" calcext:value-type="float">
            <text:p>0.356</text:p>
          </table:table-cell>
          <table:table-cell office:value-type="float" office:value="127771" calcext:value-type="float">
            <text:p>127771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352" calcext:value-type="float">
            <text:p>0.352</text:p>
          </table:table-cell>
        </table:table-row>
        <table:table-row table:style-name="ro1">
          <table:table-cell office:value-type="string" calcext:value-type="string">
            <text:p>2020-03-26</text:p>
          </table:table-cell>
          <table:table-cell office:value-type="float" office:value="0.371" calcext:value-type="float">
            <text:p>0.371</text:p>
          </table:table-cell>
          <table:table-cell office:value-type="float" office:value="190918" calcext:value-type="float">
            <text:p>190918</text:p>
          </table:table-cell>
          <table:table-cell office:value-type="float" office:value="0.3916" calcext:value-type="float">
            <text:p>0.3916</text:p>
          </table:table-cell>
          <table:table-cell office:value-type="float" office:value="0.3933" calcext:value-type="float">
            <text:p>0.3933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2020-03-25</text:p>
          </table:table-cell>
          <table:table-cell office:value-type="float" office:value="0.3684" calcext:value-type="float">
            <text:p>0.3684</text:p>
          </table:table-cell>
          <table:table-cell office:value-type="float" office:value="256019" calcext:value-type="float">
            <text:p>256019</text:p>
          </table:table-cell>
          <table:table-cell office:value-type="float" office:value="0.38" calcext:value-type="float">
            <text:p>0.38</text:p>
          </table:table-cell>
          <table:table-cell office:value-type="float" office:value="0.3949" calcext:value-type="float">
            <text:p>0.3949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2020-03-24</text:p>
          </table:table-cell>
          <table:table-cell office:value-type="float" office:value="0.3631" calcext:value-type="float">
            <text:p>0.3631</text:p>
          </table:table-cell>
          <table:table-cell office:value-type="float" office:value="163669" calcext:value-type="float">
            <text:p>163669</text:p>
          </table:table-cell>
          <table:table-cell office:value-type="float" office:value="0.3499" calcext:value-type="float">
            <text:p>0.3499</text:p>
          </table:table-cell>
          <table:table-cell office:value-type="float" office:value="0.379" calcext:value-type="float">
            <text:p>0.379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2020-03-23</text:p>
          </table:table-cell>
          <table:table-cell office:value-type="float" office:value="0.3499" calcext:value-type="float">
            <text:p>0.3499</text:p>
          </table:table-cell>
          <table:table-cell office:value-type="float" office:value="126117" calcext:value-type="float">
            <text:p>126117</text:p>
          </table:table-cell>
          <table:table-cell table:number-columns-repeated="2" office:value-type="float" office:value="0.4042" calcext:value-type="float">
            <text:p>0.4042</text:p>
          </table:table-cell>
          <table:table-cell office:value-type="float" office:value="0.335" calcext:value-type="float">
            <text:p>0.335</text:p>
          </table:table-cell>
        </table:table-row>
        <table:table-row table:style-name="ro1">
          <table:table-cell office:value-type="string" calcext:value-type="string">
            <text:p>2020-03-20</text:p>
          </table:table-cell>
          <table:table-cell office:value-type="float" office:value="0.36" calcext:value-type="float">
            <text:p>0.36</text:p>
          </table:table-cell>
          <table:table-cell office:value-type="float" office:value="143628" calcext:value-type="float">
            <text:p>143628</text:p>
          </table:table-cell>
          <table:table-cell table:number-columns-repeated="2" office:value-type="float" office:value="0.399" calcext:value-type="float">
            <text:p>0.399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2020-03-19</text:p>
          </table:table-cell>
          <table:table-cell office:value-type="float" office:value="0.3685" calcext:value-type="float">
            <text:p>0.3685</text:p>
          </table:table-cell>
          <table:table-cell office:value-type="float" office:value="255677" calcext:value-type="float">
            <text:p>255677</text:p>
          </table:table-cell>
          <table:table-cell table:number-columns-repeated="2" office:value-type="float" office:value="0.39" calcext:value-type="float">
            <text:p>0.39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2020-03-18</text:p>
          </table:table-cell>
          <table:table-cell office:value-type="float" office:value="0.3401" calcext:value-type="float">
            <text:p>0.3401</text:p>
          </table:table-cell>
          <table:table-cell office:value-type="float" office:value="152491" calcext:value-type="float">
            <text:p>152491</text:p>
          </table:table-cell>
          <table:table-cell office:value-type="float" office:value="0.37" calcext:value-type="float">
            <text:p>0.37</text:p>
          </table:table-cell>
          <table:table-cell office:value-type="float" office:value="0.3902" calcext:value-type="float">
            <text:p>0.3902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2020-03-17</text:p>
          </table:table-cell>
          <table:table-cell office:value-type="float" office:value="0.3531" calcext:value-type="float">
            <text:p>0.3531</text:p>
          </table:table-cell>
          <table:table-cell office:value-type="float" office:value="487909" calcext:value-type="float">
            <text:p>487909</text:p>
          </table:table-cell>
          <table:table-cell office:value-type="float" office:value="0.4125" calcext:value-type="float">
            <text:p>0.4125</text:p>
          </table:table-cell>
          <table:table-cell office:value-type="float" office:value="0.4331" calcext:value-type="float">
            <text:p>0.4331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2020-03-16</text:p>
          </table:table-cell>
          <table:table-cell office:value-type="float" office:value="0.3928" calcext:value-type="float">
            <text:p>0.3928</text:p>
          </table:table-cell>
          <table:table-cell office:value-type="float" office:value="157150" calcext:value-type="float">
            <text:p>157150</text:p>
          </table:table-cell>
          <table:table-cell office:value-type="float" office:value="0.4725" calcext:value-type="float">
            <text:p>0.4725</text:p>
          </table:table-cell>
          <table:table-cell office:value-type="float" office:value="0.5489" calcext:value-type="float">
            <text:p>0.5489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2020-03-13</text:p>
          </table:table-cell>
          <table:table-cell office:value-type="float" office:value="0.4641" calcext:value-type="float">
            <text:p>0.4641</text:p>
          </table:table-cell>
          <table:table-cell office:value-type="float" office:value="112904" calcext:value-type="float">
            <text:p>112904</text:p>
          </table:table-cell>
          <table:table-cell office:value-type="float" office:value="0.4622" calcext:value-type="float">
            <text:p>0.4622</text:p>
          </table:table-cell>
          <table:table-cell office:value-type="float" office:value="0.476" calcext:value-type="float">
            <text:p>0.476</text:p>
          </table:table-cell>
          <table:table-cell office:value-type="float" office:value="0.422" calcext:value-type="float">
            <text:p>0.422</text:p>
          </table:table-cell>
        </table:table-row>
        <table:table-row table:style-name="ro1">
          <table:table-cell office:value-type="string" calcext:value-type="string">
            <text:p>2020-03-12</text:p>
          </table:table-cell>
          <table:table-cell office:value-type="float" office:value="0.45" calcext:value-type="float">
            <text:p>0.45</text:p>
          </table:table-cell>
          <table:table-cell office:value-type="float" office:value="527402" calcext:value-type="float">
            <text:p>527402</text:p>
          </table:table-cell>
          <table:table-cell office:value-type="float" office:value="0.46" calcext:value-type="float">
            <text:p>0.46</text:p>
          </table:table-cell>
          <table:table-cell office:value-type="float" office:value="0.4879" calcext:value-type="float">
            <text:p>0.4879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string" calcext:value-type="string">
            <text:p>2020-03-11</text:p>
          </table:table-cell>
          <table:table-cell office:value-type="float" office:value="0.4937" calcext:value-type="float">
            <text:p>0.4937</text:p>
          </table:table-cell>
          <table:table-cell office:value-type="float" office:value="65942" calcext:value-type="float">
            <text:p>65942</text:p>
          </table:table-cell>
          <table:table-cell office:value-type="float" office:value="0.5214" calcext:value-type="float">
            <text:p>0.5214</text:p>
          </table:table-cell>
          <table:table-cell office:value-type="float" office:value="0.5299" calcext:value-type="float">
            <text:p>0.5299</text:p>
          </table:table-cell>
          <table:table-cell office:value-type="float" office:value="0.4901" calcext:value-type="float">
            <text:p>0.4901</text:p>
          </table:table-cell>
        </table:table-row>
        <table:table-row table:style-name="ro1">
          <table:table-cell office:value-type="string" calcext:value-type="string">
            <text:p>2020-03-10</text:p>
          </table:table-cell>
          <table:table-cell office:value-type="float" office:value="0.5145" calcext:value-type="float">
            <text:p>0.5145</text:p>
          </table:table-cell>
          <table:table-cell office:value-type="float" office:value="239437" calcext:value-type="float">
            <text:p>239437</text:p>
          </table:table-cell>
          <table:table-cell office:value-type="float" office:value="0.599" calcext:value-type="float">
            <text:p>0.599</text:p>
          </table:table-cell>
          <table:table-cell office:value-type="float" office:value="0.6" calcext:value-type="float">
            <text:p>0.6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string" calcext:value-type="string">
            <text:p>2020-03-09</text:p>
          </table:table-cell>
          <table:table-cell office:value-type="float" office:value="0.555" calcext:value-type="float">
            <text:p>0.555</text:p>
          </table:table-cell>
          <table:table-cell office:value-type="float" office:value="140282" calcext:value-type="float">
            <text:p>140282</text:p>
          </table:table-cell>
          <table:table-cell office:value-type="float" office:value="0.6" calcext:value-type="float">
            <text:p>0.6</text:p>
          </table:table-cell>
          <table:table-cell office:value-type="float" office:value="0.61" calcext:value-type="float">
            <text:p>0.61</text:p>
          </table:table-cell>
          <table:table-cell office:value-type="float" office:value="0.555" calcext:value-type="float">
            <text:p>0.555</text:p>
          </table:table-cell>
        </table:table-row>
        <table:table-row table:style-name="ro1">
          <table:table-cell office:value-type="string" calcext:value-type="string">
            <text:p>2020-03-06</text:p>
          </table:table-cell>
          <table:table-cell office:value-type="float" office:value="0.582" calcext:value-type="float">
            <text:p>0.582</text:p>
          </table:table-cell>
          <table:table-cell office:value-type="float" office:value="152137" calcext:value-type="float">
            <text:p>152137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572" calcext:value-type="float">
            <text:p>0.572</text:p>
          </table:table-cell>
        </table:table-row>
        <table:table-row table:style-name="ro1">
          <table:table-cell office:value-type="string" calcext:value-type="string">
            <text:p>2020-03-05</text:p>
          </table:table-cell>
          <table:table-cell office:value-type="float" office:value="0.5801" calcext:value-type="float">
            <text:p>0.5801</text:p>
          </table:table-cell>
          <table:table-cell office:value-type="float" office:value="117188" calcext:value-type="float">
            <text:p>117188</text:p>
          </table:table-cell>
          <table:table-cell office:value-type="float" office:value="0.609" calcext:value-type="float">
            <text:p>0.609</text:p>
          </table:table-cell>
          <table:table-cell office:value-type="float" office:value="0.619" calcext:value-type="float">
            <text:p>0.619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2020-03-04</text:p>
          </table:table-cell>
          <table:table-cell office:value-type="float" office:value="0.6204" calcext:value-type="float">
            <text:p>0.6204</text:p>
          </table:table-cell>
          <table:table-cell office:value-type="float" office:value="157118" calcext:value-type="float">
            <text:p>157118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0.602" calcext:value-type="float">
            <text:p>0.602</text:p>
          </table:table-cell>
        </table:table-row>
        <table:table-row table:style-name="ro1">
          <table:table-cell office:value-type="string" calcext:value-type="string">
            <text:p>2020-03-03</text:p>
          </table:table-cell>
          <table:table-cell office:value-type="float" office:value="0.6102" calcext:value-type="float">
            <text:p>0.6102</text:p>
          </table:table-cell>
          <table:table-cell office:value-type="float" office:value="134926" calcext:value-type="float">
            <text:p>134926</text:p>
          </table:table-cell>
          <table:table-cell office:value-type="float" office:value="0.6103" calcext:value-type="float">
            <text:p>0.6103</text:p>
          </table:table-cell>
          <table:table-cell office:value-type="float" office:value="0.64" calcext:value-type="float">
            <text:p>0.6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2020-03-02</text:p>
          </table:table-cell>
          <table:table-cell office:value-type="float" office:value="0.6199" calcext:value-type="float">
            <text:p>0.6199</text:p>
          </table:table-cell>
          <table:table-cell office:value-type="float" office:value="182292" calcext:value-type="float">
            <text:p>182292</text:p>
          </table:table-cell>
          <table:table-cell table:number-columns-repeated="2" office:value-type="float" office:value="0.6534" calcext:value-type="float">
            <text:p>0.6534</text:p>
          </table:table-cell>
          <table:table-cell office:value-type="float" office:value="0.5301" calcext:value-type="float">
            <text:p>0.5301</text:p>
          </table:table-cell>
        </table:table-row>
        <table:table-row table:style-name="ro1">
          <table:table-cell office:value-type="string" calcext:value-type="string">
            <text:p>2020-02-28</text:p>
          </table:table-cell>
          <table:table-cell office:value-type="float" office:value="0.6223" calcext:value-type="float">
            <text:p>0.6223</text:p>
          </table:table-cell>
          <table:table-cell office:value-type="float" office:value="336676" calcext:value-type="float">
            <text:p>336676</text:p>
          </table:table-cell>
          <table:table-cell office:value-type="float" office:value="0.7249" calcext:value-type="float">
            <text:p>0.7249</text:p>
          </table:table-cell>
          <table:table-cell office:value-type="float" office:value="0.7268" calcext:value-type="float">
            <text:p>0.7268</text:p>
          </table:table-cell>
          <table:table-cell office:value-type="float" office:value="0.6067" calcext:value-type="float">
            <text:p>0.6067</text:p>
          </table:table-cell>
        </table:table-row>
        <table:table-row table:style-name="ro1">
          <table:table-cell office:value-type="string" calcext:value-type="string">
            <text:p>2020-02-27</text:p>
          </table:table-cell>
          <table:table-cell office:value-type="float" office:value="0.6625" calcext:value-type="float">
            <text:p>0.6625</text:p>
          </table:table-cell>
          <table:table-cell office:value-type="float" office:value="339423" calcext:value-type="float">
            <text:p>339423</text:p>
          </table:table-cell>
          <table:table-cell office:value-type="float" office:value="0.6578" calcext:value-type="float">
            <text:p>0.6578</text:p>
          </table:table-cell>
          <table:table-cell office:value-type="float" office:value="0.7" calcext:value-type="float">
            <text:p>0.7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string" calcext:value-type="string">
            <text:p>2020-02-26</text:p>
          </table:table-cell>
          <table:table-cell office:value-type="float" office:value="0.6503" calcext:value-type="float">
            <text:p>0.6503</text:p>
          </table:table-cell>
          <table:table-cell office:value-type="float" office:value="126279" calcext:value-type="float">
            <text:p>126279</text:p>
          </table:table-cell>
          <table:table-cell office:value-type="float" office:value="0.6984" calcext:value-type="float">
            <text:p>0.6984</text:p>
          </table:table-cell>
          <table:table-cell office:value-type="float" office:value="0.6998" calcext:value-type="float">
            <text:p>0.6998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2020-02-25</text:p>
          </table:table-cell>
          <table:table-cell office:value-type="float" office:value="0.68" calcext:value-type="float">
            <text:p>0.68</text:p>
          </table:table-cell>
          <table:table-cell office:value-type="float" office:value="170176" calcext:value-type="float">
            <text:p>170176</text:p>
          </table:table-cell>
          <table:table-cell office:value-type="float" office:value="0.7028" calcext:value-type="float">
            <text:p>0.7028</text:p>
          </table:table-cell>
          <table:table-cell office:value-type="float" office:value="0.715" calcext:value-type="float">
            <text:p>0.715</text:p>
          </table:table-cell>
          <table:table-cell office:value-type="float" office:value="0.654" calcext:value-type="float">
            <text:p>0.654</text:p>
          </table:table-cell>
        </table:table-row>
        <table:table-row table:style-name="ro1">
          <table:table-cell office:value-type="string" calcext:value-type="string">
            <text:p>2020-02-24</text:p>
          </table:table-cell>
          <table:table-cell office:value-type="float" office:value="0.706" calcext:value-type="float">
            <text:p>0.706</text:p>
          </table:table-cell>
          <table:table-cell office:value-type="float" office:value="65765" calcext:value-type="float">
            <text:p>65765</text:p>
          </table:table-cell>
          <table:table-cell office:value-type="float" office:value="0.7" calcext:value-type="float">
            <text:p>0.7</text:p>
          </table:table-cell>
          <table:table-cell office:value-type="float" office:value="0.7101" calcext:value-type="float">
            <text:p>0.7101</text:p>
          </table:table-cell>
          <table:table-cell office:value-type="float" office:value="0.6815" calcext:value-type="float">
            <text:p>0.6815</text:p>
          </table:table-cell>
        </table:table-row>
        <table:table-row table:style-name="ro1">
          <table:table-cell office:value-type="string" calcext:value-type="string">
            <text:p>2020-02-21</text:p>
          </table:table-cell>
          <table:table-cell office:value-type="float" office:value="0.71" calcext:value-type="float">
            <text:p>0.71</text:p>
          </table:table-cell>
          <table:table-cell office:value-type="float" office:value="158137" calcext:value-type="float">
            <text:p>158137</text:p>
          </table:table-cell>
          <table:table-cell office:value-type="float" office:value="0.71" calcext:value-type="float">
            <text:p>0.71</text:p>
          </table:table-cell>
          <table:table-cell office:value-type="float" office:value="0.7137" calcext:value-type="float">
            <text:p>0.7137</text:p>
          </table:table-cell>
          <table:table-cell office:value-type="float" office:value="0.6867" calcext:value-type="float">
            <text:p>0.6867</text:p>
          </table:table-cell>
        </table:table-row>
        <table:table-row table:style-name="ro1">
          <table:table-cell office:value-type="string" calcext:value-type="string">
            <text:p>2020-02-20</text:p>
          </table:table-cell>
          <table:table-cell office:value-type="float" office:value="0.7191" calcext:value-type="float">
            <text:p>0.7191</text:p>
          </table:table-cell>
          <table:table-cell office:value-type="float" office:value="472193" calcext:value-type="float">
            <text:p>472193</text:p>
          </table:table-cell>
          <table:table-cell office:value-type="float" office:value="0.72" calcext:value-type="float">
            <text:p>0.72</text:p>
          </table:table-cell>
          <table:table-cell office:value-type="float" office:value="0.7699" calcext:value-type="float">
            <text:p>0.7699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string" calcext:value-type="string">
            <text:p>2020-02-19</text:p>
          </table:table-cell>
          <table:table-cell office:value-type="float" office:value="0.7065" calcext:value-type="float">
            <text:p>0.7065</text:p>
          </table:table-cell>
          <table:table-cell office:value-type="float" office:value="152965" calcext:value-type="float">
            <text:p>152965</text:p>
          </table:table-cell>
          <table:table-cell table:number-columns-repeated="2" office:value-type="float" office:value="0.755" calcext:value-type="float">
            <text:p>0.755</text:p>
          </table:table-cell>
          <table:table-cell office:value-type="float" office:value="0.7063" calcext:value-type="float">
            <text:p>0.7063</text:p>
          </table:table-cell>
        </table:table-row>
        <table:table-row table:style-name="ro1">
          <table:table-cell office:value-type="string" calcext:value-type="string">
            <text:p>2020-02-18</text:p>
          </table:table-cell>
          <table:table-cell office:value-type="float" office:value="0.723" calcext:value-type="float">
            <text:p>0.723</text:p>
          </table:table-cell>
          <table:table-cell office:value-type="float" office:value="296774" calcext:value-type="float">
            <text:p>296774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6456" calcext:value-type="float">
            <text:p>0.6456</text:p>
          </table:table-cell>
        </table:table-row>
        <table:table-row table:style-name="ro1">
          <table:table-cell office:value-type="string" calcext:value-type="string">
            <text:p>2020-02-14</text:p>
          </table:table-cell>
          <table:table-cell office:value-type="float" office:value="0.7851" calcext:value-type="float">
            <text:p>0.7851</text:p>
          </table:table-cell>
          <table:table-cell office:value-type="float" office:value="67269" calcext:value-type="float">
            <text:p>67269</text:p>
          </table:table-cell>
          <table:table-cell office:value-type="float" office:value="0.8" calcext:value-type="float">
            <text:p>0.8</text:p>
          </table:table-cell>
          <table:table-cell office:value-type="float" office:value="0.8048" calcext:value-type="float">
            <text:p>0.8048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string" calcext:value-type="string">
            <text:p>2020-02-13</text:p>
          </table:table-cell>
          <table:table-cell office:value-type="float" office:value="0.7961" calcext:value-type="float">
            <text:p>0.7961</text:p>
          </table:table-cell>
          <table:table-cell office:value-type="float" office:value="102433" calcext:value-type="float">
            <text:p>102433</text:p>
          </table:table-cell>
          <table:table-cell office:value-type="float" office:value="0.79" calcext:value-type="float">
            <text:p>0.79</text:p>
          </table:table-cell>
          <table:table-cell office:value-type="float" office:value="0.8" calcext:value-type="float">
            <text:p>0.8</text:p>
          </table:table-cell>
          <table:table-cell office:value-type="float" office:value="0.7671" calcext:value-type="float">
            <text:p>0.7671</text:p>
          </table:table-cell>
        </table:table-row>
        <table:table-row table:style-name="ro1">
          <table:table-cell office:value-type="string" calcext:value-type="string">
            <text:p>2020-02-12</text:p>
          </table:table-cell>
          <table:table-cell office:value-type="float" office:value="0.7834" calcext:value-type="float">
            <text:p>0.7834</text:p>
          </table:table-cell>
          <table:table-cell office:value-type="float" office:value="166622" calcext:value-type="float">
            <text:p>166622</text:p>
          </table:table-cell>
          <table:table-cell office:value-type="float" office:value="0.8" calcext:value-type="float">
            <text:p>0.8</text:p>
          </table:table-cell>
          <table:table-cell office:value-type="float" office:value="0.83" calcext:value-type="float">
            <text:p>0.83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office:value-type="string" calcext:value-type="string">
            <text:p>2020-02-11</text:p>
          </table:table-cell>
          <table:table-cell office:value-type="float" office:value="0.7796" calcext:value-type="float">
            <text:p>0.7796</text:p>
          </table:table-cell>
          <table:table-cell office:value-type="float" office:value="227463" calcext:value-type="float">
            <text:p>227463</text:p>
          </table:table-cell>
          <table:table-cell office:value-type="float" office:value="0.785" calcext:value-type="float">
            <text:p>0.785</text:p>
          </table:table-cell>
          <table:table-cell office:value-type="float" office:value="0.8199" calcext:value-type="float">
            <text:p>0.8199</text:p>
          </table:table-cell>
          <table:table-cell office:value-type="float" office:value="0.7602" calcext:value-type="float">
            <text:p>0.7602</text:p>
          </table:table-cell>
        </table:table-row>
        <table:table-row table:style-name="ro1">
          <table:table-cell office:value-type="string" calcext:value-type="string">
            <text:p>2020-02-10</text:p>
          </table:table-cell>
          <table:table-cell office:value-type="float" office:value="0.785" calcext:value-type="float">
            <text:p>0.785</text:p>
          </table:table-cell>
          <table:table-cell office:value-type="float" office:value="172128" calcext:value-type="float">
            <text:p>172128</text:p>
          </table:table-cell>
          <table:table-cell table:number-columns-repeated="2" office:value-type="float" office:value="0.8295" calcext:value-type="float">
            <text:p>0.8295</text:p>
          </table:table-cell>
          <table:table-cell office:value-type="float" office:value="0.759" calcext:value-type="float">
            <text:p>0.759</text:p>
          </table:table-cell>
        </table:table-row>
        <table:table-row table:style-name="ro1">
          <table:table-cell office:value-type="string" calcext:value-type="string">
            <text:p>2020-02-07</text:p>
          </table:table-cell>
          <table:table-cell office:value-type="float" office:value="0.8263" calcext:value-type="float">
            <text:p>0.8263</text:p>
          </table:table-cell>
          <table:table-cell office:value-type="float" office:value="678245" calcext:value-type="float">
            <text:p>678245</text:p>
          </table:table-cell>
          <table:table-cell office:value-type="float" office:value="0.82" calcext:value-type="float">
            <text:p>0.82</text:p>
          </table:table-cell>
          <table:table-cell office:value-type="float" office:value="0.8914" calcext:value-type="float">
            <text:p>0.891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2020-02-06</text:p>
          </table:table-cell>
          <table:table-cell office:value-type="float" office:value="0.8152" calcext:value-type="float">
            <text:p>0.8152</text:p>
          </table:table-cell>
          <table:table-cell office:value-type="float" office:value="88446" calcext:value-type="float">
            <text:p>88446</text:p>
          </table:table-cell>
          <table:table-cell office:value-type="float" office:value="0.8109" calcext:value-type="float">
            <text:p>0.8109</text:p>
          </table:table-cell>
          <table:table-cell office:value-type="float" office:value="0.83" calcext:value-type="float">
            <text:p>0.83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string" calcext:value-type="string">
            <text:p>2020-02-05</text:p>
          </table:table-cell>
          <table:table-cell office:value-type="float" office:value="0.815" calcext:value-type="float">
            <text:p>0.815</text:p>
          </table:table-cell>
          <table:table-cell office:value-type="float" office:value="124305" calcext:value-type="float">
            <text:p>124305</text:p>
          </table:table-cell>
          <table:table-cell office:value-type="float" office:value="0.82" calcext:value-type="float">
            <text:p>0.82</text:p>
          </table:table-cell>
          <table:table-cell office:value-type="float" office:value="0.85" calcext:value-type="float">
            <text:p>0.85</text:p>
          </table:table-cell>
          <table:table-cell office:value-type="float" office:value="0.803" calcext:value-type="float">
            <text:p>0.803</text:p>
          </table:table-cell>
        </table:table-row>
        <table:table-row table:style-name="ro1">
          <table:table-cell office:value-type="string" calcext:value-type="string">
            <text:p>2020-02-04</text:p>
          </table:table-cell>
          <table:table-cell office:value-type="float" office:value="0.82" calcext:value-type="float">
            <text:p>0.82</text:p>
          </table:table-cell>
          <table:table-cell office:value-type="float" office:value="103454" calcext:value-type="float">
            <text:p>103454</text:p>
          </table:table-cell>
          <table:table-cell office:value-type="float" office:value="0.821" calcext:value-type="float">
            <text:p>0.821</text:p>
          </table:table-cell>
          <table:table-cell office:value-type="float" office:value="0.84" calcext:value-type="float">
            <text:p>0.84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string" calcext:value-type="string">
            <text:p>2020-02-03</text:p>
          </table:table-cell>
          <table:table-cell office:value-type="float" office:value="0.822" calcext:value-type="float">
            <text:p>0.822</text:p>
          </table:table-cell>
          <table:table-cell office:value-type="float" office:value="32855" calcext:value-type="float">
            <text:p>32855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2020-01-31</text:p>
          </table:table-cell>
          <table:table-cell office:value-type="float" office:value="0.825" calcext:value-type="float">
            <text:p>0.825</text:p>
          </table:table-cell>
          <table:table-cell office:value-type="float" office:value="86565" calcext:value-type="float">
            <text:p>86565</text:p>
          </table:table-cell>
          <table:table-cell office:value-type="float" office:value="0.83" calcext:value-type="float">
            <text:p>0.83</text:p>
          </table:table-cell>
          <table:table-cell office:value-type="float" office:value="0.85" calcext:value-type="float">
            <text:p>0.85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2020-01-30</text:p>
          </table:table-cell>
          <table:table-cell office:value-type="float" office:value="0.8297" calcext:value-type="float">
            <text:p>0.8297</text:p>
          </table:table-cell>
          <table:table-cell office:value-type="float" office:value="115897" calcext:value-type="float">
            <text:p>115897</text:p>
          </table:table-cell>
          <table:table-cell office:value-type="float" office:value="0.83" calcext:value-type="float">
            <text:p>0.83</text:p>
          </table:table-cell>
          <table:table-cell office:value-type="float" office:value="0.85" calcext:value-type="float">
            <text:p>0.85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2020-01-29</text:p>
          </table:table-cell>
          <table:table-cell office:value-type="float" office:value="0.8347" calcext:value-type="float">
            <text:p>0.8347</text:p>
          </table:table-cell>
          <table:table-cell office:value-type="float" office:value="64794" calcext:value-type="float">
            <text:p>64794</text:p>
          </table:table-cell>
          <table:table-cell table:number-columns-repeated="2" office:value-type="float" office:value="0.86" calcext:value-type="float">
            <text:p>0.86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string" calcext:value-type="string">
            <text:p>2020-01-28</text:p>
          </table:table-cell>
          <table:table-cell office:value-type="float" office:value="0.8376" calcext:value-type="float">
            <text:p>0.8376</text:p>
          </table:table-cell>
          <table:table-cell office:value-type="float" office:value="84019" calcext:value-type="float">
            <text:p>84019</text:p>
          </table:table-cell>
          <table:table-cell office:value-type="float" office:value="0.85" calcext:value-type="float">
            <text:p>0.85</text:p>
          </table:table-cell>
          <table:table-cell office:value-type="float" office:value="0.86" calcext:value-type="float">
            <text:p>0.86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string" calcext:value-type="string">
            <text:p>2020-01-27</text:p>
          </table:table-cell>
          <table:table-cell office:value-type="float" office:value="0.8448" calcext:value-type="float">
            <text:p>0.8448</text:p>
          </table:table-cell>
          <table:table-cell office:value-type="float" office:value="99532" calcext:value-type="float">
            <text:p>99532</text:p>
          </table:table-cell>
          <table:table-cell office:value-type="float" office:value="0.88" calcext:value-type="float">
            <text:p>0.88</text:p>
          </table:table-cell>
          <table:table-cell office:value-type="float" office:value="0.8866" calcext:value-type="float">
            <text:p>0.8866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2020-01-24</text:p>
          </table:table-cell>
          <table:table-cell office:value-type="float" office:value="0.8758" calcext:value-type="float">
            <text:p>0.8758</text:p>
          </table:table-cell>
          <table:table-cell office:value-type="float" office:value="192858" calcext:value-type="float">
            <text:p>192858</text:p>
          </table:table-cell>
          <table:table-cell table:number-columns-repeated="2" office:value-type="float" office:value="0.89" calcext:value-type="float">
            <text:p>0.89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2020-01-23</text:p>
          </table:table-cell>
          <table:table-cell office:value-type="float" office:value="0.8893" calcext:value-type="float">
            <text:p>0.8893</text:p>
          </table:table-cell>
          <table:table-cell office:value-type="float" office:value="248159" calcext:value-type="float">
            <text:p>248159</text:p>
          </table:table-cell>
          <table:table-cell office:value-type="float" office:value="0.85" calcext:value-type="float">
            <text:p>0.85</text:p>
          </table:table-cell>
          <table:table-cell office:value-type="float" office:value="0.922" calcext:value-type="float">
            <text:p>0.922</text:p>
          </table:table-cell>
          <table:table-cell office:value-type="float" office:value="0.8401" calcext:value-type="float">
            <text:p>0.8401</text:p>
          </table:table-cell>
        </table:table-row>
        <table:table-row table:style-name="ro1">
          <table:table-cell office:value-type="string" calcext:value-type="string">
            <text:p>2020-01-22</text:p>
          </table:table-cell>
          <table:table-cell office:value-type="float" office:value="0.8494" calcext:value-type="float">
            <text:p>0.8494</text:p>
          </table:table-cell>
          <table:table-cell office:value-type="float" office:value="423361" calcext:value-type="float">
            <text:p>423361</text:p>
          </table:table-cell>
          <table:table-cell office:value-type="float" office:value="0.84" calcext:value-type="float">
            <text:p>0.84</text:p>
          </table:table-cell>
          <table:table-cell office:value-type="float" office:value="0.8689" calcext:value-type="float">
            <text:p>0.8689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string" calcext:value-type="string">
            <text:p>2020-01-21</text:p>
          </table:table-cell>
          <table:table-cell office:value-type="float" office:value="0.8851" calcext:value-type="float">
            <text:p>0.8851</text:p>
          </table:table-cell>
          <table:table-cell office:value-type="float" office:value="395176" calcext:value-type="float">
            <text:p>395176</text:p>
          </table:table-cell>
          <table:table-cell office:value-type="float" office:value="0.909" calcext:value-type="float">
            <text:p>0.909</text:p>
          </table:table-cell>
          <table:table-cell office:value-type="float" office:value="0.94" calcext:value-type="float">
            <text:p>0.94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2020-01-17</text:p>
          </table:table-cell>
          <table:table-cell office:value-type="float" office:value="0.9424" calcext:value-type="float">
            <text:p>0.9424</text:p>
          </table:table-cell>
          <table:table-cell office:value-type="float" office:value="793245" calcext:value-type="float">
            <text:p>793245</text:p>
          </table:table-cell>
          <table:table-cell office:value-type="float" office:value="0.96" calcext:value-type="float">
            <text:p>0.96</text:p>
          </table:table-cell>
          <table:table-cell office:value-type="float" office:value="1.01" calcext:value-type="float">
            <text:p>1.01</text:p>
          </table:table-cell>
          <table:table-cell office:value-type="float" office:value="0.9128" calcext:value-type="float">
            <text:p>0.9128</text:p>
          </table:table-cell>
        </table:table-row>
        <table:table-row table:style-name="ro1">
          <table:table-cell office:value-type="string" calcext:value-type="string">
            <text:p>2020-01-16</text:p>
          </table:table-cell>
          <table:table-cell office:value-type="float" office:value="1.05" calcext:value-type="float">
            <text:p>1.05</text:p>
          </table:table-cell>
          <table:table-cell office:value-type="float" office:value="3347847" calcext:value-type="float">
            <text:p>3347847</text:p>
          </table:table-cell>
          <table:table-cell office:value-type="float" office:value="0.828" calcext:value-type="float">
            <text:p>0.828</text:p>
          </table:table-cell>
          <table:table-cell office:value-type="float" office:value="1.2" calcext:value-type="float">
            <text:p>1.2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2020-01-15</text:p>
          </table:table-cell>
          <table:table-cell office:value-type="float" office:value="0.8348" calcext:value-type="float">
            <text:p>0.8348</text:p>
          </table:table-cell>
          <table:table-cell office:value-type="float" office:value="115966" calcext:value-type="float">
            <text:p>115966</text:p>
          </table:table-cell>
          <table:table-cell table:number-columns-repeated="2" office:value-type="float" office:value="0.86" calcext:value-type="float">
            <text:p>0.86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2020-01-14</text:p>
          </table:table-cell>
          <table:table-cell office:value-type="float" office:value="0.8413" calcext:value-type="float">
            <text:p>0.8413</text:p>
          </table:table-cell>
          <table:table-cell office:value-type="float" office:value="258968" calcext:value-type="float">
            <text:p>258968</text:p>
          </table:table-cell>
          <table:table-cell office:value-type="float" office:value="0.8178" calcext:value-type="float">
            <text:p>0.8178</text:p>
          </table:table-cell>
          <table:table-cell office:value-type="float" office:value="0.875" calcext:value-type="float">
            <text:p>0.87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2020-01-13</text:p>
          </table:table-cell>
          <table:table-cell office:value-type="float" office:value="0.8172" calcext:value-type="float">
            <text:p>0.8172</text:p>
          </table:table-cell>
          <table:table-cell office:value-type="float" office:value="466315" calcext:value-type="float">
            <text:p>466315</text:p>
          </table:table-cell>
          <table:table-cell office:value-type="float" office:value="0.86" calcext:value-type="float">
            <text:p>0.86</text:p>
          </table:table-cell>
          <table:table-cell office:value-type="float" office:value="0.899" calcext:value-type="float">
            <text:p>0.899</text:p>
          </table:table-cell>
          <table:table-cell office:value-type="float" office:value="0.8172" calcext:value-type="float">
            <text:p>0.8172</text:p>
          </table:table-cell>
        </table:table-row>
        <table:table-row table:style-name="ro1">
          <table:table-cell office:value-type="string" calcext:value-type="string">
            <text:p>2020-01-10</text:p>
          </table:table-cell>
          <table:table-cell office:value-type="float" office:value="0.9237" calcext:value-type="float">
            <text:p>0.9237</text:p>
          </table:table-cell>
          <table:table-cell office:value-type="float" office:value="896762" calcext:value-type="float">
            <text:p>896762</text:p>
          </table:table-cell>
          <table:table-cell office:value-type="float" office:value="1.02" calcext:value-type="float">
            <text:p>1.02</text:p>
          </table:table-cell>
          <table:table-cell office:value-type="float" office:value="1.14" calcext:value-type="float">
            <text:p>1.14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2020-01-09</text:p>
          </table:table-cell>
          <table:table-cell office:value-type="float" office:value="1.0501" calcext:value-type="float">
            <text:p>1.0501</text:p>
          </table:table-cell>
          <table:table-cell office:value-type="float" office:value="1485163" calcext:value-type="float">
            <text:p>1485163</text:p>
          </table:table-cell>
          <table:table-cell office:value-type="float" office:value="0.85" calcext:value-type="float">
            <text:p>0.85</text:p>
          </table:table-cell>
          <table:table-cell office:value-type="float" office:value="1.07" calcext:value-type="float">
            <text:p>1.07</text:p>
          </table:table-cell>
          <table:table-cell office:value-type="float" office:value="0.8401" calcext:value-type="float">
            <text:p>0.8401</text:p>
          </table:table-cell>
        </table:table-row>
        <table:table-row table:style-name="ro1">
          <table:table-cell office:value-type="string" calcext:value-type="string">
            <text:p>2020-01-08</text:p>
          </table:table-cell>
          <table:table-cell office:value-type="float" office:value="0.8511" calcext:value-type="float">
            <text:p>0.8511</text:p>
          </table:table-cell>
          <table:table-cell office:value-type="float" office:value="50105" calcext:value-type="float">
            <text:p>50105</text:p>
          </table:table-cell>
          <table:table-cell office:value-type="float" office:value="0.88" calcext:value-type="float">
            <text:p>0.88</text:p>
          </table:table-cell>
          <table:table-cell office:value-type="float" office:value="0.89" calcext:value-type="float">
            <text:p>0.89</text:p>
          </table:table-cell>
          <table:table-cell office:value-type="float" office:value="0.832" calcext:value-type="float">
            <text:p>0.832</text:p>
          </table:table-cell>
        </table:table-row>
        <table:table-row table:style-name="ro1">
          <table:table-cell office:value-type="string" calcext:value-type="string">
            <text:p>2020-01-07</text:p>
          </table:table-cell>
          <table:table-cell office:value-type="float" office:value="0.851" calcext:value-type="float">
            <text:p>0.851</text:p>
          </table:table-cell>
          <table:table-cell office:value-type="float" office:value="105248" calcext:value-type="float">
            <text:p>105248</text:p>
          </table:table-cell>
          <table:table-cell table:number-columns-repeated="2" office:value-type="float" office:value="0.88" calcext:value-type="float">
            <text:p>0.88</text:p>
          </table:table-cell>
          <table:table-cell office:value-type="float" office:value="0.828" calcext:value-type="float">
            <text:p>0.828</text:p>
          </table:table-cell>
        </table:table-row>
        <table:table-row table:style-name="ro1">
          <table:table-cell office:value-type="string" calcext:value-type="string">
            <text:p>2020-01-06</text:p>
          </table:table-cell>
          <table:table-cell office:value-type="float" office:value="0.86" calcext:value-type="float">
            <text:p>0.86</text:p>
          </table:table-cell>
          <table:table-cell office:value-type="float" office:value="92411" calcext:value-type="float">
            <text:p>92411</text:p>
          </table:table-cell>
          <table:table-cell table:number-columns-repeated="2" office:value-type="float" office:value="0.883" calcext:value-type="float">
            <text:p>0.883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string" calcext:value-type="string">
            <text:p>2020-01-03</text:p>
          </table:table-cell>
          <table:table-cell office:value-type="float" office:value="0.841" calcext:value-type="float">
            <text:p>0.841</text:p>
          </table:table-cell>
          <table:table-cell office:value-type="float" office:value="165009" calcext:value-type="float">
            <text:p>165009</text:p>
          </table:table-cell>
          <table:table-cell table:number-columns-repeated="2" office:value-type="float" office:value="0.91" calcext:value-type="float">
            <text:p>0.91</text:p>
          </table:table-cell>
          <table:table-cell office:value-type="float" office:value="0.8301" calcext:value-type="float">
            <text:p>0.8301</text:p>
          </table:table-cell>
        </table:table-row>
        <table:table-row table:style-name="ro1">
          <table:table-cell office:value-type="string" calcext:value-type="string">
            <text:p>2020-01-02</text:p>
          </table:table-cell>
          <table:table-cell office:value-type="float" office:value="0.8801" calcext:value-type="float">
            <text:p>0.8801</text:p>
          </table:table-cell>
          <table:table-cell office:value-type="float" office:value="143800" calcext:value-type="float">
            <text:p>143800</text:p>
          </table:table-cell>
          <table:table-cell table:number-columns-repeated="2" office:value-type="float" office:value="0.91" calcext:value-type="float">
            <text:p>0.91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2019-12-31</text:p>
          </table:table-cell>
          <table:table-cell office:value-type="float" office:value="0.87" calcext:value-type="float">
            <text:p>0.87</text:p>
          </table:table-cell>
          <table:table-cell office:value-type="float" office:value="153960" calcext:value-type="float">
            <text:p>153960</text:p>
          </table:table-cell>
          <table:table-cell office:value-type="float" office:value="0.87" calcext:value-type="float">
            <text:p>0.87</text:p>
          </table:table-cell>
          <table:table-cell office:value-type="float" office:value="0.9" calcext:value-type="float">
            <text:p>0.9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2019-12-30</text:p>
          </table:table-cell>
          <table:table-cell office:value-type="float" office:value="0.8687" calcext:value-type="float">
            <text:p>0.8687</text:p>
          </table:table-cell>
          <table:table-cell office:value-type="float" office:value="209650" calcext:value-type="float">
            <text:p>209650</text:p>
          </table:table-cell>
          <table:table-cell office:value-type="float" office:value="0.9207" calcext:value-type="float">
            <text:p>0.9207</text:p>
          </table:table-cell>
          <table:table-cell office:value-type="float" office:value="0.9311" calcext:value-type="float">
            <text:p>0.9311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2019-12-27</text:p>
          </table:table-cell>
          <table:table-cell office:value-type="float" office:value="0.8911" calcext:value-type="float">
            <text:p>0.8911</text:p>
          </table:table-cell>
          <table:table-cell office:value-type="float" office:value="465995" calcext:value-type="float">
            <text:p>465995</text:p>
          </table:table-cell>
          <table:table-cell office:value-type="float" office:value="0.85" calcext:value-type="float">
            <text:p>0.85</text:p>
          </table:table-cell>
          <table:table-cell office:value-type="float" office:value="0.94" calcext:value-type="float">
            <text:p>0.94</text:p>
          </table:table-cell>
          <table:table-cell office:value-type="float" office:value="0.8018" calcext:value-type="float">
            <text:p>0.8018</text:p>
          </table:table-cell>
        </table:table-row>
        <table:table-row table:style-name="ro1">
          <table:table-cell office:value-type="string" calcext:value-type="string">
            <text:p>2019-12-26</text:p>
          </table:table-cell>
          <table:table-cell office:value-type="float" office:value="0.8547" calcext:value-type="float">
            <text:p>0.8547</text:p>
          </table:table-cell>
          <table:table-cell office:value-type="float" office:value="385623" calcext:value-type="float">
            <text:p>385623</text:p>
          </table:table-cell>
          <table:table-cell office:value-type="float" office:value="0.79" calcext:value-type="float">
            <text:p>0.79</text:p>
          </table:table-cell>
          <table:table-cell office:value-type="float" office:value="0.8998" calcext:value-type="float">
            <text:p>0.8998</text:p>
          </table:table-cell>
          <table:table-cell office:value-type="float" office:value="0.7801" calcext:value-type="float">
            <text:p>0.7801</text:p>
          </table:table-cell>
        </table:table-row>
        <table:table-row table:style-name="ro1">
          <table:table-cell office:value-type="string" calcext:value-type="string">
            <text:p>2019-12-24</text:p>
          </table:table-cell>
          <table:table-cell office:value-type="float" office:value="0.7876" calcext:value-type="float">
            <text:p>0.7876</text:p>
          </table:table-cell>
          <table:table-cell office:value-type="float" office:value="124733" calcext:value-type="float">
            <text:p>124733</text:p>
          </table:table-cell>
          <table:table-cell office:value-type="float" office:value="0.76" calcext:value-type="float">
            <text:p>0.76</text:p>
          </table:table-cell>
          <table:table-cell office:value-type="float" office:value="0.79" calcext:value-type="float">
            <text:p>0.79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2019-12-23</text:p>
          </table:table-cell>
          <table:table-cell office:value-type="float" office:value="0.7834" calcext:value-type="float">
            <text:p>0.7834</text:p>
          </table:table-cell>
          <table:table-cell office:value-type="float" office:value="148776" calcext:value-type="float">
            <text:p>148776</text:p>
          </table:table-cell>
          <table:table-cell office:value-type="float" office:value="0.78" calcext:value-type="float">
            <text:p>0.78</text:p>
          </table:table-cell>
          <table:table-cell office:value-type="float" office:value="0.81" calcext:value-type="float">
            <text:p>0.81</text:p>
          </table:table-cell>
          <table:table-cell office:value-type="float" office:value="0.7751" calcext:value-type="float">
            <text:p>0.7751</text:p>
          </table:table-cell>
        </table:table-row>
        <table:table-row table:style-name="ro1">
          <table:table-cell office:value-type="string" calcext:value-type="string">
            <text:p>2019-12-20</text:p>
          </table:table-cell>
          <table:table-cell office:value-type="float" office:value="0.7891" calcext:value-type="float">
            <text:p>0.7891</text:p>
          </table:table-cell>
          <table:table-cell office:value-type="float" office:value="101365" calcext:value-type="float">
            <text:p>101365</text:p>
          </table:table-cell>
          <table:table-cell office:value-type="float" office:value="0.78" calcext:value-type="float">
            <text:p>0.78</text:p>
          </table:table-cell>
          <table:table-cell office:value-type="float" office:value="0.8113" calcext:value-type="float">
            <text:p>0.8113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string" calcext:value-type="string">
            <text:p>2019-12-19</text:p>
          </table:table-cell>
          <table:table-cell office:value-type="float" office:value="0.79" calcext:value-type="float">
            <text:p>0.79</text:p>
          </table:table-cell>
          <table:table-cell office:value-type="float" office:value="163525" calcext:value-type="float">
            <text:p>163525</text:p>
          </table:table-cell>
          <table:table-cell table:number-columns-repeated="2" office:value-type="float" office:value="0.84" calcext:value-type="float">
            <text:p>0.84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string" calcext:value-type="string">
            <text:p>2019-12-18</text:p>
          </table:table-cell>
          <table:table-cell office:value-type="float" office:value="0.81" calcext:value-type="float">
            <text:p>0.81</text:p>
          </table:table-cell>
          <table:table-cell office:value-type="float" office:value="123391" calcext:value-type="float">
            <text:p>123391</text:p>
          </table:table-cell>
          <table:table-cell office:value-type="float" office:value="0.8482" calcext:value-type="float">
            <text:p>0.8482</text:p>
          </table:table-cell>
          <table:table-cell office:value-type="float" office:value="0.8545" calcext:value-type="float">
            <text:p>0.854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2019-12-17</text:p>
          </table:table-cell>
          <table:table-cell office:value-type="float" office:value="0.8269" calcext:value-type="float">
            <text:p>0.8269</text:p>
          </table:table-cell>
          <table:table-cell office:value-type="float" office:value="72965" calcext:value-type="float">
            <text:p>72965</text:p>
          </table:table-cell>
          <table:table-cell office:value-type="float" office:value="0.83" calcext:value-type="float">
            <text:p>0.83</text:p>
          </table:table-cell>
          <table:table-cell office:value-type="float" office:value="0.8557" calcext:value-type="float">
            <text:p>0.8557</text:p>
          </table:table-cell>
          <table:table-cell office:value-type="float" office:value="0.825" calcext:value-type="float">
            <text:p>0.825</text:p>
          </table:table-cell>
        </table:table-row>
        <table:table-row table:style-name="ro1">
          <table:table-cell office:value-type="string" calcext:value-type="string">
            <text:p>2019-12-16</text:p>
          </table:table-cell>
          <table:table-cell office:value-type="float" office:value="0.854" calcext:value-type="float">
            <text:p>0.854</text:p>
          </table:table-cell>
          <table:table-cell office:value-type="float" office:value="323740" calcext:value-type="float">
            <text:p>323740</text:p>
          </table:table-cell>
          <table:table-cell table:number-columns-repeated="2" office:value-type="float" office:value="0.9135" calcext:value-type="float">
            <text:p>0.9135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2019-12-13</text:p>
          </table:table-cell>
          <table:table-cell office:value-type="float" office:value="0.8743" calcext:value-type="float">
            <text:p>0.8743</text:p>
          </table:table-cell>
          <table:table-cell office:value-type="float" office:value="131902" calcext:value-type="float">
            <text:p>131902</text:p>
          </table:table-cell>
          <table:table-cell office:value-type="float" office:value="0.8978" calcext:value-type="float">
            <text:p>0.8978</text:p>
          </table:table-cell>
          <table:table-cell office:value-type="float" office:value="0.91" calcext:value-type="float">
            <text:p>0.91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2019-12-12</text:p>
          </table:table-cell>
          <table:table-cell office:value-type="float" office:value="0.8857" calcext:value-type="float">
            <text:p>0.8857</text:p>
          </table:table-cell>
          <table:table-cell office:value-type="float" office:value="143053" calcext:value-type="float">
            <text:p>143053</text:p>
          </table:table-cell>
          <table:table-cell office:value-type="float" office:value="0.9083" calcext:value-type="float">
            <text:p>0.9083</text:p>
          </table:table-cell>
          <table:table-cell office:value-type="float" office:value="0.93" calcext:value-type="float">
            <text:p>0.93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2019-12-11</text:p>
          </table:table-cell>
          <table:table-cell office:value-type="float" office:value="0.9048" calcext:value-type="float">
            <text:p>0.9048</text:p>
          </table:table-cell>
          <table:table-cell office:value-type="float" office:value="231153" calcext:value-type="float">
            <text:p>231153</text:p>
          </table:table-cell>
          <table:table-cell office:value-type="float" office:value="0.8801" calcext:value-type="float">
            <text:p>0.8801</text:p>
          </table:table-cell>
          <table:table-cell office:value-type="float" office:value="0.929" calcext:value-type="float">
            <text:p>0.929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2019-12-10</text:p>
          </table:table-cell>
          <table:table-cell office:value-type="float" office:value="0.8988" calcext:value-type="float">
            <text:p>0.8988</text:p>
          </table:table-cell>
          <table:table-cell office:value-type="float" office:value="524478" calcext:value-type="float">
            <text:p>524478</text:p>
          </table:table-cell>
          <table:table-cell office:value-type="float" office:value="1" calcext:value-type="float">
            <text:p>1</text:p>
          </table:table-cell>
          <table:table-cell office:value-type="float" office:value="1.0001" calcext:value-type="float">
            <text:p>1.0001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string" calcext:value-type="string">
            <text:p>2019-12-09</text:p>
          </table:table-cell>
          <table:table-cell office:value-type="float" office:value="0.97" calcext:value-type="float">
            <text:p>0.97</text:p>
          </table:table-cell>
          <table:table-cell office:value-type="float" office:value="309974" calcext:value-type="float">
            <text:p>309974</text:p>
          </table:table-cell>
          <table:table-cell table:number-columns-repeated="2" office:value-type="float" office:value="1.01" calcext:value-type="float">
            <text:p>1.01</text:p>
          </table:table-cell>
          <table:table-cell office:value-type="float" office:value="0.9409" calcext:value-type="float">
            <text:p>0.9409</text:p>
          </table:table-cell>
        </table:table-row>
        <table:table-row table:style-name="ro1">
          <table:table-cell office:value-type="string" calcext:value-type="string">
            <text:p>2019-12-06</text:p>
          </table:table-cell>
          <table:table-cell office:value-type="float" office:value="0.9976" calcext:value-type="float">
            <text:p>0.9976</text:p>
          </table:table-cell>
          <table:table-cell office:value-type="float" office:value="207321" calcext:value-type="float">
            <text:p>207321</text:p>
          </table:table-cell>
          <table:table-cell office:value-type="float" office:value="1.01" calcext:value-type="float">
            <text:p>1.01</text:p>
          </table:table-cell>
          <table:table-cell office:value-type="float" office:value="1.03" calcext:value-type="float">
            <text:p>1.03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string" calcext:value-type="string">
            <text:p>2019-12-05</text:p>
          </table:table-cell>
          <table:table-cell office:value-type="float" office:value="0.9998" calcext:value-type="float">
            <text:p>0.9998</text:p>
          </table:table-cell>
          <table:table-cell office:value-type="float" office:value="166582" calcext:value-type="float">
            <text:p>166582</text:p>
          </table:table-cell>
          <table:table-cell office:value-type="float" office:value="1.03" calcext:value-type="float">
            <text:p>1.03</text:p>
          </table:table-cell>
          <table:table-cell office:value-type="float" office:value="1.0496" calcext:value-type="float">
            <text:p>1.0496</text:p>
          </table:table-cell>
          <table:table-cell office:value-type="float" office:value="0.9871" calcext:value-type="float">
            <text:p>0.9871</text:p>
          </table:table-cell>
        </table:table-row>
        <table:table-row table:style-name="ro1">
          <table:table-cell office:value-type="string" calcext:value-type="string">
            <text:p>2019-12-04</text:p>
          </table:table-cell>
          <table:table-cell office:value-type="float" office:value="1.02" calcext:value-type="float">
            <text:p>1.02</text:p>
          </table:table-cell>
          <table:table-cell office:value-type="float" office:value="366580" calcext:value-type="float">
            <text:p>366580</text:p>
          </table:table-cell>
          <table:table-cell office:value-type="float" office:value="1.01" calcext:value-type="float">
            <text:p>1.01</text:p>
          </table:table-cell>
          <table:table-cell office:value-type="float" office:value="1.07" calcext:value-type="float">
            <text:p>1.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12-03</text:p>
          </table:table-cell>
          <table:table-cell office:value-type="float" office:value="1.02" calcext:value-type="float">
            <text:p>1.02</text:p>
          </table:table-cell>
          <table:table-cell office:value-type="float" office:value="235640" calcext:value-type="float">
            <text:p>235640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2019-12-02</text:p>
          </table:table-cell>
          <table:table-cell office:value-type="float" office:value="1.02" calcext:value-type="float">
            <text:p>1.02</text:p>
          </table:table-cell>
          <table:table-cell office:value-type="float" office:value="428298" calcext:value-type="float">
            <text:p>428298</text:p>
          </table:table-cell>
          <table:table-cell office:value-type="float" office:value="1.05" calcext:value-type="float">
            <text:p>1.05</text:p>
          </table:table-cell>
          <table:table-cell office:value-type="float" office:value="1.06" calcext:value-type="float">
            <text:p>1.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11-29</text:p>
          </table:table-cell>
          <table:table-cell office:value-type="float" office:value="1.06" calcext:value-type="float">
            <text:p>1.06</text:p>
          </table:table-cell>
          <table:table-cell office:value-type="float" office:value="545464" calcext:value-type="float">
            <text:p>545464</text:p>
          </table:table-cell>
          <table:table-cell office:value-type="float" office:value="1.03" calcext:value-type="float">
            <text:p>1.03</text:p>
          </table:table-cell>
          <table:table-cell office:value-type="float" office:value="1.09" calcext:value-type="float">
            <text:p>1.09</text:p>
          </table:table-cell>
          <table:table-cell office:value-type="float" office:value="0.992" calcext:value-type="float">
            <text:p>0.992</text:p>
          </table:table-cell>
        </table:table-row>
        <table:table-row table:style-name="ro1">
          <table:table-cell office:value-type="string" calcext:value-type="string">
            <text:p>2019-11-27</text:p>
          </table:table-cell>
          <table:table-cell office:value-type="float" office:value="1.015" calcext:value-type="float">
            <text:p>1.015</text:p>
          </table:table-cell>
          <table:table-cell office:value-type="float" office:value="228326" calcext:value-type="float">
            <text:p>228326</text:p>
          </table:table-cell>
          <table:table-cell office:value-type="float" office:value="1.02" calcext:value-type="float">
            <text:p>1.02</text:p>
          </table:table-cell>
          <table:table-cell office:value-type="float" office:value="1.0388" calcext:value-type="float">
            <text:p>1.0388</text:p>
          </table:table-cell>
          <table:table-cell office:value-type="float" office:value="0.9503" calcext:value-type="float">
            <text:p>0.9503</text:p>
          </table:table-cell>
        </table:table-row>
        <table:table-row table:style-name="ro1">
          <table:table-cell office:value-type="string" calcext:value-type="string">
            <text:p>2019-11-26</text:p>
          </table:table-cell>
          <table:table-cell office:value-type="float" office:value="1.02" calcext:value-type="float">
            <text:p>1.02</text:p>
          </table:table-cell>
          <table:table-cell office:value-type="float" office:value="505552" calcext:value-type="float">
            <text:p>505552</text:p>
          </table:table-cell>
          <table:table-cell office:value-type="float" office:value="1.02" calcext:value-type="float">
            <text:p>1.02</text:p>
          </table:table-cell>
          <table:table-cell office:value-type="float" office:value="1.22" calcext:value-type="float">
            <text:p>1.22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2019-11-25</text:p>
          </table:table-cell>
          <table:table-cell office:value-type="float" office:value="1.0414" calcext:value-type="float">
            <text:p>1.0414</text:p>
          </table:table-cell>
          <table:table-cell office:value-type="float" office:value="129936" calcext:value-type="float">
            <text:p>129936</text:p>
          </table:table-cell>
          <table:table-cell office:value-type="float" office:value="1.06" calcext:value-type="float">
            <text:p>1.06</text:p>
          </table:table-cell>
          <table:table-cell office:value-type="float" office:value="1.07" calcext:value-type="float">
            <text:p>1.07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string" calcext:value-type="string">
            <text:p>2019-11-22</text:p>
          </table:table-cell>
          <table:table-cell office:value-type="float" office:value="1.06" calcext:value-type="float">
            <text:p>1.06</text:p>
          </table:table-cell>
          <table:table-cell office:value-type="float" office:value="132163" calcext:value-type="float">
            <text:p>132163</text:p>
          </table:table-cell>
          <table:table-cell office:value-type="float" office:value="1.02" calcext:value-type="float">
            <text:p>1.02</text:p>
          </table:table-cell>
          <table:table-cell office:value-type="float" office:value="1.09" calcext:value-type="float">
            <text:p>1.09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string" calcext:value-type="string">
            <text:p>2019-11-21</text:p>
          </table:table-cell>
          <table:table-cell office:value-type="float" office:value="1.01" calcext:value-type="float">
            <text:p>1.01</text:p>
          </table:table-cell>
          <table:table-cell office:value-type="float" office:value="155820" calcext:value-type="float">
            <text:p>155820</text:p>
          </table:table-cell>
          <table:table-cell office:value-type="float" office:value="1.01" calcext:value-type="float">
            <text:p>1.01</text:p>
          </table:table-cell>
          <table:table-cell office:value-type="float" office:value="1.0367" calcext:value-type="float">
            <text:p>1.0367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2019-11-20</text:p>
          </table:table-cell>
          <table:table-cell office:value-type="float" office:value="0.9881" calcext:value-type="float">
            <text:p>0.9881</text:p>
          </table:table-cell>
          <table:table-cell office:value-type="float" office:value="210016" calcext:value-type="float">
            <text:p>210016</text:p>
          </table:table-cell>
          <table:table-cell office:value-type="float" office:value="1.02" calcext:value-type="float">
            <text:p>1.02</text:p>
          </table:table-cell>
          <table:table-cell office:value-type="float" office:value="1.04" calcext:value-type="float">
            <text:p>1.04</text:p>
          </table:table-cell>
          <table:table-cell office:value-type="float" office:value="0.951" calcext:value-type="float">
            <text:p>0.951</text:p>
          </table:table-cell>
        </table:table-row>
        <table:table-row table:style-name="ro1">
          <table:table-cell office:value-type="string" calcext:value-type="string">
            <text:p>2019-11-19</text:p>
          </table:table-cell>
          <table:table-cell office:value-type="float" office:value="1.04" calcext:value-type="float">
            <text:p>1.04</text:p>
          </table:table-cell>
          <table:table-cell office:value-type="float" office:value="115897" calcext:value-type="float">
            <text:p>115897</text:p>
          </table:table-cell>
          <table:table-cell office:value-type="float" office:value="1.06" calcext:value-type="float">
            <text:p>1.06</text:p>
          </table:table-cell>
          <table:table-cell office:value-type="float" office:value="1.08" calcext:value-type="float">
            <text:p>1.08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string" calcext:value-type="string">
            <text:p>2019-11-18</text:p>
          </table:table-cell>
          <table:table-cell office:value-type="float" office:value="1.08" calcext:value-type="float">
            <text:p>1.08</text:p>
          </table:table-cell>
          <table:table-cell office:value-type="float" office:value="391640" calcext:value-type="float">
            <text:p>391640</text:p>
          </table:table-cell>
          <table:table-cell office:value-type="float" office:value="1.04" calcext:value-type="float">
            <text:p>1.04</text:p>
          </table:table-cell>
          <table:table-cell office:value-type="float" office:value="1.1" calcext:value-type="float">
            <text:p>1.1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2019-11-15</text:p>
          </table:table-cell>
          <table:table-cell office:value-type="float" office:value="1.0993" calcext:value-type="float">
            <text:p>1.0993</text:p>
          </table:table-cell>
          <table:table-cell office:value-type="float" office:value="605480" calcext:value-type="float">
            <text:p>605480</text:p>
          </table:table-cell>
          <table:table-cell office:value-type="float" office:value="1.17" calcext:value-type="float">
            <text:p>1.17</text:p>
          </table:table-cell>
          <table:table-cell office:value-type="float" office:value="1.19" calcext:value-type="float">
            <text:p>1.19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2019-11-14</text:p>
          </table:table-cell>
          <table:table-cell office:value-type="float" office:value="1.26" calcext:value-type="float">
            <text:p>1.26</text:p>
          </table:table-cell>
          <table:table-cell office:value-type="float" office:value="1723738" calcext:value-type="float">
            <text:p>1723738</text:p>
          </table:table-cell>
          <table:table-cell table:number-columns-repeated="2" office:value-type="float" office:value="1.52" calcext:value-type="float">
            <text:p>1.52</text:p>
          </table:table-cell>
          <table:table-cell office:value-type="float" office:value="1.16" calcext:value-type="float">
            <text:p>1.16</text:p>
          </table:table-cell>
        </table:table-row>
        <table:table-row table:style-name="ro1">
          <table:table-cell office:value-type="string" calcext:value-type="string">
            <text:p>2019-11-13</text:p>
          </table:table-cell>
          <table:table-cell office:value-type="float" office:value="1.51" calcext:value-type="float">
            <text:p>1.51</text:p>
          </table:table-cell>
          <table:table-cell office:value-type="float" office:value="527413" calcext:value-type="float">
            <text:p>527413</text:p>
          </table:table-cell>
          <table:table-cell office:value-type="float" office:value="1.5" calcext:value-type="float">
            <text:p>1.5</text:p>
          </table:table-cell>
          <table:table-cell office:value-type="float" office:value="1.54" calcext:value-type="float">
            <text:p>1.54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string" calcext:value-type="string">
            <text:p>2019-11-12</text:p>
          </table:table-cell>
          <table:table-cell office:value-type="float" office:value="1.5" calcext:value-type="float">
            <text:p>1.5</text:p>
          </table:table-cell>
          <table:table-cell office:value-type="float" office:value="760965" calcext:value-type="float">
            <text:p>760965</text:p>
          </table:table-cell>
          <table:table-cell table:number-columns-repeated="2" office:value-type="float" office:value="1.53" calcext:value-type="float">
            <text:p>1.53</text:p>
          </table:table-cell>
          <table:table-cell office:value-type="float" office:value="1.4299" calcext:value-type="float">
            <text:p>1.4299</text:p>
          </table:table-cell>
        </table:table-row>
        <table:table-row table:style-name="ro1">
          <table:table-cell office:value-type="string" calcext:value-type="string">
            <text:p>2019-11-11</text:p>
          </table:table-cell>
          <table:table-cell office:value-type="float" office:value="1.51" calcext:value-type="float">
            <text:p>1.51</text:p>
          </table:table-cell>
          <table:table-cell office:value-type="float" office:value="450153" calcext:value-type="float">
            <text:p>450153</text:p>
          </table:table-cell>
          <table:table-cell table:number-columns-repeated="2" office:value-type="float" office:value="1.58" calcext:value-type="float">
            <text:p>1.58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office:value-type="string" calcext:value-type="string">
            <text:p>2019-11-08</text:p>
          </table:table-cell>
          <table:table-cell office:value-type="float" office:value="1.52" calcext:value-type="float">
            <text:p>1.52</text:p>
          </table:table-cell>
          <table:table-cell office:value-type="float" office:value="641204" calcext:value-type="float">
            <text:p>641204</text:p>
          </table:table-cell>
          <table:table-cell office:value-type="float" office:value="1.55" calcext:value-type="float">
            <text:p>1.55</text:p>
          </table:table-cell>
          <table:table-cell office:value-type="float" office:value="1.58" calcext:value-type="float">
            <text:p>1.58</text:p>
          </table:table-cell>
          <table:table-cell office:value-type="float" office:value="1.48" calcext:value-type="float">
            <text:p>1.48</text:p>
          </table:table-cell>
        </table:table-row>
        <table:table-row table:style-name="ro1">
          <table:table-cell office:value-type="string" calcext:value-type="string">
            <text:p>2019-11-07</text:p>
          </table:table-cell>
          <table:table-cell office:value-type="float" office:value="1.49" calcext:value-type="float">
            <text:p>1.49</text:p>
          </table:table-cell>
          <table:table-cell office:value-type="float" office:value="869105" calcext:value-type="float">
            <text:p>869105</text:p>
          </table:table-cell>
          <table:table-cell office:value-type="float" office:value="1.53" calcext:value-type="float">
            <text:p>1.53</text:p>
          </table:table-cell>
          <table:table-cell office:value-type="float" office:value="1.59" calcext:value-type="float">
            <text:p>1.59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office:value-type="string" calcext:value-type="string">
            <text:p>2019-11-06</text:p>
          </table:table-cell>
          <table:table-cell office:value-type="float" office:value="1.469" calcext:value-type="float">
            <text:p>1.469</text:p>
          </table:table-cell>
          <table:table-cell office:value-type="float" office:value="84639" calcext:value-type="float">
            <text:p>84639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string" calcext:value-type="string">
            <text:p>2019-11-05</text:p>
          </table:table-cell>
          <table:table-cell office:value-type="float" office:value="1.49" calcext:value-type="float">
            <text:p>1.49</text:p>
          </table:table-cell>
          <table:table-cell office:value-type="float" office:value="184085" calcext:value-type="float">
            <text:p>184085</text:p>
          </table:table-cell>
          <table:table-cell office:value-type="float" office:value="1.47" calcext:value-type="float">
            <text:p>1.47</text:p>
          </table:table-cell>
          <table:table-cell office:value-type="float" office:value="1.53" calcext:value-type="float">
            <text:p>1.53</text:p>
          </table:table-cell>
          <table:table-cell office:value-type="float" office:value="1.451" calcext:value-type="float">
            <text:p>1.451</text:p>
          </table:table-cell>
        </table:table-row>
        <table:table-row table:style-name="ro1">
          <table:table-cell office:value-type="string" calcext:value-type="string">
            <text:p>2019-11-04</text:p>
          </table:table-cell>
          <table:table-cell office:value-type="float" office:value="1.48" calcext:value-type="float">
            <text:p>1.48</text:p>
          </table:table-cell>
          <table:table-cell office:value-type="float" office:value="119010" calcext:value-type="float">
            <text:p>119010</text:p>
          </table:table-cell>
          <table:table-cell table:number-columns-repeated="2" office:value-type="float" office:value="1.55" calcext:value-type="float">
            <text:p>1.55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string" calcext:value-type="string">
            <text:p>2019-11-01</text:p>
          </table:table-cell>
          <table:table-cell office:value-type="float" office:value="1.5" calcext:value-type="float">
            <text:p>1.5</text:p>
          </table:table-cell>
          <table:table-cell office:value-type="float" office:value="252247" calcext:value-type="float">
            <text:p>252247</text:p>
          </table:table-cell>
          <table:table-cell office:value-type="float" office:value="1.47" calcext:value-type="float">
            <text:p>1.47</text:p>
          </table:table-cell>
          <table:table-cell office:value-type="float" office:value="1.54" calcext:value-type="float">
            <text:p>1.54</text:p>
          </table:table-cell>
          <table:table-cell office:value-type="float" office:value="1.435" calcext:value-type="float">
            <text:p>1.435</text:p>
          </table:table-cell>
        </table:table-row>
        <table:table-row table:style-name="ro1">
          <table:table-cell office:value-type="string" calcext:value-type="string">
            <text:p>2019-10-31</text:p>
          </table:table-cell>
          <table:table-cell office:value-type="float" office:value="1.44" calcext:value-type="float">
            <text:p>1.44</text:p>
          </table:table-cell>
          <table:table-cell office:value-type="float" office:value="205097" calcext:value-type="float">
            <text:p>205097</text:p>
          </table:table-cell>
          <table:table-cell office:value-type="float" office:value="1.44" calcext:value-type="float">
            <text:p>1.44</text:p>
          </table:table-cell>
          <table:table-cell office:value-type="float" office:value="1.51" calcext:value-type="float">
            <text:p>1.51</text:p>
          </table:table-cell>
          <table:table-cell office:value-type="float" office:value="1.38" calcext:value-type="float">
            <text:p>1.38</text:p>
          </table:table-cell>
        </table:table-row>
        <table:table-row table:style-name="ro1">
          <table:table-cell office:value-type="string" calcext:value-type="string">
            <text:p>2019-10-30</text:p>
          </table:table-cell>
          <table:table-cell office:value-type="float" office:value="1.39" calcext:value-type="float">
            <text:p>1.39</text:p>
          </table:table-cell>
          <table:table-cell office:value-type="float" office:value="144348" calcext:value-type="float">
            <text:p>144348</text:p>
          </table:table-cell>
          <table:table-cell table:number-columns-repeated="2" office:value-type="float" office:value="1.46" calcext:value-type="float">
            <text:p>1.46</text:p>
          </table:table-cell>
          <table:table-cell office:value-type="float" office:value="1.38" calcext:value-type="float">
            <text:p>1.38</text:p>
          </table:table-cell>
        </table:table-row>
        <table:table-row table:style-name="ro1">
          <table:table-cell office:value-type="string" calcext:value-type="string">
            <text:p>2019-10-29</text:p>
          </table:table-cell>
          <table:table-cell office:value-type="float" office:value="1.47" calcext:value-type="float">
            <text:p>1.47</text:p>
          </table:table-cell>
          <table:table-cell office:value-type="float" office:value="253542" calcext:value-type="float">
            <text:p>253542</text:p>
          </table:table-cell>
          <table:table-cell office:value-type="float" office:value="1.41" calcext:value-type="float">
            <text:p>1.41</text:p>
          </table:table-cell>
          <table:table-cell office:value-type="float" office:value="1.53" calcext:value-type="float">
            <text:p>1.53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2019-10-28</text:p>
          </table:table-cell>
          <table:table-cell office:value-type="float" office:value="1.43" calcext:value-type="float">
            <text:p>1.43</text:p>
          </table:table-cell>
          <table:table-cell office:value-type="float" office:value="227783" calcext:value-type="float">
            <text:p>227783</text:p>
          </table:table-cell>
          <table:table-cell office:value-type="float" office:value="1.45" calcext:value-type="float">
            <text:p>1.45</text:p>
          </table:table-cell>
          <table:table-cell office:value-type="float" office:value="1.51" calcext:value-type="float">
            <text:p>1.51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2019-10-25</text:p>
          </table:table-cell>
          <table:table-cell office:value-type="float" office:value="1.5" calcext:value-type="float">
            <text:p>1.5</text:p>
          </table:table-cell>
          <table:table-cell office:value-type="float" office:value="1517137" calcext:value-type="float">
            <text:p>1517137</text:p>
          </table:table-cell>
          <table:table-cell office:value-type="float" office:value="1.65" calcext:value-type="float">
            <text:p>1.65</text:p>
          </table:table-cell>
          <table:table-cell office:value-type="float" office:value="1.75" calcext:value-type="float">
            <text:p>1.75</text:p>
          </table:table-cell>
          <table:table-cell office:value-type="float" office:value="1.4524" calcext:value-type="float">
            <text:p>1.4524</text:p>
          </table:table-cell>
        </table:table-row>
        <table:table-row table:style-name="ro1">
          <table:table-cell office:value-type="string" calcext:value-type="string">
            <text:p>2019-10-24</text:p>
          </table:table-cell>
          <table:table-cell office:value-type="float" office:value="1.5401" calcext:value-type="float">
            <text:p>1.5401</text:p>
          </table:table-cell>
          <table:table-cell office:value-type="float" office:value="85258" calcext:value-type="float">
            <text:p>85258</text:p>
          </table:table-cell>
          <table:table-cell office:value-type="float" office:value="1.48" calcext:value-type="float">
            <text:p>1.48</text:p>
          </table:table-cell>
          <table:table-cell office:value-type="float" office:value="1.63" calcext:value-type="float">
            <text:p>1.63</text:p>
          </table:table-cell>
          <table:table-cell office:value-type="float" office:value="1.48" calcext:value-type="float">
            <text:p>1.48</text:p>
          </table:table-cell>
        </table:table-row>
        <table:table-row table:style-name="ro1">
          <table:table-cell office:value-type="string" calcext:value-type="string">
            <text:p>2019-10-23</text:p>
          </table:table-cell>
          <table:table-cell office:value-type="float" office:value="1.49" calcext:value-type="float">
            <text:p>1.49</text:p>
          </table:table-cell>
          <table:table-cell office:value-type="float" office:value="46941" calcext:value-type="float">
            <text:p>46941</text:p>
          </table:table-cell>
          <table:table-cell office:value-type="float" office:value="1.47" calcext:value-type="float">
            <text:p>1.47</text:p>
          </table:table-cell>
          <table:table-cell office:value-type="float" office:value="1.53" calcext:value-type="float">
            <text:p>1.53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string" calcext:value-type="string">
            <text:p>2019-10-22</text:p>
          </table:table-cell>
          <table:table-cell office:value-type="float" office:value="1.54" calcext:value-type="float">
            <text:p>1.54</text:p>
          </table:table-cell>
          <table:table-cell office:value-type="float" office:value="65034" calcext:value-type="float">
            <text:p>65034</text:p>
          </table:table-cell>
          <table:table-cell office:value-type="float" office:value="1.53" calcext:value-type="float">
            <text:p>1.53</text:p>
          </table:table-cell>
          <table:table-cell office:value-type="float" office:value="1.54" calcext:value-type="float">
            <text:p>1.54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string" calcext:value-type="string">
            <text:p>2019-10-21</text:p>
          </table:table-cell>
          <table:table-cell office:value-type="float" office:value="1.51" calcext:value-type="float">
            <text:p>1.51</text:p>
          </table:table-cell>
          <table:table-cell office:value-type="float" office:value="117771" calcext:value-type="float">
            <text:p>117771</text:p>
          </table:table-cell>
          <table:table-cell office:value-type="float" office:value="1.52" calcext:value-type="float">
            <text:p>1.52</text:p>
          </table:table-cell>
          <table:table-cell office:value-type="float" office:value="1.55" calcext:value-type="float">
            <text:p>1.55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string" calcext:value-type="string">
            <text:p>2019-10-18</text:p>
          </table:table-cell>
          <table:table-cell office:value-type="float" office:value="1.5" calcext:value-type="float">
            <text:p>1.5</text:p>
          </table:table-cell>
          <table:table-cell office:value-type="float" office:value="116579" calcext:value-type="float">
            <text:p>116579</text:p>
          </table:table-cell>
          <table:table-cell office:value-type="float" office:value="1.55" calcext:value-type="float">
            <text:p>1.55</text:p>
          </table:table-cell>
          <table:table-cell office:value-type="float" office:value="1.5998" calcext:value-type="float">
            <text:p>1.5998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office:value-type="string" calcext:value-type="string">
            <text:p>2019-10-17</text:p>
          </table:table-cell>
          <table:table-cell office:value-type="float" office:value="1.55" calcext:value-type="float">
            <text:p>1.55</text:p>
          </table:table-cell>
          <table:table-cell office:value-type="float" office:value="208224" calcext:value-type="float">
            <text:p>208224</text:p>
          </table:table-cell>
          <table:table-cell office:value-type="float" office:value="1.63" calcext:value-type="float">
            <text:p>1.63</text:p>
          </table:table-cell>
          <table:table-cell office:value-type="float" office:value="1.64" calcext:value-type="float">
            <text:p>1.64</text:p>
          </table:table-cell>
          <table:table-cell office:value-type="float" office:value="1.5401" calcext:value-type="float">
            <text:p>1.5401</text:p>
          </table:table-cell>
        </table:table-row>
        <table:table-row table:style-name="ro1">
          <table:table-cell office:value-type="string" calcext:value-type="string">
            <text:p>2019-10-16</text:p>
          </table:table-cell>
          <table:table-cell office:value-type="float" office:value="1.67" calcext:value-type="float">
            <text:p>1.67</text:p>
          </table:table-cell>
          <table:table-cell office:value-type="float" office:value="821148" calcext:value-type="float">
            <text:p>821148</text:p>
          </table:table-cell>
          <table:table-cell office:value-type="float" office:value="1.68" calcext:value-type="float">
            <text:p>1.68</text:p>
          </table:table-cell>
          <table:table-cell office:value-type="float" office:value="1.84" calcext:value-type="float">
            <text:p>1.84</text:p>
          </table:table-cell>
          <table:table-cell office:value-type="float" office:value="1.61" calcext:value-type="float">
            <text:p>1.61</text:p>
          </table:table-cell>
        </table:table-row>
        <table:table-row table:style-name="ro1">
          <table:table-cell office:value-type="string" calcext:value-type="string">
            <text:p>2019-10-15</text:p>
          </table:table-cell>
          <table:table-cell office:value-type="float" office:value="1.65" calcext:value-type="float">
            <text:p>1.65</text:p>
          </table:table-cell>
          <table:table-cell office:value-type="float" office:value="75269" calcext:value-type="float">
            <text:p>75269</text:p>
          </table:table-cell>
          <table:table-cell office:value-type="float" office:value="1.64" calcext:value-type="float">
            <text:p>1.64</text:p>
          </table:table-cell>
          <table:table-cell office:value-type="float" office:value="1.6767" calcext:value-type="float">
            <text:p>1.6767</text:p>
          </table:table-cell>
          <table:table-cell office:value-type="float" office:value="1.58" calcext:value-type="float">
            <text:p>1.58</text:p>
          </table:table-cell>
        </table:table-row>
        <table:table-row table:style-name="ro1">
          <table:table-cell office:value-type="string" calcext:value-type="string">
            <text:p>2019-10-14</text:p>
          </table:table-cell>
          <table:table-cell office:value-type="float" office:value="1.63" calcext:value-type="float">
            <text:p>1.63</text:p>
          </table:table-cell>
          <table:table-cell office:value-type="float" office:value="58263" calcext:value-type="float">
            <text:p>58263</text:p>
          </table:table-cell>
          <table:table-cell office:value-type="float" office:value="1.64" calcext:value-type="float">
            <text:p>1.64</text:p>
          </table:table-cell>
          <table:table-cell office:value-type="float" office:value="1.7" calcext:value-type="float">
            <text:p>1.7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2019-10-11</text:p>
          </table:table-cell>
          <table:table-cell office:value-type="float" office:value="1.67" calcext:value-type="float">
            <text:p>1.67</text:p>
          </table:table-cell>
          <table:table-cell office:value-type="float" office:value="109108" calcext:value-type="float">
            <text:p>109108</text:p>
          </table:table-cell>
          <table:table-cell table:number-columns-repeated="2" office:value-type="float" office:value="1.67" calcext:value-type="float">
            <text:p>1.67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2019-10-10</text:p>
          </table:table-cell>
          <table:table-cell office:value-type="float" office:value="1.63" calcext:value-type="float">
            <text:p>1.63</text:p>
          </table:table-cell>
          <table:table-cell office:value-type="float" office:value="73915" calcext:value-type="float">
            <text:p>73915</text:p>
          </table:table-cell>
          <table:table-cell office:value-type="float" office:value="1.63" calcext:value-type="float">
            <text:p>1.63</text:p>
          </table:table-cell>
          <table:table-cell office:value-type="float" office:value="1.65" calcext:value-type="float">
            <text:p>1.65</text:p>
          </table:table-cell>
          <table:table-cell office:value-type="float" office:value="1.5632" calcext:value-type="float">
            <text:p>1.5632</text:p>
          </table:table-cell>
        </table:table-row>
        <table:table-row table:style-name="ro1">
          <table:table-cell office:value-type="string" calcext:value-type="string">
            <text:p>2019-10-09</text:p>
          </table:table-cell>
          <table:table-cell office:value-type="float" office:value="1.64" calcext:value-type="float">
            <text:p>1.64</text:p>
          </table:table-cell>
          <table:table-cell office:value-type="float" office:value="134914" calcext:value-type="float">
            <text:p>134914</text:p>
          </table:table-cell>
          <table:table-cell office:value-type="float" office:value="1.6" calcext:value-type="float">
            <text:p>1.6</text:p>
          </table:table-cell>
          <table:table-cell office:value-type="float" office:value="1.6419" calcext:value-type="float">
            <text:p>1.6419</text:p>
          </table:table-cell>
          <table:table-cell office:value-type="float" office:value="1.54" calcext:value-type="float">
            <text:p>1.54</text:p>
          </table:table-cell>
        </table:table-row>
        <table:table-row table:style-name="ro1">
          <table:table-cell office:value-type="string" calcext:value-type="string">
            <text:p>2019-10-08</text:p>
          </table:table-cell>
          <table:table-cell office:value-type="float" office:value="1.6" calcext:value-type="float">
            <text:p>1.6</text:p>
          </table:table-cell>
          <table:table-cell office:value-type="float" office:value="94699" calcext:value-type="float">
            <text:p>94699</text:p>
          </table:table-cell>
          <table:table-cell table:number-columns-repeated="2" office:value-type="float" office:value="1.65" calcext:value-type="float">
            <text:p>1.65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office:value-type="string" calcext:value-type="string">
            <text:p>2019-10-07</text:p>
          </table:table-cell>
          <table:table-cell office:value-type="float" office:value="1.64" calcext:value-type="float">
            <text:p>1.64</text:p>
          </table:table-cell>
          <table:table-cell office:value-type="float" office:value="13309" calcext:value-type="float">
            <text:p>13309</text:p>
          </table:table-cell>
          <table:table-cell office:value-type="float" office:value="1.67" calcext:value-type="float">
            <text:p>1.67</text:p>
          </table:table-cell>
          <table:table-cell office:value-type="float" office:value="1.68" calcext:value-type="float">
            <text:p>1.68</text:p>
          </table:table-cell>
          <table:table-cell office:value-type="float" office:value="1.64" calcext:value-type="float">
            <text:p>1.64</text:p>
          </table:table-cell>
        </table:table-row>
        <table:table-row table:style-name="ro1">
          <table:table-cell office:value-type="string" calcext:value-type="string">
            <text:p>2019-10-04</text:p>
          </table:table-cell>
          <table:table-cell office:value-type="float" office:value="1.68" calcext:value-type="float">
            <text:p>1.68</text:p>
          </table:table-cell>
          <table:table-cell office:value-type="float" office:value="42141" calcext:value-type="float">
            <text:p>42141</text:p>
          </table:table-cell>
          <table:table-cell office:value-type="float" office:value="1.67" calcext:value-type="float">
            <text:p>1.67</text:p>
          </table:table-cell>
          <table:table-cell office:value-type="float" office:value="1.68" calcext:value-type="float">
            <text:p>1.68</text:p>
          </table:table-cell>
          <table:table-cell office:value-type="float" office:value="1.63" calcext:value-type="float">
            <text:p>1.63</text:p>
          </table:table-cell>
        </table:table-row>
        <table:table-row table:style-name="ro1">
          <table:table-cell office:value-type="string" calcext:value-type="string">
            <text:p>2019-10-03</text:p>
          </table:table-cell>
          <table:table-cell office:value-type="float" office:value="1.66" calcext:value-type="float">
            <text:p>1.66</text:p>
          </table:table-cell>
          <table:table-cell office:value-type="float" office:value="35803" calcext:value-type="float">
            <text:p>35803</text:p>
          </table:table-cell>
          <table:table-cell table:number-columns-repeated="2" office:value-type="float" office:value="1.69" calcext:value-type="float">
            <text:p>1.69</text:p>
          </table:table-cell>
          <table:table-cell office:value-type="float" office:value="1.62" calcext:value-type="float">
            <text:p>1.62</text:p>
          </table:table-cell>
        </table:table-row>
        <table:table-row table:style-name="ro1">
          <table:table-cell office:value-type="string" calcext:value-type="string">
            <text:p>2019-10-02</text:p>
          </table:table-cell>
          <table:table-cell office:value-type="float" office:value="1.69" calcext:value-type="float">
            <text:p>1.69</text:p>
          </table:table-cell>
          <table:table-cell office:value-type="float" office:value="60271" calcext:value-type="float">
            <text:p>60271</text:p>
          </table:table-cell>
          <table:table-cell office:value-type="float" office:value="1.71" calcext:value-type="float">
            <text:p>1.71</text:p>
          </table:table-cell>
          <table:table-cell office:value-type="float" office:value="1.73" calcext:value-type="float">
            <text:p>1.73</text:p>
          </table:table-cell>
          <table:table-cell office:value-type="float" office:value="1.63" calcext:value-type="float">
            <text:p>1.63</text:p>
          </table:table-cell>
        </table:table-row>
        <table:table-row table:style-name="ro1">
          <table:table-cell office:value-type="string" calcext:value-type="string">
            <text:p>2019-10-01</text:p>
          </table:table-cell>
          <table:table-cell office:value-type="float" office:value="1.72" calcext:value-type="float">
            <text:p>1.72</text:p>
          </table:table-cell>
          <table:table-cell office:value-type="float" office:value="61030" calcext:value-type="float">
            <text:p>61030</text:p>
          </table:table-cell>
          <table:table-cell table:number-columns-repeated="2" office:value-type="float" office:value="1.78" calcext:value-type="float">
            <text:p>1.78</text:p>
          </table:table-cell>
          <table:table-cell office:value-type="float" office:value="1.71" calcext:value-type="float">
            <text:p>1.71</text:p>
          </table:table-cell>
        </table:table-row>
        <table:table-row table:style-name="ro1">
          <table:table-cell office:value-type="string" calcext:value-type="string">
            <text:p>2019-09-30</text:p>
          </table:table-cell>
          <table:table-cell office:value-type="float" office:value="1.79" calcext:value-type="float">
            <text:p>1.79</text:p>
          </table:table-cell>
          <table:table-cell office:value-type="float" office:value="79109" calcext:value-type="float">
            <text:p>79109</text:p>
          </table:table-cell>
          <table:table-cell office:value-type="float" office:value="1.81" calcext:value-type="float">
            <text:p>1.81</text:p>
          </table:table-cell>
          <table:table-cell office:value-type="float" office:value="1.84" calcext:value-type="float">
            <text:p>1.84</text:p>
          </table:table-cell>
          <table:table-cell office:value-type="float" office:value="1.71" calcext:value-type="float">
            <text:p>1.71</text:p>
          </table:table-cell>
        </table:table-row>
        <table:table-row table:style-name="ro1">
          <table:table-cell office:value-type="string" calcext:value-type="string">
            <text:p>2019-09-27</text:p>
          </table:table-cell>
          <table:table-cell office:value-type="float" office:value="1.8" calcext:value-type="float">
            <text:p>1.8</text:p>
          </table:table-cell>
          <table:table-cell office:value-type="float" office:value="53127" calcext:value-type="float">
            <text:p>53127</text:p>
          </table:table-cell>
          <table:table-cell office:value-type="float" office:value="1.83" calcext:value-type="float">
            <text:p>1.83</text:p>
          </table:table-cell>
          <table:table-cell office:value-type="float" office:value="1.85" calcext:value-type="float">
            <text:p>1.85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string" calcext:value-type="string">
            <text:p>2019-09-26</text:p>
          </table:table-cell>
          <table:table-cell office:value-type="float" office:value="1.77" calcext:value-type="float">
            <text:p>1.77</text:p>
          </table:table-cell>
          <table:table-cell office:value-type="float" office:value="84935" calcext:value-type="float">
            <text:p>84935</text:p>
          </table:table-cell>
          <table:table-cell table:number-columns-repeated="2" office:value-type="float" office:value="1.82" calcext:value-type="float">
            <text:p>1.82</text:p>
          </table:table-cell>
          <table:table-cell office:value-type="float" office:value="1.76" calcext:value-type="float">
            <text:p>1.76</text:p>
          </table:table-cell>
        </table:table-row>
        <table:table-row table:style-name="ro1">
          <table:table-cell office:value-type="string" calcext:value-type="string">
            <text:p>2019-09-25</text:p>
          </table:table-cell>
          <table:table-cell office:value-type="float" office:value="1.82" calcext:value-type="float">
            <text:p>1.82</text:p>
          </table:table-cell>
          <table:table-cell office:value-type="float" office:value="71313" calcext:value-type="float">
            <text:p>71313</text:p>
          </table:table-cell>
          <table:table-cell office:value-type="float" office:value="1.74" calcext:value-type="float">
            <text:p>1.74</text:p>
          </table:table-cell>
          <table:table-cell office:value-type="float" office:value="1.8415" calcext:value-type="float">
            <text:p>1.8415</text:p>
          </table:table-cell>
          <table:table-cell office:value-type="float" office:value="1.74" calcext:value-type="float">
            <text:p>1.74</text:p>
          </table:table-cell>
        </table:table-row>
        <table:table-row table:style-name="ro1">
          <table:table-cell office:value-type="string" calcext:value-type="string">
            <text:p>2019-09-24</text:p>
          </table:table-cell>
          <table:table-cell office:value-type="float" office:value="1.76" calcext:value-type="float">
            <text:p>1.76</text:p>
          </table:table-cell>
          <table:table-cell office:value-type="float" office:value="239699" calcext:value-type="float">
            <text:p>239699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2019-09-23</text:p>
          </table:table-cell>
          <table:table-cell office:value-type="float" office:value="1.9" calcext:value-type="float">
            <text:p>1.9</text:p>
          </table:table-cell>
          <table:table-cell office:value-type="float" office:value="196152" calcext:value-type="float">
            <text:p>196152</text:p>
          </table:table-cell>
          <table:table-cell office:value-type="float" office:value="1.89" calcext:value-type="float">
            <text:p>1.89</text:p>
          </table:table-cell>
          <table:table-cell office:value-type="float" office:value="1.97" calcext:value-type="float">
            <text:p>1.97</text:p>
          </table:table-cell>
          <table:table-cell office:value-type="float" office:value="1.88" calcext:value-type="float">
            <text:p>1.88</text:p>
          </table:table-cell>
        </table:table-row>
        <table:table-row table:style-name="ro1">
          <table:table-cell office:value-type="string" calcext:value-type="string">
            <text:p>2019-09-20</text:p>
          </table:table-cell>
          <table:table-cell office:value-type="float" office:value="1.9" calcext:value-type="float">
            <text:p>1.9</text:p>
          </table:table-cell>
          <table:table-cell office:value-type="float" office:value="195238" calcext:value-type="float">
            <text:p>195238</text:p>
          </table:table-cell>
          <table:table-cell office:value-type="float" office:value="1.93" calcext:value-type="float">
            <text:p>1.93</text:p>
          </table:table-cell>
          <table:table-cell office:value-type="float" office:value="1.99" calcext:value-type="float">
            <text:p>1.99</text:p>
          </table:table-cell>
          <table:table-cell office:value-type="float" office:value="1.89" calcext:value-type="float">
            <text:p>1.89</text:p>
          </table:table-cell>
        </table:table-row>
        <table:table-row table:style-name="ro1">
          <table:table-cell office:value-type="string" calcext:value-type="string">
            <text:p>2019-09-19</text:p>
          </table:table-cell>
          <table:table-cell office:value-type="float" office:value="1.95" calcext:value-type="float">
            <text:p>1.95</text:p>
          </table:table-cell>
          <table:table-cell office:value-type="float" office:value="669711" calcext:value-type="float">
            <text:p>669711</text:p>
          </table:table-cell>
          <table:table-cell table:number-columns-repeated="2" office:value-type="float" office:value="2.12" calcext:value-type="float">
            <text:p>2.12</text:p>
          </table:table-cell>
          <table:table-cell office:value-type="float" office:value="1.86" calcext:value-type="float">
            <text:p>1.86</text:p>
          </table:table-cell>
        </table:table-row>
        <table:table-row table:style-name="ro1">
          <table:table-cell office:value-type="string" calcext:value-type="string">
            <text:p>2019-09-18</text:p>
          </table:table-cell>
          <table:table-cell office:value-type="float" office:value="1.9" calcext:value-type="float">
            <text:p>1.9</text:p>
          </table:table-cell>
          <table:table-cell office:value-type="float" office:value="356144" calcext:value-type="float">
            <text:p>356144</text:p>
          </table:table-cell>
          <table:table-cell office:value-type="float" office:value="2.03" calcext:value-type="float">
            <text:p>2.03</text:p>
          </table:table-cell>
          <table:table-cell office:value-type="float" office:value="2.05" calcext:value-type="float">
            <text:p>2.05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string" calcext:value-type="string">
            <text:p>2019-09-17</text:p>
          </table:table-cell>
          <table:table-cell office:value-type="float" office:value="2.06" calcext:value-type="float">
            <text:p>2.06</text:p>
          </table:table-cell>
          <table:table-cell office:value-type="float" office:value="1512736" calcext:value-type="float">
            <text:p>1512736</text:p>
          </table:table-cell>
          <table:table-cell table:number-columns-repeated="2" office:value-type="float" office:value="2.29" calcext:value-type="float">
            <text:p>2.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9-09-16</text:p>
          </table:table-cell>
          <table:table-cell office:value-type="float" office:value="2.03" calcext:value-type="float">
            <text:p>2.03</text:p>
          </table:table-cell>
          <table:table-cell office:value-type="float" office:value="995213" calcext:value-type="float">
            <text:p>995213</text:p>
          </table:table-cell>
          <table:table-cell office:value-type="float" office:value="2.1" calcext:value-type="float">
            <text:p>2.1</text:p>
          </table:table-cell>
          <table:table-cell office:value-type="float" office:value="2.15" calcext:value-type="float">
            <text:p>2.15</text:p>
          </table:table-cell>
          <table:table-cell office:value-type="float" office:value="1.94" calcext:value-type="float">
            <text:p>1.94</text:p>
          </table:table-cell>
        </table:table-row>
        <table:table-row table:style-name="ro1">
          <table:table-cell office:value-type="string" calcext:value-type="string">
            <text:p>2019-09-13</text:p>
          </table:table-cell>
          <table:table-cell office:value-type="float" office:value="1.93" calcext:value-type="float">
            <text:p>1.93</text:p>
          </table:table-cell>
          <table:table-cell office:value-type="float" office:value="427616" calcext:value-type="float">
            <text:p>427616</text:p>
          </table:table-cell>
          <table:table-cell office:value-type="float" office:value="1.74" calcext:value-type="float">
            <text:p>1.74</text:p>
          </table:table-cell>
          <table:table-cell office:value-type="float" office:value="1.94" calcext:value-type="float">
            <text:p>1.94</text:p>
          </table:table-cell>
          <table:table-cell office:value-type="float" office:value="1.7301" calcext:value-type="float">
            <text:p>1.7301</text:p>
          </table:table-cell>
        </table:table-row>
        <table:table-row table:style-name="ro1">
          <table:table-cell office:value-type="string" calcext:value-type="string">
            <text:p>2019-09-12</text:p>
          </table:table-cell>
          <table:table-cell office:value-type="float" office:value="1.73" calcext:value-type="float">
            <text:p>1.73</text:p>
          </table:table-cell>
          <table:table-cell office:value-type="float" office:value="216509" calcext:value-type="float">
            <text:p>216509</text:p>
          </table:table-cell>
          <table:table-cell office:value-type="float" office:value="1.72" calcext:value-type="float">
            <text:p>1.72</text:p>
          </table:table-cell>
          <table:table-cell office:value-type="float" office:value="1.85" calcext:value-type="float">
            <text:p>1.85</text:p>
          </table:table-cell>
          <table:table-cell office:value-type="float" office:value="1.67" calcext:value-type="float">
            <text:p>1.67</text:p>
          </table:table-cell>
        </table:table-row>
        <table:table-row table:style-name="ro1">
          <table:table-cell office:value-type="string" calcext:value-type="string">
            <text:p>2019-09-11</text:p>
          </table:table-cell>
          <table:table-cell office:value-type="float" office:value="1.7" calcext:value-type="float">
            <text:p>1.7</text:p>
          </table:table-cell>
          <table:table-cell office:value-type="float" office:value="35989" calcext:value-type="float">
            <text:p>35989</text:p>
          </table:table-cell>
          <table:table-cell office:value-type="float" office:value="1.7" calcext:value-type="float">
            <text:p>1.7</text:p>
          </table:table-cell>
          <table:table-cell office:value-type="float" office:value="1.73" calcext:value-type="float">
            <text:p>1.73</text:p>
          </table:table-cell>
          <table:table-cell office:value-type="float" office:value="1.67" calcext:value-type="float">
            <text:p>1.67</text:p>
          </table:table-cell>
        </table:table-row>
        <table:table-row table:style-name="ro1">
          <table:table-cell office:value-type="string" calcext:value-type="string">
            <text:p>2019-09-10</text:p>
          </table:table-cell>
          <table:table-cell office:value-type="float" office:value="1.6899" calcext:value-type="float">
            <text:p>1.6899</text:p>
          </table:table-cell>
          <table:table-cell office:value-type="float" office:value="70366" calcext:value-type="float">
            <text:p>70366</text:p>
          </table:table-cell>
          <table:table-cell office:value-type="float" office:value="1.68" calcext:value-type="float">
            <text:p>1.68</text:p>
          </table:table-cell>
          <table:table-cell office:value-type="float" office:value="1.7203" calcext:value-type="float">
            <text:p>1.7203</text:p>
          </table:table-cell>
          <table:table-cell office:value-type="float" office:value="1.65" calcext:value-type="float">
            <text:p>1.65</text:p>
          </table:table-cell>
        </table:table-row>
        <table:table-row table:style-name="ro1">
          <table:table-cell office:value-type="string" calcext:value-type="string">
            <text:p>2019-09-09</text:p>
          </table:table-cell>
          <table:table-cell office:value-type="float" office:value="1.68" calcext:value-type="float">
            <text:p>1.68</text:p>
          </table:table-cell>
          <table:table-cell office:value-type="float" office:value="84991" calcext:value-type="float">
            <text:p>84991</text:p>
          </table:table-cell>
          <table:table-cell office:value-type="float" office:value="1.72" calcext:value-type="float">
            <text:p>1.72</text:p>
          </table:table-cell>
          <table:table-cell office:value-type="float" office:value="1.74" calcext:value-type="float">
            <text:p>1.74</text:p>
          </table:table-cell>
          <table:table-cell office:value-type="float" office:value="1.65" calcext:value-type="float">
            <text:p>1.65</text:p>
          </table:table-cell>
        </table:table-row>
        <table:table-row table:style-name="ro1">
          <table:table-cell office:value-type="string" calcext:value-type="string">
            <text:p>2019-09-06</text:p>
          </table:table-cell>
          <table:table-cell office:value-type="float" office:value="1.73" calcext:value-type="float">
            <text:p>1.73</text:p>
          </table:table-cell>
          <table:table-cell office:value-type="float" office:value="121528" calcext:value-type="float">
            <text:p>121528</text:p>
          </table:table-cell>
          <table:table-cell office:value-type="float" office:value="1.63" calcext:value-type="float">
            <text:p>1.63</text:p>
          </table:table-cell>
          <table:table-cell office:value-type="float" office:value="1.74" calcext:value-type="float">
            <text:p>1.7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2019-09-05</text:p>
          </table:table-cell>
          <table:table-cell office:value-type="float" office:value="1.63" calcext:value-type="float">
            <text:p>1.63</text:p>
          </table:table-cell>
          <table:table-cell office:value-type="float" office:value="155808" calcext:value-type="float">
            <text:p>155808</text:p>
          </table:table-cell>
          <table:table-cell office:value-type="float" office:value="1.6" calcext:value-type="float">
            <text:p>1.6</text:p>
          </table:table-cell>
          <table:table-cell office:value-type="float" office:value="1.65" calcext:value-type="float">
            <text:p>1.65</text:p>
          </table:table-cell>
          <table:table-cell office:value-type="float" office:value="1.54" calcext:value-type="float">
            <text:p>1.54</text:p>
          </table:table-cell>
        </table:table-row>
        <table:table-row table:style-name="ro1">
          <table:table-cell office:value-type="string" calcext:value-type="string">
            <text:p>2019-09-04</text:p>
          </table:table-cell>
          <table:table-cell office:value-type="float" office:value="1.6" calcext:value-type="float">
            <text:p>1.6</text:p>
          </table:table-cell>
          <table:table-cell office:value-type="float" office:value="102871" calcext:value-type="float">
            <text:p>102871</text:p>
          </table:table-cell>
          <table:table-cell office:value-type="float" office:value="1.58" calcext:value-type="float">
            <text:p>1.58</text:p>
          </table:table-cell>
          <table:table-cell office:value-type="float" office:value="1.6" calcext:value-type="float">
            <text:p>1.6</text:p>
          </table:table-cell>
          <table:table-cell office:value-type="float" office:value="1.53" calcext:value-type="float">
            <text:p>1.53</text:p>
          </table:table-cell>
        </table:table-row>
        <table:table-row table:style-name="ro1">
          <table:table-cell office:value-type="string" calcext:value-type="string">
            <text:p>2019-09-03</text:p>
          </table:table-cell>
          <table:table-cell office:value-type="float" office:value="1.57" calcext:value-type="float">
            <text:p>1.57</text:p>
          </table:table-cell>
          <table:table-cell office:value-type="float" office:value="86142" calcext:value-type="float">
            <text:p>86142</text:p>
          </table:table-cell>
          <table:table-cell table:number-columns-repeated="2" office:value-type="float" office:value="1.63" calcext:value-type="float">
            <text:p>1.63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string" calcext:value-type="string">
            <text:p>2019-08-30</text:p>
          </table:table-cell>
          <table:table-cell office:value-type="float" office:value="1.65" calcext:value-type="float">
            <text:p>1.65</text:p>
          </table:table-cell>
          <table:table-cell office:value-type="float" office:value="81147" calcext:value-type="float">
            <text:p>81147</text:p>
          </table:table-cell>
          <table:table-cell office:value-type="float" office:value="1.66" calcext:value-type="float">
            <text:p>1.66</text:p>
          </table:table-cell>
          <table:table-cell office:value-type="float" office:value="1.6875" calcext:value-type="float">
            <text:p>1.6875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string" calcext:value-type="string">
            <text:p>2019-08-29</text:p>
          </table:table-cell>
          <table:table-cell office:value-type="float" office:value="1.64" calcext:value-type="float">
            <text:p>1.64</text:p>
          </table:table-cell>
          <table:table-cell office:value-type="float" office:value="101814" calcext:value-type="float">
            <text:p>101814</text:p>
          </table:table-cell>
          <table:table-cell office:value-type="float" office:value="1.6" calcext:value-type="float">
            <text:p>1.6</text:p>
          </table:table-cell>
          <table:table-cell office:value-type="float" office:value="1.66" calcext:value-type="float">
            <text:p>1.66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string" calcext:value-type="string">
            <text:p>2019-08-28</text:p>
          </table:table-cell>
          <table:table-cell office:value-type="float" office:value="1.61" calcext:value-type="float">
            <text:p>1.61</text:p>
          </table:table-cell>
          <table:table-cell office:value-type="float" office:value="306945" calcext:value-type="float">
            <text:p>306945</text:p>
          </table:table-cell>
          <table:table-cell office:value-type="float" office:value="1.72" calcext:value-type="float">
            <text:p>1.72</text:p>
          </table:table-cell>
          <table:table-cell office:value-type="float" office:value="1.73" calcext:value-type="float">
            <text:p>1.73</text:p>
          </table:table-cell>
          <table:table-cell office:value-type="float" office:value="1.58" calcext:value-type="float">
            <text:p>1.58</text:p>
          </table:table-cell>
        </table:table-row>
        <table:table-row table:style-name="ro1">
          <table:table-cell office:value-type="string" calcext:value-type="string">
            <text:p>2019-08-27</text:p>
          </table:table-cell>
          <table:table-cell office:value-type="float" office:value="1.73" calcext:value-type="float">
            <text:p>1.73</text:p>
          </table:table-cell>
          <table:table-cell office:value-type="float" office:value="227748" calcext:value-type="float">
            <text:p>227748</text:p>
          </table:table-cell>
          <table:table-cell office:value-type="float" office:value="1.83" calcext:value-type="float">
            <text:p>1.83</text:p>
          </table:table-cell>
          <table:table-cell office:value-type="float" office:value="1.8399" calcext:value-type="float">
            <text:p>1.8399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2019-08-26</text:p>
          </table:table-cell>
          <table:table-cell office:value-type="float" office:value="1.85" calcext:value-type="float">
            <text:p>1.85</text:p>
          </table:table-cell>
          <table:table-cell office:value-type="float" office:value="543089" calcext:value-type="float">
            <text:p>543089</text:p>
          </table:table-cell>
          <table:table-cell office:value-type="float" office:value="1.78" calcext:value-type="float">
            <text:p>1.78</text:p>
          </table:table-cell>
          <table:table-cell office:value-type="float" office:value="1.85" calcext:value-type="float">
            <text:p>1.85</text:p>
          </table:table-cell>
          <table:table-cell office:value-type="float" office:value="1.71" calcext:value-type="float">
            <text:p>1.71</text:p>
          </table:table-cell>
        </table:table-row>
        <table:table-row table:style-name="ro1">
          <table:table-cell office:value-type="string" calcext:value-type="string">
            <text:p>2019-08-23</text:p>
          </table:table-cell>
          <table:table-cell office:value-type="float" office:value="1.93" calcext:value-type="float">
            <text:p>1.93</text:p>
          </table:table-cell>
          <table:table-cell office:value-type="float" office:value="9316150" calcext:value-type="float">
            <text:p>9316150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table-cell office:value-type="string" calcext:value-type="string">
            <text:p>2019-08-22</text:p>
          </table:table-cell>
          <table:table-cell office:value-type="float" office:value="1.61" calcext:value-type="float">
            <text:p>1.61</text:p>
          </table:table-cell>
          <table:table-cell office:value-type="float" office:value="326344" calcext:value-type="float">
            <text:p>326344</text:p>
          </table:table-cell>
          <table:table-cell office:value-type="float" office:value="1.65" calcext:value-type="float">
            <text:p>1.65</text:p>
          </table:table-cell>
          <table:table-cell office:value-type="float" office:value="1.6999" calcext:value-type="float">
            <text:p>1.6999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office:value-type="string" calcext:value-type="string">
            <text:p>2019-08-21</text:p>
          </table:table-cell>
          <table:table-cell office:value-type="float" office:value="1.67" calcext:value-type="float">
            <text:p>1.67</text:p>
          </table:table-cell>
          <table:table-cell office:value-type="float" office:value="120117" calcext:value-type="float">
            <text:p>120117</text:p>
          </table:table-cell>
          <table:table-cell office:value-type="float" office:value="1.67" calcext:value-type="float">
            <text:p>1.67</text:p>
          </table:table-cell>
          <table:table-cell office:value-type="float" office:value="1.75" calcext:value-type="float">
            <text:p>1.75</text:p>
          </table:table-cell>
          <table:table-cell office:value-type="float" office:value="1.56" calcext:value-type="float">
            <text:p>1.56</text:p>
          </table:table-cell>
        </table:table-row>
        <table:table-row table:style-name="ro1">
          <table:table-cell office:value-type="string" calcext:value-type="string">
            <text:p>2019-08-20</text:p>
          </table:table-cell>
          <table:table-cell office:value-type="float" office:value="1.65" calcext:value-type="float">
            <text:p>1.65</text:p>
          </table:table-cell>
          <table:table-cell office:value-type="float" office:value="322501" calcext:value-type="float">
            <text:p>322501</text:p>
          </table:table-cell>
          <table:table-cell office:value-type="float" office:value="1.5" calcext:value-type="float">
            <text:p>1.5</text:p>
          </table:table-cell>
          <table:table-cell office:value-type="float" office:value="1.71" calcext:value-type="float">
            <text:p>1.71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2019-08-19</text:p>
          </table:table-cell>
          <table:table-cell office:value-type="float" office:value="1.49" calcext:value-type="float">
            <text:p>1.49</text:p>
          </table:table-cell>
          <table:table-cell office:value-type="float" office:value="94750" calcext:value-type="float">
            <text:p>94750</text:p>
          </table:table-cell>
          <table:table-cell office:value-type="float" office:value="1.4" calcext:value-type="float">
            <text:p>1.4</text:p>
          </table:table-cell>
          <table:table-cell office:value-type="float" office:value="1.5447" calcext:value-type="float">
            <text:p>1.5447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2019-08-16</text:p>
          </table:table-cell>
          <table:table-cell office:value-type="float" office:value="1.38" calcext:value-type="float">
            <text:p>1.38</text:p>
          </table:table-cell>
          <table:table-cell office:value-type="float" office:value="63984" calcext:value-type="float">
            <text:p>63984</text:p>
          </table:table-cell>
          <table:table-cell office:value-type="float" office:value="1.42" calcext:value-type="float">
            <text:p>1.42</text:p>
          </table:table-cell>
          <table:table-cell office:value-type="float" office:value="1.4922" calcext:value-type="float">
            <text:p>1.4922</text:p>
          </table:table-cell>
          <table:table-cell office:value-type="float" office:value="1.38" calcext:value-type="float">
            <text:p>1.38</text:p>
          </table:table-cell>
        </table:table-row>
        <table:table-row table:style-name="ro1">
          <table:table-cell office:value-type="string" calcext:value-type="string">
            <text:p>2019-08-15</text:p>
          </table:table-cell>
          <table:table-cell office:value-type="float" office:value="1.42" calcext:value-type="float">
            <text:p>1.42</text:p>
          </table:table-cell>
          <table:table-cell office:value-type="float" office:value="24047" calcext:value-type="float">
            <text:p>24047</text:p>
          </table:table-cell>
          <table:table-cell office:value-type="float" office:value="1.4" calcext:value-type="float">
            <text:p>1.4</text:p>
          </table:table-cell>
          <table:table-cell office:value-type="float" office:value="1.46" calcext:value-type="float">
            <text:p>1.46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2019-08-14</text:p>
          </table:table-cell>
          <table:table-cell office:value-type="float" office:value="1.42" calcext:value-type="float">
            <text:p>1.42</text:p>
          </table:table-cell>
          <table:table-cell office:value-type="float" office:value="65125" calcext:value-type="float">
            <text:p>65125</text:p>
          </table:table-cell>
          <table:table-cell office:value-type="float" office:value="1.51" calcext:value-type="float">
            <text:p>1.51</text:p>
          </table:table-cell>
          <table:table-cell office:value-type="float" office:value="1.5299" calcext:value-type="float">
            <text:p>1.5299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string" calcext:value-type="string">
            <text:p>2019-08-13</text:p>
          </table:table-cell>
          <table:table-cell office:value-type="float" office:value="1.54" calcext:value-type="float">
            <text:p>1.54</text:p>
          </table:table-cell>
          <table:table-cell office:value-type="float" office:value="31687" calcext:value-type="float">
            <text:p>31687</text:p>
          </table:table-cell>
          <table:table-cell office:value-type="float" office:value="1.48" calcext:value-type="float">
            <text:p>1.48</text:p>
          </table:table-cell>
          <table:table-cell office:value-type="float" office:value="1.5447" calcext:value-type="float">
            <text:p>1.5447</text:p>
          </table:table-cell>
          <table:table-cell office:value-type="float" office:value="1.48" calcext:value-type="float">
            <text:p>1.48</text:p>
          </table:table-cell>
        </table:table-row>
        <table:table-row table:style-name="ro1">
          <table:table-cell office:value-type="string" calcext:value-type="string">
            <text:p>2019-08-12</text:p>
          </table:table-cell>
          <table:table-cell office:value-type="float" office:value="1.48" calcext:value-type="float">
            <text:p>1.48</text:p>
          </table:table-cell>
          <table:table-cell office:value-type="float" office:value="44936" calcext:value-type="float">
            <text:p>44936</text:p>
          </table:table-cell>
          <table:table-cell office:value-type="float" office:value="1.45" calcext:value-type="float">
            <text:p>1.45</text:p>
          </table:table-cell>
          <table:table-cell office:value-type="float" office:value="1.4899" calcext:value-type="float">
            <text:p>1.4899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string" calcext:value-type="string">
            <text:p>2019-08-09</text:p>
          </table:table-cell>
          <table:table-cell office:value-type="float" office:value="1.45" calcext:value-type="float">
            <text:p>1.45</text:p>
          </table:table-cell>
          <table:table-cell office:value-type="float" office:value="43735" calcext:value-type="float">
            <text:p>43735</text:p>
          </table:table-cell>
          <table:table-cell table:number-columns-repeated="2" office:value-type="float" office:value="1.48" calcext:value-type="float">
            <text:p>1.48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2019-08-08</text:p>
          </table:table-cell>
          <table:table-cell office:value-type="float" office:value="1.47" calcext:value-type="float">
            <text:p>1.47</text:p>
          </table:table-cell>
          <table:table-cell office:value-type="float" office:value="59547" calcext:value-type="float">
            <text:p>59547</text:p>
          </table:table-cell>
          <table:table-cell office:value-type="float" office:value="1.38" calcext:value-type="float">
            <text:p>1.38</text:p>
          </table:table-cell>
          <table:table-cell office:value-type="float" office:value="1.47" calcext:value-type="float">
            <text:p>1.47</text:p>
          </table:table-cell>
          <table:table-cell office:value-type="float" office:value="1.38" calcext:value-type="float">
            <text:p>1.38</text:p>
          </table:table-cell>
        </table:table-row>
        <table:table-row table:style-name="ro1">
          <table:table-cell office:value-type="string" calcext:value-type="string">
            <text:p>2019-08-07</text:p>
          </table:table-cell>
          <table:table-cell office:value-type="float" office:value="1.37" calcext:value-type="float">
            <text:p>1.37</text:p>
          </table:table-cell>
          <table:table-cell office:value-type="float" office:value="174527" calcext:value-type="float">
            <text:p>174527</text:p>
          </table:table-cell>
          <table:table-cell table:number-columns-repeated="2" office:value-type="float" office:value="1.45" calcext:value-type="float">
            <text:p>1.45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string" calcext:value-type="string">
            <text:p>2019-08-06</text:p>
          </table:table-cell>
          <table:table-cell office:value-type="float" office:value="1.45" calcext:value-type="float">
            <text:p>1.45</text:p>
          </table:table-cell>
          <table:table-cell office:value-type="float" office:value="176746" calcext:value-type="float">
            <text:p>176746</text:p>
          </table:table-cell>
          <table:table-cell office:value-type="float" office:value="1.5" calcext:value-type="float">
            <text:p>1.5</text:p>
          </table:table-cell>
          <table:table-cell office:value-type="float" office:value="1.51" calcext:value-type="float">
            <text:p>1.51</text:p>
          </table:table-cell>
          <table:table-cell office:value-type="float" office:value="1.38" calcext:value-type="float">
            <text:p>1.38</text:p>
          </table:table-cell>
        </table:table-row>
        <table:table-row table:style-name="ro1">
          <table:table-cell office:value-type="string" calcext:value-type="string">
            <text:p>2019-08-05</text:p>
          </table:table-cell>
          <table:table-cell office:value-type="float" office:value="1.49" calcext:value-type="float">
            <text:p>1.49</text:p>
          </table:table-cell>
          <table:table-cell office:value-type="float" office:value="145869" calcext:value-type="float">
            <text:p>145869</text:p>
          </table:table-cell>
          <table:table-cell table:number-columns-repeated="2" office:value-type="float" office:value="1.59" calcext:value-type="float">
            <text:p>1.59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string" calcext:value-type="string">
            <text:p>2019-08-02</text:p>
          </table:table-cell>
          <table:table-cell office:value-type="float" office:value="1.55" calcext:value-type="float">
            <text:p>1.55</text:p>
          </table:table-cell>
          <table:table-cell office:value-type="float" office:value="70882" calcext:value-type="float">
            <text:p>70882</text:p>
          </table:table-cell>
          <table:table-cell office:value-type="float" office:value="1.6" calcext:value-type="float">
            <text:p>1.6</text:p>
          </table:table-cell>
          <table:table-cell office:value-type="float" office:value="1.6499" calcext:value-type="float">
            <text:p>1.6499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office:value-type="string" calcext:value-type="string">
            <text:p>2019-08-01</text:p>
          </table:table-cell>
          <table:table-cell office:value-type="float" office:value="1.63" calcext:value-type="float">
            <text:p>1.63</text:p>
          </table:table-cell>
          <table:table-cell office:value-type="float" office:value="32917" calcext:value-type="float">
            <text:p>32917</text:p>
          </table:table-cell>
          <table:table-cell office:value-type="float" office:value="1.65" calcext:value-type="float">
            <text:p>1.65</text:p>
          </table:table-cell>
          <table:table-cell office:value-type="float" office:value="1.73" calcext:value-type="float">
            <text:p>1.73</text:p>
          </table:table-cell>
          <table:table-cell office:value-type="float" office:value="1.63" calcext:value-type="float">
            <text:p>1.63</text:p>
          </table:table-cell>
        </table:table-row>
        <table:table-row table:style-name="ro1">
          <table:table-cell office:value-type="string" calcext:value-type="string">
            <text:p>2019-07-31</text:p>
          </table:table-cell>
          <table:table-cell office:value-type="float" office:value="1.65" calcext:value-type="float">
            <text:p>1.65</text:p>
          </table:table-cell>
          <table:table-cell office:value-type="float" office:value="53679" calcext:value-type="float">
            <text:p>53679</text:p>
          </table:table-cell>
          <table:table-cell table:number-columns-repeated="2" office:value-type="float" office:value="1.77" calcext:value-type="float">
            <text:p>1.77</text:p>
          </table:table-cell>
          <table:table-cell office:value-type="float" office:value="1.64" calcext:value-type="float">
            <text:p>1.64</text:p>
          </table:table-cell>
        </table:table-row>
        <table:table-row table:style-name="ro1">
          <table:table-cell office:value-type="string" calcext:value-type="string">
            <text:p>2019-07-30</text:p>
          </table:table-cell>
          <table:table-cell office:value-type="float" office:value="1.76" calcext:value-type="float">
            <text:p>1.76</text:p>
          </table:table-cell>
          <table:table-cell office:value-type="float" office:value="39719" calcext:value-type="float">
            <text:p>39719</text:p>
          </table:table-cell>
          <table:table-cell office:value-type="float" office:value="1.65" calcext:value-type="float">
            <text:p>1.65</text:p>
          </table:table-cell>
          <table:table-cell office:value-type="float" office:value="1.76" calcext:value-type="float">
            <text:p>1.76</text:p>
          </table:table-cell>
          <table:table-cell office:value-type="float" office:value="1.65" calcext:value-type="float">
            <text:p>1.65</text:p>
          </table:table-cell>
        </table:table-row>
        <table:table-row table:style-name="ro1">
          <table:table-cell office:value-type="string" calcext:value-type="string">
            <text:p>2019-07-29</text:p>
          </table:table-cell>
          <table:table-cell office:value-type="float" office:value="1.65" calcext:value-type="float">
            <text:p>1.65</text:p>
          </table:table-cell>
          <table:table-cell office:value-type="float" office:value="45133" calcext:value-type="float">
            <text:p>45133</text:p>
          </table:table-cell>
          <table:table-cell office:value-type="float" office:value="1.68" calcext:value-type="float">
            <text:p>1.68</text:p>
          </table:table-cell>
          <table:table-cell office:value-type="float" office:value="1.7399" calcext:value-type="float">
            <text:p>1.7399</text:p>
          </table:table-cell>
          <table:table-cell office:value-type="float" office:value="1.63" calcext:value-type="float">
            <text:p>1.63</text:p>
          </table:table-cell>
        </table:table-row>
        <table:table-row table:style-name="ro1">
          <table:table-cell office:value-type="string" calcext:value-type="string">
            <text:p>2019-07-26</text:p>
          </table:table-cell>
          <table:table-cell office:value-type="float" office:value="1.69" calcext:value-type="float">
            <text:p>1.69</text:p>
          </table:table-cell>
          <table:table-cell office:value-type="float" office:value="66039" calcext:value-type="float">
            <text:p>66039</text:p>
          </table:table-cell>
          <table:table-cell office:value-type="float" office:value="1.7" calcext:value-type="float">
            <text:p>1.7</text:p>
          </table:table-cell>
          <table:table-cell office:value-type="float" office:value="1.74" calcext:value-type="float">
            <text:p>1.74</text:p>
          </table:table-cell>
          <table:table-cell office:value-type="float" office:value="1.63" calcext:value-type="float">
            <text:p>1.63</text:p>
          </table:table-cell>
        </table:table-row>
        <table:table-row table:style-name="ro1">
          <table:table-cell office:value-type="string" calcext:value-type="string">
            <text:p>2019-07-25</text:p>
          </table:table-cell>
          <table:table-cell office:value-type="float" office:value="1.7" calcext:value-type="float">
            <text:p>1.7</text:p>
          </table:table-cell>
          <table:table-cell office:value-type="float" office:value="49083" calcext:value-type="float">
            <text:p>49083</text:p>
          </table:table-cell>
          <table:table-cell office:value-type="float" office:value="1.67" calcext:value-type="float">
            <text:p>1.67</text:p>
          </table:table-cell>
          <table:table-cell office:value-type="float" office:value="1.7234" calcext:value-type="float">
            <text:p>1.7234</text:p>
          </table:table-cell>
          <table:table-cell office:value-type="float" office:value="1.67" calcext:value-type="float">
            <text:p>1.67</text:p>
          </table:table-cell>
        </table:table-row>
        <table:table-row table:style-name="ro1">
          <table:table-cell office:value-type="string" calcext:value-type="string">
            <text:p>2019-07-24</text:p>
          </table:table-cell>
          <table:table-cell office:value-type="float" office:value="1.69" calcext:value-type="float">
            <text:p>1.69</text:p>
          </table:table-cell>
          <table:table-cell office:value-type="float" office:value="148512" calcext:value-type="float">
            <text:p>148512</text:p>
          </table:table-cell>
          <table:table-cell office:value-type="float" office:value="1.69" calcext:value-type="float">
            <text:p>1.69</text:p>
          </table:table-cell>
          <table:table-cell office:value-type="float" office:value="1.7596" calcext:value-type="float">
            <text:p>1.7596</text:p>
          </table:table-cell>
          <table:table-cell office:value-type="float" office:value="1.62" calcext:value-type="float">
            <text:p>1.62</text:p>
          </table:table-cell>
        </table:table-row>
        <table:table-row table:style-name="ro1">
          <table:table-cell office:value-type="string" calcext:value-type="string">
            <text:p>2019-07-23</text:p>
          </table:table-cell>
          <table:table-cell office:value-type="float" office:value="1.71" calcext:value-type="float">
            <text:p>1.71</text:p>
          </table:table-cell>
          <table:table-cell office:value-type="float" office:value="275035" calcext:value-type="float">
            <text:p>275035</text:p>
          </table:table-cell>
          <table:table-cell office:value-type="float" office:value="1.89" calcext:value-type="float">
            <text:p>1.89</text:p>
          </table:table-cell>
          <table:table-cell office:value-type="float" office:value="1.96" calcext:value-type="float">
            <text:p>1.96</text:p>
          </table:table-cell>
          <table:table-cell office:value-type="float" office:value="1.6832" calcext:value-type="float">
            <text:p>1.6832</text:p>
          </table:table-cell>
        </table:table-row>
        <table:table-row table:style-name="ro1">
          <table:table-cell office:value-type="string" calcext:value-type="string">
            <text:p>2019-07-22</text:p>
          </table:table-cell>
          <table:table-cell office:value-type="float" office:value="1.97" calcext:value-type="float">
            <text:p>1.97</text:p>
          </table:table-cell>
          <table:table-cell office:value-type="float" office:value="137302" calcext:value-type="float">
            <text:p>137302</text:p>
          </table:table-cell>
          <table:table-cell office:value-type="float" office:value="1.98" calcext:value-type="float">
            <text:p>1.98</text:p>
          </table:table-cell>
          <table:table-cell office:value-type="float" office:value="2.05" calcext:value-type="float">
            <text:p>2.05</text:p>
          </table:table-cell>
          <table:table-cell office:value-type="float" office:value="1.88" calcext:value-type="float">
            <text:p>1.88</text:p>
          </table:table-cell>
        </table:table-row>
        <table:table-row table:style-name="ro1">
          <table:table-cell office:value-type="string" calcext:value-type="string">
            <text:p>2019-07-19</text:p>
          </table:table-cell>
          <table:table-cell office:value-type="float" office:value="1.97" calcext:value-type="float">
            <text:p>1.97</text:p>
          </table:table-cell>
          <table:table-cell office:value-type="float" office:value="62014" calcext:value-type="float">
            <text:p>62014</text:p>
          </table:table-cell>
          <table:table-cell office:value-type="float" office:value="1.93" calcext:value-type="float">
            <text:p>1.93</text:p>
          </table:table-cell>
          <table:table-cell office:value-type="float" office:value="2" calcext:value-type="float">
            <text:p>2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string" calcext:value-type="string">
            <text:p>2019-07-18</text:p>
          </table:table-cell>
          <table:table-cell office:value-type="float" office:value="1.95" calcext:value-type="float">
            <text:p>1.95</text:p>
          </table:table-cell>
          <table:table-cell office:value-type="float" office:value="40276" calcext:value-type="float">
            <text:p>4027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string" calcext:value-type="string">
            <text:p>2019-07-17</text:p>
          </table:table-cell>
          <table:table-cell office:value-type="float" office:value="1.97" calcext:value-type="float">
            <text:p>1.97</text:p>
          </table:table-cell>
          <table:table-cell office:value-type="float" office:value="79545" calcext:value-type="float">
            <text:p>79545</text:p>
          </table:table-cell>
          <table:table-cell office:value-type="float" office:value="1.97" calcext:value-type="float">
            <text:p>1.97</text:p>
          </table:table-cell>
          <table:table-cell office:value-type="float" office:value="1.99" calcext:value-type="float">
            <text:p>1.99</text:p>
          </table:table-cell>
          <table:table-cell office:value-type="float" office:value="1.93" calcext:value-type="float">
            <text:p>1.93</text:p>
          </table:table-cell>
        </table:table-row>
        <table:table-row table:style-name="ro1">
          <table:table-cell office:value-type="string" calcext:value-type="string">
            <text:p>2019-07-16</text:p>
          </table:table-cell>
          <table:table-cell office:value-type="float" office:value="1.95" calcext:value-type="float">
            <text:p>1.95</text:p>
          </table:table-cell>
          <table:table-cell office:value-type="float" office:value="135522" calcext:value-type="float">
            <text:p>135522</text:p>
          </table:table-cell>
          <table:table-cell table:number-columns-repeated="2" office:value-type="float" office:value="2.06" calcext:value-type="float">
            <text:p>2.06</text:p>
          </table:table-cell>
          <table:table-cell office:value-type="float" office:value="1.95" calcext:value-type="float">
            <text:p>1.95</text:p>
          </table:table-cell>
        </table:table-row>
        <table:table-row table:style-name="ro1">
          <table:table-cell office:value-type="string" calcext:value-type="string">
            <text:p>2019-07-15</text:p>
          </table:table-cell>
          <table:table-cell office:value-type="float" office:value="2.06" calcext:value-type="float">
            <text:p>2.06</text:p>
          </table:table-cell>
          <table:table-cell office:value-type="float" office:value="81636" calcext:value-type="float">
            <text:p>81636</text:p>
          </table:table-cell>
          <table:table-cell table:number-columns-repeated="2" office:value-type="float" office:value="2.08" calcext:value-type="float">
            <text:p>2.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9-07-12</text:p>
          </table:table-cell>
          <table:table-cell office:value-type="float" office:value="2.05" calcext:value-type="float">
            <text:p>2.05</text:p>
          </table:table-cell>
          <table:table-cell office:value-type="float" office:value="127982" calcext:value-type="float">
            <text:p>127982</text:p>
          </table:table-cell>
          <table:table-cell office:value-type="float" office:value="2.03" calcext:value-type="float">
            <text:p>2.03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9-07-11</text:p>
          </table:table-cell>
          <table:table-cell office:value-type="float" office:value="2.03" calcext:value-type="float">
            <text:p>2.03</text:p>
          </table:table-cell>
          <table:table-cell office:value-type="float" office:value="169827" calcext:value-type="float">
            <text:p>169827</text:p>
          </table:table-cell>
          <table:table-cell office:value-type="float" office:value="2.11" calcext:value-type="float">
            <text:p>2.11</text:p>
          </table:table-cell>
          <table:table-cell office:value-type="float" office:value="2.14" calcext:value-type="float">
            <text:p>2.14</text:p>
          </table:table-cell>
          <table:table-cell office:value-type="float" office:value="2.02" calcext:value-type="float">
            <text:p>2.02</text:p>
          </table:table-cell>
        </table:table-row>
        <table:table-row table:style-name="ro1">
          <table:table-cell office:value-type="string" calcext:value-type="string">
            <text:p>2019-07-10</text:p>
          </table:table-cell>
          <table:table-cell office:value-type="float" office:value="2.12" calcext:value-type="float">
            <text:p>2.12</text:p>
          </table:table-cell>
          <table:table-cell office:value-type="float" office:value="767723" calcext:value-type="float">
            <text:p>767723</text:p>
          </table:table-cell>
          <table:table-cell office:value-type="float" office:value="1.99" calcext:value-type="float">
            <text:p>1.99</text:p>
          </table:table-cell>
          <table:table-cell office:value-type="float" office:value="2.19" calcext:value-type="float">
            <text:p>2.19</text:p>
          </table:table-cell>
          <table:table-cell office:value-type="float" office:value="1.9152" calcext:value-type="float">
            <text:p>1.9152</text:p>
          </table:table-cell>
        </table:table-row>
        <table:table-row table:style-name="ro1">
          <table:table-cell office:value-type="string" calcext:value-type="string">
            <text:p>2019-07-09</text:p>
          </table:table-cell>
          <table:table-cell office:value-type="float" office:value="1.92" calcext:value-type="float">
            <text:p>1.92</text:p>
          </table:table-cell>
          <table:table-cell office:value-type="float" office:value="440514" calcext:value-type="float">
            <text:p>440514</text:p>
          </table:table-cell>
          <table:table-cell office:value-type="float" office:value="1.92" calcext:value-type="float">
            <text:p>1.92</text:p>
          </table:table-cell>
          <table:table-cell office:value-type="float" office:value="2.08" calcext:value-type="float">
            <text:p>2.08</text:p>
          </table:table-cell>
          <table:table-cell office:value-type="float" office:value="1.87" calcext:value-type="float">
            <text:p>1.87</text:p>
          </table:table-cell>
        </table:table-row>
        <table:table-row table:style-name="ro1">
          <table:table-cell office:value-type="string" calcext:value-type="string">
            <text:p>2019-07-08</text:p>
          </table:table-cell>
          <table:table-cell office:value-type="float" office:value="1.92" calcext:value-type="float">
            <text:p>1.92</text:p>
          </table:table-cell>
          <table:table-cell office:value-type="float" office:value="61544" calcext:value-type="float">
            <text:p>61544</text:p>
          </table:table-cell>
          <table:table-cell office:value-type="float" office:value="1.93" calcext:value-type="float">
            <text:p>1.93</text:p>
          </table:table-cell>
          <table:table-cell office:value-type="float" office:value="1.95" calcext:value-type="float">
            <text:p>1.95</text:p>
          </table:table-cell>
          <table:table-cell office:value-type="float" office:value="1.8794" calcext:value-type="float">
            <text:p>1.8794</text:p>
          </table:table-cell>
        </table:table-row>
        <table:table-row table:style-name="ro1">
          <table:table-cell office:value-type="string" calcext:value-type="string">
            <text:p>2019-07-05</text:p>
          </table:table-cell>
          <table:table-cell office:value-type="float" office:value="1.91" calcext:value-type="float">
            <text:p>1.91</text:p>
          </table:table-cell>
          <table:table-cell office:value-type="float" office:value="105794" calcext:value-type="float">
            <text:p>105794</text:p>
          </table:table-cell>
          <table:table-cell office:value-type="float" office:value="1.85" calcext:value-type="float">
            <text:p>1.85</text:p>
          </table:table-cell>
          <table:table-cell office:value-type="float" office:value="1.9696" calcext:value-type="float">
            <text:p>1.9696</text:p>
          </table:table-cell>
          <table:table-cell office:value-type="float" office:value="1.85" calcext:value-type="float">
            <text:p>1.85</text:p>
          </table:table-cell>
        </table:table-row>
        <table:table-row table:style-name="ro1">
          <table:table-cell office:value-type="string" calcext:value-type="string">
            <text:p>2019-07-03</text:p>
          </table:table-cell>
          <table:table-cell office:value-type="float" office:value="1.87" calcext:value-type="float">
            <text:p>1.87</text:p>
          </table:table-cell>
          <table:table-cell office:value-type="float" office:value="39384" calcext:value-type="float">
            <text:p>39384</text:p>
          </table:table-cell>
          <table:table-cell office:value-type="float" office:value="1.86" calcext:value-type="float">
            <text:p>1.86</text:p>
          </table:table-cell>
          <table:table-cell office:value-type="float" office:value="1.94" calcext:value-type="float">
            <text:p>1.94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string" calcext:value-type="string">
            <text:p>2019-07-02</text:p>
          </table:table-cell>
          <table:table-cell office:value-type="float" office:value="1.86" calcext:value-type="float">
            <text:p>1.86</text:p>
          </table:table-cell>
          <table:table-cell office:value-type="float" office:value="65779" calcext:value-type="float">
            <text:p>65779</text:p>
          </table:table-cell>
          <table:table-cell office:value-type="float" office:value="1.9" calcext:value-type="float">
            <text:p>1.9</text:p>
          </table:table-cell>
          <table:table-cell office:value-type="float" office:value="1.94" calcext:value-type="float">
            <text:p>1.94</text:p>
          </table:table-cell>
          <table:table-cell office:value-type="float" office:value="1.8501" calcext:value-type="float">
            <text:p>1.8501</text:p>
          </table:table-cell>
        </table:table-row>
        <table:table-row table:style-name="ro1">
          <table:table-cell office:value-type="string" calcext:value-type="string">
            <text:p>2019-07-01</text:p>
          </table:table-cell>
          <table:table-cell office:value-type="float" office:value="1.89" calcext:value-type="float">
            <text:p>1.89</text:p>
          </table:table-cell>
          <table:table-cell office:value-type="float" office:value="66659" calcext:value-type="float">
            <text:p>66659</text:p>
          </table:table-cell>
          <table:table-cell office:value-type="float" office:value="1.96" calcext:value-type="float">
            <text:p>1.96</text:p>
          </table:table-cell>
          <table:table-cell office:value-type="float" office:value="1.9748" calcext:value-type="float">
            <text:p>1.9748</text:p>
          </table:table-cell>
          <table:table-cell office:value-type="float" office:value="1.88" calcext:value-type="float">
            <text:p>1.88</text:p>
          </table:table-cell>
        </table:table-row>
        <table:table-row table:style-name="ro1">
          <table:table-cell office:value-type="string" calcext:value-type="string">
            <text:p>2019-06-28</text:p>
          </table:table-cell>
          <table:table-cell office:value-type="float" office:value="1.91" calcext:value-type="float">
            <text:p>1.91</text:p>
          </table:table-cell>
          <table:table-cell office:value-type="float" office:value="94768" calcext:value-type="float">
            <text:p>94768</text:p>
          </table:table-cell>
          <table:table-cell office:value-type="float" office:value="1.91" calcext:value-type="float">
            <text:p>1.91</text:p>
          </table:table-cell>
          <table:table-cell office:value-type="float" office:value="1.96" calcext:value-type="float">
            <text:p>1.96</text:p>
          </table:table-cell>
          <table:table-cell office:value-type="float" office:value="1.8952" calcext:value-type="float">
            <text:p>1.8952</text:p>
          </table:table-cell>
        </table:table-row>
        <table:table-row table:style-name="ro1">
          <table:table-cell office:value-type="string" calcext:value-type="string">
            <text:p>2019-06-27</text:p>
          </table:table-cell>
          <table:table-cell office:value-type="float" office:value="1.93" calcext:value-type="float">
            <text:p>1.93</text:p>
          </table:table-cell>
          <table:table-cell office:value-type="float" office:value="160848" calcext:value-type="float">
            <text:p>160848</text:p>
          </table:table-cell>
          <table:table-cell office:value-type="float" office:value="1.88" calcext:value-type="float">
            <text:p>1.88</text:p>
          </table:table-cell>
          <table:table-cell office:value-type="float" office:value="1.93" calcext:value-type="float">
            <text:p>1.93</text:p>
          </table:table-cell>
          <table:table-cell office:value-type="float" office:value="1.82" calcext:value-type="float">
            <text:p>1.82</text:p>
          </table:table-cell>
        </table:table-row>
        <table:table-row table:style-name="ro1">
          <table:table-cell office:value-type="string" calcext:value-type="string">
            <text:p>2019-06-26</text:p>
          </table:table-cell>
          <table:table-cell office:value-type="float" office:value="1.9" calcext:value-type="float">
            <text:p>1.9</text:p>
          </table:table-cell>
          <table:table-cell office:value-type="float" office:value="114255" calcext:value-type="float">
            <text:p>114255</text:p>
          </table:table-cell>
          <table:table-cell table:number-columns-repeated="2" office:value-type="float" office:value="1.92" calcext:value-type="float">
            <text:p>1.92</text:p>
          </table:table-cell>
          <table:table-cell office:value-type="float" office:value="1.84" calcext:value-type="float">
            <text:p>1.84</text:p>
          </table:table-cell>
        </table:table-row>
        <table:table-row table:style-name="ro1">
          <table:table-cell office:value-type="string" calcext:value-type="string">
            <text:p>2019-06-25</text:p>
          </table:table-cell>
          <table:table-cell office:value-type="float" office:value="1.92" calcext:value-type="float">
            <text:p>1.92</text:p>
          </table:table-cell>
          <table:table-cell office:value-type="float" office:value="120230" calcext:value-type="float">
            <text:p>120230</text:p>
          </table:table-cell>
          <table:table-cell office:value-type="float" office:value="1.94" calcext:value-type="float">
            <text:p>1.94</text:p>
          </table:table-cell>
          <table:table-cell office:value-type="float" office:value="1.96" calcext:value-type="float">
            <text:p>1.96</text:p>
          </table:table-cell>
          <table:table-cell office:value-type="float" office:value="1.87" calcext:value-type="float">
            <text:p>1.87</text:p>
          </table:table-cell>
        </table:table-row>
        <table:table-row table:style-name="ro1">
          <table:table-cell office:value-type="string" calcext:value-type="string">
            <text:p>2019-06-24</text:p>
          </table:table-cell>
          <table:table-cell office:value-type="float" office:value="1.96" calcext:value-type="float">
            <text:p>1.96</text:p>
          </table:table-cell>
          <table:table-cell office:value-type="float" office:value="259832" calcext:value-type="float">
            <text:p>259832</text:p>
          </table:table-cell>
          <table:table-cell office:value-type="float" office:value="2" calcext:value-type="float">
            <text:p>2</text:p>
          </table:table-cell>
          <table:table-cell office:value-type="float" office:value="2.03" calcext:value-type="float">
            <text:p>2.03</text:p>
          </table:table-cell>
          <table:table-cell office:value-type="float" office:value="1.82" calcext:value-type="float">
            <text:p>1.82</text:p>
          </table:table-cell>
        </table:table-row>
        <table:table-row table:style-name="ro1">
          <table:table-cell office:value-type="string" calcext:value-type="string">
            <text:p>2019-06-21</text:p>
          </table:table-cell>
          <table:table-cell office:value-type="float" office:value="2.02" calcext:value-type="float">
            <text:p>2.02</text:p>
          </table:table-cell>
          <table:table-cell office:value-type="float" office:value="249486" calcext:value-type="float">
            <text:p>249486</text:p>
          </table:table-cell>
          <table:table-cell office:value-type="float" office:value="2" calcext:value-type="float">
            <text:p>2</text:p>
          </table:table-cell>
          <table:table-cell office:value-type="float" office:value="2.07" calcext:value-type="float">
            <text:p>2.07</text:p>
          </table:table-cell>
          <table:table-cell office:value-type="float" office:value="1.98" calcext:value-type="float">
            <text:p>1.98</text:p>
          </table:table-cell>
        </table:table-row>
        <table:table-row table:style-name="ro1">
          <table:table-cell office:value-type="string" calcext:value-type="string">
            <text:p>2019-06-20</text:p>
          </table:table-cell>
          <table:table-cell office:value-type="float" office:value="2.06" calcext:value-type="float">
            <text:p>2.06</text:p>
          </table:table-cell>
          <table:table-cell office:value-type="float" office:value="3360593" calcext:value-type="float">
            <text:p>3360593</text:p>
          </table:table-cell>
          <table:table-cell office:value-type="float" office:value="2.5" calcext:value-type="float">
            <text:p>2.5</text:p>
          </table:table-cell>
          <table:table-cell office:value-type="float" office:value="2.58" calcext:value-type="float">
            <text:p>2.58</text:p>
          </table:table-cell>
          <table:table-cell office:value-type="float" office:value="2.02" calcext:value-type="float">
            <text:p>2.02</text:p>
          </table:table-cell>
        </table:table-row>
        <table:table-row table:style-name="ro1">
          <table:table-cell office:value-type="string" calcext:value-type="string">
            <text:p>2019-06-19</text:p>
          </table:table-cell>
          <table:table-cell office:value-type="float" office:value="2.12" calcext:value-type="float">
            <text:p>2.12</text:p>
          </table:table-cell>
          <table:table-cell office:value-type="float" office:value="368424" calcext:value-type="float">
            <text:p>368424</text:p>
          </table:table-cell>
          <table:table-cell office:value-type="float" office:value="2.02" calcext:value-type="float">
            <text:p>2.02</text:p>
          </table:table-cell>
          <table:table-cell office:value-type="float" office:value="2.13" calcext:value-type="float">
            <text:p>2.13</text:p>
          </table:table-cell>
          <table:table-cell office:value-type="float" office:value="1.9615" calcext:value-type="float">
            <text:p>1.9615</text:p>
          </table:table-cell>
        </table:table-row>
        <table:table-row table:style-name="ro1">
          <table:table-cell office:value-type="string" calcext:value-type="string">
            <text:p>2019-06-18</text:p>
          </table:table-cell>
          <table:table-cell office:value-type="float" office:value="2.04" calcext:value-type="float">
            <text:p>2.04</text:p>
          </table:table-cell>
          <table:table-cell office:value-type="float" office:value="116297" calcext:value-type="float">
            <text:p>116297</text:p>
          </table:table-cell>
          <table:table-cell office:value-type="float" office:value="1.98" calcext:value-type="float">
            <text:p>1.98</text:p>
          </table:table-cell>
          <table:table-cell office:value-type="float" office:value="2.04" calcext:value-type="float">
            <text:p>2.04</text:p>
          </table:table-cell>
          <table:table-cell office:value-type="float" office:value="1.9409" calcext:value-type="float">
            <text:p>1.9409</text:p>
          </table:table-cell>
        </table:table-row>
        <table:table-row table:style-name="ro1">
          <table:table-cell office:value-type="string" calcext:value-type="string">
            <text:p>2019-06-17</text:p>
          </table:table-cell>
          <table:table-cell office:value-type="float" office:value="1.96" calcext:value-type="float">
            <text:p>1.96</text:p>
          </table:table-cell>
          <table:table-cell office:value-type="float" office:value="110797" calcext:value-type="float">
            <text:p>110797</text:p>
          </table:table-cell>
          <table:table-cell office:value-type="float" office:value="2" calcext:value-type="float">
            <text:p>2</text:p>
          </table:table-cell>
          <table:table-cell office:value-type="float" office:value="2.03" calcext:value-type="float">
            <text:p>2.03</text:p>
          </table:table-cell>
          <table:table-cell office:value-type="float" office:value="1.91" calcext:value-type="float">
            <text:p>1.91</text:p>
          </table:table-cell>
        </table:table-row>
        <table:table-row table:style-name="ro1">
          <table:table-cell office:value-type="string" calcext:value-type="string">
            <text:p>2019-06-14</text:p>
          </table:table-cell>
          <table:table-cell office:value-type="float" office:value="1.98" calcext:value-type="float">
            <text:p>1.98</text:p>
          </table:table-cell>
          <table:table-cell office:value-type="float" office:value="399186" calcext:value-type="float">
            <text:p>399186</text:p>
          </table:table-cell>
          <table:table-cell office:value-type="float" office:value="2.02" calcext:value-type="float">
            <text:p>2.02</text:p>
          </table:table-cell>
          <table:table-cell office:value-type="float" office:value="2.054" calcext:value-type="float">
            <text:p>2.054</text:p>
          </table:table-cell>
          <table:table-cell office:value-type="float" office:value="1.85" calcext:value-type="float">
            <text:p>1.85</text:p>
          </table:table-cell>
        </table:table-row>
        <table:table-row table:style-name="ro1">
          <table:table-cell office:value-type="string" calcext:value-type="string">
            <text:p>2019-06-13</text:p>
          </table:table-cell>
          <table:table-cell office:value-type="float" office:value="2.03" calcext:value-type="float">
            <text:p>2.03</text:p>
          </table:table-cell>
          <table:table-cell office:value-type="float" office:value="100691" calcext:value-type="float">
            <text:p>100691</text:p>
          </table:table-cell>
          <table:table-cell office:value-type="float" office:value="2.06" calcext:value-type="float">
            <text:p>2.06</text:p>
          </table:table-cell>
          <table:table-cell office:value-type="float" office:value="2.12" calcext:value-type="float">
            <text:p>2.12</text:p>
          </table:table-cell>
          <table:table-cell office:value-type="float" office:value="2.02" calcext:value-type="float">
            <text:p>2.02</text:p>
          </table:table-cell>
        </table:table-row>
        <table:table-row table:style-name="ro1">
          <table:table-cell office:value-type="string" calcext:value-type="string">
            <text:p>2019-06-12</text:p>
          </table:table-cell>
          <table:table-cell office:value-type="float" office:value="2.02" calcext:value-type="float">
            <text:p>2.02</text:p>
          </table:table-cell>
          <table:table-cell office:value-type="float" office:value="102610" calcext:value-type="float">
            <text:p>102610</text:p>
          </table:table-cell>
          <table:table-cell table:number-columns-repeated="2" office:value-type="float" office:value="2.06" calcext:value-type="float">
            <text:p>2.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9-06-11</text:p>
          </table:table-cell>
          <table:table-cell office:value-type="float" office:value="2.07" calcext:value-type="float">
            <text:p>2.07</text:p>
          </table:table-cell>
          <table:table-cell office:value-type="float" office:value="121279" calcext:value-type="float">
            <text:p>121279</text:p>
          </table:table-cell>
          <table:table-cell office:value-type="float" office:value="2.12" calcext:value-type="float">
            <text:p>2.12</text:p>
          </table:table-cell>
          <table:table-cell office:value-type="float" office:value="2.13" calcext:value-type="float">
            <text:p>2.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9-06-10</text:p>
          </table:table-cell>
          <table:table-cell office:value-type="float" office:value="2.08" calcext:value-type="float">
            <text:p>2.08</text:p>
          </table:table-cell>
          <table:table-cell office:value-type="float" office:value="154894" calcext:value-type="float">
            <text:p>154894</text:p>
          </table:table-cell>
          <table:table-cell table:number-columns-repeated="2" office:value-type="float" office:value="2.13" calcext:value-type="float">
            <text:p>2.13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 office:value-type="string" calcext:value-type="string">
            <text:p>2019-06-07</text:p>
          </table:table-cell>
          <table:table-cell office:value-type="float" office:value="2.13" calcext:value-type="float">
            <text:p>2.13</text:p>
          </table:table-cell>
          <table:table-cell office:value-type="float" office:value="184482" calcext:value-type="float">
            <text:p>184482</text:p>
          </table:table-cell>
          <table:table-cell office:value-type="float" office:value="2.16" calcext:value-type="float">
            <text:p>2.16</text:p>
          </table:table-cell>
          <table:table-cell office:value-type="float" office:value="2.25" calcext:value-type="float">
            <text:p>2.25</text:p>
          </table:table-cell>
          <table:table-cell office:value-type="float" office:value="2.09" calcext:value-type="float">
            <text:p>2.09</text:p>
          </table:table-cell>
        </table:table-row>
        <table:table-row table:style-name="ro1">
          <table:table-cell office:value-type="string" calcext:value-type="string">
            <text:p>2019-06-06</text:p>
          </table:table-cell>
          <table:table-cell office:value-type="float" office:value="2.12" calcext:value-type="float">
            <text:p>2.12</text:p>
          </table:table-cell>
          <table:table-cell office:value-type="float" office:value="420706" calcext:value-type="float">
            <text:p>420706</text:p>
          </table:table-cell>
          <table:table-cell office:value-type="float" office:value="2.02" calcext:value-type="float">
            <text:p>2.02</text:p>
          </table:table-cell>
          <table:table-cell office:value-type="float" office:value="2.19" calcext:value-type="float">
            <text:p>2.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9-06-05</text:p>
          </table:table-cell>
          <table:table-cell office:value-type="float" office:value="2.03" calcext:value-type="float">
            <text:p>2.03</text:p>
          </table:table-cell>
          <table:table-cell office:value-type="float" office:value="163905" calcext:value-type="float">
            <text:p>163905</text:p>
          </table:table-cell>
          <table:table-cell office:value-type="float" office:value="2.07" calcext:value-type="float">
            <text:p>2.07</text:p>
          </table:table-cell>
          <table:table-cell office:value-type="float" office:value="2.1099" calcext:value-type="float">
            <text:p>2.1099</text:p>
          </table:table-cell>
          <table:table-cell office:value-type="float" office:value="1.96" calcext:value-type="float">
            <text:p>1.96</text:p>
          </table:table-cell>
        </table:table-row>
        <table:table-row table:style-name="ro1">
          <table:table-cell office:value-type="string" calcext:value-type="string">
            <text:p>2019-06-04</text:p>
          </table:table-cell>
          <table:table-cell office:value-type="float" office:value="2.08" calcext:value-type="float">
            <text:p>2.08</text:p>
          </table:table-cell>
          <table:table-cell office:value-type="float" office:value="256474" calcext:value-type="float">
            <text:p>256474</text:p>
          </table:table-cell>
          <table:table-cell office:value-type="float" office:value="2.22" calcext:value-type="float">
            <text:p>2.22</text:p>
          </table:table-cell>
          <table:table-cell office:value-type="float" office:value="2.259" calcext:value-type="float">
            <text:p>2.259</text:p>
          </table:table-cell>
          <table:table-cell office:value-type="float" office:value="2.06" calcext:value-type="float">
            <text:p>2.06</text:p>
          </table:table-cell>
        </table:table-row>
        <table:table-row table:style-name="ro1">
          <table:table-cell office:value-type="string" calcext:value-type="string">
            <text:p>2019-06-03</text:p>
          </table:table-cell>
          <table:table-cell office:value-type="float" office:value="2.25" calcext:value-type="float">
            <text:p>2.25</text:p>
          </table:table-cell>
          <table:table-cell office:value-type="float" office:value="456888" calcext:value-type="float">
            <text:p>456888</text:p>
          </table:table-cell>
          <table:table-cell office:value-type="float" office:value="2.23" calcext:value-type="float">
            <text:p>2.23</text:p>
          </table:table-cell>
          <table:table-cell office:value-type="float" office:value="2.37" calcext:value-type="float">
            <text:p>2.37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table-cell office:value-type="string" calcext:value-type="string">
            <text:p>2019-05-31</text:p>
          </table:table-cell>
          <table:table-cell office:value-type="float" office:value="2.19" calcext:value-type="float">
            <text:p>2.19</text:p>
          </table:table-cell>
          <table:table-cell office:value-type="float" office:value="1265539" calcext:value-type="float">
            <text:p>1265539</text:p>
          </table:table-cell>
          <table:table-cell office:value-type="float" office:value="2.02" calcext:value-type="float">
            <text:p>2.02</text:p>
          </table:table-cell>
          <table:table-cell office:value-type="float" office:value="2.33" calcext:value-type="float">
            <text:p>2.33</text:p>
          </table:table-cell>
          <table:table-cell office:value-type="float" office:value="1.86" calcext:value-type="float">
            <text:p>1.86</text:p>
          </table:table-cell>
        </table:table-row>
        <table:table-row table:style-name="ro1">
          <table:table-cell office:value-type="string" calcext:value-type="string">
            <text:p>2019-05-30</text:p>
          </table:table-cell>
          <table:table-cell office:value-type="float" office:value="2.03" calcext:value-type="float">
            <text:p>2.03</text:p>
          </table:table-cell>
          <table:table-cell office:value-type="float" office:value="657596" calcext:value-type="float">
            <text:p>657596</text:p>
          </table:table-cell>
          <table:table-cell office:value-type="float" office:value="1.87" calcext:value-type="float">
            <text:p>1.87</text:p>
          </table:table-cell>
          <table:table-cell office:value-type="float" office:value="2.1" calcext:value-type="float">
            <text:p>2.1</text:p>
          </table:table-cell>
          <table:table-cell office:value-type="float" office:value="1.76" calcext:value-type="float">
            <text:p>1.76</text:p>
          </table:table-cell>
        </table:table-row>
        <table:table-row table:style-name="ro1">
          <table:table-cell office:value-type="string" calcext:value-type="string">
            <text:p>2019-05-29</text:p>
          </table:table-cell>
          <table:table-cell office:value-type="float" office:value="1.88" calcext:value-type="float">
            <text:p>1.88</text:p>
          </table:table-cell>
          <table:table-cell office:value-type="float" office:value="312722" calcext:value-type="float">
            <text:p>312722</text:p>
          </table:table-cell>
          <table:table-cell office:value-type="float" office:value="1.92" calcext:value-type="float">
            <text:p>1.92</text:p>
          </table:table-cell>
          <table:table-cell office:value-type="float" office:value="1.9641" calcext:value-type="float">
            <text:p>1.9641</text:p>
          </table:table-cell>
          <table:table-cell office:value-type="float" office:value="1.7592" calcext:value-type="float">
            <text:p>1.7592</text:p>
          </table:table-cell>
        </table:table-row>
        <table:table-row table:style-name="ro1">
          <table:table-cell office:value-type="string" calcext:value-type="string">
            <text:p>2019-05-28</text:p>
          </table:table-cell>
          <table:table-cell office:value-type="float" office:value="1.91" calcext:value-type="float">
            <text:p>1.91</text:p>
          </table:table-cell>
          <table:table-cell office:value-type="float" office:value="110431" calcext:value-type="float">
            <text:p>110431</text:p>
          </table:table-cell>
          <table:table-cell office:value-type="float" office:value="1.94" calcext:value-type="float">
            <text:p>1.94</text:p>
          </table:table-cell>
          <table:table-cell office:value-type="float" office:value="2.01" calcext:value-type="float">
            <text:p>2.01</text:p>
          </table:table-cell>
          <table:table-cell office:value-type="float" office:value="1.91" calcext:value-type="float">
            <text:p>1.91</text:p>
          </table:table-cell>
        </table:table-row>
        <table:table-row table:style-name="ro1">
          <table:table-cell office:value-type="string" calcext:value-type="string">
            <text:p>2019-05-24</text:p>
          </table:table-cell>
          <table:table-cell office:value-type="float" office:value="1.96" calcext:value-type="float">
            <text:p>1.96</text:p>
          </table:table-cell>
          <table:table-cell office:value-type="float" office:value="163752" calcext:value-type="float">
            <text:p>163752</text:p>
          </table:table-cell>
          <table:table-cell office:value-type="float" office:value="2.02" calcext:value-type="float">
            <text:p>2.02</text:p>
          </table:table-cell>
          <table:table-cell office:value-type="float" office:value="2.1" calcext:value-type="float">
            <text:p>2.1</text:p>
          </table:table-cell>
          <table:table-cell office:value-type="float" office:value="1.955" calcext:value-type="float">
            <text:p>1.955</text:p>
          </table:table-cell>
        </table:table-row>
        <table:table-row table:style-name="ro1">
          <table:table-cell office:value-type="string" calcext:value-type="string">
            <text:p>2019-05-23</text:p>
          </table:table-cell>
          <table:table-cell office:value-type="float" office:value="2.05" calcext:value-type="float">
            <text:p>2.05</text:p>
          </table:table-cell>
          <table:table-cell office:value-type="float" office:value="283981" calcext:value-type="float">
            <text:p>283981</text:p>
          </table:table-cell>
          <table:table-cell office:value-type="float" office:value="2.09" calcext:value-type="float">
            <text:p>2.09</text:p>
          </table:table-cell>
          <table:table-cell office:value-type="float" office:value="2.14" calcext:value-type="float">
            <text:p>2.14</text:p>
          </table:table-cell>
          <table:table-cell office:value-type="float" office:value="1.99" calcext:value-type="float">
            <text:p>1.99</text:p>
          </table:table-cell>
        </table:table-row>
        <table:table-row table:style-name="ro1">
          <table:table-cell office:value-type="string" calcext:value-type="string">
            <text:p>2019-05-22</text:p>
          </table:table-cell>
          <table:table-cell office:value-type="float" office:value="2.12" calcext:value-type="float">
            <text:p>2.12</text:p>
          </table:table-cell>
          <table:table-cell office:value-type="float" office:value="367053" calcext:value-type="float">
            <text:p>367053</text:p>
          </table:table-cell>
          <table:table-cell office:value-type="float" office:value="2.21" calcext:value-type="float">
            <text:p>2.21</text:p>
          </table:table-cell>
          <table:table-cell office:value-type="float" office:value="2.28" calcext:value-type="float">
            <text:p>2.28</text:p>
          </table:table-cell>
          <table:table-cell office:value-type="float" office:value="2.1178" calcext:value-type="float">
            <text:p>2.1178</text:p>
          </table:table-cell>
        </table:table-row>
        <table:table-row table:style-name="ro1">
          <table:table-cell office:value-type="string" calcext:value-type="string">
            <text:p>2019-05-21</text:p>
          </table:table-cell>
          <table:table-cell office:value-type="float" office:value="2.23" calcext:value-type="float">
            <text:p>2.23</text:p>
          </table:table-cell>
          <table:table-cell office:value-type="float" office:value="367666" calcext:value-type="float">
            <text:p>367666</text:p>
          </table:table-cell>
          <table:table-cell office:value-type="float" office:value="2.26" calcext:value-type="float">
            <text:p>2.26</text:p>
          </table:table-cell>
          <table:table-cell office:value-type="float" office:value="2.33" calcext:value-type="float">
            <text:p>2.33</text:p>
          </table:table-cell>
          <table:table-cell office:value-type="float" office:value="2.18" calcext:value-type="float">
            <text:p>2.18</text:p>
          </table:table-cell>
        </table:table-row>
        <table:table-row table:style-name="ro1">
          <table:table-cell office:value-type="string" calcext:value-type="string">
            <text:p>2019-05-20</text:p>
          </table:table-cell>
          <table:table-cell office:value-type="float" office:value="2.33" calcext:value-type="float">
            <text:p>2.33</text:p>
          </table:table-cell>
          <table:table-cell office:value-type="float" office:value="262328" calcext:value-type="float">
            <text:p>262328</text:p>
          </table:table-cell>
          <table:table-cell table:number-columns-repeated="2" office:value-type="float" office:value="2.46" calcext:value-type="float">
            <text:p>2.46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string" calcext:value-type="string">
            <text:p>2019-05-17</text:p>
          </table:table-cell>
          <table:table-cell office:value-type="float" office:value="2.46" calcext:value-type="float">
            <text:p>2.46</text:p>
          </table:table-cell>
          <table:table-cell office:value-type="float" office:value="228867" calcext:value-type="float">
            <text:p>228867</text:p>
          </table:table-cell>
          <table:table-cell office:value-type="float" office:value="2.46" calcext:value-type="float">
            <text:p>2.46</text:p>
          </table:table-cell>
          <table:table-cell office:value-type="float" office:value="2.52" calcext:value-type="float">
            <text:p>2.52</text:p>
          </table:table-cell>
          <table:table-cell office:value-type="float" office:value="2.36" calcext:value-type="float">
            <text:p>2.36</text:p>
          </table:table-cell>
        </table:table-row>
        <table:table-row table:style-name="ro1">
          <table:table-cell office:value-type="string" calcext:value-type="string">
            <text:p>2019-05-16</text:p>
          </table:table-cell>
          <table:table-cell office:value-type="float" office:value="2.5" calcext:value-type="float">
            <text:p>2.5</text:p>
          </table:table-cell>
          <table:table-cell office:value-type="float" office:value="706277" calcext:value-type="float">
            <text:p>706277</text:p>
          </table:table-cell>
          <table:table-cell office:value-type="float" office:value="2.66" calcext:value-type="float">
            <text:p>2.66</text:p>
          </table:table-cell>
          <table:table-cell office:value-type="float" office:value="2.74" calcext:value-type="float">
            <text:p>2.74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table-cell office:value-type="string" calcext:value-type="string">
            <text:p>2019-05-15</text:p>
          </table:table-cell>
          <table:table-cell office:value-type="float" office:value="2.74" calcext:value-type="float">
            <text:p>2.74</text:p>
          </table:table-cell>
          <table:table-cell office:value-type="float" office:value="648976" calcext:value-type="float">
            <text:p>648976</text:p>
          </table:table-cell>
          <table:table-cell office:value-type="float" office:value="2.59" calcext:value-type="float">
            <text:p>2.59</text:p>
          </table:table-cell>
          <table:table-cell office:value-type="float" office:value="2.79" calcext:value-type="float">
            <text:p>2.79</text:p>
          </table:table-cell>
          <table:table-cell office:value-type="float" office:value="2.48" calcext:value-type="float">
            <text:p>2.48</text:p>
          </table:table-cell>
        </table:table-row>
        <table:table-row table:style-name="ro1">
          <table:table-cell office:value-type="string" calcext:value-type="string">
            <text:p>2019-05-14</text:p>
          </table:table-cell>
          <table:table-cell office:value-type="float" office:value="2.61" calcext:value-type="float">
            <text:p>2.61</text:p>
          </table:table-cell>
          <table:table-cell office:value-type="float" office:value="1094555" calcext:value-type="float">
            <text:p>1094555</text:p>
          </table:table-cell>
          <table:table-cell office:value-type="float" office:value="2.48" calcext:value-type="float">
            <text:p>2.48</text:p>
          </table:table-cell>
          <table:table-cell office:value-type="float" office:value="2.7" calcext:value-type="float">
            <text:p>2.7</text:p>
          </table:table-cell>
          <table:table-cell office:value-type="float" office:value="2.31" calcext:value-type="float">
            <text:p>2.31</text:p>
          </table:table-cell>
        </table:table-row>
        <table:table-row table:style-name="ro1">
          <table:table-cell office:value-type="string" calcext:value-type="string">
            <text:p>2019-05-13</text:p>
          </table:table-cell>
          <table:table-cell office:value-type="float" office:value="2.56" calcext:value-type="float">
            <text:p>2.56</text:p>
          </table:table-cell>
          <table:table-cell office:value-type="float" office:value="11047460" calcext:value-type="float">
            <text:p>11047460</text:p>
          </table:table-cell>
          <table:table-cell office:value-type="float" office:value="2.71" calcext:value-type="float">
            <text:p>2.71</text:p>
          </table:table-cell>
          <table:table-cell office:value-type="float" office:value="2.84" calcext:value-type="float">
            <text:p>2.84</text:p>
          </table:table-cell>
          <table:table-cell office:value-type="float" office:value="2.42" calcext:value-type="float">
            <text:p>2.42</text:p>
          </table:table-cell>
        </table:table-row>
        <table:table-row table:style-name="ro1">
          <table:table-cell office:value-type="string" calcext:value-type="string">
            <text:p>2019-05-10</text:p>
          </table:table-cell>
          <table:table-cell office:value-type="float" office:value="2.22" calcext:value-type="float">
            <text:p>2.22</text:p>
          </table:table-cell>
          <table:table-cell office:value-type="float" office:value="419506" calcext:value-type="float">
            <text:p>419506</text:p>
          </table:table-cell>
          <table:table-cell office:value-type="float" office:value="2.37" calcext:value-type="float">
            <text:p>2.37</text:p>
          </table:table-cell>
          <table:table-cell office:value-type="float" office:value="2.39" calcext:value-type="float">
            <text:p>2.39</text:p>
          </table:table-cell>
          <table:table-cell office:value-type="float" office:value="2.18" calcext:value-type="float">
            <text:p>2.18</text:p>
          </table:table-cell>
        </table:table-row>
        <table:table-row table:style-name="ro1">
          <table:table-cell office:value-type="string" calcext:value-type="string">
            <text:p>2019-05-09</text:p>
          </table:table-cell>
          <table:table-cell office:value-type="float" office:value="2.4" calcext:value-type="float">
            <text:p>2.4</text:p>
          </table:table-cell>
          <table:table-cell office:value-type="float" office:value="792046" calcext:value-type="float">
            <text:p>792046</text:p>
          </table:table-cell>
          <table:table-cell office:value-type="float" office:value="2.43" calcext:value-type="float">
            <text:p>2.43</text:p>
          </table:table-cell>
          <table:table-cell office:value-type="float" office:value="2.66" calcext:value-type="float">
            <text:p>2.66</text:p>
          </table:table-cell>
          <table:table-cell office:value-type="float" office:value="2.32" calcext:value-type="float">
            <text:p>2.32</text:p>
          </table:table-cell>
        </table:table-row>
        <table:table-row table:style-name="ro1">
          <table:table-cell office:value-type="string" calcext:value-type="string">
            <text:p>2019-05-08</text:p>
          </table:table-cell>
          <table:table-cell office:value-type="float" office:value="2.43" calcext:value-type="float">
            <text:p>2.43</text:p>
          </table:table-cell>
          <table:table-cell office:value-type="float" office:value="232620" calcext:value-type="float">
            <text:p>232620</text:p>
          </table:table-cell>
          <table:table-cell office:value-type="float" office:value="2.5" calcext:value-type="float">
            <text:p>2.5</text:p>
          </table:table-cell>
          <table:table-cell office:value-type="float" office:value="2.5465" calcext:value-type="float">
            <text:p>2.5465</text:p>
          </table:table-cell>
          <table:table-cell office:value-type="float" office:value="2.39" calcext:value-type="float">
            <text:p>2.39</text:p>
          </table:table-cell>
        </table:table-row>
        <table:table-row table:style-name="ro1">
          <table:table-cell office:value-type="string" calcext:value-type="string">
            <text:p>2019-05-07</text:p>
          </table:table-cell>
          <table:table-cell office:value-type="float" office:value="2.51" calcext:value-type="float">
            <text:p>2.51</text:p>
          </table:table-cell>
          <table:table-cell office:value-type="float" office:value="202761" calcext:value-type="float">
            <text:p>202761</text:p>
          </table:table-cell>
          <table:table-cell office:value-type="float" office:value="2.56" calcext:value-type="float">
            <text:p>2.56</text:p>
          </table:table-cell>
          <table:table-cell office:value-type="float" office:value="2.62" calcext:value-type="float">
            <text:p>2.62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table-cell office:value-type="string" calcext:value-type="string">
            <text:p>2019-05-06</text:p>
          </table:table-cell>
          <table:table-cell office:value-type="float" office:value="2.57" calcext:value-type="float">
            <text:p>2.57</text:p>
          </table:table-cell>
          <table:table-cell office:value-type="float" office:value="288636" calcext:value-type="float">
            <text:p>288636</text:p>
          </table:table-cell>
          <table:table-cell office:value-type="float" office:value="2.53" calcext:value-type="float">
            <text:p>2.53</text:p>
          </table:table-cell>
          <table:table-cell office:value-type="float" office:value="2.605" calcext:value-type="float">
            <text:p>2.605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table-cell office:value-type="string" calcext:value-type="string">
            <text:p>2019-05-03</text:p>
          </table:table-cell>
          <table:table-cell office:value-type="float" office:value="2.56" calcext:value-type="float">
            <text:p>2.56</text:p>
          </table:table-cell>
          <table:table-cell office:value-type="float" office:value="245963" calcext:value-type="float">
            <text:p>245963</text:p>
          </table:table-cell>
          <table:table-cell office:value-type="float" office:value="2.59" calcext:value-type="float">
            <text:p>2.59</text:p>
          </table:table-cell>
          <table:table-cell office:value-type="float" office:value="2.64" calcext:value-type="float">
            <text:p>2.64</text:p>
          </table:table-cell>
          <table:table-cell office:value-type="float" office:value="2.53" calcext:value-type="float">
            <text:p>2.53</text:p>
          </table:table-cell>
        </table:table-row>
        <table:table-row table:style-name="ro1">
          <table:table-cell office:value-type="string" calcext:value-type="string">
            <text:p>2019-05-02</text:p>
          </table:table-cell>
          <table:table-cell office:value-type="float" office:value="2.6" calcext:value-type="float">
            <text:p>2.6</text:p>
          </table:table-cell>
          <table:table-cell office:value-type="float" office:value="368088" calcext:value-type="float">
            <text:p>368088</text:p>
          </table:table-cell>
          <table:table-cell office:value-type="float" office:value="2.74" calcext:value-type="float">
            <text:p>2.74</text:p>
          </table:table-cell>
          <table:table-cell office:value-type="float" office:value="2.7899" calcext:value-type="float">
            <text:p>2.7899</text:p>
          </table:table-cell>
          <table:table-cell office:value-type="float" office:value="2.4935" calcext:value-type="float">
            <text:p>2.4935</text:p>
          </table:table-cell>
        </table:table-row>
        <table:table-row table:style-name="ro1">
          <table:table-cell office:value-type="string" calcext:value-type="string">
            <text:p>2019-05-01</text:p>
          </table:table-cell>
          <table:table-cell office:value-type="float" office:value="2.73" calcext:value-type="float">
            <text:p>2.73</text:p>
          </table:table-cell>
          <table:table-cell office:value-type="float" office:value="265586" calcext:value-type="float">
            <text:p>265586</text:p>
          </table:table-cell>
          <table:table-cell office:value-type="float" office:value="2.75" calcext:value-type="float">
            <text:p>2.75</text:p>
          </table:table-cell>
          <table:table-cell office:value-type="float" office:value="2.84" calcext:value-type="float">
            <text:p>2.84</text:p>
          </table:table-cell>
          <table:table-cell office:value-type="float" office:value="2.69" calcext:value-type="float">
            <text:p>2.69</text:p>
          </table:table-cell>
        </table:table-row>
        <table:table-row table:style-name="ro1">
          <table:table-cell office:value-type="string" calcext:value-type="string">
            <text:p>2019-04-30</text:p>
          </table:table-cell>
          <table:table-cell office:value-type="float" office:value="2.78" calcext:value-type="float">
            <text:p>2.78</text:p>
          </table:table-cell>
          <table:table-cell office:value-type="float" office:value="1195304" calcext:value-type="float">
            <text:p>1195304</text:p>
          </table:table-cell>
          <table:table-cell office:value-type="float" office:value="2.75" calcext:value-type="float">
            <text:p>2.75</text:p>
          </table:table-cell>
          <table:table-cell office:value-type="float" office:value="2.99" calcext:value-type="float">
            <text:p>2.99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2019-04-29</text:p>
          </table:table-cell>
          <table:table-cell office:value-type="float" office:value="2.79" calcext:value-type="float">
            <text:p>2.79</text:p>
          </table:table-cell>
          <table:table-cell office:value-type="float" office:value="216458" calcext:value-type="float">
            <text:p>216458</text:p>
          </table:table-cell>
          <table:table-cell office:value-type="float" office:value="2.74" calcext:value-type="float">
            <text:p>2.74</text:p>
          </table:table-cell>
          <table:table-cell office:value-type="float" office:value="2.855" calcext:value-type="float">
            <text:p>2.855</text:p>
          </table:table-cell>
          <table:table-cell office:value-type="float" office:value="2.63" calcext:value-type="float">
            <text:p>2.63</text:p>
          </table:table-cell>
        </table:table-row>
        <table:table-row table:style-name="ro1">
          <table:table-cell office:value-type="string" calcext:value-type="string">
            <text:p>2019-04-26</text:p>
          </table:table-cell>
          <table:table-cell office:value-type="float" office:value="2.73" calcext:value-type="float">
            <text:p>2.73</text:p>
          </table:table-cell>
          <table:table-cell office:value-type="float" office:value="390798" calcext:value-type="float">
            <text:p>390798</text:p>
          </table:table-cell>
          <table:table-cell office:value-type="float" office:value="2.85" calcext:value-type="float">
            <text:p>2.85</text:p>
          </table:table-cell>
          <table:table-cell office:value-type="float" office:value="2.9" calcext:value-type="float">
            <text:p>2.9</text:p>
          </table:table-cell>
          <table:table-cell office:value-type="float" office:value="2.72" calcext:value-type="float">
            <text:p>2.72</text:p>
          </table:table-cell>
        </table:table-row>
        <table:table-row table:style-name="ro1">
          <table:table-cell office:value-type="string" calcext:value-type="string">
            <text:p>2019-04-25</text:p>
          </table:table-cell>
          <table:table-cell office:value-type="float" office:value="2.86" calcext:value-type="float">
            <text:p>2.86</text:p>
          </table:table-cell>
          <table:table-cell office:value-type="float" office:value="1011173" calcext:value-type="float">
            <text:p>1011173</text:p>
          </table:table-cell>
          <table:table-cell office:value-type="float" office:value="2.62" calcext:value-type="float">
            <text:p>2.62</text:p>
          </table:table-cell>
          <table:table-cell office:value-type="float" office:value="2.93" calcext:value-type="float">
            <text:p>2.93</text:p>
          </table:table-cell>
          <table:table-cell office:value-type="float" office:value="2.55" calcext:value-type="float">
            <text:p>2.55</text:p>
          </table:table-cell>
        </table:table-row>
        <table:table-row table:style-name="ro1">
          <table:table-cell office:value-type="string" calcext:value-type="string">
            <text:p>2019-04-24</text:p>
          </table:table-cell>
          <table:table-cell office:value-type="float" office:value="2.66" calcext:value-type="float">
            <text:p>2.66</text:p>
          </table:table-cell>
          <table:table-cell office:value-type="float" office:value="562103" calcext:value-type="float">
            <text:p>562103</text:p>
          </table:table-cell>
          <table:table-cell office:value-type="float" office:value="2.59" calcext:value-type="float">
            <text:p>2.59</text:p>
          </table:table-cell>
          <table:table-cell office:value-type="float" office:value="2.68" calcext:value-type="float">
            <text:p>2.68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table-cell office:value-type="string" calcext:value-type="string">
            <text:p>2019-04-23</text:p>
          </table:table-cell>
          <table:table-cell office:value-type="float" office:value="2.54" calcext:value-type="float">
            <text:p>2.54</text:p>
          </table:table-cell>
          <table:table-cell office:value-type="float" office:value="238882" calcext:value-type="float">
            <text:p>238882</text:p>
          </table:table-cell>
          <table:table-cell office:value-type="float" office:value="2.61" calcext:value-type="float">
            <text:p>2.61</text:p>
          </table:table-cell>
          <table:table-cell office:value-type="float" office:value="2.66" calcext:value-type="float">
            <text:p>2.66</text:p>
          </table:table-cell>
          <table:table-cell office:value-type="float" office:value="2.53" calcext:value-type="float">
            <text:p>2.53</text:p>
          </table:table-cell>
        </table:table-row>
        <table:table-row table:style-name="ro1">
          <table:table-cell office:value-type="string" calcext:value-type="string">
            <text:p>2019-04-22</text:p>
          </table:table-cell>
          <table:table-cell office:value-type="float" office:value="2.63" calcext:value-type="float">
            <text:p>2.63</text:p>
          </table:table-cell>
          <table:table-cell office:value-type="float" office:value="423463" calcext:value-type="float">
            <text:p>423463</text:p>
          </table:table-cell>
          <table:table-cell office:value-type="float" office:value="2.54" calcext:value-type="float">
            <text:p>2.54</text:p>
          </table:table-cell>
          <table:table-cell office:value-type="float" office:value="2.729" calcext:value-type="float">
            <text:p>2.72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string" calcext:value-type="string">
            <text:p>2019-04-18</text:p>
          </table:table-cell>
          <table:table-cell office:value-type="float" office:value="2.54" calcext:value-type="float">
            <text:p>2.54</text:p>
          </table:table-cell>
          <table:table-cell office:value-type="float" office:value="365003" calcext:value-type="float">
            <text:p>365003</text:p>
          </table:table-cell>
          <table:table-cell office:value-type="float" office:value="2.65" calcext:value-type="float">
            <text:p>2.65</text:p>
          </table:table-cell>
          <table:table-cell office:value-type="float" office:value="2.7175" calcext:value-type="float">
            <text:p>2.7175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string" calcext:value-type="string">
            <text:p>2019-04-17</text:p>
          </table:table-cell>
          <table:table-cell office:value-type="float" office:value="2.64" calcext:value-type="float">
            <text:p>2.64</text:p>
          </table:table-cell>
          <table:table-cell office:value-type="float" office:value="516871" calcext:value-type="float">
            <text:p>516871</text:p>
          </table:table-cell>
          <table:table-cell office:value-type="float" office:value="2.57" calcext:value-type="float">
            <text:p>2.57</text:p>
          </table:table-cell>
          <table:table-cell office:value-type="float" office:value="2.6874" calcext:value-type="float">
            <text:p>2.6874</text:p>
          </table:table-cell>
          <table:table-cell office:value-type="float" office:value="2.55" calcext:value-type="float">
            <text:p>2.55</text:p>
          </table:table-cell>
        </table:table-row>
        <table:table-row table:style-name="ro1">
          <table:table-cell office:value-type="string" calcext:value-type="string">
            <text:p>2019-04-16</text:p>
          </table:table-cell>
          <table:table-cell office:value-type="float" office:value="2.59" calcext:value-type="float">
            <text:p>2.59</text:p>
          </table:table-cell>
          <table:table-cell office:value-type="float" office:value="755713" calcext:value-type="float">
            <text:p>755713</text:p>
          </table:table-cell>
          <table:table-cell office:value-type="float" office:value="2.75" calcext:value-type="float">
            <text:p>2.75</text:p>
          </table:table-cell>
          <table:table-cell office:value-type="float" office:value="2.7912" calcext:value-type="float">
            <text:p>2.7912</text:p>
          </table:table-cell>
          <table:table-cell office:value-type="float" office:value="2.57" calcext:value-type="float">
            <text:p>2.57</text:p>
          </table:table-cell>
        </table:table-row>
        <table:table-row table:style-name="ro1">
          <table:table-cell office:value-type="string" calcext:value-type="string">
            <text:p>2019-04-15</text:p>
          </table:table-cell>
          <table:table-cell office:value-type="float" office:value="2.77" calcext:value-type="float">
            <text:p>2.77</text:p>
          </table:table-cell>
          <table:table-cell office:value-type="float" office:value="749653" calcext:value-type="float">
            <text:p>749653</text:p>
          </table:table-cell>
          <table:table-cell office:value-type="float" office:value="2.88" calcext:value-type="float">
            <text:p>2.88</text:p>
          </table:table-cell>
          <table:table-cell office:value-type="float" office:value="2.95" calcext:value-type="float">
            <text:p>2.95</text:p>
          </table:table-cell>
          <table:table-cell office:value-type="float" office:value="2.76" calcext:value-type="float">
            <text:p>2.76</text:p>
          </table:table-cell>
        </table:table-row>
        <table:table-row table:style-name="ro1">
          <table:table-cell office:value-type="string" calcext:value-type="string">
            <text:p>2019-04-12</text:p>
          </table:table-cell>
          <table:table-cell office:value-type="float" office:value="2.9" calcext:value-type="float">
            <text:p>2.9</text:p>
          </table:table-cell>
          <table:table-cell office:value-type="float" office:value="2198385" calcext:value-type="float">
            <text:p>2198385</text:p>
          </table:table-cell>
          <table:table-cell office:value-type="float" office:value="2.75" calcext:value-type="float">
            <text:p>2.75</text:p>
          </table:table-cell>
          <table:table-cell office:value-type="float" office:value="3.05" calcext:value-type="float">
            <text:p>3.05</text:p>
          </table:table-cell>
          <table:table-cell office:value-type="float" office:value="2.72" calcext:value-type="float">
            <text:p>2.72</text:p>
          </table:table-cell>
        </table:table-row>
        <table:table-row table:style-name="ro1">
          <table:table-cell office:value-type="string" calcext:value-type="string">
            <text:p>2019-04-11</text:p>
          </table:table-cell>
          <table:table-cell office:value-type="float" office:value="2.77" calcext:value-type="float">
            <text:p>2.77</text:p>
          </table:table-cell>
          <table:table-cell office:value-type="float" office:value="704116" calcext:value-type="float">
            <text:p>704116</text:p>
          </table:table-cell>
          <table:table-cell office:value-type="float" office:value="2.85" calcext:value-type="float">
            <text:p>2.85</text:p>
          </table:table-cell>
          <table:table-cell office:value-type="float" office:value="2.9" calcext:value-type="float">
            <text:p>2.9</text:p>
          </table:table-cell>
          <table:table-cell office:value-type="float" office:value="2.72" calcext:value-type="float">
            <text:p>2.72</text:p>
          </table:table-cell>
        </table:table-row>
        <table:table-row table:style-name="ro1">
          <table:table-cell office:value-type="string" calcext:value-type="string">
            <text:p>2019-04-10</text:p>
          </table:table-cell>
          <table:table-cell office:value-type="float" office:value="2.84" calcext:value-type="float">
            <text:p>2.84</text:p>
          </table:table-cell>
          <table:table-cell office:value-type="float" office:value="1042052" calcext:value-type="float">
            <text:p>1042052</text:p>
          </table:table-cell>
          <table:table-cell office:value-type="float" office:value="2.9" calcext:value-type="float">
            <text:p>2.9</text:p>
          </table:table-cell>
          <table:table-cell office:value-type="float" office:value="3.02" calcext:value-type="float">
            <text:p>3.02</text:p>
          </table:table-cell>
          <table:table-cell office:value-type="float" office:value="2.82" calcext:value-type="float">
            <text:p>2.82</text:p>
          </table:table-cell>
        </table:table-row>
        <table:table-row table:style-name="ro1">
          <table:table-cell office:value-type="string" calcext:value-type="string">
            <text:p>2019-04-09</text:p>
          </table:table-cell>
          <table:table-cell office:value-type="float" office:value="2.94" calcext:value-type="float">
            <text:p>2.94</text:p>
          </table:table-cell>
          <table:table-cell office:value-type="float" office:value="1470567" calcext:value-type="float">
            <text:p>1470567</text:p>
          </table:table-cell>
          <table:table-cell office:value-type="float" office:value="2.99" calcext:value-type="float">
            <text:p>2.99</text:p>
          </table:table-cell>
          <table:table-cell office:value-type="float" office:value="3.1" calcext:value-type="float">
            <text:p>3.1</text:p>
          </table:table-cell>
          <table:table-cell office:value-type="float" office:value="2.82" calcext:value-type="float">
            <text:p>2.82</text:p>
          </table:table-cell>
        </table:table-row>
        <table:table-row table:style-name="ro1">
          <table:table-cell office:value-type="string" calcext:value-type="string">
            <text:p>2019-04-08</text:p>
          </table:table-cell>
          <table:table-cell office:value-type="float" office:value="2.98" calcext:value-type="float">
            <text:p>2.98</text:p>
          </table:table-cell>
          <table:table-cell office:value-type="float" office:value="1382345" calcext:value-type="float">
            <text:p>1382345</text:p>
          </table:table-cell>
          <table:table-cell office:value-type="float" office:value="3" calcext:value-type="float">
            <text:p>3</text:p>
          </table:table-cell>
          <table:table-cell office:value-type="float" office:value="3.15" calcext:value-type="float">
            <text:p>3.15</text:p>
          </table:table-cell>
          <table:table-cell office:value-type="float" office:value="2.851" calcext:value-type="float">
            <text:p>2.851</text:p>
          </table:table-cell>
        </table:table-row>
        <table:table-row table:style-name="ro1">
          <table:table-cell office:value-type="string" calcext:value-type="string">
            <text:p>2019-04-05</text:p>
          </table:table-cell>
          <table:table-cell office:value-type="float" office:value="3.06" calcext:value-type="float">
            <text:p>3.06</text:p>
          </table:table-cell>
          <table:table-cell office:value-type="float" office:value="1108825" calcext:value-type="float">
            <text:p>1108825</text:p>
          </table:table-cell>
          <table:table-cell table:number-columns-repeated="2" office:value-type="float" office:value="3.15" calcext:value-type="float">
            <text:p>3.15</text:p>
          </table:table-cell>
          <table:table-cell office:value-type="float" office:value="3.01" calcext:value-type="float">
            <text:p>3.01</text:p>
          </table:table-cell>
        </table:table-row>
        <table:table-row table:style-name="ro1">
          <table:table-cell office:value-type="string" calcext:value-type="string">
            <text:p>2019-04-04</text:p>
          </table:table-cell>
          <table:table-cell office:value-type="float" office:value="3.18" calcext:value-type="float">
            <text:p>3.18</text:p>
          </table:table-cell>
          <table:table-cell office:value-type="float" office:value="8496477" calcext:value-type="float">
            <text:p>8496477</text:p>
          </table:table-cell>
          <table:table-cell office:value-type="float" office:value="3.27" calcext:value-type="float">
            <text:p>3.27</text:p>
          </table:table-cell>
          <table:table-cell office:value-type="float" office:value="3.38" calcext:value-type="float">
            <text:p>3.38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table-cell office:value-type="string" calcext:value-type="string">
            <text:p>2019-04-03</text:p>
          </table:table-cell>
          <table:table-cell office:value-type="float" office:value="7.76" calcext:value-type="float">
            <text:p>7.76</text:p>
          </table:table-cell>
          <table:table-cell office:value-type="float" office:value="24475130" calcext:value-type="float">
            <text:p>24475130</text:p>
          </table:table-cell>
          <table:table-cell office:value-type="float" office:value="8.61" calcext:value-type="float">
            <text:p>8.61</text:p>
          </table:table-cell>
          <table:table-cell office:value-type="float" office:value="16.2" calcext:value-type="float">
            <text:p>16.2</text:p>
          </table:table-cell>
          <table:table-cell office:value-type="float" office:value="7.56" calcext:value-type="float">
            <text:p>7.56</text:p>
          </table:table-cell>
        </table:table-row>
        <table:table-row table:style-name="ro1">
          <table:table-cell office:value-type="string" calcext:value-type="string">
            <text:p>2019-04-02</text:p>
          </table:table-cell>
          <table:table-cell office:value-type="float" office:value="5" calcext:value-type="float">
            <text:p>5</text:p>
          </table:table-cell>
          <table:table-cell office:value-type="float" office:value="86861" calcext:value-type="float">
            <text:p>86861</text:p>
          </table:table-cell>
          <table:table-cell office:value-type="float" office:value="4.71" calcext:value-type="float">
            <text:p>4.71</text:p>
          </table:table-cell>
          <table:table-cell office:value-type="float" office:value="5.19" calcext:value-type="float">
            <text:p>5.19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string" calcext:value-type="string">
            <text:p>2019-04-01</text:p>
          </table:table-cell>
          <table:table-cell office:value-type="float" office:value="4.71" calcext:value-type="float">
            <text:p>4.71</text:p>
          </table:table-cell>
          <table:table-cell office:value-type="float" office:value="129255" calcext:value-type="float">
            <text:p>129255</text:p>
          </table:table-cell>
          <table:table-cell office:value-type="float" office:value="4.42" calcext:value-type="float">
            <text:p>4.42</text:p>
          </table:table-cell>
          <table:table-cell office:value-type="float" office:value="4.875" calcext:value-type="float">
            <text:p>4.875</text:p>
          </table:table-cell>
          <table:table-cell office:value-type="float" office:value="4.38" calcext:value-type="float">
            <text:p>4.38</text:p>
          </table:table-cell>
        </table:table-row>
        <table:table-row table:style-name="ro1">
          <table:table-cell office:value-type="string" calcext:value-type="string">
            <text:p>2019-03-29</text:p>
          </table:table-cell>
          <table:table-cell office:value-type="float" office:value="4.4" calcext:value-type="float">
            <text:p>4.4</text:p>
          </table:table-cell>
          <table:table-cell office:value-type="float" office:value="78822" calcext:value-type="float">
            <text:p>78822</text:p>
          </table:table-cell>
          <table:table-cell office:value-type="float" office:value="4.56" calcext:value-type="float">
            <text:p>4.56</text:p>
          </table:table-cell>
          <table:table-cell office:value-type="float" office:value="4.65" calcext:value-type="float">
            <text:p>4.65</text:p>
          </table:table-cell>
          <table:table-cell office:value-type="float" office:value="4.31" calcext:value-type="float">
            <text:p>4.31</text:p>
          </table:table-cell>
        </table:table-row>
        <table:table-row table:style-name="ro1">
          <table:table-cell office:value-type="string" calcext:value-type="string">
            <text:p>2019-03-28</text:p>
          </table:table-cell>
          <table:table-cell office:value-type="float" office:value="4.56" calcext:value-type="float">
            <text:p>4.56</text:p>
          </table:table-cell>
          <table:table-cell office:value-type="float" office:value="35888" calcext:value-type="float">
            <text:p>35888</text:p>
          </table:table-cell>
          <table:table-cell office:value-type="float" office:value="4.72" calcext:value-type="float">
            <text:p>4.72</text:p>
          </table:table-cell>
          <table:table-cell office:value-type="float" office:value="4.73" calcext:value-type="float">
            <text:p>4.73</text:p>
          </table:table-cell>
          <table:table-cell office:value-type="float" office:value="4.4501" calcext:value-type="float">
            <text:p>4.4501</text:p>
          </table:table-cell>
        </table:table-row>
        <table:table-row table:style-name="ro1">
          <table:table-cell office:value-type="string" calcext:value-type="string">
            <text:p>2019-03-27</text:p>
          </table:table-cell>
          <table:table-cell office:value-type="float" office:value="4.82" calcext:value-type="float">
            <text:p>4.82</text:p>
          </table:table-cell>
          <table:table-cell office:value-type="float" office:value="292777" calcext:value-type="float">
            <text:p>292777</text:p>
          </table:table-cell>
          <table:table-cell office:value-type="float" office:value="4.78" calcext:value-type="float">
            <text:p>4.78</text:p>
          </table:table-cell>
          <table:table-cell office:value-type="float" office:value="5.33" calcext:value-type="float">
            <text:p>5.33</text:p>
          </table:table-cell>
          <table:table-cell office:value-type="float" office:value="4.36" calcext:value-type="float">
            <text:p>4.36</text:p>
          </table:table-cell>
        </table:table-row>
        <table:table-row table:style-name="ro1">
          <table:table-cell office:value-type="string" calcext:value-type="string">
            <text:p>2019-03-26</text:p>
          </table:table-cell>
          <table:table-cell office:value-type="float" office:value="4.63" calcext:value-type="float">
            <text:p>4.63</text:p>
          </table:table-cell>
          <table:table-cell office:value-type="float" office:value="156470" calcext:value-type="float">
            <text:p>156470</text:p>
          </table:table-cell>
          <table:table-cell office:value-type="float" office:value="4.22" calcext:value-type="float">
            <text:p>4.22</text:p>
          </table:table-cell>
          <table:table-cell office:value-type="float" office:value="4.8" calcext:value-type="float">
            <text:p>4.8</text:p>
          </table:table-cell>
          <table:table-cell office:value-type="float" office:value="4.214" calcext:value-type="float">
            <text:p>4.214</text:p>
          </table:table-cell>
        </table:table-row>
        <table:table-row table:style-name="ro1">
          <table:table-cell office:value-type="string" calcext:value-type="string">
            <text:p>2019-03-25</text:p>
          </table:table-cell>
          <table:table-cell office:value-type="float" office:value="4.22" calcext:value-type="float">
            <text:p>4.22</text:p>
          </table:table-cell>
          <table:table-cell office:value-type="float" office:value="82585" calcext:value-type="float">
            <text:p>82585</text:p>
          </table:table-cell>
          <table:table-cell office:value-type="float" office:value="4.35" calcext:value-type="float">
            <text:p>4.35</text:p>
          </table:table-cell>
          <table:table-cell office:value-type="float" office:value="4.3999" calcext:value-type="float">
            <text:p>4.39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9-03-22</text:p>
          </table:table-cell>
          <table:table-cell office:value-type="float" office:value="4.42" calcext:value-type="float">
            <text:p>4.42</text:p>
          </table:table-cell>
          <table:table-cell office:value-type="float" office:value="163683" calcext:value-type="float">
            <text:p>163683</text:p>
          </table:table-cell>
          <table:table-cell office:value-type="float" office:value="4.65" calcext:value-type="float">
            <text:p>4.65</text:p>
          </table:table-cell>
          <table:table-cell office:value-type="float" office:value="4.99" calcext:value-type="float">
            <text:p>4.99</text:p>
          </table:table-cell>
          <table:table-cell office:value-type="float" office:value="4.21" calcext:value-type="float">
            <text:p>4.21</text:p>
          </table:table-cell>
        </table:table-row>
        <table:table-row table:style-name="ro1">
          <table:table-cell office:value-type="string" calcext:value-type="string">
            <text:p>2019-03-21</text:p>
          </table:table-cell>
          <table:table-cell office:value-type="float" office:value="4.63" calcext:value-type="float">
            <text:p>4.63</text:p>
          </table:table-cell>
          <table:table-cell office:value-type="float" office:value="194921" calcext:value-type="float">
            <text:p>194921</text:p>
          </table:table-cell>
          <table:table-cell office:value-type="float" office:value="4.65" calcext:value-type="float">
            <text:p>4.65</text:p>
          </table:table-cell>
          <table:table-cell office:value-type="float" office:value="5.1" calcext:value-type="float">
            <text:p>5.1</text:p>
          </table:table-cell>
          <table:table-cell office:value-type="float" office:value="4.5417" calcext:value-type="float">
            <text:p>4.5417</text:p>
          </table:table-cell>
        </table:table-row>
        <table:table-row table:style-name="ro1">
          <table:table-cell office:value-type="string" calcext:value-type="string">
            <text:p>2019-03-20</text:p>
          </table:table-cell>
          <table:table-cell office:value-type="float" office:value="4.69" calcext:value-type="float">
            <text:p>4.69</text:p>
          </table:table-cell>
          <table:table-cell office:value-type="float" office:value="91179" calcext:value-type="float">
            <text:p>91179</text:p>
          </table:table-cell>
          <table:table-cell office:value-type="float" office:value="4.54" calcext:value-type="float">
            <text:p>4.54</text:p>
          </table:table-cell>
          <table:table-cell office:value-type="float" office:value="4.69" calcext:value-type="float">
            <text:p>4.69</text:p>
          </table:table-cell>
          <table:table-cell office:value-type="float" office:value="4.3001" calcext:value-type="float">
            <text:p>4.3001</text:p>
          </table:table-cell>
        </table:table-row>
        <table:table-row table:style-name="ro1">
          <table:table-cell office:value-type="string" calcext:value-type="string">
            <text:p>2019-03-19</text:p>
          </table:table-cell>
          <table:table-cell office:value-type="float" office:value="4.58" calcext:value-type="float">
            <text:p>4.58</text:p>
          </table:table-cell>
          <table:table-cell office:value-type="float" office:value="86939" calcext:value-type="float">
            <text:p>86939</text:p>
          </table:table-cell>
          <table:table-cell office:value-type="float" office:value="5" calcext:value-type="float">
            <text:p>5</text:p>
          </table:table-cell>
          <table:table-cell office:value-type="float" office:value="5.08" calcext:value-type="float">
            <text:p>5.08</text:p>
          </table:table-cell>
          <table:table-cell office:value-type="float" office:value="4.53" calcext:value-type="float">
            <text:p>4.53</text:p>
          </table:table-cell>
        </table:table-row>
        <table:table-row table:style-name="ro1">
          <table:table-cell office:value-type="string" calcext:value-type="string">
            <text:p>2019-03-18</text:p>
          </table:table-cell>
          <table:table-cell office:value-type="float" office:value="5.03" calcext:value-type="float">
            <text:p>5.03</text:p>
          </table:table-cell>
          <table:table-cell office:value-type="float" office:value="78985" calcext:value-type="float">
            <text:p>78985</text:p>
          </table:table-cell>
          <table:table-cell office:value-type="float" office:value="4.99" calcext:value-type="float">
            <text:p>4.99</text:p>
          </table:table-cell>
          <table:table-cell office:value-type="float" office:value="5.1" calcext:value-type="float">
            <text:p>5.1</text:p>
          </table:table-cell>
          <table:table-cell office:value-type="float" office:value="4.5001" calcext:value-type="float">
            <text:p>4.5001</text:p>
          </table:table-cell>
        </table:table-row>
        <table:table-row table:style-name="ro1">
          <table:table-cell office:value-type="string" calcext:value-type="string">
            <text:p>2019-03-15</text:p>
          </table:table-cell>
          <table:table-cell office:value-type="float" office:value="4.86" calcext:value-type="float">
            <text:p>4.86</text:p>
          </table:table-cell>
          <table:table-cell office:value-type="float" office:value="159342" calcext:value-type="float">
            <text:p>159342</text:p>
          </table:table-cell>
          <table:table-cell office:value-type="float" office:value="5.12" calcext:value-type="float">
            <text:p>5.12</text:p>
          </table:table-cell>
          <table:table-cell office:value-type="float" office:value="5.3582" calcext:value-type="float">
            <text:p>5.3582</text:p>
          </table:table-cell>
          <table:table-cell office:value-type="float" office:value="4.8001" calcext:value-type="float">
            <text:p>4.8001</text:p>
          </table:table-cell>
        </table:table-row>
        <table:table-row table:style-name="ro1">
          <table:table-cell office:value-type="string" calcext:value-type="string">
            <text:p>2019-03-14</text:p>
          </table:table-cell>
          <table:table-cell office:value-type="float" office:value="5.13" calcext:value-type="float">
            <text:p>5.13</text:p>
          </table:table-cell>
          <table:table-cell office:value-type="float" office:value="174000" calcext:value-type="float">
            <text:p>174000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4.73" calcext:value-type="float">
            <text:p>4.73</text:p>
          </table:table-cell>
        </table:table-row>
        <table:table-row table:style-name="ro1">
          <table:table-cell office:value-type="string" calcext:value-type="string">
            <text:p>2019-03-13</text:p>
          </table:table-cell>
          <table:table-cell office:value-type="float" office:value="5.38" calcext:value-type="float">
            <text:p>5.38</text:p>
          </table:table-cell>
          <table:table-cell office:value-type="float" office:value="297416" calcext:value-type="float">
            <text:p>297416</text:p>
          </table:table-cell>
          <table:table-cell office:value-type="float" office:value="6.55" calcext:value-type="float">
            <text:p>6.55</text:p>
          </table:table-cell>
          <table:table-cell office:value-type="float" office:value="6.819" calcext:value-type="float">
            <text:p>6.819</text:p>
          </table:table-cell>
          <table:table-cell office:value-type="float" office:value="5.04" calcext:value-type="float">
            <text:p>5.04</text:p>
          </table:table-cell>
        </table:table-row>
        <table:table-row table:style-name="ro1">
          <table:table-cell office:value-type="string" calcext:value-type="string">
            <text:p>2019-03-12</text:p>
          </table:table-cell>
          <table:table-cell office:value-type="float" office:value="7" calcext:value-type="float">
            <text:p>7</text:p>
          </table:table-cell>
          <table:table-cell office:value-type="float" office:value="1527263" calcext:value-type="float">
            <text:p>1527263</text:p>
          </table:table-cell>
          <table:table-cell office:value-type="float" office:value="7.5" calcext:value-type="float">
            <text:p>7.5</text:p>
          </table:table-cell>
          <table:table-cell office:value-type="float" office:value="9.4157" calcext:value-type="float">
            <text:p>9.4157</text:p>
          </table:table-cell>
          <table:table-cell office:value-type="float" office:value="6.51" calcext:value-type="float">
            <text:p>6.51</text:p>
          </table:table-cell>
        </table:table-row>
        <table:table-row table:style-name="ro1">
          <table:table-cell office:value-type="string" calcext:value-type="string">
            <text:p>2019-03-11</text:p>
          </table:table-cell>
          <table:table-cell office:value-type="float" office:value="6.2" calcext:value-type="float">
            <text:p>6.2</text:p>
          </table:table-cell>
          <table:table-cell office:value-type="float" office:value="137327" calcext:value-type="float">
            <text:p>137327</text:p>
          </table:table-cell>
          <table:table-cell office:value-type="float" office:value="5.6" calcext:value-type="float">
            <text:p>5.6</text:p>
          </table:table-cell>
          <table:table-cell office:value-type="float" office:value="6.3" calcext:value-type="float">
            <text:p>6.3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string" calcext:value-type="string">
            <text:p>2019-03-08</text:p>
          </table:table-cell>
          <table:table-cell office:value-type="float" office:value="5.396" calcext:value-type="float">
            <text:p>5.396</text:p>
          </table:table-cell>
          <table:table-cell office:value-type="float" office:value="26609" calcext:value-type="float">
            <text:p>26609</text:p>
          </table:table-cell>
          <table:table-cell office:value-type="float" office:value="5.67" calcext:value-type="float">
            <text:p>5.67</text:p>
          </table:table-cell>
          <table:table-cell office:value-type="float" office:value="5.89" calcext:value-type="float">
            <text:p>5.89</text:p>
          </table:table-cell>
          <table:table-cell office:value-type="float" office:value="5.28" calcext:value-type="float">
            <text:p>5.28</text:p>
          </table:table-cell>
        </table:table-row>
        <table:table-row table:style-name="ro1">
          <table:table-cell office:value-type="string" calcext:value-type="string">
            <text:p>2019-03-07</text:p>
          </table:table-cell>
          <table:table-cell office:value-type="float" office:value="5.58" calcext:value-type="float">
            <text:p>5.58</text:p>
          </table:table-cell>
          <table:table-cell office:value-type="float" office:value="27815" calcext:value-type="float">
            <text:p>27815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2019-03-06</text:p>
          </table:table-cell>
          <table:table-cell office:value-type="float" office:value="5.622" calcext:value-type="float">
            <text:p>5.622</text:p>
          </table:table-cell>
          <table:table-cell office:value-type="float" office:value="16761" calcext:value-type="float">
            <text:p>16761</text:p>
          </table:table-cell>
          <table:table-cell table:number-columns-repeated="2" office:value-type="float" office:value="6.258" calcext:value-type="float">
            <text:p>6.258</text:p>
          </table:table-cell>
          <table:table-cell office:value-type="float" office:value="5.622" calcext:value-type="float">
            <text:p>5.622</text:p>
          </table:table-cell>
        </table:table-row>
        <table:table-row table:style-name="ro1">
          <table:table-cell office:value-type="string" calcext:value-type="string">
            <text:p>2019-03-05</text:p>
          </table:table-cell>
          <table:table-cell office:value-type="float" office:value="5.96" calcext:value-type="float">
            <text:p>5.96</text:p>
          </table:table-cell>
          <table:table-cell office:value-type="float" office:value="14535" calcext:value-type="float">
            <text:p>14535</text:p>
          </table:table-cell>
          <table:table-cell office:value-type="float" office:value="6" calcext:value-type="float">
            <text:p>6</text:p>
          </table:table-cell>
          <table:table-cell office:value-type="float" office:value="6.2092" calcext:value-type="float">
            <text:p>6.2092</text:p>
          </table:table-cell>
          <table:table-cell office:value-type="float" office:value="5.86" calcext:value-type="float">
            <text:p>5.86</text:p>
          </table:table-cell>
        </table:table-row>
        <table:table-row table:style-name="ro1">
          <table:table-cell office:value-type="string" calcext:value-type="string">
            <text:p>2019-03-04</text:p>
          </table:table-cell>
          <table:table-cell office:value-type="float" office:value="6.02" calcext:value-type="float">
            <text:p>6.02</text:p>
          </table:table-cell>
          <table:table-cell office:value-type="float" office:value="37318" calcext:value-type="float">
            <text:p>37318</text:p>
          </table:table-cell>
          <table:table-cell office:value-type="float" office:value="6.56" calcext:value-type="float">
            <text:p>6.56</text:p>
          </table:table-cell>
          <table:table-cell office:value-type="float" office:value="6.8" calcext:value-type="float">
            <text:p>6.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9-03-01</text:p>
          </table:table-cell>
          <table:table-cell office:value-type="float" office:value="6.24" calcext:value-type="float">
            <text:p>6.24</text:p>
          </table:table-cell>
          <table:table-cell office:value-type="float" office:value="45051" calcext:value-type="float">
            <text:p>45051</text:p>
          </table:table-cell>
          <table:table-cell office:value-type="float" office:value="6.4" calcext:value-type="float">
            <text:p>6.4</text:p>
          </table:table-cell>
          <table:table-cell office:value-type="float" office:value="6.898" calcext:value-type="float">
            <text:p>6.898</text:p>
          </table:table-cell>
          <table:table-cell office:value-type="float" office:value="6.002" calcext:value-type="float">
            <text:p>6.002</text:p>
          </table:table-cell>
        </table:table-row>
        <table:table-row table:style-name="ro1">
          <table:table-cell office:value-type="string" calcext:value-type="string">
            <text:p>2019-02-28</text:p>
          </table:table-cell>
          <table:table-cell office:value-type="float" office:value="6.298" calcext:value-type="float">
            <text:p>6.298</text:p>
          </table:table-cell>
          <table:table-cell office:value-type="float" office:value="19056" calcext:value-type="float">
            <text:p>19056</text:p>
          </table:table-cell>
          <table:table-cell office:value-type="float" office:value="6.3" calcext:value-type="float">
            <text:p>6.3</text:p>
          </table:table-cell>
          <table:table-cell office:value-type="float" office:value="6.4" calcext:value-type="float">
            <text:p>6.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9-02-27</text:p>
          </table:table-cell>
          <table:table-cell office:value-type="float" office:value="6.09" calcext:value-type="float">
            <text:p>6.09</text:p>
          </table:table-cell>
          <table:table-cell office:value-type="float" office:value="13412" calcext:value-type="float">
            <text:p>13412</text:p>
          </table:table-cell>
          <table:table-cell office:value-type="float" office:value="6.174" calcext:value-type="float">
            <text:p>6.174</text:p>
          </table:table-cell>
          <table:table-cell office:value-type="float" office:value="6.3" calcext:value-type="float">
            <text:p>6.3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string" calcext:value-type="string">
            <text:p>2019-02-26</text:p>
          </table:table-cell>
          <table:table-cell office:value-type="float" office:value="5.88" calcext:value-type="float">
            <text:p>5.88</text:p>
          </table:table-cell>
          <table:table-cell office:value-type="float" office:value="11492" calcext:value-type="float">
            <text:p>11492</text:p>
          </table:table-cell>
          <table:table-cell office:value-type="float" office:value="6.2" calcext:value-type="float">
            <text:p>6.2</text:p>
          </table:table-cell>
          <table:table-cell office:value-type="float" office:value="6.22" calcext:value-type="float">
            <text:p>6.22</text:p>
          </table:table-cell>
          <table:table-cell office:value-type="float" office:value="5.802" calcext:value-type="float">
            <text:p>5.802</text:p>
          </table:table-cell>
        </table:table-row>
        <table:table-row table:style-name="ro1">
          <table:table-cell office:value-type="string" calcext:value-type="string">
            <text:p>2019-02-25</text:p>
          </table:table-cell>
          <table:table-cell office:value-type="float" office:value="5.972" calcext:value-type="float">
            <text:p>5.972</text:p>
          </table:table-cell>
          <table:table-cell office:value-type="float" office:value="16237" calcext:value-type="float">
            <text:p>16237</text:p>
          </table:table-cell>
          <table:table-cell office:value-type="float" office:value="6.152" calcext:value-type="float">
            <text:p>6.152</text:p>
          </table:table-cell>
          <table:table-cell office:value-type="float" office:value="6.2" calcext:value-type="float">
            <text:p>6.2</text:p>
          </table:table-cell>
          <table:table-cell office:value-type="float" office:value="5.88" calcext:value-type="float">
            <text:p>5.88</text:p>
          </table:table-cell>
        </table:table-row>
        <table:table-row table:style-name="ro1">
          <table:table-cell office:value-type="string" calcext:value-type="string">
            <text:p>2019-02-22</text:p>
          </table:table-cell>
          <table:table-cell office:value-type="float" office:value="5.98" calcext:value-type="float">
            <text:p>5.98</text:p>
          </table:table-cell>
          <table:table-cell office:value-type="float" office:value="24438" calcext:value-type="float">
            <text:p>24438</text:p>
          </table:table-cell>
          <table:table-cell office:value-type="float" office:value="6" calcext:value-type="float">
            <text:p>6</text:p>
          </table:table-cell>
          <table:table-cell office:value-type="float" office:value="6.2" calcext:value-type="float">
            <text:p>6.2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string" calcext:value-type="string">
            <text:p>2019-02-21</text:p>
          </table:table-cell>
          <table:table-cell office:value-type="float" office:value="5.8" calcext:value-type="float">
            <text:p>5.8</text:p>
          </table:table-cell>
          <table:table-cell office:value-type="float" office:value="12336" calcext:value-type="float">
            <text:p>12336</text:p>
          </table:table-cell>
          <table:table-cell table:number-columns-repeated="2" office:value-type="float" office:value="6.06" calcext:value-type="float">
            <text:p>6.06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string" calcext:value-type="string">
            <text:p>2019-02-20</text:p>
          </table:table-cell>
          <table:table-cell office:value-type="float" office:value="5.8" calcext:value-type="float">
            <text:p>5.8</text:p>
          </table:table-cell>
          <table:table-cell office:value-type="float" office:value="15503" calcext:value-type="float">
            <text:p>15503</text:p>
          </table:table-cell>
          <table:table-cell table:number-columns-repeated="2" office:value-type="float" office:value="6.2" calcext:value-type="float">
            <text:p>6.2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string" calcext:value-type="string">
            <text:p>2019-02-19</text:p>
          </table:table-cell>
          <table:table-cell office:value-type="float" office:value="6.06" calcext:value-type="float">
            <text:p>6.06</text:p>
          </table:table-cell>
          <table:table-cell office:value-type="float" office:value="28741" calcext:value-type="float">
            <text:p>28741</text:p>
          </table:table-cell>
          <table:table-cell office:value-type="float" office:value="6.2" calcext:value-type="float">
            <text:p>6.2</text:p>
          </table:table-cell>
          <table:table-cell office:value-type="float" office:value="6.33" calcext:value-type="float">
            <text:p>6.33</text:p>
          </table:table-cell>
          <table:table-cell office:value-type="float" office:value="5.802" calcext:value-type="float">
            <text:p>5.802</text:p>
          </table:table-cell>
        </table:table-row>
        <table:table-row table:style-name="ro1">
          <table:table-cell office:value-type="string" calcext:value-type="string">
            <text:p>2019-02-15</text:p>
          </table:table-cell>
          <table:table-cell office:value-type="float" office:value="5.952" calcext:value-type="float">
            <text:p>5.952</text:p>
          </table:table-cell>
          <table:table-cell office:value-type="float" office:value="24612" calcext:value-type="float">
            <text:p>24612</text:p>
          </table:table-cell>
          <table:table-cell office:value-type="float" office:value="5.804" calcext:value-type="float">
            <text:p>5.804</text:p>
          </table:table-cell>
          <table:table-cell office:value-type="float" office:value="6.2" calcext:value-type="float">
            <text:p>6.2</text:p>
          </table:table-cell>
          <table:table-cell office:value-type="float" office:value="5.76" calcext:value-type="float">
            <text:p>5.76</text:p>
          </table:table-cell>
        </table:table-row>
        <table:table-row table:style-name="ro1">
          <table:table-cell office:value-type="string" calcext:value-type="string">
            <text:p>2019-02-14</text:p>
          </table:table-cell>
          <table:table-cell office:value-type="float" office:value="5.802" calcext:value-type="float">
            <text:p>5.802</text:p>
          </table:table-cell>
          <table:table-cell office:value-type="float" office:value="48859" calcext:value-type="float">
            <text:p>48859</text:p>
          </table:table-cell>
          <table:table-cell office:value-type="float" office:value="6.334" calcext:value-type="float">
            <text:p>6.334</text:p>
          </table:table-cell>
          <table:table-cell office:value-type="float" office:value="6.34" calcext:value-type="float">
            <text:p>6.34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string" calcext:value-type="string">
            <text:p>2019-02-13</text:p>
          </table:table-cell>
          <table:table-cell office:value-type="float" office:value="6.118" calcext:value-type="float">
            <text:p>6.118</text:p>
          </table:table-cell>
          <table:table-cell office:value-type="float" office:value="20171" calcext:value-type="float">
            <text:p>20171</text:p>
          </table:table-cell>
          <table:table-cell table:number-columns-repeated="2" office:value-type="float" office:value="6.51" calcext:value-type="float">
            <text:p>6.51</text:p>
          </table:table-cell>
          <table:table-cell office:value-type="float" office:value="6.102" calcext:value-type="float">
            <text:p>6.102</text:p>
          </table:table-cell>
        </table:table-row>
        <table:table-row table:style-name="ro1">
          <table:table-cell office:value-type="string" calcext:value-type="string">
            <text:p>2019-02-12</text:p>
          </table:table-cell>
          <table:table-cell office:value-type="float" office:value="6.2" calcext:value-type="float">
            <text:p>6.2</text:p>
          </table:table-cell>
          <table:table-cell office:value-type="float" office:value="104349" calcext:value-type="float">
            <text:p>104349</text:p>
          </table:table-cell>
          <table:table-cell office:value-type="float" office:value="7.2" calcext:value-type="float">
            <text:p>7.2</text:p>
          </table:table-cell>
          <table:table-cell office:value-type="float" office:value="7.436" calcext:value-type="float">
            <text:p>7.436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string" calcext:value-type="string">
            <text:p>2019-02-11</text:p>
          </table:table-cell>
          <table:table-cell office:value-type="float" office:value="6.384" calcext:value-type="float">
            <text:p>6.384</text:p>
          </table:table-cell>
          <table:table-cell office:value-type="float" office:value="4063" calcext:value-type="float">
            <text:p>4063</text:p>
          </table:table-cell>
          <table:table-cell office:value-type="float" office:value="6.592" calcext:value-type="float">
            <text:p>6.592</text:p>
          </table:table-cell>
          <table:table-cell office:value-type="float" office:value="6.75" calcext:value-type="float">
            <text:p>6.75</text:p>
          </table:table-cell>
          <table:table-cell office:value-type="float" office:value="6.2202" calcext:value-type="float">
            <text:p>6.2202</text:p>
          </table:table-cell>
        </table:table-row>
        <table:table-row table:style-name="ro1">
          <table:table-cell office:value-type="string" calcext:value-type="string">
            <text:p>2019-02-08</text:p>
          </table:table-cell>
          <table:table-cell office:value-type="float" office:value="6.304" calcext:value-type="float">
            <text:p>6.304</text:p>
          </table:table-cell>
          <table:table-cell office:value-type="float" office:value="5999" calcext:value-type="float">
            <text:p>5999</text:p>
          </table:table-cell>
          <table:table-cell office:value-type="float" office:value="6.598" calcext:value-type="float">
            <text:p>6.598</text:p>
          </table:table-cell>
          <table:table-cell office:value-type="float" office:value="6.8" calcext:value-type="float">
            <text:p>6.8</text:p>
          </table:table-cell>
          <table:table-cell office:value-type="float" office:value="6.224" calcext:value-type="float">
            <text:p>6.224</text:p>
          </table:table-cell>
        </table:table-row>
        <table:table-row table:style-name="ro1">
          <table:table-cell office:value-type="string" calcext:value-type="string">
            <text:p>2019-02-07</text:p>
          </table:table-cell>
          <table:table-cell office:value-type="float" office:value="6.463" calcext:value-type="float">
            <text:p>6.463</text:p>
          </table:table-cell>
          <table:table-cell office:value-type="float" office:value="6265" calcext:value-type="float">
            <text:p>6265</text:p>
          </table:table-cell>
          <table:table-cell office:value-type="float" office:value="6.594" calcext:value-type="float">
            <text:p>6.594</text:p>
          </table:table-cell>
          <table:table-cell office:value-type="float" office:value="6.8" calcext:value-type="float">
            <text:p>6.8</text:p>
          </table:table-cell>
          <table:table-cell office:value-type="float" office:value="6.28" calcext:value-type="float">
            <text:p>6.28</text:p>
          </table:table-cell>
        </table:table-row>
        <table:table-row table:style-name="ro1">
          <table:table-cell office:value-type="string" calcext:value-type="string">
            <text:p>2019-02-06</text:p>
          </table:table-cell>
          <table:table-cell office:value-type="float" office:value="6.28" calcext:value-type="float">
            <text:p>6.28</text:p>
          </table:table-cell>
          <table:table-cell office:value-type="float" office:value="7847" calcext:value-type="float">
            <text:p>7847</text:p>
          </table:table-cell>
          <table:table-cell office:value-type="float" office:value="6.2" calcext:value-type="float">
            <text:p>6.2</text:p>
          </table:table-cell>
          <table:table-cell office:value-type="float" office:value="6.84" calcext:value-type="float">
            <text:p>6.84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string" calcext:value-type="string">
            <text:p>2019-02-05</text:p>
          </table:table-cell>
          <table:table-cell office:value-type="float" office:value="6.242" calcext:value-type="float">
            <text:p>6.242</text:p>
          </table:table-cell>
          <table:table-cell office:value-type="float" office:value="22638" calcext:value-type="float">
            <text:p>22638</text:p>
          </table:table-cell>
          <table:table-cell office:value-type="float" office:value="6.6" calcext:value-type="float">
            <text:p>6.6</text:p>
          </table:table-cell>
          <table:table-cell office:value-type="float" office:value="6.8" calcext:value-type="float">
            <text:p>6.8</text:p>
          </table:table-cell>
          <table:table-cell office:value-type="float" office:value="6.226" calcext:value-type="float">
            <text:p>6.226</text:p>
          </table:table-cell>
        </table:table-row>
        <table:table-row table:style-name="ro1">
          <table:table-cell office:value-type="string" calcext:value-type="string">
            <text:p>2019-02-04</text:p>
          </table:table-cell>
          <table:table-cell office:value-type="float" office:value="6.224" calcext:value-type="float">
            <text:p>6.224</text:p>
          </table:table-cell>
          <table:table-cell office:value-type="float" office:value="21493" calcext:value-type="float">
            <text:p>21493</text:p>
          </table:table-cell>
          <table:table-cell office:value-type="float" office:value="5.82" calcext:value-type="float">
            <text:p>5.82</text:p>
          </table:table-cell>
          <table:table-cell office:value-type="float" office:value="6.52" calcext:value-type="float">
            <text:p>6.52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string" calcext:value-type="string">
            <text:p>2019-02-01</text:p>
          </table:table-cell>
          <table:table-cell office:value-type="float" office:value="6.06" calcext:value-type="float">
            <text:p>6.06</text:p>
          </table:table-cell>
          <table:table-cell office:value-type="float" office:value="40902" calcext:value-type="float">
            <text:p>40902</text:p>
          </table:table-cell>
          <table:table-cell office:value-type="float" office:value="6.68" calcext:value-type="float">
            <text:p>6.68</text:p>
          </table:table-cell>
          <table:table-cell office:value-type="float" office:value="7" calcext:value-type="float">
            <text:p>7</text:p>
          </table:table-cell>
          <table:table-cell office:value-type="float" office:value="5.95" calcext:value-type="float">
            <text:p>5.95</text:p>
          </table:table-cell>
        </table:table-row>
        <table:table-row table:style-name="ro1">
          <table:table-cell office:value-type="string" calcext:value-type="string">
            <text:p>2019-01-31</text:p>
          </table:table-cell>
          <table:table-cell office:value-type="float" office:value="6.4" calcext:value-type="float">
            <text:p>6.4</text:p>
          </table:table-cell>
          <table:table-cell office:value-type="float" office:value="27419" calcext:value-type="float">
            <text:p>27419</text:p>
          </table:table-cell>
          <table:table-cell table:number-columns-repeated="2" office:value-type="float" office:value="6.4" calcext:value-type="float">
            <text:p>6.4</text:p>
          </table:table-cell>
          <table:table-cell office:value-type="float" office:value="5.978" calcext:value-type="float">
            <text:p>5.978</text:p>
          </table:table-cell>
        </table:table-row>
        <table:table-row table:style-name="ro1">
          <table:table-cell office:value-type="string" calcext:value-type="string">
            <text:p>2019-01-30</text:p>
          </table:table-cell>
          <table:table-cell office:value-type="float" office:value="5.99" calcext:value-type="float">
            <text:p>5.99</text:p>
          </table:table-cell>
          <table:table-cell office:value-type="float" office:value="5844" calcext:value-type="float">
            <text:p>5844</text:p>
          </table:table-cell>
          <table:table-cell table:number-columns-repeated="2" office:value-type="float" office:value="6.122" calcext:value-type="float">
            <text:p>6.122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string" calcext:value-type="string">
            <text:p>2019-01-29</text:p>
          </table:table-cell>
          <table:table-cell office:value-type="float" office:value="5.82" calcext:value-type="float">
            <text:p>5.82</text:p>
          </table:table-cell>
          <table:table-cell office:value-type="float" office:value="12090" calcext:value-type="float">
            <text:p>12090</text:p>
          </table:table-cell>
          <table:table-cell office:value-type="float" office:value="5.82" calcext:value-type="float">
            <text:p>5.82</text:p>
          </table:table-cell>
          <table:table-cell office:value-type="float" office:value="5.96" calcext:value-type="float">
            <text:p>5.96</text:p>
          </table:table-cell>
          <table:table-cell office:value-type="float" office:value="5.802" calcext:value-type="float">
            <text:p>5.802</text:p>
          </table:table-cell>
        </table:table-row>
        <table:table-row table:style-name="ro1">
          <table:table-cell office:value-type="string" calcext:value-type="string">
            <text:p>2019-01-28</text:p>
          </table:table-cell>
          <table:table-cell office:value-type="float" office:value="5.82" calcext:value-type="float">
            <text:p>5.82</text:p>
          </table:table-cell>
          <table:table-cell office:value-type="float" office:value="23994" calcext:value-type="float">
            <text:p>23994</text:p>
          </table:table-cell>
          <table:table-cell office:value-type="float" office:value="6.18" calcext:value-type="float">
            <text:p>6.18</text:p>
          </table:table-cell>
          <table:table-cell office:value-type="float" office:value="6.2" calcext:value-type="float">
            <text:p>6.2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string" calcext:value-type="string">
            <text:p>2019-01-25</text:p>
          </table:table-cell>
          <table:table-cell office:value-type="float" office:value="5.9666" calcext:value-type="float">
            <text:p>5.9666</text:p>
          </table:table-cell>
          <table:table-cell office:value-type="float" office:value="21068" calcext:value-type="float">
            <text:p>21068</text:p>
          </table:table-cell>
          <table:table-cell office:value-type="float" office:value="6.342" calcext:value-type="float">
            <text:p>6.342</text:p>
          </table:table-cell>
          <table:table-cell office:value-type="float" office:value="6.46" calcext:value-type="float">
            <text:p>6.46</text:p>
          </table:table-cell>
          <table:table-cell office:value-type="float" office:value="5.812" calcext:value-type="float">
            <text:p>5.812</text:p>
          </table:table-cell>
        </table:table-row>
        <table:table-row table:style-name="ro1">
          <table:table-cell office:value-type="string" calcext:value-type="string">
            <text:p>2019-01-24</text:p>
          </table:table-cell>
          <table:table-cell office:value-type="float" office:value="6.042" calcext:value-type="float">
            <text:p>6.042</text:p>
          </table:table-cell>
          <table:table-cell office:value-type="float" office:value="14039" calcext:value-type="float">
            <text:p>14039</text:p>
          </table:table-cell>
          <table:table-cell office:value-type="float" office:value="6.308" calcext:value-type="float">
            <text:p>6.308</text:p>
          </table:table-cell>
          <table:table-cell office:value-type="float" office:value="6.6" calcext:value-type="float">
            <text:p>6.6</text:p>
          </table:table-cell>
          <table:table-cell office:value-type="float" office:value="6.02" calcext:value-type="float">
            <text:p>6.02</text:p>
          </table:table-cell>
        </table:table-row>
        <table:table-row table:style-name="ro1">
          <table:table-cell office:value-type="string" calcext:value-type="string">
            <text:p>2019-01-23</text:p>
          </table:table-cell>
          <table:table-cell office:value-type="float" office:value="6.3" calcext:value-type="float">
            <text:p>6.3</text:p>
          </table:table-cell>
          <table:table-cell office:value-type="float" office:value="10923" calcext:value-type="float">
            <text:p>10923</text:p>
          </table:table-cell>
          <table:table-cell office:value-type="float" office:value="7" calcext:value-type="float">
            <text:p>7</text:p>
          </table:table-cell>
          <table:table-cell office:value-type="float" office:value="7.16" calcext:value-type="float">
            <text:p>7.16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office:value-type="string" calcext:value-type="string">
            <text:p>2019-01-22</text:p>
          </table:table-cell>
          <table:table-cell office:value-type="float" office:value="6.58" calcext:value-type="float">
            <text:p>6.58</text:p>
          </table:table-cell>
          <table:table-cell office:value-type="float" office:value="7718" calcext:value-type="float">
            <text:p>7718</text:p>
          </table:table-cell>
          <table:table-cell office:value-type="float" office:value="7.14" calcext:value-type="float">
            <text:p>7.14</text:p>
          </table:table-cell>
          <table:table-cell office:value-type="float" office:value="7.438" calcext:value-type="float">
            <text:p>7.438</text:p>
          </table:table-cell>
          <table:table-cell office:value-type="float" office:value="6.58" calcext:value-type="float">
            <text:p>6.58</text:p>
          </table:table-cell>
        </table:table-row>
        <table:table-row table:style-name="ro1">
          <table:table-cell office:value-type="string" calcext:value-type="string">
            <text:p>2019-01-18</text:p>
          </table:table-cell>
          <table:table-cell office:value-type="float" office:value="6.996" calcext:value-type="float">
            <text:p>6.996</text:p>
          </table:table-cell>
          <table:table-cell office:value-type="float" office:value="8015" calcext:value-type="float">
            <text:p>8015</text:p>
          </table:table-cell>
          <table:table-cell office:value-type="float" office:value="7" calcext:value-type="float">
            <text:p>7</text:p>
          </table:table-cell>
          <table:table-cell office:value-type="float" office:value="7.2" calcext:value-type="float">
            <text:p>7.2</text:p>
          </table:table-cell>
          <table:table-cell office:value-type="float" office:value="6.602" calcext:value-type="float">
            <text:p>6.602</text:p>
          </table:table-cell>
        </table:table-row>
        <table:table-row table:style-name="ro1">
          <table:table-cell office:value-type="string" calcext:value-type="string">
            <text:p>2019-01-17</text:p>
          </table:table-cell>
          <table:table-cell office:value-type="float" office:value="6.62" calcext:value-type="float">
            <text:p>6.62</text:p>
          </table:table-cell>
          <table:table-cell office:value-type="float" office:value="11433" calcext:value-type="float">
            <text:p>11433</text:p>
          </table:table-cell>
          <table:table-cell office:value-type="float" office:value="6.534" calcext:value-type="float">
            <text:p>6.534</text:p>
          </table:table-cell>
          <table:table-cell office:value-type="float" office:value="7.13" calcext:value-type="float">
            <text:p>7.13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string" calcext:value-type="string">
            <text:p>2019-01-16</text:p>
          </table:table-cell>
          <table:table-cell office:value-type="float" office:value="6.7" calcext:value-type="float">
            <text:p>6.7</text:p>
          </table:table-cell>
          <table:table-cell office:value-type="float" office:value="6213" calcext:value-type="float">
            <text:p>6213</text:p>
          </table:table-cell>
          <table:table-cell office:value-type="float" office:value="6.6" calcext:value-type="float">
            <text:p>6.6</text:p>
          </table:table-cell>
          <table:table-cell office:value-type="float" office:value="7" calcext:value-type="float">
            <text:p>7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office:value-type="string" calcext:value-type="string">
            <text:p>2019-01-15</text:p>
          </table:table-cell>
          <table:table-cell office:value-type="float" office:value="6.584" calcext:value-type="float">
            <text:p>6.584</text:p>
          </table:table-cell>
          <table:table-cell office:value-type="float" office:value="11638" calcext:value-type="float">
            <text:p>1163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string" calcext:value-type="string">
            <text:p>2019-01-14</text:p>
          </table:table-cell>
          <table:table-cell office:value-type="float" office:value="7.46" calcext:value-type="float">
            <text:p>7.46</text:p>
          </table:table-cell>
          <table:table-cell office:value-type="float" office:value="7927" calcext:value-type="float">
            <text:p>792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string" calcext:value-type="string">
            <text:p>2019-01-11</text:p>
          </table:table-cell>
          <table:table-cell office:value-type="float" office:value="7.63" calcext:value-type="float">
            <text:p>7.63</text:p>
          </table:table-cell>
          <table:table-cell office:value-type="float" office:value="7040" calcext:value-type="float">
            <text:p>7040</text:p>
          </table:table-cell>
          <table:table-cell office:value-type="float" office:value="7.8" calcext:value-type="float">
            <text:p>7.8</text:p>
          </table:table-cell>
          <table:table-cell office:value-type="float" office:value="8.4" calcext:value-type="float">
            <text:p>8.4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string" calcext:value-type="string">
            <text:p>2019-01-10</text:p>
          </table:table-cell>
          <table:table-cell office:value-type="float" office:value="7.922" calcext:value-type="float">
            <text:p>7.922</text:p>
          </table:table-cell>
          <table:table-cell office:value-type="float" office:value="11204" calcext:value-type="float">
            <text:p>11204</text:p>
          </table:table-cell>
          <table:table-cell office:value-type="float" office:value="7.8" calcext:value-type="float">
            <text:p>7.8</text:p>
          </table:table-cell>
          <table:table-cell office:value-type="float" office:value="8.4" calcext:value-type="float">
            <text:p>8.4</text:p>
          </table:table-cell>
          <table:table-cell office:value-type="float" office:value="7.562" calcext:value-type="float">
            <text:p>7.562</text:p>
          </table:table-cell>
        </table:table-row>
        <table:table-row table:style-name="ro1">
          <table:table-cell office:value-type="string" calcext:value-type="string">
            <text:p>2019-01-09</text:p>
          </table:table-cell>
          <table:table-cell office:value-type="float" office:value="7.562" calcext:value-type="float">
            <text:p>7.562</text:p>
          </table:table-cell>
          <table:table-cell office:value-type="float" office:value="8041" calcext:value-type="float">
            <text:p>8041</text:p>
          </table:table-cell>
          <table:table-cell office:value-type="float" office:value="8.022" calcext:value-type="float">
            <text:p>8.022</text:p>
          </table:table-cell>
          <table:table-cell office:value-type="float" office:value="8.196" calcext:value-type="float">
            <text:p>8.196</text:p>
          </table:table-cell>
          <table:table-cell office:value-type="float" office:value="7.242" calcext:value-type="float">
            <text:p>7.242</text:p>
          </table:table-cell>
        </table:table-row>
        <table:table-row table:style-name="ro1">
          <table:table-cell office:value-type="string" calcext:value-type="string">
            <text:p>2019-01-08</text:p>
          </table:table-cell>
          <table:table-cell office:value-type="float" office:value="7.64" calcext:value-type="float">
            <text:p>7.64</text:p>
          </table:table-cell>
          <table:table-cell office:value-type="float" office:value="24725" calcext:value-type="float">
            <text:p>24725</text:p>
          </table:table-cell>
          <table:table-cell office:value-type="float" office:value="7.57" calcext:value-type="float">
            <text:p>7.57</text:p>
          </table:table-cell>
          <table:table-cell office:value-type="float" office:value="8.5" calcext:value-type="float">
            <text:p>8.5</text:p>
          </table:table-cell>
          <table:table-cell office:value-type="float" office:value="7.122" calcext:value-type="float">
            <text:p>7.122</text:p>
          </table:table-cell>
        </table:table-row>
        <table:table-row table:style-name="ro1">
          <table:table-cell office:value-type="string" calcext:value-type="string">
            <text:p>2019-01-07</text:p>
          </table:table-cell>
          <table:table-cell office:value-type="float" office:value="7.57" calcext:value-type="float">
            <text:p>7.57</text:p>
          </table:table-cell>
          <table:table-cell office:value-type="float" office:value="9807" calcext:value-type="float">
            <text:p>9807</text:p>
          </table:table-cell>
          <table:table-cell office:value-type="float" office:value="7.57" calcext:value-type="float">
            <text:p>7.57</text:p>
          </table:table-cell>
          <table:table-cell office:value-type="float" office:value="8.02" calcext:value-type="float">
            <text:p>8.02</text:p>
          </table:table-cell>
          <table:table-cell office:value-type="float" office:value="7.57" calcext:value-type="float">
            <text:p>7.57</text:p>
          </table:table-cell>
        </table:table-row>
        <table:table-row table:style-name="ro1">
          <table:table-cell office:value-type="string" calcext:value-type="string">
            <text:p>2019-01-04</text:p>
          </table:table-cell>
          <table:table-cell office:value-type="float" office:value="7.6" calcext:value-type="float">
            <text:p>7.6</text:p>
          </table:table-cell>
          <table:table-cell office:value-type="float" office:value="11473" calcext:value-type="float">
            <text:p>11473</text:p>
          </table:table-cell>
          <table:table-cell table:number-columns-repeated="2" office:value-type="float" office:value="8.116" calcext:value-type="float">
            <text:p>8.116</text:p>
          </table:table-cell>
          <table:table-cell office:value-type="float" office:value="7.07" calcext:value-type="float">
            <text:p>7.07</text:p>
          </table:table-cell>
        </table:table-row>
        <table:table-row table:style-name="ro1">
          <table:table-cell office:value-type="string" calcext:value-type="string">
            <text:p>2019-01-03</text:p>
          </table:table-cell>
          <table:table-cell office:value-type="float" office:value="7.582" calcext:value-type="float">
            <text:p>7.582</text:p>
          </table:table-cell>
          <table:table-cell office:value-type="float" office:value="9451" calcext:value-type="float">
            <text:p>9451</text:p>
          </table:table-cell>
          <table:table-cell table:number-columns-repeated="2" office:value-type="float" office:value="7.86" calcext:value-type="float">
            <text:p>7.86</text:p>
          </table:table-cell>
          <table:table-cell office:value-type="float" office:value="6.82" calcext:value-type="float">
            <text:p>6.82</text:p>
          </table:table-cell>
        </table:table-row>
      </table:table>
      <table:table table:name="analisis" table:style-name="ta1">
        <table:table-column table:style-name="co1" table:number-columns-repeated="11" table:default-cell-style-name="Default"/>
        <table:table-row table:style-name="ro1">
          <table:table-cell table:formula="of:=[$linked_data.A1]" office:value-type="string" office:string-value="Fecha" calcext:value-type="string">
            <text:p>Fecha</text:p>
          </table:table-cell>
          <table:table-cell table:formula="of:=[$linked_data.B1]" office:value-type="string" office:string-value=" Ultimo" calcext:value-type="string">
            <text:p><text:s/>Ultimo</text:p>
          </table:table-cell>
          <table:table-cell table:formula="of:=[$linked_data.C1]" office:value-type="string" office:string-value=" Volumen" calcext:value-type="string">
            <text:p><text:s/>Volumen</text:p>
          </table:table-cell>
          <table:table-cell table:formula="of:=[$linked_data.D1]" office:value-type="string" office:string-value=" Apertura" calcext:value-type="string">
            <text:p><text:s/>Apertura</text:p>
          </table:table-cell>
          <table:table-cell table:formula="of:=[$linked_data.E1]" office:value-type="string" office:string-value=" Maximo" calcext:value-type="string">
            <text:p><text:s/>Maximo</text:p>
          </table:table-cell>
          <table:table-cell table:formula="of:=[$linked_data.F1]" office:value-type="string" office:string-value=" Minimo" calcext:value-type="string">
            <text:p><text:s/>Minimo</text:p>
          </table:table-cell>
          <table:table-cell office:value-type="string" calcext:value-type="string">
            <text:p>offset</text:p>
          </table:table-cell>
          <table:table-cell/>
          <table:table-cell office:value-type="string" calcext:value-type="string">
            <text:p>Derivada</text:p>
          </table:table-cell>
          <table:table-cell office:value-type="string" calcext:value-type="string">
            <text:p>Curvatura</text:p>
          </table:table-cell>
          <table:table-cell office:value-type="string" calcext:value-type="string">
            <text:p>Flujo</text:p>
          </table:table-cell>
        </table:table-row>
        <table:table-row table:style-name="ro1">
          <table:table-cell table:formula="of:=OFFSET([linked_data.A$2]; [.$G2]; 0)" office:value-type="string" office:string-value="2020-01-29" calcext:value-type="string">
            <text:p>2020-01-29</text:p>
          </table:table-cell>
          <table:table-cell table:formula="of:=OFFSET([linked_data.B$2]; [.$G2]; 0)" office:value-type="float" office:value="0.8347" calcext:value-type="float">
            <text:p>0.8347</text:p>
          </table:table-cell>
          <table:table-cell table:formula="of:=OFFSET([linked_data.C$2]; [.$G2]; 0)" office:value-type="float" office:value="64794" calcext:value-type="float">
            <text:p>64794</text:p>
          </table:table-cell>
          <table:table-cell table:formula="of:=OFFSET([linked_data.D$2]; [.$G2]; 0)" office:value-type="float" office:value="0.86" calcext:value-type="float">
            <text:p>0.86</text:p>
          </table:table-cell>
          <table:table-cell table:formula="of:=OFFSET([linked_data.E$2]; [.$G2]; 0)" office:value-type="float" office:value="0.86" calcext:value-type="float">
            <text:p>0.86</text:p>
          </table:table-cell>
          <table:table-cell table:formula="of:=OFFSET([linked_data.F$2]; [.$G2]; 0)" office:value-type="float" office:value="0.83" calcext:value-type="float">
            <text:p>0.83</text:p>
          </table:table-cell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table:formula="of:=OFFSET([linked_data.A$2]; [.$G3]; 0)" office:value-type="string" office:string-value="2020-01-30" calcext:value-type="string">
            <text:p>2020-01-30</text:p>
          </table:table-cell>
          <table:table-cell table:formula="of:=OFFSET([linked_data.B$2]; [.$G3]; 0)" office:value-type="float" office:value="0.8297" calcext:value-type="float">
            <text:p>0.8297</text:p>
          </table:table-cell>
          <table:table-cell table:formula="of:=OFFSET([linked_data.C$2]; [.$G3]; 0)" office:value-type="float" office:value="115897" calcext:value-type="float">
            <text:p>115897</text:p>
          </table:table-cell>
          <table:table-cell table:formula="of:=OFFSET([linked_data.D$2]; [.$G3]; 0)" office:value-type="float" office:value="0.83" calcext:value-type="float">
            <text:p>0.83</text:p>
          </table:table-cell>
          <table:table-cell table:formula="of:=OFFSET([linked_data.E$2]; [.$G3]; 0)" office:value-type="float" office:value="0.85" calcext:value-type="float">
            <text:p>0.85</text:p>
          </table:table-cell>
          <table:table-cell table:formula="of:=OFFSET([linked_data.F$2]; [.$G3]; 0)" office:value-type="float" office:value="0.82" calcext:value-type="float">
            <text:p>0.82</text:p>
          </table:table-cell>
          <table:table-cell office:value-type="float" office:value="254" calcext:value-type="float">
            <text:p>254</text:p>
          </table:table-cell>
          <table:table-cell/>
          <table:table-cell table:formula="of:=([.B4]-[.B2])/2" office:value-type="float" office:value="-0.00485000000000002" calcext:value-type="float">
            <text:p>-0.00485</text:p>
          </table:table-cell>
          <table:table-cell table:formula="of:=([.B4]+[.B2]-2*[.B3])/2" office:value-type="float" office:value="0.000149999999999983" calcext:value-type="float">
            <text:p>0.00015</text:p>
          </table:table-cell>
          <table:table-cell table:formula="of:=[.I3]*[.C3]" office:value-type="float" office:value="-562.100450000002" calcext:value-type="float">
            <text:p>-562.100450000002</text:p>
          </table:table-cell>
        </table:table-row>
        <table:table-row table:style-name="ro1">
          <table:table-cell table:formula="of:=OFFSET([linked_data.A$2]; [.$G4]; 0)" office:value-type="string" office:string-value="2020-01-31" calcext:value-type="string">
            <text:p>2020-01-31</text:p>
          </table:table-cell>
          <table:table-cell table:formula="of:=OFFSET([linked_data.B$2]; [.$G4]; 0)" office:value-type="float" office:value="0.825" calcext:value-type="float">
            <text:p>0.825</text:p>
          </table:table-cell>
          <table:table-cell table:formula="of:=OFFSET([linked_data.C$2]; [.$G4]; 0)" office:value-type="float" office:value="86565" calcext:value-type="float">
            <text:p>86565</text:p>
          </table:table-cell>
          <table:table-cell table:formula="of:=OFFSET([linked_data.D$2]; [.$G4]; 0)" office:value-type="float" office:value="0.83" calcext:value-type="float">
            <text:p>0.83</text:p>
          </table:table-cell>
          <table:table-cell table:formula="of:=OFFSET([linked_data.E$2]; [.$G4]; 0)" office:value-type="float" office:value="0.85" calcext:value-type="float">
            <text:p>0.85</text:p>
          </table:table-cell>
          <table:table-cell table:formula="of:=OFFSET([linked_data.F$2]; [.$G4]; 0)" office:value-type="float" office:value="0.82" calcext:value-type="float">
            <text:p>0.82</text:p>
          </table:table-cell>
          <table:table-cell office:value-type="float" office:value="253" calcext:value-type="float">
            <text:p>253</text:p>
          </table:table-cell>
          <table:table-cell/>
          <table:table-cell table:formula="of:=([.B5]-[.B3])/2" office:value-type="float" office:value="-0.00385000000000002" calcext:value-type="float">
            <text:p>-0.00385</text:p>
          </table:table-cell>
          <table:table-cell table:formula="of:=([.B5]+[.B3]-2*[.B4])/2" office:value-type="float" office:value="0.000850000000000017" calcext:value-type="float">
            <text:p>0.00085</text:p>
          </table:table-cell>
          <table:table-cell table:formula="of:=[.I4]*[.C4]" office:value-type="float" office:value="-333.275250000002" calcext:value-type="float">
            <text:p>-333.275250000002</text:p>
          </table:table-cell>
        </table:table-row>
        <table:table-row table:style-name="ro1">
          <table:table-cell table:formula="of:=OFFSET([linked_data.A$2]; [.$G5]; 0)" office:value-type="string" office:string-value="2020-02-03" calcext:value-type="string">
            <text:p>2020-02-03</text:p>
          </table:table-cell>
          <table:table-cell table:formula="of:=OFFSET([linked_data.B$2]; [.$G5]; 0)" office:value-type="float" office:value="0.822" calcext:value-type="float">
            <text:p>0.822</text:p>
          </table:table-cell>
          <table:table-cell table:formula="of:=OFFSET([linked_data.C$2]; [.$G5]; 0)" office:value-type="float" office:value="32855" calcext:value-type="float">
            <text:p>32855</text:p>
          </table:table-cell>
          <table:table-cell table:formula="of:=OFFSET([linked_data.D$2]; [.$G5]; 0)" office:value-type="float" office:value="0.85" calcext:value-type="float">
            <text:p>0.85</text:p>
          </table:table-cell>
          <table:table-cell table:formula="of:=OFFSET([linked_data.E$2]; [.$G5]; 0)" office:value-type="float" office:value="0.85" calcext:value-type="float">
            <text:p>0.85</text:p>
          </table:table-cell>
          <table:table-cell table:formula="of:=OFFSET([linked_data.F$2]; [.$G5]; 0)" office:value-type="float" office:value="0.82" calcext:value-type="float">
            <text:p>0.82</text:p>
          </table:table-cell>
          <table:table-cell office:value-type="float" office:value="252" calcext:value-type="float">
            <text:p>252</text:p>
          </table:table-cell>
          <table:table-cell/>
          <table:table-cell table:formula="of:=([.B6]-[.B4])/2" office:value-type="float" office:value="-0.0025" calcext:value-type="float">
            <text:p>-0.0025</text:p>
          </table:table-cell>
          <table:table-cell table:formula="of:=([.B6]+[.B4]-2*[.B5])/2" office:value-type="float" office:value="0.000500000000000056" calcext:value-type="float">
            <text:p>0.0005</text:p>
          </table:table-cell>
          <table:table-cell table:formula="of:=[.I5]*[.C5]" office:value-type="float" office:value="-82.1375000000001" calcext:value-type="float">
            <text:p>-82.1375000000001</text:p>
          </table:table-cell>
        </table:table-row>
        <table:table-row table:style-name="ro1">
          <table:table-cell table:formula="of:=OFFSET([linked_data.A$2]; [.$G6]; 0)" office:value-type="string" office:string-value="2020-02-04" calcext:value-type="string">
            <text:p>2020-02-04</text:p>
          </table:table-cell>
          <table:table-cell table:formula="of:=OFFSET([linked_data.B$2]; [.$G6]; 0)" office:value-type="float" office:value="0.82" calcext:value-type="float">
            <text:p>0.82</text:p>
          </table:table-cell>
          <table:table-cell table:formula="of:=OFFSET([linked_data.C$2]; [.$G6]; 0)" office:value-type="float" office:value="103454" calcext:value-type="float">
            <text:p>103454</text:p>
          </table:table-cell>
          <table:table-cell table:formula="of:=OFFSET([linked_data.D$2]; [.$G6]; 0)" office:value-type="float" office:value="0.821" calcext:value-type="float">
            <text:p>0.821</text:p>
          </table:table-cell>
          <table:table-cell table:formula="of:=OFFSET([linked_data.E$2]; [.$G6]; 0)" office:value-type="float" office:value="0.84" calcext:value-type="float">
            <text:p>0.84</text:p>
          </table:table-cell>
          <table:table-cell table:formula="of:=OFFSET([linked_data.F$2]; [.$G6]; 0)" office:value-type="float" office:value="0.81" calcext:value-type="float">
            <text:p>0.81</text:p>
          </table:table-cell>
          <table:table-cell office:value-type="float" office:value="251" calcext:value-type="float">
            <text:p>251</text:p>
          </table:table-cell>
          <table:table-cell/>
          <table:table-cell table:formula="of:=([.B7]-[.B5])/2" office:value-type="float" office:value="-0.0035" calcext:value-type="float">
            <text:p>-0.0035</text:p>
          </table:table-cell>
          <table:table-cell table:formula="of:=([.B7]+[.B5]-2*[.B6])/2" office:value-type="float" office:value="-0.00149999999999995" calcext:value-type="float">
            <text:p>-0.0015</text:p>
          </table:table-cell>
          <table:table-cell table:formula="of:=[.I6]*[.C6]" office:value-type="float" office:value="-362.089" calcext:value-type="float">
            <text:p>-362.089</text:p>
          </table:table-cell>
        </table:table-row>
        <table:table-row table:style-name="ro1">
          <table:table-cell table:formula="of:=OFFSET([linked_data.A$2]; [.$G7]; 0)" office:value-type="string" office:string-value="2020-02-05" calcext:value-type="string">
            <text:p>2020-02-05</text:p>
          </table:table-cell>
          <table:table-cell table:formula="of:=OFFSET([linked_data.B$2]; [.$G7]; 0)" office:value-type="float" office:value="0.815" calcext:value-type="float">
            <text:p>0.815</text:p>
          </table:table-cell>
          <table:table-cell table:formula="of:=OFFSET([linked_data.C$2]; [.$G7]; 0)" office:value-type="float" office:value="124305" calcext:value-type="float">
            <text:p>124305</text:p>
          </table:table-cell>
          <table:table-cell table:formula="of:=OFFSET([linked_data.D$2]; [.$G7]; 0)" office:value-type="float" office:value="0.82" calcext:value-type="float">
            <text:p>0.82</text:p>
          </table:table-cell>
          <table:table-cell table:formula="of:=OFFSET([linked_data.E$2]; [.$G7]; 0)" office:value-type="float" office:value="0.85" calcext:value-type="float">
            <text:p>0.85</text:p>
          </table:table-cell>
          <table:table-cell table:formula="of:=OFFSET([linked_data.F$2]; [.$G7]; 0)" office:value-type="float" office:value="0.803" calcext:value-type="float">
            <text:p>0.803</text:p>
          </table:table-cell>
          <table:table-cell office:value-type="float" office:value="250" calcext:value-type="float">
            <text:p>250</text:p>
          </table:table-cell>
          <table:table-cell/>
          <table:table-cell table:formula="of:=([.B8]-[.B6])/2" office:value-type="float" office:value="-0.00239999999999996" calcext:value-type="float">
            <text:p>-0.0024</text:p>
          </table:table-cell>
          <table:table-cell table:formula="of:=([.B8]+[.B6]-2*[.B7])/2" office:value-type="float" office:value="0.00260000000000005" calcext:value-type="float">
            <text:p>0.0026</text:p>
          </table:table-cell>
          <table:table-cell table:formula="of:=[.I7]*[.C7]" office:value-type="float" office:value="-298.331999999995" calcext:value-type="float">
            <text:p>-298.331999999995</text:p>
          </table:table-cell>
        </table:table-row>
        <table:table-row table:style-name="ro1">
          <table:table-cell table:formula="of:=OFFSET([linked_data.A$2]; [.$G8]; 0)" office:value-type="string" office:string-value="2020-02-06" calcext:value-type="string">
            <text:p>2020-02-06</text:p>
          </table:table-cell>
          <table:table-cell table:formula="of:=OFFSET([linked_data.B$2]; [.$G8]; 0)" office:value-type="float" office:value="0.8152" calcext:value-type="float">
            <text:p>0.8152</text:p>
          </table:table-cell>
          <table:table-cell table:formula="of:=OFFSET([linked_data.C$2]; [.$G8]; 0)" office:value-type="float" office:value="88446" calcext:value-type="float">
            <text:p>88446</text:p>
          </table:table-cell>
          <table:table-cell table:formula="of:=OFFSET([linked_data.D$2]; [.$G8]; 0)" office:value-type="float" office:value="0.8109" calcext:value-type="float">
            <text:p>0.8109</text:p>
          </table:table-cell>
          <table:table-cell table:formula="of:=OFFSET([linked_data.E$2]; [.$G8]; 0)" office:value-type="float" office:value="0.83" calcext:value-type="float">
            <text:p>0.83</text:p>
          </table:table-cell>
          <table:table-cell table:formula="of:=OFFSET([linked_data.F$2]; [.$G8]; 0)" office:value-type="float" office:value="0.81" calcext:value-type="float">
            <text:p>0.81</text:p>
          </table:table-cell>
          <table:table-cell office:value-type="float" office:value="249" calcext:value-type="float">
            <text:p>249</text:p>
          </table:table-cell>
          <table:table-cell/>
          <table:table-cell table:formula="of:=([.B9]-[.B7])/2" office:value-type="float" office:value="0.00565000000000004" calcext:value-type="float">
            <text:p>0.00565</text:p>
          </table:table-cell>
          <table:table-cell table:formula="of:=([.B9]+[.B7]-2*[.B8])/2" office:value-type="float" office:value="0.00544999999999996" calcext:value-type="float">
            <text:p>0.00545</text:p>
          </table:table-cell>
          <table:table-cell table:formula="of:=[.I8]*[.C8]" office:value-type="float" office:value="499.719900000004" calcext:value-type="float">
            <text:p>499.719900000004</text:p>
          </table:table-cell>
        </table:table-row>
        <table:table-row table:style-name="ro1">
          <table:table-cell table:formula="of:=OFFSET([linked_data.A$2]; [.$G9]; 0)" office:value-type="string" office:string-value="2020-02-07" calcext:value-type="string">
            <text:p>2020-02-07</text:p>
          </table:table-cell>
          <table:table-cell table:formula="of:=OFFSET([linked_data.B$2]; [.$G9]; 0)" office:value-type="float" office:value="0.8263" calcext:value-type="float">
            <text:p>0.8263</text:p>
          </table:table-cell>
          <table:table-cell table:formula="of:=OFFSET([linked_data.C$2]; [.$G9]; 0)" office:value-type="float" office:value="678245" calcext:value-type="float">
            <text:p>678245</text:p>
          </table:table-cell>
          <table:table-cell table:formula="of:=OFFSET([linked_data.D$2]; [.$G9]; 0)" office:value-type="float" office:value="0.82" calcext:value-type="float">
            <text:p>0.82</text:p>
          </table:table-cell>
          <table:table-cell table:formula="of:=OFFSET([linked_data.E$2]; [.$G9]; 0)" office:value-type="float" office:value="0.8914" calcext:value-type="float">
            <text:p>0.8914</text:p>
          </table:table-cell>
          <table:table-cell table:formula="of:=OFFSET([linked_data.F$2]; [.$G9]; 0)" office:value-type="float" office:value="0.8" calcext:value-type="float">
            <text:p>0.8</text:p>
          </table:table-cell>
          <table:table-cell office:value-type="float" office:value="248" calcext:value-type="float">
            <text:p>248</text:p>
          </table:table-cell>
          <table:table-cell/>
          <table:table-cell table:formula="of:=([.B10]-[.B8])/2" office:value-type="float" office:value="-0.0151" calcext:value-type="float">
            <text:p>-0.0151</text:p>
          </table:table-cell>
          <table:table-cell table:formula="of:=([.B10]+[.B8]-2*[.B9])/2" office:value-type="float" office:value="-0.0262" calcext:value-type="float">
            <text:p>-0.0262</text:p>
          </table:table-cell>
          <table:table-cell table:formula="of:=[.I9]*[.C9]" office:value-type="float" office:value="-10241.4995" calcext:value-type="float">
            <text:p>-10241.4995</text:p>
          </table:table-cell>
        </table:table-row>
        <table:table-row table:style-name="ro1">
          <table:table-cell table:formula="of:=OFFSET([linked_data.A$2]; [.$G10]; 0)" office:value-type="string" office:string-value="2020-02-10" calcext:value-type="string">
            <text:p>2020-02-10</text:p>
          </table:table-cell>
          <table:table-cell table:formula="of:=OFFSET([linked_data.B$2]; [.$G10]; 0)" office:value-type="float" office:value="0.785" calcext:value-type="float">
            <text:p>0.785</text:p>
          </table:table-cell>
          <table:table-cell table:formula="of:=OFFSET([linked_data.C$2]; [.$G10]; 0)" office:value-type="float" office:value="172128" calcext:value-type="float">
            <text:p>172128</text:p>
          </table:table-cell>
          <table:table-cell table:formula="of:=OFFSET([linked_data.D$2]; [.$G10]; 0)" office:value-type="float" office:value="0.8295" calcext:value-type="float">
            <text:p>0.8295</text:p>
          </table:table-cell>
          <table:table-cell table:formula="of:=OFFSET([linked_data.E$2]; [.$G10]; 0)" office:value-type="float" office:value="0.8295" calcext:value-type="float">
            <text:p>0.8295</text:p>
          </table:table-cell>
          <table:table-cell table:formula="of:=OFFSET([linked_data.F$2]; [.$G10]; 0)" office:value-type="float" office:value="0.759" calcext:value-type="float">
            <text:p>0.759</text:p>
          </table:table-cell>
          <table:table-cell office:value-type="float" office:value="247" calcext:value-type="float">
            <text:p>247</text:p>
          </table:table-cell>
          <table:table-cell/>
          <table:table-cell table:formula="of:=([.B11]-[.B9])/2" office:value-type="float" office:value="-0.02335" calcext:value-type="float">
            <text:p>-0.02335</text:p>
          </table:table-cell>
          <table:table-cell table:formula="of:=([.B11]+[.B9]-2*[.B10])/2" office:value-type="float" office:value="0.01795" calcext:value-type="float">
            <text:p>0.01795</text:p>
          </table:table-cell>
          <table:table-cell table:formula="of:=[.I10]*[.C10]" office:value-type="float" office:value="-4019.18880000001" calcext:value-type="float">
            <text:p>-4019.18880000001</text:p>
          </table:table-cell>
        </table:table-row>
        <table:table-row table:style-name="ro1">
          <table:table-cell table:formula="of:=OFFSET([linked_data.A$2]; [.$G11]; 0)" office:value-type="string" office:string-value="2020-02-11" calcext:value-type="string">
            <text:p>2020-02-11</text:p>
          </table:table-cell>
          <table:table-cell table:formula="of:=OFFSET([linked_data.B$2]; [.$G11]; 0)" office:value-type="float" office:value="0.7796" calcext:value-type="float">
            <text:p>0.7796</text:p>
          </table:table-cell>
          <table:table-cell table:formula="of:=OFFSET([linked_data.C$2]; [.$G11]; 0)" office:value-type="float" office:value="227463" calcext:value-type="float">
            <text:p>227463</text:p>
          </table:table-cell>
          <table:table-cell table:formula="of:=OFFSET([linked_data.D$2]; [.$G11]; 0)" office:value-type="float" office:value="0.785" calcext:value-type="float">
            <text:p>0.785</text:p>
          </table:table-cell>
          <table:table-cell table:formula="of:=OFFSET([linked_data.E$2]; [.$G11]; 0)" office:value-type="float" office:value="0.8199" calcext:value-type="float">
            <text:p>0.8199</text:p>
          </table:table-cell>
          <table:table-cell table:formula="of:=OFFSET([linked_data.F$2]; [.$G11]; 0)" office:value-type="float" office:value="0.7602" calcext:value-type="float">
            <text:p>0.7602</text:p>
          </table:table-cell>
          <table:table-cell office:value-type="float" office:value="246" calcext:value-type="float">
            <text:p>246</text:p>
          </table:table-cell>
          <table:table-cell/>
          <table:table-cell table:formula="of:=([.B12]-[.B10])/2" office:value-type="float" office:value="-0.000800000000000023" calcext:value-type="float">
            <text:p>-0.0008</text:p>
          </table:table-cell>
          <table:table-cell table:formula="of:=([.B12]+[.B10]-2*[.B11])/2" office:value-type="float" office:value="0.00460000000000005" calcext:value-type="float">
            <text:p>0.0046</text:p>
          </table:table-cell>
          <table:table-cell table:formula="of:=[.I11]*[.C11]" office:value-type="float" office:value="-181.970400000005" calcext:value-type="float">
            <text:p>-181.970400000005</text:p>
          </table:table-cell>
        </table:table-row>
        <table:table-row table:style-name="ro1">
          <table:table-cell table:formula="of:=OFFSET([linked_data.A$2]; [.$G12]; 0)" office:value-type="string" office:string-value="2020-02-12" calcext:value-type="string">
            <text:p>2020-02-12</text:p>
          </table:table-cell>
          <table:table-cell table:formula="of:=OFFSET([linked_data.B$2]; [.$G12]; 0)" office:value-type="float" office:value="0.7834" calcext:value-type="float">
            <text:p>0.7834</text:p>
          </table:table-cell>
          <table:table-cell table:formula="of:=OFFSET([linked_data.C$2]; [.$G12]; 0)" office:value-type="float" office:value="166622" calcext:value-type="float">
            <text:p>166622</text:p>
          </table:table-cell>
          <table:table-cell table:formula="of:=OFFSET([linked_data.D$2]; [.$G12]; 0)" office:value-type="float" office:value="0.8" calcext:value-type="float">
            <text:p>0.8</text:p>
          </table:table-cell>
          <table:table-cell table:formula="of:=OFFSET([linked_data.E$2]; [.$G12]; 0)" office:value-type="float" office:value="0.83" calcext:value-type="float">
            <text:p>0.83</text:p>
          </table:table-cell>
          <table:table-cell table:formula="of:=OFFSET([linked_data.F$2]; [.$G12]; 0)" office:value-type="float" office:value="0.765" calcext:value-type="float">
            <text:p>0.765</text:p>
          </table:table-cell>
          <table:table-cell office:value-type="float" office:value="245" calcext:value-type="float">
            <text:p>245</text:p>
          </table:table-cell>
          <table:table-cell/>
          <table:table-cell table:formula="of:=([.B13]-[.B11])/2" office:value-type="float" office:value="0.00825000000000004" calcext:value-type="float">
            <text:p>0.00825</text:p>
          </table:table-cell>
          <table:table-cell table:formula="of:=([.B13]+[.B11]-2*[.B12])/2" office:value-type="float" office:value="0.00444999999999995" calcext:value-type="float">
            <text:p>0.00445</text:p>
          </table:table-cell>
          <table:table-cell table:formula="of:=[.I12]*[.C12]" office:value-type="float" office:value="1374.63150000001" calcext:value-type="float">
            <text:p>1374.63150000001</text:p>
          </table:table-cell>
        </table:table-row>
        <table:table-row table:style-name="ro1">
          <table:table-cell table:formula="of:=OFFSET([linked_data.A$2]; [.$G13]; 0)" office:value-type="string" office:string-value="2020-02-13" calcext:value-type="string">
            <text:p>2020-02-13</text:p>
          </table:table-cell>
          <table:table-cell table:formula="of:=OFFSET([linked_data.B$2]; [.$G13]; 0)" office:value-type="float" office:value="0.7961" calcext:value-type="float">
            <text:p>0.7961</text:p>
          </table:table-cell>
          <table:table-cell table:formula="of:=OFFSET([linked_data.C$2]; [.$G13]; 0)" office:value-type="float" office:value="102433" calcext:value-type="float">
            <text:p>102433</text:p>
          </table:table-cell>
          <table:table-cell table:formula="of:=OFFSET([linked_data.D$2]; [.$G13]; 0)" office:value-type="float" office:value="0.79" calcext:value-type="float">
            <text:p>0.79</text:p>
          </table:table-cell>
          <table:table-cell table:formula="of:=OFFSET([linked_data.E$2]; [.$G13]; 0)" office:value-type="float" office:value="0.8" calcext:value-type="float">
            <text:p>0.8</text:p>
          </table:table-cell>
          <table:table-cell table:formula="of:=OFFSET([linked_data.F$2]; [.$G13]; 0)" office:value-type="float" office:value="0.7671" calcext:value-type="float">
            <text:p>0.7671</text:p>
          </table:table-cell>
          <table:table-cell office:value-type="float" office:value="244" calcext:value-type="float">
            <text:p>244</text:p>
          </table:table-cell>
          <table:table-cell/>
          <table:table-cell table:formula="of:=([.B14]-[.B12])/2" office:value-type="float" office:value="0.000850000000000017" calcext:value-type="float">
            <text:p>0.00085</text:p>
          </table:table-cell>
          <table:table-cell table:formula="of:=([.B14]+[.B12]-2*[.B13])/2" office:value-type="float" office:value="-0.01185" calcext:value-type="float">
            <text:p>-0.01185</text:p>
          </table:table-cell>
          <table:table-cell table:formula="of:=[.I13]*[.C13]" office:value-type="float" office:value="87.0680500000018" calcext:value-type="float">
            <text:p>87.0680500000018</text:p>
          </table:table-cell>
        </table:table-row>
        <table:table-row table:style-name="ro1">
          <table:table-cell table:formula="of:=OFFSET([linked_data.A$2]; [.$G14]; 0)" office:value-type="string" office:string-value="2020-02-14" calcext:value-type="string">
            <text:p>2020-02-14</text:p>
          </table:table-cell>
          <table:table-cell table:formula="of:=OFFSET([linked_data.B$2]; [.$G14]; 0)" office:value-type="float" office:value="0.7851" calcext:value-type="float">
            <text:p>0.7851</text:p>
          </table:table-cell>
          <table:table-cell table:formula="of:=OFFSET([linked_data.C$2]; [.$G14]; 0)" office:value-type="float" office:value="67269" calcext:value-type="float">
            <text:p>67269</text:p>
          </table:table-cell>
          <table:table-cell table:formula="of:=OFFSET([linked_data.D$2]; [.$G14]; 0)" office:value-type="float" office:value="0.8" calcext:value-type="float">
            <text:p>0.8</text:p>
          </table:table-cell>
          <table:table-cell table:formula="of:=OFFSET([linked_data.E$2]; [.$G14]; 0)" office:value-type="float" office:value="0.8048" calcext:value-type="float">
            <text:p>0.8048</text:p>
          </table:table-cell>
          <table:table-cell table:formula="of:=OFFSET([linked_data.F$2]; [.$G14]; 0)" office:value-type="float" office:value="0.77" calcext:value-type="float">
            <text:p>0.77</text:p>
          </table:table-cell>
          <table:table-cell office:value-type="float" office:value="243" calcext:value-type="float">
            <text:p>243</text:p>
          </table:table-cell>
          <table:table-cell/>
          <table:table-cell table:formula="of:=([.B15]-[.B13])/2" office:value-type="float" office:value="-0.03655" calcext:value-type="float">
            <text:p>-0.03655</text:p>
          </table:table-cell>
          <table:table-cell table:formula="of:=([.B15]+[.B13]-2*[.B14])/2" office:value-type="float" office:value="-0.0255500000000001" calcext:value-type="float">
            <text:p>-0.02555</text:p>
          </table:table-cell>
          <table:table-cell table:formula="of:=[.I14]*[.C14]" office:value-type="float" office:value="-2458.68195" calcext:value-type="float">
            <text:p>-2458.68195</text:p>
          </table:table-cell>
        </table:table-row>
        <table:table-row table:style-name="ro1">
          <table:table-cell table:formula="of:=OFFSET([linked_data.A$2]; [.$G15]; 0)" office:value-type="string" office:string-value="2020-02-18" calcext:value-type="string">
            <text:p>2020-02-18</text:p>
          </table:table-cell>
          <table:table-cell table:formula="of:=OFFSET([linked_data.B$2]; [.$G15]; 0)" office:value-type="float" office:value="0.723" calcext:value-type="float">
            <text:p>0.723</text:p>
          </table:table-cell>
          <table:table-cell table:formula="of:=OFFSET([linked_data.C$2]; [.$G15]; 0)" office:value-type="float" office:value="296774" calcext:value-type="float">
            <text:p>296774</text:p>
          </table:table-cell>
          <table:table-cell table:formula="of:=OFFSET([linked_data.D$2]; [.$G15]; 0)" office:value-type="float" office:value="0.8" calcext:value-type="float">
            <text:p>0.8</text:p>
          </table:table-cell>
          <table:table-cell table:formula="of:=OFFSET([linked_data.E$2]; [.$G15]; 0)" office:value-type="float" office:value="0.8" calcext:value-type="float">
            <text:p>0.8</text:p>
          </table:table-cell>
          <table:table-cell table:formula="of:=OFFSET([linked_data.F$2]; [.$G15]; 0)" office:value-type="float" office:value="0.6456" calcext:value-type="float">
            <text:p>0.6456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([.B16]-[.B14])/2" office:value-type="float" office:value="-0.0393" calcext:value-type="float">
            <text:p>-0.0393</text:p>
          </table:table-cell>
          <table:table-cell table:formula="of:=([.B16]+[.B14]-2*[.B15])/2" office:value-type="float" office:value="0.0228" calcext:value-type="float">
            <text:p>0.0228</text:p>
          </table:table-cell>
          <table:table-cell table:formula="of:=[.I15]*[.C15]" office:value-type="float" office:value="-11663.2182" calcext:value-type="float">
            <text:p>-11663.2182</text:p>
          </table:table-cell>
        </table:table-row>
        <table:table-row table:style-name="ro1">
          <table:table-cell table:formula="of:=OFFSET([linked_data.A$2]; [.$G16]; 0)" office:value-type="string" office:string-value="2020-02-19" calcext:value-type="string">
            <text:p>2020-02-19</text:p>
          </table:table-cell>
          <table:table-cell table:formula="of:=OFFSET([linked_data.B$2]; [.$G16]; 0)" office:value-type="float" office:value="0.7065" calcext:value-type="float">
            <text:p>0.7065</text:p>
          </table:table-cell>
          <table:table-cell table:formula="of:=OFFSET([linked_data.C$2]; [.$G16]; 0)" office:value-type="float" office:value="152965" calcext:value-type="float">
            <text:p>152965</text:p>
          </table:table-cell>
          <table:table-cell table:formula="of:=OFFSET([linked_data.D$2]; [.$G16]; 0)" office:value-type="float" office:value="0.755" calcext:value-type="float">
            <text:p>0.755</text:p>
          </table:table-cell>
          <table:table-cell table:formula="of:=OFFSET([linked_data.E$2]; [.$G16]; 0)" office:value-type="float" office:value="0.755" calcext:value-type="float">
            <text:p>0.755</text:p>
          </table:table-cell>
          <table:table-cell table:formula="of:=OFFSET([linked_data.F$2]; [.$G16]; 0)" office:value-type="float" office:value="0.7063" calcext:value-type="float">
            <text:p>0.7063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([.B17]-[.B15])/2" office:value-type="float" office:value="-0.00195000000000001" calcext:value-type="float">
            <text:p>-0.00195</text:p>
          </table:table-cell>
          <table:table-cell table:formula="of:=([.B17]+[.B15]-2*[.B16])/2" office:value-type="float" office:value="0.01455" calcext:value-type="float">
            <text:p>0.01455</text:p>
          </table:table-cell>
          <table:table-cell table:formula="of:=[.I16]*[.C16]" office:value-type="float" office:value="-298.281750000001" calcext:value-type="float">
            <text:p>-298.281750000001</text:p>
          </table:table-cell>
        </table:table-row>
        <table:table-row table:style-name="ro1">
          <table:table-cell table:formula="of:=OFFSET([linked_data.A$2]; [.$G17]; 0)" office:value-type="string" office:string-value="2020-02-20" calcext:value-type="string">
            <text:p>2020-02-20</text:p>
          </table:table-cell>
          <table:table-cell table:formula="of:=OFFSET([linked_data.B$2]; [.$G17]; 0)" office:value-type="float" office:value="0.7191" calcext:value-type="float">
            <text:p>0.7191</text:p>
          </table:table-cell>
          <table:table-cell table:formula="of:=OFFSET([linked_data.C$2]; [.$G17]; 0)" office:value-type="float" office:value="472193" calcext:value-type="float">
            <text:p>472193</text:p>
          </table:table-cell>
          <table:table-cell table:formula="of:=OFFSET([linked_data.D$2]; [.$G17]; 0)" office:value-type="float" office:value="0.72" calcext:value-type="float">
            <text:p>0.72</text:p>
          </table:table-cell>
          <table:table-cell table:formula="of:=OFFSET([linked_data.E$2]; [.$G17]; 0)" office:value-type="float" office:value="0.7699" calcext:value-type="float">
            <text:p>0.7699</text:p>
          </table:table-cell>
          <table:table-cell table:formula="of:=OFFSET([linked_data.F$2]; [.$G17]; 0)" office:value-type="float" office:value="0.66" calcext:value-type="float">
            <text:p>0.66</text:p>
          </table:table-cell>
          <table:table-cell office:value-type="float" office:value="240" calcext:value-type="float">
            <text:p>240</text:p>
          </table:table-cell>
          <table:table-cell/>
          <table:table-cell table:formula="of:=([.B18]-[.B16])/2" office:value-type="float" office:value="0.00174999999999997" calcext:value-type="float">
            <text:p>0.00175</text:p>
          </table:table-cell>
          <table:table-cell table:formula="of:=([.B18]+[.B16]-2*[.B17])/2" office:value-type="float" office:value="-0.0108499999999999" calcext:value-type="float">
            <text:p>-0.01085</text:p>
          </table:table-cell>
          <table:table-cell table:formula="of:=[.I17]*[.C17]" office:value-type="float" office:value="826.337749999988" calcext:value-type="float">
            <text:p>826.337749999988</text:p>
          </table:table-cell>
        </table:table-row>
        <table:table-row table:style-name="ro1">
          <table:table-cell table:formula="of:=OFFSET([linked_data.A$2]; [.$G18]; 0)" office:value-type="string" office:string-value="2020-02-21" calcext:value-type="string">
            <text:p>2020-02-21</text:p>
          </table:table-cell>
          <table:table-cell table:formula="of:=OFFSET([linked_data.B$2]; [.$G18]; 0)" office:value-type="float" office:value="0.71" calcext:value-type="float">
            <text:p>0.71</text:p>
          </table:table-cell>
          <table:table-cell table:formula="of:=OFFSET([linked_data.C$2]; [.$G18]; 0)" office:value-type="float" office:value="158137" calcext:value-type="float">
            <text:p>158137</text:p>
          </table:table-cell>
          <table:table-cell table:formula="of:=OFFSET([linked_data.D$2]; [.$G18]; 0)" office:value-type="float" office:value="0.71" calcext:value-type="float">
            <text:p>0.71</text:p>
          </table:table-cell>
          <table:table-cell table:formula="of:=OFFSET([linked_data.E$2]; [.$G18]; 0)" office:value-type="float" office:value="0.7137" calcext:value-type="float">
            <text:p>0.7137</text:p>
          </table:table-cell>
          <table:table-cell table:formula="of:=OFFSET([linked_data.F$2]; [.$G18]; 0)" office:value-type="float" office:value="0.6867" calcext:value-type="float">
            <text:p>0.6867</text:p>
          </table:table-cell>
          <table:table-cell office:value-type="float" office:value="239" calcext:value-type="float">
            <text:p>239</text:p>
          </table:table-cell>
          <table:table-cell/>
          <table:table-cell table:formula="of:=([.B19]-[.B17])/2" office:value-type="float" office:value="-0.00655" calcext:value-type="float">
            <text:p>-0.00655</text:p>
          </table:table-cell>
          <table:table-cell table:formula="of:=([.B19]+[.B17]-2*[.B18])/2" office:value-type="float" office:value="0.00255000000000005" calcext:value-type="float">
            <text:p>0.00255</text:p>
          </table:table-cell>
          <table:table-cell table:formula="of:=[.I18]*[.C18]" office:value-type="float" office:value="-1035.79735" calcext:value-type="float">
            <text:p>-1035.79735</text:p>
          </table:table-cell>
        </table:table-row>
        <table:table-row table:style-name="ro1">
          <table:table-cell table:formula="of:=OFFSET([linked_data.A$2]; [.$G19]; 0)" office:value-type="string" office:string-value="2020-02-24" calcext:value-type="string">
            <text:p>2020-02-24</text:p>
          </table:table-cell>
          <table:table-cell table:formula="of:=OFFSET([linked_data.B$2]; [.$G19]; 0)" office:value-type="float" office:value="0.706" calcext:value-type="float">
            <text:p>0.706</text:p>
          </table:table-cell>
          <table:table-cell table:formula="of:=OFFSET([linked_data.C$2]; [.$G19]; 0)" office:value-type="float" office:value="65765" calcext:value-type="float">
            <text:p>65765</text:p>
          </table:table-cell>
          <table:table-cell table:formula="of:=OFFSET([linked_data.D$2]; [.$G19]; 0)" office:value-type="float" office:value="0.7" calcext:value-type="float">
            <text:p>0.7</text:p>
          </table:table-cell>
          <table:table-cell table:formula="of:=OFFSET([linked_data.E$2]; [.$G19]; 0)" office:value-type="float" office:value="0.7101" calcext:value-type="float">
            <text:p>0.7101</text:p>
          </table:table-cell>
          <table:table-cell table:formula="of:=OFFSET([linked_data.F$2]; [.$G19]; 0)" office:value-type="float" office:value="0.6815" calcext:value-type="float">
            <text:p>0.6815</text:p>
          </table:table-cell>
          <table:table-cell office:value-type="float" office:value="238" calcext:value-type="float">
            <text:p>238</text:p>
          </table:table-cell>
          <table:table-cell/>
          <table:table-cell table:formula="of:=([.B20]-[.B18])/2" office:value-type="float" office:value="-0.015" calcext:value-type="float">
            <text:p>-0.015</text:p>
          </table:table-cell>
          <table:table-cell table:formula="of:=([.B20]+[.B18]-2*[.B19])/2" office:value-type="float" office:value="-0.0109999999999999" calcext:value-type="float">
            <text:p>-0.011</text:p>
          </table:table-cell>
          <table:table-cell table:formula="of:=[.I19]*[.C19]" office:value-type="float" office:value="-986.474999999997" calcext:value-type="float">
            <text:p>-986.474999999997</text:p>
          </table:table-cell>
        </table:table-row>
        <table:table-row table:style-name="ro1">
          <table:table-cell table:formula="of:=OFFSET([linked_data.A$2]; [.$G20]; 0)" office:value-type="string" office:string-value="2020-02-25" calcext:value-type="string">
            <text:p>2020-02-25</text:p>
          </table:table-cell>
          <table:table-cell table:formula="of:=OFFSET([linked_data.B$2]; [.$G20]; 0)" office:value-type="float" office:value="0.68" calcext:value-type="float">
            <text:p>0.68</text:p>
          </table:table-cell>
          <table:table-cell table:formula="of:=OFFSET([linked_data.C$2]; [.$G20]; 0)" office:value-type="float" office:value="170176" calcext:value-type="float">
            <text:p>170176</text:p>
          </table:table-cell>
          <table:table-cell table:formula="of:=OFFSET([linked_data.D$2]; [.$G20]; 0)" office:value-type="float" office:value="0.7028" calcext:value-type="float">
            <text:p>0.7028</text:p>
          </table:table-cell>
          <table:table-cell table:formula="of:=OFFSET([linked_data.E$2]; [.$G20]; 0)" office:value-type="float" office:value="0.715" calcext:value-type="float">
            <text:p>0.715</text:p>
          </table:table-cell>
          <table:table-cell table:formula="of:=OFFSET([linked_data.F$2]; [.$G20]; 0)" office:value-type="float" office:value="0.654" calcext:value-type="float">
            <text:p>0.654</text:p>
          </table:table-cell>
          <table:table-cell office:value-type="float" office:value="237" calcext:value-type="float">
            <text:p>237</text:p>
          </table:table-cell>
          <table:table-cell/>
          <table:table-cell table:formula="of:=([.B21]-[.B19])/2" office:value-type="float" office:value="-0.02785" calcext:value-type="float">
            <text:p>-0.02785</text:p>
          </table:table-cell>
          <table:table-cell table:formula="of:=([.B21]+[.B19]-2*[.B20])/2" office:value-type="float" office:value="-0.00185000000000002" calcext:value-type="float">
            <text:p>-0.00185</text:p>
          </table:table-cell>
          <table:table-cell table:formula="of:=[.I20]*[.C20]" office:value-type="float" office:value="-4739.4016" calcext:value-type="float">
            <text:p>-4739.4016</text:p>
          </table:table-cell>
        </table:table-row>
        <table:table-row table:style-name="ro1">
          <table:table-cell table:formula="of:=OFFSET([linked_data.A$2]; [.$G21]; 0)" office:value-type="string" office:string-value="2020-02-26" calcext:value-type="string">
            <text:p>2020-02-26</text:p>
          </table:table-cell>
          <table:table-cell table:formula="of:=OFFSET([linked_data.B$2]; [.$G21]; 0)" office:value-type="float" office:value="0.6503" calcext:value-type="float">
            <text:p>0.6503</text:p>
          </table:table-cell>
          <table:table-cell table:formula="of:=OFFSET([linked_data.C$2]; [.$G21]; 0)" office:value-type="float" office:value="126279" calcext:value-type="float">
            <text:p>126279</text:p>
          </table:table-cell>
          <table:table-cell table:formula="of:=OFFSET([linked_data.D$2]; [.$G21]; 0)" office:value-type="float" office:value="0.6984" calcext:value-type="float">
            <text:p>0.6984</text:p>
          </table:table-cell>
          <table:table-cell table:formula="of:=OFFSET([linked_data.E$2]; [.$G21]; 0)" office:value-type="float" office:value="0.6998" calcext:value-type="float">
            <text:p>0.6998</text:p>
          </table:table-cell>
          <table:table-cell table:formula="of:=OFFSET([linked_data.F$2]; [.$G21]; 0)" office:value-type="float" office:value="0.65" calcext:value-type="float">
            <text:p>0.65</text:p>
          </table:table-cell>
          <table:table-cell office:value-type="float" office:value="236" calcext:value-type="float">
            <text:p>236</text:p>
          </table:table-cell>
          <table:table-cell/>
          <table:table-cell table:formula="of:=([.B22]-[.B20])/2" office:value-type="float" office:value="-0.00875000000000004" calcext:value-type="float">
            <text:p>-0.00875</text:p>
          </table:table-cell>
          <table:table-cell table:formula="of:=([.B22]+[.B20]-2*[.B21])/2" office:value-type="float" office:value="0.02095" calcext:value-type="float">
            <text:p>0.02095</text:p>
          </table:table-cell>
          <table:table-cell table:formula="of:=[.I21]*[.C21]" office:value-type="float" office:value="-1104.94125" calcext:value-type="float">
            <text:p>-1104.94125</text:p>
          </table:table-cell>
        </table:table-row>
        <table:table-row table:style-name="ro1">
          <table:table-cell table:formula="of:=OFFSET([linked_data.A$2]; [.$G22]; 0)" office:value-type="string" office:string-value="2020-02-27" calcext:value-type="string">
            <text:p>2020-02-27</text:p>
          </table:table-cell>
          <table:table-cell table:formula="of:=OFFSET([linked_data.B$2]; [.$G22]; 0)" office:value-type="float" office:value="0.6625" calcext:value-type="float">
            <text:p>0.6625</text:p>
          </table:table-cell>
          <table:table-cell table:formula="of:=OFFSET([linked_data.C$2]; [.$G22]; 0)" office:value-type="float" office:value="339423" calcext:value-type="float">
            <text:p>339423</text:p>
          </table:table-cell>
          <table:table-cell table:formula="of:=OFFSET([linked_data.D$2]; [.$G22]; 0)" office:value-type="float" office:value="0.6578" calcext:value-type="float">
            <text:p>0.6578</text:p>
          </table:table-cell>
          <table:table-cell table:formula="of:=OFFSET([linked_data.E$2]; [.$G22]; 0)" office:value-type="float" office:value="0.7" calcext:value-type="float">
            <text:p>0.7</text:p>
          </table:table-cell>
          <table:table-cell table:formula="of:=OFFSET([linked_data.F$2]; [.$G22]; 0)" office:value-type="float" office:value="0.58" calcext:value-type="float">
            <text:p>0.58</text:p>
          </table:table-cell>
          <table:table-cell office:value-type="float" office:value="235" calcext:value-type="float">
            <text:p>235</text:p>
          </table:table-cell>
          <table:table-cell/>
          <table:table-cell table:formula="of:=([.B23]-[.B21])/2" office:value-type="float" office:value="-0.014" calcext:value-type="float">
            <text:p>-0.014</text:p>
          </table:table-cell>
          <table:table-cell table:formula="of:=([.B23]+[.B21]-2*[.B22])/2" office:value-type="float" office:value="-0.0262" calcext:value-type="float">
            <text:p>-0.0262</text:p>
          </table:table-cell>
          <table:table-cell table:formula="of:=[.I22]*[.C22]" office:value-type="float" office:value="-4751.922" calcext:value-type="float">
            <text:p>-4751.922</text:p>
          </table:table-cell>
        </table:table-row>
        <table:table-row table:style-name="ro1">
          <table:table-cell table:formula="of:=OFFSET([linked_data.A$2]; [.$G23]; 0)" office:value-type="string" office:string-value="2020-02-28" calcext:value-type="string">
            <text:p>2020-02-28</text:p>
          </table:table-cell>
          <table:table-cell table:formula="of:=OFFSET([linked_data.B$2]; [.$G23]; 0)" office:value-type="float" office:value="0.6223" calcext:value-type="float">
            <text:p>0.6223</text:p>
          </table:table-cell>
          <table:table-cell table:formula="of:=OFFSET([linked_data.C$2]; [.$G23]; 0)" office:value-type="float" office:value="336676" calcext:value-type="float">
            <text:p>336676</text:p>
          </table:table-cell>
          <table:table-cell table:formula="of:=OFFSET([linked_data.D$2]; [.$G23]; 0)" office:value-type="float" office:value="0.7249" calcext:value-type="float">
            <text:p>0.7249</text:p>
          </table:table-cell>
          <table:table-cell table:formula="of:=OFFSET([linked_data.E$2]; [.$G23]; 0)" office:value-type="float" office:value="0.7268" calcext:value-type="float">
            <text:p>0.7268</text:p>
          </table:table-cell>
          <table:table-cell table:formula="of:=OFFSET([linked_data.F$2]; [.$G23]; 0)" office:value-type="float" office:value="0.6067" calcext:value-type="float">
            <text:p>0.6067</text:p>
          </table:table-cell>
          <table:table-cell office:value-type="float" office:value="234" calcext:value-type="float">
            <text:p>234</text:p>
          </table:table-cell>
          <table:table-cell/>
          <table:table-cell table:formula="of:=([.B24]-[.B22])/2" office:value-type="float" office:value="-0.0213" calcext:value-type="float">
            <text:p>-0.0213</text:p>
          </table:table-cell>
          <table:table-cell table:formula="of:=([.B24]+[.B22]-2*[.B23])/2" office:value-type="float" office:value="0.0189" calcext:value-type="float">
            <text:p>0.0189</text:p>
          </table:table-cell>
          <table:table-cell table:formula="of:=[.I23]*[.C23]" office:value-type="float" office:value="-7171.1988" calcext:value-type="float">
            <text:p>-7171.1988</text:p>
          </table:table-cell>
        </table:table-row>
        <table:table-row table:style-name="ro1">
          <table:table-cell table:formula="of:=OFFSET([linked_data.A$2]; [.$G24]; 0)" office:value-type="string" office:string-value="2020-03-02" calcext:value-type="string">
            <text:p>2020-03-02</text:p>
          </table:table-cell>
          <table:table-cell table:formula="of:=OFFSET([linked_data.B$2]; [.$G24]; 0)" office:value-type="float" office:value="0.6199" calcext:value-type="float">
            <text:p>0.6199</text:p>
          </table:table-cell>
          <table:table-cell table:formula="of:=OFFSET([linked_data.C$2]; [.$G24]; 0)" office:value-type="float" office:value="182292" calcext:value-type="float">
            <text:p>182292</text:p>
          </table:table-cell>
          <table:table-cell table:formula="of:=OFFSET([linked_data.D$2]; [.$G24]; 0)" office:value-type="float" office:value="0.6534" calcext:value-type="float">
            <text:p>0.6534</text:p>
          </table:table-cell>
          <table:table-cell table:formula="of:=OFFSET([linked_data.E$2]; [.$G24]; 0)" office:value-type="float" office:value="0.6534" calcext:value-type="float">
            <text:p>0.6534</text:p>
          </table:table-cell>
          <table:table-cell table:formula="of:=OFFSET([linked_data.F$2]; [.$G24]; 0)" office:value-type="float" office:value="0.5301" calcext:value-type="float">
            <text:p>0.5301</text:p>
          </table:table-cell>
          <table:table-cell office:value-type="float" office:value="233" calcext:value-type="float">
            <text:p>233</text:p>
          </table:table-cell>
          <table:table-cell/>
          <table:table-cell table:formula="of:=([.B25]-[.B23])/2" office:value-type="float" office:value="-0.00605" calcext:value-type="float">
            <text:p>-0.00605</text:p>
          </table:table-cell>
          <table:table-cell table:formula="of:=([.B25]+[.B23]-2*[.B24])/2" office:value-type="float" office:value="-0.00365000000000004" calcext:value-type="float">
            <text:p>-0.00365</text:p>
          </table:table-cell>
          <table:table-cell table:formula="of:=[.I24]*[.C24]" office:value-type="float" office:value="-1102.8666" calcext:value-type="float">
            <text:p>-1102.8666</text:p>
          </table:table-cell>
        </table:table-row>
        <table:table-row table:style-name="ro1">
          <table:table-cell table:formula="of:=OFFSET([linked_data.A$2]; [.$G25]; 0)" office:value-type="string" office:string-value="2020-03-03" calcext:value-type="string">
            <text:p>2020-03-03</text:p>
          </table:table-cell>
          <table:table-cell table:formula="of:=OFFSET([linked_data.B$2]; [.$G25]; 0)" office:value-type="float" office:value="0.6102" calcext:value-type="float">
            <text:p>0.6102</text:p>
          </table:table-cell>
          <table:table-cell table:formula="of:=OFFSET([linked_data.C$2]; [.$G25]; 0)" office:value-type="float" office:value="134926" calcext:value-type="float">
            <text:p>134926</text:p>
          </table:table-cell>
          <table:table-cell table:formula="of:=OFFSET([linked_data.D$2]; [.$G25]; 0)" office:value-type="float" office:value="0.6103" calcext:value-type="float">
            <text:p>0.6103</text:p>
          </table:table-cell>
          <table:table-cell table:formula="of:=OFFSET([linked_data.E$2]; [.$G25]; 0)" office:value-type="float" office:value="0.64" calcext:value-type="float">
            <text:p>0.64</text:p>
          </table:table-cell>
          <table:table-cell table:formula="of:=OFFSET([linked_data.F$2]; [.$G25]; 0)" office:value-type="float" office:value="0.6" calcext:value-type="float">
            <text:p>0.6</text:p>
          </table:table-cell>
          <table:table-cell office:value-type="float" office:value="232" calcext:value-type="float">
            <text:p>232</text:p>
          </table:table-cell>
          <table:table-cell/>
          <table:table-cell table:formula="of:=([.B26]-[.B24])/2" office:value-type="float" office:value="0.000249999999999972" calcext:value-type="float">
            <text:p>0.00025</text:p>
          </table:table-cell>
          <table:table-cell table:formula="of:=([.B26]+[.B24]-2*[.B25])/2" office:value-type="float" office:value="0.00995000000000001" calcext:value-type="float">
            <text:p>0.00995</text:p>
          </table:table-cell>
          <table:table-cell table:formula="of:=[.I25]*[.C25]" office:value-type="float" office:value="33.7314999999963" calcext:value-type="float">
            <text:p>33.7314999999963</text:p>
          </table:table-cell>
        </table:table-row>
        <table:table-row table:style-name="ro1">
          <table:table-cell table:formula="of:=OFFSET([linked_data.A$2]; [.$G26]; 0)" office:value-type="string" office:string-value="2020-03-04" calcext:value-type="string">
            <text:p>2020-03-04</text:p>
          </table:table-cell>
          <table:table-cell table:formula="of:=OFFSET([linked_data.B$2]; [.$G26]; 0)" office:value-type="float" office:value="0.6204" calcext:value-type="float">
            <text:p>0.6204</text:p>
          </table:table-cell>
          <table:table-cell table:formula="of:=OFFSET([linked_data.C$2]; [.$G26]; 0)" office:value-type="float" office:value="157118" calcext:value-type="float">
            <text:p>157118</text:p>
          </table:table-cell>
          <table:table-cell table:formula="of:=OFFSET([linked_data.D$2]; [.$G26]; 0)" office:value-type="float" office:value="0.65" calcext:value-type="float">
            <text:p>0.65</text:p>
          </table:table-cell>
          <table:table-cell table:formula="of:=OFFSET([linked_data.E$2]; [.$G26]; 0)" office:value-type="float" office:value="0.65" calcext:value-type="float">
            <text:p>0.65</text:p>
          </table:table-cell>
          <table:table-cell table:formula="of:=OFFSET([linked_data.F$2]; [.$G26]; 0)" office:value-type="float" office:value="0.602" calcext:value-type="float">
            <text:p>0.602</text:p>
          </table:table-cell>
          <table:table-cell office:value-type="float" office:value="231" calcext:value-type="float">
            <text:p>231</text:p>
          </table:table-cell>
          <table:table-cell/>
          <table:table-cell table:formula="of:=([.B27]-[.B25])/2" office:value-type="float" office:value="-0.01505" calcext:value-type="float">
            <text:p>-0.01505</text:p>
          </table:table-cell>
          <table:table-cell table:formula="of:=([.B27]+[.B25]-2*[.B26])/2" office:value-type="float" office:value="-0.02525" calcext:value-type="float">
            <text:p>-0.02525</text:p>
          </table:table-cell>
          <table:table-cell table:formula="of:=[.I26]*[.C26]" office:value-type="float" office:value="-2364.6259" calcext:value-type="float">
            <text:p>-2364.6259</text:p>
          </table:table-cell>
        </table:table-row>
        <table:table-row table:style-name="ro1">
          <table:table-cell table:formula="of:=OFFSET([linked_data.A$2]; [.$G27]; 0)" office:value-type="string" office:string-value="2020-03-05" calcext:value-type="string">
            <text:p>2020-03-05</text:p>
          </table:table-cell>
          <table:table-cell table:formula="of:=OFFSET([linked_data.B$2]; [.$G27]; 0)" office:value-type="float" office:value="0.5801" calcext:value-type="float">
            <text:p>0.5801</text:p>
          </table:table-cell>
          <table:table-cell table:formula="of:=OFFSET([linked_data.C$2]; [.$G27]; 0)" office:value-type="float" office:value="117188" calcext:value-type="float">
            <text:p>117188</text:p>
          </table:table-cell>
          <table:table-cell table:formula="of:=OFFSET([linked_data.D$2]; [.$G27]; 0)" office:value-type="float" office:value="0.609" calcext:value-type="float">
            <text:p>0.609</text:p>
          </table:table-cell>
          <table:table-cell table:formula="of:=OFFSET([linked_data.E$2]; [.$G27]; 0)" office:value-type="float" office:value="0.619" calcext:value-type="float">
            <text:p>0.619</text:p>
          </table:table-cell>
          <table:table-cell table:formula="of:=OFFSET([linked_data.F$2]; [.$G27]; 0)" office:value-type="float" office:value="0.55" calcext:value-type="float">
            <text:p>0.55</text:p>
          </table:table-cell>
          <table:table-cell office:value-type="float" office:value="230" calcext:value-type="float">
            <text:p>230</text:p>
          </table:table-cell>
          <table:table-cell/>
          <table:table-cell table:formula="of:=([.B28]-[.B26])/2" office:value-type="float" office:value="-0.0192" calcext:value-type="float">
            <text:p>-0.0192</text:p>
          </table:table-cell>
          <table:table-cell table:formula="of:=([.B28]+[.B26]-2*[.B27])/2" office:value-type="float" office:value="0.0211" calcext:value-type="float">
            <text:p>0.0211</text:p>
          </table:table-cell>
          <table:table-cell table:formula="of:=[.I27]*[.C27]" office:value-type="float" office:value="-2250.0096" calcext:value-type="float">
            <text:p>-2250.0096</text:p>
          </table:table-cell>
        </table:table-row>
        <table:table-row table:style-name="ro1">
          <table:table-cell table:formula="of:=OFFSET([linked_data.A$2]; [.$G28]; 0)" office:value-type="string" office:string-value="2020-03-06" calcext:value-type="string">
            <text:p>2020-03-06</text:p>
          </table:table-cell>
          <table:table-cell table:formula="of:=OFFSET([linked_data.B$2]; [.$G28]; 0)" office:value-type="float" office:value="0.582" calcext:value-type="float">
            <text:p>0.582</text:p>
          </table:table-cell>
          <table:table-cell table:formula="of:=OFFSET([linked_data.C$2]; [.$G28]; 0)" office:value-type="float" office:value="152137" calcext:value-type="float">
            <text:p>152137</text:p>
          </table:table-cell>
          <table:table-cell table:formula="of:=OFFSET([linked_data.D$2]; [.$G28]; 0)" office:value-type="float" office:value="0.61" calcext:value-type="float">
            <text:p>0.61</text:p>
          </table:table-cell>
          <table:table-cell table:formula="of:=OFFSET([linked_data.E$2]; [.$G28]; 0)" office:value-type="float" office:value="0.61" calcext:value-type="float">
            <text:p>0.61</text:p>
          </table:table-cell>
          <table:table-cell table:formula="of:=OFFSET([linked_data.F$2]; [.$G28]; 0)" office:value-type="float" office:value="0.572" calcext:value-type="float">
            <text:p>0.572</text:p>
          </table:table-cell>
          <table:table-cell office:value-type="float" office:value="229" calcext:value-type="float">
            <text:p>229</text:p>
          </table:table-cell>
          <table:table-cell/>
          <table:table-cell table:formula="of:=([.B29]-[.B27])/2" office:value-type="float" office:value="-0.01255" calcext:value-type="float">
            <text:p>-0.01255</text:p>
          </table:table-cell>
          <table:table-cell table:formula="of:=([.B29]+[.B27]-2*[.B28])/2" office:value-type="float" office:value="-0.01445" calcext:value-type="float">
            <text:p>-0.01445</text:p>
          </table:table-cell>
          <table:table-cell table:formula="of:=[.I28]*[.C28]" office:value-type="float" office:value="-1909.31934999999" calcext:value-type="float">
            <text:p>-1909.31934999999</text:p>
          </table:table-cell>
        </table:table-row>
        <table:table-row table:style-name="ro1">
          <table:table-cell table:formula="of:=OFFSET([linked_data.A$2]; [.$G29]; 0)" office:value-type="string" office:string-value="2020-03-09" calcext:value-type="string">
            <text:p>2020-03-09</text:p>
          </table:table-cell>
          <table:table-cell table:formula="of:=OFFSET([linked_data.B$2]; [.$G29]; 0)" office:value-type="float" office:value="0.555" calcext:value-type="float">
            <text:p>0.555</text:p>
          </table:table-cell>
          <table:table-cell table:formula="of:=OFFSET([linked_data.C$2]; [.$G29]; 0)" office:value-type="float" office:value="140282" calcext:value-type="float">
            <text:p>140282</text:p>
          </table:table-cell>
          <table:table-cell table:formula="of:=OFFSET([linked_data.D$2]; [.$G29]; 0)" office:value-type="float" office:value="0.6" calcext:value-type="float">
            <text:p>0.6</text:p>
          </table:table-cell>
          <table:table-cell table:formula="of:=OFFSET([linked_data.E$2]; [.$G29]; 0)" office:value-type="float" office:value="0.61" calcext:value-type="float">
            <text:p>0.61</text:p>
          </table:table-cell>
          <table:table-cell table:formula="of:=OFFSET([linked_data.F$2]; [.$G29]; 0)" office:value-type="float" office:value="0.555" calcext:value-type="float">
            <text:p>0.555</text:p>
          </table:table-cell>
          <table:table-cell office:value-type="float" office:value="228" calcext:value-type="float">
            <text:p>228</text:p>
          </table:table-cell>
          <table:table-cell/>
          <table:table-cell table:formula="of:=([.B30]-[.B28])/2" office:value-type="float" office:value="-0.03375" calcext:value-type="float">
            <text:p>-0.03375</text:p>
          </table:table-cell>
          <table:table-cell table:formula="of:=([.B30]+[.B28]-2*[.B29])/2" office:value-type="float" office:value="-0.00675000000000015" calcext:value-type="float">
            <text:p>-0.00675</text:p>
          </table:table-cell>
          <table:table-cell table:formula="of:=[.I29]*[.C29]" office:value-type="float" office:value="-4734.5175" calcext:value-type="float">
            <text:p>-4734.5175</text:p>
          </table:table-cell>
        </table:table-row>
        <table:table-row table:style-name="ro1">
          <table:table-cell table:formula="of:=OFFSET([linked_data.A$2]; [.$G30]; 0)" office:value-type="string" office:string-value="2020-03-10" calcext:value-type="string">
            <text:p>2020-03-10</text:p>
          </table:table-cell>
          <table:table-cell table:formula="of:=OFFSET([linked_data.B$2]; [.$G30]; 0)" office:value-type="float" office:value="0.5145" calcext:value-type="float">
            <text:p>0.5145</text:p>
          </table:table-cell>
          <table:table-cell table:formula="of:=OFFSET([linked_data.C$2]; [.$G30]; 0)" office:value-type="float" office:value="239437" calcext:value-type="float">
            <text:p>239437</text:p>
          </table:table-cell>
          <table:table-cell table:formula="of:=OFFSET([linked_data.D$2]; [.$G30]; 0)" office:value-type="float" office:value="0.599" calcext:value-type="float">
            <text:p>0.599</text:p>
          </table:table-cell>
          <table:table-cell table:formula="of:=OFFSET([linked_data.E$2]; [.$G30]; 0)" office:value-type="float" office:value="0.6" calcext:value-type="float">
            <text:p>0.6</text:p>
          </table:table-cell>
          <table:table-cell table:formula="of:=OFFSET([linked_data.F$2]; [.$G30]; 0)" office:value-type="float" office:value="0.47" calcext:value-type="float">
            <text:p>0.47</text:p>
          </table:table-cell>
          <table:table-cell office:value-type="float" office:value="227" calcext:value-type="float">
            <text:p>227</text:p>
          </table:table-cell>
          <table:table-cell/>
          <table:table-cell table:formula="of:=([.B31]-[.B29])/2" office:value-type="float" office:value="-0.03065" calcext:value-type="float">
            <text:p>-0.03065</text:p>
          </table:table-cell>
          <table:table-cell table:formula="of:=([.B31]+[.B29]-2*[.B30])/2" office:value-type="float" office:value="0.00985000000000014" calcext:value-type="float">
            <text:p>0.00985</text:p>
          </table:table-cell>
          <table:table-cell table:formula="of:=[.I30]*[.C30]" office:value-type="float" office:value="-7338.74405" calcext:value-type="float">
            <text:p>-7338.74405</text:p>
          </table:table-cell>
        </table:table-row>
        <table:table-row table:style-name="ro1">
          <table:table-cell table:formula="of:=OFFSET([linked_data.A$2]; [.$G31]; 0)" office:value-type="string" office:string-value="2020-03-11" calcext:value-type="string">
            <text:p>2020-03-11</text:p>
          </table:table-cell>
          <table:table-cell table:formula="of:=OFFSET([linked_data.B$2]; [.$G31]; 0)" office:value-type="float" office:value="0.4937" calcext:value-type="float">
            <text:p>0.4937</text:p>
          </table:table-cell>
          <table:table-cell table:formula="of:=OFFSET([linked_data.C$2]; [.$G31]; 0)" office:value-type="float" office:value="65942" calcext:value-type="float">
            <text:p>65942</text:p>
          </table:table-cell>
          <table:table-cell table:formula="of:=OFFSET([linked_data.D$2]; [.$G31]; 0)" office:value-type="float" office:value="0.5214" calcext:value-type="float">
            <text:p>0.5214</text:p>
          </table:table-cell>
          <table:table-cell table:formula="of:=OFFSET([linked_data.E$2]; [.$G31]; 0)" office:value-type="float" office:value="0.5299" calcext:value-type="float">
            <text:p>0.5299</text:p>
          </table:table-cell>
          <table:table-cell table:formula="of:=OFFSET([linked_data.F$2]; [.$G31]; 0)" office:value-type="float" office:value="0.4901" calcext:value-type="float">
            <text:p>0.4901</text:p>
          </table:table-cell>
          <table:table-cell office:value-type="float" office:value="226" calcext:value-type="float">
            <text:p>226</text:p>
          </table:table-cell>
          <table:table-cell/>
          <table:table-cell table:formula="of:=([.B32]-[.B30])/2" office:value-type="float" office:value="-0.03225" calcext:value-type="float">
            <text:p>-0.03225</text:p>
          </table:table-cell>
          <table:table-cell table:formula="of:=([.B32]+[.B30]-2*[.B31])/2" office:value-type="float" office:value="-0.0114500000000001" calcext:value-type="float">
            <text:p>-0.01145</text:p>
          </table:table-cell>
          <table:table-cell table:formula="of:=[.I31]*[.C31]" office:value-type="float" office:value="-2126.6295" calcext:value-type="float">
            <text:p>-2126.6295</text:p>
          </table:table-cell>
        </table:table-row>
        <table:table-row table:style-name="ro1">
          <table:table-cell table:formula="of:=OFFSET([linked_data.A$2]; [.$G32]; 0)" office:value-type="string" office:string-value="2020-03-12" calcext:value-type="string">
            <text:p>2020-03-12</text:p>
          </table:table-cell>
          <table:table-cell table:formula="of:=OFFSET([linked_data.B$2]; [.$G32]; 0)" office:value-type="float" office:value="0.45" calcext:value-type="float">
            <text:p>0.45</text:p>
          </table:table-cell>
          <table:table-cell table:formula="of:=OFFSET([linked_data.C$2]; [.$G32]; 0)" office:value-type="float" office:value="527402" calcext:value-type="float">
            <text:p>527402</text:p>
          </table:table-cell>
          <table:table-cell table:formula="of:=OFFSET([linked_data.D$2]; [.$G32]; 0)" office:value-type="float" office:value="0.46" calcext:value-type="float">
            <text:p>0.46</text:p>
          </table:table-cell>
          <table:table-cell table:formula="of:=OFFSET([linked_data.E$2]; [.$G32]; 0)" office:value-type="float" office:value="0.4879" calcext:value-type="float">
            <text:p>0.4879</text:p>
          </table:table-cell>
          <table:table-cell table:formula="of:=OFFSET([linked_data.F$2]; [.$G32]; 0)" office:value-type="float" office:value="0.39" calcext:value-type="float">
            <text:p>0.39</text:p>
          </table:table-cell>
          <table:table-cell office:value-type="float" office:value="225" calcext:value-type="float">
            <text:p>225</text:p>
          </table:table-cell>
          <table:table-cell/>
          <table:table-cell table:formula="of:=([.B33]-[.B31])/2" office:value-type="float" office:value="-0.0148" calcext:value-type="float">
            <text:p>-0.0148</text:p>
          </table:table-cell>
          <table:table-cell table:formula="of:=([.B33]+[.B31]-2*[.B32])/2" office:value-type="float" office:value="0.0289" calcext:value-type="float">
            <text:p>0.0289</text:p>
          </table:table-cell>
          <table:table-cell table:formula="of:=[.I32]*[.C32]" office:value-type="float" office:value="-7805.5496" calcext:value-type="float">
            <text:p>-7805.5496</text:p>
          </table:table-cell>
        </table:table-row>
        <table:table-row table:style-name="ro1">
          <table:table-cell table:formula="of:=OFFSET([linked_data.A$2]; [.$G33]; 0)" office:value-type="string" office:string-value="2020-03-13" calcext:value-type="string">
            <text:p>2020-03-13</text:p>
          </table:table-cell>
          <table:table-cell table:formula="of:=OFFSET([linked_data.B$2]; [.$G33]; 0)" office:value-type="float" office:value="0.4641" calcext:value-type="float">
            <text:p>0.4641</text:p>
          </table:table-cell>
          <table:table-cell table:formula="of:=OFFSET([linked_data.C$2]; [.$G33]; 0)" office:value-type="float" office:value="112904" calcext:value-type="float">
            <text:p>112904</text:p>
          </table:table-cell>
          <table:table-cell table:formula="of:=OFFSET([linked_data.D$2]; [.$G33]; 0)" office:value-type="float" office:value="0.4622" calcext:value-type="float">
            <text:p>0.4622</text:p>
          </table:table-cell>
          <table:table-cell table:formula="of:=OFFSET([linked_data.E$2]; [.$G33]; 0)" office:value-type="float" office:value="0.476" calcext:value-type="float">
            <text:p>0.476</text:p>
          </table:table-cell>
          <table:table-cell table:formula="of:=OFFSET([linked_data.F$2]; [.$G33]; 0)" office:value-type="float" office:value="0.422" calcext:value-type="float">
            <text:p>0.422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([.B34]-[.B32])/2" office:value-type="float" office:value="-0.0286" calcext:value-type="float">
            <text:p>-0.0286</text:p>
          </table:table-cell>
          <table:table-cell table:formula="of:=([.B34]+[.B32]-2*[.B33])/2" office:value-type="float" office:value="-0.0427" calcext:value-type="float">
            <text:p>-0.0427</text:p>
          </table:table-cell>
          <table:table-cell table:formula="of:=[.I33]*[.C33]" office:value-type="float" office:value="-3229.0544" calcext:value-type="float">
            <text:p>-3229.0544</text:p>
          </table:table-cell>
        </table:table-row>
        <table:table-row table:style-name="ro1">
          <table:table-cell table:formula="of:=OFFSET([linked_data.A$2]; [.$G34]; 0)" office:value-type="string" office:string-value="2020-03-16" calcext:value-type="string">
            <text:p>2020-03-16</text:p>
          </table:table-cell>
          <table:table-cell table:formula="of:=OFFSET([linked_data.B$2]; [.$G34]; 0)" office:value-type="float" office:value="0.3928" calcext:value-type="float">
            <text:p>0.3928</text:p>
          </table:table-cell>
          <table:table-cell table:formula="of:=OFFSET([linked_data.C$2]; [.$G34]; 0)" office:value-type="float" office:value="157150" calcext:value-type="float">
            <text:p>157150</text:p>
          </table:table-cell>
          <table:table-cell table:formula="of:=OFFSET([linked_data.D$2]; [.$G34]; 0)" office:value-type="float" office:value="0.4725" calcext:value-type="float">
            <text:p>0.4725</text:p>
          </table:table-cell>
          <table:table-cell table:formula="of:=OFFSET([linked_data.E$2]; [.$G34]; 0)" office:value-type="float" office:value="0.5489" calcext:value-type="float">
            <text:p>0.5489</text:p>
          </table:table-cell>
          <table:table-cell table:formula="of:=OFFSET([linked_data.F$2]; [.$G34]; 0)" office:value-type="float" office:value="0.36" calcext:value-type="float">
            <text:p>0.36</text:p>
          </table:table-cell>
          <table:table-cell office:value-type="float" office:value="223" calcext:value-type="float">
            <text:p>223</text:p>
          </table:table-cell>
          <table:table-cell/>
          <table:table-cell table:formula="of:=([.B35]-[.B33])/2" office:value-type="float" office:value="-0.0555" calcext:value-type="float">
            <text:p>-0.0555</text:p>
          </table:table-cell>
          <table:table-cell table:formula="of:=([.B35]+[.B33]-2*[.B34])/2" office:value-type="float" office:value="0.0158" calcext:value-type="float">
            <text:p>0.0158</text:p>
          </table:table-cell>
          <table:table-cell table:formula="of:=[.I34]*[.C34]" office:value-type="float" office:value="-8721.825" calcext:value-type="float">
            <text:p>-8721.825</text:p>
          </table:table-cell>
        </table:table-row>
        <table:table-row table:style-name="ro1">
          <table:table-cell table:formula="of:=OFFSET([linked_data.A$2]; [.$G35]; 0)" office:value-type="string" office:string-value="2020-03-17" calcext:value-type="string">
            <text:p>2020-03-17</text:p>
          </table:table-cell>
          <table:table-cell table:formula="of:=OFFSET([linked_data.B$2]; [.$G35]; 0)" office:value-type="float" office:value="0.3531" calcext:value-type="float">
            <text:p>0.3531</text:p>
          </table:table-cell>
          <table:table-cell table:formula="of:=OFFSET([linked_data.C$2]; [.$G35]; 0)" office:value-type="float" office:value="487909" calcext:value-type="float">
            <text:p>487909</text:p>
          </table:table-cell>
          <table:table-cell table:formula="of:=OFFSET([linked_data.D$2]; [.$G35]; 0)" office:value-type="float" office:value="0.4125" calcext:value-type="float">
            <text:p>0.4125</text:p>
          </table:table-cell>
          <table:table-cell table:formula="of:=OFFSET([linked_data.E$2]; [.$G35]; 0)" office:value-type="float" office:value="0.4331" calcext:value-type="float">
            <text:p>0.4331</text:p>
          </table:table-cell>
          <table:table-cell table:formula="of:=OFFSET([linked_data.F$2]; [.$G35]; 0)" office:value-type="float" office:value="0.34" calcext:value-type="float">
            <text:p>0.34</text:p>
          </table:table-cell>
          <table:table-cell office:value-type="float" office:value="222" calcext:value-type="float">
            <text:p>222</text:p>
          </table:table-cell>
          <table:table-cell/>
          <table:table-cell table:formula="of:=([.B36]-[.B34])/2" office:value-type="float" office:value="-0.02635" calcext:value-type="float">
            <text:p>-0.02635</text:p>
          </table:table-cell>
          <table:table-cell table:formula="of:=([.B36]+[.B34]-2*[.B35])/2" office:value-type="float" office:value="0.01335" calcext:value-type="float">
            <text:p>0.01335</text:p>
          </table:table-cell>
          <table:table-cell table:formula="of:=[.I35]*[.C35]" office:value-type="float" office:value="-12856.40215" calcext:value-type="float">
            <text:p>-12856.40215</text:p>
          </table:table-cell>
        </table:table-row>
        <table:table-row table:style-name="ro1">
          <table:table-cell table:formula="of:=OFFSET([linked_data.A$2]; [.$G36]; 0)" office:value-type="string" office:string-value="2020-03-18" calcext:value-type="string">
            <text:p>2020-03-18</text:p>
          </table:table-cell>
          <table:table-cell table:formula="of:=OFFSET([linked_data.B$2]; [.$G36]; 0)" office:value-type="float" office:value="0.3401" calcext:value-type="float">
            <text:p>0.3401</text:p>
          </table:table-cell>
          <table:table-cell table:formula="of:=OFFSET([linked_data.C$2]; [.$G36]; 0)" office:value-type="float" office:value="152491" calcext:value-type="float">
            <text:p>152491</text:p>
          </table:table-cell>
          <table:table-cell table:formula="of:=OFFSET([linked_data.D$2]; [.$G36]; 0)" office:value-type="float" office:value="0.37" calcext:value-type="float">
            <text:p>0.37</text:p>
          </table:table-cell>
          <table:table-cell table:formula="of:=OFFSET([linked_data.E$2]; [.$G36]; 0)" office:value-type="float" office:value="0.3902" calcext:value-type="float">
            <text:p>0.3902</text:p>
          </table:table-cell>
          <table:table-cell table:formula="of:=OFFSET([linked_data.F$2]; [.$G36]; 0)" office:value-type="float" office:value="0.34" calcext:value-type="float">
            <text:p>0.34</text:p>
          </table:table-cell>
          <table:table-cell office:value-type="float" office:value="221" calcext:value-type="float">
            <text:p>221</text:p>
          </table:table-cell>
          <table:table-cell/>
          <table:table-cell table:formula="of:=([.B37]-[.B35])/2" office:value-type="float" office:value="0.00769999999999998" calcext:value-type="float">
            <text:p>0.0077</text:p>
          </table:table-cell>
          <table:table-cell table:formula="of:=([.B37]+[.B35]-2*[.B36])/2" office:value-type="float" office:value="0.0207" calcext:value-type="float">
            <text:p>0.0207</text:p>
          </table:table-cell>
          <table:table-cell table:formula="of:=[.I36]*[.C36]" office:value-type="float" office:value="1174.1807" calcext:value-type="float">
            <text:p>1174.1807</text:p>
          </table:table-cell>
        </table:table-row>
        <table:table-row table:style-name="ro1">
          <table:table-cell table:formula="of:=OFFSET([linked_data.A$2]; [.$G37]; 0)" office:value-type="string" office:string-value="2020-03-19" calcext:value-type="string">
            <text:p>2020-03-19</text:p>
          </table:table-cell>
          <table:table-cell table:formula="of:=OFFSET([linked_data.B$2]; [.$G37]; 0)" office:value-type="float" office:value="0.3685" calcext:value-type="float">
            <text:p>0.3685</text:p>
          </table:table-cell>
          <table:table-cell table:formula="of:=OFFSET([linked_data.C$2]; [.$G37]; 0)" office:value-type="float" office:value="255677" calcext:value-type="float">
            <text:p>255677</text:p>
          </table:table-cell>
          <table:table-cell table:formula="of:=OFFSET([linked_data.D$2]; [.$G37]; 0)" office:value-type="float" office:value="0.39" calcext:value-type="float">
            <text:p>0.39</text:p>
          </table:table-cell>
          <table:table-cell table:formula="of:=OFFSET([linked_data.E$2]; [.$G37]; 0)" office:value-type="float" office:value="0.39" calcext:value-type="float">
            <text:p>0.39</text:p>
          </table:table-cell>
          <table:table-cell table:formula="of:=OFFSET([linked_data.F$2]; [.$G37]; 0)" office:value-type="float" office:value="0.34" calcext:value-type="float">
            <text:p>0.34</text:p>
          </table:table-cell>
          <table:table-cell office:value-type="float" office:value="220" calcext:value-type="float">
            <text:p>220</text:p>
          </table:table-cell>
          <table:table-cell/>
          <table:table-cell table:formula="of:=([.B38]-[.B36])/2" office:value-type="float" office:value="0.00994999999999999" calcext:value-type="float">
            <text:p>0.00995</text:p>
          </table:table-cell>
          <table:table-cell table:formula="of:=([.B38]+[.B36]-2*[.B37])/2" office:value-type="float" office:value="-0.01845" calcext:value-type="float">
            <text:p>-0.01845</text:p>
          </table:table-cell>
          <table:table-cell table:formula="of:=[.I37]*[.C37]" office:value-type="float" office:value="2543.98615" calcext:value-type="float">
            <text:p>2543.98615</text:p>
          </table:table-cell>
        </table:table-row>
        <table:table-row table:style-name="ro1">
          <table:table-cell table:formula="of:=OFFSET([linked_data.A$2]; [.$G38]; 0)" office:value-type="string" office:string-value="2020-03-20" calcext:value-type="string">
            <text:p>2020-03-20</text:p>
          </table:table-cell>
          <table:table-cell table:formula="of:=OFFSET([linked_data.B$2]; [.$G38]; 0)" office:value-type="float" office:value="0.36" calcext:value-type="float">
            <text:p>0.36</text:p>
          </table:table-cell>
          <table:table-cell table:formula="of:=OFFSET([linked_data.C$2]; [.$G38]; 0)" office:value-type="float" office:value="143628" calcext:value-type="float">
            <text:p>143628</text:p>
          </table:table-cell>
          <table:table-cell table:formula="of:=OFFSET([linked_data.D$2]; [.$G38]; 0)" office:value-type="float" office:value="0.399" calcext:value-type="float">
            <text:p>0.399</text:p>
          </table:table-cell>
          <table:table-cell table:formula="of:=OFFSET([linked_data.E$2]; [.$G38]; 0)" office:value-type="float" office:value="0.399" calcext:value-type="float">
            <text:p>0.399</text:p>
          </table:table-cell>
          <table:table-cell table:formula="of:=OFFSET([linked_data.F$2]; [.$G38]; 0)" office:value-type="float" office:value="0.35" calcext:value-type="float">
            <text:p>0.35</text:p>
          </table:table-cell>
          <table:table-cell office:value-type="float" office:value="219" calcext:value-type="float">
            <text:p>219</text:p>
          </table:table-cell>
          <table:table-cell/>
          <table:table-cell table:formula="of:=([.B39]-[.B37])/2" office:value-type="float" office:value="-0.0093" calcext:value-type="float">
            <text:p>-0.0093</text:p>
          </table:table-cell>
          <table:table-cell table:formula="of:=([.B39]+[.B37]-2*[.B38])/2" office:value-type="float" office:value="-0.000800000000000023" calcext:value-type="float">
            <text:p>-0.0008</text:p>
          </table:table-cell>
          <table:table-cell table:formula="of:=[.I38]*[.C38]" office:value-type="float" office:value="-1335.7404" calcext:value-type="float">
            <text:p>-1335.7404</text:p>
          </table:table-cell>
        </table:table-row>
        <table:table-row table:style-name="ro1">
          <table:table-cell table:formula="of:=OFFSET([linked_data.A$2]; [.$G39]; 0)" office:value-type="string" office:string-value="2020-03-23" calcext:value-type="string">
            <text:p>2020-03-23</text:p>
          </table:table-cell>
          <table:table-cell table:formula="of:=OFFSET([linked_data.B$2]; [.$G39]; 0)" office:value-type="float" office:value="0.3499" calcext:value-type="float">
            <text:p>0.3499</text:p>
          </table:table-cell>
          <table:table-cell table:formula="of:=OFFSET([linked_data.C$2]; [.$G39]; 0)" office:value-type="float" office:value="126117" calcext:value-type="float">
            <text:p>126117</text:p>
          </table:table-cell>
          <table:table-cell table:formula="of:=OFFSET([linked_data.D$2]; [.$G39]; 0)" office:value-type="float" office:value="0.4042" calcext:value-type="float">
            <text:p>0.4042</text:p>
          </table:table-cell>
          <table:table-cell table:formula="of:=OFFSET([linked_data.E$2]; [.$G39]; 0)" office:value-type="float" office:value="0.4042" calcext:value-type="float">
            <text:p>0.4042</text:p>
          </table:table-cell>
          <table:table-cell table:formula="of:=OFFSET([linked_data.F$2]; [.$G39]; 0)" office:value-type="float" office:value="0.335" calcext:value-type="float">
            <text:p>0.335</text:p>
          </table:table-cell>
          <table:table-cell office:value-type="float" office:value="218" calcext:value-type="float">
            <text:p>218</text:p>
          </table:table-cell>
          <table:table-cell/>
          <table:table-cell table:formula="of:=([.B40]-[.B38])/2" office:value-type="float" office:value="0.00155" calcext:value-type="float">
            <text:p>0.00155</text:p>
          </table:table-cell>
          <table:table-cell table:formula="of:=([.B40]+[.B38]-2*[.B39])/2" office:value-type="float" office:value="0.01165" calcext:value-type="float">
            <text:p>0.01165</text:p>
          </table:table-cell>
          <table:table-cell table:formula="of:=[.I39]*[.C39]" office:value-type="float" office:value="195.48135" calcext:value-type="float">
            <text:p>195.48135</text:p>
          </table:table-cell>
        </table:table-row>
        <table:table-row table:style-name="ro1">
          <table:table-cell table:formula="of:=OFFSET([linked_data.A$2]; [.$G40]; 0)" office:value-type="string" office:string-value="2020-03-24" calcext:value-type="string">
            <text:p>2020-03-24</text:p>
          </table:table-cell>
          <table:table-cell table:formula="of:=OFFSET([linked_data.B$2]; [.$G40]; 0)" office:value-type="float" office:value="0.3631" calcext:value-type="float">
            <text:p>0.3631</text:p>
          </table:table-cell>
          <table:table-cell table:formula="of:=OFFSET([linked_data.C$2]; [.$G40]; 0)" office:value-type="float" office:value="163669" calcext:value-type="float">
            <text:p>163669</text:p>
          </table:table-cell>
          <table:table-cell table:formula="of:=OFFSET([linked_data.D$2]; [.$G40]; 0)" office:value-type="float" office:value="0.3499" calcext:value-type="float">
            <text:p>0.3499</text:p>
          </table:table-cell>
          <table:table-cell table:formula="of:=OFFSET([linked_data.E$2]; [.$G40]; 0)" office:value-type="float" office:value="0.379" calcext:value-type="float">
            <text:p>0.379</text:p>
          </table:table-cell>
          <table:table-cell table:formula="of:=OFFSET([linked_data.F$2]; [.$G40]; 0)" office:value-type="float" office:value="0.34" calcext:value-type="float">
            <text:p>0.34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([.B41]-[.B39])/2" office:value-type="float" office:value="0.00925000000000001" calcext:value-type="float">
            <text:p>0.00925</text:p>
          </table:table-cell>
          <table:table-cell table:formula="of:=([.B41]+[.B39]-2*[.B40])/2" office:value-type="float" office:value="-0.00395000000000001" calcext:value-type="float">
            <text:p>-0.00395</text:p>
          </table:table-cell>
          <table:table-cell table:formula="of:=[.I40]*[.C40]" office:value-type="float" office:value="1513.93825" calcext:value-type="float">
            <text:p>1513.93825</text:p>
          </table:table-cell>
        </table:table-row>
        <table:table-row table:style-name="ro1">
          <table:table-cell table:formula="of:=OFFSET([linked_data.A$2]; [.$G41]; 0)" office:value-type="string" office:string-value="2020-03-25" calcext:value-type="string">
            <text:p>2020-03-25</text:p>
          </table:table-cell>
          <table:table-cell table:formula="of:=OFFSET([linked_data.B$2]; [.$G41]; 0)" office:value-type="float" office:value="0.3684" calcext:value-type="float">
            <text:p>0.3684</text:p>
          </table:table-cell>
          <table:table-cell table:formula="of:=OFFSET([linked_data.C$2]; [.$G41]; 0)" office:value-type="float" office:value="256019" calcext:value-type="float">
            <text:p>256019</text:p>
          </table:table-cell>
          <table:table-cell table:formula="of:=OFFSET([linked_data.D$2]; [.$G41]; 0)" office:value-type="float" office:value="0.38" calcext:value-type="float">
            <text:p>0.38</text:p>
          </table:table-cell>
          <table:table-cell table:formula="of:=OFFSET([linked_data.E$2]; [.$G41]; 0)" office:value-type="float" office:value="0.3949" calcext:value-type="float">
            <text:p>0.3949</text:p>
          </table:table-cell>
          <table:table-cell table:formula="of:=OFFSET([linked_data.F$2]; [.$G41]; 0)" office:value-type="float" office:value="0.35" calcext:value-type="float">
            <text:p>0.35</text:p>
          </table:table-cell>
          <table:table-cell office:value-type="float" office:value="216" calcext:value-type="float">
            <text:p>216</text:p>
          </table:table-cell>
          <table:table-cell/>
          <table:table-cell table:formula="of:=([.B42]-[.B40])/2" office:value-type="float" office:value="0.00395000000000001" calcext:value-type="float">
            <text:p>0.00395</text:p>
          </table:table-cell>
          <table:table-cell table:formula="of:=([.B42]+[.B40]-2*[.B41])/2" office:value-type="float" office:value="-0.00135000000000002" calcext:value-type="float">
            <text:p>-0.00135</text:p>
          </table:table-cell>
          <table:table-cell table:formula="of:=[.I41]*[.C41]" office:value-type="float" office:value="1011.27505" calcext:value-type="float">
            <text:p>1011.27505</text:p>
          </table:table-cell>
        </table:table-row>
        <table:table-row table:style-name="ro1">
          <table:table-cell table:formula="of:=OFFSET([linked_data.A$2]; [.$G42]; 0)" office:value-type="string" office:string-value="2020-03-26" calcext:value-type="string">
            <text:p>2020-03-26</text:p>
          </table:table-cell>
          <table:table-cell table:formula="of:=OFFSET([linked_data.B$2]; [.$G42]; 0)" office:value-type="float" office:value="0.371" calcext:value-type="float">
            <text:p>0.371</text:p>
          </table:table-cell>
          <table:table-cell table:formula="of:=OFFSET([linked_data.C$2]; [.$G42]; 0)" office:value-type="float" office:value="190918" calcext:value-type="float">
            <text:p>190918</text:p>
          </table:table-cell>
          <table:table-cell table:formula="of:=OFFSET([linked_data.D$2]; [.$G42]; 0)" office:value-type="float" office:value="0.3916" calcext:value-type="float">
            <text:p>0.3916</text:p>
          </table:table-cell>
          <table:table-cell table:formula="of:=OFFSET([linked_data.E$2]; [.$G42]; 0)" office:value-type="float" office:value="0.3933" calcext:value-type="float">
            <text:p>0.3933</text:p>
          </table:table-cell>
          <table:table-cell table:formula="of:=OFFSET([linked_data.F$2]; [.$G42]; 0)" office:value-type="float" office:value="0.35" calcext:value-type="float">
            <text:p>0.35</text:p>
          </table:table-cell>
          <table:table-cell office:value-type="float" office:value="215" calcext:value-type="float">
            <text:p>215</text:p>
          </table:table-cell>
          <table:table-cell/>
          <table:table-cell table:formula="of:=([.B43]-[.B41])/2" office:value-type="float" office:value="-0.00620000000000001" calcext:value-type="float">
            <text:p>-0.0062</text:p>
          </table:table-cell>
          <table:table-cell table:formula="of:=([.B43]+[.B41]-2*[.B42])/2" office:value-type="float" office:value="-0.00880000000000003" calcext:value-type="float">
            <text:p>-0.0088</text:p>
          </table:table-cell>
          <table:table-cell table:formula="of:=[.I42]*[.C42]" office:value-type="float" office:value="-1183.6916" calcext:value-type="float">
            <text:p>-1183.6916</text:p>
          </table:table-cell>
        </table:table-row>
        <table:table-row table:style-name="ro1">
          <table:table-cell table:formula="of:=OFFSET([linked_data.A$2]; [.$G43]; 0)" office:value-type="string" office:string-value="2020-03-27" calcext:value-type="string">
            <text:p>2020-03-27</text:p>
          </table:table-cell>
          <table:table-cell table:formula="of:=OFFSET([linked_data.B$2]; [.$G43]; 0)" office:value-type="float" office:value="0.356" calcext:value-type="float">
            <text:p>0.356</text:p>
          </table:table-cell>
          <table:table-cell table:formula="of:=OFFSET([linked_data.C$2]; [.$G43]; 0)" office:value-type="float" office:value="127771" calcext:value-type="float">
            <text:p>127771</text:p>
          </table:table-cell>
          <table:table-cell table:formula="of:=OFFSET([linked_data.D$2]; [.$G43]; 0)" office:value-type="float" office:value="0.4" calcext:value-type="float">
            <text:p>0.4</text:p>
          </table:table-cell>
          <table:table-cell table:formula="of:=OFFSET([linked_data.E$2]; [.$G43]; 0)" office:value-type="float" office:value="0.4" calcext:value-type="float">
            <text:p>0.4</text:p>
          </table:table-cell>
          <table:table-cell table:formula="of:=OFFSET([linked_data.F$2]; [.$G43]; 0)" office:value-type="float" office:value="0.352" calcext:value-type="float">
            <text:p>0.352</text:p>
          </table:table-cell>
          <table:table-cell office:value-type="float" office:value="214" calcext:value-type="float">
            <text:p>214</text:p>
          </table:table-cell>
          <table:table-cell/>
          <table:table-cell table:formula="of:=([.B44]-[.B42])/2" office:value-type="float" office:value="-0.00120000000000001" calcext:value-type="float">
            <text:p>-0.0012</text:p>
          </table:table-cell>
          <table:table-cell table:formula="of:=([.B44]+[.B42]-2*[.B43])/2" office:value-type="float" office:value="0.0138" calcext:value-type="float">
            <text:p>0.0138</text:p>
          </table:table-cell>
          <table:table-cell table:formula="of:=[.I43]*[.C43]" office:value-type="float" office:value="-153.325200000001" calcext:value-type="float">
            <text:p>-153.325200000001</text:p>
          </table:table-cell>
        </table:table-row>
        <table:table-row table:style-name="ro1">
          <table:table-cell table:formula="of:=OFFSET([linked_data.A$2]; [.$G44]; 0)" office:value-type="string" office:string-value="2020-03-30" calcext:value-type="string">
            <text:p>2020-03-30</text:p>
          </table:table-cell>
          <table:table-cell table:formula="of:=OFFSET([linked_data.B$2]; [.$G44]; 0)" office:value-type="float" office:value="0.3686" calcext:value-type="float">
            <text:p>0.3686</text:p>
          </table:table-cell>
          <table:table-cell table:formula="of:=OFFSET([linked_data.C$2]; [.$G44]; 0)" office:value-type="float" office:value="176386" calcext:value-type="float">
            <text:p>176386</text:p>
          </table:table-cell>
          <table:table-cell table:formula="of:=OFFSET([linked_data.D$2]; [.$G44]; 0)" office:value-type="float" office:value="0.4" calcext:value-type="float">
            <text:p>0.4</text:p>
          </table:table-cell>
          <table:table-cell table:formula="of:=OFFSET([linked_data.E$2]; [.$G44]; 0)" office:value-type="float" office:value="0.4" calcext:value-type="float">
            <text:p>0.4</text:p>
          </table:table-cell>
          <table:table-cell table:formula="of:=OFFSET([linked_data.F$2]; [.$G44]; 0)" office:value-type="float" office:value="0.36" calcext:value-type="float">
            <text:p>0.36</text:p>
          </table:table-cell>
          <table:table-cell office:value-type="float" office:value="213" calcext:value-type="float">
            <text:p>213</text:p>
          </table:table-cell>
          <table:table-cell/>
          <table:table-cell table:formula="of:=([.B45]-[.B43])/2" office:value-type="float" office:value="0.00545000000000001" calcext:value-type="float">
            <text:p>0.00545</text:p>
          </table:table-cell>
          <table:table-cell table:formula="of:=([.B45]+[.B43]-2*[.B44])/2" office:value-type="float" office:value="-0.00714999999999999" calcext:value-type="float">
            <text:p>-0.00715</text:p>
          </table:table-cell>
          <table:table-cell table:formula="of:=[.I44]*[.C44]" office:value-type="float" office:value="961.303700000002" calcext:value-type="float">
            <text:p>961.303700000002</text:p>
          </table:table-cell>
        </table:table-row>
        <table:table-row table:style-name="ro1">
          <table:table-cell table:formula="of:=OFFSET([linked_data.A$2]; [.$G45]; 0)" office:value-type="string" office:string-value="2020-03-31" calcext:value-type="string">
            <text:p>2020-03-31</text:p>
          </table:table-cell>
          <table:table-cell table:formula="of:=OFFSET([linked_data.B$2]; [.$G45]; 0)" office:value-type="float" office:value="0.3669" calcext:value-type="float">
            <text:p>0.3669</text:p>
          </table:table-cell>
          <table:table-cell table:formula="of:=OFFSET([linked_data.C$2]; [.$G45]; 0)" office:value-type="float" office:value="268472" calcext:value-type="float">
            <text:p>268472</text:p>
          </table:table-cell>
          <table:table-cell table:formula="of:=OFFSET([linked_data.D$2]; [.$G45]; 0)" office:value-type="float" office:value="0.37" calcext:value-type="float">
            <text:p>0.37</text:p>
          </table:table-cell>
          <table:table-cell table:formula="of:=OFFSET([linked_data.E$2]; [.$G45]; 0)" office:value-type="float" office:value="0.378" calcext:value-type="float">
            <text:p>0.378</text:p>
          </table:table-cell>
          <table:table-cell table:formula="of:=OFFSET([linked_data.F$2]; [.$G45]; 0)" office:value-type="float" office:value="0.34" calcext:value-type="float">
            <text:p>0.34</text:p>
          </table:table-cell>
          <table:table-cell office:value-type="float" office:value="212" calcext:value-type="float">
            <text:p>212</text:p>
          </table:table-cell>
          <table:table-cell/>
          <table:table-cell table:formula="of:=([.B46]-[.B44])/2" office:value-type="float" office:value="-0.0018" calcext:value-type="float">
            <text:p>-0.0018</text:p>
          </table:table-cell>
          <table:table-cell table:formula="of:=([.B46]+[.B44]-2*[.B45])/2" office:value-type="float" office:value="-0.000099999999999989" calcext:value-type="float">
            <text:p>-9.9999999999989E-05</text:p>
          </table:table-cell>
          <table:table-cell table:formula="of:=[.I45]*[.C45]" office:value-type="float" office:value="-483.249599999999" calcext:value-type="float">
            <text:p>-483.249599999999</text:p>
          </table:table-cell>
        </table:table-row>
        <table:table-row table:style-name="ro1">
          <table:table-cell table:formula="of:=OFFSET([linked_data.A$2]; [.$G46]; 0)" office:value-type="string" office:string-value="2020-04-01" calcext:value-type="string">
            <text:p>2020-04-01</text:p>
          </table:table-cell>
          <table:table-cell table:formula="of:=OFFSET([linked_data.B$2]; [.$G46]; 0)" office:value-type="float" office:value="0.365" calcext:value-type="float">
            <text:p>0.365</text:p>
          </table:table-cell>
          <table:table-cell table:formula="of:=OFFSET([linked_data.C$2]; [.$G46]; 0)" office:value-type="float" office:value="194284" calcext:value-type="float">
            <text:p>194284</text:p>
          </table:table-cell>
          <table:table-cell table:formula="of:=OFFSET([linked_data.D$2]; [.$G46]; 0)" office:value-type="float" office:value="0.389" calcext:value-type="float">
            <text:p>0.389</text:p>
          </table:table-cell>
          <table:table-cell table:formula="of:=OFFSET([linked_data.E$2]; [.$G46]; 0)" office:value-type="float" office:value="0.39" calcext:value-type="float">
            <text:p>0.39</text:p>
          </table:table-cell>
          <table:table-cell table:formula="of:=OFFSET([linked_data.F$2]; [.$G46]; 0)" office:value-type="float" office:value="0.36" calcext:value-type="float">
            <text:p>0.36</text:p>
          </table:table-cell>
          <table:table-cell office:value-type="float" office:value="211" calcext:value-type="float">
            <text:p>211</text:p>
          </table:table-cell>
          <table:table-cell/>
          <table:table-cell table:formula="of:=([.B47]-[.B45])/2" office:value-type="float" office:value="-0.00175" calcext:value-type="float">
            <text:p>-0.00175</text:p>
          </table:table-cell>
          <table:table-cell table:formula="of:=([.B47]+[.B45]-2*[.B46])/2" office:value-type="float" office:value="0.000149999999999983" calcext:value-type="float">
            <text:p>0.00015</text:p>
          </table:table-cell>
          <table:table-cell table:formula="of:=[.I46]*[.C46]" office:value-type="float" office:value="-339.997" calcext:value-type="float">
            <text:p>-339.997</text:p>
          </table:table-cell>
        </table:table-row>
        <table:table-row table:style-name="ro1">
          <table:table-cell table:formula="of:=OFFSET([linked_data.A$2]; [.$G47]; 0)" office:value-type="string" office:string-value="2020-04-02" calcext:value-type="string">
            <text:p>2020-04-02</text:p>
          </table:table-cell>
          <table:table-cell table:formula="of:=OFFSET([linked_data.B$2]; [.$G47]; 0)" office:value-type="float" office:value="0.3634" calcext:value-type="float">
            <text:p>0.3634</text:p>
          </table:table-cell>
          <table:table-cell table:formula="of:=OFFSET([linked_data.C$2]; [.$G47]; 0)" office:value-type="float" office:value="392046" calcext:value-type="float">
            <text:p>392046</text:p>
          </table:table-cell>
          <table:table-cell table:formula="of:=OFFSET([linked_data.D$2]; [.$G47]; 0)" office:value-type="float" office:value="0.3791" calcext:value-type="float">
            <text:p>0.3791</text:p>
          </table:table-cell>
          <table:table-cell table:formula="of:=OFFSET([linked_data.E$2]; [.$G47]; 0)" office:value-type="float" office:value="0.3988" calcext:value-type="float">
            <text:p>0.3988</text:p>
          </table:table-cell>
          <table:table-cell table:formula="of:=OFFSET([linked_data.F$2]; [.$G47]; 0)" office:value-type="float" office:value="0.3411" calcext:value-type="float">
            <text:p>0.3411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([.B48]-[.B46])/2" office:value-type="float" office:value="0.00750000000000001" calcext:value-type="float">
            <text:p>0.0075</text:p>
          </table:table-cell>
          <table:table-cell table:formula="of:=([.B48]+[.B46]-2*[.B47])/2" office:value-type="float" office:value="0.0091" calcext:value-type="float">
            <text:p>0.0091</text:p>
          </table:table-cell>
          <table:table-cell table:formula="of:=[.I47]*[.C47]" office:value-type="float" office:value="2940.345" calcext:value-type="float">
            <text:p>2940.345</text:p>
          </table:table-cell>
        </table:table-row>
        <table:table-row table:style-name="ro1">
          <table:table-cell table:formula="of:=OFFSET([linked_data.A$2]; [.$G48]; 0)" office:value-type="string" office:string-value="2020-04-03" calcext:value-type="string">
            <text:p>2020-04-03</text:p>
          </table:table-cell>
          <table:table-cell table:formula="of:=OFFSET([linked_data.B$2]; [.$G48]; 0)" office:value-type="float" office:value="0.38" calcext:value-type="float">
            <text:p>0.38</text:p>
          </table:table-cell>
          <table:table-cell table:formula="of:=OFFSET([linked_data.C$2]; [.$G48]; 0)" office:value-type="float" office:value="489720" calcext:value-type="float">
            <text:p>489720</text:p>
          </table:table-cell>
          <table:table-cell table:formula="of:=OFFSET([linked_data.D$2]; [.$G48]; 0)" office:value-type="float" office:value="0.38" calcext:value-type="float">
            <text:p>0.38</text:p>
          </table:table-cell>
          <table:table-cell table:formula="of:=OFFSET([linked_data.E$2]; [.$G48]; 0)" office:value-type="float" office:value="0.39" calcext:value-type="float">
            <text:p>0.39</text:p>
          </table:table-cell>
          <table:table-cell table:formula="of:=OFFSET([linked_data.F$2]; [.$G48]; 0)" office:value-type="float" office:value="0.35" calcext:value-type="float">
            <text:p>0.35</text:p>
          </table:table-cell>
          <table:table-cell office:value-type="float" office:value="209" calcext:value-type="float">
            <text:p>209</text:p>
          </table:table-cell>
          <table:table-cell/>
          <table:table-cell table:formula="of:=([.B49]-[.B47])/2" office:value-type="float" office:value="0.0178" calcext:value-type="float">
            <text:p>0.0178</text:p>
          </table:table-cell>
          <table:table-cell table:formula="of:=([.B49]+[.B47]-2*[.B48])/2" office:value-type="float" office:value="0.00119999999999998" calcext:value-type="float">
            <text:p>0.0012</text:p>
          </table:table-cell>
          <table:table-cell table:formula="of:=[.I48]*[.C48]" office:value-type="float" office:value="8717.016" calcext:value-type="float">
            <text:p>8717.016</text:p>
          </table:table-cell>
        </table:table-row>
        <table:table-row table:style-name="ro1">
          <table:table-cell table:formula="of:=OFFSET([linked_data.A$2]; [.$G49]; 0)" office:value-type="string" office:string-value="2020-04-06" calcext:value-type="string">
            <text:p>2020-04-06</text:p>
          </table:table-cell>
          <table:table-cell table:formula="of:=OFFSET([linked_data.B$2]; [.$G49]; 0)" office:value-type="float" office:value="0.399" calcext:value-type="float">
            <text:p>0.399</text:p>
          </table:table-cell>
          <table:table-cell table:formula="of:=OFFSET([linked_data.C$2]; [.$G49]; 0)" office:value-type="float" office:value="483596" calcext:value-type="float">
            <text:p>483596</text:p>
          </table:table-cell>
          <table:table-cell table:formula="of:=OFFSET([linked_data.D$2]; [.$G49]; 0)" office:value-type="float" office:value="0.39" calcext:value-type="float">
            <text:p>0.39</text:p>
          </table:table-cell>
          <table:table-cell table:formula="of:=OFFSET([linked_data.E$2]; [.$G49]; 0)" office:value-type="float" office:value="0.4298" calcext:value-type="float">
            <text:p>0.4298</text:p>
          </table:table-cell>
          <table:table-cell table:formula="of:=OFFSET([linked_data.F$2]; [.$G49]; 0)" office:value-type="float" office:value="0.38" calcext:value-type="float">
            <text:p>0.38</text:p>
          </table:table-cell>
          <table:table-cell office:value-type="float" office:value="208" calcext:value-type="float">
            <text:p>208</text:p>
          </table:table-cell>
          <table:table-cell/>
          <table:table-cell table:formula="of:=([.B50]-[.B48])/2" office:value-type="float" office:value="0.00650000000000001" calcext:value-type="float">
            <text:p>0.0065</text:p>
          </table:table-cell>
          <table:table-cell table:formula="of:=([.B50]+[.B48]-2*[.B49])/2" office:value-type="float" office:value="-0.0125" calcext:value-type="float">
            <text:p>-0.0125</text:p>
          </table:table-cell>
          <table:table-cell table:formula="of:=[.I49]*[.C49]" office:value-type="float" office:value="3143.374" calcext:value-type="float">
            <text:p>3143.374</text:p>
          </table:table-cell>
        </table:table-row>
        <table:table-row table:style-name="ro1">
          <table:table-cell table:formula="of:=OFFSET([linked_data.A$2]; [.$G50]; 0)" office:value-type="string" office:string-value="2020-04-07" calcext:value-type="string">
            <text:p>2020-04-07</text:p>
          </table:table-cell>
          <table:table-cell table:formula="of:=OFFSET([linked_data.B$2]; [.$G50]; 0)" office:value-type="float" office:value="0.393" calcext:value-type="float">
            <text:p>0.393</text:p>
          </table:table-cell>
          <table:table-cell table:formula="of:=OFFSET([linked_data.C$2]; [.$G50]; 0)" office:value-type="float" office:value="247317" calcext:value-type="float">
            <text:p>247317</text:p>
          </table:table-cell>
          <table:table-cell table:formula="of:=OFFSET([linked_data.D$2]; [.$G50]; 0)" office:value-type="float" office:value="0.4088" calcext:value-type="float">
            <text:p>0.4088</text:p>
          </table:table-cell>
          <table:table-cell table:formula="of:=OFFSET([linked_data.E$2]; [.$G50]; 0)" office:value-type="float" office:value="0.4202" calcext:value-type="float">
            <text:p>0.4202</text:p>
          </table:table-cell>
          <table:table-cell table:formula="of:=OFFSET([linked_data.F$2]; [.$G50]; 0)" office:value-type="float" office:value="0.39" calcext:value-type="float">
            <text:p>0.39</text:p>
          </table:table-cell>
          <table:table-cell office:value-type="float" office:value="207" calcext:value-type="float">
            <text:p>207</text:p>
          </table:table-cell>
          <table:table-cell/>
          <table:table-cell table:formula="of:=([.B51]-[.B49])/2" office:value-type="float" office:value="-0.0045" calcext:value-type="float">
            <text:p>-0.0045</text:p>
          </table:table-cell>
          <table:table-cell table:formula="of:=([.B51]+[.B49]-2*[.B50])/2" office:value-type="float" office:value="0.0015" calcext:value-type="float">
            <text:p>0.0015</text:p>
          </table:table-cell>
          <table:table-cell table:formula="of:=[.I50]*[.C50]" office:value-type="float" office:value="-1112.9265" calcext:value-type="float">
            <text:p>-1112.9265</text:p>
          </table:table-cell>
        </table:table-row>
        <table:table-row table:style-name="ro1">
          <table:table-cell table:formula="of:=OFFSET([linked_data.A$2]; [.$G51]; 0)" office:value-type="string" office:string-value="2020-04-08" calcext:value-type="string">
            <text:p>2020-04-08</text:p>
          </table:table-cell>
          <table:table-cell table:formula="of:=OFFSET([linked_data.B$2]; [.$G51]; 0)" office:value-type="float" office:value="0.39" calcext:value-type="float">
            <text:p>0.39</text:p>
          </table:table-cell>
          <table:table-cell table:formula="of:=OFFSET([linked_data.C$2]; [.$G51]; 0)" office:value-type="float" office:value="176564" calcext:value-type="float">
            <text:p>176564</text:p>
          </table:table-cell>
          <table:table-cell table:formula="of:=OFFSET([linked_data.D$2]; [.$G51]; 0)" office:value-type="float" office:value="0.39" calcext:value-type="float">
            <text:p>0.39</text:p>
          </table:table-cell>
          <table:table-cell table:formula="of:=OFFSET([linked_data.E$2]; [.$G51]; 0)" office:value-type="float" office:value="0.4169" calcext:value-type="float">
            <text:p>0.4169</text:p>
          </table:table-cell>
          <table:table-cell table:formula="of:=OFFSET([linked_data.F$2]; [.$G51]; 0)" office:value-type="float" office:value="0.387" calcext:value-type="float">
            <text:p>0.387</text:p>
          </table:table-cell>
          <table:table-cell office:value-type="float" office:value="206" calcext:value-type="float">
            <text:p>206</text:p>
          </table:table-cell>
          <table:table-cell/>
          <table:table-cell table:formula="of:=([.B52]-[.B50])/2" office:value-type="float" office:value="0.000549999999999995" calcext:value-type="float">
            <text:p>0.00055</text:p>
          </table:table-cell>
          <table:table-cell table:formula="of:=([.B52]+[.B50]-2*[.B51])/2" office:value-type="float" office:value="0.00355" calcext:value-type="float">
            <text:p>0.00355</text:p>
          </table:table-cell>
          <table:table-cell table:formula="of:=[.I51]*[.C51]" office:value-type="float" office:value="97.1101999999991" calcext:value-type="float">
            <text:p>97.1101999999991</text:p>
          </table:table-cell>
        </table:table-row>
        <table:table-row table:style-name="ro1">
          <table:table-cell table:formula="of:=OFFSET([linked_data.A$2]; [.$G52]; 0)" office:value-type="string" office:string-value="2020-04-09" calcext:value-type="string">
            <text:p>2020-04-09</text:p>
          </table:table-cell>
          <table:table-cell table:formula="of:=OFFSET([linked_data.B$2]; [.$G52]; 0)" office:value-type="float" office:value="0.3941" calcext:value-type="float">
            <text:p>0.3941</text:p>
          </table:table-cell>
          <table:table-cell table:formula="of:=OFFSET([linked_data.C$2]; [.$G52]; 0)" office:value-type="float" office:value="380618" calcext:value-type="float">
            <text:p>380618</text:p>
          </table:table-cell>
          <table:table-cell table:formula="of:=OFFSET([linked_data.D$2]; [.$G52]; 0)" office:value-type="float" office:value="0.4096" calcext:value-type="float">
            <text:p>0.4096</text:p>
          </table:table-cell>
          <table:table-cell table:formula="of:=OFFSET([linked_data.E$2]; [.$G52]; 0)" office:value-type="float" office:value="0.4195" calcext:value-type="float">
            <text:p>0.4195</text:p>
          </table:table-cell>
          <table:table-cell table:formula="of:=OFFSET([linked_data.F$2]; [.$G52]; 0)" office:value-type="float" office:value="0.37" calcext:value-type="float">
            <text:p>0.37</text:p>
          </table:table-cell>
          <table:table-cell office:value-type="float" office:value="205" calcext:value-type="float">
            <text:p>205</text:p>
          </table:table-cell>
          <table:table-cell/>
          <table:table-cell table:formula="of:=([.B53]-[.B51])/2" office:value-type="float" office:value="0.0101" calcext:value-type="float">
            <text:p>0.0101</text:p>
          </table:table-cell>
          <table:table-cell table:formula="of:=([.B53]+[.B51]-2*[.B52])/2" office:value-type="float" office:value="0.00600000000000001" calcext:value-type="float">
            <text:p>0.006</text:p>
          </table:table-cell>
          <table:table-cell table:formula="of:=[.I52]*[.C52]" office:value-type="float" office:value="3844.2418" calcext:value-type="float">
            <text:p>3844.2418</text:p>
          </table:table-cell>
        </table:table-row>
        <table:table-row table:style-name="ro1">
          <table:table-cell table:formula="of:=OFFSET([linked_data.A$2]; [.$G53]; 0)" office:value-type="string" office:string-value="2020-04-13" calcext:value-type="string">
            <text:p>2020-04-13</text:p>
          </table:table-cell>
          <table:table-cell table:formula="of:=OFFSET([linked_data.B$2]; [.$G53]; 0)" office:value-type="float" office:value="0.4102" calcext:value-type="float">
            <text:p>0.4102</text:p>
          </table:table-cell>
          <table:table-cell table:formula="of:=OFFSET([linked_data.C$2]; [.$G53]; 0)" office:value-type="float" office:value="109208" calcext:value-type="float">
            <text:p>109208</text:p>
          </table:table-cell>
          <table:table-cell table:formula="of:=OFFSET([linked_data.D$2]; [.$G53]; 0)" office:value-type="float" office:value="0.4138" calcext:value-type="float">
            <text:p>0.4138</text:p>
          </table:table-cell>
          <table:table-cell table:formula="of:=OFFSET([linked_data.E$2]; [.$G53]; 0)" office:value-type="float" office:value="0.4191" calcext:value-type="float">
            <text:p>0.4191</text:p>
          </table:table-cell>
          <table:table-cell table:formula="of:=OFFSET([linked_data.F$2]; [.$G53]; 0)" office:value-type="float" office:value="0.382" calcext:value-type="float">
            <text:p>0.382</text:p>
          </table:table-cell>
          <table:table-cell office:value-type="float" office:value="204" calcext:value-type="float">
            <text:p>204</text:p>
          </table:table-cell>
          <table:table-cell/>
          <table:table-cell table:formula="of:=([.B54]-[.B52])/2" office:value-type="float" office:value="0.0302" calcext:value-type="float">
            <text:p>0.0302</text:p>
          </table:table-cell>
          <table:table-cell table:formula="of:=([.B54]+[.B52]-2*[.B53])/2" office:value-type="float" office:value="0.0141" calcext:value-type="float">
            <text:p>0.0141</text:p>
          </table:table-cell>
          <table:table-cell table:formula="of:=[.I53]*[.C53]" office:value-type="float" office:value="3298.0816" calcext:value-type="float">
            <text:p>3298.0816</text:p>
          </table:table-cell>
        </table:table-row>
        <table:table-row table:style-name="ro1">
          <table:table-cell table:formula="of:=OFFSET([linked_data.A$2]; [.$G54]; 0)" office:value-type="string" office:string-value="2020-04-14" calcext:value-type="string">
            <text:p>2020-04-14</text:p>
          </table:table-cell>
          <table:table-cell table:formula="of:=OFFSET([linked_data.B$2]; [.$G54]; 0)" office:value-type="float" office:value="0.4545" calcext:value-type="float">
            <text:p>0.4545</text:p>
          </table:table-cell>
          <table:table-cell table:formula="of:=OFFSET([linked_data.C$2]; [.$G54]; 0)" office:value-type="float" office:value="311030" calcext:value-type="float">
            <text:p>311030</text:p>
          </table:table-cell>
          <table:table-cell table:formula="of:=OFFSET([linked_data.D$2]; [.$G54]; 0)" office:value-type="float" office:value="0.4195" calcext:value-type="float">
            <text:p>0.4195</text:p>
          </table:table-cell>
          <table:table-cell table:formula="of:=OFFSET([linked_data.E$2]; [.$G54]; 0)" office:value-type="float" office:value="0.459" calcext:value-type="float">
            <text:p>0.459</text:p>
          </table:table-cell>
          <table:table-cell table:formula="of:=OFFSET([linked_data.F$2]; [.$G54]; 0)" office:value-type="float" office:value="0.4025" calcext:value-type="float">
            <text:p>0.4025</text:p>
          </table:table-cell>
          <table:table-cell office:value-type="float" office:value="203" calcext:value-type="float">
            <text:p>203</text:p>
          </table:table-cell>
          <table:table-cell/>
          <table:table-cell table:formula="of:=([.B55]-[.B53])/2" office:value-type="float" office:value="0.02365" calcext:value-type="float">
            <text:p>0.02365</text:p>
          </table:table-cell>
          <table:table-cell table:formula="of:=([.B55]+[.B53]-2*[.B54])/2" office:value-type="float" office:value="-0.02065" calcext:value-type="float">
            <text:p>-0.02065</text:p>
          </table:table-cell>
          <table:table-cell table:formula="of:=[.I54]*[.C54]" office:value-type="float" office:value="7355.8595" calcext:value-type="float">
            <text:p>7355.8595</text:p>
          </table:table-cell>
        </table:table-row>
        <table:table-row table:style-name="ro1">
          <table:table-cell table:formula="of:=OFFSET([linked_data.A$2]; [.$G55]; 0)" office:value-type="string" office:string-value="2020-04-15" calcext:value-type="string">
            <text:p>2020-04-15</text:p>
          </table:table-cell>
          <table:table-cell table:formula="of:=OFFSET([linked_data.B$2]; [.$G55]; 0)" office:value-type="float" office:value="0.4575" calcext:value-type="float">
            <text:p>0.4575</text:p>
          </table:table-cell>
          <table:table-cell table:formula="of:=OFFSET([linked_data.C$2]; [.$G55]; 0)" office:value-type="float" office:value="131181" calcext:value-type="float">
            <text:p>131181</text:p>
          </table:table-cell>
          <table:table-cell table:formula="of:=OFFSET([linked_data.D$2]; [.$G55]; 0)" office:value-type="float" office:value="0.45" calcext:value-type="float">
            <text:p>0.45</text:p>
          </table:table-cell>
          <table:table-cell table:formula="of:=OFFSET([linked_data.E$2]; [.$G55]; 0)" office:value-type="float" office:value="0.4796" calcext:value-type="float">
            <text:p>0.4796</text:p>
          </table:table-cell>
          <table:table-cell table:formula="of:=OFFSET([linked_data.F$2]; [.$G55]; 0)" office:value-type="float" office:value="0.44" calcext:value-type="float">
            <text:p>0.44</text:p>
          </table:table-cell>
          <table:table-cell office:value-type="float" office:value="202" calcext:value-type="float">
            <text:p>202</text:p>
          </table:table-cell>
          <table:table-cell/>
          <table:table-cell table:formula="of:=([.B56]-[.B54])/2" office:value-type="float" office:value="-0.00225" calcext:value-type="float">
            <text:p>-0.00225</text:p>
          </table:table-cell>
          <table:table-cell table:formula="of:=([.B56]+[.B54]-2*[.B55])/2" office:value-type="float" office:value="-0.00524999999999998" calcext:value-type="float">
            <text:p>-0.00525</text:p>
          </table:table-cell>
          <table:table-cell table:formula="of:=[.I55]*[.C55]" office:value-type="float" office:value="-295.15725" calcext:value-type="float">
            <text:p>-295.15725</text:p>
          </table:table-cell>
        </table:table-row>
        <table:table-row table:style-name="ro1">
          <table:table-cell table:formula="of:=OFFSET([linked_data.A$2]; [.$G56]; 0)" office:value-type="string" office:string-value="2020-04-16" calcext:value-type="string">
            <text:p>2020-04-16</text:p>
          </table:table-cell>
          <table:table-cell table:formula="of:=OFFSET([linked_data.B$2]; [.$G56]; 0)" office:value-type="float" office:value="0.45" calcext:value-type="float">
            <text:p>0.45</text:p>
          </table:table-cell>
          <table:table-cell table:formula="of:=OFFSET([linked_data.C$2]; [.$G56]; 0)" office:value-type="float" office:value="356071" calcext:value-type="float">
            <text:p>356071</text:p>
          </table:table-cell>
          <table:table-cell table:formula="of:=OFFSET([linked_data.D$2]; [.$G56]; 0)" office:value-type="float" office:value="0.4807" calcext:value-type="float">
            <text:p>0.4807</text:p>
          </table:table-cell>
          <table:table-cell table:formula="of:=OFFSET([linked_data.E$2]; [.$G56]; 0)" office:value-type="float" office:value="0.4989" calcext:value-type="float">
            <text:p>0.4989</text:p>
          </table:table-cell>
          <table:table-cell table:formula="of:=OFFSET([linked_data.F$2]; [.$G56]; 0)" office:value-type="float" office:value="0.45" calcext:value-type="float">
            <text:p>0.45</text:p>
          </table:table-cell>
          <table:table-cell office:value-type="float" office:value="201" calcext:value-type="float">
            <text:p>201</text:p>
          </table:table-cell>
          <table:table-cell/>
          <table:table-cell table:formula="of:=([.B57]-[.B55])/2" office:value-type="float" office:value="-0.00375" calcext:value-type="float">
            <text:p>-0.00375</text:p>
          </table:table-cell>
          <table:table-cell table:formula="of:=([.B57]+[.B55]-2*[.B56])/2" office:value-type="float" office:value="0.00374999999999998" calcext:value-type="float">
            <text:p>0.00375</text:p>
          </table:table-cell>
          <table:table-cell table:formula="of:=[.I56]*[.C56]" office:value-type="float" office:value="-1335.26625" calcext:value-type="float">
            <text:p>-1335.26625</text:p>
          </table:table-cell>
        </table:table-row>
        <table:table-row table:style-name="ro1">
          <table:table-cell table:formula="of:=OFFSET([linked_data.A$2]; [.$G57]; 0)" office:value-type="string" office:string-value="2020-04-17" calcext:value-type="string">
            <text:p>2020-04-17</text:p>
          </table:table-cell>
          <table:table-cell table:formula="of:=OFFSET([linked_data.B$2]; [.$G57]; 0)" office:value-type="float" office:value="0.45" calcext:value-type="float">
            <text:p>0.45</text:p>
          </table:table-cell>
          <table:table-cell table:formula="of:=OFFSET([linked_data.C$2]; [.$G57]; 0)" office:value-type="float" office:value="131280" calcext:value-type="float">
            <text:p>131280</text:p>
          </table:table-cell>
          <table:table-cell table:formula="of:=OFFSET([linked_data.D$2]; [.$G57]; 0)" office:value-type="float" office:value="0.47" calcext:value-type="float">
            <text:p>0.47</text:p>
          </table:table-cell>
          <table:table-cell table:formula="of:=OFFSET([linked_data.E$2]; [.$G57]; 0)" office:value-type="float" office:value="0.47" calcext:value-type="float">
            <text:p>0.47</text:p>
          </table:table-cell>
          <table:table-cell table:formula="of:=OFFSET([linked_data.F$2]; [.$G57]; 0)" office:value-type="float" office:value="0.45" calcext:value-type="float">
            <text:p>0.45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([.B58]-[.B56])/2" office:value-type="float" office:value="-0.0255" calcext:value-type="float">
            <text:p>-0.0255</text:p>
          </table:table-cell>
          <table:table-cell table:formula="of:=([.B58]+[.B56]-2*[.B57])/2" office:value-type="float" office:value="-0.0255" calcext:value-type="float">
            <text:p>-0.0255</text:p>
          </table:table-cell>
          <table:table-cell table:formula="of:=[.I57]*[.C57]" office:value-type="float" office:value="-3347.64" calcext:value-type="float">
            <text:p>-3347.64</text:p>
          </table:table-cell>
        </table:table-row>
        <table:table-row table:style-name="ro1">
          <table:table-cell table:formula="of:=OFFSET([linked_data.A$2]; [.$G58]; 0)" office:value-type="string" office:string-value="2020-04-20" calcext:value-type="string">
            <text:p>2020-04-20</text:p>
          </table:table-cell>
          <table:table-cell table:formula="of:=OFFSET([linked_data.B$2]; [.$G58]; 0)" office:value-type="float" office:value="0.399" calcext:value-type="float">
            <text:p>0.399</text:p>
          </table:table-cell>
          <table:table-cell table:formula="of:=OFFSET([linked_data.C$2]; [.$G58]; 0)" office:value-type="float" office:value="13133530" calcext:value-type="float">
            <text:p>13133530</text:p>
          </table:table-cell>
          <table:table-cell table:formula="of:=OFFSET([linked_data.D$2]; [.$G58]; 0)" office:value-type="float" office:value="0.467" calcext:value-type="float">
            <text:p>0.467</text:p>
          </table:table-cell>
          <table:table-cell table:formula="of:=OFFSET([linked_data.E$2]; [.$G58]; 0)" office:value-type="float" office:value="0.7999" calcext:value-type="float">
            <text:p>0.7999</text:p>
          </table:table-cell>
          <table:table-cell table:formula="of:=OFFSET([linked_data.F$2]; [.$G58]; 0)" office:value-type="float" office:value="0.392" calcext:value-type="float">
            <text:p>0.392</text:p>
          </table:table-cell>
          <table:table-cell office:value-type="float" office:value="199" calcext:value-type="float">
            <text:p>199</text:p>
          </table:table-cell>
          <table:table-cell/>
          <table:table-cell table:formula="of:=([.B59]-[.B57])/2" office:value-type="float" office:value="-0.0435" calcext:value-type="float">
            <text:p>-0.0435</text:p>
          </table:table-cell>
          <table:table-cell table:formula="of:=([.B59]+[.B57]-2*[.B58])/2" office:value-type="float" office:value="0.00749999999999995" calcext:value-type="float">
            <text:p>0.0075</text:p>
          </table:table-cell>
          <table:table-cell table:formula="of:=[.I58]*[.C58]" office:value-type="float" office:value="-571308.555" calcext:value-type="float">
            <text:p>-571308.555</text:p>
          </table:table-cell>
        </table:table-row>
        <table:table-row table:style-name="ro1">
          <table:table-cell table:formula="of:=OFFSET([linked_data.A$2]; [.$G59]; 0)" office:value-type="string" office:string-value="2020-04-21" calcext:value-type="string">
            <text:p>2020-04-21</text:p>
          </table:table-cell>
          <table:table-cell table:formula="of:=OFFSET([linked_data.B$2]; [.$G59]; 0)" office:value-type="float" office:value="0.363" calcext:value-type="float">
            <text:p>0.363</text:p>
          </table:table-cell>
          <table:table-cell table:formula="of:=OFFSET([linked_data.C$2]; [.$G59]; 0)" office:value-type="float" office:value="2641189" calcext:value-type="float">
            <text:p>2641189</text:p>
          </table:table-cell>
          <table:table-cell table:formula="of:=OFFSET([linked_data.D$2]; [.$G59]; 0)" office:value-type="float" office:value="0.386" calcext:value-type="float">
            <text:p>0.386</text:p>
          </table:table-cell>
          <table:table-cell table:formula="of:=OFFSET([linked_data.E$2]; [.$G59]; 0)" office:value-type="float" office:value="0.4" calcext:value-type="float">
            <text:p>0.4</text:p>
          </table:table-cell>
          <table:table-cell table:formula="of:=OFFSET([linked_data.F$2]; [.$G59]; 0)" office:value-type="float" office:value="0.35" calcext:value-type="float">
            <text:p>0.35</text:p>
          </table:table-cell>
          <table:table-cell office:value-type="float" office:value="198" calcext:value-type="float">
            <text:p>198</text:p>
          </table:table-cell>
          <table:table-cell/>
          <table:table-cell table:formula="of:=([.B60]-[.B58])/2" office:value-type="float" office:value="-0.002" calcext:value-type="float">
            <text:p>-0.002</text:p>
          </table:table-cell>
          <table:table-cell table:formula="of:=([.B60]+[.B58]-2*[.B59])/2" office:value-type="float" office:value="0.034" calcext:value-type="float">
            <text:p>0.034</text:p>
          </table:table-cell>
          <table:table-cell table:formula="of:=[.I59]*[.C59]" office:value-type="float" office:value="-5282.378" calcext:value-type="float">
            <text:p>-5282.378</text:p>
          </table:table-cell>
        </table:table-row>
        <table:table-row table:style-name="ro1">
          <table:table-cell table:formula="of:=OFFSET([linked_data.A$2]; [.$G60]; 0)" office:value-type="string" office:string-value="2020-04-22" calcext:value-type="string">
            <text:p>2020-04-22</text:p>
          </table:table-cell>
          <table:table-cell table:formula="of:=OFFSET([linked_data.B$2]; [.$G60]; 0)" office:value-type="float" office:value="0.395" calcext:value-type="float">
            <text:p>0.395</text:p>
          </table:table-cell>
          <table:table-cell table:formula="of:=OFFSET([linked_data.C$2]; [.$G60]; 0)" office:value-type="float" office:value="1648532" calcext:value-type="float">
            <text:p>1648532</text:p>
          </table:table-cell>
          <table:table-cell table:formula="of:=OFFSET([linked_data.D$2]; [.$G60]; 0)" office:value-type="float" office:value="0.375" calcext:value-type="float">
            <text:p>0.375</text:p>
          </table:table-cell>
          <table:table-cell table:formula="of:=OFFSET([linked_data.E$2]; [.$G60]; 0)" office:value-type="float" office:value="0.398" calcext:value-type="float">
            <text:p>0.398</text:p>
          </table:table-cell>
          <table:table-cell table:formula="of:=OFFSET([linked_data.F$2]; [.$G60]; 0)" office:value-type="float" office:value="0.329" calcext:value-type="float">
            <text:p>0.329</text:p>
          </table:table-cell>
          <table:table-cell office:value-type="float" office:value="197" calcext:value-type="float">
            <text:p>197</text:p>
          </table:table-cell>
          <table:table-cell/>
          <table:table-cell table:formula="of:=([.B61]-[.B59])/2" office:value-type="float" office:value="0.00850000000000001" calcext:value-type="float">
            <text:p>0.0085</text:p>
          </table:table-cell>
          <table:table-cell table:formula="of:=([.B61]+[.B59]-2*[.B60])/2" office:value-type="float" office:value="-0.0235" calcext:value-type="float">
            <text:p>-0.0235</text:p>
          </table:table-cell>
          <table:table-cell table:formula="of:=[.I60]*[.C60]" office:value-type="float" office:value="14012.522" calcext:value-type="float">
            <text:p>14012.522</text:p>
          </table:table-cell>
        </table:table-row>
        <table:table-row table:style-name="ro1">
          <table:table-cell table:formula="of:=OFFSET([linked_data.A$2]; [.$G61]; 0)" office:value-type="string" office:string-value="2020-04-23" calcext:value-type="string">
            <text:p>2020-04-23</text:p>
          </table:table-cell>
          <table:table-cell table:formula="of:=OFFSET([linked_data.B$2]; [.$G61]; 0)" office:value-type="float" office:value="0.38" calcext:value-type="float">
            <text:p>0.38</text:p>
          </table:table-cell>
          <table:table-cell table:formula="of:=OFFSET([linked_data.C$2]; [.$G61]; 0)" office:value-type="float" office:value="802772" calcext:value-type="float">
            <text:p>802772</text:p>
          </table:table-cell>
          <table:table-cell table:formula="of:=OFFSET([linked_data.D$2]; [.$G61]; 0)" office:value-type="float" office:value="0.388" calcext:value-type="float">
            <text:p>0.388</text:p>
          </table:table-cell>
          <table:table-cell table:formula="of:=OFFSET([linked_data.E$2]; [.$G61]; 0)" office:value-type="float" office:value="0.388" calcext:value-type="float">
            <text:p>0.388</text:p>
          </table:table-cell>
          <table:table-cell table:formula="of:=OFFSET([linked_data.F$2]; [.$G61]; 0)" office:value-type="float" office:value="0.352" calcext:value-type="float">
            <text:p>0.352</text:p>
          </table:table-cell>
          <table:table-cell office:value-type="float" office:value="196" calcext:value-type="float">
            <text:p>196</text:p>
          </table:table-cell>
          <table:table-cell/>
          <table:table-cell table:formula="of:=([.B62]-[.B60])/2" office:value-type="float" office:value="-0.0025" calcext:value-type="float">
            <text:p>-0.0025</text:p>
          </table:table-cell>
          <table:table-cell table:formula="of:=([.B62]+[.B60]-2*[.B61])/2" office:value-type="float" office:value="0.0125" calcext:value-type="float">
            <text:p>0.0125</text:p>
          </table:table-cell>
          <table:table-cell table:formula="of:=[.I61]*[.C61]" office:value-type="float" office:value="-2006.93" calcext:value-type="float">
            <text:p>-2006.93</text:p>
          </table:table-cell>
        </table:table-row>
        <table:table-row table:style-name="ro1">
          <table:table-cell table:formula="of:=OFFSET([linked_data.A$2]; [.$G62]; 0)" office:value-type="string" office:string-value="2020-04-24" calcext:value-type="string">
            <text:p>2020-04-24</text:p>
          </table:table-cell>
          <table:table-cell table:formula="of:=OFFSET([linked_data.B$2]; [.$G62]; 0)" office:value-type="float" office:value="0.39" calcext:value-type="float">
            <text:p>0.39</text:p>
          </table:table-cell>
          <table:table-cell table:formula="of:=OFFSET([linked_data.C$2]; [.$G62]; 0)" office:value-type="float" office:value="1369529" calcext:value-type="float">
            <text:p>1369529</text:p>
          </table:table-cell>
          <table:table-cell table:formula="of:=OFFSET([linked_data.D$2]; [.$G62]; 0)" office:value-type="float" office:value="0.37" calcext:value-type="float">
            <text:p>0.37</text:p>
          </table:table-cell>
          <table:table-cell table:formula="of:=OFFSET([linked_data.E$2]; [.$G62]; 0)" office:value-type="float" office:value="0.4248" calcext:value-type="float">
            <text:p>0.4248</text:p>
          </table:table-cell>
          <table:table-cell table:formula="of:=OFFSET([linked_data.F$2]; [.$G62]; 0)" office:value-type="float" office:value="0.365" calcext:value-type="float">
            <text:p>0.365</text:p>
          </table:table-cell>
          <table:table-cell office:value-type="float" office:value="195" calcext:value-type="float">
            <text:p>195</text:p>
          </table:table-cell>
          <table:table-cell/>
          <table:table-cell table:formula="of:=([.B63]-[.B61])/2" office:value-type="float" office:value="0.00625000000000001" calcext:value-type="float">
            <text:p>0.00625</text:p>
          </table:table-cell>
          <table:table-cell table:formula="of:=([.B63]+[.B61]-2*[.B62])/2" office:value-type="float" office:value="-0.00375000000000003" calcext:value-type="float">
            <text:p>-0.00375</text:p>
          </table:table-cell>
          <table:table-cell table:formula="of:=[.I62]*[.C62]" office:value-type="float" office:value="8559.55625000001" calcext:value-type="float">
            <text:p>8559.55625000001</text:p>
          </table:table-cell>
        </table:table-row>
        <table:table-row table:style-name="ro1">
          <table:table-cell table:formula="of:=OFFSET([linked_data.A$2]; [.$G63]; 0)" office:value-type="string" office:string-value="2020-04-27" calcext:value-type="string">
            <text:p>2020-04-27</text:p>
          </table:table-cell>
          <table:table-cell table:formula="of:=OFFSET([linked_data.B$2]; [.$G63]; 0)" office:value-type="float" office:value="0.3925" calcext:value-type="float">
            <text:p>0.3925</text:p>
          </table:table-cell>
          <table:table-cell table:formula="of:=OFFSET([linked_data.C$2]; [.$G63]; 0)" office:value-type="float" office:value="444766" calcext:value-type="float">
            <text:p>444766</text:p>
          </table:table-cell>
          <table:table-cell table:formula="of:=OFFSET([linked_data.D$2]; [.$G63]; 0)" office:value-type="float" office:value="0.38" calcext:value-type="float">
            <text:p>0.38</text:p>
          </table:table-cell>
          <table:table-cell table:formula="of:=OFFSET([linked_data.E$2]; [.$G63]; 0)" office:value-type="float" office:value="0.4" calcext:value-type="float">
            <text:p>0.4</text:p>
          </table:table-cell>
          <table:table-cell table:formula="of:=OFFSET([linked_data.F$2]; [.$G63]; 0)" office:value-type="float" office:value="0.3781" calcext:value-type="float">
            <text:p>0.3781</text:p>
          </table:table-cell>
          <table:table-cell office:value-type="float" office:value="194" calcext:value-type="float">
            <text:p>194</text:p>
          </table:table-cell>
          <table:table-cell/>
          <table:table-cell table:formula="of:=([.B64]-[.B62])/2" office:value-type="float" office:value="0.00294999999999998" calcext:value-type="float">
            <text:p>0.00295</text:p>
          </table:table-cell>
          <table:table-cell table:formula="of:=([.B64]+[.B62]-2*[.B63])/2" office:value-type="float" office:value="0.000450000000000006" calcext:value-type="float">
            <text:p>0.00045</text:p>
          </table:table-cell>
          <table:table-cell table:formula="of:=[.I63]*[.C63]" office:value-type="float" office:value="1312.05969999999" calcext:value-type="float">
            <text:p>1312.05969999999</text:p>
          </table:table-cell>
        </table:table-row>
        <table:table-row table:style-name="ro1">
          <table:table-cell table:formula="of:=OFFSET([linked_data.A$2]; [.$G64]; 0)" office:value-type="string" office:string-value="2020-04-28" calcext:value-type="string">
            <text:p>2020-04-28</text:p>
          </table:table-cell>
          <table:table-cell table:formula="of:=OFFSET([linked_data.B$2]; [.$G64]; 0)" office:value-type="float" office:value="0.3959" calcext:value-type="float">
            <text:p>0.3959</text:p>
          </table:table-cell>
          <table:table-cell table:formula="of:=OFFSET([linked_data.C$2]; [.$G64]; 0)" office:value-type="float" office:value="481173" calcext:value-type="float">
            <text:p>481173</text:p>
          </table:table-cell>
          <table:table-cell table:formula="of:=OFFSET([linked_data.D$2]; [.$G64]; 0)" office:value-type="float" office:value="0.39" calcext:value-type="float">
            <text:p>0.39</text:p>
          </table:table-cell>
          <table:table-cell table:formula="of:=OFFSET([linked_data.E$2]; [.$G64]; 0)" office:value-type="float" office:value="0.4" calcext:value-type="float">
            <text:p>0.4</text:p>
          </table:table-cell>
          <table:table-cell table:formula="of:=OFFSET([linked_data.F$2]; [.$G64]; 0)" office:value-type="float" office:value="0.37" calcext:value-type="float">
            <text:p>0.37</text:p>
          </table:table-cell>
          <table:table-cell office:value-type="float" office:value="193" calcext:value-type="float">
            <text:p>193</text:p>
          </table:table-cell>
          <table:table-cell/>
          <table:table-cell table:formula="of:=([.B65]-[.B63])/2" office:value-type="float" office:value="0.00675000000000001" calcext:value-type="float">
            <text:p>0.00675</text:p>
          </table:table-cell>
          <table:table-cell table:formula="of:=([.B65]+[.B63]-2*[.B64])/2" office:value-type="float" office:value="0.00335000000000002" calcext:value-type="float">
            <text:p>0.00335</text:p>
          </table:table-cell>
          <table:table-cell table:formula="of:=[.I64]*[.C64]" office:value-type="float" office:value="3247.91775" calcext:value-type="float">
            <text:p>3247.91775</text:p>
          </table:table-cell>
        </table:table-row>
        <table:table-row table:style-name="ro1">
          <table:table-cell table:formula="of:=OFFSET([linked_data.A$2]; [.$G65]; 0)" office:value-type="string" office:string-value="2020-04-29" calcext:value-type="string">
            <text:p>2020-04-29</text:p>
          </table:table-cell>
          <table:table-cell table:formula="of:=OFFSET([linked_data.B$2]; [.$G65]; 0)" office:value-type="float" office:value="0.406" calcext:value-type="float">
            <text:p>0.406</text:p>
          </table:table-cell>
          <table:table-cell table:formula="of:=OFFSET([linked_data.C$2]; [.$G65]; 0)" office:value-type="float" office:value="614502" calcext:value-type="float">
            <text:p>614502</text:p>
          </table:table-cell>
          <table:table-cell table:formula="of:=OFFSET([linked_data.D$2]; [.$G65]; 0)" office:value-type="float" office:value="0.391" calcext:value-type="float">
            <text:p>0.391</text:p>
          </table:table-cell>
          <table:table-cell table:formula="of:=OFFSET([linked_data.E$2]; [.$G65]; 0)" office:value-type="float" office:value="0.42" calcext:value-type="float">
            <text:p>0.42</text:p>
          </table:table-cell>
          <table:table-cell table:formula="of:=OFFSET([linked_data.F$2]; [.$G65]; 0)" office:value-type="float" office:value="0.391" calcext:value-type="float">
            <text:p>0.391</text:p>
          </table:table-cell>
          <table:table-cell office:value-type="float" office:value="192" calcext:value-type="float">
            <text:p>192</text:p>
          </table:table-cell>
          <table:table-cell/>
          <table:table-cell table:formula="of:=([.B66]-[.B64])/2" office:value-type="float" office:value="0.0252" calcext:value-type="float">
            <text:p>0.0252</text:p>
          </table:table-cell>
          <table:table-cell table:formula="of:=([.B66]+[.B64]-2*[.B65])/2" office:value-type="float" office:value="0.0150999999999999" calcext:value-type="float">
            <text:p>0.0151</text:p>
          </table:table-cell>
          <table:table-cell table:formula="of:=[.I65]*[.C65]" office:value-type="float" office:value="15485.4504" calcext:value-type="float">
            <text:p>15485.4504</text:p>
          </table:table-cell>
        </table:table-row>
        <table:table-row table:style-name="ro1">
          <table:table-cell table:formula="of:=OFFSET([linked_data.A$2]; [.$G66]; 0)" office:value-type="string" office:string-value="2020-04-30" calcext:value-type="string">
            <text:p>2020-04-30</text:p>
          </table:table-cell>
          <table:table-cell table:formula="of:=OFFSET([linked_data.B$2]; [.$G66]; 0)" office:value-type="float" office:value="0.4463" calcext:value-type="float">
            <text:p>0.4463</text:p>
          </table:table-cell>
          <table:table-cell table:formula="of:=OFFSET([linked_data.C$2]; [.$G66]; 0)" office:value-type="float" office:value="2946856" calcext:value-type="float">
            <text:p>2946856</text:p>
          </table:table-cell>
          <table:table-cell table:formula="of:=OFFSET([linked_data.D$2]; [.$G66]; 0)" office:value-type="float" office:value="0.4248" calcext:value-type="float">
            <text:p>0.4248</text:p>
          </table:table-cell>
          <table:table-cell table:formula="of:=OFFSET([linked_data.E$2]; [.$G66]; 0)" office:value-type="float" office:value="0.515" calcext:value-type="float">
            <text:p>0.515</text:p>
          </table:table-cell>
          <table:table-cell table:formula="of:=OFFSET([linked_data.F$2]; [.$G66]; 0)" office:value-type="float" office:value="0.3861" calcext:value-type="float">
            <text:p>0.3861</text:p>
          </table:table-cell>
          <table:table-cell office:value-type="float" office:value="191" calcext:value-type="float">
            <text:p>191</text:p>
          </table:table-cell>
          <table:table-cell/>
          <table:table-cell table:formula="of:=([.B67]-[.B65])/2" office:value-type="float" office:value="0.0535" calcext:value-type="float">
            <text:p>0.0535</text:p>
          </table:table-cell>
          <table:table-cell table:formula="of:=([.B67]+[.B65]-2*[.B66])/2" office:value-type="float" office:value="0.0132" calcext:value-type="float">
            <text:p>0.0132</text:p>
          </table:table-cell>
          <table:table-cell table:formula="of:=[.I66]*[.C66]" office:value-type="float" office:value="157656.796" calcext:value-type="float">
            <text:p>157656.796</text:p>
          </table:table-cell>
        </table:table-row>
        <table:table-row table:style-name="ro1">
          <table:table-cell table:formula="of:=OFFSET([linked_data.A$2]; [.$G67]; 0)" office:value-type="string" office:string-value="2020-05-01" calcext:value-type="string">
            <text:p>2020-05-01</text:p>
          </table:table-cell>
          <table:table-cell table:formula="of:=OFFSET([linked_data.B$2]; [.$G67]; 0)" office:value-type="float" office:value="0.513" calcext:value-type="float">
            <text:p>0.513</text:p>
          </table:table-cell>
          <table:table-cell table:formula="of:=OFFSET([linked_data.C$2]; [.$G67]; 0)" office:value-type="float" office:value="3469751" calcext:value-type="float">
            <text:p>3469751</text:p>
          </table:table-cell>
          <table:table-cell table:formula="of:=OFFSET([linked_data.D$2]; [.$G67]; 0)" office:value-type="float" office:value="0.479" calcext:value-type="float">
            <text:p>0.479</text:p>
          </table:table-cell>
          <table:table-cell table:formula="of:=OFFSET([linked_data.E$2]; [.$G67]; 0)" office:value-type="float" office:value="0.57" calcext:value-type="float">
            <text:p>0.57</text:p>
          </table:table-cell>
          <table:table-cell table:formula="of:=OFFSET([linked_data.F$2]; [.$G67]; 0)" office:value-type="float" office:value="0.4507" calcext:value-type="float">
            <text:p>0.4507</text:p>
          </table:table-cell>
          <table:table-cell office:value-type="float" office:value="190" calcext:value-type="float">
            <text:p>190</text:p>
          </table:table-cell>
          <table:table-cell/>
          <table:table-cell table:formula="of:=([.B68]-[.B66])/2" office:value-type="float" office:value="0.02585" calcext:value-type="float">
            <text:p>0.02585</text:p>
          </table:table-cell>
          <table:table-cell table:formula="of:=([.B68]+[.B66]-2*[.B67])/2" office:value-type="float" office:value="-0.0408500000000001" calcext:value-type="float">
            <text:p>-0.04085</text:p>
          </table:table-cell>
          <table:table-cell table:formula="of:=[.I67]*[.C67]" office:value-type="float" office:value="89693.06335" calcext:value-type="float">
            <text:p>89693.06335</text:p>
          </table:table-cell>
        </table:table-row>
        <table:table-row table:style-name="ro1">
          <table:table-cell table:formula="of:=OFFSET([linked_data.A$2]; [.$G68]; 0)" office:value-type="string" office:string-value="2020-05-04" calcext:value-type="string">
            <text:p>2020-05-04</text:p>
          </table:table-cell>
          <table:table-cell table:formula="of:=OFFSET([linked_data.B$2]; [.$G68]; 0)" office:value-type="float" office:value="0.498" calcext:value-type="float">
            <text:p>0.498</text:p>
          </table:table-cell>
          <table:table-cell table:formula="of:=OFFSET([linked_data.C$2]; [.$G68]; 0)" office:value-type="float" office:value="1501411" calcext:value-type="float">
            <text:p>1501411</text:p>
          </table:table-cell>
          <table:table-cell table:formula="of:=OFFSET([linked_data.D$2]; [.$G68]; 0)" office:value-type="float" office:value="0.525" calcext:value-type="float">
            <text:p>0.525</text:p>
          </table:table-cell>
          <table:table-cell table:formula="of:=OFFSET([linked_data.E$2]; [.$G68]; 0)" office:value-type="float" office:value="0.5299" calcext:value-type="float">
            <text:p>0.5299</text:p>
          </table:table-cell>
          <table:table-cell table:formula="of:=OFFSET([linked_data.F$2]; [.$G68]; 0)" office:value-type="float" office:value="0.4501" calcext:value-type="float">
            <text:p>0.4501</text:p>
          </table:table-cell>
          <table:table-cell office:value-type="float" office:value="189" calcext:value-type="float">
            <text:p>189</text:p>
          </table:table-cell>
          <table:table-cell/>
          <table:table-cell table:formula="of:=([.B69]-[.B67])/2" office:value-type="float" office:value="-0.0265" calcext:value-type="float">
            <text:p>-0.0265</text:p>
          </table:table-cell>
          <table:table-cell table:formula="of:=([.B69]+[.B67]-2*[.B68])/2" office:value-type="float" office:value="-0.0115" calcext:value-type="float">
            <text:p>-0.0115</text:p>
          </table:table-cell>
          <table:table-cell table:formula="of:=[.I68]*[.C68]" office:value-type="float" office:value="-39787.3915" calcext:value-type="float">
            <text:p>-39787.3915</text:p>
          </table:table-cell>
        </table:table-row>
        <table:table-row table:style-name="ro1">
          <table:table-cell table:formula="of:=OFFSET([linked_data.A$2]; [.$G69]; 0)" office:value-type="string" office:string-value="2020-05-05" calcext:value-type="string">
            <text:p>2020-05-05</text:p>
          </table:table-cell>
          <table:table-cell table:formula="of:=OFFSET([linked_data.B$2]; [.$G69]; 0)" office:value-type="float" office:value="0.46" calcext:value-type="float">
            <text:p>0.46</text:p>
          </table:table-cell>
          <table:table-cell table:formula="of:=OFFSET([linked_data.C$2]; [.$G69]; 0)" office:value-type="float" office:value="594434" calcext:value-type="float">
            <text:p>594434</text:p>
          </table:table-cell>
          <table:table-cell table:formula="of:=OFFSET([linked_data.D$2]; [.$G69]; 0)" office:value-type="float" office:value="0.4853" calcext:value-type="float">
            <text:p>0.4853</text:p>
          </table:table-cell>
          <table:table-cell table:formula="of:=OFFSET([linked_data.E$2]; [.$G69]; 0)" office:value-type="float" office:value="0.499" calcext:value-type="float">
            <text:p>0.499</text:p>
          </table:table-cell>
          <table:table-cell table:formula="of:=OFFSET([linked_data.F$2]; [.$G69]; 0)" office:value-type="float" office:value="0.4505" calcext:value-type="float">
            <text:p>0.4505</text:p>
          </table:table-cell>
          <table:table-cell office:value-type="float" office:value="188" calcext:value-type="float">
            <text:p>188</text:p>
          </table:table-cell>
          <table:table-cell/>
          <table:table-cell table:formula="of:=([.B70]-[.B68])/2" office:value-type="float" office:value="-0.04035" calcext:value-type="float">
            <text:p>-0.04035</text:p>
          </table:table-cell>
          <table:table-cell table:formula="of:=([.B70]+[.B68]-2*[.B69])/2" office:value-type="float" office:value="-0.00235000000000002" calcext:value-type="float">
            <text:p>-0.00235</text:p>
          </table:table-cell>
          <table:table-cell table:formula="of:=[.I69]*[.C69]" office:value-type="float" office:value="-23985.4119" calcext:value-type="float">
            <text:p>-23985.4119</text:p>
          </table:table-cell>
        </table:table-row>
        <table:table-row table:style-name="ro1">
          <table:table-cell table:formula="of:=OFFSET([linked_data.A$2]; [.$G70]; 0)" office:value-type="string" office:string-value="2020-05-06" calcext:value-type="string">
            <text:p>2020-05-06</text:p>
          </table:table-cell>
          <table:table-cell table:formula="of:=OFFSET([linked_data.B$2]; [.$G70]; 0)" office:value-type="float" office:value="0.4173" calcext:value-type="float">
            <text:p>0.4173</text:p>
          </table:table-cell>
          <table:table-cell table:formula="of:=OFFSET([linked_data.C$2]; [.$G70]; 0)" office:value-type="float" office:value="1273011" calcext:value-type="float">
            <text:p>1273011</text:p>
          </table:table-cell>
          <table:table-cell table:formula="of:=OFFSET([linked_data.D$2]; [.$G70]; 0)" office:value-type="float" office:value="0.4607" calcext:value-type="float">
            <text:p>0.4607</text:p>
          </table:table-cell>
          <table:table-cell table:formula="of:=OFFSET([linked_data.E$2]; [.$G70]; 0)" office:value-type="float" office:value="0.4607" calcext:value-type="float">
            <text:p>0.4607</text:p>
          </table:table-cell>
          <table:table-cell table:formula="of:=OFFSET([linked_data.F$2]; [.$G70]; 0)" office:value-type="float" office:value="0.3911" calcext:value-type="float">
            <text:p>0.3911</text:p>
          </table:table-cell>
          <table:table-cell office:value-type="float" office:value="187" calcext:value-type="float">
            <text:p>187</text:p>
          </table:table-cell>
          <table:table-cell/>
          <table:table-cell table:formula="of:=([.B71]-[.B69])/2" office:value-type="float" office:value="-0.0209" calcext:value-type="float">
            <text:p>-0.0209</text:p>
          </table:table-cell>
          <table:table-cell table:formula="of:=([.B71]+[.B69]-2*[.B70])/2" office:value-type="float" office:value="0.0218" calcext:value-type="float">
            <text:p>0.0218</text:p>
          </table:table-cell>
          <table:table-cell table:formula="of:=[.I70]*[.C70]" office:value-type="float" office:value="-26605.9299" calcext:value-type="float">
            <text:p>-26605.9299</text:p>
          </table:table-cell>
        </table:table-row>
        <table:table-row table:style-name="ro1">
          <table:table-cell table:formula="of:=OFFSET([linked_data.A$2]; [.$G71]; 0)" office:value-type="string" office:string-value="2020-05-07" calcext:value-type="string">
            <text:p>2020-05-07</text:p>
          </table:table-cell>
          <table:table-cell table:formula="of:=OFFSET([linked_data.B$2]; [.$G71]; 0)" office:value-type="float" office:value="0.4182" calcext:value-type="float">
            <text:p>0.4182</text:p>
          </table:table-cell>
          <table:table-cell table:formula="of:=OFFSET([linked_data.C$2]; [.$G71]; 0)" office:value-type="float" office:value="787677" calcext:value-type="float">
            <text:p>787677</text:p>
          </table:table-cell>
          <table:table-cell table:formula="of:=OFFSET([linked_data.D$2]; [.$G71]; 0)" office:value-type="float" office:value="0.416" calcext:value-type="float">
            <text:p>0.416</text:p>
          </table:table-cell>
          <table:table-cell table:formula="of:=OFFSET([linked_data.E$2]; [.$G71]; 0)" office:value-type="float" office:value="0.4299" calcext:value-type="float">
            <text:p>0.4299</text:p>
          </table:table-cell>
          <table:table-cell table:formula="of:=OFFSET([linked_data.F$2]; [.$G71]; 0)" office:value-type="float" office:value="0.3951" calcext:value-type="float">
            <text:p>0.3951</text:p>
          </table:table-cell>
          <table:table-cell office:value-type="float" office:value="186" calcext:value-type="float">
            <text:p>186</text:p>
          </table:table-cell>
          <table:table-cell/>
          <table:table-cell table:formula="of:=([.B72]-[.B70])/2" office:value-type="float" office:value="-0.00490000000000002" calcext:value-type="float">
            <text:p>-0.0049</text:p>
          </table:table-cell>
          <table:table-cell table:formula="of:=([.B72]+[.B70]-2*[.B71])/2" office:value-type="float" office:value="-0.00580000000000003" calcext:value-type="float">
            <text:p>-0.0058</text:p>
          </table:table-cell>
          <table:table-cell table:formula="of:=[.I71]*[.C71]" office:value-type="float" office:value="-3859.61730000001" calcext:value-type="float">
            <text:p>-3859.61730000001</text:p>
          </table:table-cell>
        </table:table-row>
        <table:table-row table:style-name="ro1">
          <table:table-cell table:formula="of:=OFFSET([linked_data.A$2]; [.$G72]; 0)" office:value-type="string" office:string-value="2020-05-08" calcext:value-type="string">
            <text:p>2020-05-08</text:p>
          </table:table-cell>
          <table:table-cell table:formula="of:=OFFSET([linked_data.B$2]; [.$G72]; 0)" office:value-type="float" office:value="0.4075" calcext:value-type="float">
            <text:p>0.4075</text:p>
          </table:table-cell>
          <table:table-cell table:formula="of:=OFFSET([linked_data.C$2]; [.$G72]; 0)" office:value-type="float" office:value="744910" calcext:value-type="float">
            <text:p>744910</text:p>
          </table:table-cell>
          <table:table-cell table:formula="of:=OFFSET([linked_data.D$2]; [.$G72]; 0)" office:value-type="float" office:value="0.46" calcext:value-type="float">
            <text:p>0.46</text:p>
          </table:table-cell>
          <table:table-cell table:formula="of:=OFFSET([linked_data.E$2]; [.$G72]; 0)" office:value-type="float" office:value="0.46" calcext:value-type="float">
            <text:p>0.46</text:p>
          </table:table-cell>
          <table:table-cell table:formula="of:=OFFSET([linked_data.F$2]; [.$G72]; 0)" office:value-type="float" office:value="0.4" calcext:value-type="float">
            <text:p>0.4</text:p>
          </table:table-cell>
          <table:table-cell office:value-type="float" office:value="185" calcext:value-type="float">
            <text:p>185</text:p>
          </table:table-cell>
          <table:table-cell/>
          <table:table-cell table:formula="of:=([.B73]-[.B71])/2" office:value-type="float" office:value="0.00919999999999999" calcext:value-type="float">
            <text:p>0.0092</text:p>
          </table:table-cell>
          <table:table-cell table:formula="of:=([.B73]+[.B71]-2*[.B72])/2" office:value-type="float" office:value="0.0199" calcext:value-type="float">
            <text:p>0.0199</text:p>
          </table:table-cell>
          <table:table-cell table:formula="of:=[.I72]*[.C72]" office:value-type="float" office:value="6853.17199999999" calcext:value-type="float">
            <text:p>6853.17199999999</text:p>
          </table:table-cell>
        </table:table-row>
        <table:table-row table:style-name="ro1">
          <table:table-cell table:formula="of:=OFFSET([linked_data.A$2]; [.$G73]; 0)" office:value-type="string" office:string-value="2020-05-11" calcext:value-type="string">
            <text:p>2020-05-11</text:p>
          </table:table-cell>
          <table:table-cell table:formula="of:=OFFSET([linked_data.B$2]; [.$G73]; 0)" office:value-type="float" office:value="0.4366" calcext:value-type="float">
            <text:p>0.4366</text:p>
          </table:table-cell>
          <table:table-cell table:formula="of:=OFFSET([linked_data.C$2]; [.$G73]; 0)" office:value-type="float" office:value="773549" calcext:value-type="float">
            <text:p>773549</text:p>
          </table:table-cell>
          <table:table-cell table:formula="of:=OFFSET([linked_data.D$2]; [.$G73]; 0)" office:value-type="float" office:value="0.41" calcext:value-type="float">
            <text:p>0.41</text:p>
          </table:table-cell>
          <table:table-cell table:formula="of:=OFFSET([linked_data.E$2]; [.$G73]; 0)" office:value-type="float" office:value="0.4448" calcext:value-type="float">
            <text:p>0.4448</text:p>
          </table:table-cell>
          <table:table-cell table:formula="of:=OFFSET([linked_data.F$2]; [.$G73]; 0)" office:value-type="float" office:value="0.4" calcext:value-type="float">
            <text:p>0.4</text:p>
          </table:table-cell>
          <table:table-cell office:value-type="float" office:value="184" calcext:value-type="float">
            <text:p>184</text:p>
          </table:table-cell>
          <table:table-cell/>
          <table:table-cell table:formula="of:=([.B74]-[.B72])/2" office:value-type="float" office:value="0.00375" calcext:value-type="float">
            <text:p>0.00375</text:p>
          </table:table-cell>
          <table:table-cell table:formula="of:=([.B74]+[.B72]-2*[.B73])/2" office:value-type="float" office:value="-0.02535" calcext:value-type="float">
            <text:p>-0.02535</text:p>
          </table:table-cell>
          <table:table-cell table:formula="of:=[.I73]*[.C73]" office:value-type="float" office:value="2900.80875" calcext:value-type="float">
            <text:p>2900.80875</text:p>
          </table:table-cell>
        </table:table-row>
        <table:table-row table:style-name="ro1">
          <table:table-cell table:formula="of:=OFFSET([linked_data.A$2]; [.$G74]; 0)" office:value-type="string" office:string-value="2020-05-12" calcext:value-type="string">
            <text:p>2020-05-12</text:p>
          </table:table-cell>
          <table:table-cell table:formula="of:=OFFSET([linked_data.B$2]; [.$G74]; 0)" office:value-type="float" office:value="0.415" calcext:value-type="float">
            <text:p>0.415</text:p>
          </table:table-cell>
          <table:table-cell table:formula="of:=OFFSET([linked_data.C$2]; [.$G74]; 0)" office:value-type="float" office:value="307590" calcext:value-type="float">
            <text:p>307590</text:p>
          </table:table-cell>
          <table:table-cell table:formula="of:=OFFSET([linked_data.D$2]; [.$G74]; 0)" office:value-type="float" office:value="0.43" calcext:value-type="float">
            <text:p>0.43</text:p>
          </table:table-cell>
          <table:table-cell table:formula="of:=OFFSET([linked_data.E$2]; [.$G74]; 0)" office:value-type="float" office:value="0.43" calcext:value-type="float">
            <text:p>0.43</text:p>
          </table:table-cell>
          <table:table-cell table:formula="of:=OFFSET([linked_data.F$2]; [.$G74]; 0)" office:value-type="float" office:value="0.4" calcext:value-type="float">
            <text:p>0.4</text:p>
          </table:table-cell>
          <table:table-cell office:value-type="float" office:value="183" calcext:value-type="float">
            <text:p>183</text:p>
          </table:table-cell>
          <table:table-cell/>
          <table:table-cell table:formula="of:=([.B75]-[.B73])/2" office:value-type="float" office:value="-0.0149" calcext:value-type="float">
            <text:p>-0.0149</text:p>
          </table:table-cell>
          <table:table-cell table:formula="of:=([.B75]+[.B73]-2*[.B74])/2" office:value-type="float" office:value="0.00669999999999998" calcext:value-type="float">
            <text:p>0.0067</text:p>
          </table:table-cell>
          <table:table-cell table:formula="of:=[.I74]*[.C74]" office:value-type="float" office:value="-4583.091" calcext:value-type="float">
            <text:p>-4583.091</text:p>
          </table:table-cell>
        </table:table-row>
        <table:table-row table:style-name="ro1">
          <table:table-cell table:formula="of:=OFFSET([linked_data.A$2]; [.$G75]; 0)" office:value-type="string" office:string-value="2020-05-13" calcext:value-type="string">
            <text:p>2020-05-13</text:p>
          </table:table-cell>
          <table:table-cell table:formula="of:=OFFSET([linked_data.B$2]; [.$G75]; 0)" office:value-type="float" office:value="0.4068" calcext:value-type="float">
            <text:p>0.4068</text:p>
          </table:table-cell>
          <table:table-cell table:formula="of:=OFFSET([linked_data.C$2]; [.$G75]; 0)" office:value-type="float" office:value="548601" calcext:value-type="float">
            <text:p>548601</text:p>
          </table:table-cell>
          <table:table-cell table:formula="of:=OFFSET([linked_data.D$2]; [.$G75]; 0)" office:value-type="float" office:value="0.4231" calcext:value-type="float">
            <text:p>0.4231</text:p>
          </table:table-cell>
          <table:table-cell table:formula="of:=OFFSET([linked_data.E$2]; [.$G75]; 0)" office:value-type="float" office:value="0.4231" calcext:value-type="float">
            <text:p>0.4231</text:p>
          </table:table-cell>
          <table:table-cell table:formula="of:=OFFSET([linked_data.F$2]; [.$G75]; 0)" office:value-type="float" office:value="0.39" calcext:value-type="float">
            <text:p>0.39</text:p>
          </table:table-cell>
          <table:table-cell office:value-type="float" office:value="182" calcext:value-type="float">
            <text:p>182</text:p>
          </table:table-cell>
          <table:table-cell/>
          <table:table-cell table:formula="of:=([.B76]-[.B74])/2" office:value-type="float" office:value="-0.0162" calcext:value-type="float">
            <text:p>-0.0162</text:p>
          </table:table-cell>
          <table:table-cell table:formula="of:=([.B76]+[.B74]-2*[.B75])/2" office:value-type="float" office:value="-0.00800000000000001" calcext:value-type="float">
            <text:p>-0.008</text:p>
          </table:table-cell>
          <table:table-cell table:formula="of:=[.I75]*[.C75]" office:value-type="float" office:value="-8887.3362" calcext:value-type="float">
            <text:p>-8887.3362</text:p>
          </table:table-cell>
        </table:table-row>
        <table:table-row table:style-name="ro1">
          <table:table-cell table:formula="of:=OFFSET([linked_data.A$2]; [.$G76]; 0)" office:value-type="string" office:string-value="2020-05-14" calcext:value-type="string">
            <text:p>2020-05-14</text:p>
          </table:table-cell>
          <table:table-cell table:formula="of:=OFFSET([linked_data.B$2]; [.$G76]; 0)" office:value-type="float" office:value="0.3826" calcext:value-type="float">
            <text:p>0.3826</text:p>
          </table:table-cell>
          <table:table-cell table:formula="of:=OFFSET([linked_data.C$2]; [.$G76]; 0)" office:value-type="float" office:value="313486" calcext:value-type="float">
            <text:p>313486</text:p>
          </table:table-cell>
          <table:table-cell table:formula="of:=OFFSET([linked_data.D$2]; [.$G76]; 0)" office:value-type="float" office:value="0.4049" calcext:value-type="float">
            <text:p>0.4049</text:p>
          </table:table-cell>
          <table:table-cell table:formula="of:=OFFSET([linked_data.E$2]; [.$G76]; 0)" office:value-type="float" office:value="0.4049" calcext:value-type="float">
            <text:p>0.4049</text:p>
          </table:table-cell>
          <table:table-cell table:formula="of:=OFFSET([linked_data.F$2]; [.$G76]; 0)" office:value-type="float" office:value="0.36" calcext:value-type="float">
            <text:p>0.36</text:p>
          </table:table-cell>
          <table:table-cell office:value-type="float" office:value="181" calcext:value-type="float">
            <text:p>181</text:p>
          </table:table-cell>
          <table:table-cell/>
          <table:table-cell table:formula="of:=([.B77]-[.B75])/2" office:value-type="float" office:value="0.00409999999999999" calcext:value-type="float">
            <text:p>0.0041</text:p>
          </table:table-cell>
          <table:table-cell table:formula="of:=([.B77]+[.B75]-2*[.B76])/2" office:value-type="float" office:value="0.0283" calcext:value-type="float">
            <text:p>0.0283</text:p>
          </table:table-cell>
          <table:table-cell table:formula="of:=[.I76]*[.C76]" office:value-type="float" office:value="1285.2926" calcext:value-type="float">
            <text:p>1285.2926</text:p>
          </table:table-cell>
        </table:table-row>
        <table:table-row table:style-name="ro1">
          <table:table-cell table:formula="of:=OFFSET([linked_data.A$2]; [.$G77]; 0)" office:value-type="string" office:string-value="2020-05-15" calcext:value-type="string">
            <text:p>2020-05-15</text:p>
          </table:table-cell>
          <table:table-cell table:formula="of:=OFFSET([linked_data.B$2]; [.$G77]; 0)" office:value-type="float" office:value="0.415" calcext:value-type="float">
            <text:p>0.415</text:p>
          </table:table-cell>
          <table:table-cell table:formula="of:=OFFSET([linked_data.C$2]; [.$G77]; 0)" office:value-type="float" office:value="1295571" calcext:value-type="float">
            <text:p>1295571</text:p>
          </table:table-cell>
          <table:table-cell table:formula="of:=OFFSET([linked_data.D$2]; [.$G77]; 0)" office:value-type="float" office:value="0.39" calcext:value-type="float">
            <text:p>0.39</text:p>
          </table:table-cell>
          <table:table-cell table:formula="of:=OFFSET([linked_data.E$2]; [.$G77]; 0)" office:value-type="float" office:value="0.4478" calcext:value-type="float">
            <text:p>0.4478</text:p>
          </table:table-cell>
          <table:table-cell table:formula="of:=OFFSET([linked_data.F$2]; [.$G77]; 0)" office:value-type="float" office:value="0.3808" calcext:value-type="float">
            <text:p>0.3808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([.B78]-[.B76])/2" office:value-type="float" office:value="0.02345" calcext:value-type="float">
            <text:p>0.02345</text:p>
          </table:table-cell>
          <table:table-cell table:formula="of:=([.B78]+[.B76]-2*[.B77])/2" office:value-type="float" office:value="-0.00894999999999996" calcext:value-type="float">
            <text:p>-0.00895</text:p>
          </table:table-cell>
          <table:table-cell table:formula="of:=[.I77]*[.C77]" office:value-type="float" office:value="30381.13995" calcext:value-type="float">
            <text:p>30381.13995</text:p>
          </table:table-cell>
        </table:table-row>
        <table:table-row table:style-name="ro1">
          <table:table-cell table:formula="of:=OFFSET([linked_data.A$2]; [.$G78]; 0)" office:value-type="string" office:string-value="2020-05-18" calcext:value-type="string">
            <text:p>2020-05-18</text:p>
          </table:table-cell>
          <table:table-cell table:formula="of:=OFFSET([linked_data.B$2]; [.$G78]; 0)" office:value-type="float" office:value="0.4295" calcext:value-type="float">
            <text:p>0.4295</text:p>
          </table:table-cell>
          <table:table-cell table:formula="of:=OFFSET([linked_data.C$2]; [.$G78]; 0)" office:value-type="float" office:value="622952" calcext:value-type="float">
            <text:p>622952</text:p>
          </table:table-cell>
          <table:table-cell table:formula="of:=OFFSET([linked_data.D$2]; [.$G78]; 0)" office:value-type="float" office:value="0.4357" calcext:value-type="float">
            <text:p>0.4357</text:p>
          </table:table-cell>
          <table:table-cell table:formula="of:=OFFSET([linked_data.E$2]; [.$G78]; 0)" office:value-type="float" office:value="0.44" calcext:value-type="float">
            <text:p>0.44</text:p>
          </table:table-cell>
          <table:table-cell table:formula="of:=OFFSET([linked_data.F$2]; [.$G78]; 0)" office:value-type="float" office:value="0.414" calcext:value-type="float">
            <text:p>0.414</text:p>
          </table:table-cell>
          <table:table-cell office:value-type="float" office:value="179" calcext:value-type="float">
            <text:p>179</text:p>
          </table:table-cell>
          <table:table-cell/>
          <table:table-cell table:formula="of:=([.B79]-[.B77])/2" office:value-type="float" office:value="0.000100000000000017" calcext:value-type="float">
            <text:p>0.0001</text:p>
          </table:table-cell>
          <table:table-cell table:formula="of:=([.B79]+[.B77]-2*[.B78])/2" office:value-type="float" office:value="-0.0144" calcext:value-type="float">
            <text:p>-0.0144</text:p>
          </table:table-cell>
          <table:table-cell table:formula="of:=[.I78]*[.C78]" office:value-type="float" office:value="62.2952000000104" calcext:value-type="float">
            <text:p>62.2952000000104</text:p>
          </table:table-cell>
        </table:table-row>
        <table:table-row table:style-name="ro1">
          <table:table-cell table:formula="of:=OFFSET([linked_data.A$2]; [.$G79]; 0)" office:value-type="string" office:string-value="2020-05-19" calcext:value-type="string">
            <text:p>2020-05-19</text:p>
          </table:table-cell>
          <table:table-cell table:formula="of:=OFFSET([linked_data.B$2]; [.$G79]; 0)" office:value-type="float" office:value="0.4152" calcext:value-type="float">
            <text:p>0.4152</text:p>
          </table:table-cell>
          <table:table-cell table:formula="of:=OFFSET([linked_data.C$2]; [.$G79]; 0)" office:value-type="float" office:value="357968" calcext:value-type="float">
            <text:p>357968</text:p>
          </table:table-cell>
          <table:table-cell table:formula="of:=OFFSET([linked_data.D$2]; [.$G79]; 0)" office:value-type="float" office:value="0.4287" calcext:value-type="float">
            <text:p>0.4287</text:p>
          </table:table-cell>
          <table:table-cell table:formula="of:=OFFSET([linked_data.E$2]; [.$G79]; 0)" office:value-type="float" office:value="0.4295" calcext:value-type="float">
            <text:p>0.4295</text:p>
          </table:table-cell>
          <table:table-cell table:formula="of:=OFFSET([linked_data.F$2]; [.$G79]; 0)" office:value-type="float" office:value="0.4" calcext:value-type="float">
            <text:p>0.4</text:p>
          </table:table-cell>
          <table:table-cell office:value-type="float" office:value="178" calcext:value-type="float">
            <text:p>178</text:p>
          </table:table-cell>
          <table:table-cell/>
          <table:table-cell table:formula="of:=([.B80]-[.B78])/2" office:value-type="float" office:value="-0.00475" calcext:value-type="float">
            <text:p>-0.00475</text:p>
          </table:table-cell>
          <table:table-cell table:formula="of:=([.B80]+[.B78]-2*[.B79])/2" office:value-type="float" office:value="0.00954999999999995" calcext:value-type="float">
            <text:p>0.00955</text:p>
          </table:table-cell>
          <table:table-cell table:formula="of:=[.I79]*[.C79]" office:value-type="float" office:value="-1700.348" calcext:value-type="float">
            <text:p>-1700.348</text:p>
          </table:table-cell>
        </table:table-row>
        <table:table-row table:style-name="ro1">
          <table:table-cell table:formula="of:=OFFSET([linked_data.A$2]; [.$G80]; 0)" office:value-type="string" office:string-value="2020-05-20" calcext:value-type="string">
            <text:p>2020-05-20</text:p>
          </table:table-cell>
          <table:table-cell table:formula="of:=OFFSET([linked_data.B$2]; [.$G80]; 0)" office:value-type="float" office:value="0.42" calcext:value-type="float">
            <text:p>0.42</text:p>
          </table:table-cell>
          <table:table-cell table:formula="of:=OFFSET([linked_data.C$2]; [.$G80]; 0)" office:value-type="float" office:value="297574" calcext:value-type="float">
            <text:p>297574</text:p>
          </table:table-cell>
          <table:table-cell table:formula="of:=OFFSET([linked_data.D$2]; [.$G80]; 0)" office:value-type="float" office:value="0.4197" calcext:value-type="float">
            <text:p>0.4197</text:p>
          </table:table-cell>
          <table:table-cell table:formula="of:=OFFSET([linked_data.E$2]; [.$G80]; 0)" office:value-type="float" office:value="0.4248" calcext:value-type="float">
            <text:p>0.4248</text:p>
          </table:table-cell>
          <table:table-cell table:formula="of:=OFFSET([linked_data.F$2]; [.$G80]; 0)" office:value-type="float" office:value="0.405" calcext:value-type="float">
            <text:p>0.405</text:p>
          </table:table-cell>
          <table:table-cell office:value-type="float" office:value="177" calcext:value-type="float">
            <text:p>177</text:p>
          </table:table-cell>
          <table:table-cell/>
          <table:table-cell table:formula="of:=([.B81]-[.B79])/2" office:value-type="float" office:value="-0.0076" calcext:value-type="float">
            <text:p>-0.0076</text:p>
          </table:table-cell>
          <table:table-cell table:formula="of:=([.B81]+[.B79]-2*[.B80])/2" office:value-type="float" office:value="-0.0124" calcext:value-type="float">
            <text:p>-0.0124</text:p>
          </table:table-cell>
          <table:table-cell table:formula="of:=[.I80]*[.C80]" office:value-type="float" office:value="-2261.5624" calcext:value-type="float">
            <text:p>-2261.5624</text:p>
          </table:table-cell>
        </table:table-row>
        <table:table-row table:style-name="ro1">
          <table:table-cell table:formula="of:=OFFSET([linked_data.A$2]; [.$G81]; 0)" office:value-type="string" office:string-value="2020-05-21" calcext:value-type="string">
            <text:p>2020-05-21</text:p>
          </table:table-cell>
          <table:table-cell table:formula="of:=OFFSET([linked_data.B$2]; [.$G81]; 0)" office:value-type="float" office:value="0.4" calcext:value-type="float">
            <text:p>0.4</text:p>
          </table:table-cell>
          <table:table-cell table:formula="of:=OFFSET([linked_data.C$2]; [.$G81]; 0)" office:value-type="float" office:value="496808" calcext:value-type="float">
            <text:p>496808</text:p>
          </table:table-cell>
          <table:table-cell table:formula="of:=OFFSET([linked_data.D$2]; [.$G81]; 0)" office:value-type="float" office:value="0.4243" calcext:value-type="float">
            <text:p>0.4243</text:p>
          </table:table-cell>
          <table:table-cell table:formula="of:=OFFSET([linked_data.E$2]; [.$G81]; 0)" office:value-type="float" office:value="0.425" calcext:value-type="float">
            <text:p>0.425</text:p>
          </table:table-cell>
          <table:table-cell table:formula="of:=OFFSET([linked_data.F$2]; [.$G81]; 0)" office:value-type="float" office:value="0.3806" calcext:value-type="float">
            <text:p>0.3806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([.B82]-[.B80])/2" office:value-type="float" office:value="-0.00569999999999998" calcext:value-type="float">
            <text:p>-0.0057</text:p>
          </table:table-cell>
          <table:table-cell table:formula="of:=([.B82]+[.B80]-2*[.B81])/2" office:value-type="float" office:value="0.0143" calcext:value-type="float">
            <text:p>0.0143</text:p>
          </table:table-cell>
          <table:table-cell table:formula="of:=[.I81]*[.C81]" office:value-type="float" office:value="-2831.80559999999" calcext:value-type="float">
            <text:p>-2831.80559999999</text:p>
          </table:table-cell>
        </table:table-row>
        <table:table-row table:style-name="ro1">
          <table:table-cell table:formula="of:=OFFSET([linked_data.A$2]; [.$G82]; 0)" office:value-type="string" office:string-value="2020-05-22" calcext:value-type="string">
            <text:p>2020-05-22</text:p>
          </table:table-cell>
          <table:table-cell table:formula="of:=OFFSET([linked_data.B$2]; [.$G82]; 0)" office:value-type="float" office:value="0.4086" calcext:value-type="float">
            <text:p>0.4086</text:p>
          </table:table-cell>
          <table:table-cell table:formula="of:=OFFSET([linked_data.C$2]; [.$G82]; 0)" office:value-type="float" office:value="209810" calcext:value-type="float">
            <text:p>209810</text:p>
          </table:table-cell>
          <table:table-cell table:formula="of:=OFFSET([linked_data.D$2]; [.$G82]; 0)" office:value-type="float" office:value="0.4095" calcext:value-type="float">
            <text:p>0.4095</text:p>
          </table:table-cell>
          <table:table-cell table:formula="of:=OFFSET([linked_data.E$2]; [.$G82]; 0)" office:value-type="float" office:value="0.41" calcext:value-type="float">
            <text:p>0.41</text:p>
          </table:table-cell>
          <table:table-cell table:formula="of:=OFFSET([linked_data.F$2]; [.$G82]; 0)" office:value-type="float" office:value="0.396" calcext:value-type="float">
            <text:p>0.396</text:p>
          </table:table-cell>
          <table:table-cell office:value-type="float" office:value="175" calcext:value-type="float">
            <text:p>175</text:p>
          </table:table-cell>
          <table:table-cell/>
          <table:table-cell table:formula="of:=([.B83]-[.B81])/2" office:value-type="float" office:value="0.0299" calcext:value-type="float">
            <text:p>0.0299</text:p>
          </table:table-cell>
          <table:table-cell table:formula="of:=([.B83]+[.B81]-2*[.B82])/2" office:value-type="float" office:value="0.0213" calcext:value-type="float">
            <text:p>0.0213</text:p>
          </table:table-cell>
          <table:table-cell table:formula="of:=[.I82]*[.C82]" office:value-type="float" office:value="6273.319" calcext:value-type="float">
            <text:p>6273.319</text:p>
          </table:table-cell>
        </table:table-row>
        <table:table-row table:style-name="ro1">
          <table:table-cell table:formula="of:=OFFSET([linked_data.A$2]; [.$G83]; 0)" office:value-type="string" office:string-value="2020-05-26" calcext:value-type="string">
            <text:p>2020-05-26</text:p>
          </table:table-cell>
          <table:table-cell table:formula="of:=OFFSET([linked_data.B$2]; [.$G83]; 0)" office:value-type="float" office:value="0.4598" calcext:value-type="float">
            <text:p>0.4598</text:p>
          </table:table-cell>
          <table:table-cell table:formula="of:=OFFSET([linked_data.C$2]; [.$G83]; 0)" office:value-type="float" office:value="2367574" calcext:value-type="float">
            <text:p>2367574</text:p>
          </table:table-cell>
          <table:table-cell table:formula="of:=OFFSET([linked_data.D$2]; [.$G83]; 0)" office:value-type="float" office:value="0.42" calcext:value-type="float">
            <text:p>0.42</text:p>
          </table:table-cell>
          <table:table-cell table:formula="of:=OFFSET([linked_data.E$2]; [.$G83]; 0)" office:value-type="float" office:value="0.478" calcext:value-type="float">
            <text:p>0.478</text:p>
          </table:table-cell>
          <table:table-cell table:formula="of:=OFFSET([linked_data.F$2]; [.$G83]; 0)" office:value-type="float" office:value="0.4028" calcext:value-type="float">
            <text:p>0.4028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([.B84]-[.B82])/2" office:value-type="float" office:value="0.00974999999999998" calcext:value-type="float">
            <text:p>0.00975</text:p>
          </table:table-cell>
          <table:table-cell table:formula="of:=([.B84]+[.B82]-2*[.B83])/2" office:value-type="float" office:value="-0.04145" calcext:value-type="float">
            <text:p>-0.04145</text:p>
          </table:table-cell>
          <table:table-cell table:formula="of:=[.I83]*[.C83]" office:value-type="float" office:value="23083.8465" calcext:value-type="float">
            <text:p>23083.8465</text:p>
          </table:table-cell>
        </table:table-row>
        <table:table-row table:style-name="ro1">
          <table:table-cell table:formula="of:=OFFSET([linked_data.A$2]; [.$G84]; 0)" office:value-type="string" office:string-value="2020-05-27" calcext:value-type="string">
            <text:p>2020-05-27</text:p>
          </table:table-cell>
          <table:table-cell table:formula="of:=OFFSET([linked_data.B$2]; [.$G84]; 0)" office:value-type="float" office:value="0.4281" calcext:value-type="float">
            <text:p>0.4281</text:p>
          </table:table-cell>
          <table:table-cell table:formula="of:=OFFSET([linked_data.C$2]; [.$G84]; 0)" office:value-type="float" office:value="516934" calcext:value-type="float">
            <text:p>516934</text:p>
          </table:table-cell>
          <table:table-cell table:formula="of:=OFFSET([linked_data.D$2]; [.$G84]; 0)" office:value-type="float" office:value="0.48" calcext:value-type="float">
            <text:p>0.48</text:p>
          </table:table-cell>
          <table:table-cell table:formula="of:=OFFSET([linked_data.E$2]; [.$G84]; 0)" office:value-type="float" office:value="0.48" calcext:value-type="float">
            <text:p>0.48</text:p>
          </table:table-cell>
          <table:table-cell table:formula="of:=OFFSET([linked_data.F$2]; [.$G84]; 0)" office:value-type="float" office:value="0.412" calcext:value-type="float">
            <text:p>0.412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([.B85]-[.B83])/2" office:value-type="float" office:value="-0.0199" calcext:value-type="float">
            <text:p>-0.0199</text:p>
          </table:table-cell>
          <table:table-cell table:formula="of:=([.B85]+[.B83]-2*[.B84])/2" office:value-type="float" office:value="0.0118" calcext:value-type="float">
            <text:p>0.0118</text:p>
          </table:table-cell>
          <table:table-cell table:formula="of:=[.I84]*[.C84]" office:value-type="float" office:value="-10286.9866" calcext:value-type="float">
            <text:p>-10286.9866</text:p>
          </table:table-cell>
        </table:table-row>
        <table:table-row table:style-name="ro1">
          <table:table-cell table:formula="of:=OFFSET([linked_data.A$2]; [.$G85]; 0)" office:value-type="string" office:string-value="2020-05-28" calcext:value-type="string">
            <text:p>2020-05-28</text:p>
          </table:table-cell>
          <table:table-cell table:formula="of:=OFFSET([linked_data.B$2]; [.$G85]; 0)" office:value-type="float" office:value="0.42" calcext:value-type="float">
            <text:p>0.42</text:p>
          </table:table-cell>
          <table:table-cell table:formula="of:=OFFSET([linked_data.C$2]; [.$G85]; 0)" office:value-type="float" office:value="504954" calcext:value-type="float">
            <text:p>504954</text:p>
          </table:table-cell>
          <table:table-cell table:formula="of:=OFFSET([linked_data.D$2]; [.$G85]; 0)" office:value-type="float" office:value="0.4219" calcext:value-type="float">
            <text:p>0.4219</text:p>
          </table:table-cell>
          <table:table-cell table:formula="of:=OFFSET([linked_data.E$2]; [.$G85]; 0)" office:value-type="float" office:value="0.4367" calcext:value-type="float">
            <text:p>0.4367</text:p>
          </table:table-cell>
          <table:table-cell table:formula="of:=OFFSET([linked_data.F$2]; [.$G85]; 0)" office:value-type="float" office:value="0.4085" calcext:value-type="float">
            <text:p>0.4085</text:p>
          </table:table-cell>
          <table:table-cell office:value-type="float" office:value="172" calcext:value-type="float">
            <text:p>172</text:p>
          </table:table-cell>
          <table:table-cell/>
          <table:table-cell table:formula="of:=([.B86]-[.B84])/2" office:value-type="float" office:value="-0.00444999999999998" calcext:value-type="float">
            <text:p>-0.00445</text:p>
          </table:table-cell>
          <table:table-cell table:formula="of:=([.B86]+[.B84]-2*[.B85])/2" office:value-type="float" office:value="0.00364999999999999" calcext:value-type="float">
            <text:p>0.00365</text:p>
          </table:table-cell>
          <table:table-cell table:formula="of:=[.I85]*[.C85]" office:value-type="float" office:value="-2247.04529999999" calcext:value-type="float">
            <text:p>-2247.04529999999</text:p>
          </table:table-cell>
        </table:table-row>
        <table:table-row table:style-name="ro1">
          <table:table-cell table:formula="of:=OFFSET([linked_data.A$2]; [.$G86]; 0)" office:value-type="string" office:string-value="2020-05-29" calcext:value-type="string">
            <text:p>2020-05-29</text:p>
          </table:table-cell>
          <table:table-cell table:formula="of:=OFFSET([linked_data.B$2]; [.$G86]; 0)" office:value-type="float" office:value="0.4192" calcext:value-type="float">
            <text:p>0.4192</text:p>
          </table:table-cell>
          <table:table-cell table:formula="of:=OFFSET([linked_data.C$2]; [.$G86]; 0)" office:value-type="float" office:value="710195" calcext:value-type="float">
            <text:p>710195</text:p>
          </table:table-cell>
          <table:table-cell table:formula="of:=OFFSET([linked_data.D$2]; [.$G86]; 0)" office:value-type="float" office:value="0.43" calcext:value-type="float">
            <text:p>0.43</text:p>
          </table:table-cell>
          <table:table-cell table:formula="of:=OFFSET([linked_data.E$2]; [.$G86]; 0)" office:value-type="float" office:value="0.435" calcext:value-type="float">
            <text:p>0.435</text:p>
          </table:table-cell>
          <table:table-cell table:formula="of:=OFFSET([linked_data.F$2]; [.$G86]; 0)" office:value-type="float" office:value="0.405" calcext:value-type="float">
            <text:p>0.405</text:p>
          </table:table-cell>
          <table:table-cell office:value-type="float" office:value="171" calcext:value-type="float">
            <text:p>171</text:p>
          </table:table-cell>
          <table:table-cell/>
          <table:table-cell table:formula="of:=([.B87]-[.B85])/2" office:value-type="float" office:value="0.00185000000000002" calcext:value-type="float">
            <text:p>0.00185</text:p>
          </table:table-cell>
          <table:table-cell table:formula="of:=([.B87]+[.B85]-2*[.B86])/2" office:value-type="float" office:value="0.00264999999999999" calcext:value-type="float">
            <text:p>0.00265</text:p>
          </table:table-cell>
          <table:table-cell table:formula="of:=[.I86]*[.C86]" office:value-type="float" office:value="1313.86075000001" calcext:value-type="float">
            <text:p>1313.86075000001</text:p>
          </table:table-cell>
        </table:table-row>
        <table:table-row table:style-name="ro1">
          <table:table-cell table:formula="of:=OFFSET([linked_data.A$2]; [.$G87]; 0)" office:value-type="string" office:string-value="2020-06-01" calcext:value-type="string">
            <text:p>2020-06-01</text:p>
          </table:table-cell>
          <table:table-cell table:formula="of:=OFFSET([linked_data.B$2]; [.$G87]; 0)" office:value-type="float" office:value="0.4237" calcext:value-type="float">
            <text:p>0.4237</text:p>
          </table:table-cell>
          <table:table-cell table:formula="of:=OFFSET([linked_data.C$2]; [.$G87]; 0)" office:value-type="float" office:value="835610" calcext:value-type="float">
            <text:p>835610</text:p>
          </table:table-cell>
          <table:table-cell table:formula="of:=OFFSET([linked_data.D$2]; [.$G87]; 0)" office:value-type="float" office:value="0.41" calcext:value-type="float">
            <text:p>0.41</text:p>
          </table:table-cell>
          <table:table-cell table:formula="of:=OFFSET([linked_data.E$2]; [.$G87]; 0)" office:value-type="float" office:value="0.438" calcext:value-type="float">
            <text:p>0.438</text:p>
          </table:table-cell>
          <table:table-cell table:formula="of:=OFFSET([linked_data.F$2]; [.$G87]; 0)" office:value-type="float" office:value="0.4024" calcext:value-type="float">
            <text:p>0.4024</text:p>
          </table:table-cell>
          <table:table-cell office:value-type="float" office:value="170" calcext:value-type="float">
            <text:p>170</text:p>
          </table:table-cell>
          <table:table-cell/>
          <table:table-cell table:formula="of:=([.B88]-[.B86])/2" office:value-type="float" office:value="-0.004" calcext:value-type="float">
            <text:p>-0.004</text:p>
          </table:table-cell>
          <table:table-cell table:formula="of:=([.B88]+[.B86]-2*[.B87])/2" office:value-type="float" office:value="-0.00850000000000001" calcext:value-type="float">
            <text:p>-0.0085</text:p>
          </table:table-cell>
          <table:table-cell table:formula="of:=[.I87]*[.C87]" office:value-type="float" office:value="-3342.44" calcext:value-type="float">
            <text:p>-3342.44</text:p>
          </table:table-cell>
        </table:table-row>
        <table:table-row table:style-name="ro1">
          <table:table-cell table:formula="of:=OFFSET([linked_data.A$2]; [.$G88]; 0)" office:value-type="string" office:string-value="2020-06-02" calcext:value-type="string">
            <text:p>2020-06-02</text:p>
          </table:table-cell>
          <table:table-cell table:formula="of:=OFFSET([linked_data.B$2]; [.$G88]; 0)" office:value-type="float" office:value="0.4112" calcext:value-type="float">
            <text:p>0.4112</text:p>
          </table:table-cell>
          <table:table-cell table:formula="of:=OFFSET([linked_data.C$2]; [.$G88]; 0)" office:value-type="float" office:value="650486" calcext:value-type="float">
            <text:p>650486</text:p>
          </table:table-cell>
          <table:table-cell table:formula="of:=OFFSET([linked_data.D$2]; [.$G88]; 0)" office:value-type="float" office:value="0.4237" calcext:value-type="float">
            <text:p>0.4237</text:p>
          </table:table-cell>
          <table:table-cell table:formula="of:=OFFSET([linked_data.E$2]; [.$G88]; 0)" office:value-type="float" office:value="0.4447" calcext:value-type="float">
            <text:p>0.4447</text:p>
          </table:table-cell>
          <table:table-cell table:formula="of:=OFFSET([linked_data.F$2]; [.$G88]; 0)" office:value-type="float" office:value="0.405" calcext:value-type="float">
            <text:p>0.405</text:p>
          </table:table-cell>
          <table:table-cell office:value-type="float" office:value="169" calcext:value-type="float">
            <text:p>169</text:p>
          </table:table-cell>
          <table:table-cell/>
          <table:table-cell table:formula="of:=([.B89]-[.B87])/2" office:value-type="float" office:value="0.00564999999999999" calcext:value-type="float">
            <text:p>0.00565</text:p>
          </table:table-cell>
          <table:table-cell table:formula="of:=([.B89]+[.B87]-2*[.B88])/2" office:value-type="float" office:value="0.01815" calcext:value-type="float">
            <text:p>0.01815</text:p>
          </table:table-cell>
          <table:table-cell table:formula="of:=[.I88]*[.C88]" office:value-type="float" office:value="3675.24589999999" calcext:value-type="float">
            <text:p>3675.24589999999</text:p>
          </table:table-cell>
        </table:table-row>
        <table:table-row table:style-name="ro1">
          <table:table-cell table:formula="of:=OFFSET([linked_data.A$2]; [.$G89]; 0)" office:value-type="string" office:string-value="2020-06-03" calcext:value-type="string">
            <text:p>2020-06-03</text:p>
          </table:table-cell>
          <table:table-cell table:formula="of:=OFFSET([linked_data.B$2]; [.$G89]; 0)" office:value-type="float" office:value="0.435" calcext:value-type="float">
            <text:p>0.435</text:p>
          </table:table-cell>
          <table:table-cell table:formula="of:=OFFSET([linked_data.C$2]; [.$G89]; 0)" office:value-type="float" office:value="1054223" calcext:value-type="float">
            <text:p>1054223</text:p>
          </table:table-cell>
          <table:table-cell table:formula="of:=OFFSET([linked_data.D$2]; [.$G89]; 0)" office:value-type="float" office:value="0.44" calcext:value-type="float">
            <text:p>0.44</text:p>
          </table:table-cell>
          <table:table-cell table:formula="of:=OFFSET([linked_data.E$2]; [.$G89]; 0)" office:value-type="float" office:value="0.46" calcext:value-type="float">
            <text:p>0.46</text:p>
          </table:table-cell>
          <table:table-cell table:formula="of:=OFFSET([linked_data.F$2]; [.$G89]; 0)" office:value-type="float" office:value="0.412" calcext:value-type="float">
            <text:p>0.412</text:p>
          </table:table-cell>
          <table:table-cell office:value-type="float" office:value="168" calcext:value-type="float">
            <text:p>168</text:p>
          </table:table-cell>
          <table:table-cell/>
          <table:table-cell table:formula="of:=([.B90]-[.B88])/2" office:value-type="float" office:value="0.02205" calcext:value-type="float">
            <text:p>0.02205</text:p>
          </table:table-cell>
          <table:table-cell table:formula="of:=([.B90]+[.B88]-2*[.B89])/2" office:value-type="float" office:value="-0.00174999999999997" calcext:value-type="float">
            <text:p>-0.00175</text:p>
          </table:table-cell>
          <table:table-cell table:formula="of:=[.I89]*[.C89]" office:value-type="float" office:value="23245.61715" calcext:value-type="float">
            <text:p>23245.61715</text:p>
          </table:table-cell>
        </table:table-row>
        <table:table-row table:style-name="ro1">
          <table:table-cell table:formula="of:=OFFSET([linked_data.A$2]; [.$G90]; 0)" office:value-type="string" office:string-value="2020-06-04" calcext:value-type="string">
            <text:p>2020-06-04</text:p>
          </table:table-cell>
          <table:table-cell table:formula="of:=OFFSET([linked_data.B$2]; [.$G90]; 0)" office:value-type="float" office:value="0.4553" calcext:value-type="float">
            <text:p>0.4553</text:p>
          </table:table-cell>
          <table:table-cell table:formula="of:=OFFSET([linked_data.C$2]; [.$G90]; 0)" office:value-type="float" office:value="1622526" calcext:value-type="float">
            <text:p>1622526</text:p>
          </table:table-cell>
          <table:table-cell table:formula="of:=OFFSET([linked_data.D$2]; [.$G90]; 0)" office:value-type="float" office:value="0.4399" calcext:value-type="float">
            <text:p>0.4399</text:p>
          </table:table-cell>
          <table:table-cell table:formula="of:=OFFSET([linked_data.E$2]; [.$G90]; 0)" office:value-type="float" office:value="0.4789" calcext:value-type="float">
            <text:p>0.4789</text:p>
          </table:table-cell>
          <table:table-cell table:formula="of:=OFFSET([linked_data.F$2]; [.$G90]; 0)" office:value-type="float" office:value="0.422" calcext:value-type="float">
            <text:p>0.422</text:p>
          </table:table-cell>
          <table:table-cell office:value-type="float" office:value="167" calcext:value-type="float">
            <text:p>167</text:p>
          </table:table-cell>
          <table:table-cell/>
          <table:table-cell table:formula="of:=([.B91]-[.B89])/2" office:value-type="float" office:value="0.0245" calcext:value-type="float">
            <text:p>0.0245</text:p>
          </table:table-cell>
          <table:table-cell table:formula="of:=([.B91]+[.B89]-2*[.B90])/2" office:value-type="float" office:value="0.00420000000000004" calcext:value-type="float">
            <text:p>0.0042</text:p>
          </table:table-cell>
          <table:table-cell table:formula="of:=[.I90]*[.C90]" office:value-type="float" office:value="39751.887" calcext:value-type="float">
            <text:p>39751.887</text:p>
          </table:table-cell>
        </table:table-row>
        <table:table-row table:style-name="ro1">
          <table:table-cell table:formula="of:=OFFSET([linked_data.A$2]; [.$G91]; 0)" office:value-type="string" office:string-value="2020-06-05" calcext:value-type="string">
            <text:p>2020-06-05</text:p>
          </table:table-cell>
          <table:table-cell table:formula="of:=OFFSET([linked_data.B$2]; [.$G91]; 0)" office:value-type="float" office:value="0.484" calcext:value-type="float">
            <text:p>0.484</text:p>
          </table:table-cell>
          <table:table-cell table:formula="of:=OFFSET([linked_data.C$2]; [.$G91]; 0)" office:value-type="float" office:value="10102160" calcext:value-type="float">
            <text:p>10102160</text:p>
          </table:table-cell>
          <table:table-cell table:formula="of:=OFFSET([linked_data.D$2]; [.$G91]; 0)" office:value-type="float" office:value="0.47" calcext:value-type="float">
            <text:p>0.47</text:p>
          </table:table-cell>
          <table:table-cell table:formula="of:=OFFSET([linked_data.E$2]; [.$G91]; 0)" office:value-type="float" office:value="0.645" calcext:value-type="float">
            <text:p>0.645</text:p>
          </table:table-cell>
          <table:table-cell table:formula="of:=OFFSET([linked_data.F$2]; [.$G91]; 0)" office:value-type="float" office:value="0.454" calcext:value-type="float">
            <text:p>0.454</text:p>
          </table:table-cell>
          <table:table-cell office:value-type="float" office:value="166" calcext:value-type="float">
            <text:p>166</text:p>
          </table:table-cell>
          <table:table-cell/>
          <table:table-cell table:formula="of:=([.B92]-[.B90])/2" office:value-type="float" office:value="0.09735" calcext:value-type="float">
            <text:p>0.09735</text:p>
          </table:table-cell>
          <table:table-cell table:formula="of:=([.B92]+[.B90]-2*[.B91])/2" office:value-type="float" office:value="0.06865" calcext:value-type="float">
            <text:p>0.06865</text:p>
          </table:table-cell>
          <table:table-cell table:formula="of:=[.I91]*[.C91]" office:value-type="float" office:value="983445.276" calcext:value-type="float">
            <text:p>983445.276</text:p>
          </table:table-cell>
        </table:table-row>
        <table:table-row table:style-name="ro1">
          <table:table-cell table:formula="of:=OFFSET([linked_data.A$2]; [.$G92]; 0)" office:value-type="string" office:string-value="2020-06-08" calcext:value-type="string">
            <text:p>2020-06-08</text:p>
          </table:table-cell>
          <table:table-cell table:formula="of:=OFFSET([linked_data.B$2]; [.$G92]; 0)" office:value-type="float" office:value="0.65" calcext:value-type="float">
            <text:p>0.65</text:p>
          </table:table-cell>
          <table:table-cell table:formula="of:=OFFSET([linked_data.C$2]; [.$G92]; 0)" office:value-type="float" office:value="7188262" calcext:value-type="float">
            <text:p>7188262</text:p>
          </table:table-cell>
          <table:table-cell table:formula="of:=OFFSET([linked_data.D$2]; [.$G92]; 0)" office:value-type="float" office:value="0.54" calcext:value-type="float">
            <text:p>0.54</text:p>
          </table:table-cell>
          <table:table-cell table:formula="of:=OFFSET([linked_data.E$2]; [.$G92]; 0)" office:value-type="float" office:value="0.685" calcext:value-type="float">
            <text:p>0.685</text:p>
          </table:table-cell>
          <table:table-cell table:formula="of:=OFFSET([linked_data.F$2]; [.$G92]; 0)" office:value-type="float" office:value="0.54" calcext:value-type="float">
            <text:p>0.54</text:p>
          </table:table-cell>
          <table:table-cell office:value-type="float" office:value="165" calcext:value-type="float">
            <text:p>165</text:p>
          </table:table-cell>
          <table:table-cell/>
          <table:table-cell table:formula="of:=([.B93]-[.B91])/2" office:value-type="float" office:value="0.048" calcext:value-type="float">
            <text:p>0.048</text:p>
          </table:table-cell>
          <table:table-cell table:formula="of:=([.B93]+[.B91]-2*[.B92])/2" office:value-type="float" office:value="-0.118" calcext:value-type="float">
            <text:p>-0.118</text:p>
          </table:table-cell>
          <table:table-cell table:formula="of:=[.I92]*[.C92]" office:value-type="float" office:value="345036.576" calcext:value-type="float">
            <text:p>345036.576</text:p>
          </table:table-cell>
        </table:table-row>
        <table:table-row table:style-name="ro1">
          <table:table-cell table:formula="of:=OFFSET([linked_data.A$2]; [.$G93]; 0)" office:value-type="string" office:string-value="2020-06-09" calcext:value-type="string">
            <text:p>2020-06-09</text:p>
          </table:table-cell>
          <table:table-cell table:formula="of:=OFFSET([linked_data.B$2]; [.$G93]; 0)" office:value-type="float" office:value="0.58" calcext:value-type="float">
            <text:p>0.58</text:p>
          </table:table-cell>
          <table:table-cell table:formula="of:=OFFSET([linked_data.C$2]; [.$G93]; 0)" office:value-type="float" office:value="2635436" calcext:value-type="float">
            <text:p>2635436</text:p>
          </table:table-cell>
          <table:table-cell table:formula="of:=OFFSET([linked_data.D$2]; [.$G93]; 0)" office:value-type="float" office:value="0.7" calcext:value-type="float">
            <text:p>0.7</text:p>
          </table:table-cell>
          <table:table-cell table:formula="of:=OFFSET([linked_data.E$2]; [.$G93]; 0)" office:value-type="float" office:value="0.7" calcext:value-type="float">
            <text:p>0.7</text:p>
          </table:table-cell>
          <table:table-cell table:formula="of:=OFFSET([linked_data.F$2]; [.$G93]; 0)" office:value-type="float" office:value="0.56" calcext:value-type="float">
            <text:p>0.56</text:p>
          </table:table-cell>
          <table:table-cell office:value-type="float" office:value="164" calcext:value-type="float">
            <text:p>164</text:p>
          </table:table-cell>
          <table:table-cell/>
          <table:table-cell table:formula="of:=([.B94]-[.B92])/2" office:value-type="float" office:value="-0.05" calcext:value-type="float">
            <text:p>-0.05</text:p>
          </table:table-cell>
          <table:table-cell table:formula="of:=([.B94]+[.B92]-2*[.B93])/2" office:value-type="float" office:value="0.0200000000000001" calcext:value-type="float">
            <text:p>0.02</text:p>
          </table:table-cell>
          <table:table-cell table:formula="of:=[.I93]*[.C93]" office:value-type="float" office:value="-131771.8" calcext:value-type="float">
            <text:p>-131771.8</text:p>
          </table:table-cell>
        </table:table-row>
        <table:table-row table:style-name="ro1">
          <table:table-cell table:formula="of:=OFFSET([linked_data.A$2]; [.$G94]; 0)" office:value-type="string" office:string-value="2020-06-10" calcext:value-type="string">
            <text:p>2020-06-10</text:p>
          </table:table-cell>
          <table:table-cell table:formula="of:=OFFSET([linked_data.B$2]; [.$G94]; 0)" office:value-type="float" office:value="0.55" calcext:value-type="float">
            <text:p>0.55</text:p>
          </table:table-cell>
          <table:table-cell table:formula="of:=OFFSET([linked_data.C$2]; [.$G94]; 0)" office:value-type="float" office:value="1037999" calcext:value-type="float">
            <text:p>1037999</text:p>
          </table:table-cell>
          <table:table-cell table:formula="of:=OFFSET([linked_data.D$2]; [.$G94]; 0)" office:value-type="float" office:value="0.59" calcext:value-type="float">
            <text:p>0.59</text:p>
          </table:table-cell>
          <table:table-cell table:formula="of:=OFFSET([linked_data.E$2]; [.$G94]; 0)" office:value-type="float" office:value="0.605" calcext:value-type="float">
            <text:p>0.605</text:p>
          </table:table-cell>
          <table:table-cell table:formula="of:=OFFSET([linked_data.F$2]; [.$G94]; 0)" office:value-type="float" office:value="0.5132" calcext:value-type="float">
            <text:p>0.5132</text:p>
          </table:table-cell>
          <table:table-cell office:value-type="float" office:value="163" calcext:value-type="float">
            <text:p>163</text:p>
          </table:table-cell>
          <table:table-cell/>
          <table:table-cell table:formula="of:=([.B95]-[.B93])/2" office:value-type="float" office:value="-0.051" calcext:value-type="float">
            <text:p>-0.051</text:p>
          </table:table-cell>
          <table:table-cell table:formula="of:=([.B95]+[.B93]-2*[.B94])/2" office:value-type="float" office:value="-0.0210000000000001" calcext:value-type="float">
            <text:p>-0.021</text:p>
          </table:table-cell>
          <table:table-cell table:formula="of:=[.I94]*[.C94]" office:value-type="float" office:value="-52937.949" calcext:value-type="float">
            <text:p>-52937.949</text:p>
          </table:table-cell>
        </table:table-row>
        <table:table-row table:style-name="ro1">
          <table:table-cell table:formula="of:=OFFSET([linked_data.A$2]; [.$G95]; 0)" office:value-type="string" office:string-value="2020-06-11" calcext:value-type="string">
            <text:p>2020-06-11</text:p>
          </table:table-cell>
          <table:table-cell table:formula="of:=OFFSET([linked_data.B$2]; [.$G95]; 0)" office:value-type="float" office:value="0.478" calcext:value-type="float">
            <text:p>0.478</text:p>
          </table:table-cell>
          <table:table-cell table:formula="of:=OFFSET([linked_data.C$2]; [.$G95]; 0)" office:value-type="float" office:value="1203539" calcext:value-type="float">
            <text:p>1203539</text:p>
          </table:table-cell>
          <table:table-cell table:formula="of:=OFFSET([linked_data.D$2]; [.$G95]; 0)" office:value-type="float" office:value="0.486" calcext:value-type="float">
            <text:p>0.486</text:p>
          </table:table-cell>
          <table:table-cell table:formula="of:=OFFSET([linked_data.E$2]; [.$G95]; 0)" office:value-type="float" office:value="0.5355" calcext:value-type="float">
            <text:p>0.5355</text:p>
          </table:table-cell>
          <table:table-cell table:formula="of:=OFFSET([linked_data.F$2]; [.$G95]; 0)" office:value-type="float" office:value="0.4686" calcext:value-type="float">
            <text:p>0.4686</text:p>
          </table:table-cell>
          <table:table-cell office:value-type="float" office:value="162" calcext:value-type="float">
            <text:p>162</text:p>
          </table:table-cell>
          <table:table-cell/>
          <table:table-cell table:formula="of:=([.B96]-[.B94])/2" office:value-type="float" office:value="-0.0217" calcext:value-type="float">
            <text:p>-0.0217</text:p>
          </table:table-cell>
          <table:table-cell table:formula="of:=([.B96]+[.B94]-2*[.B95])/2" office:value-type="float" office:value="0.0503" calcext:value-type="float">
            <text:p>0.0503</text:p>
          </table:table-cell>
          <table:table-cell table:formula="of:=[.I95]*[.C95]" office:value-type="float" office:value="-26116.7963" calcext:value-type="float">
            <text:p>-26116.7963</text:p>
          </table:table-cell>
        </table:table-row>
        <table:table-row table:style-name="ro1">
          <table:table-cell table:formula="of:=OFFSET([linked_data.A$2]; [.$G96]; 0)" office:value-type="string" office:string-value="2020-06-12" calcext:value-type="string">
            <text:p>2020-06-12</text:p>
          </table:table-cell>
          <table:table-cell table:formula="of:=OFFSET([linked_data.B$2]; [.$G96]; 0)" office:value-type="float" office:value="0.5066" calcext:value-type="float">
            <text:p>0.5066</text:p>
          </table:table-cell>
          <table:table-cell table:formula="of:=OFFSET([linked_data.C$2]; [.$G96]; 0)" office:value-type="float" office:value="649420" calcext:value-type="float">
            <text:p>649420</text:p>
          </table:table-cell>
          <table:table-cell table:formula="of:=OFFSET([linked_data.D$2]; [.$G96]; 0)" office:value-type="float" office:value="0.504" calcext:value-type="float">
            <text:p>0.504</text:p>
          </table:table-cell>
          <table:table-cell table:formula="of:=OFFSET([linked_data.E$2]; [.$G96]; 0)" office:value-type="float" office:value="0.528" calcext:value-type="float">
            <text:p>0.528</text:p>
          </table:table-cell>
          <table:table-cell table:formula="of:=OFFSET([linked_data.F$2]; [.$G96]; 0)" office:value-type="float" office:value="0.48" calcext:value-type="float">
            <text:p>0.48</text:p>
          </table:table-cell>
          <table:table-cell office:value-type="float" office:value="161" calcext:value-type="float">
            <text:p>161</text:p>
          </table:table-cell>
          <table:table-cell/>
          <table:table-cell table:formula="of:=([.B97]-[.B95])/2" office:value-type="float" office:value="0.021" calcext:value-type="float">
            <text:p>0.021</text:p>
          </table:table-cell>
          <table:table-cell table:formula="of:=([.B97]+[.B95]-2*[.B96])/2" office:value-type="float" office:value="-0.00760000000000005" calcext:value-type="float">
            <text:p>-0.0076</text:p>
          </table:table-cell>
          <table:table-cell table:formula="of:=[.I96]*[.C96]" office:value-type="float" office:value="13637.82" calcext:value-type="float">
            <text:p>13637.82</text:p>
          </table:table-cell>
        </table:table-row>
        <table:table-row table:style-name="ro1">
          <table:table-cell table:formula="of:=OFFSET([linked_data.A$2]; [.$G97]; 0)" office:value-type="string" office:string-value="2020-06-15" calcext:value-type="string">
            <text:p>2020-06-15</text:p>
          </table:table-cell>
          <table:table-cell table:formula="of:=OFFSET([linked_data.B$2]; [.$G97]; 0)" office:value-type="float" office:value="0.52" calcext:value-type="float">
            <text:p>0.52</text:p>
          </table:table-cell>
          <table:table-cell table:formula="of:=OFFSET([linked_data.C$2]; [.$G97]; 0)" office:value-type="float" office:value="887783" calcext:value-type="float">
            <text:p>887783</text:p>
          </table:table-cell>
          <table:table-cell table:formula="of:=OFFSET([linked_data.D$2]; [.$G97]; 0)" office:value-type="float" office:value="0.48" calcext:value-type="float">
            <text:p>0.48</text:p>
          </table:table-cell>
          <table:table-cell table:formula="of:=OFFSET([linked_data.E$2]; [.$G97]; 0)" office:value-type="float" office:value="0.54" calcext:value-type="float">
            <text:p>0.54</text:p>
          </table:table-cell>
          <table:table-cell table:formula="of:=OFFSET([linked_data.F$2]; [.$G97]; 0)" office:value-type="float" office:value="0.462" calcext:value-type="float">
            <text:p>0.462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([.B98]-[.B96])/2" office:value-type="float" office:value="0.1367" calcext:value-type="float">
            <text:p>0.1367</text:p>
          </table:table-cell>
          <table:table-cell table:formula="of:=([.B98]+[.B96]-2*[.B97])/2" office:value-type="float" office:value="0.1233" calcext:value-type="float">
            <text:p>0.1233</text:p>
          </table:table-cell>
          <table:table-cell table:formula="of:=[.I97]*[.C97]" office:value-type="float" office:value="121359.9361" calcext:value-type="float">
            <text:p>121359.9361</text:p>
          </table:table-cell>
        </table:table-row>
        <table:table-row table:style-name="ro1">
          <table:table-cell table:formula="of:=OFFSET([linked_data.A$2]; [.$G98]; 0)" office:value-type="string" office:string-value="2020-06-16" calcext:value-type="string">
            <text:p>2020-06-16</text:p>
          </table:table-cell>
          <table:table-cell table:formula="of:=OFFSET([linked_data.B$2]; [.$G98]; 0)" office:value-type="float" office:value="0.78" calcext:value-type="float">
            <text:p>0.78</text:p>
          </table:table-cell>
          <table:table-cell table:formula="of:=OFFSET([linked_data.C$2]; [.$G98]; 0)" office:value-type="float" office:value="21754100" calcext:value-type="float">
            <text:p>21754100</text:p>
          </table:table-cell>
          <table:table-cell table:formula="of:=OFFSET([linked_data.D$2]; [.$G98]; 0)" office:value-type="float" office:value="0.548" calcext:value-type="float">
            <text:p>0.548</text:p>
          </table:table-cell>
          <table:table-cell table:formula="of:=OFFSET([linked_data.E$2]; [.$G98]; 0)" office:value-type="float" office:value="0.9599" calcext:value-type="float">
            <text:p>0.9599</text:p>
          </table:table-cell>
          <table:table-cell table:formula="of:=OFFSET([linked_data.F$2]; [.$G98]; 0)" office:value-type="float" office:value="0.511" calcext:value-type="float">
            <text:p>0.511</text:p>
          </table:table-cell>
          <table:table-cell office:value-type="float" office:value="159" calcext:value-type="float">
            <text:p>159</text:p>
          </table:table-cell>
          <table:table-cell/>
          <table:table-cell table:formula="of:=([.B99]-[.B97])/2" office:value-type="float" office:value="0.148" calcext:value-type="float">
            <text:p>0.148</text:p>
          </table:table-cell>
          <table:table-cell table:formula="of:=([.B99]+[.B97]-2*[.B98])/2" office:value-type="float" office:value="-0.112" calcext:value-type="float">
            <text:p>-0.112</text:p>
          </table:table-cell>
          <table:table-cell table:formula="of:=[.I98]*[.C98]" office:value-type="float" office:value="3219606.8" calcext:value-type="float">
            <text:p>3219606.8</text:p>
          </table:table-cell>
        </table:table-row>
        <table:table-row table:style-name="ro1">
          <table:table-cell table:formula="of:=OFFSET([linked_data.A$2]; [.$G99]; 0)" office:value-type="string" office:string-value="2020-06-17" calcext:value-type="string">
            <text:p>2020-06-17</text:p>
          </table:table-cell>
          <table:table-cell table:formula="of:=OFFSET([linked_data.B$2]; [.$G99]; 0)" office:value-type="float" office:value="0.816" calcext:value-type="float">
            <text:p>0.816</text:p>
          </table:table-cell>
          <table:table-cell table:formula="of:=OFFSET([linked_data.C$2]; [.$G99]; 0)" office:value-type="float" office:value="6348127" calcext:value-type="float">
            <text:p>6348127</text:p>
          </table:table-cell>
          <table:table-cell table:formula="of:=OFFSET([linked_data.D$2]; [.$G99]; 0)" office:value-type="float" office:value="0.78" calcext:value-type="float">
            <text:p>0.78</text:p>
          </table:table-cell>
          <table:table-cell table:formula="of:=OFFSET([linked_data.E$2]; [.$G99]; 0)" office:value-type="float" office:value="0.95" calcext:value-type="float">
            <text:p>0.95</text:p>
          </table:table-cell>
          <table:table-cell table:formula="of:=OFFSET([linked_data.F$2]; [.$G99]; 0)" office:value-type="float" office:value="0.701" calcext:value-type="float">
            <text:p>0.701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([.B100]-[.B98])/2" office:value-type="float" office:value="-0.005" calcext:value-type="float">
            <text:p>-0.005</text:p>
          </table:table-cell>
          <table:table-cell table:formula="of:=([.B100]+[.B98]-2*[.B99])/2" office:value-type="float" office:value="-0.0409999999999999" calcext:value-type="float">
            <text:p>-0.041</text:p>
          </table:table-cell>
          <table:table-cell table:formula="of:=[.I99]*[.C99]" office:value-type="float" office:value="-31740.635" calcext:value-type="float">
            <text:p>-31740.635</text:p>
          </table:table-cell>
        </table:table-row>
        <table:table-row table:style-name="ro1">
          <table:table-cell table:formula="of:=OFFSET([linked_data.A$2]; [.$G100]; 0)" office:value-type="string" office:string-value="2020-06-18" calcext:value-type="string">
            <text:p>2020-06-18</text:p>
          </table:table-cell>
          <table:table-cell table:formula="of:=OFFSET([linked_data.B$2]; [.$G100]; 0)" office:value-type="float" office:value="0.77" calcext:value-type="float">
            <text:p>0.77</text:p>
          </table:table-cell>
          <table:table-cell table:formula="of:=OFFSET([linked_data.C$2]; [.$G100]; 0)" office:value-type="float" office:value="1533465" calcext:value-type="float">
            <text:p>1533465</text:p>
          </table:table-cell>
          <table:table-cell table:formula="of:=OFFSET([linked_data.D$2]; [.$G100]; 0)" office:value-type="float" office:value="0.823" calcext:value-type="float">
            <text:p>0.823</text:p>
          </table:table-cell>
          <table:table-cell table:formula="of:=OFFSET([linked_data.E$2]; [.$G100]; 0)" office:value-type="float" office:value="0.829" calcext:value-type="float">
            <text:p>0.829</text:p>
          </table:table-cell>
          <table:table-cell table:formula="of:=OFFSET([linked_data.F$2]; [.$G100]; 0)" office:value-type="float" office:value="0.72" calcext:value-type="float">
            <text:p>0.72</text:p>
          </table:table-cell>
          <table:table-cell office:value-type="float" office:value="157" calcext:value-type="float">
            <text:p>157</text:p>
          </table:table-cell>
          <table:table-cell/>
          <table:table-cell table:formula="of:=([.B101]-[.B99])/2" office:value-type="float" office:value="-0.01025" calcext:value-type="float">
            <text:p>-0.01025</text:p>
          </table:table-cell>
          <table:table-cell table:formula="of:=([.B101]+[.B99]-2*[.B100])/2" office:value-type="float" office:value="0.0357499999999999" calcext:value-type="float">
            <text:p>0.03575</text:p>
          </table:table-cell>
          <table:table-cell table:formula="of:=[.I100]*[.C100]" office:value-type="float" office:value="-15718.01625" calcext:value-type="float">
            <text:p>-15718.01625</text:p>
          </table:table-cell>
        </table:table-row>
        <table:table-row table:style-name="ro1">
          <table:table-cell table:formula="of:=OFFSET([linked_data.A$2]; [.$G101]; 0)" office:value-type="string" office:string-value="2020-06-19" calcext:value-type="string">
            <text:p>2020-06-19</text:p>
          </table:table-cell>
          <table:table-cell table:formula="of:=OFFSET([linked_data.B$2]; [.$G101]; 0)" office:value-type="float" office:value="0.7955" calcext:value-type="float">
            <text:p>0.7955</text:p>
          </table:table-cell>
          <table:table-cell table:formula="of:=OFFSET([linked_data.C$2]; [.$G101]; 0)" office:value-type="float" office:value="830749" calcext:value-type="float">
            <text:p>830749</text:p>
          </table:table-cell>
          <table:table-cell table:formula="of:=OFFSET([linked_data.D$2]; [.$G101]; 0)" office:value-type="float" office:value="0.7802" calcext:value-type="float">
            <text:p>0.7802</text:p>
          </table:table-cell>
          <table:table-cell table:formula="of:=OFFSET([linked_data.E$2]; [.$G101]; 0)" office:value-type="float" office:value="0.8199" calcext:value-type="float">
            <text:p>0.8199</text:p>
          </table:table-cell>
          <table:table-cell table:formula="of:=OFFSET([linked_data.F$2]; [.$G101]; 0)" office:value-type="float" office:value="0.732" calcext:value-type="float">
            <text:p>0.732</text:p>
          </table:table-cell>
          <table:table-cell office:value-type="float" office:value="156" calcext:value-type="float">
            <text:p>156</text:p>
          </table:table-cell>
          <table:table-cell/>
          <table:table-cell table:formula="of:=([.B102]-[.B100])/2" office:value-type="float" office:value="0.00345000000000001" calcext:value-type="float">
            <text:p>0.00345</text:p>
          </table:table-cell>
          <table:table-cell table:formula="of:=([.B102]+[.B100]-2*[.B101])/2" office:value-type="float" office:value="-0.02205" calcext:value-type="float">
            <text:p>-0.02205</text:p>
          </table:table-cell>
          <table:table-cell table:formula="of:=[.I101]*[.C101]" office:value-type="float" office:value="2866.08405000001" calcext:value-type="float">
            <text:p>2866.08405000001</text:p>
          </table:table-cell>
        </table:table-row>
        <table:table-row table:style-name="ro1">
          <table:table-cell table:formula="of:=OFFSET([linked_data.A$2]; [.$G102]; 0)" office:value-type="string" office:string-value="2020-06-22" calcext:value-type="string">
            <text:p>2020-06-22</text:p>
          </table:table-cell>
          <table:table-cell table:formula="of:=OFFSET([linked_data.B$2]; [.$G102]; 0)" office:value-type="float" office:value="0.7769" calcext:value-type="float">
            <text:p>0.7769</text:p>
          </table:table-cell>
          <table:table-cell table:formula="of:=OFFSET([linked_data.C$2]; [.$G102]; 0)" office:value-type="float" office:value="577831" calcext:value-type="float">
            <text:p>577831</text:p>
          </table:table-cell>
          <table:table-cell table:formula="of:=OFFSET([linked_data.D$2]; [.$G102]; 0)" office:value-type="float" office:value="0.8" calcext:value-type="float">
            <text:p>0.8</text:p>
          </table:table-cell>
          <table:table-cell table:formula="of:=OFFSET([linked_data.E$2]; [.$G102]; 0)" office:value-type="float" office:value="0.804" calcext:value-type="float">
            <text:p>0.804</text:p>
          </table:table-cell>
          <table:table-cell table:formula="of:=OFFSET([linked_data.F$2]; [.$G102]; 0)" office:value-type="float" office:value="0.742" calcext:value-type="float">
            <text:p>0.742</text:p>
          </table:table-cell>
          <table:table-cell office:value-type="float" office:value="155" calcext:value-type="float">
            <text:p>155</text:p>
          </table:table-cell>
          <table:table-cell/>
          <table:table-cell table:formula="of:=([.B103]-[.B101])/2" office:value-type="float" office:value="-0.02275" calcext:value-type="float">
            <text:p>-0.02275</text:p>
          </table:table-cell>
          <table:table-cell table:formula="of:=([.B103]+[.B101]-2*[.B102])/2" office:value-type="float" office:value="-0.00414999999999999" calcext:value-type="float">
            <text:p>-0.00415</text:p>
          </table:table-cell>
          <table:table-cell table:formula="of:=[.I102]*[.C102]" office:value-type="float" office:value="-13145.65525" calcext:value-type="float">
            <text:p>-13145.65525</text:p>
          </table:table-cell>
        </table:table-row>
        <table:table-row table:style-name="ro1">
          <table:table-cell table:formula="of:=OFFSET([linked_data.A$2]; [.$G103]; 0)" office:value-type="string" office:string-value="2020-06-23" calcext:value-type="string">
            <text:p>2020-06-23</text:p>
          </table:table-cell>
          <table:table-cell table:formula="of:=OFFSET([linked_data.B$2]; [.$G103]; 0)" office:value-type="float" office:value="0.75" calcext:value-type="float">
            <text:p>0.75</text:p>
          </table:table-cell>
          <table:table-cell table:formula="of:=OFFSET([linked_data.C$2]; [.$G103]; 0)" office:value-type="float" office:value="660520" calcext:value-type="float">
            <text:p>660520</text:p>
          </table:table-cell>
          <table:table-cell table:formula="of:=OFFSET([linked_data.D$2]; [.$G103]; 0)" office:value-type="float" office:value="0.7614" calcext:value-type="float">
            <text:p>0.7614</text:p>
          </table:table-cell>
          <table:table-cell table:formula="of:=OFFSET([linked_data.E$2]; [.$G103]; 0)" office:value-type="float" office:value="0.78" calcext:value-type="float">
            <text:p>0.78</text:p>
          </table:table-cell>
          <table:table-cell table:formula="of:=OFFSET([linked_data.F$2]; [.$G103]; 0)" office:value-type="float" office:value="0.72" calcext:value-type="float">
            <text:p>0.72</text:p>
          </table:table-cell>
          <table:table-cell office:value-type="float" office:value="154" calcext:value-type="float">
            <text:p>154</text:p>
          </table:table-cell>
          <table:table-cell/>
          <table:table-cell table:formula="of:=([.B104]-[.B102])/2" office:value-type="float" office:value="-0.02845" calcext:value-type="float">
            <text:p>-0.02845</text:p>
          </table:table-cell>
          <table:table-cell table:formula="of:=([.B104]+[.B102]-2*[.B103])/2" office:value-type="float" office:value="-0.00154999999999994" calcext:value-type="float">
            <text:p>-0.00155</text:p>
          </table:table-cell>
          <table:table-cell table:formula="of:=[.I103]*[.C103]" office:value-type="float" office:value="-18791.794" calcext:value-type="float">
            <text:p>-18791.794</text:p>
          </table:table-cell>
        </table:table-row>
        <table:table-row table:style-name="ro1">
          <table:table-cell table:formula="of:=OFFSET([linked_data.A$2]; [.$G104]; 0)" office:value-type="string" office:string-value="2020-06-24" calcext:value-type="string">
            <text:p>2020-06-24</text:p>
          </table:table-cell>
          <table:table-cell table:formula="of:=OFFSET([linked_data.B$2]; [.$G104]; 0)" office:value-type="float" office:value="0.72" calcext:value-type="float">
            <text:p>0.72</text:p>
          </table:table-cell>
          <table:table-cell table:formula="of:=OFFSET([linked_data.C$2]; [.$G104]; 0)" office:value-type="float" office:value="1051282" calcext:value-type="float">
            <text:p>1051282</text:p>
          </table:table-cell>
          <table:table-cell table:formula="of:=OFFSET([linked_data.D$2]; [.$G104]; 0)" office:value-type="float" office:value="0.73" calcext:value-type="float">
            <text:p>0.73</text:p>
          </table:table-cell>
          <table:table-cell table:formula="of:=OFFSET([linked_data.E$2]; [.$G104]; 0)" office:value-type="float" office:value="0.73" calcext:value-type="float">
            <text:p>0.73</text:p>
          </table:table-cell>
          <table:table-cell table:formula="of:=OFFSET([linked_data.F$2]; [.$G104]; 0)" office:value-type="float" office:value="0.65" calcext:value-type="float">
            <text:p>0.65</text:p>
          </table:table-cell>
          <table:table-cell office:value-type="float" office:value="153" calcext:value-type="float">
            <text:p>153</text:p>
          </table:table-cell>
          <table:table-cell/>
          <table:table-cell table:formula="of:=([.B105]-[.B103])/2" office:value-type="float" office:value="-0.026" calcext:value-type="float">
            <text:p>-0.026</text:p>
          </table:table-cell>
          <table:table-cell table:formula="of:=([.B105]+[.B103]-2*[.B104])/2" office:value-type="float" office:value="0.004" calcext:value-type="float">
            <text:p>0.004</text:p>
          </table:table-cell>
          <table:table-cell table:formula="of:=[.I104]*[.C104]" office:value-type="float" office:value="-27333.332" calcext:value-type="float">
            <text:p>-27333.332</text:p>
          </table:table-cell>
        </table:table-row>
        <table:table-row table:style-name="ro1">
          <table:table-cell table:formula="of:=OFFSET([linked_data.A$2]; [.$G105]; 0)" office:value-type="string" office:string-value="2020-06-25" calcext:value-type="string">
            <text:p>2020-06-25</text:p>
          </table:table-cell>
          <table:table-cell table:formula="of:=OFFSET([linked_data.B$2]; [.$G105]; 0)" office:value-type="float" office:value="0.698" calcext:value-type="float">
            <text:p>0.698</text:p>
          </table:table-cell>
          <table:table-cell table:formula="of:=OFFSET([linked_data.C$2]; [.$G105]; 0)" office:value-type="float" office:value="392905" calcext:value-type="float">
            <text:p>392905</text:p>
          </table:table-cell>
          <table:table-cell table:formula="of:=OFFSET([linked_data.D$2]; [.$G105]; 0)" office:value-type="float" office:value="0.7" calcext:value-type="float">
            <text:p>0.7</text:p>
          </table:table-cell>
          <table:table-cell table:formula="of:=OFFSET([linked_data.E$2]; [.$G105]; 0)" office:value-type="float" office:value="0.7" calcext:value-type="float">
            <text:p>0.7</text:p>
          </table:table-cell>
          <table:table-cell table:formula="of:=OFFSET([linked_data.F$2]; [.$G105]; 0)" office:value-type="float" office:value="0.666" calcext:value-type="float">
            <text:p>0.666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([.B106]-[.B104])/2" office:value-type="float" office:value="0.04495" calcext:value-type="float">
            <text:p>0.04495</text:p>
          </table:table-cell>
          <table:table-cell table:formula="of:=([.B106]+[.B104]-2*[.B105])/2" office:value-type="float" office:value="0.0669500000000001" calcext:value-type="float">
            <text:p>0.06695</text:p>
          </table:table-cell>
          <table:table-cell table:formula="of:=[.I105]*[.C105]" office:value-type="float" office:value="17661.07975" calcext:value-type="float">
            <text:p>17661.07975</text:p>
          </table:table-cell>
        </table:table-row>
        <table:table-row table:style-name="ro1">
          <table:table-cell table:formula="of:=OFFSET([linked_data.A$2]; [.$G106]; 0)" office:value-type="string" office:string-value="2020-06-26" calcext:value-type="string">
            <text:p>2020-06-26</text:p>
          </table:table-cell>
          <table:table-cell table:formula="of:=OFFSET([linked_data.B$2]; [.$G106]; 0)" office:value-type="float" office:value="0.8099" calcext:value-type="float">
            <text:p>0.8099</text:p>
          </table:table-cell>
          <table:table-cell table:formula="of:=OFFSET([linked_data.C$2]; [.$G106]; 0)" office:value-type="float" office:value="13402200" calcext:value-type="float">
            <text:p>13402200</text:p>
          </table:table-cell>
          <table:table-cell table:formula="of:=OFFSET([linked_data.D$2]; [.$G106]; 0)" office:value-type="float" office:value="1.05" calcext:value-type="float">
            <text:p>1.05</text:p>
          </table:table-cell>
          <table:table-cell table:formula="of:=OFFSET([linked_data.E$2]; [.$G106]; 0)" office:value-type="float" office:value="1.12" calcext:value-type="float">
            <text:p>1.12</text:p>
          </table:table-cell>
          <table:table-cell table:formula="of:=OFFSET([linked_data.F$2]; [.$G106]; 0)" office:value-type="float" office:value="0.722" calcext:value-type="float">
            <text:p>0.722</text:p>
          </table:table-cell>
          <table:table-cell office:value-type="float" office:value="151" calcext:value-type="float">
            <text:p>151</text:p>
          </table:table-cell>
          <table:table-cell/>
          <table:table-cell table:formula="of:=([.B107]-[.B105])/2" office:value-type="float" office:value="0.02" calcext:value-type="float">
            <text:p>0.02</text:p>
          </table:table-cell>
          <table:table-cell table:formula="of:=([.B107]+[.B105]-2*[.B106])/2" office:value-type="float" office:value="-0.0919" calcext:value-type="float">
            <text:p>-0.0919</text:p>
          </table:table-cell>
          <table:table-cell table:formula="of:=[.I106]*[.C106]" office:value-type="float" office:value="268044" calcext:value-type="float">
            <text:p>268044</text:p>
          </table:table-cell>
        </table:table-row>
        <table:table-row table:style-name="ro1">
          <table:table-cell table:formula="of:=OFFSET([linked_data.A$2]; [.$G107]; 0)" office:value-type="string" office:string-value="2020-06-29" calcext:value-type="string">
            <text:p>2020-06-29</text:p>
          </table:table-cell>
          <table:table-cell table:formula="of:=OFFSET([linked_data.B$2]; [.$G107]; 0)" office:value-type="float" office:value="0.738" calcext:value-type="float">
            <text:p>0.738</text:p>
          </table:table-cell>
          <table:table-cell table:formula="of:=OFFSET([linked_data.C$2]; [.$G107]; 0)" office:value-type="float" office:value="1933946" calcext:value-type="float">
            <text:p>1933946</text:p>
          </table:table-cell>
          <table:table-cell table:formula="of:=OFFSET([linked_data.D$2]; [.$G107]; 0)" office:value-type="float" office:value="0.7213" calcext:value-type="float">
            <text:p>0.7213</text:p>
          </table:table-cell>
          <table:table-cell table:formula="of:=OFFSET([linked_data.E$2]; [.$G107]; 0)" office:value-type="float" office:value="0.78" calcext:value-type="float">
            <text:p>0.78</text:p>
          </table:table-cell>
          <table:table-cell table:formula="of:=OFFSET([linked_data.F$2]; [.$G107]; 0)" office:value-type="float" office:value="0.686" calcext:value-type="float">
            <text:p>0.686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([.B108]-[.B106])/2" office:value-type="float" office:value="-0.05255" calcext:value-type="float">
            <text:p>-0.05255</text:p>
          </table:table-cell>
          <table:table-cell table:formula="of:=([.B108]+[.B106]-2*[.B107])/2" office:value-type="float" office:value="0.01935" calcext:value-type="float">
            <text:p>0.01935</text:p>
          </table:table-cell>
          <table:table-cell table:formula="of:=[.I107]*[.C107]" office:value-type="float" office:value="-101628.8623" calcext:value-type="float">
            <text:p>-101628.8623</text:p>
          </table:table-cell>
        </table:table-row>
        <table:table-row table:style-name="ro1">
          <table:table-cell table:formula="of:=OFFSET([linked_data.A$2]; [.$G108]; 0)" office:value-type="string" office:string-value="2020-06-30" calcext:value-type="string">
            <text:p>2020-06-30</text:p>
          </table:table-cell>
          <table:table-cell table:formula="of:=OFFSET([linked_data.B$2]; [.$G108]; 0)" office:value-type="float" office:value="0.7048" calcext:value-type="float">
            <text:p>0.7048</text:p>
          </table:table-cell>
          <table:table-cell table:formula="of:=OFFSET([linked_data.C$2]; [.$G108]; 0)" office:value-type="float" office:value="879922" calcext:value-type="float">
            <text:p>879922</text:p>
          </table:table-cell>
          <table:table-cell table:formula="of:=OFFSET([linked_data.D$2]; [.$G108]; 0)" office:value-type="float" office:value="0.7401" calcext:value-type="float">
            <text:p>0.7401</text:p>
          </table:table-cell>
          <table:table-cell table:formula="of:=OFFSET([linked_data.E$2]; [.$G108]; 0)" office:value-type="float" office:value="0.76" calcext:value-type="float">
            <text:p>0.76</text:p>
          </table:table-cell>
          <table:table-cell table:formula="of:=OFFSET([linked_data.F$2]; [.$G108]; 0)" office:value-type="float" office:value="0.69" calcext:value-type="float">
            <text:p>0.69</text:p>
          </table:table-cell>
          <table:table-cell office:value-type="float" office:value="149" calcext:value-type="float">
            <text:p>149</text:p>
          </table:table-cell>
          <table:table-cell/>
          <table:table-cell table:formula="of:=([.B109]-[.B107])/2" office:value-type="float" office:value="0.00600000000000001" calcext:value-type="float">
            <text:p>0.006</text:p>
          </table:table-cell>
          <table:table-cell table:formula="of:=([.B109]+[.B107]-2*[.B108])/2" office:value-type="float" office:value="0.0392" calcext:value-type="float">
            <text:p>0.0392</text:p>
          </table:table-cell>
          <table:table-cell table:formula="of:=[.I108]*[.C108]" office:value-type="float" office:value="5279.53200000001" calcext:value-type="float">
            <text:p>5279.53200000001</text:p>
          </table:table-cell>
        </table:table-row>
        <table:table-row table:style-name="ro1">
          <table:table-cell table:formula="of:=OFFSET([linked_data.A$2]; [.$G109]; 0)" office:value-type="string" office:string-value="2020-07-01" calcext:value-type="string">
            <text:p>2020-07-01</text:p>
          </table:table-cell>
          <table:table-cell table:formula="of:=OFFSET([linked_data.B$2]; [.$G109]; 0)" office:value-type="float" office:value="0.75" calcext:value-type="float">
            <text:p>0.75</text:p>
          </table:table-cell>
          <table:table-cell table:formula="of:=OFFSET([linked_data.C$2]; [.$G109]; 0)" office:value-type="float" office:value="1650503" calcext:value-type="float">
            <text:p>1650503</text:p>
          </table:table-cell>
          <table:table-cell table:formula="of:=OFFSET([linked_data.D$2]; [.$G109]; 0)" office:value-type="float" office:value="0.7098" calcext:value-type="float">
            <text:p>0.7098</text:p>
          </table:table-cell>
          <table:table-cell table:formula="of:=OFFSET([linked_data.E$2]; [.$G109]; 0)" office:value-type="float" office:value="0.77" calcext:value-type="float">
            <text:p>0.77</text:p>
          </table:table-cell>
          <table:table-cell table:formula="of:=OFFSET([linked_data.F$2]; [.$G109]; 0)" office:value-type="float" office:value="0.68" calcext:value-type="float">
            <text:p>0.68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([.B110]-[.B108])/2" office:value-type="float" office:value="-0.00190000000000001" calcext:value-type="float">
            <text:p>-0.0019</text:p>
          </table:table-cell>
          <table:table-cell table:formula="of:=([.B110]+[.B108]-2*[.B109])/2" office:value-type="float" office:value="-0.0471" calcext:value-type="float">
            <text:p>-0.0471</text:p>
          </table:table-cell>
          <table:table-cell table:formula="of:=[.I109]*[.C109]" office:value-type="float" office:value="-3135.95570000002" calcext:value-type="float">
            <text:p>-3135.95570000002</text:p>
          </table:table-cell>
        </table:table-row>
        <table:table-row table:style-name="ro1">
          <table:table-cell table:formula="of:=OFFSET([linked_data.A$2]; [.$G110]; 0)" office:value-type="string" office:string-value="2020-07-02" calcext:value-type="string">
            <text:p>2020-07-02</text:p>
          </table:table-cell>
          <table:table-cell table:formula="of:=OFFSET([linked_data.B$2]; [.$G110]; 0)" office:value-type="float" office:value="0.701" calcext:value-type="float">
            <text:p>0.701</text:p>
          </table:table-cell>
          <table:table-cell table:formula="of:=OFFSET([linked_data.C$2]; [.$G110]; 0)" office:value-type="float" office:value="887498" calcext:value-type="float">
            <text:p>887498</text:p>
          </table:table-cell>
          <table:table-cell table:formula="of:=OFFSET([linked_data.D$2]; [.$G110]; 0)" office:value-type="float" office:value="0.73" calcext:value-type="float">
            <text:p>0.73</text:p>
          </table:table-cell>
          <table:table-cell table:formula="of:=OFFSET([linked_data.E$2]; [.$G110]; 0)" office:value-type="float" office:value="0.75" calcext:value-type="float">
            <text:p>0.75</text:p>
          </table:table-cell>
          <table:table-cell table:formula="of:=OFFSET([linked_data.F$2]; [.$G110]; 0)" office:value-type="float" office:value="0.69" calcext:value-type="float">
            <text:p>0.69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([.B111]-[.B109])/2" office:value-type="float" office:value="-0.015" calcext:value-type="float">
            <text:p>-0.015</text:p>
          </table:table-cell>
          <table:table-cell table:formula="of:=([.B111]+[.B109]-2*[.B110])/2" office:value-type="float" office:value="0.034" calcext:value-type="float">
            <text:p>0.034</text:p>
          </table:table-cell>
          <table:table-cell table:formula="of:=[.I110]*[.C110]" office:value-type="float" office:value="-13312.47" calcext:value-type="float">
            <text:p>-13312.47</text:p>
          </table:table-cell>
        </table:table-row>
        <table:table-row table:style-name="ro1">
          <table:table-cell table:formula="of:=OFFSET([linked_data.A$2]; [.$G111]; 0)" office:value-type="string" office:string-value="2020-07-06" calcext:value-type="string">
            <text:p>2020-07-06</text:p>
          </table:table-cell>
          <table:table-cell table:formula="of:=OFFSET([linked_data.B$2]; [.$G111]; 0)" office:value-type="float" office:value="0.72" calcext:value-type="float">
            <text:p>0.72</text:p>
          </table:table-cell>
          <table:table-cell table:formula="of:=OFFSET([linked_data.C$2]; [.$G111]; 0)" office:value-type="float" office:value="972045" calcext:value-type="float">
            <text:p>972045</text:p>
          </table:table-cell>
          <table:table-cell table:formula="of:=OFFSET([linked_data.D$2]; [.$G111]; 0)" office:value-type="float" office:value="0.71" calcext:value-type="float">
            <text:p>0.71</text:p>
          </table:table-cell>
          <table:table-cell table:formula="of:=OFFSET([linked_data.E$2]; [.$G111]; 0)" office:value-type="float" office:value="0.749" calcext:value-type="float">
            <text:p>0.749</text:p>
          </table:table-cell>
          <table:table-cell table:formula="of:=OFFSET([linked_data.F$2]; [.$G111]; 0)" office:value-type="float" office:value="0.684" calcext:value-type="float">
            <text:p>0.68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([.B112]-[.B110])/2" office:value-type="float" office:value="-0.00324999999999998" calcext:value-type="float">
            <text:p>-0.00325</text:p>
          </table:table-cell>
          <table:table-cell table:formula="of:=([.B112]+[.B110]-2*[.B111])/2" office:value-type="float" office:value="-0.02225" calcext:value-type="float">
            <text:p>-0.02225</text:p>
          </table:table-cell>
          <table:table-cell table:formula="of:=[.I111]*[.C111]" office:value-type="float" office:value="-3159.14624999998" calcext:value-type="float">
            <text:p>-3159.14624999998</text:p>
          </table:table-cell>
        </table:table-row>
        <table:table-row table:style-name="ro1">
          <table:table-cell table:formula="of:=OFFSET([linked_data.A$2]; [.$G112]; 0)" office:value-type="string" office:string-value="2020-07-07" calcext:value-type="string">
            <text:p>2020-07-07</text:p>
          </table:table-cell>
          <table:table-cell table:formula="of:=OFFSET([linked_data.B$2]; [.$G112]; 0)" office:value-type="float" office:value="0.6945" calcext:value-type="float">
            <text:p>0.6945</text:p>
          </table:table-cell>
          <table:table-cell table:formula="of:=OFFSET([linked_data.C$2]; [.$G112]; 0)" office:value-type="float" office:value="480161" calcext:value-type="float">
            <text:p>480161</text:p>
          </table:table-cell>
          <table:table-cell table:formula="of:=OFFSET([linked_data.D$2]; [.$G112]; 0)" office:value-type="float" office:value="0.72" calcext:value-type="float">
            <text:p>0.72</text:p>
          </table:table-cell>
          <table:table-cell table:formula="of:=OFFSET([linked_data.E$2]; [.$G112]; 0)" office:value-type="float" office:value="0.72" calcext:value-type="float">
            <text:p>0.72</text:p>
          </table:table-cell>
          <table:table-cell table:formula="of:=OFFSET([linked_data.F$2]; [.$G112]; 0)" office:value-type="float" office:value="0.685" calcext:value-type="float">
            <text:p>0.685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([.B113]-[.B111])/2" office:value-type="float" office:value="-0.00734999999999997" calcext:value-type="float">
            <text:p>-0.00735</text:p>
          </table:table-cell>
          <table:table-cell table:formula="of:=([.B113]+[.B111]-2*[.B112])/2" office:value-type="float" office:value="0.01815" calcext:value-type="float">
            <text:p>0.01815</text:p>
          </table:table-cell>
          <table:table-cell table:formula="of:=[.I112]*[.C112]" office:value-type="float" office:value="-3529.18334999998" calcext:value-type="float">
            <text:p>-3529.18334999998</text:p>
          </table:table-cell>
        </table:table-row>
        <table:table-row table:style-name="ro1">
          <table:table-cell table:formula="of:=OFFSET([linked_data.A$2]; [.$G113]; 0)" office:value-type="string" office:string-value="2020-07-08" calcext:value-type="string">
            <text:p>2020-07-08</text:p>
          </table:table-cell>
          <table:table-cell table:formula="of:=OFFSET([linked_data.B$2]; [.$G113]; 0)" office:value-type="float" office:value="0.7053" calcext:value-type="float">
            <text:p>0.7053</text:p>
          </table:table-cell>
          <table:table-cell table:formula="of:=OFFSET([linked_data.C$2]; [.$G113]; 0)" office:value-type="float" office:value="1565525" calcext:value-type="float">
            <text:p>1565525</text:p>
          </table:table-cell>
          <table:table-cell table:formula="of:=OFFSET([linked_data.D$2]; [.$G113]; 0)" office:value-type="float" office:value="0.7403" calcext:value-type="float">
            <text:p>0.7403</text:p>
          </table:table-cell>
          <table:table-cell table:formula="of:=OFFSET([linked_data.E$2]; [.$G113]; 0)" office:value-type="float" office:value="0.77" calcext:value-type="float">
            <text:p>0.77</text:p>
          </table:table-cell>
          <table:table-cell table:formula="of:=OFFSET([linked_data.F$2]; [.$G113]; 0)" office:value-type="float" office:value="0.695" calcext:value-type="float">
            <text:p>0.695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([.B114]-[.B112])/2" office:value-type="float" office:value="-0.00125000000000003" calcext:value-type="float">
            <text:p>-0.00125</text:p>
          </table:table-cell>
          <table:table-cell table:formula="of:=([.B114]+[.B112]-2*[.B113])/2" office:value-type="float" office:value="-0.0120500000000001" calcext:value-type="float">
            <text:p>-0.01205</text:p>
          </table:table-cell>
          <table:table-cell table:formula="of:=[.I113]*[.C113]" office:value-type="float" office:value="-1956.90625000005" calcext:value-type="float">
            <text:p>-1956.90625000005</text:p>
          </table:table-cell>
        </table:table-row>
        <table:table-row table:style-name="ro1">
          <table:table-cell table:formula="of:=OFFSET([linked_data.A$2]; [.$G114]; 0)" office:value-type="string" office:string-value="2020-07-09" calcext:value-type="string">
            <text:p>2020-07-09</text:p>
          </table:table-cell>
          <table:table-cell table:formula="of:=OFFSET([linked_data.B$2]; [.$G114]; 0)" office:value-type="float" office:value="0.692" calcext:value-type="float">
            <text:p>0.692</text:p>
          </table:table-cell>
          <table:table-cell table:formula="of:=OFFSET([linked_data.C$2]; [.$G114]; 0)" office:value-type="float" office:value="362077" calcext:value-type="float">
            <text:p>362077</text:p>
          </table:table-cell>
          <table:table-cell table:formula="of:=OFFSET([linked_data.D$2]; [.$G114]; 0)" office:value-type="float" office:value="0.71" calcext:value-type="float">
            <text:p>0.71</text:p>
          </table:table-cell>
          <table:table-cell table:formula="of:=OFFSET([linked_data.E$2]; [.$G114]; 0)" office:value-type="float" office:value="0.7298" calcext:value-type="float">
            <text:p>0.7298</text:p>
          </table:table-cell>
          <table:table-cell table:formula="of:=OFFSET([linked_data.F$2]; [.$G114]; 0)" office:value-type="float" office:value="0.6905" calcext:value-type="float">
            <text:p>0.6905</text:p>
          </table:table-cell>
          <table:table-cell office:value-type="float" office:value="143" calcext:value-type="float">
            <text:p>143</text:p>
          </table:table-cell>
          <table:table-cell/>
          <table:table-cell table:formula="of:=([.B115]-[.B113])/2" office:value-type="float" office:value="-0.00465000000000004" calcext:value-type="float">
            <text:p>-0.00465</text:p>
          </table:table-cell>
          <table:table-cell table:formula="of:=([.B115]+[.B113]-2*[.B114])/2" office:value-type="float" office:value="0.00865000000000005" calcext:value-type="float">
            <text:p>0.00865</text:p>
          </table:table-cell>
          <table:table-cell table:formula="of:=[.I114]*[.C114]" office:value-type="float" office:value="-1683.65805000002" calcext:value-type="float">
            <text:p>-1683.65805000002</text:p>
          </table:table-cell>
        </table:table-row>
        <table:table-row table:style-name="ro1">
          <table:table-cell table:formula="of:=OFFSET([linked_data.A$2]; [.$G115]; 0)" office:value-type="string" office:string-value="2020-07-10" calcext:value-type="string">
            <text:p>2020-07-10</text:p>
          </table:table-cell>
          <table:table-cell table:formula="of:=OFFSET([linked_data.B$2]; [.$G115]; 0)" office:value-type="float" office:value="0.696" calcext:value-type="float">
            <text:p>0.696</text:p>
          </table:table-cell>
          <table:table-cell table:formula="of:=OFFSET([linked_data.C$2]; [.$G115]; 0)" office:value-type="float" office:value="297751" calcext:value-type="float">
            <text:p>297751</text:p>
          </table:table-cell>
          <table:table-cell table:formula="of:=OFFSET([linked_data.D$2]; [.$G115]; 0)" office:value-type="float" office:value="0.69" calcext:value-type="float">
            <text:p>0.69</text:p>
          </table:table-cell>
          <table:table-cell table:formula="of:=OFFSET([linked_data.E$2]; [.$G115]; 0)" office:value-type="float" office:value="0.71" calcext:value-type="float">
            <text:p>0.71</text:p>
          </table:table-cell>
          <table:table-cell table:formula="of:=OFFSET([linked_data.F$2]; [.$G115]; 0)" office:value-type="float" office:value="0.69" calcext:value-type="float">
            <text:p>0.69</text:p>
          </table:table-cell>
          <table:table-cell office:value-type="float" office:value="142" calcext:value-type="float">
            <text:p>142</text:p>
          </table:table-cell>
          <table:table-cell/>
          <table:table-cell table:formula="of:=([.B116]-[.B114])/2" office:value-type="float" office:value="-0.001" calcext:value-type="float">
            <text:p>-0.001</text:p>
          </table:table-cell>
          <table:table-cell table:formula="of:=([.B116]+[.B114]-2*[.B115])/2" office:value-type="float" office:value="-0.005" calcext:value-type="float">
            <text:p>-0.005</text:p>
          </table:table-cell>
          <table:table-cell table:formula="of:=[.I115]*[.C115]" office:value-type="float" office:value="-297.751" calcext:value-type="float">
            <text:p>-297.751</text:p>
          </table:table-cell>
        </table:table-row>
        <table:table-row table:style-name="ro1">
          <table:table-cell table:formula="of:=OFFSET([linked_data.A$2]; [.$G116]; 0)" office:value-type="string" office:string-value="2020-07-13" calcext:value-type="string">
            <text:p>2020-07-13</text:p>
          </table:table-cell>
          <table:table-cell table:formula="of:=OFFSET([linked_data.B$2]; [.$G116]; 0)" office:value-type="float" office:value="0.69" calcext:value-type="float">
            <text:p>0.69</text:p>
          </table:table-cell>
          <table:table-cell table:formula="of:=OFFSET([linked_data.C$2]; [.$G116]; 0)" office:value-type="float" office:value="856711" calcext:value-type="float">
            <text:p>856711</text:p>
          </table:table-cell>
          <table:table-cell table:formula="of:=OFFSET([linked_data.D$2]; [.$G116]; 0)" office:value-type="float" office:value="0.7947" calcext:value-type="float">
            <text:p>0.7947</text:p>
          </table:table-cell>
          <table:table-cell table:formula="of:=OFFSET([linked_data.E$2]; [.$G116]; 0)" office:value-type="float" office:value="0.7947" calcext:value-type="float">
            <text:p>0.7947</text:p>
          </table:table-cell>
          <table:table-cell table:formula="of:=OFFSET([linked_data.F$2]; [.$G116]; 0)" office:value-type="float" office:value="0.69" calcext:value-type="float">
            <text:p>0.69</text:p>
          </table:table-cell>
          <table:table-cell office:value-type="float" office:value="141" calcext:value-type="float">
            <text:p>141</text:p>
          </table:table-cell>
          <table:table-cell/>
          <table:table-cell table:formula="of:=([.B117]-[.B115])/2" office:value-type="float" office:value="-0.015" calcext:value-type="float">
            <text:p>-0.015</text:p>
          </table:table-cell>
          <table:table-cell table:formula="of:=([.B117]+[.B115]-2*[.B116])/2" office:value-type="float" office:value="-0.0089999999999999" calcext:value-type="float">
            <text:p>-0.009</text:p>
          </table:table-cell>
          <table:table-cell table:formula="of:=[.I116]*[.C116]" office:value-type="float" office:value="-12850.665" calcext:value-type="float">
            <text:p>-12850.665</text:p>
          </table:table-cell>
        </table:table-row>
        <table:table-row table:style-name="ro1">
          <table:table-cell table:formula="of:=OFFSET([linked_data.A$2]; [.$G117]; 0)" office:value-type="string" office:string-value="2020-07-14" calcext:value-type="string">
            <text:p>2020-07-14</text:p>
          </table:table-cell>
          <table:table-cell table:formula="of:=OFFSET([linked_data.B$2]; [.$G117]; 0)" office:value-type="float" office:value="0.666" calcext:value-type="float">
            <text:p>0.666</text:p>
          </table:table-cell>
          <table:table-cell table:formula="of:=OFFSET([linked_data.C$2]; [.$G117]; 0)" office:value-type="float" office:value="471665" calcext:value-type="float">
            <text:p>471665</text:p>
          </table:table-cell>
          <table:table-cell table:formula="of:=OFFSET([linked_data.D$2]; [.$G117]; 0)" office:value-type="float" office:value="0.7" calcext:value-type="float">
            <text:p>0.7</text:p>
          </table:table-cell>
          <table:table-cell table:formula="of:=OFFSET([linked_data.E$2]; [.$G117]; 0)" office:value-type="float" office:value="0.7" calcext:value-type="float">
            <text:p>0.7</text:p>
          </table:table-cell>
          <table:table-cell table:formula="of:=OFFSET([linked_data.F$2]; [.$G117]; 0)" office:value-type="float" office:value="0.651" calcext:value-type="float">
            <text:p>0.651</text:p>
          </table:table-cell>
          <table:table-cell office:value-type="float" office:value="140" calcext:value-type="float">
            <text:p>140</text:p>
          </table:table-cell>
          <table:table-cell/>
          <table:table-cell table:formula="of:=([.B118]-[.B116])/2" office:value-type="float" office:value="-0.00744999999999996" calcext:value-type="float">
            <text:p>-0.00745</text:p>
          </table:table-cell>
          <table:table-cell table:formula="of:=([.B118]+[.B116]-2*[.B117])/2" office:value-type="float" office:value="0.01655" calcext:value-type="float">
            <text:p>0.01655</text:p>
          </table:table-cell>
          <table:table-cell table:formula="of:=[.I117]*[.C117]" office:value-type="float" office:value="-3513.90424999998" calcext:value-type="float">
            <text:p>-3513.90424999998</text:p>
          </table:table-cell>
        </table:table-row>
        <table:table-row table:style-name="ro1">
          <table:table-cell table:formula="of:=OFFSET([linked_data.A$2]; [.$G118]; 0)" office:value-type="string" office:string-value="2020-07-15" calcext:value-type="string">
            <text:p>2020-07-15</text:p>
          </table:table-cell>
          <table:table-cell table:formula="of:=OFFSET([linked_data.B$2]; [.$G118]; 0)" office:value-type="float" office:value="0.6751" calcext:value-type="float">
            <text:p>0.6751</text:p>
          </table:table-cell>
          <table:table-cell table:formula="of:=OFFSET([linked_data.C$2]; [.$G118]; 0)" office:value-type="float" office:value="455214" calcext:value-type="float">
            <text:p>455214</text:p>
          </table:table-cell>
          <table:table-cell table:formula="of:=OFFSET([linked_data.D$2]; [.$G118]; 0)" office:value-type="float" office:value="0.7" calcext:value-type="float">
            <text:p>0.7</text:p>
          </table:table-cell>
          <table:table-cell table:formula="of:=OFFSET([linked_data.E$2]; [.$G118]; 0)" office:value-type="float" office:value="0.7" calcext:value-type="float">
            <text:p>0.7</text:p>
          </table:table-cell>
          <table:table-cell table:formula="of:=OFFSET([linked_data.F$2]; [.$G118]; 0)" office:value-type="float" office:value="0.67" calcext:value-type="float">
            <text:p>0.67</text:p>
          </table:table-cell>
          <table:table-cell office:value-type="float" office:value="139" calcext:value-type="float">
            <text:p>139</text:p>
          </table:table-cell>
          <table:table-cell/>
          <table:table-cell table:formula="of:=([.B119]-[.B117])/2" office:value-type="float" office:value="0.012" calcext:value-type="float">
            <text:p>0.012</text:p>
          </table:table-cell>
          <table:table-cell table:formula="of:=([.B119]+[.B117]-2*[.B118])/2" office:value-type="float" office:value="0.0028999999999999" calcext:value-type="float">
            <text:p>0.0029</text:p>
          </table:table-cell>
          <table:table-cell table:formula="of:=[.I118]*[.C118]" office:value-type="float" office:value="5462.56799999998" calcext:value-type="float">
            <text:p>5462.56799999998</text:p>
          </table:table-cell>
        </table:table-row>
        <table:table-row table:style-name="ro1">
          <table:table-cell table:formula="of:=OFFSET([linked_data.A$2]; [.$G119]; 0)" office:value-type="string" office:string-value="2020-07-16" calcext:value-type="string">
            <text:p>2020-07-16</text:p>
          </table:table-cell>
          <table:table-cell table:formula="of:=OFFSET([linked_data.B$2]; [.$G119]; 0)" office:value-type="float" office:value="0.69" calcext:value-type="float">
            <text:p>0.69</text:p>
          </table:table-cell>
          <table:table-cell table:formula="of:=OFFSET([linked_data.C$2]; [.$G119]; 0)" office:value-type="float" office:value="420587" calcext:value-type="float">
            <text:p>420587</text:p>
          </table:table-cell>
          <table:table-cell table:formula="of:=OFFSET([linked_data.D$2]; [.$G119]; 0)" office:value-type="float" office:value="0.685" calcext:value-type="float">
            <text:p>0.685</text:p>
          </table:table-cell>
          <table:table-cell table:formula="of:=OFFSET([linked_data.E$2]; [.$G119]; 0)" office:value-type="float" office:value="0.7" calcext:value-type="float">
            <text:p>0.7</text:p>
          </table:table-cell>
          <table:table-cell table:formula="of:=OFFSET([linked_data.F$2]; [.$G119]; 0)" office:value-type="float" office:value="0.675" calcext:value-type="float">
            <text:p>0.675</text:p>
          </table:table-cell>
          <table:table-cell office:value-type="float" office:value="138" calcext:value-type="float">
            <text:p>138</text:p>
          </table:table-cell>
          <table:table-cell/>
          <table:table-cell table:formula="of:=([.B120]-[.B118])/2" office:value-type="float" office:value="0.0045" calcext:value-type="float">
            <text:p>0.0045</text:p>
          </table:table-cell>
          <table:table-cell table:formula="of:=([.B120]+[.B118]-2*[.B119])/2" office:value-type="float" office:value="-0.0104" calcext:value-type="float">
            <text:p>-0.0104</text:p>
          </table:table-cell>
          <table:table-cell table:formula="of:=[.I119]*[.C119]" office:value-type="float" office:value="1892.6415" calcext:value-type="float">
            <text:p>1892.6415</text:p>
          </table:table-cell>
        </table:table-row>
        <table:table-row table:style-name="ro1">
          <table:table-cell table:formula="of:=OFFSET([linked_data.A$2]; [.$G120]; 0)" office:value-type="string" office:string-value="2020-07-17" calcext:value-type="string">
            <text:p>2020-07-17</text:p>
          </table:table-cell>
          <table:table-cell table:formula="of:=OFFSET([linked_data.B$2]; [.$G120]; 0)" office:value-type="float" office:value="0.6841" calcext:value-type="float">
            <text:p>0.6841</text:p>
          </table:table-cell>
          <table:table-cell table:formula="of:=OFFSET([linked_data.C$2]; [.$G120]; 0)" office:value-type="float" office:value="405198" calcext:value-type="float">
            <text:p>405198</text:p>
          </table:table-cell>
          <table:table-cell table:formula="of:=OFFSET([linked_data.D$2]; [.$G120]; 0)" office:value-type="float" office:value="0.699" calcext:value-type="float">
            <text:p>0.699</text:p>
          </table:table-cell>
          <table:table-cell table:formula="of:=OFFSET([linked_data.E$2]; [.$G120]; 0)" office:value-type="float" office:value="0.699" calcext:value-type="float">
            <text:p>0.699</text:p>
          </table:table-cell>
          <table:table-cell table:formula="of:=OFFSET([linked_data.F$2]; [.$G120]; 0)" office:value-type="float" office:value="0.6801" calcext:value-type="float">
            <text:p>0.6801</text:p>
          </table:table-cell>
          <table:table-cell office:value-type="float" office:value="137" calcext:value-type="float">
            <text:p>137</text:p>
          </table:table-cell>
          <table:table-cell/>
          <table:table-cell table:formula="of:=([.B121]-[.B119])/2" office:value-type="float" office:value="-0.00569999999999998" calcext:value-type="float">
            <text:p>-0.0057</text:p>
          </table:table-cell>
          <table:table-cell table:formula="of:=([.B121]+[.B119]-2*[.B120])/2" office:value-type="float" office:value="0.000199999999999867" calcext:value-type="float">
            <text:p>0.0002</text:p>
          </table:table-cell>
          <table:table-cell table:formula="of:=[.I120]*[.C120]" office:value-type="float" office:value="-2309.62859999999" calcext:value-type="float">
            <text:p>-2309.62859999999</text:p>
          </table:table-cell>
        </table:table-row>
        <table:table-row table:style-name="ro1">
          <table:table-cell table:formula="of:=OFFSET([linked_data.A$2]; [.$G121]; 0)" office:value-type="string" office:string-value="2020-07-20" calcext:value-type="string">
            <text:p>2020-07-20</text:p>
          </table:table-cell>
          <table:table-cell table:formula="of:=OFFSET([linked_data.B$2]; [.$G121]; 0)" office:value-type="float" office:value="0.6786" calcext:value-type="float">
            <text:p>0.6786</text:p>
          </table:table-cell>
          <table:table-cell table:formula="of:=OFFSET([linked_data.C$2]; [.$G121]; 0)" office:value-type="float" office:value="418696" calcext:value-type="float">
            <text:p>418696</text:p>
          </table:table-cell>
          <table:table-cell table:formula="of:=OFFSET([linked_data.D$2]; [.$G121]; 0)" office:value-type="float" office:value="0.6841" calcext:value-type="float">
            <text:p>0.6841</text:p>
          </table:table-cell>
          <table:table-cell table:formula="of:=OFFSET([linked_data.E$2]; [.$G121]; 0)" office:value-type="float" office:value="0.695" calcext:value-type="float">
            <text:p>0.695</text:p>
          </table:table-cell>
          <table:table-cell table:formula="of:=OFFSET([linked_data.F$2]; [.$G121]; 0)" office:value-type="float" office:value="0.6707" calcext:value-type="float">
            <text:p>0.6707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([.B122]-[.B120])/2" office:value-type="float" office:value="-0.000900000000000012" calcext:value-type="float">
            <text:p>-0.0009</text:p>
          </table:table-cell>
          <table:table-cell table:formula="of:=([.B122]+[.B120]-2*[.B121])/2" office:value-type="float" office:value="0.00460000000000005" calcext:value-type="float">
            <text:p>0.0046</text:p>
          </table:table-cell>
          <table:table-cell table:formula="of:=[.I121]*[.C121]" office:value-type="float" office:value="-376.826400000005" calcext:value-type="float">
            <text:p>-376.826400000005</text:p>
          </table:table-cell>
        </table:table-row>
        <table:table-row table:style-name="ro1">
          <table:table-cell table:formula="of:=OFFSET([linked_data.A$2]; [.$G122]; 0)" office:value-type="string" office:string-value="2020-07-21" calcext:value-type="string">
            <text:p>2020-07-21</text:p>
          </table:table-cell>
          <table:table-cell table:formula="of:=OFFSET([linked_data.B$2]; [.$G122]; 0)" office:value-type="float" office:value="0.6823" calcext:value-type="float">
            <text:p>0.6823</text:p>
          </table:table-cell>
          <table:table-cell table:formula="of:=OFFSET([linked_data.C$2]; [.$G122]; 0)" office:value-type="float" office:value="498482" calcext:value-type="float">
            <text:p>498482</text:p>
          </table:table-cell>
          <table:table-cell table:formula="of:=OFFSET([linked_data.D$2]; [.$G122]; 0)" office:value-type="float" office:value="0.69" calcext:value-type="float">
            <text:p>0.69</text:p>
          </table:table-cell>
          <table:table-cell table:formula="of:=OFFSET([linked_data.E$2]; [.$G122]; 0)" office:value-type="float" office:value="0.69" calcext:value-type="float">
            <text:p>0.69</text:p>
          </table:table-cell>
          <table:table-cell table:formula="of:=OFFSET([linked_data.F$2]; [.$G122]; 0)" office:value-type="float" office:value="0.6707" calcext:value-type="float">
            <text:p>0.6707</text:p>
          </table:table-cell>
          <table:table-cell office:value-type="float" office:value="135" calcext:value-type="float">
            <text:p>135</text:p>
          </table:table-cell>
          <table:table-cell/>
          <table:table-cell table:formula="of:=([.B123]-[.B121])/2" office:value-type="float" office:value="0.0317" calcext:value-type="float">
            <text:p>0.0317</text:p>
          </table:table-cell>
          <table:table-cell table:formula="of:=([.B123]+[.B121]-2*[.B122])/2" office:value-type="float" office:value="0.0279999999999999" calcext:value-type="float">
            <text:p>0.028</text:p>
          </table:table-cell>
          <table:table-cell table:formula="of:=[.I122]*[.C122]" office:value-type="float" office:value="15801.8794" calcext:value-type="float">
            <text:p>15801.8794</text:p>
          </table:table-cell>
        </table:table-row>
        <table:table-row table:style-name="ro1">
          <table:table-cell table:formula="of:=OFFSET([linked_data.A$2]; [.$G123]; 0)" office:value-type="string" office:string-value="2020-07-22" calcext:value-type="string">
            <text:p>2020-07-22</text:p>
          </table:table-cell>
          <table:table-cell table:formula="of:=OFFSET([linked_data.B$2]; [.$G123]; 0)" office:value-type="float" office:value="0.742" calcext:value-type="float">
            <text:p>0.742</text:p>
          </table:table-cell>
          <table:table-cell table:formula="of:=OFFSET([linked_data.C$2]; [.$G123]; 0)" office:value-type="float" office:value="1617161" calcext:value-type="float">
            <text:p>1617161</text:p>
          </table:table-cell>
          <table:table-cell table:formula="of:=OFFSET([linked_data.D$2]; [.$G123]; 0)" office:value-type="float" office:value="0.7" calcext:value-type="float">
            <text:p>0.7</text:p>
          </table:table-cell>
          <table:table-cell table:formula="of:=OFFSET([linked_data.E$2]; [.$G123]; 0)" office:value-type="float" office:value="0.752" calcext:value-type="float">
            <text:p>0.752</text:p>
          </table:table-cell>
          <table:table-cell table:formula="of:=OFFSET([linked_data.F$2]; [.$G123]; 0)" office:value-type="float" office:value="0.69" calcext:value-type="float">
            <text:p>0.69</text:p>
          </table:table-cell>
          <table:table-cell office:value-type="float" office:value="134" calcext:value-type="float">
            <text:p>134</text:p>
          </table:table-cell>
          <table:table-cell/>
          <table:table-cell table:formula="of:=([.B124]-[.B122])/2" office:value-type="float" office:value="0.08485" calcext:value-type="float">
            <text:p>0.08485</text:p>
          </table:table-cell>
          <table:table-cell table:formula="of:=([.B124]+[.B122]-2*[.B123])/2" office:value-type="float" office:value="0.02515" calcext:value-type="float">
            <text:p>0.02515</text:p>
          </table:table-cell>
          <table:table-cell table:formula="of:=[.I123]*[.C123]" office:value-type="float" office:value="137216.11085" calcext:value-type="float">
            <text:p>137216.11085</text:p>
          </table:table-cell>
        </table:table-row>
        <table:table-row table:style-name="ro1">
          <table:table-cell table:formula="of:=OFFSET([linked_data.A$2]; [.$G124]; 0)" office:value-type="string" office:string-value="2020-07-23" calcext:value-type="string">
            <text:p>2020-07-23</text:p>
          </table:table-cell>
          <table:table-cell table:formula="of:=OFFSET([linked_data.B$2]; [.$G124]; 0)" office:value-type="float" office:value="0.852" calcext:value-type="float">
            <text:p>0.852</text:p>
          </table:table-cell>
          <table:table-cell table:formula="of:=OFFSET([linked_data.C$2]; [.$G124]; 0)" office:value-type="float" office:value="11932950" calcext:value-type="float">
            <text:p>11932950</text:p>
          </table:table-cell>
          <table:table-cell table:formula="of:=OFFSET([linked_data.D$2]; [.$G124]; 0)" office:value-type="float" office:value="0.77" calcext:value-type="float">
            <text:p>0.77</text:p>
          </table:table-cell>
          <table:table-cell table:formula="of:=OFFSET([linked_data.E$2]; [.$G124]; 0)" office:value-type="float" office:value="1.01" calcext:value-type="float">
            <text:p>1.01</text:p>
          </table:table-cell>
          <table:table-cell table:formula="of:=OFFSET([linked_data.F$2]; [.$G124]; 0)" office:value-type="float" office:value="0.7542" calcext:value-type="float">
            <text:p>0.7542</text:p>
          </table:table-cell>
          <table:table-cell office:value-type="float" office:value="133" calcext:value-type="float">
            <text:p>133</text:p>
          </table:table-cell>
          <table:table-cell/>
          <table:table-cell table:formula="of:=([.B125]-[.B123])/2" office:value-type="float" office:value="0.0329" calcext:value-type="float">
            <text:p>0.0329</text:p>
          </table:table-cell>
          <table:table-cell table:formula="of:=([.B125]+[.B123]-2*[.B124])/2" office:value-type="float" office:value="-0.0771000000000001" calcext:value-type="float">
            <text:p>-0.0771</text:p>
          </table:table-cell>
          <table:table-cell table:formula="of:=[.I124]*[.C124]" office:value-type="float" office:value="392594.055" calcext:value-type="float">
            <text:p>392594.055</text:p>
          </table:table-cell>
        </table:table-row>
        <table:table-row table:style-name="ro1">
          <table:table-cell table:formula="of:=OFFSET([linked_data.A$2]; [.$G125]; 0)" office:value-type="string" office:string-value="2020-07-24" calcext:value-type="string">
            <text:p>2020-07-24</text:p>
          </table:table-cell>
          <table:table-cell table:formula="of:=OFFSET([linked_data.B$2]; [.$G125]; 0)" office:value-type="float" office:value="0.8078" calcext:value-type="float">
            <text:p>0.8078</text:p>
          </table:table-cell>
          <table:table-cell table:formula="of:=OFFSET([linked_data.C$2]; [.$G125]; 0)" office:value-type="float" office:value="1694662" calcext:value-type="float">
            <text:p>1694662</text:p>
          </table:table-cell>
          <table:table-cell table:formula="of:=OFFSET([linked_data.D$2]; [.$G125]; 0)" office:value-type="float" office:value="0.83" calcext:value-type="float">
            <text:p>0.83</text:p>
          </table:table-cell>
          <table:table-cell table:formula="of:=OFFSET([linked_data.E$2]; [.$G125]; 0)" office:value-type="float" office:value="0.8691" calcext:value-type="float">
            <text:p>0.8691</text:p>
          </table:table-cell>
          <table:table-cell table:formula="of:=OFFSET([linked_data.F$2]; [.$G125]; 0)" office:value-type="float" office:value="0.766" calcext:value-type="float">
            <text:p>0.766</text:p>
          </table:table-cell>
          <table:table-cell office:value-type="float" office:value="132" calcext:value-type="float">
            <text:p>132</text:p>
          </table:table-cell>
          <table:table-cell/>
          <table:table-cell table:formula="of:=([.B126]-[.B124])/2" office:value-type="float" office:value="-0.031" calcext:value-type="float">
            <text:p>-0.031</text:p>
          </table:table-cell>
          <table:table-cell table:formula="of:=([.B126]+[.B124]-2*[.B125])/2" office:value-type="float" office:value="0.0132" calcext:value-type="float">
            <text:p>0.0132</text:p>
          </table:table-cell>
          <table:table-cell table:formula="of:=[.I125]*[.C125]" office:value-type="float" office:value="-52534.522" calcext:value-type="float">
            <text:p>-52534.522</text:p>
          </table:table-cell>
        </table:table-row>
        <table:table-row table:style-name="ro1">
          <table:table-cell table:formula="of:=OFFSET([linked_data.A$2]; [.$G126]; 0)" office:value-type="string" office:string-value="2020-07-27" calcext:value-type="string">
            <text:p>2020-07-27</text:p>
          </table:table-cell>
          <table:table-cell table:formula="of:=OFFSET([linked_data.B$2]; [.$G126]; 0)" office:value-type="float" office:value="0.79" calcext:value-type="float">
            <text:p>0.79</text:p>
          </table:table-cell>
          <table:table-cell table:formula="of:=OFFSET([linked_data.C$2]; [.$G126]; 0)" office:value-type="float" office:value="816232" calcext:value-type="float">
            <text:p>816232</text:p>
          </table:table-cell>
          <table:table-cell table:formula="of:=OFFSET([linked_data.D$2]; [.$G126]; 0)" office:value-type="float" office:value="0.82" calcext:value-type="float">
            <text:p>0.82</text:p>
          </table:table-cell>
          <table:table-cell table:formula="of:=OFFSET([linked_data.E$2]; [.$G126]; 0)" office:value-type="float" office:value="0.82" calcext:value-type="float">
            <text:p>0.82</text:p>
          </table:table-cell>
          <table:table-cell table:formula="of:=OFFSET([linked_data.F$2]; [.$G126]; 0)" office:value-type="float" office:value="0.7601" calcext:value-type="float">
            <text:p>0.7601</text:p>
          </table:table-cell>
          <table:table-cell office:value-type="float" office:value="131" calcext:value-type="float">
            <text:p>131</text:p>
          </table:table-cell>
          <table:table-cell/>
          <table:table-cell table:formula="of:=([.B127]-[.B125])/2" office:value-type="float" office:value="-0.01615" calcext:value-type="float">
            <text:p>-0.01615</text:p>
          </table:table-cell>
          <table:table-cell table:formula="of:=([.B127]+[.B125]-2*[.B126])/2" office:value-type="float" office:value="0.00164999999999993" calcext:value-type="float">
            <text:p>0.00165</text:p>
          </table:table-cell>
          <table:table-cell table:formula="of:=[.I126]*[.C126]" office:value-type="float" office:value="-13182.1468" calcext:value-type="float">
            <text:p>-13182.1468</text:p>
          </table:table-cell>
        </table:table-row>
        <table:table-row table:style-name="ro1">
          <table:table-cell table:formula="of:=OFFSET([linked_data.A$2]; [.$G127]; 0)" office:value-type="string" office:string-value="2020-07-28" calcext:value-type="string">
            <text:p>2020-07-28</text:p>
          </table:table-cell>
          <table:table-cell table:formula="of:=OFFSET([linked_data.B$2]; [.$G127]; 0)" office:value-type="float" office:value="0.7755" calcext:value-type="float">
            <text:p>0.7755</text:p>
          </table:table-cell>
          <table:table-cell table:formula="of:=OFFSET([linked_data.C$2]; [.$G127]; 0)" office:value-type="float" office:value="527077" calcext:value-type="float">
            <text:p>527077</text:p>
          </table:table-cell>
          <table:table-cell table:formula="of:=OFFSET([linked_data.D$2]; [.$G127]; 0)" office:value-type="float" office:value="0.78" calcext:value-type="float">
            <text:p>0.78</text:p>
          </table:table-cell>
          <table:table-cell table:formula="of:=OFFSET([linked_data.E$2]; [.$G127]; 0)" office:value-type="float" office:value="0.7848" calcext:value-type="float">
            <text:p>0.7848</text:p>
          </table:table-cell>
          <table:table-cell table:formula="of:=OFFSET([linked_data.F$2]; [.$G127]; 0)" office:value-type="float" office:value="0.7601" calcext:value-type="float">
            <text:p>0.7601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([.B128]-[.B126])/2" office:value-type="float" office:value="-0.01" calcext:value-type="float">
            <text:p>-0.01</text:p>
          </table:table-cell>
          <table:table-cell table:formula="of:=([.B128]+[.B126]-2*[.B127])/2" office:value-type="float" office:value="0.00450000000000006" calcext:value-type="float">
            <text:p>0.0045</text:p>
          </table:table-cell>
          <table:table-cell table:formula="of:=[.I127]*[.C127]" office:value-type="float" office:value="-5270.77000000001" calcext:value-type="float">
            <text:p>-5270.77000000001</text:p>
          </table:table-cell>
        </table:table-row>
        <table:table-row table:style-name="ro1">
          <table:table-cell table:formula="of:=OFFSET([linked_data.A$2]; [.$G128]; 0)" office:value-type="string" office:string-value="2020-07-29" calcext:value-type="string">
            <text:p>2020-07-29</text:p>
          </table:table-cell>
          <table:table-cell table:formula="of:=OFFSET([linked_data.B$2]; [.$G128]; 0)" office:value-type="float" office:value="0.77" calcext:value-type="float">
            <text:p>0.77</text:p>
          </table:table-cell>
          <table:table-cell table:formula="of:=OFFSET([linked_data.C$2]; [.$G128]; 0)" office:value-type="float" office:value="742027" calcext:value-type="float">
            <text:p>742027</text:p>
          </table:table-cell>
          <table:table-cell table:formula="of:=OFFSET([linked_data.D$2]; [.$G128]; 0)" office:value-type="float" office:value="0.779" calcext:value-type="float">
            <text:p>0.779</text:p>
          </table:table-cell>
          <table:table-cell table:formula="of:=OFFSET([linked_data.E$2]; [.$G128]; 0)" office:value-type="float" office:value="0.7899" calcext:value-type="float">
            <text:p>0.7899</text:p>
          </table:table-cell>
          <table:table-cell table:formula="of:=OFFSET([linked_data.F$2]; [.$G128]; 0)" office:value-type="float" office:value="0.731" calcext:value-type="float">
            <text:p>0.731</text:p>
          </table:table-cell>
          <table:table-cell office:value-type="float" office:value="129" calcext:value-type="float">
            <text:p>129</text:p>
          </table:table-cell>
          <table:table-cell/>
          <table:table-cell table:formula="of:=([.B129]-[.B127])/2" office:value-type="float" office:value="0.03725" calcext:value-type="float">
            <text:p>0.03725</text:p>
          </table:table-cell>
          <table:table-cell table:formula="of:=([.B129]+[.B127]-2*[.B128])/2" office:value-type="float" office:value="0.04275" calcext:value-type="float">
            <text:p>0.04275</text:p>
          </table:table-cell>
          <table:table-cell table:formula="of:=[.I128]*[.C128]" office:value-type="float" office:value="27640.50575" calcext:value-type="float">
            <text:p>27640.50575</text:p>
          </table:table-cell>
        </table:table-row>
        <table:table-row table:style-name="ro1">
          <table:table-cell table:formula="of:=OFFSET([linked_data.A$2]; [.$G129]; 0)" office:value-type="string" office:string-value="2020-07-30" calcext:value-type="string">
            <text:p>2020-07-30</text:p>
          </table:table-cell>
          <table:table-cell table:formula="of:=OFFSET([linked_data.B$2]; [.$G129]; 0)" office:value-type="float" office:value="0.85" calcext:value-type="float">
            <text:p>0.85</text:p>
          </table:table-cell>
          <table:table-cell table:formula="of:=OFFSET([linked_data.C$2]; [.$G129]; 0)" office:value-type="float" office:value="2691345" calcext:value-type="float">
            <text:p>2691345</text:p>
          </table:table-cell>
          <table:table-cell table:formula="of:=OFFSET([linked_data.D$2]; [.$G129]; 0)" office:value-type="float" office:value="0.739" calcext:value-type="float">
            <text:p>0.739</text:p>
          </table:table-cell>
          <table:table-cell table:formula="of:=OFFSET([linked_data.E$2]; [.$G129]; 0)" office:value-type="float" office:value="0.93" calcext:value-type="float">
            <text:p>0.93</text:p>
          </table:table-cell>
          <table:table-cell table:formula="of:=OFFSET([linked_data.F$2]; [.$G129]; 0)" office:value-type="float" office:value="0.73" calcext:value-type="float">
            <text:p>0.73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([.B130]-[.B128])/2" office:value-type="float" office:value="0.0275" calcext:value-type="float">
            <text:p>0.0275</text:p>
          </table:table-cell>
          <table:table-cell table:formula="of:=([.B130]+[.B128]-2*[.B129])/2" office:value-type="float" office:value="-0.0525" calcext:value-type="float">
            <text:p>-0.0525</text:p>
          </table:table-cell>
          <table:table-cell table:formula="of:=[.I129]*[.C129]" office:value-type="float" office:value="74011.9874999999" calcext:value-type="float">
            <text:p>74011.9874999999</text:p>
          </table:table-cell>
        </table:table-row>
        <table:table-row table:style-name="ro1">
          <table:table-cell table:formula="of:=OFFSET([linked_data.A$2]; [.$G130]; 0)" office:value-type="string" office:string-value="2020-07-31" calcext:value-type="string">
            <text:p>2020-07-31</text:p>
          </table:table-cell>
          <table:table-cell table:formula="of:=OFFSET([linked_data.B$2]; [.$G130]; 0)" office:value-type="float" office:value="0.825" calcext:value-type="float">
            <text:p>0.825</text:p>
          </table:table-cell>
          <table:table-cell table:formula="of:=OFFSET([linked_data.C$2]; [.$G130]; 0)" office:value-type="float" office:value="440207" calcext:value-type="float">
            <text:p>440207</text:p>
          </table:table-cell>
          <table:table-cell table:formula="of:=OFFSET([linked_data.D$2]; [.$G130]; 0)" office:value-type="float" office:value="0.825" calcext:value-type="float">
            <text:p>0.825</text:p>
          </table:table-cell>
          <table:table-cell table:formula="of:=OFFSET([linked_data.E$2]; [.$G130]; 0)" office:value-type="float" office:value="0.84" calcext:value-type="float">
            <text:p>0.84</text:p>
          </table:table-cell>
          <table:table-cell table:formula="of:=OFFSET([linked_data.F$2]; [.$G130]; 0)" office:value-type="float" office:value="0.807" calcext:value-type="float">
            <text:p>0.807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([.B131]-[.B129])/2" office:value-type="float" office:value="0.00695000000000001" calcext:value-type="float">
            <text:p>0.00695</text:p>
          </table:table-cell>
          <table:table-cell table:formula="of:=([.B131]+[.B129]-2*[.B130])/2" office:value-type="float" office:value="0.03195" calcext:value-type="float">
            <text:p>0.03195</text:p>
          </table:table-cell>
          <table:table-cell table:formula="of:=[.I130]*[.C130]" office:value-type="float" office:value="3059.43865" calcext:value-type="float">
            <text:p>3059.43865</text:p>
          </table:table-cell>
        </table:table-row>
        <table:table-row table:style-name="ro1">
          <table:table-cell table:formula="of:=OFFSET([linked_data.A$2]; [.$G131]; 0)" office:value-type="string" office:string-value="2020-08-03" calcext:value-type="string">
            <text:p>2020-08-03</text:p>
          </table:table-cell>
          <table:table-cell table:formula="of:=OFFSET([linked_data.B$2]; [.$G131]; 0)" office:value-type="float" office:value="0.8639" calcext:value-type="float">
            <text:p>0.8639</text:p>
          </table:table-cell>
          <table:table-cell table:formula="of:=OFFSET([linked_data.C$2]; [.$G131]; 0)" office:value-type="float" office:value="2812216" calcext:value-type="float">
            <text:p>2812216</text:p>
          </table:table-cell>
          <table:table-cell table:formula="of:=OFFSET([linked_data.D$2]; [.$G131]; 0)" office:value-type="float" office:value="0.83" calcext:value-type="float">
            <text:p>0.83</text:p>
          </table:table-cell>
          <table:table-cell table:formula="of:=OFFSET([linked_data.E$2]; [.$G131]; 0)" office:value-type="float" office:value="0.9398" calcext:value-type="float">
            <text:p>0.9398</text:p>
          </table:table-cell>
          <table:table-cell table:formula="of:=OFFSET([linked_data.F$2]; [.$G131]; 0)" office:value-type="float" office:value="0.7703" calcext:value-type="float">
            <text:p>0.7703</text:p>
          </table:table-cell>
          <table:table-cell office:value-type="float" office:value="126" calcext:value-type="float">
            <text:p>126</text:p>
          </table:table-cell>
          <table:table-cell/>
          <table:table-cell table:formula="of:=([.B132]-[.B130])/2" office:value-type="float" office:value="0.03225" calcext:value-type="float">
            <text:p>0.03225</text:p>
          </table:table-cell>
          <table:table-cell table:formula="of:=([.B132]+[.B130]-2*[.B131])/2" office:value-type="float" office:value="-0.00665000000000005" calcext:value-type="float">
            <text:p>-0.00665</text:p>
          </table:table-cell>
          <table:table-cell table:formula="of:=[.I131]*[.C131]" office:value-type="float" office:value="90693.966" calcext:value-type="float">
            <text:p>90693.966</text:p>
          </table:table-cell>
        </table:table-row>
        <table:table-row table:style-name="ro1">
          <table:table-cell table:formula="of:=OFFSET([linked_data.A$2]; [.$G132]; 0)" office:value-type="string" office:string-value="2020-08-04" calcext:value-type="string">
            <text:p>2020-08-04</text:p>
          </table:table-cell>
          <table:table-cell table:formula="of:=OFFSET([linked_data.B$2]; [.$G132]; 0)" office:value-type="float" office:value="0.8895" calcext:value-type="float">
            <text:p>0.8895</text:p>
          </table:table-cell>
          <table:table-cell table:formula="of:=OFFSET([linked_data.C$2]; [.$G132]; 0)" office:value-type="float" office:value="908514" calcext:value-type="float">
            <text:p>908514</text:p>
          </table:table-cell>
          <table:table-cell table:formula="of:=OFFSET([linked_data.D$2]; [.$G132]; 0)" office:value-type="float" office:value="0.8925" calcext:value-type="float">
            <text:p>0.8925</text:p>
          </table:table-cell>
          <table:table-cell table:formula="of:=OFFSET([linked_data.E$2]; [.$G132]; 0)" office:value-type="float" office:value="0.9249" calcext:value-type="float">
            <text:p>0.9249</text:p>
          </table:table-cell>
          <table:table-cell table:formula="of:=OFFSET([linked_data.F$2]; [.$G132]; 0)" office:value-type="float" office:value="0.8401" calcext:value-type="float">
            <text:p>0.8401</text:p>
          </table:table-cell>
          <table:table-cell office:value-type="float" office:value="125" calcext:value-type="float">
            <text:p>125</text:p>
          </table:table-cell>
          <table:table-cell/>
          <table:table-cell table:formula="of:=([.B133]-[.B131])/2" office:value-type="float" office:value="0.0529" calcext:value-type="float">
            <text:p>0.0529</text:p>
          </table:table-cell>
          <table:table-cell table:formula="of:=([.B133]+[.B131]-2*[.B132])/2" office:value-type="float" office:value="0.0273000000000001" calcext:value-type="float">
            <text:p>0.0273</text:p>
          </table:table-cell>
          <table:table-cell table:formula="of:=[.I132]*[.C132]" office:value-type="float" office:value="48060.3906" calcext:value-type="float">
            <text:p>48060.3906</text:p>
          </table:table-cell>
        </table:table-row>
        <table:table-row table:style-name="ro1">
          <table:table-cell table:formula="of:=OFFSET([linked_data.A$2]; [.$G133]; 0)" office:value-type="string" office:string-value="2020-08-05" calcext:value-type="string">
            <text:p>2020-08-05</text:p>
          </table:table-cell>
          <table:table-cell table:formula="of:=OFFSET([linked_data.B$2]; [.$G133]; 0)" office:value-type="float" office:value="0.9697" calcext:value-type="float">
            <text:p>0.9697</text:p>
          </table:table-cell>
          <table:table-cell table:formula="of:=OFFSET([linked_data.C$2]; [.$G133]; 0)" office:value-type="float" office:value="2307363" calcext:value-type="float">
            <text:p>2307363</text:p>
          </table:table-cell>
          <table:table-cell table:formula="of:=OFFSET([linked_data.D$2]; [.$G133]; 0)" office:value-type="float" office:value="0.8925" calcext:value-type="float">
            <text:p>0.8925</text:p>
          </table:table-cell>
          <table:table-cell table:formula="of:=OFFSET([linked_data.E$2]; [.$G133]; 0)" office:value-type="float" office:value="0.98" calcext:value-type="float">
            <text:p>0.98</text:p>
          </table:table-cell>
          <table:table-cell table:formula="of:=OFFSET([linked_data.F$2]; [.$G133]; 0)" office:value-type="float" office:value="0.8802" calcext:value-type="float">
            <text:p>0.8802</text:p>
          </table:table-cell>
          <table:table-cell office:value-type="float" office:value="124" calcext:value-type="float">
            <text:p>124</text:p>
          </table:table-cell>
          <table:table-cell/>
          <table:table-cell table:formula="of:=([.B134]-[.B132])/2" office:value-type="float" office:value="0.12025" calcext:value-type="float">
            <text:p>0.12025</text:p>
          </table:table-cell>
          <table:table-cell table:formula="of:=([.B134]+[.B132]-2*[.B133])/2" office:value-type="float" office:value="0.0400499999999999" calcext:value-type="float">
            <text:p>0.04005</text:p>
          </table:table-cell>
          <table:table-cell table:formula="of:=[.I133]*[.C133]" office:value-type="float" office:value="277460.40075" calcext:value-type="float">
            <text:p>277460.40075</text:p>
          </table:table-cell>
        </table:table-row>
        <table:table-row table:style-name="ro1">
          <table:table-cell table:formula="of:=OFFSET([linked_data.A$2]; [.$G134]; 0)" office:value-type="string" office:string-value="2020-08-06" calcext:value-type="string">
            <text:p>2020-08-06</text:p>
          </table:table-cell>
          <table:table-cell table:formula="of:=OFFSET([linked_data.B$2]; [.$G134]; 0)" office:value-type="float" office:value="1.13" calcext:value-type="float">
            <text:p>1.13</text:p>
          </table:table-cell>
          <table:table-cell table:formula="of:=OFFSET([linked_data.C$2]; [.$G134]; 0)" office:value-type="float" office:value="5006063" calcext:value-type="float">
            <text:p>5006063</text:p>
          </table:table-cell>
          <table:table-cell table:formula="of:=OFFSET([linked_data.D$2]; [.$G134]; 0)" office:value-type="float" office:value="0.979" calcext:value-type="float">
            <text:p>0.979</text:p>
          </table:table-cell>
          <table:table-cell table:formula="of:=OFFSET([linked_data.E$2]; [.$G134]; 0)" office:value-type="float" office:value="1.24" calcext:value-type="float">
            <text:p>1.24</text:p>
          </table:table-cell>
          <table:table-cell table:formula="of:=OFFSET([linked_data.F$2]; [.$G134]; 0)" office:value-type="float" office:value="0.932" calcext:value-type="float">
            <text:p>0.932</text:p>
          </table:table-cell>
          <table:table-cell office:value-type="float" office:value="123" calcext:value-type="float">
            <text:p>123</text:p>
          </table:table-cell>
          <table:table-cell/>
          <table:table-cell table:formula="of:=([.B135]-[.B133])/2" office:value-type="float" office:value="0.03515" calcext:value-type="float">
            <text:p>0.03515</text:p>
          </table:table-cell>
          <table:table-cell table:formula="of:=([.B135]+[.B133]-2*[.B134])/2" office:value-type="float" office:value="-0.12515" calcext:value-type="float">
            <text:p>-0.12515</text:p>
          </table:table-cell>
          <table:table-cell table:formula="of:=[.I134]*[.C134]" office:value-type="float" office:value="175963.11445" calcext:value-type="float">
            <text:p>175963.11445</text:p>
          </table:table-cell>
        </table:table-row>
        <table:table-row table:style-name="ro1">
          <table:table-cell table:formula="of:=OFFSET([linked_data.A$2]; [.$G135]; 0)" office:value-type="string" office:string-value="2020-08-07" calcext:value-type="string">
            <text:p>2020-08-07</text:p>
          </table:table-cell>
          <table:table-cell table:formula="of:=OFFSET([linked_data.B$2]; [.$G135]; 0)" office:value-type="float" office:value="1.04" calcext:value-type="float">
            <text:p>1.04</text:p>
          </table:table-cell>
          <table:table-cell table:formula="of:=OFFSET([linked_data.C$2]; [.$G135]; 0)" office:value-type="float" office:value="2331590" calcext:value-type="float">
            <text:p>2331590</text:p>
          </table:table-cell>
          <table:table-cell table:formula="of:=OFFSET([linked_data.D$2]; [.$G135]; 0)" office:value-type="float" office:value="1.14" calcext:value-type="float">
            <text:p>1.14</text:p>
          </table:table-cell>
          <table:table-cell table:formula="of:=OFFSET([linked_data.E$2]; [.$G135]; 0)" office:value-type="float" office:value="1.2" calcext:value-type="float">
            <text:p>1.2</text:p>
          </table:table-cell>
          <table:table-cell table:formula="of:=OFFSET([linked_data.F$2]; [.$G135]; 0)" office:value-type="float" office:value="1.01" calcext:value-type="float">
            <text:p>1.01</text:p>
          </table:table-cell>
          <table:table-cell office:value-type="float" office:value="122" calcext:value-type="float">
            <text:p>122</text:p>
          </table:table-cell>
          <table:table-cell/>
          <table:table-cell table:formula="of:=([.B136]-[.B134])/2" office:value-type="float" office:value="-0.0499999999999999" calcext:value-type="float">
            <text:p>-0.05</text:p>
          </table:table-cell>
          <table:table-cell table:formula="of:=([.B136]+[.B134]-2*[.B135])/2" office:value-type="float" office:value="0.04" calcext:value-type="float">
            <text:p>0.04</text:p>
          </table:table-cell>
          <table:table-cell table:formula="of:=[.I135]*[.C135]" office:value-type="float" office:value="-116579.5" calcext:value-type="float">
            <text:p>-116579.5</text:p>
          </table:table-cell>
        </table:table-row>
        <table:table-row table:style-name="ro1">
          <table:table-cell table:formula="of:=OFFSET([linked_data.A$2]; [.$G136]; 0)" office:value-type="string" office:string-value="2020-08-10" calcext:value-type="string">
            <text:p>2020-08-10</text:p>
          </table:table-cell>
          <table:table-cell table:formula="of:=OFFSET([linked_data.B$2]; [.$G136]; 0)" office:value-type="float" office:value="1.03" calcext:value-type="float">
            <text:p>1.03</text:p>
          </table:table-cell>
          <table:table-cell table:formula="of:=OFFSET([linked_data.C$2]; [.$G136]; 0)" office:value-type="float" office:value="1115196" calcext:value-type="float">
            <text:p>1115196</text:p>
          </table:table-cell>
          <table:table-cell table:formula="of:=OFFSET([linked_data.D$2]; [.$G136]; 0)" office:value-type="float" office:value="0.99" calcext:value-type="float">
            <text:p>0.99</text:p>
          </table:table-cell>
          <table:table-cell table:formula="of:=OFFSET([linked_data.E$2]; [.$G136]; 0)" office:value-type="float" office:value="1.05" calcext:value-type="float">
            <text:p>1.05</text:p>
          </table:table-cell>
          <table:table-cell table:formula="of:=OFFSET([linked_data.F$2]; [.$G136]; 0)" office:value-type="float" office:value="0.9105" calcext:value-type="float">
            <text:p>0.9105</text:p>
          </table:table-cell>
          <table:table-cell office:value-type="float" office:value="121" calcext:value-type="float">
            <text:p>121</text:p>
          </table:table-cell>
          <table:table-cell/>
          <table:table-cell table:formula="of:=([.B137]-[.B135])/2" office:value-type="float" office:value="0.035" calcext:value-type="float">
            <text:p>0.035</text:p>
          </table:table-cell>
          <table:table-cell table:formula="of:=([.B137]+[.B135]-2*[.B136])/2" office:value-type="float" office:value="0.0450000000000002" calcext:value-type="float">
            <text:p>0.045</text:p>
          </table:table-cell>
          <table:table-cell table:formula="of:=[.I136]*[.C136]" office:value-type="float" office:value="39031.86" calcext:value-type="float">
            <text:p>39031.86</text:p>
          </table:table-cell>
        </table:table-row>
        <table:table-row table:style-name="ro1">
          <table:table-cell table:formula="of:=OFFSET([linked_data.A$2]; [.$G137]; 0)" office:value-type="string" office:string-value="2020-08-11" calcext:value-type="string">
            <text:p>2020-08-11</text:p>
          </table:table-cell>
          <table:table-cell table:formula="of:=OFFSET([linked_data.B$2]; [.$G137]; 0)" office:value-type="float" office:value="1.11" calcext:value-type="float">
            <text:p>1.11</text:p>
          </table:table-cell>
          <table:table-cell table:formula="of:=OFFSET([linked_data.C$2]; [.$G137]; 0)" office:value-type="float" office:value="2978429" calcext:value-type="float">
            <text:p>2978429</text:p>
          </table:table-cell>
          <table:table-cell table:formula="of:=OFFSET([linked_data.D$2]; [.$G137]; 0)" office:value-type="float" office:value="1.06" calcext:value-type="float">
            <text:p>1.06</text:p>
          </table:table-cell>
          <table:table-cell table:formula="of:=OFFSET([linked_data.E$2]; [.$G137]; 0)" office:value-type="float" office:value="1.28" calcext:value-type="float">
            <text:p>1.28</text:p>
          </table:table-cell>
          <table:table-cell table:formula="of:=OFFSET([linked_data.F$2]; [.$G137]; 0)" office:value-type="float" office:value="1.03" calcext:value-type="float">
            <text:p>1.03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([.B138]-[.B136])/2" office:value-type="float" office:value="0.285" calcext:value-type="float">
            <text:p>0.285</text:p>
          </table:table-cell>
          <table:table-cell table:formula="of:=([.B138]+[.B136]-2*[.B137])/2" office:value-type="float" office:value="0.205" calcext:value-type="float">
            <text:p>0.205</text:p>
          </table:table-cell>
          <table:table-cell table:formula="of:=[.I137]*[.C137]" office:value-type="float" office:value="848852.265" calcext:value-type="float">
            <text:p>848852.265</text:p>
          </table:table-cell>
        </table:table-row>
        <table:table-row table:style-name="ro1">
          <table:table-cell table:formula="of:=OFFSET([linked_data.A$2]; [.$G138]; 0)" office:value-type="string" office:string-value="2020-08-12" calcext:value-type="string">
            <text:p>2020-08-12</text:p>
          </table:table-cell>
          <table:table-cell table:formula="of:=OFFSET([linked_data.B$2]; [.$G138]; 0)" office:value-type="float" office:value="1.6" calcext:value-type="float">
            <text:p>1.6</text:p>
          </table:table-cell>
          <table:table-cell table:formula="of:=OFFSET([linked_data.C$2]; [.$G138]; 0)" office:value-type="float" office:value="29459630" calcext:value-type="float">
            <text:p>29459630</text:p>
          </table:table-cell>
          <table:table-cell table:formula="of:=OFFSET([linked_data.D$2]; [.$G138]; 0)" office:value-type="float" office:value="1.16" calcext:value-type="float">
            <text:p>1.16</text:p>
          </table:table-cell>
          <table:table-cell table:formula="of:=OFFSET([linked_data.E$2]; [.$G138]; 0)" office:value-type="float" office:value="1.78" calcext:value-type="float">
            <text:p>1.78</text:p>
          </table:table-cell>
          <table:table-cell table:formula="of:=OFFSET([linked_data.F$2]; [.$G138]; 0)" office:value-type="float" office:value="1.13" calcext:value-type="float">
            <text:p>1.13</text:p>
          </table:table-cell>
          <table:table-cell office:value-type="float" office:value="119" calcext:value-type="float">
            <text:p>119</text:p>
          </table:table-cell>
          <table:table-cell/>
          <table:table-cell table:formula="of:=([.B139]-[.B137])/2" office:value-type="float" office:value="0.185" calcext:value-type="float">
            <text:p>0.185</text:p>
          </table:table-cell>
          <table:table-cell table:formula="of:=([.B139]+[.B137]-2*[.B138])/2" office:value-type="float" office:value="-0.305" calcext:value-type="float">
            <text:p>-0.305</text:p>
          </table:table-cell>
          <table:table-cell table:formula="of:=[.I138]*[.C138]" office:value-type="float" office:value="5450031.55" calcext:value-type="float">
            <text:p>5450031.55</text:p>
          </table:table-cell>
        </table:table-row>
        <table:table-row table:style-name="ro1">
          <table:table-cell table:formula="of:=OFFSET([linked_data.A$2]; [.$G139]; 0)" office:value-type="string" office:string-value="2020-08-13" calcext:value-type="string">
            <text:p>2020-08-13</text:p>
          </table:table-cell>
          <table:table-cell table:formula="of:=OFFSET([linked_data.B$2]; [.$G139]; 0)" office:value-type="float" office:value="1.48" calcext:value-type="float">
            <text:p>1.48</text:p>
          </table:table-cell>
          <table:table-cell table:formula="of:=OFFSET([linked_data.C$2]; [.$G139]; 0)" office:value-type="float" office:value="5690953" calcext:value-type="float">
            <text:p>5690953</text:p>
          </table:table-cell>
          <table:table-cell table:formula="of:=OFFSET([linked_data.D$2]; [.$G139]; 0)" office:value-type="float" office:value="1.47" calcext:value-type="float">
            <text:p>1.47</text:p>
          </table:table-cell>
          <table:table-cell table:formula="of:=OFFSET([linked_data.E$2]; [.$G139]; 0)" office:value-type="float" office:value="1.55" calcext:value-type="float">
            <text:p>1.55</text:p>
          </table:table-cell>
          <table:table-cell table:formula="of:=OFFSET([linked_data.F$2]; [.$G139]; 0)" office:value-type="float" office:value="1.29" calcext:value-type="float">
            <text:p>1.29</text:p>
          </table:table-cell>
          <table:table-cell office:value-type="float" office:value="118" calcext:value-type="float">
            <text:p>118</text:p>
          </table:table-cell>
          <table:table-cell/>
          <table:table-cell table:formula="of:=([.B140]-[.B138])/2" office:value-type="float" office:value="-0.21" calcext:value-type="float">
            <text:p>-0.21</text:p>
          </table:table-cell>
          <table:table-cell table:formula="of:=([.B140]+[.B138]-2*[.B139])/2" office:value-type="float" office:value="-0.0899999999999999" calcext:value-type="float">
            <text:p>-0.09</text:p>
          </table:table-cell>
          <table:table-cell table:formula="of:=[.I139]*[.C139]" office:value-type="float" office:value="-1195100.13" calcext:value-type="float">
            <text:p>-1195100.13</text:p>
          </table:table-cell>
        </table:table-row>
        <table:table-row table:style-name="ro1">
          <table:table-cell table:formula="of:=OFFSET([linked_data.A$2]; [.$G140]; 0)" office:value-type="string" office:string-value="2020-08-14" calcext:value-type="string">
            <text:p>2020-08-14</text:p>
          </table:table-cell>
          <table:table-cell table:formula="of:=OFFSET([linked_data.B$2]; [.$G140]; 0)" office:value-type="float" office:value="1.18" calcext:value-type="float">
            <text:p>1.18</text:p>
          </table:table-cell>
          <table:table-cell table:formula="of:=OFFSET([linked_data.C$2]; [.$G140]; 0)" office:value-type="float" office:value="3061834" calcext:value-type="float">
            <text:p>3061834</text:p>
          </table:table-cell>
          <table:table-cell table:formula="of:=OFFSET([linked_data.D$2]; [.$G140]; 0)" office:value-type="float" office:value="1.38" calcext:value-type="float">
            <text:p>1.38</text:p>
          </table:table-cell>
          <table:table-cell table:formula="of:=OFFSET([linked_data.E$2]; [.$G140]; 0)" office:value-type="float" office:value="1.44" calcext:value-type="float">
            <text:p>1.44</text:p>
          </table:table-cell>
          <table:table-cell table:formula="of:=OFFSET([linked_data.F$2]; [.$G140]; 0)" office:value-type="float" office:value="1.15" calcext:value-type="float">
            <text:p>1.15</text:p>
          </table:table-cell>
          <table:table-cell office:value-type="float" office:value="117" calcext:value-type="float">
            <text:p>117</text:p>
          </table:table-cell>
          <table:table-cell/>
          <table:table-cell table:formula="of:=([.B141]-[.B139])/2" office:value-type="float" office:value="-0.12" calcext:value-type="float">
            <text:p>-0.12</text:p>
          </table:table-cell>
          <table:table-cell table:formula="of:=([.B141]+[.B139]-2*[.B140])/2" office:value-type="float" office:value="0.18" calcext:value-type="float">
            <text:p>0.18</text:p>
          </table:table-cell>
          <table:table-cell table:formula="of:=[.I140]*[.C140]" office:value-type="float" office:value="-367420.08" calcext:value-type="float">
            <text:p>-367420.08</text:p>
          </table:table-cell>
        </table:table-row>
        <table:table-row table:style-name="ro1">
          <table:table-cell table:formula="of:=OFFSET([linked_data.A$2]; [.$G141]; 0)" office:value-type="string" office:string-value="2020-08-17" calcext:value-type="string">
            <text:p>2020-08-17</text:p>
          </table:table-cell>
          <table:table-cell table:formula="of:=OFFSET([linked_data.B$2]; [.$G141]; 0)" office:value-type="float" office:value="1.24" calcext:value-type="float">
            <text:p>1.24</text:p>
          </table:table-cell>
          <table:table-cell table:formula="of:=OFFSET([linked_data.C$2]; [.$G141]; 0)" office:value-type="float" office:value="11552150" calcext:value-type="float">
            <text:p>11552150</text:p>
          </table:table-cell>
          <table:table-cell table:formula="of:=OFFSET([linked_data.D$2]; [.$G141]; 0)" office:value-type="float" office:value="1.5" calcext:value-type="float">
            <text:p>1.5</text:p>
          </table:table-cell>
          <table:table-cell table:formula="of:=OFFSET([linked_data.E$2]; [.$G141]; 0)" office:value-type="float" office:value="1.67" calcext:value-type="float">
            <text:p>1.67</text:p>
          </table:table-cell>
          <table:table-cell table:formula="of:=OFFSET([linked_data.F$2]; [.$G141]; 0)" office:value-type="float" office:value="1.22" calcext:value-type="float">
            <text:p>1.22</text:p>
          </table:table-cell>
          <table:table-cell office:value-type="float" office:value="116" calcext:value-type="float">
            <text:p>116</text:p>
          </table:table-cell>
          <table:table-cell/>
          <table:table-cell table:formula="of:=([.B142]-[.B140])/2" office:value-type="float" office:value="0.05" calcext:value-type="float">
            <text:p>0.05</text:p>
          </table:table-cell>
          <table:table-cell table:formula="of:=([.B142]+[.B140]-2*[.B141])/2" office:value-type="float" office:value="-0.01" calcext:value-type="float">
            <text:p>-0.01</text:p>
          </table:table-cell>
          <table:table-cell table:formula="of:=[.I141]*[.C141]" office:value-type="float" office:value="577607.500000001" calcext:value-type="float">
            <text:p>577607.500000001</text:p>
          </table:table-cell>
        </table:table-row>
        <table:table-row table:style-name="ro1">
          <table:table-cell table:formula="of:=OFFSET([linked_data.A$2]; [.$G142]; 0)" office:value-type="string" office:string-value="2020-08-18" calcext:value-type="string">
            <text:p>2020-08-18</text:p>
          </table:table-cell>
          <table:table-cell table:formula="of:=OFFSET([linked_data.B$2]; [.$G142]; 0)" office:value-type="float" office:value="1.28" calcext:value-type="float">
            <text:p>1.28</text:p>
          </table:table-cell>
          <table:table-cell table:formula="of:=OFFSET([linked_data.C$2]; [.$G142]; 0)" office:value-type="float" office:value="2837335" calcext:value-type="float">
            <text:p>2837335</text:p>
          </table:table-cell>
          <table:table-cell table:formula="of:=OFFSET([linked_data.D$2]; [.$G142]; 0)" office:value-type="float" office:value="1.22" calcext:value-type="float">
            <text:p>1.22</text:p>
          </table:table-cell>
          <table:table-cell table:formula="of:=OFFSET([linked_data.E$2]; [.$G142]; 0)" office:value-type="float" office:value="1.3" calcext:value-type="float">
            <text:p>1.3</text:p>
          </table:table-cell>
          <table:table-cell table:formula="of:=OFFSET([linked_data.F$2]; [.$G142]; 0)" office:value-type="float" office:value="1.04" calcext:value-type="float">
            <text:p>1.04</text:p>
          </table:table-cell>
          <table:table-cell office:value-type="float" office:value="115" calcext:value-type="float">
            <text:p>115</text:p>
          </table:table-cell>
          <table:table-cell/>
          <table:table-cell table:formula="of:=([.B143]-[.B141])/2" office:value-type="float" office:value="0.025" calcext:value-type="float">
            <text:p>0.025</text:p>
          </table:table-cell>
          <table:table-cell table:formula="of:=([.B143]+[.B141]-2*[.B142])/2" office:value-type="float" office:value="-0.0149999999999999" calcext:value-type="float">
            <text:p>-0.015</text:p>
          </table:table-cell>
          <table:table-cell table:formula="of:=[.I142]*[.C142]" office:value-type="float" office:value="70933.3750000001" calcext:value-type="float">
            <text:p>70933.3750000001</text:p>
          </table:table-cell>
        </table:table-row>
        <table:table-row table:style-name="ro1">
          <table:table-cell table:formula="of:=OFFSET([linked_data.A$2]; [.$G143]; 0)" office:value-type="string" office:string-value="2020-08-19" calcext:value-type="string">
            <text:p>2020-08-19</text:p>
          </table:table-cell>
          <table:table-cell table:formula="of:=OFFSET([linked_data.B$2]; [.$G143]; 0)" office:value-type="float" office:value="1.29" calcext:value-type="float">
            <text:p>1.29</text:p>
          </table:table-cell>
          <table:table-cell table:formula="of:=OFFSET([linked_data.C$2]; [.$G143]; 0)" office:value-type="float" office:value="1914864" calcext:value-type="float">
            <text:p>1914864</text:p>
          </table:table-cell>
          <table:table-cell table:formula="of:=OFFSET([linked_data.D$2]; [.$G143]; 0)" office:value-type="float" office:value="1.24" calcext:value-type="float">
            <text:p>1.24</text:p>
          </table:table-cell>
          <table:table-cell table:formula="of:=OFFSET([linked_data.E$2]; [.$G143]; 0)" office:value-type="float" office:value="1.3512" calcext:value-type="float">
            <text:p>1.3512</text:p>
          </table:table-cell>
          <table:table-cell table:formula="of:=OFFSET([linked_data.F$2]; [.$G143]; 0)" office:value-type="float" office:value="1.23" calcext:value-type="float">
            <text:p>1.23</text:p>
          </table:table-cell>
          <table:table-cell office:value-type="float" office:value="114" calcext:value-type="float">
            <text:p>114</text:p>
          </table:table-cell>
          <table:table-cell/>
          <table:table-cell table:formula="of:=([.B144]-[.B142])/2" office:value-type="float" office:value="-0.035" calcext:value-type="float">
            <text:p>-0.035</text:p>
          </table:table-cell>
          <table:table-cell table:formula="of:=([.B144]+[.B142]-2*[.B143])/2" office:value-type="float" office:value="-0.0449999999999999" calcext:value-type="float">
            <text:p>-0.045</text:p>
          </table:table-cell>
          <table:table-cell table:formula="of:=[.I143]*[.C143]" office:value-type="float" office:value="-67020.2400000001" calcext:value-type="float">
            <text:p>-67020.2400000001</text:p>
          </table:table-cell>
        </table:table-row>
        <table:table-row table:style-name="ro1">
          <table:table-cell table:formula="of:=OFFSET([linked_data.A$2]; [.$G144]; 0)" office:value-type="string" office:string-value="2020-08-20" calcext:value-type="string">
            <text:p>2020-08-20</text:p>
          </table:table-cell>
          <table:table-cell table:formula="of:=OFFSET([linked_data.B$2]; [.$G144]; 0)" office:value-type="float" office:value="1.21" calcext:value-type="float">
            <text:p>1.21</text:p>
          </table:table-cell>
          <table:table-cell table:formula="of:=OFFSET([linked_data.C$2]; [.$G144]; 0)" office:value-type="float" office:value="1173686" calcext:value-type="float">
            <text:p>1173686</text:p>
          </table:table-cell>
          <table:table-cell table:formula="of:=OFFSET([linked_data.D$2]; [.$G144]; 0)" office:value-type="float" office:value="1.25" calcext:value-type="float">
            <text:p>1.25</text:p>
          </table:table-cell>
          <table:table-cell table:formula="of:=OFFSET([linked_data.E$2]; [.$G144]; 0)" office:value-type="float" office:value="1.31" calcext:value-type="float">
            <text:p>1.31</text:p>
          </table:table-cell>
          <table:table-cell table:formula="of:=OFFSET([linked_data.F$2]; [.$G144]; 0)" office:value-type="float" office:value="1.18" calcext:value-type="float">
            <text:p>1.18</text:p>
          </table:table-cell>
          <table:table-cell office:value-type="float" office:value="113" calcext:value-type="float">
            <text:p>113</text:p>
          </table:table-cell>
          <table:table-cell/>
          <table:table-cell table:formula="of:=([.B145]-[.B143])/2" office:value-type="float" office:value="-0.0800000000000001" calcext:value-type="float">
            <text:p>-0.08</text:p>
          </table:table-cell>
          <table:table-cell table:formula="of:=([.B145]+[.B143]-2*[.B144])/2" office:value-type="float" office:value="0" calcext:value-type="float">
            <text:p>0</text:p>
          </table:table-cell>
          <table:table-cell table:formula="of:=[.I144]*[.C144]" office:value-type="float" office:value="-93894.8800000001" calcext:value-type="float">
            <text:p>-93894.8800000001</text:p>
          </table:table-cell>
        </table:table-row>
        <table:table-row table:style-name="ro1">
          <table:table-cell table:formula="of:=OFFSET([linked_data.A$2]; [.$G145]; 0)" office:value-type="string" office:string-value="2020-08-21" calcext:value-type="string">
            <text:p>2020-08-21</text:p>
          </table:table-cell>
          <table:table-cell table:formula="of:=OFFSET([linked_data.B$2]; [.$G145]; 0)" office:value-type="float" office:value="1.13" calcext:value-type="float">
            <text:p>1.13</text:p>
          </table:table-cell>
          <table:table-cell table:formula="of:=OFFSET([linked_data.C$2]; [.$G145]; 0)" office:value-type="float" office:value="1062182" calcext:value-type="float">
            <text:p>1062182</text:p>
          </table:table-cell>
          <table:table-cell table:formula="of:=OFFSET([linked_data.D$2]; [.$G145]; 0)" office:value-type="float" office:value="1.21" calcext:value-type="float">
            <text:p>1.21</text:p>
          </table:table-cell>
          <table:table-cell table:formula="of:=OFFSET([linked_data.E$2]; [.$G145]; 0)" office:value-type="float" office:value="1.24" calcext:value-type="float">
            <text:p>1.24</text:p>
          </table:table-cell>
          <table:table-cell table:formula="of:=OFFSET([linked_data.F$2]; [.$G145]; 0)" office:value-type="float" office:value="1.13" calcext:value-type="float">
            <text:p>1.13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([.B146]-[.B144])/2" office:value-type="float" office:value="-0.035" calcext:value-type="float">
            <text:p>-0.035</text:p>
          </table:table-cell>
          <table:table-cell table:formula="of:=([.B146]+[.B144]-2*[.B145])/2" office:value-type="float" office:value="0.0449999999999999" calcext:value-type="float">
            <text:p>0.045</text:p>
          </table:table-cell>
          <table:table-cell table:formula="of:=[.I145]*[.C145]" office:value-type="float" office:value="-37176.37" calcext:value-type="float">
            <text:p>-37176.37</text:p>
          </table:table-cell>
        </table:table-row>
        <table:table-row table:style-name="ro1">
          <table:table-cell table:formula="of:=OFFSET([linked_data.A$2]; [.$G146]; 0)" office:value-type="string" office:string-value="2020-08-24" calcext:value-type="string">
            <text:p>2020-08-24</text:p>
          </table:table-cell>
          <table:table-cell table:formula="of:=OFFSET([linked_data.B$2]; [.$G146]; 0)" office:value-type="float" office:value="1.14" calcext:value-type="float">
            <text:p>1.14</text:p>
          </table:table-cell>
          <table:table-cell table:formula="of:=OFFSET([linked_data.C$2]; [.$G146]; 0)" office:value-type="float" office:value="1197019" calcext:value-type="float">
            <text:p>1197019</text:p>
          </table:table-cell>
          <table:table-cell table:formula="of:=OFFSET([linked_data.D$2]; [.$G146]; 0)" office:value-type="float" office:value="1.151" calcext:value-type="float">
            <text:p>1.151</text:p>
          </table:table-cell>
          <table:table-cell table:formula="of:=OFFSET([linked_data.E$2]; [.$G146]; 0)" office:value-type="float" office:value="1.22" calcext:value-type="float">
            <text:p>1.22</text:p>
          </table:table-cell>
          <table:table-cell table:formula="of:=OFFSET([linked_data.F$2]; [.$G146]; 0)" office:value-type="float" office:value="1.09" calcext:value-type="float">
            <text:p>1.09</text:p>
          </table:table-cell>
          <table:table-cell office:value-type="float" office:value="111" calcext:value-type="float">
            <text:p>111</text:p>
          </table:table-cell>
          <table:table-cell/>
          <table:table-cell table:formula="of:=([.B147]-[.B145])/2" office:value-type="float" office:value="0.02" calcext:value-type="float">
            <text:p>0.02</text:p>
          </table:table-cell>
          <table:table-cell table:formula="of:=([.B147]+[.B145]-2*[.B146])/2" office:value-type="float" office:value="0.01" calcext:value-type="float">
            <text:p>0.01</text:p>
          </table:table-cell>
          <table:table-cell table:formula="of:=[.I146]*[.C146]" office:value-type="float" office:value="23940.38" calcext:value-type="float">
            <text:p>23940.38</text:p>
          </table:table-cell>
        </table:table-row>
        <table:table-row table:style-name="ro1">
          <table:table-cell table:formula="of:=OFFSET([linked_data.A$2]; [.$G147]; 0)" office:value-type="string" office:string-value="2020-08-25" calcext:value-type="string">
            <text:p>2020-08-25</text:p>
          </table:table-cell>
          <table:table-cell table:formula="of:=OFFSET([linked_data.B$2]; [.$G147]; 0)" office:value-type="float" office:value="1.17" calcext:value-type="float">
            <text:p>1.17</text:p>
          </table:table-cell>
          <table:table-cell table:formula="of:=OFFSET([linked_data.C$2]; [.$G147]; 0)" office:value-type="float" office:value="857605" calcext:value-type="float">
            <text:p>857605</text:p>
          </table:table-cell>
          <table:table-cell table:formula="of:=OFFSET([linked_data.D$2]; [.$G147]; 0)" office:value-type="float" office:value="1.13" calcext:value-type="float">
            <text:p>1.13</text:p>
          </table:table-cell>
          <table:table-cell table:formula="of:=OFFSET([linked_data.E$2]; [.$G147]; 0)" office:value-type="float" office:value="1.2" calcext:value-type="float">
            <text:p>1.2</text:p>
          </table:table-cell>
          <table:table-cell table:formula="of:=OFFSET([linked_data.F$2]; [.$G147]; 0)" office:value-type="float" office:value="1.12" calcext:value-type="float">
            <text:p>1.12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([.B148]-[.B146])/2" office:value-type="float" office:value="0.03" calcext:value-type="float">
            <text:p>0.03</text:p>
          </table:table-cell>
          <table:table-cell table:formula="of:=([.B148]+[.B146]-2*[.B147])/2" office:value-type="float" office:value="0" calcext:value-type="float">
            <text:p>0</text:p>
          </table:table-cell>
          <table:table-cell table:formula="of:=[.I147]*[.C147]" office:value-type="float" office:value="25728.15" calcext:value-type="float">
            <text:p>25728.15</text:p>
          </table:table-cell>
        </table:table-row>
        <table:table-row table:style-name="ro1">
          <table:table-cell table:formula="of:=OFFSET([linked_data.A$2]; [.$G148]; 0)" office:value-type="string" office:string-value="2020-08-26" calcext:value-type="string">
            <text:p>2020-08-26</text:p>
          </table:table-cell>
          <table:table-cell table:formula="of:=OFFSET([linked_data.B$2]; [.$G148]; 0)" office:value-type="float" office:value="1.2" calcext:value-type="float">
            <text:p>1.2</text:p>
          </table:table-cell>
          <table:table-cell table:formula="of:=OFFSET([linked_data.C$2]; [.$G148]; 0)" office:value-type="float" office:value="2155900" calcext:value-type="float">
            <text:p>2155900</text:p>
          </table:table-cell>
          <table:table-cell table:formula="of:=OFFSET([linked_data.D$2]; [.$G148]; 0)" office:value-type="float" office:value="1.2" calcext:value-type="float">
            <text:p>1.2</text:p>
          </table:table-cell>
          <table:table-cell table:formula="of:=OFFSET([linked_data.E$2]; [.$G148]; 0)" office:value-type="float" office:value="1.34" calcext:value-type="float">
            <text:p>1.34</text:p>
          </table:table-cell>
          <table:table-cell table:formula="of:=OFFSET([linked_data.F$2]; [.$G148]; 0)" office:value-type="float" office:value="1.17" calcext:value-type="float">
            <text:p>1.17</text:p>
          </table:table-cell>
          <table:table-cell office:value-type="float" office:value="109" calcext:value-type="float">
            <text:p>109</text:p>
          </table:table-cell>
          <table:table-cell/>
          <table:table-cell table:formula="of:=([.B149]-[.B147])/2" office:value-type="float" office:value="0.005" calcext:value-type="float">
            <text:p>0.005</text:p>
          </table:table-cell>
          <table:table-cell table:formula="of:=([.B149]+[.B147]-2*[.B148])/2" office:value-type="float" office:value="-0.0250000000000001" calcext:value-type="float">
            <text:p>-0.025</text:p>
          </table:table-cell>
          <table:table-cell table:formula="of:=[.I148]*[.C148]" office:value-type="float" office:value="10779.5" calcext:value-type="float">
            <text:p>10779.5</text:p>
          </table:table-cell>
        </table:table-row>
        <table:table-row table:style-name="ro1">
          <table:table-cell table:formula="of:=OFFSET([linked_data.A$2]; [.$G149]; 0)" office:value-type="string" office:string-value="2020-08-27" calcext:value-type="string">
            <text:p>2020-08-27</text:p>
          </table:table-cell>
          <table:table-cell table:formula="of:=OFFSET([linked_data.B$2]; [.$G149]; 0)" office:value-type="float" office:value="1.18" calcext:value-type="float">
            <text:p>1.18</text:p>
          </table:table-cell>
          <table:table-cell table:formula="of:=OFFSET([linked_data.C$2]; [.$G149]; 0)" office:value-type="float" office:value="703129" calcext:value-type="float">
            <text:p>703129</text:p>
          </table:table-cell>
          <table:table-cell table:formula="of:=OFFSET([linked_data.D$2]; [.$G149]; 0)" office:value-type="float" office:value="1.187" calcext:value-type="float">
            <text:p>1.187</text:p>
          </table:table-cell>
          <table:table-cell table:formula="of:=OFFSET([linked_data.E$2]; [.$G149]; 0)" office:value-type="float" office:value="1.21" calcext:value-type="float">
            <text:p>1.21</text:p>
          </table:table-cell>
          <table:table-cell table:formula="of:=OFFSET([linked_data.F$2]; [.$G149]; 0)" office:value-type="float" office:value="1.15" calcext:value-type="float">
            <text:p>1.15</text:p>
          </table:table-cell>
          <table:table-cell office:value-type="float" office:value="108" calcext:value-type="float">
            <text:p>108</text:p>
          </table:table-cell>
          <table:table-cell/>
          <table:table-cell table:formula="of:=([.B150]-[.B148])/2" office:value-type="float" office:value="0.02" calcext:value-type="float">
            <text:p>0.02</text:p>
          </table:table-cell>
          <table:table-cell table:formula="of:=([.B150]+[.B148]-2*[.B149])/2" office:value-type="float" office:value="0.04" calcext:value-type="float">
            <text:p>0.04</text:p>
          </table:table-cell>
          <table:table-cell table:formula="of:=[.I149]*[.C149]" office:value-type="float" office:value="14062.58" calcext:value-type="float">
            <text:p>14062.58</text:p>
          </table:table-cell>
        </table:table-row>
        <table:table-row table:style-name="ro1">
          <table:table-cell table:formula="of:=OFFSET([linked_data.A$2]; [.$G150]; 0)" office:value-type="string" office:string-value="2020-08-28" calcext:value-type="string">
            <text:p>2020-08-28</text:p>
          </table:table-cell>
          <table:table-cell table:formula="of:=OFFSET([linked_data.B$2]; [.$G150]; 0)" office:value-type="float" office:value="1.24" calcext:value-type="float">
            <text:p>1.24</text:p>
          </table:table-cell>
          <table:table-cell table:formula="of:=OFFSET([linked_data.C$2]; [.$G150]; 0)" office:value-type="float" office:value="601561" calcext:value-type="float">
            <text:p>601561</text:p>
          </table:table-cell>
          <table:table-cell table:formula="of:=OFFSET([linked_data.D$2]; [.$G150]; 0)" office:value-type="float" office:value="1.17" calcext:value-type="float">
            <text:p>1.17</text:p>
          </table:table-cell>
          <table:table-cell table:formula="of:=OFFSET([linked_data.E$2]; [.$G150]; 0)" office:value-type="float" office:value="1.24" calcext:value-type="float">
            <text:p>1.24</text:p>
          </table:table-cell>
          <table:table-cell table:formula="of:=OFFSET([linked_data.F$2]; [.$G150]; 0)" office:value-type="float" office:value="1.15" calcext:value-type="float">
            <text:p>1.15</text:p>
          </table:table-cell>
          <table:table-cell office:value-type="float" office:value="107" calcext:value-type="float">
            <text:p>107</text:p>
          </table:table-cell>
          <table:table-cell/>
          <table:table-cell table:formula="of:=([.B151]-[.B149])/2" office:value-type="float" office:value="0.01" calcext:value-type="float">
            <text:p>0.01</text:p>
          </table:table-cell>
          <table:table-cell table:formula="of:=([.B151]+[.B149]-2*[.B150])/2" office:value-type="float" office:value="-0.05" calcext:value-type="float">
            <text:p>-0.05</text:p>
          </table:table-cell>
          <table:table-cell table:formula="of:=[.I150]*[.C150]" office:value-type="float" office:value="6015.61000000001" calcext:value-type="float">
            <text:p>6015.61000000001</text:p>
          </table:table-cell>
        </table:table-row>
        <table:table-row table:style-name="ro1">
          <table:table-cell table:formula="of:=OFFSET([linked_data.A$2]; [.$G151]; 0)" office:value-type="string" office:string-value="2020-08-31" calcext:value-type="string">
            <text:p>2020-08-31</text:p>
          </table:table-cell>
          <table:table-cell table:formula="of:=OFFSET([linked_data.B$2]; [.$G151]; 0)" office:value-type="float" office:value="1.2" calcext:value-type="float">
            <text:p>1.2</text:p>
          </table:table-cell>
          <table:table-cell table:formula="of:=OFFSET([linked_data.C$2]; [.$G151]; 0)" office:value-type="float" office:value="807883" calcext:value-type="float">
            <text:p>807883</text:p>
          </table:table-cell>
          <table:table-cell table:formula="of:=OFFSET([linked_data.D$2]; [.$G151]; 0)" office:value-type="float" office:value="1.27" calcext:value-type="float">
            <text:p>1.27</text:p>
          </table:table-cell>
          <table:table-cell table:formula="of:=OFFSET([linked_data.E$2]; [.$G151]; 0)" office:value-type="float" office:value="1.28" calcext:value-type="float">
            <text:p>1.28</text:p>
          </table:table-cell>
          <table:table-cell table:formula="of:=OFFSET([linked_data.F$2]; [.$G151]; 0)" office:value-type="float" office:value="1.16" calcext:value-type="float">
            <text:p>1.16</text:p>
          </table:table-cell>
          <table:table-cell office:value-type="float" office:value="106" calcext:value-type="float">
            <text:p>106</text:p>
          </table:table-cell>
          <table:table-cell/>
          <table:table-cell table:formula="of:=([.B152]-[.B150])/2" office:value-type="float" office:value="-0.05" calcext:value-type="float">
            <text:p>-0.05</text:p>
          </table:table-cell>
          <table:table-cell table:formula="of:=([.B152]+[.B150]-2*[.B151])/2" office:value-type="float" office:value="-0.01" calcext:value-type="float">
            <text:p>-0.01</text:p>
          </table:table-cell>
          <table:table-cell table:formula="of:=[.I151]*[.C151]" office:value-type="float" office:value="-40394.15" calcext:value-type="float">
            <text:p>-40394.15</text:p>
          </table:table-cell>
        </table:table-row>
        <table:table-row table:style-name="ro1">
          <table:table-cell table:formula="of:=OFFSET([linked_data.A$2]; [.$G152]; 0)" office:value-type="string" office:string-value="2020-09-01" calcext:value-type="string">
            <text:p>2020-09-01</text:p>
          </table:table-cell>
          <table:table-cell table:formula="of:=OFFSET([linked_data.B$2]; [.$G152]; 0)" office:value-type="float" office:value="1.14" calcext:value-type="float">
            <text:p>1.14</text:p>
          </table:table-cell>
          <table:table-cell table:formula="of:=OFFSET([linked_data.C$2]; [.$G152]; 0)" office:value-type="float" office:value="567886" calcext:value-type="float">
            <text:p>567886</text:p>
          </table:table-cell>
          <table:table-cell table:formula="of:=OFFSET([linked_data.D$2]; [.$G152]; 0)" office:value-type="float" office:value="1.19" calcext:value-type="float">
            <text:p>1.19</text:p>
          </table:table-cell>
          <table:table-cell table:formula="of:=OFFSET([linked_data.E$2]; [.$G152]; 0)" office:value-type="float" office:value="1.19" calcext:value-type="float">
            <text:p>1.19</text:p>
          </table:table-cell>
          <table:table-cell table:formula="of:=OFFSET([linked_data.F$2]; [.$G152]; 0)" office:value-type="float" office:value="1.13" calcext:value-type="float">
            <text:p>1.13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([.B153]-[.B151])/2" office:value-type="float" office:value="-0.065" calcext:value-type="float">
            <text:p>-0.065</text:p>
          </table:table-cell>
          <table:table-cell table:formula="of:=([.B153]+[.B151]-2*[.B152])/2" office:value-type="float" office:value="-0.00499999999999989" calcext:value-type="float">
            <text:p>-0.005</text:p>
          </table:table-cell>
          <table:table-cell table:formula="of:=[.I152]*[.C152]" office:value-type="float" office:value="-36912.59" calcext:value-type="float">
            <text:p>-36912.59</text:p>
          </table:table-cell>
        </table:table-row>
        <table:table-row table:style-name="ro1">
          <table:table-cell table:formula="of:=OFFSET([linked_data.A$2]; [.$G153]; 0)" office:value-type="string" office:string-value="2020-09-02" calcext:value-type="string">
            <text:p>2020-09-02</text:p>
          </table:table-cell>
          <table:table-cell table:formula="of:=OFFSET([linked_data.B$2]; [.$G153]; 0)" office:value-type="float" office:value="1.07" calcext:value-type="float">
            <text:p>1.07</text:p>
          </table:table-cell>
          <table:table-cell table:formula="of:=OFFSET([linked_data.C$2]; [.$G153]; 0)" office:value-type="float" office:value="1120054" calcext:value-type="float">
            <text:p>1120054</text:p>
          </table:table-cell>
          <table:table-cell table:formula="of:=OFFSET([linked_data.D$2]; [.$G153]; 0)" office:value-type="float" office:value="1.14" calcext:value-type="float">
            <text:p>1.14</text:p>
          </table:table-cell>
          <table:table-cell table:formula="of:=OFFSET([linked_data.E$2]; [.$G153]; 0)" office:value-type="float" office:value="1.14" calcext:value-type="float">
            <text:p>1.14</text:p>
          </table:table-cell>
          <table:table-cell table:formula="of:=OFFSET([linked_data.F$2]; [.$G153]; 0)" office:value-type="float" office:value="1.03" calcext:value-type="float">
            <text:p>1.03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([.B154]-[.B152])/2" office:value-type="float" office:value="-0.0299999999999999" calcext:value-type="float">
            <text:p>-0.03</text:p>
          </table:table-cell>
          <table:table-cell table:formula="of:=([.B154]+[.B152]-2*[.B153])/2" office:value-type="float" office:value="0.0399999999999998" calcext:value-type="float">
            <text:p>0.04</text:p>
          </table:table-cell>
          <table:table-cell table:formula="of:=[.I153]*[.C153]" office:value-type="float" office:value="-33601.6199999999" calcext:value-type="float">
            <text:p>-33601.6199999999</text:p>
          </table:table-cell>
        </table:table-row>
        <table:table-row table:style-name="ro1">
          <table:table-cell table:formula="of:=OFFSET([linked_data.A$2]; [.$G154]; 0)" office:value-type="string" office:string-value="2020-09-03" calcext:value-type="string">
            <text:p>2020-09-03</text:p>
          </table:table-cell>
          <table:table-cell table:formula="of:=OFFSET([linked_data.B$2]; [.$G154]; 0)" office:value-type="float" office:value="1.08" calcext:value-type="float">
            <text:p>1.08</text:p>
          </table:table-cell>
          <table:table-cell table:formula="of:=OFFSET([linked_data.C$2]; [.$G154]; 0)" office:value-type="float" office:value="693975" calcext:value-type="float">
            <text:p>693975</text:p>
          </table:table-cell>
          <table:table-cell table:formula="of:=OFFSET([linked_data.D$2]; [.$G154]; 0)" office:value-type="float" office:value="1.05" calcext:value-type="float">
            <text:p>1.05</text:p>
          </table:table-cell>
          <table:table-cell table:formula="of:=OFFSET([linked_data.E$2]; [.$G154]; 0)" office:value-type="float" office:value="1.13" calcext:value-type="float">
            <text:p>1.13</text:p>
          </table:table-cell>
          <table:table-cell table:formula="of:=OFFSET([linked_data.F$2]; [.$G154]; 0)" office:value-type="float" office:value="1.0301" calcext:value-type="float">
            <text:p>1.0301</text:p>
          </table:table-cell>
          <table:table-cell office:value-type="float" office:value="103" calcext:value-type="float">
            <text:p>103</text:p>
          </table:table-cell>
          <table:table-cell/>
          <table:table-cell table:formula="of:=([.B155]-[.B153])/2" office:value-type="float" office:value="-0.025" calcext:value-type="float">
            <text:p>-0.025</text:p>
          </table:table-cell>
          <table:table-cell table:formula="of:=([.B155]+[.B153]-2*[.B154])/2" office:value-type="float" office:value="-0.0350000000000001" calcext:value-type="float">
            <text:p>-0.035</text:p>
          </table:table-cell>
          <table:table-cell table:formula="of:=[.I154]*[.C154]" office:value-type="float" office:value="-17349.375" calcext:value-type="float">
            <text:p>-17349.375</text:p>
          </table:table-cell>
        </table:table-row>
        <table:table-row table:style-name="ro1">
          <table:table-cell table:formula="of:=OFFSET([linked_data.A$2]; [.$G155]; 0)" office:value-type="string" office:string-value="2020-09-04" calcext:value-type="string">
            <text:p>2020-09-04</text:p>
          </table:table-cell>
          <table:table-cell table:formula="of:=OFFSET([linked_data.B$2]; [.$G155]; 0)" office:value-type="float" office:value="1.02" calcext:value-type="float">
            <text:p>1.02</text:p>
          </table:table-cell>
          <table:table-cell table:formula="of:=OFFSET([linked_data.C$2]; [.$G155]; 0)" office:value-type="float" office:value="1014421" calcext:value-type="float">
            <text:p>1014421</text:p>
          </table:table-cell>
          <table:table-cell table:formula="of:=OFFSET([linked_data.D$2]; [.$G155]; 0)" office:value-type="float" office:value="1.05" calcext:value-type="float">
            <text:p>1.05</text:p>
          </table:table-cell>
          <table:table-cell table:formula="of:=OFFSET([linked_data.E$2]; [.$G155]; 0)" office:value-type="float" office:value="1.08" calcext:value-type="float">
            <text:p>1.08</text:p>
          </table:table-cell>
          <table:table-cell table:formula="of:=OFFSET([linked_data.F$2]; [.$G155]; 0)" office:value-type="float" office:value="0.915" calcext:value-type="float">
            <text:p>0.915</text:p>
          </table:table-cell>
          <table:table-cell office:value-type="float" office:value="102" calcext:value-type="float">
            <text:p>102</text:p>
          </table:table-cell>
          <table:table-cell/>
          <table:table-cell table:formula="of:=([.B156]-[.B154])/2" office:value-type="float" office:value="-0.01" calcext:value-type="float">
            <text:p>-0.01</text:p>
          </table:table-cell>
          <table:table-cell table:formula="of:=([.B156]+[.B154]-2*[.B155])/2" office:value-type="float" office:value="0.05" calcext:value-type="float">
            <text:p>0.05</text:p>
          </table:table-cell>
          <table:table-cell table:formula="of:=[.I155]*[.C155]" office:value-type="float" office:value="-10144.21" calcext:value-type="float">
            <text:p>-10144.21</text:p>
          </table:table-cell>
        </table:table-row>
        <table:table-row table:style-name="ro1">
          <table:table-cell table:formula="of:=OFFSET([linked_data.A$2]; [.$G156]; 0)" office:value-type="string" office:string-value="2020-09-08" calcext:value-type="string">
            <text:p>2020-09-08</text:p>
          </table:table-cell>
          <table:table-cell table:formula="of:=OFFSET([linked_data.B$2]; [.$G156]; 0)" office:value-type="float" office:value="1.06" calcext:value-type="float">
            <text:p>1.06</text:p>
          </table:table-cell>
          <table:table-cell table:formula="of:=OFFSET([linked_data.C$2]; [.$G156]; 0)" office:value-type="float" office:value="487931" calcext:value-type="float">
            <text:p>487931</text:p>
          </table:table-cell>
          <table:table-cell table:formula="of:=OFFSET([linked_data.D$2]; [.$G156]; 0)" office:value-type="float" office:value="1" calcext:value-type="float">
            <text:p>1</text:p>
          </table:table-cell>
          <table:table-cell table:formula="of:=OFFSET([linked_data.E$2]; [.$G156]; 0)" office:value-type="float" office:value="1.0993" calcext:value-type="float">
            <text:p>1.0993</text:p>
          </table:table-cell>
          <table:table-cell table:formula="of:=OFFSET([linked_data.F$2]; [.$G156]; 0)" office:value-type="float" office:value="0.95" calcext:value-type="float">
            <text:p>0.95</text:p>
          </table:table-cell>
          <table:table-cell office:value-type="float" office:value="101" calcext:value-type="float">
            <text:p>101</text:p>
          </table:table-cell>
          <table:table-cell/>
          <table:table-cell table:formula="of:=([.B157]-[.B155])/2" office:value-type="float" office:value="0.005" calcext:value-type="float">
            <text:p>0.005</text:p>
          </table:table-cell>
          <table:table-cell table:formula="of:=([.B157]+[.B155]-2*[.B156])/2" office:value-type="float" office:value="-0.0350000000000001" calcext:value-type="float">
            <text:p>-0.035</text:p>
          </table:table-cell>
          <table:table-cell table:formula="of:=[.I156]*[.C156]" office:value-type="float" office:value="2439.655" calcext:value-type="float">
            <text:p>2439.655</text:p>
          </table:table-cell>
        </table:table-row>
        <table:table-row table:style-name="ro1">
          <table:table-cell table:formula="of:=OFFSET([linked_data.A$2]; [.$G157]; 0)" office:value-type="string" office:string-value="2020-09-09" calcext:value-type="string">
            <text:p>2020-09-09</text:p>
          </table:table-cell>
          <table:table-cell table:formula="of:=OFFSET([linked_data.B$2]; [.$G157]; 0)" office:value-type="float" office:value="1.03" calcext:value-type="float">
            <text:p>1.03</text:p>
          </table:table-cell>
          <table:table-cell table:formula="of:=OFFSET([linked_data.C$2]; [.$G157]; 0)" office:value-type="float" office:value="370206" calcext:value-type="float">
            <text:p>370206</text:p>
          </table:table-cell>
          <table:table-cell table:formula="of:=OFFSET([linked_data.D$2]; [.$G157]; 0)" office:value-type="float" office:value="1.07" calcext:value-type="float">
            <text:p>1.07</text:p>
          </table:table-cell>
          <table:table-cell table:formula="of:=OFFSET([linked_data.E$2]; [.$G157]; 0)" office:value-type="float" office:value="1.0899" calcext:value-type="float">
            <text:p>1.0899</text:p>
          </table:table-cell>
          <table:table-cell table:formula="of:=OFFSET([linked_data.F$2]; [.$G157]; 0)" office:value-type="float" office:value="0.9921" calcext:value-type="float">
            <text:p>0.9921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([.B158]-[.B156])/2" office:value-type="float" office:value="-0.045" calcext:value-type="float">
            <text:p>-0.045</text:p>
          </table:table-cell>
          <table:table-cell table:formula="of:=([.B158]+[.B156]-2*[.B157])/2" office:value-type="float" office:value="-0.0149999999999999" calcext:value-type="float">
            <text:p>-0.015</text:p>
          </table:table-cell>
          <table:table-cell table:formula="of:=[.I157]*[.C157]" office:value-type="float" office:value="-16659.27" calcext:value-type="float">
            <text:p>-16659.27</text:p>
          </table:table-cell>
        </table:table-row>
        <table:table-row table:style-name="ro1">
          <table:table-cell table:formula="of:=OFFSET([linked_data.A$2]; [.$G158]; 0)" office:value-type="string" office:string-value="2020-09-10" calcext:value-type="string">
            <text:p>2020-09-10</text:p>
          </table:table-cell>
          <table:table-cell table:formula="of:=OFFSET([linked_data.B$2]; [.$G158]; 0)" office:value-type="float" office:value="0.97" calcext:value-type="float">
            <text:p>0.97</text:p>
          </table:table-cell>
          <table:table-cell table:formula="of:=OFFSET([linked_data.C$2]; [.$G158]; 0)" office:value-type="float" office:value="387135" calcext:value-type="float">
            <text:p>387135</text:p>
          </table:table-cell>
          <table:table-cell table:formula="of:=OFFSET([linked_data.D$2]; [.$G158]; 0)" office:value-type="float" office:value="1.02" calcext:value-type="float">
            <text:p>1.02</text:p>
          </table:table-cell>
          <table:table-cell table:formula="of:=OFFSET([linked_data.E$2]; [.$G158]; 0)" office:value-type="float" office:value="1.0382" calcext:value-type="float">
            <text:p>1.0382</text:p>
          </table:table-cell>
          <table:table-cell table:formula="of:=OFFSET([linked_data.F$2]; [.$G158]; 0)" office:value-type="float" office:value="0.96" calcext:value-type="float">
            <text:p>0.96</text:p>
          </table:table-cell>
          <table:table-cell office:value-type="float" office:value="99" calcext:value-type="float">
            <text:p>99</text:p>
          </table:table-cell>
          <table:table-cell/>
          <table:table-cell table:formula="of:=([.B159]-[.B157])/2" office:value-type="float" office:value="-0.04745" calcext:value-type="float">
            <text:p>-0.04745</text:p>
          </table:table-cell>
          <table:table-cell table:formula="of:=([.B159]+[.B157]-2*[.B158])/2" office:value-type="float" office:value="0.0125500000000001" calcext:value-type="float">
            <text:p>0.01255</text:p>
          </table:table-cell>
          <table:table-cell table:formula="of:=[.I158]*[.C158]" office:value-type="float" office:value="-18369.55575" calcext:value-type="float">
            <text:p>-18369.55575</text:p>
          </table:table-cell>
        </table:table-row>
        <table:table-row table:style-name="ro1">
          <table:table-cell table:formula="of:=OFFSET([linked_data.A$2]; [.$G159]; 0)" office:value-type="string" office:string-value="2020-09-11" calcext:value-type="string">
            <text:p>2020-09-11</text:p>
          </table:table-cell>
          <table:table-cell table:formula="of:=OFFSET([linked_data.B$2]; [.$G159]; 0)" office:value-type="float" office:value="0.9351" calcext:value-type="float">
            <text:p>0.9351</text:p>
          </table:table-cell>
          <table:table-cell table:formula="of:=OFFSET([linked_data.C$2]; [.$G159]; 0)" office:value-type="float" office:value="583866" calcext:value-type="float">
            <text:p>583866</text:p>
          </table:table-cell>
          <table:table-cell table:formula="of:=OFFSET([linked_data.D$2]; [.$G159]; 0)" office:value-type="float" office:value="1" calcext:value-type="float">
            <text:p>1</text:p>
          </table:table-cell>
          <table:table-cell table:formula="of:=OFFSET([linked_data.E$2]; [.$G159]; 0)" office:value-type="float" office:value="1.01" calcext:value-type="float">
            <text:p>1.01</text:p>
          </table:table-cell>
          <table:table-cell table:formula="of:=OFFSET([linked_data.F$2]; [.$G159]; 0)" office:value-type="float" office:value="0.93" calcext:value-type="float">
            <text:p>0.93</text:p>
          </table:table-cell>
          <table:table-cell office:value-type="float" office:value="98" calcext:value-type="float">
            <text:p>98</text:p>
          </table:table-cell>
          <table:table-cell/>
          <table:table-cell table:formula="of:=([.B160]-[.B158])/2" office:value-type="float" office:value="-0.03005" calcext:value-type="float">
            <text:p>-0.03005</text:p>
          </table:table-cell>
          <table:table-cell table:formula="of:=([.B160]+[.B158]-2*[.B159])/2" office:value-type="float" office:value="0.00485000000000002" calcext:value-type="float">
            <text:p>0.00485</text:p>
          </table:table-cell>
          <table:table-cell table:formula="of:=[.I159]*[.C159]" office:value-type="float" office:value="-17545.1733" calcext:value-type="float">
            <text:p>-17545.1733</text:p>
          </table:table-cell>
        </table:table-row>
        <table:table-row table:style-name="ro1">
          <table:table-cell table:formula="of:=OFFSET([linked_data.A$2]; [.$G160]; 0)" office:value-type="string" office:string-value="2020-09-14" calcext:value-type="string">
            <text:p>2020-09-14</text:p>
          </table:table-cell>
          <table:table-cell table:formula="of:=OFFSET([linked_data.B$2]; [.$G160]; 0)" office:value-type="float" office:value="0.9099" calcext:value-type="float">
            <text:p>0.9099</text:p>
          </table:table-cell>
          <table:table-cell table:formula="of:=OFFSET([linked_data.C$2]; [.$G160]; 0)" office:value-type="float" office:value="1146837" calcext:value-type="float">
            <text:p>1146837</text:p>
          </table:table-cell>
          <table:table-cell table:formula="of:=OFFSET([linked_data.D$2]; [.$G160]; 0)" office:value-type="float" office:value="0.8247" calcext:value-type="float">
            <text:p>0.8247</text:p>
          </table:table-cell>
          <table:table-cell table:formula="of:=OFFSET([linked_data.E$2]; [.$G160]; 0)" office:value-type="float" office:value="0.95" calcext:value-type="float">
            <text:p>0.95</text:p>
          </table:table-cell>
          <table:table-cell table:formula="of:=OFFSET([linked_data.F$2]; [.$G160]; 0)" office:value-type="float" office:value="0.8147" calcext:value-type="float">
            <text:p>0.8147</text:p>
          </table:table-cell>
          <table:table-cell office:value-type="float" office:value="97" calcext:value-type="float">
            <text:p>97</text:p>
          </table:table-cell>
          <table:table-cell/>
          <table:table-cell table:formula="of:=([.B161]-[.B159])/2" office:value-type="float" office:value="-0.04755" calcext:value-type="float">
            <text:p>-0.04755</text:p>
          </table:table-cell>
          <table:table-cell table:formula="of:=([.B161]+[.B159]-2*[.B160])/2" office:value-type="float" office:value="-0.02235" calcext:value-type="float">
            <text:p>-0.02235</text:p>
          </table:table-cell>
          <table:table-cell table:formula="of:=[.I160]*[.C160]" office:value-type="float" office:value="-54532.09935" calcext:value-type="float">
            <text:p>-54532.09935</text:p>
          </table:table-cell>
        </table:table-row>
        <table:table-row table:style-name="ro1">
          <table:table-cell table:formula="of:=OFFSET([linked_data.A$2]; [.$G161]; 0)" office:value-type="string" office:string-value="2020-09-15" calcext:value-type="string">
            <text:p>2020-09-15</text:p>
          </table:table-cell>
          <table:table-cell table:formula="of:=OFFSET([linked_data.B$2]; [.$G161]; 0)" office:value-type="float" office:value="0.84" calcext:value-type="float">
            <text:p>0.84</text:p>
          </table:table-cell>
          <table:table-cell table:formula="of:=OFFSET([linked_data.C$2]; [.$G161]; 0)" office:value-type="float" office:value="627069" calcext:value-type="float">
            <text:p>627069</text:p>
          </table:table-cell>
          <table:table-cell table:formula="of:=OFFSET([linked_data.D$2]; [.$G161]; 0)" office:value-type="float" office:value="0.89" calcext:value-type="float">
            <text:p>0.89</text:p>
          </table:table-cell>
          <table:table-cell table:formula="of:=OFFSET([linked_data.E$2]; [.$G161]; 0)" office:value-type="float" office:value="0.93" calcext:value-type="float">
            <text:p>0.93</text:p>
          </table:table-cell>
          <table:table-cell table:formula="of:=OFFSET([linked_data.F$2]; [.$G161]; 0)" office:value-type="float" office:value="0.831" calcext:value-type="float">
            <text:p>0.831</text:p>
          </table:table-cell>
          <table:table-cell office:value-type="float" office:value="96" calcext:value-type="float">
            <text:p>96</text:p>
          </table:table-cell>
          <table:table-cell/>
          <table:table-cell table:formula="of:=([.B162]-[.B160])/2" office:value-type="float" office:value="-0.01525" calcext:value-type="float">
            <text:p>-0.01525</text:p>
          </table:table-cell>
          <table:table-cell table:formula="of:=([.B162]+[.B160]-2*[.B161])/2" office:value-type="float" office:value="0.05465" calcext:value-type="float">
            <text:p>0.05465</text:p>
          </table:table-cell>
          <table:table-cell table:formula="of:=[.I161]*[.C161]" office:value-type="float" office:value="-9562.80225000003" calcext:value-type="float">
            <text:p>-9562.80225000003</text:p>
          </table:table-cell>
        </table:table-row>
        <table:table-row table:style-name="ro1">
          <table:table-cell table:formula="of:=OFFSET([linked_data.A$2]; [.$G162]; 0)" office:value-type="string" office:string-value="2020-09-16" calcext:value-type="string">
            <text:p>2020-09-16</text:p>
          </table:table-cell>
          <table:table-cell table:formula="of:=OFFSET([linked_data.B$2]; [.$G162]; 0)" office:value-type="float" office:value="0.8794" calcext:value-type="float">
            <text:p>0.8794</text:p>
          </table:table-cell>
          <table:table-cell table:formula="of:=OFFSET([linked_data.C$2]; [.$G162]; 0)" office:value-type="float" office:value="1057269" calcext:value-type="float">
            <text:p>1057269</text:p>
          </table:table-cell>
          <table:table-cell table:formula="of:=OFFSET([linked_data.D$2]; [.$G162]; 0)" office:value-type="float" office:value="0.86" calcext:value-type="float">
            <text:p>0.86</text:p>
          </table:table-cell>
          <table:table-cell table:formula="of:=OFFSET([linked_data.E$2]; [.$G162]; 0)" office:value-type="float" office:value="0.89" calcext:value-type="float">
            <text:p>0.89</text:p>
          </table:table-cell>
          <table:table-cell table:formula="of:=OFFSET([linked_data.F$2]; [.$G162]; 0)" office:value-type="float" office:value="0.81" calcext:value-type="float">
            <text:p>0.81</text:p>
          </table:table-cell>
          <table:table-cell office:value-type="float" office:value="95" calcext:value-type="float">
            <text:p>95</text:p>
          </table:table-cell>
          <table:table-cell/>
          <table:table-cell table:formula="of:=([.B163]-[.B161])/2" office:value-type="float" office:value="0.018" calcext:value-type="float">
            <text:p>0.018</text:p>
          </table:table-cell>
          <table:table-cell table:formula="of:=([.B163]+[.B161]-2*[.B162])/2" office:value-type="float" office:value="-0.0214" calcext:value-type="float">
            <text:p>-0.0214</text:p>
          </table:table-cell>
          <table:table-cell table:formula="of:=[.I162]*[.C162]" office:value-type="float" office:value="19030.842" calcext:value-type="float">
            <text:p>19030.842</text:p>
          </table:table-cell>
        </table:table-row>
        <table:table-row table:style-name="ro1">
          <table:table-cell table:formula="of:=OFFSET([linked_data.A$2]; [.$G163]; 0)" office:value-type="string" office:string-value="2020-09-17" calcext:value-type="string">
            <text:p>2020-09-17</text:p>
          </table:table-cell>
          <table:table-cell table:formula="of:=OFFSET([linked_data.B$2]; [.$G163]; 0)" office:value-type="float" office:value="0.876" calcext:value-type="float">
            <text:p>0.876</text:p>
          </table:table-cell>
          <table:table-cell table:formula="of:=OFFSET([linked_data.C$2]; [.$G163]; 0)" office:value-type="float" office:value="1302892" calcext:value-type="float">
            <text:p>1302892</text:p>
          </table:table-cell>
          <table:table-cell table:formula="of:=OFFSET([linked_data.D$2]; [.$G163]; 0)" office:value-type="float" office:value="0.8295" calcext:value-type="float">
            <text:p>0.8295</text:p>
          </table:table-cell>
          <table:table-cell table:formula="of:=OFFSET([linked_data.E$2]; [.$G163]; 0)" office:value-type="float" office:value="0.876" calcext:value-type="float">
            <text:p>0.876</text:p>
          </table:table-cell>
          <table:table-cell table:formula="of:=OFFSET([linked_data.F$2]; [.$G163]; 0)" office:value-type="float" office:value="0.792" calcext:value-type="float">
            <text:p>0.792</text:p>
          </table:table-cell>
          <table:table-cell office:value-type="float" office:value="94" calcext:value-type="float">
            <text:p>94</text:p>
          </table:table-cell>
          <table:table-cell/>
          <table:table-cell table:formula="of:=([.B164]-[.B162])/2" office:value-type="float" office:value="0.01985" calcext:value-type="float">
            <text:p>0.01985</text:p>
          </table:table-cell>
          <table:table-cell table:formula="of:=([.B164]+[.B162]-2*[.B163])/2" office:value-type="float" office:value="0.02325" calcext:value-type="float">
            <text:p>0.02325</text:p>
          </table:table-cell>
          <table:table-cell table:formula="of:=[.I163]*[.C163]" office:value-type="float" office:value="25862.4062" calcext:value-type="float">
            <text:p>25862.4062</text:p>
          </table:table-cell>
        </table:table-row>
        <table:table-row table:style-name="ro1">
          <table:table-cell table:formula="of:=OFFSET([linked_data.A$2]; [.$G164]; 0)" office:value-type="string" office:string-value="2020-09-18" calcext:value-type="string">
            <text:p>2020-09-18</text:p>
          </table:table-cell>
          <table:table-cell table:formula="of:=OFFSET([linked_data.B$2]; [.$G164]; 0)" office:value-type="float" office:value="0.9191" calcext:value-type="float">
            <text:p>0.9191</text:p>
          </table:table-cell>
          <table:table-cell table:formula="of:=OFFSET([linked_data.C$2]; [.$G164]; 0)" office:value-type="float" office:value="1992334" calcext:value-type="float">
            <text:p>1992334</text:p>
          </table:table-cell>
          <table:table-cell table:formula="of:=OFFSET([linked_data.D$2]; [.$G164]; 0)" office:value-type="float" office:value="0.89" calcext:value-type="float">
            <text:p>0.89</text:p>
          </table:table-cell>
          <table:table-cell table:formula="of:=OFFSET([linked_data.E$2]; [.$G164]; 0)" office:value-type="float" office:value="0.97" calcext:value-type="float">
            <text:p>0.97</text:p>
          </table:table-cell>
          <table:table-cell table:formula="of:=OFFSET([linked_data.F$2]; [.$G164]; 0)" office:value-type="float" office:value="0.86" calcext:value-type="float">
            <text:p>0.86</text:p>
          </table:table-cell>
          <table:table-cell office:value-type="float" office:value="93" calcext:value-type="float">
            <text:p>93</text:p>
          </table:table-cell>
          <table:table-cell/>
          <table:table-cell table:formula="of:=([.B165]-[.B163])/2" office:value-type="float" office:value="0.01675" calcext:value-type="float">
            <text:p>0.01675</text:p>
          </table:table-cell>
          <table:table-cell table:formula="of:=([.B165]+[.B163]-2*[.B164])/2" office:value-type="float" office:value="-0.0263500000000001" calcext:value-type="float">
            <text:p>-0.02635</text:p>
          </table:table-cell>
          <table:table-cell table:formula="of:=[.I164]*[.C164]" office:value-type="float" office:value="33371.5945" calcext:value-type="float">
            <text:p>33371.5945</text:p>
          </table:table-cell>
        </table:table-row>
        <table:table-row table:style-name="ro1">
          <table:table-cell table:formula="of:=OFFSET([linked_data.A$2]; [.$G165]; 0)" office:value-type="string" office:string-value="2020-09-21" calcext:value-type="string">
            <text:p>2020-09-21</text:p>
          </table:table-cell>
          <table:table-cell table:formula="of:=OFFSET([linked_data.B$2]; [.$G165]; 0)" office:value-type="float" office:value="0.9095" calcext:value-type="float">
            <text:p>0.9095</text:p>
          </table:table-cell>
          <table:table-cell table:formula="of:=OFFSET([linked_data.C$2]; [.$G165]; 0)" office:value-type="float" office:value="908788" calcext:value-type="float">
            <text:p>908788</text:p>
          </table:table-cell>
          <table:table-cell table:formula="of:=OFFSET([linked_data.D$2]; [.$G165]; 0)" office:value-type="float" office:value="0.93" calcext:value-type="float">
            <text:p>0.93</text:p>
          </table:table-cell>
          <table:table-cell table:formula="of:=OFFSET([linked_data.E$2]; [.$G165]; 0)" office:value-type="float" office:value="0.9482" calcext:value-type="float">
            <text:p>0.9482</text:p>
          </table:table-cell>
          <table:table-cell table:formula="of:=OFFSET([linked_data.F$2]; [.$G165]; 0)" office:value-type="float" office:value="0.8662" calcext:value-type="float">
            <text:p>0.8662</text:p>
          </table:table-cell>
          <table:table-cell office:value-type="float" office:value="92" calcext:value-type="float">
            <text:p>92</text:p>
          </table:table-cell>
          <table:table-cell/>
          <table:table-cell table:formula="of:=([.B166]-[.B164])/2" office:value-type="float" office:value="-0.0225" calcext:value-type="float">
            <text:p>-0.0225</text:p>
          </table:table-cell>
          <table:table-cell table:formula="of:=([.B166]+[.B164]-2*[.B165])/2" office:value-type="float" office:value="-0.0128999999999999" calcext:value-type="float">
            <text:p>-0.0129</text:p>
          </table:table-cell>
          <table:table-cell table:formula="of:=[.I165]*[.C165]" office:value-type="float" office:value="-20447.73" calcext:value-type="float">
            <text:p>-20447.73</text:p>
          </table:table-cell>
        </table:table-row>
        <table:table-row table:style-name="ro1">
          <table:table-cell table:formula="of:=OFFSET([linked_data.A$2]; [.$G166]; 0)" office:value-type="string" office:string-value="2020-09-22" calcext:value-type="string">
            <text:p>2020-09-22</text:p>
          </table:table-cell>
          <table:table-cell table:formula="of:=OFFSET([linked_data.B$2]; [.$G166]; 0)" office:value-type="float" office:value="0.8741" calcext:value-type="float">
            <text:p>0.8741</text:p>
          </table:table-cell>
          <table:table-cell table:formula="of:=OFFSET([linked_data.C$2]; [.$G166]; 0)" office:value-type="float" office:value="408594" calcext:value-type="float">
            <text:p>408594</text:p>
          </table:table-cell>
          <table:table-cell table:formula="of:=OFFSET([linked_data.D$2]; [.$G166]; 0)" office:value-type="float" office:value="0.873" calcext:value-type="float">
            <text:p>0.873</text:p>
          </table:table-cell>
          <table:table-cell table:formula="of:=OFFSET([linked_data.E$2]; [.$G166]; 0)" office:value-type="float" office:value="0.903" calcext:value-type="float">
            <text:p>0.903</text:p>
          </table:table-cell>
          <table:table-cell table:formula="of:=OFFSET([linked_data.F$2]; [.$G166]; 0)" office:value-type="float" office:value="0.8465" calcext:value-type="float">
            <text:p>0.8465</text:p>
          </table:table-cell>
          <table:table-cell office:value-type="float" office:value="91" calcext:value-type="float">
            <text:p>91</text:p>
          </table:table-cell>
          <table:table-cell/>
          <table:table-cell table:formula="of:=([.B167]-[.B165])/2" office:value-type="float" office:value="0.000250000000000028" calcext:value-type="float">
            <text:p>0.00025</text:p>
          </table:table-cell>
          <table:table-cell table:formula="of:=([.B167]+[.B165]-2*[.B166])/2" office:value-type="float" office:value="0.0356500000000001" calcext:value-type="float">
            <text:p>0.03565</text:p>
          </table:table-cell>
          <table:table-cell table:formula="of:=[.I166]*[.C166]" office:value-type="float" office:value="102.148500000011" calcext:value-type="float">
            <text:p>102.148500000011</text:p>
          </table:table-cell>
        </table:table-row>
        <table:table-row table:style-name="ro1">
          <table:table-cell table:formula="of:=OFFSET([linked_data.A$2]; [.$G167]; 0)" office:value-type="string" office:string-value="2020-09-23" calcext:value-type="string">
            <text:p>2020-09-23</text:p>
          </table:table-cell>
          <table:table-cell table:formula="of:=OFFSET([linked_data.B$2]; [.$G167]; 0)" office:value-type="float" office:value="0.91" calcext:value-type="float">
            <text:p>0.91</text:p>
          </table:table-cell>
          <table:table-cell table:formula="of:=OFFSET([linked_data.C$2]; [.$G167]; 0)" office:value-type="float" office:value="4800487" calcext:value-type="float">
            <text:p>4800487</text:p>
          </table:table-cell>
          <table:table-cell table:formula="of:=OFFSET([linked_data.D$2]; [.$G167]; 0)" office:value-type="float" office:value="0.85" calcext:value-type="float">
            <text:p>0.85</text:p>
          </table:table-cell>
          <table:table-cell table:formula="of:=OFFSET([linked_data.E$2]; [.$G167]; 0)" office:value-type="float" office:value="1.27" calcext:value-type="float">
            <text:p>1.27</text:p>
          </table:table-cell>
          <table:table-cell table:formula="of:=OFFSET([linked_data.F$2]; [.$G167]; 0)" office:value-type="float" office:value="0.85" calcext:value-type="float">
            <text:p>0.85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B168]-[.B166])/2" office:value-type="float" office:value="0.05645" calcext:value-type="float">
            <text:p>0.05645</text:p>
          </table:table-cell>
          <table:table-cell table:formula="of:=([.B168]+[.B166]-2*[.B167])/2" office:value-type="float" office:value="0.02055" calcext:value-type="float">
            <text:p>0.02055</text:p>
          </table:table-cell>
          <table:table-cell table:formula="of:=[.I167]*[.C167]" office:value-type="float" office:value="270987.49115" calcext:value-type="float">
            <text:p>270987.49115</text:p>
          </table:table-cell>
        </table:table-row>
        <table:table-row table:style-name="ro1">
          <table:table-cell table:formula="of:=OFFSET([linked_data.A$2]; [.$G168]; 0)" office:value-type="string" office:string-value="2020-09-24" calcext:value-type="string">
            <text:p>2020-09-24</text:p>
          </table:table-cell>
          <table:table-cell table:formula="of:=OFFSET([linked_data.B$2]; [.$G168]; 0)" office:value-type="float" office:value="0.987" calcext:value-type="float">
            <text:p>0.987</text:p>
          </table:table-cell>
          <table:table-cell table:formula="of:=OFFSET([linked_data.C$2]; [.$G168]; 0)" office:value-type="float" office:value="8889428" calcext:value-type="float">
            <text:p>8889428</text:p>
          </table:table-cell>
          <table:table-cell table:formula="of:=OFFSET([linked_data.D$2]; [.$G168]; 0)" office:value-type="float" office:value="1.1" calcext:value-type="float">
            <text:p>1.1</text:p>
          </table:table-cell>
          <table:table-cell table:formula="of:=OFFSET([linked_data.E$2]; [.$G168]; 0)" office:value-type="float" office:value="1.18" calcext:value-type="float">
            <text:p>1.18</text:p>
          </table:table-cell>
          <table:table-cell table:formula="of:=OFFSET([linked_data.F$2]; [.$G168]; 0)" office:value-type="float" office:value="0.9119" calcext:value-type="float">
            <text:p>0.9119</text:p>
          </table:table-cell>
          <table:table-cell office:value-type="float" office:value="89" calcext:value-type="float">
            <text:p>89</text:p>
          </table:table-cell>
          <table:table-cell/>
          <table:table-cell table:formula="of:=([.B169]-[.B167])/2" office:value-type="float" office:value="0.07" calcext:value-type="float">
            <text:p>0.07</text:p>
          </table:table-cell>
          <table:table-cell table:formula="of:=([.B169]+[.B167]-2*[.B168])/2" office:value-type="float" office:value="-0.00700000000000001" calcext:value-type="float">
            <text:p>-0.007</text:p>
          </table:table-cell>
          <table:table-cell table:formula="of:=[.I168]*[.C168]" office:value-type="float" office:value="622259.96" calcext:value-type="float">
            <text:p>622259.96</text:p>
          </table:table-cell>
        </table:table-row>
        <table:table-row table:style-name="ro1">
          <table:table-cell table:formula="of:=OFFSET([linked_data.A$2]; [.$G169]; 0)" office:value-type="string" office:string-value="2020-09-25" calcext:value-type="string">
            <text:p>2020-09-25</text:p>
          </table:table-cell>
          <table:table-cell table:formula="of:=OFFSET([linked_data.B$2]; [.$G169]; 0)" office:value-type="float" office:value="1.05" calcext:value-type="float">
            <text:p>1.05</text:p>
          </table:table-cell>
          <table:table-cell table:formula="of:=OFFSET([linked_data.C$2]; [.$G169]; 0)" office:value-type="float" office:value="8712685" calcext:value-type="float">
            <text:p>8712685</text:p>
          </table:table-cell>
          <table:table-cell table:formula="of:=OFFSET([linked_data.D$2]; [.$G169]; 0)" office:value-type="float" office:value="1.24" calcext:value-type="float">
            <text:p>1.24</text:p>
          </table:table-cell>
          <table:table-cell table:formula="of:=OFFSET([linked_data.E$2]; [.$G169]; 0)" office:value-type="float" office:value="1.25" calcext:value-type="float">
            <text:p>1.25</text:p>
          </table:table-cell>
          <table:table-cell table:formula="of:=OFFSET([linked_data.F$2]; [.$G169]; 0)" office:value-type="float" office:value="0.96" calcext:value-type="float">
            <text:p>0.96</text:p>
          </table:table-cell>
          <table:table-cell office:value-type="float" office:value="88" calcext:value-type="float">
            <text:p>88</text:p>
          </table:table-cell>
          <table:table-cell/>
          <table:table-cell table:formula="of:=([.B170]-[.B168])/2" office:value-type="float" office:value="0.00525000000000003" calcext:value-type="float">
            <text:p>0.00525</text:p>
          </table:table-cell>
          <table:table-cell table:formula="of:=([.B170]+[.B168]-2*[.B169])/2" office:value-type="float" office:value="-0.05775" calcext:value-type="float">
            <text:p>-0.05775</text:p>
          </table:table-cell>
          <table:table-cell table:formula="of:=[.I169]*[.C169]" office:value-type="float" office:value="45741.5962500003" calcext:value-type="float">
            <text:p>45741.5962500003</text:p>
          </table:table-cell>
        </table:table-row>
        <table:table-row table:style-name="ro1">
          <table:table-cell table:formula="of:=OFFSET([linked_data.A$2]; [.$G170]; 0)" office:value-type="string" office:string-value="2020-09-28" calcext:value-type="string">
            <text:p>2020-09-28</text:p>
          </table:table-cell>
          <table:table-cell table:formula="of:=OFFSET([linked_data.B$2]; [.$G170]; 0)" office:value-type="float" office:value="0.9975" calcext:value-type="float">
            <text:p>0.9975</text:p>
          </table:table-cell>
          <table:table-cell table:formula="of:=OFFSET([linked_data.C$2]; [.$G170]; 0)" office:value-type="float" office:value="2343622" calcext:value-type="float">
            <text:p>2343622</text:p>
          </table:table-cell>
          <table:table-cell table:formula="of:=OFFSET([linked_data.D$2]; [.$G170]; 0)" office:value-type="float" office:value="1" calcext:value-type="float">
            <text:p>1</text:p>
          </table:table-cell>
          <table:table-cell table:formula="of:=OFFSET([linked_data.E$2]; [.$G170]; 0)" office:value-type="float" office:value="1.07" calcext:value-type="float">
            <text:p>1.07</text:p>
          </table:table-cell>
          <table:table-cell table:formula="of:=OFFSET([linked_data.F$2]; [.$G170]; 0)" office:value-type="float" office:value="0.9606" calcext:value-type="float">
            <text:p>0.9606</text:p>
          </table:table-cell>
          <table:table-cell office:value-type="float" office:value="87" calcext:value-type="float">
            <text:p>87</text:p>
          </table:table-cell>
          <table:table-cell/>
          <table:table-cell table:formula="of:=([.B171]-[.B169])/2" office:value-type="float" office:value="-0.02" calcext:value-type="float">
            <text:p>-0.02</text:p>
          </table:table-cell>
          <table:table-cell table:formula="of:=([.B171]+[.B169]-2*[.B170])/2" office:value-type="float" office:value="0.0325" calcext:value-type="float">
            <text:p>0.0325</text:p>
          </table:table-cell>
          <table:table-cell table:formula="of:=[.I170]*[.C170]" office:value-type="float" office:value="-46872.44" calcext:value-type="float">
            <text:p>-46872.44</text:p>
          </table:table-cell>
        </table:table-row>
        <table:table-row table:style-name="ro1">
          <table:table-cell table:formula="of:=OFFSET([linked_data.A$2]; [.$G171]; 0)" office:value-type="string" office:string-value="2020-09-29" calcext:value-type="string">
            <text:p>2020-09-29</text:p>
          </table:table-cell>
          <table:table-cell table:formula="of:=OFFSET([linked_data.B$2]; [.$G171]; 0)" office:value-type="float" office:value="1.01" calcext:value-type="float">
            <text:p>1.01</text:p>
          </table:table-cell>
          <table:table-cell table:formula="of:=OFFSET([linked_data.C$2]; [.$G171]; 0)" office:value-type="float" office:value="1051298" calcext:value-type="float">
            <text:p>1051298</text:p>
          </table:table-cell>
          <table:table-cell table:formula="of:=OFFSET([linked_data.D$2]; [.$G171]; 0)" office:value-type="float" office:value="0.982" calcext:value-type="float">
            <text:p>0.982</text:p>
          </table:table-cell>
          <table:table-cell table:formula="of:=OFFSET([linked_data.E$2]; [.$G171]; 0)" office:value-type="float" office:value="1.03" calcext:value-type="float">
            <text:p>1.03</text:p>
          </table:table-cell>
          <table:table-cell table:formula="of:=OFFSET([linked_data.F$2]; [.$G171]; 0)" office:value-type="float" office:value="0.9501" calcext:value-type="float">
            <text:p>0.9501</text:p>
          </table:table-cell>
          <table:table-cell office:value-type="float" office:value="86" calcext:value-type="float">
            <text:p>86</text:p>
          </table:table-cell>
          <table:table-cell/>
          <table:table-cell table:formula="of:=([.B172]-[.B170])/2" office:value-type="float" office:value="0.00624999999999998" calcext:value-type="float">
            <text:p>0.00625</text:p>
          </table:table-cell>
          <table:table-cell table:formula="of:=([.B172]+[.B170]-2*[.B171])/2" office:value-type="float" office:value="-0.00624999999999987" calcext:value-type="float">
            <text:p>-0.00625</text:p>
          </table:table-cell>
          <table:table-cell table:formula="of:=[.I171]*[.C171]" office:value-type="float" office:value="6570.61249999998" calcext:value-type="float">
            <text:p>6570.61249999998</text:p>
          </table:table-cell>
        </table:table-row>
        <table:table-row table:style-name="ro1">
          <table:table-cell table:formula="of:=OFFSET([linked_data.A$2]; [.$G172]; 0)" office:value-type="string" office:string-value="2020-09-30" calcext:value-type="string">
            <text:p>2020-09-30</text:p>
          </table:table-cell>
          <table:table-cell table:formula="of:=OFFSET([linked_data.B$2]; [.$G172]; 0)" office:value-type="float" office:value="1.01" calcext:value-type="float">
            <text:p>1.01</text:p>
          </table:table-cell>
          <table:table-cell table:formula="of:=OFFSET([linked_data.C$2]; [.$G172]; 0)" office:value-type="float" office:value="1122794" calcext:value-type="float">
            <text:p>1122794</text:p>
          </table:table-cell>
          <table:table-cell table:formula="of:=OFFSET([linked_data.D$2]; [.$G172]; 0)" office:value-type="float" office:value="0.99" calcext:value-type="float">
            <text:p>0.99</text:p>
          </table:table-cell>
          <table:table-cell table:formula="of:=OFFSET([linked_data.E$2]; [.$G172]; 0)" office:value-type="float" office:value="1.05" calcext:value-type="float">
            <text:p>1.05</text:p>
          </table:table-cell>
          <table:table-cell table:formula="of:=OFFSET([linked_data.F$2]; [.$G172]; 0)" office:value-type="float" office:value="0.964" calcext:value-type="float">
            <text:p>0.964</text:p>
          </table:table-cell>
          <table:table-cell office:value-type="float" office:value="85" calcext:value-type="float">
            <text:p>85</text:p>
          </table:table-cell>
          <table:table-cell/>
          <table:table-cell table:formula="of:=([.B173]-[.B171])/2" office:value-type="float" office:value="0.015" calcext:value-type="float">
            <text:p>0.015</text:p>
          </table:table-cell>
          <table:table-cell table:formula="of:=([.B173]+[.B171]-2*[.B172])/2" office:value-type="float" office:value="0.0149999999999999" calcext:value-type="float">
            <text:p>0.015</text:p>
          </table:table-cell>
          <table:table-cell table:formula="of:=[.I172]*[.C172]" office:value-type="float" office:value="16841.91" calcext:value-type="float">
            <text:p>16841.91</text:p>
          </table:table-cell>
        </table:table-row>
        <table:table-row table:style-name="ro1">
          <table:table-cell table:formula="of:=OFFSET([linked_data.A$2]; [.$G173]; 0)" office:value-type="string" office:string-value="2020-10-01" calcext:value-type="string">
            <text:p>2020-10-01</text:p>
          </table:table-cell>
          <table:table-cell table:formula="of:=OFFSET([linked_data.B$2]; [.$G173]; 0)" office:value-type="float" office:value="1.04" calcext:value-type="float">
            <text:p>1.04</text:p>
          </table:table-cell>
          <table:table-cell table:formula="of:=OFFSET([linked_data.C$2]; [.$G173]; 0)" office:value-type="float" office:value="3220608" calcext:value-type="float">
            <text:p>3220608</text:p>
          </table:table-cell>
          <table:table-cell table:formula="of:=OFFSET([linked_data.D$2]; [.$G173]; 0)" office:value-type="float" office:value="1.02" calcext:value-type="float">
            <text:p>1.02</text:p>
          </table:table-cell>
          <table:table-cell table:formula="of:=OFFSET([linked_data.E$2]; [.$G173]; 0)" office:value-type="float" office:value="1.13" calcext:value-type="float">
            <text:p>1.13</text:p>
          </table:table-cell>
          <table:table-cell table:formula="of:=OFFSET([linked_data.F$2]; [.$G173]; 0)" office:value-type="float" office:value="0.9935" calcext:value-type="float">
            <text:p>0.9935</text:p>
          </table:table-cell>
          <table:table-cell office:value-type="float" office:value="84" calcext:value-type="float">
            <text:p>84</text:p>
          </table:table-cell>
          <table:table-cell/>
          <table:table-cell table:formula="of:=([.B174]-[.B172])/2" office:value-type="float" office:value="0.02" calcext:value-type="float">
            <text:p>0.02</text:p>
          </table:table-cell>
          <table:table-cell table:formula="of:=([.B174]+[.B172]-2*[.B173])/2" office:value-type="float" office:value="-0.01" calcext:value-type="float">
            <text:p>-0.01</text:p>
          </table:table-cell>
          <table:table-cell table:formula="of:=[.I173]*[.C173]" office:value-type="float" office:value="64412.1600000001" calcext:value-type="float">
            <text:p>64412.1600000001</text:p>
          </table:table-cell>
        </table:table-row>
        <table:table-row table:style-name="ro1">
          <table:table-cell table:formula="of:=OFFSET([linked_data.A$2]; [.$G174]; 0)" office:value-type="string" office:string-value="2020-10-02" calcext:value-type="string">
            <text:p>2020-10-02</text:p>
          </table:table-cell>
          <table:table-cell table:formula="of:=OFFSET([linked_data.B$2]; [.$G174]; 0)" office:value-type="float" office:value="1.05" calcext:value-type="float">
            <text:p>1.05</text:p>
          </table:table-cell>
          <table:table-cell table:formula="of:=OFFSET([linked_data.C$2]; [.$G174]; 0)" office:value-type="float" office:value="1972097" calcext:value-type="float">
            <text:p>1972097</text:p>
          </table:table-cell>
          <table:table-cell table:formula="of:=OFFSET([linked_data.D$2]; [.$G174]; 0)" office:value-type="float" office:value="0.98" calcext:value-type="float">
            <text:p>0.98</text:p>
          </table:table-cell>
          <table:table-cell table:formula="of:=OFFSET([linked_data.E$2]; [.$G174]; 0)" office:value-type="float" office:value="1.1" calcext:value-type="float">
            <text:p>1.1</text:p>
          </table:table-cell>
          <table:table-cell table:formula="of:=OFFSET([linked_data.F$2]; [.$G174]; 0)" office:value-type="float" office:value="0.972" calcext:value-type="float">
            <text:p>0.972</text:p>
          </table:table-cell>
          <table:table-cell office:value-type="float" office:value="83" calcext:value-type="float">
            <text:p>83</text:p>
          </table:table-cell>
          <table:table-cell/>
          <table:table-cell table:formula="of:=([.B175]-[.B173])/2" office:value-type="float" office:value="0.135" calcext:value-type="float">
            <text:p>0.135</text:p>
          </table:table-cell>
          <table:table-cell table:formula="of:=([.B175]+[.B173]-2*[.B174])/2" office:value-type="float" office:value="0.125" calcext:value-type="float">
            <text:p>0.125</text:p>
          </table:table-cell>
          <table:table-cell table:formula="of:=[.I174]*[.C174]" office:value-type="float" office:value="266233.095" calcext:value-type="float">
            <text:p>266233.095</text:p>
          </table:table-cell>
        </table:table-row>
        <table:table-row table:style-name="ro1">
          <table:table-cell table:formula="of:=OFFSET([linked_data.A$2]; [.$G175]; 0)" office:value-type="string" office:string-value="2020-10-05" calcext:value-type="string">
            <text:p>2020-10-05</text:p>
          </table:table-cell>
          <table:table-cell table:formula="of:=OFFSET([linked_data.B$2]; [.$G175]; 0)" office:value-type="float" office:value="1.31" calcext:value-type="float">
            <text:p>1.31</text:p>
          </table:table-cell>
          <table:table-cell table:formula="of:=OFFSET([linked_data.C$2]; [.$G175]; 0)" office:value-type="float" office:value="27502350" calcext:value-type="float">
            <text:p>27502350</text:p>
          </table:table-cell>
          <table:table-cell table:formula="of:=OFFSET([linked_data.D$2]; [.$G175]; 0)" office:value-type="float" office:value="1.05" calcext:value-type="float">
            <text:p>1.05</text:p>
          </table:table-cell>
          <table:table-cell table:formula="of:=OFFSET([linked_data.E$2]; [.$G175]; 0)" office:value-type="float" office:value="1.35" calcext:value-type="float">
            <text:p>1.35</text:p>
          </table:table-cell>
          <table:table-cell table:formula="of:=OFFSET([linked_data.F$2]; [.$G175]; 0)" office:value-type="float" office:value="1.05" calcext:value-type="float">
            <text:p>1.05</text:p>
          </table:table-cell>
          <table:table-cell office:value-type="float" office:value="82" calcext:value-type="float">
            <text:p>82</text:p>
          </table:table-cell>
          <table:table-cell/>
          <table:table-cell table:formula="of:=([.B176]-[.B174])/2" office:value-type="float" office:value="0.565" calcext:value-type="float">
            <text:p>0.565</text:p>
          </table:table-cell>
          <table:table-cell table:formula="of:=([.B176]+[.B174]-2*[.B175])/2" office:value-type="float" office:value="0.305" calcext:value-type="float">
            <text:p>0.305</text:p>
          </table:table-cell>
          <table:table-cell table:formula="of:=[.I175]*[.C175]" office:value-type="float" office:value="15538827.75" calcext:value-type="float">
            <text:p>15538827.75</text:p>
          </table:table-cell>
        </table:table-row>
        <table:table-row table:style-name="ro1">
          <table:table-cell table:formula="of:=OFFSET([linked_data.A$2]; [.$G176]; 0)" office:value-type="string" office:string-value="2020-10-06" calcext:value-type="string">
            <text:p>2020-10-06</text:p>
          </table:table-cell>
          <table:table-cell table:formula="of:=OFFSET([linked_data.B$2]; [.$G176]; 0)" office:value-type="float" office:value="2.18" calcext:value-type="float">
            <text:p>2.18</text:p>
          </table:table-cell>
          <table:table-cell table:formula="of:=OFFSET([linked_data.C$2]; [.$G176]; 0)" office:value-type="float" office:value="155763400" calcext:value-type="float">
            <text:p>155763400</text:p>
          </table:table-cell>
          <table:table-cell table:formula="of:=OFFSET([linked_data.D$2]; [.$G176]; 0)" office:value-type="float" office:value="1.49" calcext:value-type="float">
            <text:p>1.49</text:p>
          </table:table-cell>
          <table:table-cell table:formula="of:=OFFSET([linked_data.E$2]; [.$G176]; 0)" office:value-type="float" office:value="2.62" calcext:value-type="float">
            <text:p>2.62</text:p>
          </table:table-cell>
          <table:table-cell table:formula="of:=OFFSET([linked_data.F$2]; [.$G176]; 0)" office:value-type="float" office:value="1.37" calcext:value-type="float">
            <text:p>1.37</text:p>
          </table:table-cell>
          <table:table-cell office:value-type="float" office:value="81" calcext:value-type="float">
            <text:p>81</text:p>
          </table:table-cell>
          <table:table-cell/>
          <table:table-cell table:formula="of:=([.B177]-[.B175])/2" office:value-type="float" office:value="0.835" calcext:value-type="float">
            <text:p>0.835</text:p>
          </table:table-cell>
          <table:table-cell table:formula="of:=([.B177]+[.B175]-2*[.B176])/2" office:value-type="float" office:value="-0.0350000000000001" calcext:value-type="float">
            <text:p>-0.035</text:p>
          </table:table-cell>
          <table:table-cell table:formula="of:=[.I176]*[.C176]" office:value-type="float" office:value="130062439" calcext:value-type="float">
            <text:p>130062439</text:p>
          </table:table-cell>
        </table:table-row>
        <table:table-row table:style-name="ro1">
          <table:table-cell table:formula="of:=OFFSET([linked_data.A$2]; [.$G177]; 0)" office:value-type="string" office:string-value="2020-10-07" calcext:value-type="string">
            <text:p>2020-10-07</text:p>
          </table:table-cell>
          <table:table-cell table:formula="of:=OFFSET([linked_data.B$2]; [.$G177]; 0)" office:value-type="float" office:value="2.98" calcext:value-type="float">
            <text:p>2.98</text:p>
          </table:table-cell>
          <table:table-cell table:formula="of:=OFFSET([linked_data.C$2]; [.$G177]; 0)" office:value-type="float" office:value="165484500" calcext:value-type="float">
            <text:p>165484500</text:p>
          </table:table-cell>
          <table:table-cell table:formula="of:=OFFSET([linked_data.D$2]; [.$G177]; 0)" office:value-type="float" office:value="3.18" calcext:value-type="float">
            <text:p>3.18</text:p>
          </table:table-cell>
          <table:table-cell table:formula="of:=OFFSET([linked_data.E$2]; [.$G177]; 0)" office:value-type="float" office:value="3.72" calcext:value-type="float">
            <text:p>3.72</text:p>
          </table:table-cell>
          <table:table-cell table:formula="of:=OFFSET([linked_data.F$2]; [.$G177]; 0)" office:value-type="float" office:value="2.68" calcext:value-type="float">
            <text:p>2.68</text:p>
          </table:table-cell>
          <table:table-cell office:value-type="float" office:value="80" calcext:value-type="float">
            <text:p>80</text:p>
          </table:table-cell>
          <table:table-cell/>
          <table:table-cell table:formula="of:=([.B178]-[.B176])/2" office:value-type="float" office:value="-0.115" calcext:value-type="float">
            <text:p>-0.115</text:p>
          </table:table-cell>
          <table:table-cell table:formula="of:=([.B178]+[.B176]-2*[.B177])/2" office:value-type="float" office:value="-0.915" calcext:value-type="float">
            <text:p>-0.915</text:p>
          </table:table-cell>
          <table:table-cell table:formula="of:=[.I177]*[.C177]" office:value-type="float" office:value="-19030717.5" calcext:value-type="float">
            <text:p>-19030717.5</text:p>
          </table:table-cell>
        </table:table-row>
        <table:table-row table:style-name="ro1">
          <table:table-cell table:formula="of:=OFFSET([linked_data.A$2]; [.$G178]; 0)" office:value-type="string" office:string-value="2020-10-08" calcext:value-type="string">
            <text:p>2020-10-08</text:p>
          </table:table-cell>
          <table:table-cell table:formula="of:=OFFSET([linked_data.B$2]; [.$G178]; 0)" office:value-type="float" office:value="1.95" calcext:value-type="float">
            <text:p>1.95</text:p>
          </table:table-cell>
          <table:table-cell table:formula="of:=OFFSET([linked_data.C$2]; [.$G178]; 0)" office:value-type="float" office:value="25671160" calcext:value-type="float">
            <text:p>25671160</text:p>
          </table:table-cell>
          <table:table-cell table:formula="of:=OFFSET([linked_data.D$2]; [.$G178]; 0)" office:value-type="float" office:value="2.56" calcext:value-type="float">
            <text:p>2.56</text:p>
          </table:table-cell>
          <table:table-cell table:formula="of:=OFFSET([linked_data.E$2]; [.$G178]; 0)" office:value-type="float" office:value="2.73" calcext:value-type="float">
            <text:p>2.73</text:p>
          </table:table-cell>
          <table:table-cell table:formula="of:=OFFSET([linked_data.F$2]; [.$G178]; 0)" office:value-type="float" office:value="1.87" calcext:value-type="float">
            <text:p>1.87</text:p>
          </table:table-cell>
          <table:table-cell office:value-type="float" office:value="79" calcext:value-type="float">
            <text:p>79</text:p>
          </table:table-cell>
          <table:table-cell/>
          <table:table-cell table:formula="of:=([.B179]-[.B177])/2" office:value-type="float" office:value="-0.215" calcext:value-type="float">
            <text:p>-0.215</text:p>
          </table:table-cell>
          <table:table-cell table:formula="of:=([.B179]+[.B177]-2*[.B178])/2" office:value-type="float" office:value="0.815" calcext:value-type="float">
            <text:p>0.815</text:p>
          </table:table-cell>
          <table:table-cell table:formula="of:=[.I178]*[.C178]" office:value-type="float" office:value="-5519299.4" calcext:value-type="float">
            <text:p>-5519299.4</text:p>
          </table:table-cell>
        </table:table-row>
        <table:table-row table:style-name="ro1">
          <table:table-cell table:formula="of:=OFFSET([linked_data.A$2]; [.$G179]; 0)" office:value-type="string" office:string-value="2020-10-09" calcext:value-type="string">
            <text:p>2020-10-09</text:p>
          </table:table-cell>
          <table:table-cell table:formula="of:=OFFSET([linked_data.B$2]; [.$G179]; 0)" office:value-type="float" office:value="2.55" calcext:value-type="float">
            <text:p>2.55</text:p>
          </table:table-cell>
          <table:table-cell table:formula="of:=OFFSET([linked_data.C$2]; [.$G179]; 0)" office:value-type="float" office:value="46181470" calcext:value-type="float">
            <text:p>46181470</text:p>
          </table:table-cell>
          <table:table-cell table:formula="of:=OFFSET([linked_data.D$2]; [.$G179]; 0)" office:value-type="float" office:value="2.11" calcext:value-type="float">
            <text:p>2.11</text:p>
          </table:table-cell>
          <table:table-cell table:formula="of:=OFFSET([linked_data.E$2]; [.$G179]; 0)" office:value-type="float" office:value="2.88" calcext:value-type="float">
            <text:p>2.88</text:p>
          </table:table-cell>
          <table:table-cell table:formula="of:=OFFSET([linked_data.F$2]; [.$G179]; 0)" office:value-type="float" office:value="1.9" calcext:value-type="float">
            <text:p>1.9</text:p>
          </table:table-cell>
          <table:table-cell office:value-type="float" office:value="78" calcext:value-type="float">
            <text:p>78</text:p>
          </table:table-cell>
          <table:table-cell/>
          <table:table-cell table:formula="of:=([.B180]-[.B178])/2" office:value-type="float" office:value="0.12" calcext:value-type="float">
            <text:p>0.12</text:p>
          </table:table-cell>
          <table:table-cell table:formula="of:=([.B180]+[.B178]-2*[.B179])/2" office:value-type="float" office:value="-0.48" calcext:value-type="float">
            <text:p>-0.48</text:p>
          </table:table-cell>
          <table:table-cell table:formula="of:=[.I179]*[.C179]" office:value-type="float" office:value="5541776.4" calcext:value-type="float">
            <text:p>5541776.4</text:p>
          </table:table-cell>
        </table:table-row>
        <table:table-row table:style-name="ro1">
          <table:table-cell table:formula="of:=OFFSET([linked_data.A$2]; [.$G180]; 0)" office:value-type="string" office:string-value="2020-10-12" calcext:value-type="string">
            <text:p>2020-10-12</text:p>
          </table:table-cell>
          <table:table-cell table:formula="of:=OFFSET([linked_data.B$2]; [.$G180]; 0)" office:value-type="float" office:value="2.19" calcext:value-type="float">
            <text:p>2.19</text:p>
          </table:table-cell>
          <table:table-cell table:formula="of:=OFFSET([linked_data.C$2]; [.$G180]; 0)" office:value-type="float" office:value="11276760" calcext:value-type="float">
            <text:p>11276760</text:p>
          </table:table-cell>
          <table:table-cell table:formula="of:=OFFSET([linked_data.D$2]; [.$G180]; 0)" office:value-type="float" office:value="2.36" calcext:value-type="float">
            <text:p>2.36</text:p>
          </table:table-cell>
          <table:table-cell table:formula="of:=OFFSET([linked_data.E$2]; [.$G180]; 0)" office:value-type="float" office:value="2.54" calcext:value-type="float">
            <text:p>2.54</text:p>
          </table:table-cell>
          <table:table-cell table:formula="of:=OFFSET([linked_data.F$2]; [.$G180]; 0)" office:value-type="float" office:value="2.13" calcext:value-type="float">
            <text:p>2.13</text:p>
          </table:table-cell>
          <table:table-cell office:value-type="float" office:value="77" calcext:value-type="float">
            <text:p>77</text:p>
          </table:table-cell>
          <table:table-cell/>
          <table:table-cell table:formula="of:=([.B181]-[.B179])/2" office:value-type="float" office:value="-0.125" calcext:value-type="float">
            <text:p>-0.125</text:p>
          </table:table-cell>
          <table:table-cell table:formula="of:=([.B181]+[.B179]-2*[.B180])/2" office:value-type="float" office:value="0.235" calcext:value-type="float">
            <text:p>0.235</text:p>
          </table:table-cell>
          <table:table-cell table:formula="of:=[.I180]*[.C180]" office:value-type="float" office:value="-1409595" calcext:value-type="float">
            <text:p>-1409595</text:p>
          </table:table-cell>
        </table:table-row>
        <table:table-row table:style-name="ro1">
          <table:table-cell table:formula="of:=OFFSET([linked_data.A$2]; [.$G181]; 0)" office:value-type="string" office:string-value="2020-10-13" calcext:value-type="string">
            <text:p>2020-10-13</text:p>
          </table:table-cell>
          <table:table-cell table:formula="of:=OFFSET([linked_data.B$2]; [.$G181]; 0)" office:value-type="float" office:value="2.3" calcext:value-type="float">
            <text:p>2.3</text:p>
          </table:table-cell>
          <table:table-cell table:formula="of:=OFFSET([linked_data.C$2]; [.$G181]; 0)" office:value-type="float" office:value="13148790" calcext:value-type="float">
            <text:p>13148790</text:p>
          </table:table-cell>
          <table:table-cell table:formula="of:=OFFSET([linked_data.D$2]; [.$G181]; 0)" office:value-type="float" office:value="2.117" calcext:value-type="float">
            <text:p>2.117</text:p>
          </table:table-cell>
          <table:table-cell table:formula="of:=OFFSET([linked_data.E$2]; [.$G181]; 0)" office:value-type="float" office:value="2.52" calcext:value-type="float">
            <text:p>2.52</text:p>
          </table:table-cell>
          <table:table-cell table:formula="of:=OFFSET([linked_data.F$2]; [.$G181]; 0)" office:value-type="float" office:value="2.01" calcext:value-type="float">
            <text:p>2.01</text:p>
          </table:table-cell>
          <table:table-cell office:value-type="float" office:value="76" calcext:value-type="float">
            <text:p>76</text:p>
          </table:table-cell>
          <table:table-cell/>
          <table:table-cell table:formula="of:=([.B182]-[.B180])/2" office:value-type="float" office:value="-0.02" calcext:value-type="float">
            <text:p>-0.02</text:p>
          </table:table-cell>
          <table:table-cell table:formula="of:=([.B182]+[.B180]-2*[.B181])/2" office:value-type="float" office:value="-0.13" calcext:value-type="float">
            <text:p>-0.13</text:p>
          </table:table-cell>
          <table:table-cell table:formula="of:=[.I181]*[.C181]" office:value-type="float" office:value="-262975.8" calcext:value-type="float">
            <text:p>-262975.8</text:p>
          </table:table-cell>
        </table:table-row>
        <table:table-row table:style-name="ro1">
          <table:table-cell table:formula="of:=OFFSET([linked_data.A$2]; [.$G182]; 0)" office:value-type="string" office:string-value="2020-10-14" calcext:value-type="string">
            <text:p>2020-10-14</text:p>
          </table:table-cell>
          <table:table-cell table:formula="of:=OFFSET([linked_data.B$2]; [.$G182]; 0)" office:value-type="float" office:value="2.15" calcext:value-type="float">
            <text:p>2.15</text:p>
          </table:table-cell>
          <table:table-cell table:formula="of:=OFFSET([linked_data.C$2]; [.$G182]; 0)" office:value-type="float" office:value="5118852" calcext:value-type="float">
            <text:p>5118852</text:p>
          </table:table-cell>
          <table:table-cell table:formula="of:=OFFSET([linked_data.D$2]; [.$G182]; 0)" office:value-type="float" office:value="2.32" calcext:value-type="float">
            <text:p>2.32</text:p>
          </table:table-cell>
          <table:table-cell table:formula="of:=OFFSET([linked_data.E$2]; [.$G182]; 0)" office:value-type="float" office:value="2.34" calcext:value-type="float">
            <text:p>2.34</text:p>
          </table:table-cell>
          <table:table-cell table:formula="of:=OFFSET([linked_data.F$2]; [.$G182]; 0)" office:value-type="float" office:value="2.1" calcext:value-type="float">
            <text:p>2.1</text:p>
          </table:table-cell>
          <table:table-cell office:value-type="float" office:value="75" calcext:value-type="float">
            <text:p>75</text:p>
          </table:table-cell>
          <table:table-cell/>
          <table:table-cell table:formula="of:=([.B183]-[.B181])/2" office:value-type="float" office:value="0.0850000000000002" calcext:value-type="float">
            <text:p>0.085</text:p>
          </table:table-cell>
          <table:table-cell table:formula="of:=([.B183]+[.B181]-2*[.B182])/2" office:value-type="float" office:value="0.235" calcext:value-type="float">
            <text:p>0.235</text:p>
          </table:table-cell>
          <table:table-cell table:formula="of:=[.I182]*[.C182]" office:value-type="float" office:value="435102.420000001" calcext:value-type="float">
            <text:p>435102.420000001</text:p>
          </table:table-cell>
        </table:table-row>
        <table:table-row table:style-name="ro1">
          <table:table-cell table:formula="of:=OFFSET([linked_data.A$2]; [.$G183]; 0)" office:value-type="string" office:string-value="2020-10-15" calcext:value-type="string">
            <text:p>2020-10-15</text:p>
          </table:table-cell>
          <table:table-cell table:formula="of:=OFFSET([linked_data.B$2]; [.$G183]; 0)" office:value-type="float" office:value="2.47" calcext:value-type="float">
            <text:p>2.47</text:p>
          </table:table-cell>
          <table:table-cell table:formula="of:=OFFSET([linked_data.C$2]; [.$G183]; 0)" office:value-type="float" office:value="17544970" calcext:value-type="float">
            <text:p>17544970</text:p>
          </table:table-cell>
          <table:table-cell table:formula="of:=OFFSET([linked_data.D$2]; [.$G183]; 0)" office:value-type="float" office:value="2.05" calcext:value-type="float">
            <text:p>2.05</text:p>
          </table:table-cell>
          <table:table-cell table:formula="of:=OFFSET([linked_data.E$2]; [.$G183]; 0)" office:value-type="float" office:value="2.58" calcext:value-type="float">
            <text:p>2.58</text:p>
          </table:table-cell>
          <table:table-cell table:formula="of:=OFFSET([linked_data.F$2]; [.$G183]; 0)"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/>
          <table:table-cell table:formula="of:=([.B184]-[.B182])/2" office:value-type="float" office:value="0.075" calcext:value-type="float">
            <text:p>0.075</text:p>
          </table:table-cell>
          <table:table-cell table:formula="of:=([.B184]+[.B182]-2*[.B183])/2" office:value-type="float" office:value="-0.245000000000001" calcext:value-type="float">
            <text:p>-0.245000000000001</text:p>
          </table:table-cell>
          <table:table-cell table:formula="of:=[.I183]*[.C183]" office:value-type="float" office:value="1315872.75" calcext:value-type="float">
            <text:p>1315872.75</text:p>
          </table:table-cell>
        </table:table-row>
        <table:table-row table:style-name="ro1">
          <table:table-cell table:formula="of:=OFFSET([linked_data.A$2]; [.$G184]; 0)" office:value-type="string" office:string-value="2020-10-16" calcext:value-type="string">
            <text:p>2020-10-16</text:p>
          </table:table-cell>
          <table:table-cell table:formula="of:=OFFSET([linked_data.B$2]; [.$G184]; 0)" office:value-type="float" office:value="2.3" calcext:value-type="float">
            <text:p>2.3</text:p>
          </table:table-cell>
          <table:table-cell table:formula="of:=OFFSET([linked_data.C$2]; [.$G184]; 0)" office:value-type="float" office:value="14787750" calcext:value-type="float">
            <text:p>14787750</text:p>
          </table:table-cell>
          <table:table-cell table:formula="of:=OFFSET([linked_data.D$2]; [.$G184]; 0)" office:value-type="float" office:value="2.309" calcext:value-type="float">
            <text:p>2.309</text:p>
          </table:table-cell>
          <table:table-cell table:formula="of:=OFFSET([linked_data.E$2]; [.$G184]; 0)" office:value-type="float" office:value="2.74" calcext:value-type="float">
            <text:p>2.74</text:p>
          </table:table-cell>
          <table:table-cell table:formula="of:=OFFSET([linked_data.F$2]; [.$G184]; 0)" office:value-type="float" office:value="2.27" calcext:value-type="float">
            <text:p>2.27</text:p>
          </table:table-cell>
          <table:table-cell office:value-type="float" office:value="73" calcext:value-type="float">
            <text:p>73</text:p>
          </table:table-cell>
          <table:table-cell/>
          <table:table-cell table:formula="of:=([.B185]-[.B183])/2" office:value-type="float" office:value="-0.11" calcext:value-type="float">
            <text:p>-0.11</text:p>
          </table:table-cell>
          <table:table-cell table:formula="of:=([.B185]+[.B183]-2*[.B184])/2" office:value-type="float" office:value="0.0600000000000005" calcext:value-type="float">
            <text:p>0.060000000000001</text:p>
          </table:table-cell>
          <table:table-cell table:formula="of:=[.I184]*[.C184]" office:value-type="float" office:value="-1626652.5" calcext:value-type="float">
            <text:p>-1626652.5</text:p>
          </table:table-cell>
        </table:table-row>
        <table:table-row table:style-name="ro1">
          <table:table-cell table:formula="of:=OFFSET([linked_data.A$2]; [.$G185]; 0)" office:value-type="string" office:string-value="2020-10-19" calcext:value-type="string">
            <text:p>2020-10-19</text:p>
          </table:table-cell>
          <table:table-cell table:formula="of:=OFFSET([linked_data.B$2]; [.$G185]; 0)" office:value-type="float" office:value="2.25" calcext:value-type="float">
            <text:p>2.25</text:p>
          </table:table-cell>
          <table:table-cell table:formula="of:=OFFSET([linked_data.C$2]; [.$G185]; 0)" office:value-type="float" office:value="5537263" calcext:value-type="float">
            <text:p>5537263</text:p>
          </table:table-cell>
          <table:table-cell table:formula="of:=OFFSET([linked_data.D$2]; [.$G185]; 0)" office:value-type="float" office:value="2.42" calcext:value-type="float">
            <text:p>2.42</text:p>
          </table:table-cell>
          <table:table-cell table:formula="of:=OFFSET([linked_data.E$2]; [.$G185]; 0)" office:value-type="float" office:value="2.48" calcext:value-type="float">
            <text:p>2.48</text:p>
          </table:table-cell>
          <table:table-cell table:formula="of:=OFFSET([linked_data.F$2]; [.$G185]; 0)" office:value-type="float" office:value="2.2" calcext:value-type="float">
            <text:p>2.2</text:p>
          </table:table-cell>
          <table:table-cell office:value-type="float" office:value="72" calcext:value-type="float">
            <text:p>72</text:p>
          </table:table-cell>
          <table:table-cell/>
          <table:table-cell table:formula="of:=([.B186]-[.B184])/2" office:value-type="float" office:value="-0.0549999999999999" calcext:value-type="float">
            <text:p>-0.055</text:p>
          </table:table-cell>
          <table:table-cell table:formula="of:=([.B186]+[.B184]-2*[.B185])/2" office:value-type="float" office:value="-0.00499999999999989" calcext:value-type="float">
            <text:p>-0.005</text:p>
          </table:table-cell>
          <table:table-cell table:formula="of:=[.I185]*[.C185]" office:value-type="float" office:value="-304549.465" calcext:value-type="float">
            <text:p>-304549.465</text:p>
          </table:table-cell>
        </table:table-row>
        <table:table-row table:style-name="ro1">
          <table:table-cell table:formula="of:=OFFSET([linked_data.A$2]; [.$G186]; 0)" office:value-type="string" office:string-value="2020-10-20" calcext:value-type="string">
            <text:p>2020-10-20</text:p>
          </table:table-cell>
          <table:table-cell table:formula="of:=OFFSET([linked_data.B$2]; [.$G186]; 0)" office:value-type="float" office:value="2.19" calcext:value-type="float">
            <text:p>2.19</text:p>
          </table:table-cell>
          <table:table-cell table:formula="of:=OFFSET([linked_data.C$2]; [.$G186]; 0)" office:value-type="float" office:value="3859808" calcext:value-type="float">
            <text:p>3859808</text:p>
          </table:table-cell>
          <table:table-cell table:formula="of:=OFFSET([linked_data.D$2]; [.$G186]; 0)" office:value-type="float" office:value="2.25" calcext:value-type="float">
            <text:p>2.25</text:p>
          </table:table-cell>
          <table:table-cell table:formula="of:=OFFSET([linked_data.E$2]; [.$G186]; 0)" office:value-type="float" office:value="2.29" calcext:value-type="float">
            <text:p>2.29</text:p>
          </table:table-cell>
          <table:table-cell table:formula="of:=OFFSET([linked_data.F$2]; [.$G186]; 0)" office:value-type="float" office:value="2.11" calcext:value-type="float">
            <text:p>2.11</text:p>
          </table:table-cell>
          <table:table-cell office:value-type="float" office:value="71" calcext:value-type="float">
            <text:p>71</text:p>
          </table:table-cell>
          <table:table-cell/>
          <table:table-cell table:formula="of:=([.B187]-[.B185])/2" office:value-type="float" office:value="-0.0900000000000001" calcext:value-type="float">
            <text:p>-0.09</text:p>
          </table:table-cell>
          <table:table-cell table:formula="of:=([.B187]+[.B185]-2*[.B186])/2" office:value-type="float" office:value="-0.0299999999999998" calcext:value-type="float">
            <text:p>-0.03</text:p>
          </table:table-cell>
          <table:table-cell table:formula="of:=[.I186]*[.C186]" office:value-type="float" office:value="-347382.72" calcext:value-type="float">
            <text:p>-347382.72</text:p>
          </table:table-cell>
        </table:table-row>
        <table:table-row table:style-name="ro1">
          <table:table-cell table:formula="of:=OFFSET([linked_data.A$2]; [.$G187]; 0)" office:value-type="string" office:string-value="2020-10-21" calcext:value-type="string">
            <text:p>2020-10-21</text:p>
          </table:table-cell>
          <table:table-cell table:formula="of:=OFFSET([linked_data.B$2]; [.$G187]; 0)" office:value-type="float" office:value="2.07" calcext:value-type="float">
            <text:p>2.07</text:p>
          </table:table-cell>
          <table:table-cell table:formula="of:=OFFSET([linked_data.C$2]; [.$G187]; 0)" office:value-type="float" office:value="3036858" calcext:value-type="float">
            <text:p>3036858</text:p>
          </table:table-cell>
          <table:table-cell table:formula="of:=OFFSET([linked_data.D$2]; [.$G187]; 0)" office:value-type="float" office:value="2.217" calcext:value-type="float">
            <text:p>2.217</text:p>
          </table:table-cell>
          <table:table-cell table:formula="of:=OFFSET([linked_data.E$2]; [.$G187]; 0)" office:value-type="float" office:value="2.24" calcext:value-type="float">
            <text:p>2.24</text:p>
          </table:table-cell>
          <table:table-cell table:formula="of:=OFFSET([linked_data.F$2]; [.$G187]; 0)" office:value-type="float" office:value="2.04" calcext:value-type="float">
            <text:p>2.04</text:p>
          </table:table-cell>
          <table:table-cell office:value-type="float" office:value="70" calcext:value-type="float">
            <text:p>70</text:p>
          </table:table-cell>
          <table:table-cell/>
          <table:table-cell table:formula="of:=([.B188]-[.B186])/2" office:value-type="float" office:value="-0.0149999999999999" calcext:value-type="float">
            <text:p>-0.015</text:p>
          </table:table-cell>
          <table:table-cell table:formula="of:=([.B188]+[.B186]-2*[.B187])/2" office:value-type="float" office:value="0.105" calcext:value-type="float">
            <text:p>0.105</text:p>
          </table:table-cell>
          <table:table-cell table:formula="of:=[.I187]*[.C187]" office:value-type="float" office:value="-45552.8699999997" calcext:value-type="float">
            <text:p>-45552.8699999997</text:p>
          </table:table-cell>
        </table:table-row>
        <table:table-row table:style-name="ro1">
          <table:table-cell table:formula="of:=OFFSET([linked_data.A$2]; [.$G188]; 0)" office:value-type="string" office:string-value="2020-10-22" calcext:value-type="string">
            <text:p>2020-10-22</text:p>
          </table:table-cell>
          <table:table-cell table:formula="of:=OFFSET([linked_data.B$2]; [.$G188]; 0)" office:value-type="float" office:value="2.16" calcext:value-type="float">
            <text:p>2.16</text:p>
          </table:table-cell>
          <table:table-cell table:formula="of:=OFFSET([linked_data.C$2]; [.$G188]; 0)" office:value-type="float" office:value="6079064" calcext:value-type="float">
            <text:p>6079064</text:p>
          </table:table-cell>
          <table:table-cell table:formula="of:=OFFSET([linked_data.D$2]; [.$G188]; 0)" office:value-type="float" office:value="2.067" calcext:value-type="float">
            <text:p>2.067</text:p>
          </table:table-cell>
          <table:table-cell table:formula="of:=OFFSET([linked_data.E$2]; [.$G188]; 0)" office:value-type="float" office:value="2.31" calcext:value-type="float">
            <text:p>2.31</text:p>
          </table:table-cell>
          <table:table-cell table:formula="of:=OFFSET([linked_data.F$2]; [.$G188]; 0)" office:value-type="float" office:value="2.01" calcext:value-type="float">
            <text:p>2.01</text:p>
          </table:table-cell>
          <table:table-cell office:value-type="float" office:value="69" calcext:value-type="float">
            <text:p>69</text:p>
          </table:table-cell>
          <table:table-cell/>
          <table:table-cell table:formula="of:=([.B189]-[.B187])/2" office:value-type="float" office:value="0.0425" calcext:value-type="float">
            <text:p>0.0425</text:p>
          </table:table-cell>
          <table:table-cell table:formula="of:=([.B189]+[.B187]-2*[.B188])/2" office:value-type="float" office:value="-0.0475000000000003" calcext:value-type="float">
            <text:p>-0.0475</text:p>
          </table:table-cell>
          <table:table-cell table:formula="of:=[.I188]*[.C188]" office:value-type="float" office:value="258360.22" calcext:value-type="float">
            <text:p>258360.22</text:p>
          </table:table-cell>
        </table:table-row>
        <table:table-row table:style-name="ro1">
          <table:table-cell table:formula="of:=OFFSET([linked_data.A$2]; [.$G189]; 0)" office:value-type="string" office:string-value="2020-10-23" calcext:value-type="string">
            <text:p>2020-10-23</text:p>
          </table:table-cell>
          <table:table-cell table:formula="of:=OFFSET([linked_data.B$2]; [.$G189]; 0)" office:value-type="float" office:value="2.155" calcext:value-type="float">
            <text:p>2.155</text:p>
          </table:table-cell>
          <table:table-cell table:formula="of:=OFFSET([linked_data.C$2]; [.$G189]; 0)" office:value-type="float" office:value="2262550" calcext:value-type="float">
            <text:p>2262550</text:p>
          </table:table-cell>
          <table:table-cell table:formula="of:=OFFSET([linked_data.D$2]; [.$G189]; 0)" office:value-type="float" office:value="2.22" calcext:value-type="float">
            <text:p>2.22</text:p>
          </table:table-cell>
          <table:table-cell table:formula="of:=OFFSET([linked_data.E$2]; [.$G189]; 0)" office:value-type="float" office:value="2.28" calcext:value-type="float">
            <text:p>2.28</text:p>
          </table:table-cell>
          <table:table-cell table:formula="of:=OFFSET([linked_data.F$2]; [.$G189]; 0)" office:value-type="float" office:value="2.11" calcext:value-type="float">
            <text:p>2.11</text:p>
          </table:table-cell>
          <table:table-cell office:value-type="float" office:value="68" calcext:value-type="float">
            <text:p>68</text:p>
          </table:table-cell>
          <table:table-cell/>
          <table:table-cell table:formula="of:=([.B190]-[.B188])/2" office:value-type="float" office:value="-0.0800000000000001" calcext:value-type="float">
            <text:p>-0.08</text:p>
          </table:table-cell>
          <table:table-cell table:formula="of:=([.B190]+[.B188]-2*[.B189])/2" office:value-type="float" office:value="-0.0749999999999997" calcext:value-type="float">
            <text:p>-0.075</text:p>
          </table:table-cell>
          <table:table-cell table:formula="of:=[.I189]*[.C189]" office:value-type="float" office:value="-181004" calcext:value-type="float">
            <text:p>-181004</text:p>
          </table:table-cell>
        </table:table-row>
        <table:table-row table:style-name="ro1">
          <table:table-cell table:formula="of:=OFFSET([linked_data.A$2]; [.$G190]; 0)" office:value-type="string" office:string-value="2020-10-26" calcext:value-type="string">
            <text:p>2020-10-26</text:p>
          </table:table-cell>
          <table:table-cell table:formula="of:=OFFSET([linked_data.B$2]; [.$G190]; 0)" office:value-type="float" office:value="2" calcext:value-type="float">
            <text:p>2</text:p>
          </table:table-cell>
          <table:table-cell table:formula="of:=OFFSET([linked_data.C$2]; [.$G190]; 0)" office:value-type="float" office:value="2936718" calcext:value-type="float">
            <text:p>2936718</text:p>
          </table:table-cell>
          <table:table-cell table:formula="of:=OFFSET([linked_data.D$2]; [.$G190]; 0)" office:value-type="float" office:value="2.11" calcext:value-type="float">
            <text:p>2.11</text:p>
          </table:table-cell>
          <table:table-cell table:formula="of:=OFFSET([linked_data.E$2]; [.$G190]; 0)" office:value-type="float" office:value="2.1199" calcext:value-type="float">
            <text:p>2.1199</text:p>
          </table:table-cell>
          <table:table-cell table:formula="of:=OFFSET([linked_data.F$2]; [.$G190]; 0)" office:value-type="float" office:value="1.96" calcext:value-type="float">
            <text:p>1.96</text:p>
          </table:table-cell>
          <table:table-cell office:value-type="float" office:value="67" calcext:value-type="float">
            <text:p>67</text:p>
          </table:table-cell>
          <table:table-cell/>
          <table:table-cell table:formula="of:=([.B191]-[.B189])/2" office:value-type="float" office:value="-0.1325" calcext:value-type="float">
            <text:p>-0.1325</text:p>
          </table:table-cell>
          <table:table-cell table:formula="of:=([.B191]+[.B189]-2*[.B190])/2" office:value-type="float" office:value="0.0225" calcext:value-type="float">
            <text:p>0.0225</text:p>
          </table:table-cell>
          <table:table-cell table:formula="of:=[.I190]*[.C190]" office:value-type="float" office:value="-389115.135" calcext:value-type="float">
            <text:p>-389115.135</text:p>
          </table:table-cell>
        </table:table-row>
        <table:table-row table:style-name="ro1">
          <table:table-cell table:formula="of:=OFFSET([linked_data.A$2]; [.$G191]; 0)" office:value-type="string" office:string-value="2020-10-27" calcext:value-type="string">
            <text:p>2020-10-27</text:p>
          </table:table-cell>
          <table:table-cell table:formula="of:=OFFSET([linked_data.B$2]; [.$G191]; 0)" office:value-type="float" office:value="1.89" calcext:value-type="float">
            <text:p>1.89</text:p>
          </table:table-cell>
          <table:table-cell table:formula="of:=OFFSET([linked_data.C$2]; [.$G191]; 0)" office:value-type="float" office:value="17087420" calcext:value-type="float">
            <text:p>17087420</text:p>
          </table:table-cell>
          <table:table-cell table:formula="of:=OFFSET([linked_data.D$2]; [.$G191]; 0)" office:value-type="float" office:value="2.22" calcext:value-type="float">
            <text:p>2.22</text:p>
          </table:table-cell>
          <table:table-cell table:formula="of:=OFFSET([linked_data.E$2]; [.$G191]; 0)" office:value-type="float" office:value="2.2267" calcext:value-type="float">
            <text:p>2.2267</text:p>
          </table:table-cell>
          <table:table-cell table:formula="of:=OFFSET([linked_data.F$2]; [.$G191]; 0)" office:value-type="float" office:value="1.79" calcext:value-type="float">
            <text:p>1.79</text:p>
          </table:table-cell>
          <table:table-cell office:value-type="float" office:value="66" calcext:value-type="float">
            <text:p>66</text:p>
          </table:table-cell>
          <table:table-cell/>
          <table:table-cell table:formula="of:=([.B192]-[.B190])/2" office:value-type="float" office:value="-0.09" calcext:value-type="float">
            <text:p>-0.09</text:p>
          </table:table-cell>
          <table:table-cell table:formula="of:=([.B192]+[.B190]-2*[.B191])/2" office:value-type="float" office:value="0.0200000000000002" calcext:value-type="float">
            <text:p>0.02</text:p>
          </table:table-cell>
          <table:table-cell table:formula="of:=[.I191]*[.C191]" office:value-type="float" office:value="-1537867.8" calcext:value-type="float">
            <text:p>-1537867.8</text:p>
          </table:table-cell>
        </table:table-row>
        <table:table-row table:style-name="ro1">
          <table:table-cell table:formula="of:=OFFSET([linked_data.A$2]; [.$G192]; 0)" office:value-type="string" office:string-value="2020-10-28" calcext:value-type="string">
            <text:p>2020-10-28</text:p>
          </table:table-cell>
          <table:table-cell table:formula="of:=OFFSET([linked_data.B$2]; [.$G192]; 0)" office:value-type="float" office:value="1.82" calcext:value-type="float">
            <text:p>1.82</text:p>
          </table:table-cell>
          <table:table-cell table:formula="of:=OFFSET([linked_data.C$2]; [.$G192]; 0)" office:value-type="float" office:value="2873303" calcext:value-type="float">
            <text:p>2873303</text:p>
          </table:table-cell>
          <table:table-cell table:formula="of:=OFFSET([linked_data.D$2]; [.$G192]; 0)" office:value-type="float" office:value="1.75" calcext:value-type="float">
            <text:p>1.75</text:p>
          </table:table-cell>
          <table:table-cell table:formula="of:=OFFSET([linked_data.E$2]; [.$G192]; 0)" office:value-type="float" office:value="1.87" calcext:value-type="float">
            <text:p>1.87</text:p>
          </table:table-cell>
          <table:table-cell table:formula="of:=OFFSET([linked_data.F$2]; [.$G192]; 0)" office:value-type="float" office:value="1.71" calcext:value-type="float">
            <text:p>1.71</text:p>
          </table:table-cell>
          <table:table-cell office:value-type="float" office:value="65" calcext:value-type="float">
            <text:p>65</text:p>
          </table:table-cell>
          <table:table-cell/>
          <table:table-cell table:formula="of:=([.B193]-[.B191])/2" office:value-type="float" office:value="-0.0349999999999999" calcext:value-type="float">
            <text:p>-0.035</text:p>
          </table:table-cell>
          <table:table-cell table:formula="of:=([.B193]+[.B191]-2*[.B192])/2" office:value-type="float" office:value="0.0349999999999999" calcext:value-type="float">
            <text:p>0.035</text:p>
          </table:table-cell>
          <table:table-cell table:formula="of:=[.I192]*[.C192]" office:value-type="float" office:value="-100565.605" calcext:value-type="float">
            <text:p>-100565.605</text:p>
          </table:table-cell>
        </table:table-row>
        <table:table-row table:style-name="ro1">
          <table:table-cell table:formula="of:=OFFSET([linked_data.A$2]; [.$G193]; 0)" office:value-type="string" office:string-value="2020-10-29" calcext:value-type="string">
            <text:p>2020-10-29</text:p>
          </table:table-cell>
          <table:table-cell table:formula="of:=OFFSET([linked_data.B$2]; [.$G193]; 0)" office:value-type="float" office:value="1.82" calcext:value-type="float">
            <text:p>1.82</text:p>
          </table:table-cell>
          <table:table-cell table:formula="of:=OFFSET([linked_data.C$2]; [.$G193]; 0)" office:value-type="float" office:value="3871802" calcext:value-type="float">
            <text:p>3871802</text:p>
          </table:table-cell>
          <table:table-cell table:formula="of:=OFFSET([linked_data.D$2]; [.$G193]; 0)" office:value-type="float" office:value="1.71" calcext:value-type="float">
            <text:p>1.71</text:p>
          </table:table-cell>
          <table:table-cell table:formula="of:=OFFSET([linked_data.E$2]; [.$G193]; 0)" office:value-type="float" office:value="1.93" calcext:value-type="float">
            <text:p>1.93</text:p>
          </table:table-cell>
          <table:table-cell table:formula="of:=OFFSET([linked_data.F$2]; [.$G193]; 0)" office:value-type="float" office:value="1.66" calcext:value-type="float">
            <text:p>1.66</text:p>
          </table:table-cell>
          <table:table-cell office:value-type="float" office:value="64" calcext:value-type="float">
            <text:p>64</text:p>
          </table:table-cell>
          <table:table-cell/>
          <table:table-cell table:formula="of:=([.B194]-[.B192])/2" office:value-type="float" office:value="-0.0650000000000001" calcext:value-type="float">
            <text:p>-0.065</text:p>
          </table:table-cell>
          <table:table-cell table:formula="of:=([.B194]+[.B192]-2*[.B193])/2" office:value-type="float" office:value="-0.0650000000000002" calcext:value-type="float">
            <text:p>-0.065</text:p>
          </table:table-cell>
          <table:table-cell table:formula="of:=[.I193]*[.C193]" office:value-type="float" office:value="-251667.13" calcext:value-type="float">
            <text:p>-251667.13</text:p>
          </table:table-cell>
        </table:table-row>
        <table:table-row table:style-name="ro1">
          <table:table-cell table:formula="of:=OFFSET([linked_data.A$2]; [.$G194]; 0)" office:value-type="string" office:string-value="2020-10-30" calcext:value-type="string">
            <text:p>2020-10-30</text:p>
          </table:table-cell>
          <table:table-cell table:formula="of:=OFFSET([linked_data.B$2]; [.$G194]; 0)" office:value-type="float" office:value="1.69" calcext:value-type="float">
            <text:p>1.69</text:p>
          </table:table-cell>
          <table:table-cell table:formula="of:=OFFSET([linked_data.C$2]; [.$G194]; 0)" office:value-type="float" office:value="2236601" calcext:value-type="float">
            <text:p>2236601</text:p>
          </table:table-cell>
          <table:table-cell table:formula="of:=OFFSET([linked_data.D$2]; [.$G194]; 0)" office:value-type="float" office:value="1.73" calcext:value-type="float">
            <text:p>1.73</text:p>
          </table:table-cell>
          <table:table-cell table:formula="of:=OFFSET([linked_data.E$2]; [.$G194]; 0)" office:value-type="float" office:value="1.7699" calcext:value-type="float">
            <text:p>1.7699</text:p>
          </table:table-cell>
          <table:table-cell table:formula="of:=OFFSET([linked_data.F$2]; [.$G194]; 0)" office:value-type="float" office:value="1.62" calcext:value-type="float">
            <text:p>1.62</text:p>
          </table:table-cell>
          <table:table-cell office:value-type="float" office:value="63" calcext:value-type="float">
            <text:p>63</text:p>
          </table:table-cell>
          <table:table-cell/>
          <table:table-cell table:formula="of:=([.B195]-[.B193])/2" office:value-type="float" office:value="-0.045" calcext:value-type="float">
            <text:p>-0.045</text:p>
          </table:table-cell>
          <table:table-cell table:formula="of:=([.B195]+[.B193]-2*[.B194])/2" office:value-type="float" office:value="0.085" calcext:value-type="float">
            <text:p>0.085</text:p>
          </table:table-cell>
          <table:table-cell table:formula="of:=[.I194]*[.C194]" office:value-type="float" office:value="-100647.045" calcext:value-type="float">
            <text:p>-100647.045</text:p>
          </table:table-cell>
        </table:table-row>
        <table:table-row table:style-name="ro1">
          <table:table-cell table:formula="of:=OFFSET([linked_data.A$2]; [.$G195]; 0)" office:value-type="string" office:string-value="2020-11-02" calcext:value-type="string">
            <text:p>2020-11-02</text:p>
          </table:table-cell>
          <table:table-cell table:formula="of:=OFFSET([linked_data.B$2]; [.$G195]; 0)" office:value-type="float" office:value="1.73" calcext:value-type="float">
            <text:p>1.73</text:p>
          </table:table-cell>
          <table:table-cell table:formula="of:=OFFSET([linked_data.C$2]; [.$G195]; 0)" office:value-type="float" office:value="2739568" calcext:value-type="float">
            <text:p>2739568</text:p>
          </table:table-cell>
          <table:table-cell table:formula="of:=OFFSET([linked_data.D$2]; [.$G195]; 0)" office:value-type="float" office:value="1.71" calcext:value-type="float">
            <text:p>1.71</text:p>
          </table:table-cell>
          <table:table-cell table:formula="of:=OFFSET([linked_data.E$2]; [.$G195]; 0)" office:value-type="float" office:value="1.84" calcext:value-type="float">
            <text:p>1.84</text:p>
          </table:table-cell>
          <table:table-cell table:formula="of:=OFFSET([linked_data.F$2]; [.$G195]; 0)" office:value-type="float" office:value="1.6701" calcext:value-type="float">
            <text:p>1.6701</text:p>
          </table:table-cell>
          <table:table-cell office:value-type="float" office:value="62" calcext:value-type="float">
            <text:p>62</text:p>
          </table:table-cell>
          <table:table-cell/>
          <table:table-cell table:formula="of:=([.B196]-[.B194])/2" office:value-type="float" office:value="0.015" calcext:value-type="float">
            <text:p>0.015</text:p>
          </table:table-cell>
          <table:table-cell table:formula="of:=([.B196]+[.B194]-2*[.B195])/2" office:value-type="float" office:value="-0.0249999999999999" calcext:value-type="float">
            <text:p>-0.025</text:p>
          </table:table-cell>
          <table:table-cell table:formula="of:=[.I195]*[.C195]" office:value-type="float" office:value="41093.52" calcext:value-type="float">
            <text:p>41093.52</text:p>
          </table:table-cell>
        </table:table-row>
        <table:table-row table:style-name="ro1">
          <table:table-cell table:formula="of:=OFFSET([linked_data.A$2]; [.$G196]; 0)" office:value-type="string" office:string-value="2020-11-03" calcext:value-type="string">
            <text:p>2020-11-03</text:p>
          </table:table-cell>
          <table:table-cell table:formula="of:=OFFSET([linked_data.B$2]; [.$G196]; 0)" office:value-type="float" office:value="1.72" calcext:value-type="float">
            <text:p>1.72</text:p>
          </table:table-cell>
          <table:table-cell table:formula="of:=OFFSET([linked_data.C$2]; [.$G196]; 0)" office:value-type="float" office:value="2283954" calcext:value-type="float">
            <text:p>2283954</text:p>
          </table:table-cell>
          <table:table-cell table:formula="of:=OFFSET([linked_data.D$2]; [.$G196]; 0)" office:value-type="float" office:value="1.75" calcext:value-type="float">
            <text:p>1.75</text:p>
          </table:table-cell>
          <table:table-cell table:formula="of:=OFFSET([linked_data.E$2]; [.$G196]; 0)" office:value-type="float" office:value="1.79" calcext:value-type="float">
            <text:p>1.79</text:p>
          </table:table-cell>
          <table:table-cell table:formula="of:=OFFSET([linked_data.F$2]; [.$G196]; 0)" office:value-type="float" office:value="1.68" calcext:value-type="float">
            <text:p>1.68</text:p>
          </table:table-cell>
          <table:table-cell office:value-type="float" office:value="61" calcext:value-type="float">
            <text:p>61</text:p>
          </table:table-cell>
          <table:table-cell/>
          <table:table-cell table:formula="of:=([.B197]-[.B195])/2" office:value-type="float" office:value="-0.025" calcext:value-type="float">
            <text:p>-0.025</text:p>
          </table:table-cell>
          <table:table-cell table:formula="of:=([.B197]+[.B195]-2*[.B196])/2" office:value-type="float" office:value="-0.0149999999999999" calcext:value-type="float">
            <text:p>-0.015</text:p>
          </table:table-cell>
          <table:table-cell table:formula="of:=[.I196]*[.C196]" office:value-type="float" office:value="-57098.8500000001" calcext:value-type="float">
            <text:p>-57098.8500000001</text:p>
          </table:table-cell>
        </table:table-row>
        <table:table-row table:style-name="ro1">
          <table:table-cell table:formula="of:=OFFSET([linked_data.A$2]; [.$G197]; 0)" office:value-type="string" office:string-value="2020-11-04" calcext:value-type="string">
            <text:p>2020-11-04</text:p>
          </table:table-cell>
          <table:table-cell table:formula="of:=OFFSET([linked_data.B$2]; [.$G197]; 0)" office:value-type="float" office:value="1.68" calcext:value-type="float">
            <text:p>1.68</text:p>
          </table:table-cell>
          <table:table-cell table:formula="of:=OFFSET([linked_data.C$2]; [.$G197]; 0)" office:value-type="float" office:value="1433235" calcext:value-type="float">
            <text:p>1433235</text:p>
          </table:table-cell>
          <table:table-cell table:formula="of:=OFFSET([linked_data.D$2]; [.$G197]; 0)" office:value-type="float" office:value="1.7" calcext:value-type="float">
            <text:p>1.7</text:p>
          </table:table-cell>
          <table:table-cell table:formula="of:=OFFSET([linked_data.E$2]; [.$G197]; 0)" office:value-type="float" office:value="1.71" calcext:value-type="float">
            <text:p>1.71</text:p>
          </table:table-cell>
          <table:table-cell table:formula="of:=OFFSET([linked_data.F$2]; [.$G197]; 0)" office:value-type="float" office:value="1.65" calcext:value-type="float">
            <text:p>1.65</text:p>
          </table:table-cell>
          <table:table-cell office:value-type="float" office:value="60" calcext:value-type="float">
            <text:p>60</text:p>
          </table:table-cell>
          <table:table-cell/>
          <table:table-cell table:formula="of:=([.B198]-[.B196])/2" office:value-type="float" office:value="0.01" calcext:value-type="float">
            <text:p>0.01</text:p>
          </table:table-cell>
          <table:table-cell table:formula="of:=([.B198]+[.B196]-2*[.B197])/2" office:value-type="float" office:value="0.05" calcext:value-type="float">
            <text:p>0.05</text:p>
          </table:table-cell>
          <table:table-cell table:formula="of:=[.I197]*[.C197]" office:value-type="float" office:value="14332.35" calcext:value-type="float">
            <text:p>14332.35</text:p>
          </table:table-cell>
        </table:table-row>
        <table:table-row table:style-name="ro1">
          <table:table-cell table:formula="of:=OFFSET([linked_data.A$2]; [.$G198]; 0)" office:value-type="string" office:string-value="2020-11-05" calcext:value-type="string">
            <text:p>2020-11-05</text:p>
          </table:table-cell>
          <table:table-cell table:formula="of:=OFFSET([linked_data.B$2]; [.$G198]; 0)" office:value-type="float" office:value="1.74" calcext:value-type="float">
            <text:p>1.74</text:p>
          </table:table-cell>
          <table:table-cell table:formula="of:=OFFSET([linked_data.C$2]; [.$G198]; 0)" office:value-type="float" office:value="4094226" calcext:value-type="float">
            <text:p>4094226</text:p>
          </table:table-cell>
          <table:table-cell table:formula="of:=OFFSET([linked_data.D$2]; [.$G198]; 0)" office:value-type="float" office:value="1.72" calcext:value-type="float">
            <text:p>1.72</text:p>
          </table:table-cell>
          <table:table-cell table:formula="of:=OFFSET([linked_data.E$2]; [.$G198]; 0)" office:value-type="float" office:value="1.83" calcext:value-type="float">
            <text:p>1.83</text:p>
          </table:table-cell>
          <table:table-cell table:formula="of:=OFFSET([linked_data.F$2]; [.$G198]; 0)" office:value-type="float" office:value="1.71" calcext:value-type="float">
            <text:p>1.71</text:p>
          </table:table-cell>
          <table:table-cell office:value-type="float" office:value="59" calcext:value-type="float">
            <text:p>59</text:p>
          </table:table-cell>
          <table:table-cell/>
          <table:table-cell table:formula="of:=([.B199]-[.B197])/2" office:value-type="float" office:value="0" calcext:value-type="float">
            <text:p>0</text:p>
          </table:table-cell>
          <table:table-cell table:formula="of:=([.B199]+[.B197]-2*[.B198])/2" office:value-type="float" office:value="-0.0600000000000001" calcext:value-type="float">
            <text:p>-0.06</text:p>
          </table:table-cell>
          <table:table-cell table:formula="of:=[.I198]*[.C198]" office:value-type="float" office:value="0" calcext:value-type="float">
            <text:p>0</text:p>
          </table:table-cell>
        </table:table-row>
        <table:table-row table:style-name="ro1">
          <table:table-cell table:formula="of:=OFFSET([linked_data.A$2]; [.$G199]; 0)" office:value-type="string" office:string-value="2020-11-06" calcext:value-type="string">
            <text:p>2020-11-06</text:p>
          </table:table-cell>
          <table:table-cell table:formula="of:=OFFSET([linked_data.B$2]; [.$G199]; 0)" office:value-type="float" office:value="1.68" calcext:value-type="float">
            <text:p>1.68</text:p>
          </table:table-cell>
          <table:table-cell table:formula="of:=OFFSET([linked_data.C$2]; [.$G199]; 0)" office:value-type="float" office:value="2586907" calcext:value-type="float">
            <text:p>2586907</text:p>
          </table:table-cell>
          <table:table-cell table:formula="of:=OFFSET([linked_data.D$2]; [.$G199]; 0)" office:value-type="float" office:value="1.78" calcext:value-type="float">
            <text:p>1.78</text:p>
          </table:table-cell>
          <table:table-cell table:formula="of:=OFFSET([linked_data.E$2]; [.$G199]; 0)" office:value-type="float" office:value="1.78" calcext:value-type="float">
            <text:p>1.78</text:p>
          </table:table-cell>
          <table:table-cell table:formula="of:=OFFSET([linked_data.F$2]; [.$G199]; 0)" office:value-type="float" office:value="1.67" calcext:value-type="float">
            <text:p>1.67</text:p>
          </table:table-cell>
          <table:table-cell office:value-type="float" office:value="58" calcext:value-type="float">
            <text:p>58</text:p>
          </table:table-cell>
          <table:table-cell/>
          <table:table-cell table:formula="of:=([.B200]-[.B198])/2" office:value-type="float" office:value="-0.03" calcext:value-type="float">
            <text:p>-0.03</text:p>
          </table:table-cell>
          <table:table-cell table:formula="of:=([.B200]+[.B198]-2*[.B199])/2" office:value-type="float" office:value="0.03" calcext:value-type="float">
            <text:p>0.03</text:p>
          </table:table-cell>
          <table:table-cell table:formula="of:=[.I199]*[.C199]" office:value-type="float" office:value="-77607.2100000001" calcext:value-type="float">
            <text:p>-77607.2100000001</text:p>
          </table:table-cell>
        </table:table-row>
        <table:table-row table:style-name="ro1">
          <table:table-cell table:formula="of:=OFFSET([linked_data.A$2]; [.$G200]; 0)" office:value-type="string" office:string-value="2020-11-09" calcext:value-type="string">
            <text:p>2020-11-09</text:p>
          </table:table-cell>
          <table:table-cell table:formula="of:=OFFSET([linked_data.B$2]; [.$G200]; 0)" office:value-type="float" office:value="1.68" calcext:value-type="float">
            <text:p>1.68</text:p>
          </table:table-cell>
          <table:table-cell table:formula="of:=OFFSET([linked_data.C$2]; [.$G200]; 0)" office:value-type="float" office:value="4068942" calcext:value-type="float">
            <text:p>4068942</text:p>
          </table:table-cell>
          <table:table-cell table:formula="of:=OFFSET([linked_data.D$2]; [.$G200]; 0)" office:value-type="float" office:value="1.797" calcext:value-type="float">
            <text:p>1.797</text:p>
          </table:table-cell>
          <table:table-cell table:formula="of:=OFFSET([linked_data.E$2]; [.$G200]; 0)" office:value-type="float" office:value="1.84" calcext:value-type="float">
            <text:p>1.84</text:p>
          </table:table-cell>
          <table:table-cell table:formula="of:=OFFSET([linked_data.F$2]; [.$G200]; 0)" office:value-type="float" office:value="1.65" calcext:value-type="float">
            <text:p>1.65</text:p>
          </table:table-cell>
          <table:table-cell office:value-type="float" office:value="57" calcext:value-type="float">
            <text:p>57</text:p>
          </table:table-cell>
          <table:table-cell/>
          <table:table-cell table:formula="of:=([.B201]-[.B199])/2" office:value-type="float" office:value="-0.015" calcext:value-type="float">
            <text:p>-0.015</text:p>
          </table:table-cell>
          <table:table-cell table:formula="of:=([.B201]+[.B199]-2*[.B200])/2" office:value-type="float" office:value="-0.0149999999999999" calcext:value-type="float">
            <text:p>-0.015</text:p>
          </table:table-cell>
          <table:table-cell table:formula="of:=[.I200]*[.C200]" office:value-type="float" office:value="-61034.1300000001" calcext:value-type="float">
            <text:p>-61034.1300000001</text:p>
          </table:table-cell>
        </table:table-row>
        <table:table-row table:style-name="ro1">
          <table:table-cell table:formula="of:=OFFSET([linked_data.A$2]; [.$G201]; 0)" office:value-type="string" office:string-value="2020-11-10" calcext:value-type="string">
            <text:p>2020-11-10</text:p>
          </table:table-cell>
          <table:table-cell table:formula="of:=OFFSET([linked_data.B$2]; [.$G201]; 0)" office:value-type="float" office:value="1.65" calcext:value-type="float">
            <text:p>1.65</text:p>
          </table:table-cell>
          <table:table-cell table:formula="of:=OFFSET([linked_data.C$2]; [.$G201]; 0)" office:value-type="float" office:value="1960591" calcext:value-type="float">
            <text:p>1960591</text:p>
          </table:table-cell>
          <table:table-cell table:formula="of:=OFFSET([linked_data.D$2]; [.$G201]; 0)" office:value-type="float" office:value="1.66" calcext:value-type="float">
            <text:p>1.66</text:p>
          </table:table-cell>
          <table:table-cell table:formula="of:=OFFSET([linked_data.E$2]; [.$G201]; 0)" office:value-type="float" office:value="1.67" calcext:value-type="float">
            <text:p>1.67</text:p>
          </table:table-cell>
          <table:table-cell table:formula="of:=OFFSET([linked_data.F$2]; [.$G201]; 0)" office:value-type="float" office:value="1.54" calcext:value-type="float">
            <text:p>1.54</text:p>
          </table:table-cell>
          <table:table-cell office:value-type="float" office:value="56" calcext:value-type="float">
            <text:p>56</text:p>
          </table:table-cell>
          <table:table-cell/>
          <table:table-cell table:formula="of:=([.B202]-[.B200])/2" office:value-type="float" office:value="-0.01" calcext:value-type="float">
            <text:p>-0.01</text:p>
          </table:table-cell>
          <table:table-cell table:formula="of:=([.B202]+[.B200]-2*[.B201])/2" office:value-type="float" office:value="0.02" calcext:value-type="float">
            <text:p>0.02</text:p>
          </table:table-cell>
          <table:table-cell table:formula="of:=[.I201]*[.C201]" office:value-type="float" office:value="-19605.91" calcext:value-type="float">
            <text:p>-19605.91</text:p>
          </table:table-cell>
        </table:table-row>
        <table:table-row table:style-name="ro1">
          <table:table-cell table:formula="of:=OFFSET([linked_data.A$2]; [.$G202]; 0)" office:value-type="string" office:string-value="2020-11-11" calcext:value-type="string">
            <text:p>2020-11-11</text:p>
          </table:table-cell>
          <table:table-cell table:formula="of:=OFFSET([linked_data.B$2]; [.$G202]; 0)" office:value-type="float" office:value="1.66" calcext:value-type="float">
            <text:p>1.66</text:p>
          </table:table-cell>
          <table:table-cell table:formula="of:=OFFSET([linked_data.C$2]; [.$G202]; 0)" office:value-type="float" office:value="868875" calcext:value-type="float">
            <text:p>868875</text:p>
          </table:table-cell>
          <table:table-cell table:formula="of:=OFFSET([linked_data.D$2]; [.$G202]; 0)" office:value-type="float" office:value="1.65" calcext:value-type="float">
            <text:p>1.65</text:p>
          </table:table-cell>
          <table:table-cell table:formula="of:=OFFSET([linked_data.E$2]; [.$G202]; 0)" office:value-type="float" office:value="1.68" calcext:value-type="float">
            <text:p>1.68</text:p>
          </table:table-cell>
          <table:table-cell table:formula="of:=OFFSET([linked_data.F$2]; [.$G202]; 0)" office:value-type="float" office:value="1.61" calcext:value-type="float">
            <text:p>1.61</text:p>
          </table:table-cell>
          <table:table-cell office:value-type="float" office:value="55" calcext:value-type="float">
            <text:p>55</text:p>
          </table:table-cell>
          <table:table-cell/>
          <table:table-cell table:formula="of:=([.B203]-[.B201])/2" office:value-type="float" office:value="-0.0249999999999999" calcext:value-type="float">
            <text:p>-0.025</text:p>
          </table:table-cell>
          <table:table-cell table:formula="of:=([.B203]+[.B201]-2*[.B202])/2" office:value-type="float" office:value="-0.0349999999999999" calcext:value-type="float">
            <text:p>-0.035</text:p>
          </table:table-cell>
          <table:table-cell table:formula="of:=[.I202]*[.C202]" office:value-type="float" office:value="-21721.8749999999" calcext:value-type="float">
            <text:p>-21721.8749999999</text:p>
          </table:table-cell>
        </table:table-row>
        <table:table-row table:style-name="ro1">
          <table:table-cell table:formula="of:=OFFSET([linked_data.A$2]; [.$G203]; 0)" office:value-type="string" office:string-value="2020-11-12" calcext:value-type="string">
            <text:p>2020-11-12</text:p>
          </table:table-cell>
          <table:table-cell table:formula="of:=OFFSET([linked_data.B$2]; [.$G203]; 0)" office:value-type="float" office:value="1.6" calcext:value-type="float">
            <text:p>1.6</text:p>
          </table:table-cell>
          <table:table-cell table:formula="of:=OFFSET([linked_data.C$2]; [.$G203]; 0)" office:value-type="float" office:value="2349432" calcext:value-type="float">
            <text:p>2349432</text:p>
          </table:table-cell>
          <table:table-cell table:formula="of:=OFFSET([linked_data.D$2]; [.$G203]; 0)" office:value-type="float" office:value="1.64" calcext:value-type="float">
            <text:p>1.64</text:p>
          </table:table-cell>
          <table:table-cell table:formula="of:=OFFSET([linked_data.E$2]; [.$G203]; 0)" office:value-type="float" office:value="1.7081" calcext:value-type="float">
            <text:p>1.7081</text:p>
          </table:table-cell>
          <table:table-cell table:formula="of:=OFFSET([linked_data.F$2]; [.$G203]; 0)" office:value-type="float" office:value="1.59" calcext:value-type="float">
            <text:p>1.59</text:p>
          </table:table-cell>
          <table:table-cell office:value-type="float" office:value="54" calcext:value-type="float">
            <text:p>54</text:p>
          </table:table-cell>
          <table:table-cell/>
          <table:table-cell table:formula="of:=([.B204]-[.B202])/2" office:value-type="float" office:value="0.015" calcext:value-type="float">
            <text:p>0.015</text:p>
          </table:table-cell>
          <table:table-cell table:formula="of:=([.B204]+[.B202]-2*[.B203])/2" office:value-type="float" office:value="0.0749999999999997" calcext:value-type="float">
            <text:p>0.075</text:p>
          </table:table-cell>
          <table:table-cell table:formula="of:=[.I203]*[.C203]" office:value-type="float" office:value="35241.48" calcext:value-type="float">
            <text:p>35241.48</text:p>
          </table:table-cell>
        </table:table-row>
        <table:table-row table:style-name="ro1">
          <table:table-cell table:formula="of:=OFFSET([linked_data.A$2]; [.$G204]; 0)" office:value-type="string" office:string-value="2020-11-13" calcext:value-type="string">
            <text:p>2020-11-13</text:p>
          </table:table-cell>
          <table:table-cell table:formula="of:=OFFSET([linked_data.B$2]; [.$G204]; 0)" office:value-type="float" office:value="1.69" calcext:value-type="float">
            <text:p>1.69</text:p>
          </table:table-cell>
          <table:table-cell table:formula="of:=OFFSET([linked_data.C$2]; [.$G204]; 0)" office:value-type="float" office:value="2763638" calcext:value-type="float">
            <text:p>2763638</text:p>
          </table:table-cell>
          <table:table-cell table:formula="of:=OFFSET([linked_data.D$2]; [.$G204]; 0)" office:value-type="float" office:value="1.65" calcext:value-type="float">
            <text:p>1.65</text:p>
          </table:table-cell>
          <table:table-cell table:formula="of:=OFFSET([linked_data.E$2]; [.$G204]; 0)" office:value-type="float" office:value="1.74" calcext:value-type="float">
            <text:p>1.74</text:p>
          </table:table-cell>
          <table:table-cell table:formula="of:=OFFSET([linked_data.F$2]; [.$G204]; 0)" office:value-type="float" office:value="1.6143" calcext:value-type="float">
            <text:p>1.6143</text:p>
          </table:table-cell>
          <table:table-cell office:value-type="float" office:value="53" calcext:value-type="float">
            <text:p>53</text:p>
          </table:table-cell>
          <table:table-cell/>
          <table:table-cell table:formula="of:=([.B205]-[.B203])/2" office:value-type="float" office:value="0.095" calcext:value-type="float">
            <text:p>0.095</text:p>
          </table:table-cell>
          <table:table-cell table:formula="of:=([.B205]+[.B203]-2*[.B204])/2" office:value-type="float" office:value="0.00500000000000012" calcext:value-type="float">
            <text:p>0.005</text:p>
          </table:table-cell>
          <table:table-cell table:formula="of:=[.I204]*[.C204]" office:value-type="float" office:value="262545.61" calcext:value-type="float">
            <text:p>262545.61</text:p>
          </table:table-cell>
        </table:table-row>
        <table:table-row table:style-name="ro1">
          <table:table-cell table:formula="of:=OFFSET([linked_data.A$2]; [.$G205]; 0)" office:value-type="string" office:string-value="2020-11-16" calcext:value-type="string">
            <text:p>2020-11-16</text:p>
          </table:table-cell>
          <table:table-cell table:formula="of:=OFFSET([linked_data.B$2]; [.$G205]; 0)" office:value-type="float" office:value="1.79" calcext:value-type="float">
            <text:p>1.79</text:p>
          </table:table-cell>
          <table:table-cell table:formula="of:=OFFSET([linked_data.C$2]; [.$G205]; 0)" office:value-type="float" office:value="12176750" calcext:value-type="float">
            <text:p>12176750</text:p>
          </table:table-cell>
          <table:table-cell table:formula="of:=OFFSET([linked_data.D$2]; [.$G205]; 0)" office:value-type="float" office:value="1.9" calcext:value-type="float">
            <text:p>1.9</text:p>
          </table:table-cell>
          <table:table-cell table:formula="of:=OFFSET([linked_data.E$2]; [.$G205]; 0)" office:value-type="float" office:value="1.9" calcext:value-type="float">
            <text:p>1.9</text:p>
          </table:table-cell>
          <table:table-cell table:formula="of:=OFFSET([linked_data.F$2]; [.$G205]; 0)" office:value-type="float" office:value="1.7" calcext:value-type="float">
            <text:p>1.7</text:p>
          </table:table-cell>
          <table:table-cell office:value-type="float" office:value="52" calcext:value-type="float">
            <text:p>52</text:p>
          </table:table-cell>
          <table:table-cell/>
          <table:table-cell table:formula="of:=([.B206]-[.B204])/2" office:value-type="float" office:value="0.14" calcext:value-type="float">
            <text:p>0.14</text:p>
          </table:table-cell>
          <table:table-cell table:formula="of:=([.B206]+[.B204]-2*[.B205])/2" office:value-type="float" office:value="0.04" calcext:value-type="float">
            <text:p>0.04</text:p>
          </table:table-cell>
          <table:table-cell table:formula="of:=[.I205]*[.C205]" office:value-type="float" office:value="1704745" calcext:value-type="float">
            <text:p>1704745</text:p>
          </table:table-cell>
        </table:table-row>
        <table:table-row table:style-name="ro1">
          <table:table-cell table:formula="of:=OFFSET([linked_data.A$2]; [.$G206]; 0)" office:value-type="string" office:string-value="2020-11-17" calcext:value-type="string">
            <text:p>2020-11-17</text:p>
          </table:table-cell>
          <table:table-cell table:formula="of:=OFFSET([linked_data.B$2]; [.$G206]; 0)" office:value-type="float" office:value="1.97" calcext:value-type="float">
            <text:p>1.97</text:p>
          </table:table-cell>
          <table:table-cell table:formula="of:=OFFSET([linked_data.C$2]; [.$G206]; 0)" office:value-type="float" office:value="14968450" calcext:value-type="float">
            <text:p>14968450</text:p>
          </table:table-cell>
          <table:table-cell table:formula="of:=OFFSET([linked_data.D$2]; [.$G206]; 0)" office:value-type="float" office:value="1.85" calcext:value-type="float">
            <text:p>1.85</text:p>
          </table:table-cell>
          <table:table-cell table:formula="of:=OFFSET([linked_data.E$2]; [.$G206]; 0)" office:value-type="float" office:value="2.13" calcext:value-type="float">
            <text:p>2.13</text:p>
          </table:table-cell>
          <table:table-cell table:formula="of:=OFFSET([linked_data.F$2]; [.$G206]; 0)" office:value-type="float" office:value="1.8312" calcext:value-type="float">
            <text:p>1.8312</text:p>
          </table:table-cell>
          <table:table-cell office:value-type="float" office:value="51" calcext:value-type="float">
            <text:p>51</text:p>
          </table:table-cell>
          <table:table-cell/>
          <table:table-cell table:formula="of:=([.B207]-[.B205])/2" office:value-type="float" office:value="0.0499999999999999" calcext:value-type="float">
            <text:p>0.05</text:p>
          </table:table-cell>
          <table:table-cell table:formula="of:=([.B207]+[.B205]-2*[.B206])/2" office:value-type="float" office:value="-0.13" calcext:value-type="float">
            <text:p>-0.13</text:p>
          </table:table-cell>
          <table:table-cell table:formula="of:=[.I206]*[.C206]" office:value-type="float" office:value="748422.499999999" calcext:value-type="float">
            <text:p>748422.499999999</text:p>
          </table:table-cell>
        </table:table-row>
        <table:table-row table:style-name="ro1">
          <table:table-cell table:formula="of:=OFFSET([linked_data.A$2]; [.$G207]; 0)" office:value-type="string" office:string-value="2020-11-18" calcext:value-type="string">
            <text:p>2020-11-18</text:p>
          </table:table-cell>
          <table:table-cell table:formula="of:=OFFSET([linked_data.B$2]; [.$G207]; 0)" office:value-type="float" office:value="1.89" calcext:value-type="float">
            <text:p>1.89</text:p>
          </table:table-cell>
          <table:table-cell table:formula="of:=OFFSET([linked_data.C$2]; [.$G207]; 0)" office:value-type="float" office:value="3968959" calcext:value-type="float">
            <text:p>3968959</text:p>
          </table:table-cell>
          <table:table-cell table:formula="of:=OFFSET([linked_data.D$2]; [.$G207]; 0)" office:value-type="float" office:value="1.97" calcext:value-type="float">
            <text:p>1.97</text:p>
          </table:table-cell>
          <table:table-cell table:formula="of:=OFFSET([linked_data.E$2]; [.$G207]; 0)" office:value-type="float" office:value="1.97" calcext:value-type="float">
            <text:p>1.97</text:p>
          </table:table-cell>
          <table:table-cell table:formula="of:=OFFSET([linked_data.F$2]; [.$G207]; 0)" office:value-type="float" office:value="1.81" calcext:value-type="float">
            <text:p>1.81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B208]-[.B206])/2" office:value-type="float" office:value="0.025" calcext:value-type="float">
            <text:p>0.025</text:p>
          </table:table-cell>
          <table:table-cell table:formula="of:=([.B208]+[.B206]-2*[.B207])/2" office:value-type="float" office:value="0.105" calcext:value-type="float">
            <text:p>0.105</text:p>
          </table:table-cell>
          <table:table-cell table:formula="of:=[.I207]*[.C207]" office:value-type="float" office:value="99223.9750000001" calcext:value-type="float">
            <text:p>99223.9750000001</text:p>
          </table:table-cell>
        </table:table-row>
        <table:table-row table:style-name="ro1">
          <table:table-cell table:formula="of:=OFFSET([linked_data.A$2]; [.$G208]; 0)" office:value-type="string" office:string-value="2020-11-19" calcext:value-type="string">
            <text:p>2020-11-19</text:p>
          </table:table-cell>
          <table:table-cell table:formula="of:=OFFSET([linked_data.B$2]; [.$G208]; 0)" office:value-type="float" office:value="2.02" calcext:value-type="float">
            <text:p>2.02</text:p>
          </table:table-cell>
          <table:table-cell table:formula="of:=OFFSET([linked_data.C$2]; [.$G208]; 0)" office:value-type="float" office:value="7348612" calcext:value-type="float">
            <text:p>7348612</text:p>
          </table:table-cell>
          <table:table-cell table:formula="of:=OFFSET([linked_data.D$2]; [.$G208]; 0)" office:value-type="float" office:value="1.85" calcext:value-type="float">
            <text:p>1.85</text:p>
          </table:table-cell>
          <table:table-cell table:formula="of:=OFFSET([linked_data.E$2]; [.$G208]; 0)" office:value-type="float" office:value="2.05" calcext:value-type="float">
            <text:p>2.05</text:p>
          </table:table-cell>
          <table:table-cell table:formula="of:=OFFSET([linked_data.F$2]; [.$G208]; 0)" office:value-type="float" office:value="1.76" calcext:value-type="float">
            <text:p>1.76</text:p>
          </table:table-cell>
          <table:table-cell office:value-type="float" office:value="49" calcext:value-type="float">
            <text:p>49</text:p>
          </table:table-cell>
          <table:table-cell/>
          <table:table-cell table:formula="of:=([.B209]-[.B207])/2" office:value-type="float" office:value="0.15" calcext:value-type="float">
            <text:p>0.15</text:p>
          </table:table-cell>
          <table:table-cell table:formula="of:=([.B209]+[.B207]-2*[.B208])/2" office:value-type="float" office:value="0.02" calcext:value-type="float">
            <text:p>0.02</text:p>
          </table:table-cell>
          <table:table-cell table:formula="of:=[.I208]*[.C208]" office:value-type="float" office:value="1102291.8" calcext:value-type="float">
            <text:p>1102291.8</text:p>
          </table:table-cell>
        </table:table-row>
        <table:table-row table:style-name="ro1">
          <table:table-cell table:formula="of:=OFFSET([linked_data.A$2]; [.$G209]; 0)" office:value-type="string" office:string-value="2020-11-20" calcext:value-type="string">
            <text:p>2020-11-20</text:p>
          </table:table-cell>
          <table:table-cell table:formula="of:=OFFSET([linked_data.B$2]; [.$G209]; 0)" office:value-type="float" office:value="2.19" calcext:value-type="float">
            <text:p>2.19</text:p>
          </table:table-cell>
          <table:table-cell table:formula="of:=OFFSET([linked_data.C$2]; [.$G209]; 0)" office:value-type="float" office:value="13051030" calcext:value-type="float">
            <text:p>13051030</text:p>
          </table:table-cell>
          <table:table-cell table:formula="of:=OFFSET([linked_data.D$2]; [.$G209]; 0)" office:value-type="float" office:value="2.22" calcext:value-type="float">
            <text:p>2.22</text:p>
          </table:table-cell>
          <table:table-cell table:formula="of:=OFFSET([linked_data.E$2]; [.$G209]; 0)" office:value-type="float" office:value="2.4" calcext:value-type="float">
            <text:p>2.4</text:p>
          </table:table-cell>
          <table:table-cell table:formula="of:=OFFSET([linked_data.F$2]; [.$G209]; 0)" office:value-type="float" office:value="2.13" calcext:value-type="float">
            <text:p>2.13</text:p>
          </table:table-cell>
          <table:table-cell office:value-type="float" office:value="48" calcext:value-type="float">
            <text:p>48</text:p>
          </table:table-cell>
          <table:table-cell/>
          <table:table-cell table:formula="of:=([.B210]-[.B208])/2" office:value-type="float" office:value="0.075" calcext:value-type="float">
            <text:p>0.075</text:p>
          </table:table-cell>
          <table:table-cell table:formula="of:=([.B210]+[.B208]-2*[.B209])/2" office:value-type="float" office:value="-0.0950000000000002" calcext:value-type="float">
            <text:p>-0.095</text:p>
          </table:table-cell>
          <table:table-cell table:formula="of:=[.I209]*[.C209]" office:value-type="float" office:value="978827.249999999" calcext:value-type="float">
            <text:p>978827.249999999</text:p>
          </table:table-cell>
        </table:table-row>
        <table:table-row table:style-name="ro1">
          <table:table-cell table:formula="of:=OFFSET([linked_data.A$2]; [.$G210]; 0)" office:value-type="string" office:string-value="2020-11-23" calcext:value-type="string">
            <text:p>2020-11-23</text:p>
          </table:table-cell>
          <table:table-cell table:formula="of:=OFFSET([linked_data.B$2]; [.$G210]; 0)" office:value-type="float" office:value="2.17" calcext:value-type="float">
            <text:p>2.17</text:p>
          </table:table-cell>
          <table:table-cell table:formula="of:=OFFSET([linked_data.C$2]; [.$G210]; 0)" office:value-type="float" office:value="14785250" calcext:value-type="float">
            <text:p>14785250</text:p>
          </table:table-cell>
          <table:table-cell table:formula="of:=OFFSET([linked_data.D$2]; [.$G210]; 0)" office:value-type="float" office:value="2.099" calcext:value-type="float">
            <text:p>2.099</text:p>
          </table:table-cell>
          <table:table-cell table:formula="of:=OFFSET([linked_data.E$2]; [.$G210]; 0)" office:value-type="float" office:value="2.18" calcext:value-type="float">
            <text:p>2.18</text:p>
          </table:table-cell>
          <table:table-cell table:formula="of:=OFFSET([linked_data.F$2]; [.$G210]; 0)" office:value-type="float" office:value="1.97" calcext:value-type="float">
            <text:p>1.97</text:p>
          </table:table-cell>
          <table:table-cell office:value-type="float" office:value="47" calcext:value-type="float">
            <text:p>47</text:p>
          </table:table-cell>
          <table:table-cell/>
          <table:table-cell table:formula="of:=([.B211]-[.B209])/2" office:value-type="float" office:value="0.415" calcext:value-type="float">
            <text:p>0.415</text:p>
          </table:table-cell>
          <table:table-cell table:formula="of:=([.B211]+[.B209]-2*[.B210])/2" office:value-type="float" office:value="0.435" calcext:value-type="float">
            <text:p>0.435</text:p>
          </table:table-cell>
          <table:table-cell table:formula="of:=[.I210]*[.C210]" office:value-type="float" office:value="6135878.75" calcext:value-type="float">
            <text:p>6135878.75</text:p>
          </table:table-cell>
        </table:table-row>
        <table:table-row table:style-name="ro1">
          <table:table-cell table:formula="of:=OFFSET([linked_data.A$2]; [.$G211]; 0)" office:value-type="string" office:string-value="2020-11-24" calcext:value-type="string">
            <text:p>2020-11-24</text:p>
          </table:table-cell>
          <table:table-cell table:formula="of:=OFFSET([linked_data.B$2]; [.$G211]; 0)" office:value-type="float" office:value="3.02" calcext:value-type="float">
            <text:p>3.02</text:p>
          </table:table-cell>
          <table:table-cell table:formula="of:=OFFSET([linked_data.C$2]; [.$G211]; 0)" office:value-type="float" office:value="58349950" calcext:value-type="float">
            <text:p>58349950</text:p>
          </table:table-cell>
          <table:table-cell table:formula="of:=OFFSET([linked_data.D$2]; [.$G211]; 0)" office:value-type="float" office:value="3.31" calcext:value-type="float">
            <text:p>3.31</text:p>
          </table:table-cell>
          <table:table-cell table:formula="of:=OFFSET([linked_data.E$2]; [.$G211]; 0)" office:value-type="float" office:value="4.46" calcext:value-type="float">
            <text:p>4.46</text:p>
          </table:table-cell>
          <table:table-cell table:formula="of:=OFFSET([linked_data.F$2]; [.$G211]; 0)" office:value-type="float" office:value="2.67" calcext:value-type="float">
            <text:p>2.67</text:p>
          </table:table-cell>
          <table:table-cell office:value-type="float" office:value="46" calcext:value-type="float">
            <text:p>46</text:p>
          </table:table-cell>
          <table:table-cell/>
          <table:table-cell table:formula="of:=([.B212]-[.B210])/2" office:value-type="float" office:value="0.495" calcext:value-type="float">
            <text:p>0.495</text:p>
          </table:table-cell>
          <table:table-cell table:formula="of:=([.B212]+[.B210]-2*[.B211])/2" office:value-type="float" office:value="-0.355" calcext:value-type="float">
            <text:p>-0.355</text:p>
          </table:table-cell>
          <table:table-cell table:formula="of:=[.I211]*[.C211]" office:value-type="float" office:value="28883225.25" calcext:value-type="float">
            <text:p>28883225.25</text:p>
          </table:table-cell>
        </table:table-row>
        <table:table-row table:style-name="ro1">
          <table:table-cell table:formula="of:=OFFSET([linked_data.A$2]; [.$G212]; 0)" office:value-type="string" office:string-value="2020-11-25" calcext:value-type="string">
            <text:p>2020-11-25</text:p>
          </table:table-cell>
          <table:table-cell table:formula="of:=OFFSET([linked_data.B$2]; [.$G212]; 0)" office:value-type="float" office:value="3.16" calcext:value-type="float">
            <text:p>3.16</text:p>
          </table:table-cell>
          <table:table-cell table:formula="of:=OFFSET([linked_data.C$2]; [.$G212]; 0)" office:value-type="float" office:value="10408870" calcext:value-type="float">
            <text:p>10408870</text:p>
          </table:table-cell>
          <table:table-cell table:formula="of:=OFFSET([linked_data.D$2]; [.$G212]; 0)" office:value-type="float" office:value="2.8" calcext:value-type="float">
            <text:p>2.8</text:p>
          </table:table-cell>
          <table:table-cell table:formula="of:=OFFSET([linked_data.E$2]; [.$G212]; 0)" office:value-type="float" office:value="3.27" calcext:value-type="float">
            <text:p>3.27</text:p>
          </table:table-cell>
          <table:table-cell table:formula="of:=OFFSET([linked_data.F$2]; [.$G212]; 0)" office:value-type="float" office:value="2.71" calcext:value-type="float">
            <text:p>2.71</text:p>
          </table:table-cell>
          <table:table-cell office:value-type="float" office:value="45" calcext:value-type="float">
            <text:p>45</text:p>
          </table:table-cell>
          <table:table-cell/>
          <table:table-cell table:formula="of:=([.B213]-[.B211])/2" office:value-type="float" office:value="0.0149999999999999" calcext:value-type="float">
            <text:p>0.015</text:p>
          </table:table-cell>
          <table:table-cell table:formula="of:=([.B213]+[.B211]-2*[.B212])/2" office:value-type="float" office:value="-0.125" calcext:value-type="float">
            <text:p>-0.125</text:p>
          </table:table-cell>
          <table:table-cell table:formula="of:=[.I212]*[.C212]" office:value-type="float" office:value="156133.049999999" calcext:value-type="float">
            <text:p>156133.049999999</text:p>
          </table:table-cell>
        </table:table-row>
        <table:table-row table:style-name="ro1">
          <table:table-cell table:formula="of:=OFFSET([linked_data.A$2]; [.$G213]; 0)" office:value-type="string" office:string-value="2020-11-27" calcext:value-type="string">
            <text:p>2020-11-27</text:p>
          </table:table-cell>
          <table:table-cell table:formula="of:=OFFSET([linked_data.B$2]; [.$G213]; 0)" office:value-type="float" office:value="3.05" calcext:value-type="float">
            <text:p>3.05</text:p>
          </table:table-cell>
          <table:table-cell table:formula="of:=OFFSET([linked_data.C$2]; [.$G213]; 0)" office:value-type="float" office:value="3546284" calcext:value-type="float">
            <text:p>3546284</text:p>
          </table:table-cell>
          <table:table-cell table:formula="of:=OFFSET([linked_data.D$2]; [.$G213]; 0)" office:value-type="float" office:value="3.16" calcext:value-type="float">
            <text:p>3.16</text:p>
          </table:table-cell>
          <table:table-cell table:formula="of:=OFFSET([linked_data.E$2]; [.$G213]; 0)" office:value-type="float" office:value="3.24" calcext:value-type="float">
            <text:p>3.24</text:p>
          </table:table-cell>
          <table:table-cell table:formula="of:=OFFSET([linked_data.F$2]; [.$G213]; 0)"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/>
          <table:table-cell table:formula="of:=([.B214]-[.B212])/2" office:value-type="float" office:value="-0.14" calcext:value-type="float">
            <text:p>-0.14</text:p>
          </table:table-cell>
          <table:table-cell table:formula="of:=([.B214]+[.B212]-2*[.B213])/2" office:value-type="float" office:value="-0.0299999999999998" calcext:value-type="float">
            <text:p>-0.03</text:p>
          </table:table-cell>
          <table:table-cell table:formula="of:=[.I213]*[.C213]" office:value-type="float" office:value="-496479.76" calcext:value-type="float">
            <text:p>-496479.76</text:p>
          </table:table-cell>
        </table:table-row>
        <table:table-row table:style-name="ro1">
          <table:table-cell table:formula="of:=OFFSET([linked_data.A$2]; [.$G214]; 0)" office:value-type="string" office:string-value="2020-11-30" calcext:value-type="string">
            <text:p>2020-11-30</text:p>
          </table:table-cell>
          <table:table-cell table:formula="of:=OFFSET([linked_data.B$2]; [.$G214]; 0)" office:value-type="float" office:value="2.88" calcext:value-type="float">
            <text:p>2.88</text:p>
          </table:table-cell>
          <table:table-cell table:formula="of:=OFFSET([linked_data.C$2]; [.$G214]; 0)" office:value-type="float" office:value="5166259" calcext:value-type="float">
            <text:p>5166259</text:p>
          </table:table-cell>
          <table:table-cell table:formula="of:=OFFSET([linked_data.D$2]; [.$G214]; 0)" office:value-type="float" office:value="3" calcext:value-type="float">
            <text:p>3</text:p>
          </table:table-cell>
          <table:table-cell table:formula="of:=OFFSET([linked_data.E$2]; [.$G214]; 0)" office:value-type="float" office:value="3.02" calcext:value-type="float">
            <text:p>3.02</text:p>
          </table:table-cell>
          <table:table-cell table:formula="of:=OFFSET([linked_data.F$2]; [.$G214]; 0)" office:value-type="float" office:value="2.67" calcext:value-type="float">
            <text:p>2.67</text:p>
          </table:table-cell>
          <table:table-cell office:value-type="float" office:value="43" calcext:value-type="float">
            <text:p>43</text:p>
          </table:table-cell>
          <table:table-cell/>
          <table:table-cell table:formula="of:=([.B215]-[.B213])/2" office:value-type="float" office:value="-0.255" calcext:value-type="float">
            <text:p>-0.255</text:p>
          </table:table-cell>
          <table:table-cell table:formula="of:=([.B215]+[.B213]-2*[.B214])/2" office:value-type="float" office:value="-0.085" calcext:value-type="float">
            <text:p>-0.085</text:p>
          </table:table-cell>
          <table:table-cell table:formula="of:=[.I214]*[.C214]" office:value-type="float" office:value="-1317396.045" calcext:value-type="float">
            <text:p>-1317396.045</text:p>
          </table:table-cell>
        </table:table-row>
        <table:table-row table:style-name="ro1">
          <table:table-cell table:formula="of:=OFFSET([linked_data.A$2]; [.$G215]; 0)" office:value-type="string" office:string-value="2020-12-01" calcext:value-type="string">
            <text:p>2020-12-01</text:p>
          </table:table-cell>
          <table:table-cell table:formula="of:=OFFSET([linked_data.B$2]; [.$G215]; 0)" office:value-type="float" office:value="2.54" calcext:value-type="float">
            <text:p>2.54</text:p>
          </table:table-cell>
          <table:table-cell table:formula="of:=OFFSET([linked_data.C$2]; [.$G215]; 0)" office:value-type="float" office:value="4909246" calcext:value-type="float">
            <text:p>4909246</text:p>
          </table:table-cell>
          <table:table-cell table:formula="of:=OFFSET([linked_data.D$2]; [.$G215]; 0)" office:value-type="float" office:value="2.78" calcext:value-type="float">
            <text:p>2.78</text:p>
          </table:table-cell>
          <table:table-cell table:formula="of:=OFFSET([linked_data.E$2]; [.$G215]; 0)" office:value-type="float" office:value="2.82" calcext:value-type="float">
            <text:p>2.82</text:p>
          </table:table-cell>
          <table:table-cell table:formula="of:=OFFSET([linked_data.F$2]; [.$G215]; 0)" office:value-type="float" office:value="2.42" calcext:value-type="float">
            <text:p>2.42</text:p>
          </table:table-cell>
          <table:table-cell office:value-type="float" office:value="42" calcext:value-type="float">
            <text:p>42</text:p>
          </table:table-cell>
          <table:table-cell/>
          <table:table-cell table:formula="of:=([.B216]-[.B214])/2" office:value-type="float" office:value="-0.155" calcext:value-type="float">
            <text:p>-0.155</text:p>
          </table:table-cell>
          <table:table-cell table:formula="of:=([.B216]+[.B214]-2*[.B215])/2" office:value-type="float" office:value="0.185" calcext:value-type="float">
            <text:p>0.185</text:p>
          </table:table-cell>
          <table:table-cell table:formula="of:=[.I215]*[.C215]" office:value-type="float" office:value="-760933.13" calcext:value-type="float">
            <text:p>-760933.13</text:p>
          </table:table-cell>
        </table:table-row>
        <table:table-row table:style-name="ro1">
          <table:table-cell table:formula="of:=OFFSET([linked_data.A$2]; [.$G216]; 0)" office:value-type="string" office:string-value="2020-12-02" calcext:value-type="string">
            <text:p>2020-12-02</text:p>
          </table:table-cell>
          <table:table-cell table:formula="of:=OFFSET([linked_data.B$2]; [.$G216]; 0)" office:value-type="float" office:value="2.57" calcext:value-type="float">
            <text:p>2.57</text:p>
          </table:table-cell>
          <table:table-cell table:formula="of:=OFFSET([linked_data.C$2]; [.$G216]; 0)" office:value-type="float" office:value="4297211" calcext:value-type="float">
            <text:p>4297211</text:p>
          </table:table-cell>
          <table:table-cell table:formula="of:=OFFSET([linked_data.D$2]; [.$G216]; 0)" office:value-type="float" office:value="2.33" calcext:value-type="float">
            <text:p>2.33</text:p>
          </table:table-cell>
          <table:table-cell table:formula="of:=OFFSET([linked_data.E$2]; [.$G216]; 0)" office:value-type="float" office:value="2.72" calcext:value-type="float">
            <text:p>2.72</text:p>
          </table:table-cell>
          <table:table-cell table:formula="of:=OFFSET([linked_data.F$2]; [.$G216]; 0)" office:value-type="float" office:value="2.24" calcext:value-type="float">
            <text:p>2.24</text:p>
          </table:table-cell>
          <table:table-cell office:value-type="float" office:value="41" calcext:value-type="float">
            <text:p>41</text:p>
          </table:table-cell>
          <table:table-cell/>
          <table:table-cell table:formula="of:=([.B217]-[.B215])/2" office:value-type="float" office:value="-0.0249999999999999" calcext:value-type="float">
            <text:p>-0.025</text:p>
          </table:table-cell>
          <table:table-cell table:formula="of:=([.B217]+[.B215]-2*[.B216])/2" office:value-type="float" office:value="-0.0549999999999997" calcext:value-type="float">
            <text:p>-0.055</text:p>
          </table:table-cell>
          <table:table-cell table:formula="of:=[.I216]*[.C216]" office:value-type="float" office:value="-107430.275" calcext:value-type="float">
            <text:p>-107430.275</text:p>
          </table:table-cell>
        </table:table-row>
        <table:table-row table:style-name="ro1">
          <table:table-cell table:formula="of:=OFFSET([linked_data.A$2]; [.$G217]; 0)" office:value-type="string" office:string-value="2020-12-03" calcext:value-type="string">
            <text:p>2020-12-03</text:p>
          </table:table-cell>
          <table:table-cell table:formula="of:=OFFSET([linked_data.B$2]; [.$G217]; 0)" office:value-type="float" office:value="2.49" calcext:value-type="float">
            <text:p>2.49</text:p>
          </table:table-cell>
          <table:table-cell table:formula="of:=OFFSET([linked_data.C$2]; [.$G217]; 0)" office:value-type="float" office:value="1758324" calcext:value-type="float">
            <text:p>1758324</text:p>
          </table:table-cell>
          <table:table-cell table:formula="of:=OFFSET([linked_data.D$2]; [.$G217]; 0)" office:value-type="float" office:value="2.55" calcext:value-type="float">
            <text:p>2.55</text:p>
          </table:table-cell>
          <table:table-cell table:formula="of:=OFFSET([linked_data.E$2]; [.$G217]; 0)" office:value-type="float" office:value="2.62" calcext:value-type="float">
            <text:p>2.62</text:p>
          </table:table-cell>
          <table:table-cell table:formula="of:=OFFSET([linked_data.F$2]; [.$G217]; 0)" office:value-type="float" office:value="2.47" calcext:value-type="float">
            <text:p>2.47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B218]-[.B216])/2" office:value-type="float" office:value="-0.0249999999999999" calcext:value-type="float">
            <text:p>-0.025</text:p>
          </table:table-cell>
          <table:table-cell table:formula="of:=([.B218]+[.B216]-2*[.B217])/2" office:value-type="float" office:value="0.0549999999999997" calcext:value-type="float">
            <text:p>0.055</text:p>
          </table:table-cell>
          <table:table-cell table:formula="of:=[.I217]*[.C217]" office:value-type="float" office:value="-43958.0999999999" calcext:value-type="float">
            <text:p>-43958.0999999999</text:p>
          </table:table-cell>
        </table:table-row>
        <table:table-row table:style-name="ro1">
          <table:table-cell table:formula="of:=OFFSET([linked_data.A$2]; [.$G218]; 0)" office:value-type="string" office:string-value="2020-12-04" calcext:value-type="string">
            <text:p>2020-12-04</text:p>
          </table:table-cell>
          <table:table-cell table:formula="of:=OFFSET([linked_data.B$2]; [.$G218]; 0)" office:value-type="float" office:value="2.52" calcext:value-type="float">
            <text:p>2.52</text:p>
          </table:table-cell>
          <table:table-cell table:formula="of:=OFFSET([linked_data.C$2]; [.$G218]; 0)" office:value-type="float" office:value="3267389" calcext:value-type="float">
            <text:p>3267389</text:p>
          </table:table-cell>
          <table:table-cell table:formula="of:=OFFSET([linked_data.D$2]; [.$G218]; 0)" office:value-type="float" office:value="2.47" calcext:value-type="float">
            <text:p>2.47</text:p>
          </table:table-cell>
          <table:table-cell table:formula="of:=OFFSET([linked_data.E$2]; [.$G218]; 0)" office:value-type="float" office:value="2.69" calcext:value-type="float">
            <text:p>2.69</text:p>
          </table:table-cell>
          <table:table-cell table:formula="of:=OFFSET([linked_data.F$2]; [.$G218]; 0)" office:value-type="float" office:value="2.4285" calcext:value-type="float">
            <text:p>2.4285</text:p>
          </table:table-cell>
          <table:table-cell office:value-type="float" office:value="39" calcext:value-type="float">
            <text:p>39</text:p>
          </table:table-cell>
          <table:table-cell/>
          <table:table-cell table:formula="of:=([.B219]-[.B217])/2" office:value-type="float" office:value="0.085" calcext:value-type="float">
            <text:p>0.085</text:p>
          </table:table-cell>
          <table:table-cell table:formula="of:=([.B219]+[.B217]-2*[.B218])/2" office:value-type="float" office:value="0.0550000000000002" calcext:value-type="float">
            <text:p>0.055</text:p>
          </table:table-cell>
          <table:table-cell table:formula="of:=[.I218]*[.C218]" office:value-type="float" office:value="277728.065" calcext:value-type="float">
            <text:p>277728.065</text:p>
          </table:table-cell>
        </table:table-row>
        <table:table-row table:style-name="ro1">
          <table:table-cell table:formula="of:=OFFSET([linked_data.A$2]; [.$G219]; 0)" office:value-type="string" office:string-value="2020-12-07" calcext:value-type="string">
            <text:p>2020-12-07</text:p>
          </table:table-cell>
          <table:table-cell table:formula="of:=OFFSET([linked_data.B$2]; [.$G219]; 0)" office:value-type="float" office:value="2.66" calcext:value-type="float">
            <text:p>2.66</text:p>
          </table:table-cell>
          <table:table-cell table:formula="of:=OFFSET([linked_data.C$2]; [.$G219]; 0)" office:value-type="float" office:value="3052927" calcext:value-type="float">
            <text:p>3052927</text:p>
          </table:table-cell>
          <table:table-cell table:formula="of:=OFFSET([linked_data.D$2]; [.$G219]; 0)" office:value-type="float" office:value="2.56" calcext:value-type="float">
            <text:p>2.56</text:p>
          </table:table-cell>
          <table:table-cell table:formula="of:=OFFSET([linked_data.E$2]; [.$G219]; 0)" office:value-type="float" office:value="2.75" calcext:value-type="float">
            <text:p>2.75</text:p>
          </table:table-cell>
          <table:table-cell table:formula="of:=OFFSET([linked_data.F$2]; [.$G219]; 0)" office:value-type="float" office:value="2.48" calcext:value-type="float">
            <text:p>2.48</text:p>
          </table:table-cell>
          <table:table-cell office:value-type="float" office:value="38" calcext:value-type="float">
            <text:p>38</text:p>
          </table:table-cell>
          <table:table-cell/>
          <table:table-cell table:formula="of:=([.B220]-[.B218])/2" office:value-type="float" office:value="0.03" calcext:value-type="float">
            <text:p>0.03</text:p>
          </table:table-cell>
          <table:table-cell table:formula="of:=([.B220]+[.B218]-2*[.B219])/2" office:value-type="float" office:value="-0.11" calcext:value-type="float">
            <text:p>-0.11</text:p>
          </table:table-cell>
          <table:table-cell table:formula="of:=[.I219]*[.C219]" office:value-type="float" office:value="91587.8100000001" calcext:value-type="float">
            <text:p>91587.8100000001</text:p>
          </table:table-cell>
        </table:table-row>
        <table:table-row table:style-name="ro1">
          <table:table-cell table:formula="of:=OFFSET([linked_data.A$2]; [.$G220]; 0)" office:value-type="string" office:string-value="2020-12-08" calcext:value-type="string">
            <text:p>2020-12-08</text:p>
          </table:table-cell>
          <table:table-cell table:formula="of:=OFFSET([linked_data.B$2]; [.$G220]; 0)" office:value-type="float" office:value="2.58" calcext:value-type="float">
            <text:p>2.58</text:p>
          </table:table-cell>
          <table:table-cell table:formula="of:=OFFSET([linked_data.C$2]; [.$G220]; 0)" office:value-type="float" office:value="2885673" calcext:value-type="float">
            <text:p>2885673</text:p>
          </table:table-cell>
          <table:table-cell table:formula="of:=OFFSET([linked_data.D$2]; [.$G220]; 0)" office:value-type="float" office:value="2.6" calcext:value-type="float">
            <text:p>2.6</text:p>
          </table:table-cell>
          <table:table-cell table:formula="of:=OFFSET([linked_data.E$2]; [.$G220]; 0)" office:value-type="float" office:value="2.65" calcext:value-type="float">
            <text:p>2.65</text:p>
          </table:table-cell>
          <table:table-cell table:formula="of:=OFFSET([linked_data.F$2]; [.$G220]; 0)" office:value-type="float" office:value="2.45" calcext:value-type="float">
            <text:p>2.45</text:p>
          </table:table-cell>
          <table:table-cell office:value-type="float" office:value="37" calcext:value-type="float">
            <text:p>37</text:p>
          </table:table-cell>
          <table:table-cell/>
          <table:table-cell table:formula="of:=([.B221]-[.B219])/2" office:value-type="float" office:value="-0.155" calcext:value-type="float">
            <text:p>-0.155</text:p>
          </table:table-cell>
          <table:table-cell table:formula="of:=([.B221]+[.B219]-2*[.B220])/2" office:value-type="float" office:value="-0.0750000000000002" calcext:value-type="float">
            <text:p>-0.075</text:p>
          </table:table-cell>
          <table:table-cell table:formula="of:=[.I220]*[.C220]" office:value-type="float" office:value="-447279.315" calcext:value-type="float">
            <text:p>-447279.315</text:p>
          </table:table-cell>
        </table:table-row>
        <table:table-row table:style-name="ro1">
          <table:table-cell table:formula="of:=OFFSET([linked_data.A$2]; [.$G221]; 0)" office:value-type="string" office:string-value="2020-12-09" calcext:value-type="string">
            <text:p>2020-12-09</text:p>
          </table:table-cell>
          <table:table-cell table:formula="of:=OFFSET([linked_data.B$2]; [.$G221]; 0)" office:value-type="float" office:value="2.35" calcext:value-type="float">
            <text:p>2.35</text:p>
          </table:table-cell>
          <table:table-cell table:formula="of:=OFFSET([linked_data.C$2]; [.$G221]; 0)" office:value-type="float" office:value="3654000" calcext:value-type="float">
            <text:p>3654000</text:p>
          </table:table-cell>
          <table:table-cell table:formula="of:=OFFSET([linked_data.D$2]; [.$G221]; 0)" office:value-type="float" office:value="2.58" calcext:value-type="float">
            <text:p>2.58</text:p>
          </table:table-cell>
          <table:table-cell table:formula="of:=OFFSET([linked_data.E$2]; [.$G221]; 0)" office:value-type="float" office:value="2.6" calcext:value-type="float">
            <text:p>2.6</text:p>
          </table:table-cell>
          <table:table-cell table:formula="of:=OFFSET([linked_data.F$2]; [.$G221]; 0)" office:value-type="float" office:value="2.25" calcext:value-type="float">
            <text:p>2.25</text:p>
          </table:table-cell>
          <table:table-cell office:value-type="float" office:value="36" calcext:value-type="float">
            <text:p>36</text:p>
          </table:table-cell>
          <table:table-cell/>
          <table:table-cell table:formula="of:=([.B222]-[.B220])/2" office:value-type="float" office:value="-0.135" calcext:value-type="float">
            <text:p>-0.135</text:p>
          </table:table-cell>
          <table:table-cell table:formula="of:=([.B222]+[.B220]-2*[.B221])/2" office:value-type="float" office:value="0.0950000000000002" calcext:value-type="float">
            <text:p>0.095</text:p>
          </table:table-cell>
          <table:table-cell table:formula="of:=[.I221]*[.C221]" office:value-type="float" office:value="-493290" calcext:value-type="float">
            <text:p>-493290</text:p>
          </table:table-cell>
        </table:table-row>
        <table:table-row table:style-name="ro1">
          <table:table-cell table:formula="of:=OFFSET([linked_data.A$2]; [.$G222]; 0)" office:value-type="string" office:string-value="2020-12-10" calcext:value-type="string">
            <text:p>2020-12-10</text:p>
          </table:table-cell>
          <table:table-cell table:formula="of:=OFFSET([linked_data.B$2]; [.$G222]; 0)" office:value-type="float" office:value="2.31" calcext:value-type="float">
            <text:p>2.31</text:p>
          </table:table-cell>
          <table:table-cell table:formula="of:=OFFSET([linked_data.C$2]; [.$G222]; 0)" office:value-type="float" office:value="1482186" calcext:value-type="float">
            <text:p>1482186</text:p>
          </table:table-cell>
          <table:table-cell table:formula="of:=OFFSET([linked_data.D$2]; [.$G222]; 0)" office:value-type="float" office:value="2.28" calcext:value-type="float">
            <text:p>2.28</text:p>
          </table:table-cell>
          <table:table-cell table:formula="of:=OFFSET([linked_data.E$2]; [.$G222]; 0)" office:value-type="float" office:value="2.42" calcext:value-type="float">
            <text:p>2.42</text:p>
          </table:table-cell>
          <table:table-cell table:formula="of:=OFFSET([linked_data.F$2]; [.$G222]; 0)" office:value-type="float" office:value="2.28" calcext:value-type="float">
            <text:p>2.28</text:p>
          </table:table-cell>
          <table:table-cell office:value-type="float" office:value="35" calcext:value-type="float">
            <text:p>35</text:p>
          </table:table-cell>
          <table:table-cell/>
          <table:table-cell table:formula="of:=([.B223]-[.B221])/2" office:value-type="float" office:value="-0.0700000000000001" calcext:value-type="float">
            <text:p>-0.07</text:p>
          </table:table-cell>
          <table:table-cell table:formula="of:=([.B223]+[.B221]-2*[.B222])/2" office:value-type="float" office:value="-0.0299999999999998" calcext:value-type="float">
            <text:p>-0.03</text:p>
          </table:table-cell>
          <table:table-cell table:formula="of:=[.I222]*[.C222]" office:value-type="float" office:value="-103753.02" calcext:value-type="float">
            <text:p>-103753.02</text:p>
          </table:table-cell>
        </table:table-row>
        <table:table-row table:style-name="ro1">
          <table:table-cell table:formula="of:=OFFSET([linked_data.A$2]; [.$G223]; 0)" office:value-type="string" office:string-value="2020-12-11" calcext:value-type="string">
            <text:p>2020-12-11</text:p>
          </table:table-cell>
          <table:table-cell table:formula="of:=OFFSET([linked_data.B$2]; [.$G223]; 0)" office:value-type="float" office:value="2.21" calcext:value-type="float">
            <text:p>2.21</text:p>
          </table:table-cell>
          <table:table-cell table:formula="of:=OFFSET([linked_data.C$2]; [.$G223]; 0)" office:value-type="float" office:value="1590184" calcext:value-type="float">
            <text:p>1590184</text:p>
          </table:table-cell>
          <table:table-cell table:formula="of:=OFFSET([linked_data.D$2]; [.$G223]; 0)" office:value-type="float" office:value="2.35" calcext:value-type="float">
            <text:p>2.35</text:p>
          </table:table-cell>
          <table:table-cell table:formula="of:=OFFSET([linked_data.E$2]; [.$G223]; 0)" office:value-type="float" office:value="2.37" calcext:value-type="float">
            <text:p>2.37</text:p>
          </table:table-cell>
          <table:table-cell table:formula="of:=OFFSET([linked_data.F$2]; [.$G223]; 0)" office:value-type="float" office:value="2.18" calcext:value-type="float">
            <text:p>2.18</text:p>
          </table:table-cell>
          <table:table-cell office:value-type="float" office:value="34" calcext:value-type="float">
            <text:p>34</text:p>
          </table:table-cell>
          <table:table-cell/>
          <table:table-cell table:formula="of:=([.B224]-[.B222])/2" office:value-type="float" office:value="0.0149999999999999" calcext:value-type="float">
            <text:p>0.015</text:p>
          </table:table-cell>
          <table:table-cell table:formula="of:=([.B224]+[.B222]-2*[.B223])/2" office:value-type="float" office:value="0.115" calcext:value-type="float">
            <text:p>0.115</text:p>
          </table:table-cell>
          <table:table-cell table:formula="of:=[.I223]*[.C223]" office:value-type="float" office:value="23852.7599999998" calcext:value-type="float">
            <text:p>23852.7599999998</text:p>
          </table:table-cell>
        </table:table-row>
        <table:table-row table:style-name="ro1">
          <table:table-cell table:formula="of:=OFFSET([linked_data.A$2]; [.$G224]; 0)" office:value-type="string" office:string-value="2020-12-14" calcext:value-type="string">
            <text:p>2020-12-14</text:p>
          </table:table-cell>
          <table:table-cell table:formula="of:=OFFSET([linked_data.B$2]; [.$G224]; 0)" office:value-type="float" office:value="2.34" calcext:value-type="float">
            <text:p>2.34</text:p>
          </table:table-cell>
          <table:table-cell table:formula="of:=OFFSET([linked_data.C$2]; [.$G224]; 0)" office:value-type="float" office:value="2074044" calcext:value-type="float">
            <text:p>2074044</text:p>
          </table:table-cell>
          <table:table-cell table:formula="of:=OFFSET([linked_data.D$2]; [.$G224]; 0)" office:value-type="float" office:value="2.27" calcext:value-type="float">
            <text:p>2.27</text:p>
          </table:table-cell>
          <table:table-cell table:formula="of:=OFFSET([linked_data.E$2]; [.$G224]; 0)" office:value-type="float" office:value="2.485" calcext:value-type="float">
            <text:p>2.485</text:p>
          </table:table-cell>
          <table:table-cell table:formula="of:=OFFSET([linked_data.F$2]; [.$G224]; 0)" office:value-type="float" office:value="2.25" calcext:value-type="float">
            <text:p>2.25</text:p>
          </table:table-cell>
          <table:table-cell office:value-type="float" office:value="33" calcext:value-type="float">
            <text:p>33</text:p>
          </table:table-cell>
          <table:table-cell/>
          <table:table-cell table:formula="of:=([.B225]-[.B223])/2" office:value-type="float" office:value="0.185" calcext:value-type="float">
            <text:p>0.185</text:p>
          </table:table-cell>
          <table:table-cell table:formula="of:=([.B225]+[.B223]-2*[.B224])/2" office:value-type="float" office:value="0.0550000000000002" calcext:value-type="float">
            <text:p>0.055</text:p>
          </table:table-cell>
          <table:table-cell table:formula="of:=[.I224]*[.C224]" office:value-type="float" office:value="383698.14" calcext:value-type="float">
            <text:p>383698.14</text:p>
          </table:table-cell>
        </table:table-row>
        <table:table-row table:style-name="ro1">
          <table:table-cell table:formula="of:=OFFSET([linked_data.A$2]; [.$G225]; 0)" office:value-type="string" office:string-value="2020-12-15" calcext:value-type="string">
            <text:p>2020-12-15</text:p>
          </table:table-cell>
          <table:table-cell table:formula="of:=OFFSET([linked_data.B$2]; [.$G225]; 0)" office:value-type="float" office:value="2.58" calcext:value-type="float">
            <text:p>2.58</text:p>
          </table:table-cell>
          <table:table-cell table:formula="of:=OFFSET([linked_data.C$2]; [.$G225]; 0)" office:value-type="float" office:value="3940686" calcext:value-type="float">
            <text:p>3940686</text:p>
          </table:table-cell>
          <table:table-cell table:formula="of:=OFFSET([linked_data.D$2]; [.$G225]; 0)" office:value-type="float" office:value="2.39" calcext:value-type="float">
            <text:p>2.39</text:p>
          </table:table-cell>
          <table:table-cell table:formula="of:=OFFSET([linked_data.E$2]; [.$G225]; 0)" office:value-type="float" office:value="2.6" calcext:value-type="float">
            <text:p>2.6</text:p>
          </table:table-cell>
          <table:table-cell table:formula="of:=OFFSET([linked_data.F$2]; [.$G225]; 0)" office:value-type="float" office:value="2.3598" calcext:value-type="float">
            <text:p>2.3598</text:p>
          </table:table-cell>
          <table:table-cell office:value-type="float" office:value="32" calcext:value-type="float">
            <text:p>32</text:p>
          </table:table-cell>
          <table:table-cell/>
          <table:table-cell table:formula="of:=([.B226]-[.B224])/2" office:value-type="float" office:value="0.0550000000000002" calcext:value-type="float">
            <text:p>0.055</text:p>
          </table:table-cell>
          <table:table-cell table:formula="of:=([.B226]+[.B224]-2*[.B225])/2" office:value-type="float" office:value="-0.185" calcext:value-type="float">
            <text:p>-0.185</text:p>
          </table:table-cell>
          <table:table-cell table:formula="of:=[.I225]*[.C225]" office:value-type="float" office:value="216737.730000001" calcext:value-type="float">
            <text:p>216737.730000001</text:p>
          </table:table-cell>
        </table:table-row>
        <table:table-row table:style-name="ro1">
          <table:table-cell table:formula="of:=OFFSET([linked_data.A$2]; [.$G226]; 0)" office:value-type="string" office:string-value="2020-12-16" calcext:value-type="string">
            <text:p>2020-12-16</text:p>
          </table:table-cell>
          <table:table-cell table:formula="of:=OFFSET([linked_data.B$2]; [.$G226]; 0)" office:value-type="float" office:value="2.45" calcext:value-type="float">
            <text:p>2.45</text:p>
          </table:table-cell>
          <table:table-cell table:formula="of:=OFFSET([linked_data.C$2]; [.$G226]; 0)" office:value-type="float" office:value="1826941" calcext:value-type="float">
            <text:p>1826941</text:p>
          </table:table-cell>
          <table:table-cell table:formula="of:=OFFSET([linked_data.D$2]; [.$G226]; 0)" office:value-type="float" office:value="2.583" calcext:value-type="float">
            <text:p>2.583</text:p>
          </table:table-cell>
          <table:table-cell table:formula="of:=OFFSET([linked_data.E$2]; [.$G226]; 0)" office:value-type="float" office:value="2.618" calcext:value-type="float">
            <text:p>2.618</text:p>
          </table:table-cell>
          <table:table-cell table:formula="of:=OFFSET([linked_data.F$2]; [.$G226]; 0)" office:value-type="float" office:value="2.39" calcext:value-type="float">
            <text:p>2.39</text:p>
          </table:table-cell>
          <table:table-cell office:value-type="float" office:value="31" calcext:value-type="float">
            <text:p>31</text:p>
          </table:table-cell>
          <table:table-cell/>
          <table:table-cell table:formula="of:=([.B227]-[.B225])/2" office:value-type="float" office:value="-0.075" calcext:value-type="float">
            <text:p>-0.075</text:p>
          </table:table-cell>
          <table:table-cell table:formula="of:=([.B227]+[.B225]-2*[.B226])/2" office:value-type="float" office:value="0.0549999999999997" calcext:value-type="float">
            <text:p>0.055</text:p>
          </table:table-cell>
          <table:table-cell table:formula="of:=[.I226]*[.C226]" office:value-type="float" office:value="-137020.575" calcext:value-type="float">
            <text:p>-137020.575</text:p>
          </table:table-cell>
        </table:table-row>
        <table:table-row table:style-name="ro1">
          <table:table-cell table:formula="of:=OFFSET([linked_data.A$2]; [.$G227]; 0)" office:value-type="string" office:string-value="2020-12-17" calcext:value-type="string">
            <text:p>2020-12-17</text:p>
          </table:table-cell>
          <table:table-cell table:formula="of:=OFFSET([linked_data.B$2]; [.$G227]; 0)" office:value-type="float" office:value="2.43" calcext:value-type="float">
            <text:p>2.43</text:p>
          </table:table-cell>
          <table:table-cell table:formula="of:=OFFSET([linked_data.C$2]; [.$G227]; 0)" office:value-type="float" office:value="1402460" calcext:value-type="float">
            <text:p>1402460</text:p>
          </table:table-cell>
          <table:table-cell table:formula="of:=OFFSET([linked_data.D$2]; [.$G227]; 0)" office:value-type="float" office:value="2.45" calcext:value-type="float">
            <text:p>2.45</text:p>
          </table:table-cell>
          <table:table-cell table:formula="of:=OFFSET([linked_data.E$2]; [.$G227]; 0)" office:value-type="float" office:value="2.58" calcext:value-type="float">
            <text:p>2.58</text:p>
          </table:table-cell>
          <table:table-cell table:formula="of:=OFFSET([linked_data.F$2]; [.$G227]; 0)" office:value-type="float" office:value="2.42" calcext:value-type="float">
            <text:p>2.42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B228]-[.B226])/2" office:value-type="float" office:value="0.0549999999999999" calcext:value-type="float">
            <text:p>0.055</text:p>
          </table:table-cell>
          <table:table-cell table:formula="of:=([.B228]+[.B226]-2*[.B227])/2" office:value-type="float" office:value="0.0749999999999997" calcext:value-type="float">
            <text:p>0.075</text:p>
          </table:table-cell>
          <table:table-cell table:formula="of:=[.I227]*[.C227]" office:value-type="float" office:value="77135.2999999999" calcext:value-type="float">
            <text:p>77135.2999999999</text:p>
          </table:table-cell>
        </table:table-row>
        <table:table-row table:style-name="ro1">
          <table:table-cell table:formula="of:=OFFSET([linked_data.A$2]; [.$G228]; 0)" office:value-type="string" office:string-value="2020-12-18" calcext:value-type="string">
            <text:p>2020-12-18</text:p>
          </table:table-cell>
          <table:table-cell table:formula="of:=OFFSET([linked_data.B$2]; [.$G228]; 0)" office:value-type="float" office:value="2.56" calcext:value-type="float">
            <text:p>2.56</text:p>
          </table:table-cell>
          <table:table-cell table:formula="of:=OFFSET([linked_data.C$2]; [.$G228]; 0)" office:value-type="float" office:value="3953977" calcext:value-type="float">
            <text:p>3953977</text:p>
          </table:table-cell>
          <table:table-cell table:formula="of:=OFFSET([linked_data.D$2]; [.$G228]; 0)" office:value-type="float" office:value="2.47" calcext:value-type="float">
            <text:p>2.47</text:p>
          </table:table-cell>
          <table:table-cell table:formula="of:=OFFSET([linked_data.E$2]; [.$G228]; 0)" office:value-type="float" office:value="2.69" calcext:value-type="float">
            <text:p>2.69</text:p>
          </table:table-cell>
          <table:table-cell table:formula="of:=OFFSET([linked_data.F$2]; [.$G228]; 0)" office:value-type="float" office:value="2.44" calcext:value-type="float">
            <text:p>2.44</text:p>
          </table:table-cell>
          <table:table-cell office:value-type="float" office:value="29" calcext:value-type="float">
            <text:p>29</text:p>
          </table:table-cell>
          <table:table-cell/>
          <table:table-cell table:formula="of:=([.B229]-[.B227])/2" office:value-type="float" office:value="0.11" calcext:value-type="float">
            <text:p>0.11</text:p>
          </table:table-cell>
          <table:table-cell table:formula="of:=([.B229]+[.B227]-2*[.B228])/2" office:value-type="float" office:value="-0.02" calcext:value-type="float">
            <text:p>-0.02</text:p>
          </table:table-cell>
          <table:table-cell table:formula="of:=[.I228]*[.C228]" office:value-type="float" office:value="434937.47" calcext:value-type="float">
            <text:p>434937.47</text:p>
          </table:table-cell>
        </table:table-row>
        <table:table-row table:style-name="ro1">
          <table:table-cell table:formula="of:=OFFSET([linked_data.A$2]; [.$G229]; 0)" office:value-type="string" office:string-value="2020-12-21" calcext:value-type="string">
            <text:p>2020-12-21</text:p>
          </table:table-cell>
          <table:table-cell table:formula="of:=OFFSET([linked_data.B$2]; [.$G229]; 0)" office:value-type="float" office:value="2.65" calcext:value-type="float">
            <text:p>2.65</text:p>
          </table:table-cell>
          <table:table-cell table:formula="of:=OFFSET([linked_data.C$2]; [.$G229]; 0)" office:value-type="float" office:value="2796400" calcext:value-type="float">
            <text:p>2796400</text:p>
          </table:table-cell>
          <table:table-cell table:formula="of:=OFFSET([linked_data.D$2]; [.$G229]; 0)" office:value-type="float" office:value="2.62" calcext:value-type="float">
            <text:p>2.62</text:p>
          </table:table-cell>
          <table:table-cell table:formula="of:=OFFSET([linked_data.E$2]; [.$G229]; 0)" office:value-type="float" office:value="2.7" calcext:value-type="float">
            <text:p>2.7</text:p>
          </table:table-cell>
          <table:table-cell table:formula="of:=OFFSET([linked_data.F$2]; [.$G229]; 0)" office:value-type="float" office:value="2.53" calcext:value-type="float">
            <text:p>2.53</text:p>
          </table:table-cell>
          <table:table-cell office:value-type="float" office:value="28" calcext:value-type="float">
            <text:p>28</text:p>
          </table:table-cell>
          <table:table-cell/>
          <table:table-cell table:formula="of:=([.B230]-[.B228])/2" office:value-type="float" office:value="0.315" calcext:value-type="float">
            <text:p>0.315</text:p>
          </table:table-cell>
          <table:table-cell table:formula="of:=([.B230]+[.B228]-2*[.B229])/2" office:value-type="float" office:value="0.225" calcext:value-type="float">
            <text:p>0.225</text:p>
          </table:table-cell>
          <table:table-cell table:formula="of:=[.I229]*[.C229]" office:value-type="float" office:value="880866" calcext:value-type="float">
            <text:p>880866</text:p>
          </table:table-cell>
        </table:table-row>
        <table:table-row table:style-name="ro1">
          <table:table-cell table:formula="of:=OFFSET([linked_data.A$2]; [.$G230]; 0)" office:value-type="string" office:string-value="2020-12-22" calcext:value-type="string">
            <text:p>2020-12-22</text:p>
          </table:table-cell>
          <table:table-cell table:formula="of:=OFFSET([linked_data.B$2]; [.$G230]; 0)" office:value-type="float" office:value="3.19" calcext:value-type="float">
            <text:p>3.19</text:p>
          </table:table-cell>
          <table:table-cell table:formula="of:=OFFSET([linked_data.C$2]; [.$G230]; 0)" office:value-type="float" office:value="10413050" calcext:value-type="float">
            <text:p>10413050</text:p>
          </table:table-cell>
          <table:table-cell table:formula="of:=OFFSET([linked_data.D$2]; [.$G230]; 0)" office:value-type="float" office:value="2.77" calcext:value-type="float">
            <text:p>2.77</text:p>
          </table:table-cell>
          <table:table-cell table:formula="of:=OFFSET([linked_data.E$2]; [.$G230]; 0)" office:value-type="float" office:value="3.24" calcext:value-type="float">
            <text:p>3.24</text:p>
          </table:table-cell>
          <table:table-cell table:formula="of:=OFFSET([linked_data.F$2]; [.$G230]; 0)" office:value-type="float" office:value="2.71" calcext:value-type="float">
            <text:p>2.71</text:p>
          </table:table-cell>
          <table:table-cell office:value-type="float" office:value="27" calcext:value-type="float">
            <text:p>27</text:p>
          </table:table-cell>
          <table:table-cell/>
          <table:table-cell table:formula="of:=([.B231]-[.B229])/2" office:value-type="float" office:value="0.27" calcext:value-type="float">
            <text:p>0.27</text:p>
          </table:table-cell>
          <table:table-cell table:formula="of:=([.B231]+[.B229]-2*[.B230])/2" office:value-type="float" office:value="-0.27" calcext:value-type="float">
            <text:p>-0.27</text:p>
          </table:table-cell>
          <table:table-cell table:formula="of:=[.I230]*[.C230]" office:value-type="float" office:value="2811523.5" calcext:value-type="float">
            <text:p>2811523.5</text:p>
          </table:table-cell>
        </table:table-row>
        <table:table-row table:style-name="ro1">
          <table:table-cell table:formula="of:=OFFSET([linked_data.A$2]; [.$G231]; 0)" office:value-type="string" office:string-value="2020-12-23" calcext:value-type="string">
            <text:p>2020-12-23</text:p>
          </table:table-cell>
          <table:table-cell table:formula="of:=OFFSET([linked_data.B$2]; [.$G231]; 0)" office:value-type="float" office:value="3.19" calcext:value-type="float">
            <text:p>3.19</text:p>
          </table:table-cell>
          <table:table-cell table:formula="of:=OFFSET([linked_data.C$2]; [.$G231]; 0)" office:value-type="float" office:value="8444818" calcext:value-type="float">
            <text:p>8444818</text:p>
          </table:table-cell>
          <table:table-cell table:formula="of:=OFFSET([linked_data.D$2]; [.$G231]; 0)" office:value-type="float" office:value="3.25" calcext:value-type="float">
            <text:p>3.25</text:p>
          </table:table-cell>
          <table:table-cell table:formula="of:=OFFSET([linked_data.E$2]; [.$G231]; 0)" office:value-type="float" office:value="3.5" calcext:value-type="float">
            <text:p>3.5</text:p>
          </table:table-cell>
          <table:table-cell table:formula="of:=OFFSET([linked_data.F$2]; [.$G231]; 0)" office:value-type="float" office:value="2.93" calcext:value-type="float">
            <text:p>2.93</text:p>
          </table:table-cell>
          <table:table-cell office:value-type="float" office:value="26" calcext:value-type="float">
            <text:p>26</text:p>
          </table:table-cell>
          <table:table-cell/>
          <table:table-cell table:formula="of:=([.B232]-[.B230])/2" office:value-type="float" office:value="-0.04" calcext:value-type="float">
            <text:p>-0.04</text:p>
          </table:table-cell>
          <table:table-cell table:formula="of:=([.B232]+[.B230]-2*[.B231])/2" office:value-type="float" office:value="-0.04" calcext:value-type="float">
            <text:p>-0.04</text:p>
          </table:table-cell>
          <table:table-cell table:formula="of:=[.I231]*[.C231]" office:value-type="float" office:value="-337792.72" calcext:value-type="float">
            <text:p>-337792.72</text:p>
          </table:table-cell>
        </table:table-row>
        <table:table-row table:style-name="ro1">
          <table:table-cell table:formula="of:=OFFSET([linked_data.A$2]; [.$G232]; 0)" office:value-type="string" office:string-value="2020-12-24" calcext:value-type="string">
            <text:p>2020-12-24</text:p>
          </table:table-cell>
          <table:table-cell table:formula="of:=OFFSET([linked_data.B$2]; [.$G232]; 0)" office:value-type="float" office:value="3.11" calcext:value-type="float">
            <text:p>3.11</text:p>
          </table:table-cell>
          <table:table-cell table:formula="of:=OFFSET([linked_data.C$2]; [.$G232]; 0)" office:value-type="float" office:value="2183520" calcext:value-type="float">
            <text:p>2183520</text:p>
          </table:table-cell>
          <table:table-cell table:formula="of:=OFFSET([linked_data.D$2]; [.$G232]; 0)" office:value-type="float" office:value="3.18" calcext:value-type="float">
            <text:p>3.18</text:p>
          </table:table-cell>
          <table:table-cell table:formula="of:=OFFSET([linked_data.E$2]; [.$G232]; 0)" office:value-type="float" office:value="3.21" calcext:value-type="float">
            <text:p>3.21</text:p>
          </table:table-cell>
          <table:table-cell table:formula="of:=OFFSET([linked_data.F$2]; [.$G232]; 0)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B233]-[.B231])/2" office:value-type="float" office:value="0" calcext:value-type="float">
            <text:p>0</text:p>
          </table:table-cell>
          <table:table-cell table:formula="of:=([.B233]+[.B231]-2*[.B232])/2" office:value-type="float" office:value="0.0800000000000001" calcext:value-type="float">
            <text:p>0.08</text:p>
          </table:table-cell>
          <table:table-cell table:formula="of:=[.I232]*[.C232]" office:value-type="float" office:value="0" calcext:value-type="float">
            <text:p>0</text:p>
          </table:table-cell>
        </table:table-row>
        <table:table-row table:style-name="ro1">
          <table:table-cell table:formula="of:=OFFSET([linked_data.A$2]; [.$G233]; 0)" office:value-type="string" office:string-value="2020-12-28" calcext:value-type="string">
            <text:p>2020-12-28</text:p>
          </table:table-cell>
          <table:table-cell table:formula="of:=OFFSET([linked_data.B$2]; [.$G233]; 0)" office:value-type="float" office:value="3.19" calcext:value-type="float">
            <text:p>3.19</text:p>
          </table:table-cell>
          <table:table-cell table:formula="of:=OFFSET([linked_data.C$2]; [.$G233]; 0)" office:value-type="float" office:value="5298074" calcext:value-type="float">
            <text:p>5298074</text:p>
          </table:table-cell>
          <table:table-cell table:formula="of:=OFFSET([linked_data.D$2]; [.$G233]; 0)" office:value-type="float" office:value="3.14" calcext:value-type="float">
            <text:p>3.14</text:p>
          </table:table-cell>
          <table:table-cell table:formula="of:=OFFSET([linked_data.E$2]; [.$G233]; 0)" office:value-type="float" office:value="3.5" calcext:value-type="float">
            <text:p>3.5</text:p>
          </table:table-cell>
          <table:table-cell table:formula="of:=OFFSET([linked_data.F$2]; [.$G233]; 0)" office:value-type="float" office:value="3.13" calcext:value-type="float">
            <text:p>3.13</text:p>
          </table:table-cell>
          <table:table-cell office:value-type="float" office:value="24" calcext:value-type="float">
            <text:p>24</text:p>
          </table:table-cell>
          <table:table-cell/>
          <table:table-cell table:formula="of:=([.B234]-[.B232])/2" office:value-type="float" office:value="-0.0899999999999999" calcext:value-type="float">
            <text:p>-0.09</text:p>
          </table:table-cell>
          <table:table-cell table:formula="of:=([.B234]+[.B232]-2*[.B233])/2" office:value-type="float" office:value="-0.17" calcext:value-type="float">
            <text:p>-0.17</text:p>
          </table:table-cell>
          <table:table-cell table:formula="of:=[.I233]*[.C233]" office:value-type="float" office:value="-476826.659999999" calcext:value-type="float">
            <text:p>-476826.659999999</text:p>
          </table:table-cell>
        </table:table-row>
        <table:table-row table:style-name="ro1">
          <table:table-cell table:formula="of:=OFFSET([linked_data.A$2]; [.$G234]; 0)" office:value-type="string" office:string-value="2020-12-29" calcext:value-type="string">
            <text:p>2020-12-29</text:p>
          </table:table-cell>
          <table:table-cell table:formula="of:=OFFSET([linked_data.B$2]; [.$G234]; 0)" office:value-type="float" office:value="2.93" calcext:value-type="float">
            <text:p>2.93</text:p>
          </table:table-cell>
          <table:table-cell table:formula="of:=OFFSET([linked_data.C$2]; [.$G234]; 0)" office:value-type="float" office:value="3945839" calcext:value-type="float">
            <text:p>3945839</text:p>
          </table:table-cell>
          <table:table-cell table:formula="of:=OFFSET([linked_data.D$2]; [.$G234]; 0)" office:value-type="float" office:value="3.33" calcext:value-type="float">
            <text:p>3.33</text:p>
          </table:table-cell>
          <table:table-cell table:formula="of:=OFFSET([linked_data.E$2]; [.$G234]; 0)" office:value-type="float" office:value="3.35" calcext:value-type="float">
            <text:p>3.35</text:p>
          </table:table-cell>
          <table:table-cell table:formula="of:=OFFSET([linked_data.F$2]; [.$G234]; 0)" office:value-type="float" office:value="2.78" calcext:value-type="float">
            <text:p>2.78</text:p>
          </table:table-cell>
          <table:table-cell office:value-type="float" office:value="23" calcext:value-type="float">
            <text:p>23</text:p>
          </table:table-cell>
          <table:table-cell/>
          <table:table-cell table:formula="of:=([.B235]-[.B233])/2" office:value-type="float" office:value="-0.14" calcext:value-type="float">
            <text:p>-0.14</text:p>
          </table:table-cell>
          <table:table-cell table:formula="of:=([.B235]+[.B233]-2*[.B234])/2" office:value-type="float" office:value="0.12" calcext:value-type="float">
            <text:p>0.12</text:p>
          </table:table-cell>
          <table:table-cell table:formula="of:=[.I234]*[.C234]" office:value-type="float" office:value="-552417.46" calcext:value-type="float">
            <text:p>-552417.46</text:p>
          </table:table-cell>
        </table:table-row>
        <table:table-row table:style-name="ro1">
          <table:table-cell table:formula="of:=OFFSET([linked_data.A$2]; [.$G235]; 0)" office:value-type="string" office:string-value="2020-12-30" calcext:value-type="string">
            <text:p>2020-12-30</text:p>
          </table:table-cell>
          <table:table-cell table:formula="of:=OFFSET([linked_data.B$2]; [.$G235]; 0)" office:value-type="float" office:value="2.91" calcext:value-type="float">
            <text:p>2.91</text:p>
          </table:table-cell>
          <table:table-cell table:formula="of:=OFFSET([linked_data.C$2]; [.$G235]; 0)" office:value-type="float" office:value="1778351" calcext:value-type="float">
            <text:p>1778351</text:p>
          </table:table-cell>
          <table:table-cell table:formula="of:=OFFSET([linked_data.D$2]; [.$G235]; 0)" office:value-type="float" office:value="2.982" calcext:value-type="float">
            <text:p>2.982</text:p>
          </table:table-cell>
          <table:table-cell table:formula="of:=OFFSET([linked_data.E$2]; [.$G235]; 0)" office:value-type="float" office:value="3.03" calcext:value-type="float">
            <text:p>3.03</text:p>
          </table:table-cell>
          <table:table-cell table:formula="of:=OFFSET([linked_data.F$2]; [.$G235]; 0)" office:value-type="float" office:value="2.87" calcext:value-type="float">
            <text:p>2.87</text:p>
          </table:table-cell>
          <table:table-cell office:value-type="float" office:value="22" calcext:value-type="float">
            <text:p>22</text:p>
          </table:table-cell>
          <table:table-cell/>
          <table:table-cell table:formula="of:=([.B236]-[.B234])/2" office:value-type="float" office:value="-0.12" calcext:value-type="float">
            <text:p>-0.12</text:p>
          </table:table-cell>
          <table:table-cell table:formula="of:=([.B236]+[.B234]-2*[.B235])/2" office:value-type="float" office:value="-0.1" calcext:value-type="float">
            <text:p>-0.1</text:p>
          </table:table-cell>
          <table:table-cell table:formula="of:=[.I235]*[.C235]" office:value-type="float" office:value="-213402.12" calcext:value-type="float">
            <text:p>-213402.12</text:p>
          </table:table-cell>
        </table:table-row>
        <table:table-row table:style-name="ro1">
          <table:table-cell table:formula="of:=OFFSET([linked_data.A$2]; [.$G236]; 0)" office:value-type="string" office:string-value="2020-12-31" calcext:value-type="string">
            <text:p>2020-12-31</text:p>
          </table:table-cell>
          <table:table-cell table:formula="of:=OFFSET([linked_data.B$2]; [.$G236]; 0)" office:value-type="float" office:value="2.69" calcext:value-type="float">
            <text:p>2.69</text:p>
          </table:table-cell>
          <table:table-cell table:formula="of:=OFFSET([linked_data.C$2]; [.$G236]; 0)" office:value-type="float" office:value="2656738" calcext:value-type="float">
            <text:p>2656738</text:p>
          </table:table-cell>
          <table:table-cell table:formula="of:=OFFSET([linked_data.D$2]; [.$G236]; 0)" office:value-type="float" office:value="2.87" calcext:value-type="float">
            <text:p>2.87</text:p>
          </table:table-cell>
          <table:table-cell table:formula="of:=OFFSET([linked_data.E$2]; [.$G236]; 0)" office:value-type="float" office:value="2.88" calcext:value-type="float">
            <text:p>2.88</text:p>
          </table:table-cell>
          <table:table-cell table:formula="of:=OFFSET([linked_data.F$2]; [.$G236]; 0)" office:value-type="float" office:value="2.66" calcext:value-type="float">
            <text:p>2.66</text:p>
          </table:table-cell>
          <table:table-cell office:value-type="float" office:value="21" calcext:value-type="float">
            <text:p>21</text:p>
          </table:table-cell>
          <table:table-cell/>
          <table:table-cell table:formula="of:=([.B237]-[.B235])/2" office:value-type="float" office:value="-0.105" calcext:value-type="float">
            <text:p>-0.105</text:p>
          </table:table-cell>
          <table:table-cell table:formula="of:=([.B237]+[.B235]-2*[.B236])/2" office:value-type="float" office:value="0.115" calcext:value-type="float">
            <text:p>0.115</text:p>
          </table:table-cell>
          <table:table-cell table:formula="of:=[.I236]*[.C236]" office:value-type="float" office:value="-278957.49" calcext:value-type="float">
            <text:p>-278957.49</text:p>
          </table:table-cell>
        </table:table-row>
        <table:table-row table:style-name="ro1">
          <table:table-cell table:formula="of:=OFFSET([linked_data.A$2]; [.$G237]; 0)" office:value-type="string" office:string-value="2021-01-04" calcext:value-type="string">
            <text:p>2021-01-04</text:p>
          </table:table-cell>
          <table:table-cell table:formula="of:=OFFSET([linked_data.B$2]; [.$G237]; 0)" office:value-type="float" office:value="2.7" calcext:value-type="float">
            <text:p>2.7</text:p>
          </table:table-cell>
          <table:table-cell table:formula="of:=OFFSET([linked_data.C$2]; [.$G237]; 0)" office:value-type="float" office:value="1893194" calcext:value-type="float">
            <text:p>1893194</text:p>
          </table:table-cell>
          <table:table-cell table:formula="of:=OFFSET([linked_data.D$2]; [.$G237]; 0)" office:value-type="float" office:value="2.7" calcext:value-type="float">
            <text:p>2.7</text:p>
          </table:table-cell>
          <table:table-cell table:formula="of:=OFFSET([linked_data.E$2]; [.$G237]; 0)" office:value-type="float" office:value="2.76" calcext:value-type="float">
            <text:p>2.76</text:p>
          </table:table-cell>
          <table:table-cell table:formula="of:=OFFSET([linked_data.F$2]; [.$G237]; 0)" office:value-type="float" office:value="2.6" calcext:value-type="float">
            <text:p>2.6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B238]-[.B236])/2" office:value-type="float" office:value="0.00500000000000012" calcext:value-type="float">
            <text:p>0.005</text:p>
          </table:table-cell>
          <table:table-cell table:formula="of:=([.B238]+[.B236]-2*[.B237])/2" office:value-type="float" office:value="-0.00499999999999989" calcext:value-type="float">
            <text:p>-0.005</text:p>
          </table:table-cell>
          <table:table-cell table:formula="of:=[.I237]*[.C237]" office:value-type="float" office:value="9465.97000000022" calcext:value-type="float">
            <text:p>9465.97000000022</text:p>
          </table:table-cell>
        </table:table-row>
        <table:table-row table:style-name="ro1">
          <table:table-cell table:formula="of:=OFFSET([linked_data.A$2]; [.$G238]; 0)" office:value-type="string" office:string-value="2021-01-05" calcext:value-type="string">
            <text:p>2021-01-05</text:p>
          </table:table-cell>
          <table:table-cell table:formula="of:=OFFSET([linked_data.B$2]; [.$G238]; 0)" office:value-type="float" office:value="2.7" calcext:value-type="float">
            <text:p>2.7</text:p>
          </table:table-cell>
          <table:table-cell table:formula="of:=OFFSET([linked_data.C$2]; [.$G238]; 0)" office:value-type="float" office:value="1459877" calcext:value-type="float">
            <text:p>1459877</text:p>
          </table:table-cell>
          <table:table-cell table:formula="of:=OFFSET([linked_data.D$2]; [.$G238]; 0)" office:value-type="float" office:value="2.64" calcext:value-type="float">
            <text:p>2.64</text:p>
          </table:table-cell>
          <table:table-cell table:formula="of:=OFFSET([linked_data.E$2]; [.$G238]; 0)" office:value-type="float" office:value="2.73" calcext:value-type="float">
            <text:p>2.73</text:p>
          </table:table-cell>
          <table:table-cell table:formula="of:=OFFSET([linked_data.F$2]; [.$G238]; 0)" office:value-type="float" office:value="2.61" calcext:value-type="float">
            <text:p>2.61</text:p>
          </table:table-cell>
          <table:table-cell office:value-type="float" office:value="19" calcext:value-type="float">
            <text:p>19</text:p>
          </table:table-cell>
          <table:table-cell/>
          <table:table-cell table:formula="of:=([.B239]-[.B237])/2" office:value-type="float" office:value="-0.0550000000000002" calcext:value-type="float">
            <text:p>-0.055</text:p>
          </table:table-cell>
          <table:table-cell table:formula="of:=([.B239]+[.B237]-2*[.B238])/2" office:value-type="float" office:value="-0.0550000000000002" calcext:value-type="float">
            <text:p>-0.055</text:p>
          </table:table-cell>
          <table:table-cell table:formula="of:=[.I238]*[.C238]" office:value-type="float" office:value="-80293.2350000002" calcext:value-type="float">
            <text:p>-80293.2350000002</text:p>
          </table:table-cell>
        </table:table-row>
        <table:table-row table:style-name="ro1">
          <table:table-cell table:formula="of:=OFFSET([linked_data.A$2]; [.$G239]; 0)" office:value-type="string" office:string-value="2021-01-06" calcext:value-type="string">
            <text:p>2021-01-06</text:p>
          </table:table-cell>
          <table:table-cell table:formula="of:=OFFSET([linked_data.B$2]; [.$G239]; 0)" office:value-type="float" office:value="2.59" calcext:value-type="float">
            <text:p>2.59</text:p>
          </table:table-cell>
          <table:table-cell table:formula="of:=OFFSET([linked_data.C$2]; [.$G239]; 0)" office:value-type="float" office:value="6784876" calcext:value-type="float">
            <text:p>6784876</text:p>
          </table:table-cell>
          <table:table-cell table:formula="of:=OFFSET([linked_data.D$2]; [.$G239]; 0)" office:value-type="float" office:value="2.89" calcext:value-type="float">
            <text:p>2.89</text:p>
          </table:table-cell>
          <table:table-cell table:formula="of:=OFFSET([linked_data.E$2]; [.$G239]; 0)" office:value-type="float" office:value="2.9" calcext:value-type="float">
            <text:p>2.9</text:p>
          </table:table-cell>
          <table:table-cell table:formula="of:=OFFSET([linked_data.F$2]; [.$G239]; 0)" office:value-type="float" office:value="2.54" calcext:value-type="float">
            <text:p>2.54</text:p>
          </table:table-cell>
          <table:table-cell office:value-type="float" office:value="18" calcext:value-type="float">
            <text:p>18</text:p>
          </table:table-cell>
          <table:table-cell/>
          <table:table-cell table:formula="of:=([.B240]-[.B238])/2" office:value-type="float" office:value="0.0249999999999999" calcext:value-type="float">
            <text:p>0.025</text:p>
          </table:table-cell>
          <table:table-cell table:formula="of:=([.B240]+[.B238]-2*[.B239])/2" office:value-type="float" office:value="0.135" calcext:value-type="float">
            <text:p>0.135</text:p>
          </table:table-cell>
          <table:table-cell table:formula="of:=[.I239]*[.C239]" office:value-type="float" office:value="169621.899999999" calcext:value-type="float">
            <text:p>169621.899999999</text:p>
          </table:table-cell>
        </table:table-row>
        <table:table-row table:style-name="ro1">
          <table:table-cell table:formula="of:=OFFSET([linked_data.A$2]; [.$G240]; 0)" office:value-type="string" office:string-value="2021-01-07" calcext:value-type="string">
            <text:p>2021-01-07</text:p>
          </table:table-cell>
          <table:table-cell table:formula="of:=OFFSET([linked_data.B$2]; [.$G240]; 0)" office:value-type="float" office:value="2.75" calcext:value-type="float">
            <text:p>2.75</text:p>
          </table:table-cell>
          <table:table-cell table:formula="of:=OFFSET([linked_data.C$2]; [.$G240]; 0)" office:value-type="float" office:value="9609716" calcext:value-type="float">
            <text:p>9609716</text:p>
          </table:table-cell>
          <table:table-cell table:formula="of:=OFFSET([linked_data.D$2]; [.$G240]; 0)" office:value-type="float" office:value="2.855" calcext:value-type="float">
            <text:p>2.855</text:p>
          </table:table-cell>
          <table:table-cell table:formula="of:=OFFSET([linked_data.E$2]; [.$G240]; 0)" office:value-type="float" office:value="2.9" calcext:value-type="float">
            <text:p>2.9</text:p>
          </table:table-cell>
          <table:table-cell table:formula="of:=OFFSET([linked_data.F$2]; [.$G240]; 0)" office:value-type="float" office:value="2.66" calcext:value-type="float">
            <text:p>2.66</text:p>
          </table:table-cell>
          <table:table-cell office:value-type="float" office:value="17" calcext:value-type="float">
            <text:p>17</text:p>
          </table:table-cell>
          <table:table-cell/>
          <table:table-cell table:formula="of:=([.B241]-[.B239])/2" office:value-type="float" office:value="0.095" calcext:value-type="float">
            <text:p>0.095</text:p>
          </table:table-cell>
          <table:table-cell table:formula="of:=([.B241]+[.B239]-2*[.B240])/2" office:value-type="float" office:value="-0.0650000000000004" calcext:value-type="float">
            <text:p>-0.065</text:p>
          </table:table-cell>
          <table:table-cell table:formula="of:=[.I240]*[.C240]" office:value-type="float" office:value="912923.02" calcext:value-type="float">
            <text:p>912923.02</text:p>
          </table:table-cell>
        </table:table-row>
        <table:table-row table:style-name="ro1">
          <table:table-cell table:formula="of:=OFFSET([linked_data.A$2]; [.$G241]; 0)" office:value-type="string" office:string-value="2021-01-08" calcext:value-type="string">
            <text:p>2021-01-08</text:p>
          </table:table-cell>
          <table:table-cell table:formula="of:=OFFSET([linked_data.B$2]; [.$G241]; 0)" office:value-type="float" office:value="2.78" calcext:value-type="float">
            <text:p>2.78</text:p>
          </table:table-cell>
          <table:table-cell table:formula="of:=OFFSET([linked_data.C$2]; [.$G241]; 0)" office:value-type="float" office:value="10015920" calcext:value-type="float">
            <text:p>10015920</text:p>
          </table:table-cell>
          <table:table-cell table:formula="of:=OFFSET([linked_data.D$2]; [.$G241]; 0)" office:value-type="float" office:value="3.09" calcext:value-type="float">
            <text:p>3.09</text:p>
          </table:table-cell>
          <table:table-cell table:formula="of:=OFFSET([linked_data.E$2]; [.$G241]; 0)" office:value-type="float" office:value="3.12" calcext:value-type="float">
            <text:p>3.12</text:p>
          </table:table-cell>
          <table:table-cell table:formula="of:=OFFSET([linked_data.F$2]; [.$G241]; 0)" office:value-type="float" office:value="2.77" calcext:value-type="float">
            <text:p>2.77</text:p>
          </table:table-cell>
          <table:table-cell office:value-type="float" office:value="16" calcext:value-type="float">
            <text:p>16</text:p>
          </table:table-cell>
          <table:table-cell/>
          <table:table-cell table:formula="of:=([.B242]-[.B240])/2" office:value-type="float" office:value="0.03" calcext:value-type="float">
            <text:p>0.03</text:p>
          </table:table-cell>
          <table:table-cell table:formula="of:=([.B242]+[.B240]-2*[.B241])/2" office:value-type="float" office:value="0" calcext:value-type="float">
            <text:p>0</text:p>
          </table:table-cell>
          <table:table-cell table:formula="of:=[.I241]*[.C241]" office:value-type="float" office:value="300477.6" calcext:value-type="float">
            <text:p>300477.6</text:p>
          </table:table-cell>
        </table:table-row>
        <table:table-row table:style-name="ro1">
          <table:table-cell table:formula="of:=OFFSET([linked_data.A$2]; [.$G242]; 0)" office:value-type="string" office:string-value="2021-01-11" calcext:value-type="string">
            <text:p>2021-01-11</text:p>
          </table:table-cell>
          <table:table-cell table:formula="of:=OFFSET([linked_data.B$2]; [.$G242]; 0)" office:value-type="float" office:value="2.81" calcext:value-type="float">
            <text:p>2.81</text:p>
          </table:table-cell>
          <table:table-cell table:formula="of:=OFFSET([linked_data.C$2]; [.$G242]; 0)" office:value-type="float" office:value="10588170" calcext:value-type="float">
            <text:p>10588170</text:p>
          </table:table-cell>
          <table:table-cell table:formula="of:=OFFSET([linked_data.D$2]; [.$G242]; 0)" office:value-type="float" office:value="2.837" calcext:value-type="float">
            <text:p>2.837</text:p>
          </table:table-cell>
          <table:table-cell table:formula="of:=OFFSET([linked_data.E$2]; [.$G242]; 0)" office:value-type="float" office:value="3.05" calcext:value-type="float">
            <text:p>3.05</text:p>
          </table:table-cell>
          <table:table-cell table:formula="of:=OFFSET([linked_data.F$2]; [.$G242]; 0)" office:value-type="float" office:value="2.76" calcext:value-type="float">
            <text:p>2.76</text:p>
          </table:table-cell>
          <table:table-cell office:value-type="float" office:value="15" calcext:value-type="float">
            <text:p>15</text:p>
          </table:table-cell>
          <table:table-cell/>
          <table:table-cell table:formula="of:=([.B243]-[.B241])/2" office:value-type="float" office:value="0.135" calcext:value-type="float">
            <text:p>0.135</text:p>
          </table:table-cell>
          <table:table-cell table:formula="of:=([.B243]+[.B241]-2*[.B242])/2" office:value-type="float" office:value="0.105" calcext:value-type="float">
            <text:p>0.105</text:p>
          </table:table-cell>
          <table:table-cell table:formula="of:=[.I242]*[.C242]" office:value-type="float" office:value="1429402.95" calcext:value-type="float">
            <text:p>1429402.95</text:p>
          </table:table-cell>
        </table:table-row>
        <table:table-row table:style-name="ro1">
          <table:table-cell table:formula="of:=OFFSET([linked_data.A$2]; [.$G243]; 0)" office:value-type="string" office:string-value="2021-01-12" calcext:value-type="string">
            <text:p>2021-01-12</text:p>
          </table:table-cell>
          <table:table-cell table:formula="of:=OFFSET([linked_data.B$2]; [.$G243]; 0)" office:value-type="float" office:value="3.05" calcext:value-type="float">
            <text:p>3.05</text:p>
          </table:table-cell>
          <table:table-cell table:formula="of:=OFFSET([linked_data.C$2]; [.$G243]; 0)" office:value-type="float" office:value="18620320" calcext:value-type="float">
            <text:p>18620320</text:p>
          </table:table-cell>
          <table:table-cell table:formula="of:=OFFSET([linked_data.D$2]; [.$G243]; 0)" office:value-type="float" office:value="2.93" calcext:value-type="float">
            <text:p>2.93</text:p>
          </table:table-cell>
          <table:table-cell table:formula="of:=OFFSET([linked_data.E$2]; [.$G243]; 0)" office:value-type="float" office:value="3.09" calcext:value-type="float">
            <text:p>3.09</text:p>
          </table:table-cell>
          <table:table-cell table:formula="of:=OFFSET([linked_data.F$2]; [.$G243]; 0)" office:value-type="float" office:value="2.71" calcext:value-type="float">
            <text:p>2.71</text:p>
          </table:table-cell>
          <table:table-cell office:value-type="float" office:value="14" calcext:value-type="float">
            <text:p>14</text:p>
          </table:table-cell>
          <table:table-cell/>
          <table:table-cell table:formula="of:=([.B244]-[.B242])/2" office:value-type="float" office:value="0.0900000000000001" calcext:value-type="float">
            <text:p>0.09</text:p>
          </table:table-cell>
          <table:table-cell table:formula="of:=([.B244]+[.B242]-2*[.B243])/2" office:value-type="float" office:value="-0.149999999999999" calcext:value-type="float">
            <text:p>-0.149999999999999</text:p>
          </table:table-cell>
          <table:table-cell table:formula="of:=[.I243]*[.C243]" office:value-type="float" office:value="1675828.8" calcext:value-type="float">
            <text:p>1675828.8</text:p>
          </table:table-cell>
        </table:table-row>
        <table:table-row table:style-name="ro1">
          <table:table-cell table:formula="of:=OFFSET([linked_data.A$2]; [.$G244]; 0)" office:value-type="string" office:string-value="2021-01-13" calcext:value-type="string">
            <text:p>2021-01-13</text:p>
          </table:table-cell>
          <table:table-cell table:formula="of:=OFFSET([linked_data.B$2]; [.$G244]; 0)" office:value-type="float" office:value="2.99" calcext:value-type="float">
            <text:p>2.99</text:p>
          </table:table-cell>
          <table:table-cell table:formula="of:=OFFSET([linked_data.C$2]; [.$G244]; 0)" office:value-type="float" office:value="51413420" calcext:value-type="float">
            <text:p>51413420</text:p>
          </table:table-cell>
          <table:table-cell table:formula="of:=OFFSET([linked_data.D$2]; [.$G244]; 0)" office:value-type="float" office:value="3.67" calcext:value-type="float">
            <text:p>3.67</text:p>
          </table:table-cell>
          <table:table-cell table:formula="of:=OFFSET([linked_data.E$2]; [.$G244]; 0)" office:value-type="float" office:value="3.75" calcext:value-type="float">
            <text:p>3.75</text:p>
          </table:table-cell>
          <table:table-cell table:formula="of:=OFFSET([linked_data.F$2]; [.$G244]; 0)" office:value-type="float" office:value="2.76" calcext:value-type="float">
            <text:p>2.76</text:p>
          </table:table-cell>
          <table:table-cell office:value-type="float" office:value="13" calcext:value-type="float">
            <text:p>13</text:p>
          </table:table-cell>
          <table:table-cell/>
          <table:table-cell table:formula="of:=([.B245]-[.B243])/2" office:value-type="float" office:value="-0.0599999999999998" calcext:value-type="float">
            <text:p>-0.06</text:p>
          </table:table-cell>
          <table:table-cell table:formula="of:=([.B245]+[.B243]-2*[.B244])/2" office:value-type="float" office:value="0" calcext:value-type="float">
            <text:p>0</text:p>
          </table:table-cell>
          <table:table-cell table:formula="of:=[.I244]*[.C244]" office:value-type="float" office:value="-3084805.19999999" calcext:value-type="float">
            <text:p>-3084805.19999999</text:p>
          </table:table-cell>
        </table:table-row>
        <table:table-row table:style-name="ro1">
          <table:table-cell table:formula="of:=OFFSET([linked_data.A$2]; [.$G245]; 0)" office:value-type="string" office:string-value="2021-01-14" calcext:value-type="string">
            <text:p>2021-01-14</text:p>
          </table:table-cell>
          <table:table-cell table:formula="of:=OFFSET([linked_data.B$2]; [.$G245]; 0)" office:value-type="float" office:value="2.93" calcext:value-type="float">
            <text:p>2.93</text:p>
          </table:table-cell>
          <table:table-cell table:formula="of:=OFFSET([linked_data.C$2]; [.$G245]; 0)" office:value-type="float" office:value="9455973" calcext:value-type="float">
            <text:p>9455973</text:p>
          </table:table-cell>
          <table:table-cell table:formula="of:=OFFSET([linked_data.D$2]; [.$G245]; 0)" office:value-type="float" office:value="2.99" calcext:value-type="float">
            <text:p>2.99</text:p>
          </table:table-cell>
          <table:table-cell table:formula="of:=OFFSET([linked_data.E$2]; [.$G245]; 0)" office:value-type="float" office:value="2.99" calcext:value-type="float">
            <text:p>2.99</text:p>
          </table:table-cell>
          <table:table-cell table:formula="of:=OFFSET([linked_data.F$2]; [.$G245]; 0)" office:value-type="float" office:value="2.85" calcext:value-type="float">
            <text:p>2.85</text:p>
          </table:table-cell>
          <table:table-cell office:value-type="float" office:value="12" calcext:value-type="float">
            <text:p>12</text:p>
          </table:table-cell>
          <table:table-cell/>
          <table:table-cell table:formula="of:=([.B246]-[.B244])/2" office:value-type="float" office:value="-0.0550000000000002" calcext:value-type="float">
            <text:p>-0.055</text:p>
          </table:table-cell>
          <table:table-cell table:formula="of:=([.B246]+[.B244]-2*[.B245])/2" office:value-type="float" office:value="0.00499999999999989" calcext:value-type="float">
            <text:p>0.005</text:p>
          </table:table-cell>
          <table:table-cell table:formula="of:=[.I245]*[.C245]" office:value-type="float" office:value="-520078.515000002" calcext:value-type="float">
            <text:p>-520078.515000002</text:p>
          </table:table-cell>
        </table:table-row>
        <table:table-row table:style-name="ro1">
          <table:table-cell table:formula="of:=OFFSET([linked_data.A$2]; [.$G246]; 0)" office:value-type="string" office:string-value="2021-01-15" calcext:value-type="string">
            <text:p>2021-01-15</text:p>
          </table:table-cell>
          <table:table-cell table:formula="of:=OFFSET([linked_data.B$2]; [.$G246]; 0)" office:value-type="float" office:value="2.88" calcext:value-type="float">
            <text:p>2.88</text:p>
          </table:table-cell>
          <table:table-cell table:formula="of:=OFFSET([linked_data.C$2]; [.$G246]; 0)" office:value-type="float" office:value="13578000" calcext:value-type="float">
            <text:p>13578000</text:p>
          </table:table-cell>
          <table:table-cell table:formula="of:=OFFSET([linked_data.D$2]; [.$G246]; 0)" office:value-type="float" office:value="2.93" calcext:value-type="float">
            <text:p>2.93</text:p>
          </table:table-cell>
          <table:table-cell table:formula="of:=OFFSET([linked_data.E$2]; [.$G246]; 0)" office:value-type="float" office:value="3.08" calcext:value-type="float">
            <text:p>3.08</text:p>
          </table:table-cell>
          <table:table-cell table:formula="of:=OFFSET([linked_data.F$2]; [.$G246]; 0)" office:value-type="float" office:value="2.82" calcext:value-type="float">
            <text:p>2.8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([.B247]-[.B245])/2" office:value-type="float" office:value="0.2" calcext:value-type="float">
            <text:p>0.2</text:p>
          </table:table-cell>
          <table:table-cell table:formula="of:=([.B247]+[.B245]-2*[.B246])/2" office:value-type="float" office:value="0.25" calcext:value-type="float">
            <text:p>0.25</text:p>
          </table:table-cell>
          <table:table-cell table:formula="of:=[.I246]*[.C246]" office:value-type="float" office:value="2715600" calcext:value-type="float">
            <text:p>2715600</text:p>
          </table:table-cell>
        </table:table-row>
        <table:table-row table:style-name="ro1">
          <table:table-cell table:formula="of:=OFFSET([linked_data.A$2]; [.$G247]; 0)" office:value-type="string" office:string-value="2021-01-19" calcext:value-type="string">
            <text:p>2021-01-19</text:p>
          </table:table-cell>
          <table:table-cell table:formula="of:=OFFSET([linked_data.B$2]; [.$G247]; 0)" office:value-type="float" office:value="3.33" calcext:value-type="float">
            <text:p>3.33</text:p>
          </table:table-cell>
          <table:table-cell table:formula="of:=OFFSET([linked_data.C$2]; [.$G247]; 0)" office:value-type="float" office:value="18285620" calcext:value-type="float">
            <text:p>18285620</text:p>
          </table:table-cell>
          <table:table-cell table:formula="of:=OFFSET([linked_data.D$2]; [.$G247]; 0)" office:value-type="float" office:value="3.03" calcext:value-type="float">
            <text:p>3.03</text:p>
          </table:table-cell>
          <table:table-cell table:formula="of:=OFFSET([linked_data.E$2]; [.$G247]; 0)" office:value-type="float" office:value="3.41" calcext:value-type="float">
            <text:p>3.41</text:p>
          </table:table-cell>
          <table:table-cell table:formula="of:=OFFSET([linked_data.F$2]; [.$G247]; 0)" office:value-type="float" office:value="2.88" calcext:value-type="float">
            <text:p>2.88</text:p>
          </table:table-cell>
          <table:table-cell office:value-type="float" office:value="10" calcext:value-type="float">
            <text:p>10</text:p>
          </table:table-cell>
          <table:table-cell/>
          <table:table-cell table:formula="of:=([.B248]-[.B246])/2" office:value-type="float" office:value="0.36" calcext:value-type="float">
            <text:p>0.36</text:p>
          </table:table-cell>
          <table:table-cell table:formula="of:=([.B248]+[.B246]-2*[.B247])/2" office:value-type="float" office:value="-0.0899999999999999" calcext:value-type="float">
            <text:p>-0.09</text:p>
          </table:table-cell>
          <table:table-cell table:formula="of:=[.I247]*[.C247]" office:value-type="float" office:value="6582823.2" calcext:value-type="float">
            <text:p>6582823.2</text:p>
          </table:table-cell>
        </table:table-row>
        <table:table-row table:style-name="ro1">
          <table:table-cell table:formula="of:=OFFSET([linked_data.A$2]; [.$G248]; 0)" office:value-type="string" office:string-value="2021-01-20" calcext:value-type="string">
            <text:p>2021-01-20</text:p>
          </table:table-cell>
          <table:table-cell table:formula="of:=OFFSET([linked_data.B$2]; [.$G248]; 0)" office:value-type="float" office:value="3.6" calcext:value-type="float">
            <text:p>3.6</text:p>
          </table:table-cell>
          <table:table-cell table:formula="of:=OFFSET([linked_data.C$2]; [.$G248]; 0)" office:value-type="float" office:value="25567530" calcext:value-type="float">
            <text:p>25567530</text:p>
          </table:table-cell>
          <table:table-cell table:formula="of:=OFFSET([linked_data.D$2]; [.$G248]; 0)" office:value-type="float" office:value="3.538" calcext:value-type="float">
            <text:p>3.538</text:p>
          </table:table-cell>
          <table:table-cell table:formula="of:=OFFSET([linked_data.E$2]; [.$G248]; 0)" office:value-type="float" office:value="3.85" calcext:value-type="float">
            <text:p>3.85</text:p>
          </table:table-cell>
          <table:table-cell table:formula="of:=OFFSET([linked_data.F$2]; [.$G248]; 0)" office:value-type="float" office:value="3.01" calcext:value-type="float">
            <text:p>3.01</text:p>
          </table:table-cell>
          <table:table-cell office:value-type="float" office:value="9" calcext:value-type="float">
            <text:p>9</text:p>
          </table:table-cell>
          <table:table-cell/>
          <table:table-cell table:formula="of:=([.B249]-[.B247])/2" office:value-type="float" office:value="0.425" calcext:value-type="float">
            <text:p>0.425</text:p>
          </table:table-cell>
          <table:table-cell table:formula="of:=([.B249]+[.B247]-2*[.B248])/2" office:value-type="float" office:value="0.155" calcext:value-type="float">
            <text:p>0.155</text:p>
          </table:table-cell>
          <table:table-cell table:formula="of:=[.I248]*[.C248]" office:value-type="float" office:value="10866200.25" calcext:value-type="float">
            <text:p>10866200.25</text:p>
          </table:table-cell>
        </table:table-row>
        <table:table-row table:style-name="ro1">
          <table:table-cell table:formula="of:=OFFSET([linked_data.A$2]; [.$G249]; 0)" office:value-type="string" office:string-value="2021-01-21" calcext:value-type="string">
            <text:p>2021-01-21</text:p>
          </table:table-cell>
          <table:table-cell table:formula="of:=OFFSET([linked_data.B$2]; [.$G249]; 0)" office:value-type="float" office:value="4.18" calcext:value-type="float">
            <text:p>4.18</text:p>
          </table:table-cell>
          <table:table-cell table:formula="of:=OFFSET([linked_data.C$2]; [.$G249]; 0)" office:value-type="float" office:value="45258940" calcext:value-type="float">
            <text:p>45258940</text:p>
          </table:table-cell>
          <table:table-cell table:formula="of:=OFFSET([linked_data.D$2]; [.$G249]; 0)" office:value-type="float" office:value="3.42" calcext:value-type="float">
            <text:p>3.42</text:p>
          </table:table-cell>
          <table:table-cell table:formula="of:=OFFSET([linked_data.E$2]; [.$G249]; 0)" office:value-type="float" office:value="4.65" calcext:value-type="float">
            <text:p>4.65</text:p>
          </table:table-cell>
          <table:table-cell table:formula="of:=OFFSET([linked_data.F$2]; [.$G249]; 0)" office:value-type="float" office:value="3.25" calcext:value-type="float">
            <text:p>3.25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B250]-[.B248])/2" office:value-type="float" office:value="1" calcext:value-type="float">
            <text:p>1</text:p>
          </table:table-cell>
          <table:table-cell table:formula="of:=([.B250]+[.B248]-2*[.B249])/2" office:value-type="float" office:value="0.42" calcext:value-type="float">
            <text:p>0.42</text:p>
          </table:table-cell>
          <table:table-cell table:formula="of:=[.I249]*[.C249]" office:value-type="float" office:value="45258940" calcext:value-type="float">
            <text:p>45258940</text:p>
          </table:table-cell>
        </table:table-row>
        <table:table-row table:style-name="ro1">
          <table:table-cell table:formula="of:=OFFSET([linked_data.A$2]; [.$G250]; 0)" office:value-type="string" office:string-value="2021-01-22" calcext:value-type="string">
            <text:p>2021-01-22</text:p>
          </table:table-cell>
          <table:table-cell table:formula="of:=OFFSET([linked_data.B$2]; [.$G250]; 0)" office:value-type="float" office:value="5.6" calcext:value-type="float">
            <text:p>5.6</text:p>
          </table:table-cell>
          <table:table-cell table:formula="of:=OFFSET([linked_data.C$2]; [.$G250]; 0)" office:value-type="float" office:value="51051140" calcext:value-type="float">
            <text:p>51051140</text:p>
          </table:table-cell>
          <table:table-cell table:formula="of:=OFFSET([linked_data.D$2]; [.$G250]; 0)" office:value-type="float" office:value="4.14" calcext:value-type="float">
            <text:p>4.14</text:p>
          </table:table-cell>
          <table:table-cell table:formula="of:=OFFSET([linked_data.E$2]; [.$G250]; 0)" office:value-type="float" office:value="5.625" calcext:value-type="float">
            <text:p>5.625</text:p>
          </table:table-cell>
          <table:table-cell table:formula="of:=OFFSET([linked_data.F$2]; [.$G250]; 0)" office:value-type="float" office:value="4.1" calcext:value-type="float">
            <text:p>4.1</text:p>
          </table:table-cell>
          <table:table-cell office:value-type="float" office:value="7" calcext:value-type="float">
            <text:p>7</text:p>
          </table:table-cell>
          <table:table-cell/>
          <table:table-cell table:formula="of:=([.B251]-[.B249])/2" office:value-type="float" office:value="0.83" calcext:value-type="float">
            <text:p>0.83</text:p>
          </table:table-cell>
          <table:table-cell table:formula="of:=([.B251]+[.B249]-2*[.B250])/2" office:value-type="float" office:value="-0.59" calcext:value-type="float">
            <text:p>-0.59</text:p>
          </table:table-cell>
          <table:table-cell table:formula="of:=[.I250]*[.C250]" office:value-type="float" office:value="42372446.2" calcext:value-type="float">
            <text:p>42372446.2</text:p>
          </table:table-cell>
        </table:table-row>
        <table:table-row table:style-name="ro1">
          <table:table-cell table:formula="of:=OFFSET([linked_data.A$2]; [.$G251]; 0)" office:value-type="string" office:string-value="2021-01-25" calcext:value-type="string">
            <text:p>2021-01-25</text:p>
          </table:table-cell>
          <table:table-cell table:formula="of:=OFFSET([linked_data.B$2]; [.$G251]; 0)" office:value-type="float" office:value="5.84" calcext:value-type="float">
            <text:p>5.84</text:p>
          </table:table-cell>
          <table:table-cell table:formula="of:=OFFSET([linked_data.C$2]; [.$G251]; 0)" office:value-type="float" office:value="44045480" calcext:value-type="float">
            <text:p>44045480</text:p>
          </table:table-cell>
          <table:table-cell table:formula="of:=OFFSET([linked_data.D$2]; [.$G251]; 0)" office:value-type="float" office:value="6.11" calcext:value-type="float">
            <text:p>6.11</text:p>
          </table:table-cell>
          <table:table-cell table:formula="of:=OFFSET([linked_data.E$2]; [.$G251]; 0)" office:value-type="float" office:value="7.3" calcext:value-type="float">
            <text:p>7.3</text:p>
          </table:table-cell>
          <table:table-cell table:formula="of:=OFFSET([linked_data.F$2]; [.$G251]; 0)" office:value-type="float" office:value="5.16" calcext:value-type="float">
            <text:p>5.16</text:p>
          </table:table-cell>
          <table:table-cell office:value-type="float" office:value="6" calcext:value-type="float">
            <text:p>6</text:p>
          </table:table-cell>
          <table:table-cell/>
          <table:table-cell table:formula="of:=([.B252]-[.B250])/2" office:value-type="float" office:value="-0.0749999999999997" calcext:value-type="float">
            <text:p>-0.075</text:p>
          </table:table-cell>
          <table:table-cell table:formula="of:=([.B252]+[.B250]-2*[.B251])/2" office:value-type="float" office:value="-0.314999999999999" calcext:value-type="float">
            <text:p>-0.314999999999999</text:p>
          </table:table-cell>
          <table:table-cell table:formula="of:=[.I251]*[.C251]" office:value-type="float" office:value="-3303410.99999999" calcext:value-type="float">
            <text:p>-3303410.99999999</text:p>
          </table:table-cell>
        </table:table-row>
        <table:table-row table:style-name="ro1">
          <table:table-cell table:formula="of:=OFFSET([linked_data.A$2]; [.$G252]; 0)" office:value-type="string" office:string-value="2021-01-26" calcext:value-type="string">
            <text:p>2021-01-26</text:p>
          </table:table-cell>
          <table:table-cell table:formula="of:=OFFSET([linked_data.B$2]; [.$G252]; 0)" office:value-type="float" office:value="5.45" calcext:value-type="float">
            <text:p>5.45</text:p>
          </table:table-cell>
          <table:table-cell table:formula="of:=OFFSET([linked_data.C$2]; [.$G252]; 0)" office:value-type="float" office:value="17681550" calcext:value-type="float">
            <text:p>17681550</text:p>
          </table:table-cell>
          <table:table-cell table:formula="of:=OFFSET([linked_data.D$2]; [.$G252]; 0)" office:value-type="float" office:value="6.05" calcext:value-type="float">
            <text:p>6.05</text:p>
          </table:table-cell>
          <table:table-cell table:formula="of:=OFFSET([linked_data.E$2]; [.$G252]; 0)" office:value-type="float" office:value="6.2" calcext:value-type="float">
            <text:p>6.2</text:p>
          </table:table-cell>
          <table:table-cell table:formula="of:=OFFSET([linked_data.F$2]; [.$G252]; 0)" office:value-type="float" office:value="5.21" calcext:value-type="float">
            <text:p>5.21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B253]-[.B251])/2" office:value-type="float" office:value="-0.495" calcext:value-type="float">
            <text:p>-0.495</text:p>
          </table:table-cell>
          <table:table-cell table:formula="of:=([.B253]+[.B251]-2*[.B252])/2" office:value-type="float" office:value="-0.105" calcext:value-type="float">
            <text:p>-0.105</text:p>
          </table:table-cell>
          <table:table-cell table:formula="of:=[.I252]*[.C252]" office:value-type="float" office:value="-8752367.25" calcext:value-type="float">
            <text:p>-8752367.25</text:p>
          </table:table-cell>
        </table:table-row>
        <table:table-row table:style-name="ro1">
          <table:table-cell table:formula="of:=OFFSET([linked_data.A$2]; [.$G253]; 0)" office:value-type="string" office:string-value="2021-01-27" calcext:value-type="string">
            <text:p>2021-01-27</text:p>
          </table:table-cell>
          <table:table-cell table:formula="of:=OFFSET([linked_data.B$2]; [.$G253]; 0)" office:value-type="float" office:value="4.85" calcext:value-type="float">
            <text:p>4.85</text:p>
          </table:table-cell>
          <table:table-cell table:formula="of:=OFFSET([linked_data.C$2]; [.$G253]; 0)" office:value-type="float" office:value="14455380" calcext:value-type="float">
            <text:p>14455380</text:p>
          </table:table-cell>
          <table:table-cell table:formula="of:=OFFSET([linked_data.D$2]; [.$G253]; 0)" office:value-type="float" office:value="4.875" calcext:value-type="float">
            <text:p>4.875</text:p>
          </table:table-cell>
          <table:table-cell table:formula="of:=OFFSET([linked_data.E$2]; [.$G253]; 0)" office:value-type="float" office:value="5.645" calcext:value-type="float">
            <text:p>5.645</text:p>
          </table:table-cell>
          <table:table-cell table:formula="of:=OFFSET([linked_data.F$2]; [.$G253]; 0)" office:value-type="float" office:value="4.65" calcext:value-type="float">
            <text:p>4.65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B254]-[.B252])/2" office:value-type="float" office:value="-0.365" calcext:value-type="float">
            <text:p>-0.365</text:p>
          </table:table-cell>
          <table:table-cell table:formula="of:=([.B254]+[.B252]-2*[.B253])/2" office:value-type="float" office:value="0.235" calcext:value-type="float">
            <text:p>0.235</text:p>
          </table:table-cell>
          <table:table-cell table:formula="of:=[.I253]*[.C253]" office:value-type="float" office:value="-5276213.7" calcext:value-type="float">
            <text:p>-5276213.7</text:p>
          </table:table-cell>
        </table:table-row>
        <table:table-row table:style-name="ro1">
          <table:table-cell table:formula="of:=OFFSET([linked_data.A$2]; [.$G254]; 0)" office:value-type="string" office:string-value="2021-01-28" calcext:value-type="string">
            <text:p>2021-01-28</text:p>
          </table:table-cell>
          <table:table-cell table:formula="of:=OFFSET([linked_data.B$2]; [.$G254]; 0)" office:value-type="float" office:value="4.72" calcext:value-type="float">
            <text:p>4.72</text:p>
          </table:table-cell>
          <table:table-cell table:formula="of:=OFFSET([linked_data.C$2]; [.$G254]; 0)" office:value-type="float" office:value="11041220" calcext:value-type="float">
            <text:p>11041220</text:p>
          </table:table-cell>
          <table:table-cell table:formula="of:=OFFSET([linked_data.D$2]; [.$G254]; 0)" office:value-type="float" office:value="5.08" calcext:value-type="float">
            <text:p>5.08</text:p>
          </table:table-cell>
          <table:table-cell table:formula="of:=OFFSET([linked_data.E$2]; [.$G254]; 0)" office:value-type="float" office:value="5.1048" calcext:value-type="float">
            <text:p>5.1048</text:p>
          </table:table-cell>
          <table:table-cell table:formula="of:=OFFSET([linked_data.F$2]; [.$G254]; 0)" office:value-type="float" office:value="4.1" calcext:value-type="float">
            <text:p>4.1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B255]-[.B253])/2" office:value-type="float" office:value="-0.42" calcext:value-type="float">
            <text:p>-0.42</text:p>
          </table:table-cell>
          <table:table-cell table:formula="of:=([.B255]+[.B253]-2*[.B254])/2" office:value-type="float" office:value="-0.29" calcext:value-type="float">
            <text:p>-0.29</text:p>
          </table:table-cell>
          <table:table-cell table:formula="of:=[.I254]*[.C254]" office:value-type="float" office:value="-4637312.4" calcext:value-type="float">
            <text:p>-4637312.4</text:p>
          </table:table-cell>
        </table:table-row>
        <table:table-row table:style-name="ro1">
          <table:table-cell table:formula="of:=OFFSET([linked_data.A$2]; [.$G255]; 0)" office:value-type="string" office:string-value="2021-01-29" calcext:value-type="string">
            <text:p>2021-01-29</text:p>
          </table:table-cell>
          <table:table-cell table:formula="of:=OFFSET([linked_data.B$2]; [.$G255]; 0)" office:value-type="float" office:value="4.01" calcext:value-type="float">
            <text:p>4.01</text:p>
          </table:table-cell>
          <table:table-cell table:formula="of:=OFFSET([linked_data.C$2]; [.$G255]; 0)" office:value-type="float" office:value="7993947" calcext:value-type="float">
            <text:p>7993947</text:p>
          </table:table-cell>
          <table:table-cell table:formula="of:=OFFSET([linked_data.D$2]; [.$G255]; 0)" office:value-type="float" office:value="4.54" calcext:value-type="float">
            <text:p>4.54</text:p>
          </table:table-cell>
          <table:table-cell table:formula="of:=OFFSET([linked_data.E$2]; [.$G255]; 0)" office:value-type="float" office:value="4.8" calcext:value-type="float">
            <text:p>4.8</text:p>
          </table:table-cell>
          <table:table-cell table:formula="of:=OFFSET([linked_data.F$2]; [.$G255]; 0)" office:value-type="float" office:value="4.01" calcext:value-type="float">
            <text:p>4.01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B256]-[.B254])/2" office:value-type="float" office:value="-0.165" calcext:value-type="float">
            <text:p>-0.165</text:p>
          </table:table-cell>
          <table:table-cell table:formula="of:=([.B256]+[.B254]-2*[.B255])/2" office:value-type="float" office:value="0.545" calcext:value-type="float">
            <text:p>0.545</text:p>
          </table:table-cell>
          <table:table-cell table:formula="of:=[.I255]*[.C255]" office:value-type="float" office:value="-1319001.255" calcext:value-type="float">
            <text:p>-1319001.255</text:p>
          </table:table-cell>
        </table:table-row>
        <table:table-row table:style-name="ro1">
          <table:table-cell table:formula="of:=OFFSET([linked_data.A$2]; [.$G256]; 0)" office:value-type="string" office:string-value="2021-02-01" calcext:value-type="string">
            <text:p>2021-02-01</text:p>
          </table:table-cell>
          <table:table-cell table:formula="of:=OFFSET([linked_data.B$2]; [.$G256]; 0)" office:value-type="float" office:value="4.39" calcext:value-type="float">
            <text:p>4.39</text:p>
          </table:table-cell>
          <table:table-cell table:formula="of:=OFFSET([linked_data.C$2]; [.$G256]; 0)" office:value-type="float" office:value="11028140" calcext:value-type="float">
            <text:p>11028140</text:p>
          </table:table-cell>
          <table:table-cell table:formula="of:=OFFSET([linked_data.D$2]; [.$G256]; 0)" office:value-type="float" office:value="4.35" calcext:value-type="float">
            <text:p>4.35</text:p>
          </table:table-cell>
          <table:table-cell table:formula="of:=OFFSET([linked_data.E$2]; [.$G256]; 0)" office:value-type="float" office:value="4.8601" calcext:value-type="float">
            <text:p>4.8601</text:p>
          </table:table-cell>
          <table:table-cell table:formula="of:=OFFSET([linked_data.F$2]; [.$G256]; 0)" office:value-type="float" office:value="4.05" calcext:value-type="float">
            <text:p>4.05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B257]-[.B255])/2" office:value-type="float" office:value="0.225" calcext:value-type="float">
            <text:p>0.225</text:p>
          </table:table-cell>
          <table:table-cell table:formula="of:=([.B257]+[.B255]-2*[.B256])/2" office:value-type="float" office:value="-0.155" calcext:value-type="float">
            <text:p>-0.155</text:p>
          </table:table-cell>
          <table:table-cell table:formula="of:=[.I256]*[.C256]" office:value-type="float" office:value="2481331.5" calcext:value-type="float">
            <text:p>2481331.5</text:p>
          </table:table-cell>
        </table:table-row>
        <table:table-row table:style-name="ro1">
          <table:table-cell table:formula="of:=OFFSET([linked_data.A$2]; [.$G257]; 0)" office:value-type="string" office:string-value="2021-02-02" calcext:value-type="string">
            <text:p>2021-02-02</text:p>
          </table:table-cell>
          <table:table-cell table:formula="of:=OFFSET([linked_data.B$2]; [.$G257]; 0)" office:value-type="float" office:value="4.46" calcext:value-type="float">
            <text:p>4.46</text:p>
          </table:table-cell>
          <table:table-cell table:formula="of:=OFFSET([linked_data.C$2]; [.$G257]; 0)" office:value-type="float" office:value="9040874" calcext:value-type="float">
            <text:p>9040874</text:p>
          </table:table-cell>
          <table:table-cell table:formula="of:=OFFSET([linked_data.D$2]; [.$G257]; 0)" office:value-type="float" office:value="4.75" calcext:value-type="float">
            <text:p>4.75</text:p>
          </table:table-cell>
          <table:table-cell table:formula="of:=OFFSET([linked_data.E$2]; [.$G257]; 0)" office:value-type="float" office:value="4.81" calcext:value-type="float">
            <text:p>4.81</text:p>
          </table:table-cell>
          <table:table-cell table:formula="of:=OFFSET([linked_data.F$2]; [.$G257]; 0)"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257]-[.B256])" office:value-type="float" office:value="0.0700000000000003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table:formula="of:=[.I257]*[.C257]" office:value-type="float" office:value="632861.180000003" calcext:value-type="float">
            <text:p>632861.180000003</text:p>
          </table:table-cell>
        </table:table-row>
      </table:table>
      <table:table table:name="graficos" table:style-name="ta1">
        <table:shapes>
          <draw:frame draw:z-index="0" draw:style-name="gr1" draw:text-style-name="P1" svg:width="10.3303in" svg:height="3.1185in" svg:x="0.2283in" svg:y="36.3665in">
            <draw:object draw:notify-on-update-of-ranges="graficos.A3:graficos.A129 graficos.J2:graficos.J2 graficos.J3:graficos.J1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1.0354in" svg:height="3.3571in" svg:x="0.1425in" svg:y="28.6421in">
            <draw:object draw:notify-on-update-of-ranges="graficos.A3:graficos.A129 graficos.H2:graficos.H2 graficos.H3:graficos.H129 graficos.I2:graficos.I2 graficos.I3:graficos.I12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1.2957in" svg:height="5.4409in" svg:x="0.1736in" svg:y="23.2469in">
            <draw:object draw:notify-on-update-of-ranges="graficos.A3:graficos.A129 graficos.B2:graficos.B2 graficos.B3:graficos.B129 graficos.C2:graficos.C2 graficos.C3:graficos.C129 graficos.D2:graficos.D2 graficos.D3:graficos.D129 graficos.E2:graficos.E2 graficos.E3:graficos.E129 linked_data.A1:linked_data.A1 graficos.F3:graficos.F12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10.9917in" svg:height="4.437in" svg:x="0.0866in" svg:y="31.9657in">
            <draw:object draw:notify-on-update-of-ranges="graficos.A3:graficos.A129 graficos.B2:graficos.B2 graficos.B3:graficos.B129 graficos.G2:graficos.G2 graficos.G3:graficos.G129 graficos.K2:graficos.K2 graficos.K3:graficos.K1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number-columns-repeated="6" table:default-cell-style-name="ce3"/>
        <table:table-column table:style-name="co1" table:default-cell-style-name="Default"/>
        <table:table-column table:style-name="co1" table:number-columns-repeated="2" table:default-cell-style-name="ce3"/>
        <table:table-column table:style-name="co1" table:number-columns-repeated="3" table:default-cell-style-name="Default"/>
        <table:table-column table:style-name="co1" table:default-cell-style-name="ce3"/>
        <table:table-row table:style-name="ro1">
          <table:table-cell table:number-columns-repeated="5"/>
          <table:table-cell table:style-name="Default" table:number-columns-repeated="6"/>
          <table:table-cell/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 table:formula="of:=[$analisis.A1]" office:value-type="string" office:string-value="Fecha" calcext:value-type="string">
            <text:p>Fecha</text:p>
          </table:table-cell>
          <table:table-cell table:formula="of:=[$analisis.C1]" office:value-type="string" office:string-value=" Volumen" calcext:value-type="string">
            <text:p><text:s/>Volumen</text:p>
          </table:table-cell>
          <table:table-cell table:formula="of:=[$analisis.D1]" office:value-type="string" office:string-value=" Apertura" calcext:value-type="string">
            <text:p><text:s/>Apertura</text:p>
          </table:table-cell>
          <table:table-cell table:formula="of:=[$analisis.F1]" office:value-type="string" office:string-value=" Minimo" calcext:value-type="string">
            <text:p><text:s/>Minimo</text:p>
          </table:table-cell>
          <table:table-cell table:formula="of:=[$analisis.E1]" office:value-type="string" office:string-value=" Maximo" calcext:value-type="string">
            <text:p><text:s/>Maximo</text:p>
          </table:table-cell>
          <table:table-cell table:style-name="Default" table:formula="of:=[$analisis.B1]" office:value-type="string" office:string-value=" Ultimo" calcext:value-type="string">
            <text:p><text:s/>Ultimo</text:p>
          </table:table-cell>
          <table:table-cell table:style-name="Default" office:value-type="string" calcext:value-type="string">
            <text:p>%</text:p>
          </table:table-cell>
          <table:table-cell table:style-name="Default" office:value-type="string" calcext:value-type="string">
            <text:p>Williams14</text:p>
          </table:table-cell>
          <table:table-cell table:style-name="Default" office:value-type="string" calcext:value-type="string">
            <text:p>Williams30</text:p>
          </table:table-cell>
          <table:table-cell table:style-name="Default" office:value-type="string" calcext:value-type="string">
            <text:p>delta</text:p>
          </table:table-cell>
          <table:table-cell table:style-name="Default" office:value-type="string" calcext:value-type="string">
            <text:p>LN(V)</text:p>
          </table:table-cell>
          <table:table-cell/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 table:formula="of:=[$analisis.A131]" office:value-type="string" office:string-value="2020-08-03" calcext:value-type="string">
            <text:p>2020-08-03</text:p>
          </table:table-cell>
          <table:table-cell table:formula="of:=[$analisis.C131]" office:value-type="float" office:value="2812216" calcext:value-type="float">
            <text:p>2812216</text:p>
          </table:table-cell>
          <table:table-cell table:formula="of:=[$analisis.D131]" office:value-type="float" office:value="0.83" calcext:value-type="float">
            <text:p>0.83</text:p>
          </table:table-cell>
          <table:table-cell table:formula="of:=[$analisis.F131]" office:value-type="float" office:value="0.7703" calcext:value-type="float">
            <text:p>0.7703</text:p>
          </table:table-cell>
          <table:table-cell table:formula="of:=[$analisis.E131]" office:value-type="float" office:value="0.9398" calcext:value-type="float">
            <text:p>0.9398</text:p>
          </table:table-cell>
          <table:table-cell table:formula="of:=[$analisis.B131]" office:value-type="float" office:value="0.8639" calcext:value-type="float">
            <text:p>0.86</text:p>
          </table:table-cell>
          <table:table-cell table:style-name="Default"/>
          <table:table-cell table:formula="of:=100*([.F3]-MIN([$analisis.F118:$analisis.F131]))/(MAX([$analisis.E118:$analisis.E131])-MIN([$analisis.F118:$analisis.F131]))" office:value-type="float" office:value="57.0294117647059" calcext:value-type="float">
            <text:p>57.03</text:p>
          </table:table-cell>
          <table:table-cell table:formula="of:=100*([.F3]-MIN([$analisis.F102:$analisis.F131]))/(MAX([$analisis.E102:$analisis.E131])-MIN([$analisis.F102:$analisis.F131]))" office:value-type="float" office:value="45.5106382978723" calcext:value-type="float">
            <text:p>45.51</text:p>
          </table:table-cell>
          <table:table-cell table:formula="of:=([$analisis.B132]-[$analisis.B130])/[$analisis.B131] * ([$analisis.C132]-[$analisis.C130])/[$analisis.C131]" office:value-type="float" office:value="0.0124330653178424" calcext:value-type="float">
            <text:p>0.01</text:p>
          </table:table-cell>
          <table:table-cell table:formula="of:=100*(LN([.F3])-LN([.F$129]))" office:value-type="float" office:value="-164.144702364927" calcext:value-type="float">
            <text:p>-164.14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formula="of:=[$analisis.A132]" office:value-type="string" office:string-value="2020-08-04" calcext:value-type="string">
            <text:p>2020-08-04</text:p>
          </table:table-cell>
          <table:table-cell table:formula="of:=[$analisis.C132]" office:value-type="float" office:value="908514" calcext:value-type="float">
            <text:p>908514</text:p>
          </table:table-cell>
          <table:table-cell table:formula="of:=[$analisis.D132]" office:value-type="float" office:value="0.8925" calcext:value-type="float">
            <text:p>0.8925</text:p>
          </table:table-cell>
          <table:table-cell table:formula="of:=[$analisis.F132]" office:value-type="float" office:value="0.8401" calcext:value-type="float">
            <text:p>0.8401</text:p>
          </table:table-cell>
          <table:table-cell table:formula="of:=[$analisis.E132]" office:value-type="float" office:value="0.9249" calcext:value-type="float">
            <text:p>0.9249</text:p>
          </table:table-cell>
          <table:table-cell table:formula="of:=[$analisis.B132]" office:value-type="float" office:value="0.8895" calcext:value-type="float">
            <text:p>0.89</text:p>
          </table:table-cell>
          <table:table-cell table:formula="of:=100*(LN([.F4])-LN([.F3]))" office:value-type="float" office:value="2.92024857410513" calcext:value-type="float">
            <text:p>2.92</text:p>
          </table:table-cell>
          <table:table-cell table:formula="of:=100*([.F4]-MIN([$analisis.F119:$analisis.F132]))/(MAX([$analisis.E119:$analisis.E132])-MIN([$analisis.F119:$analisis.F132]))" office:value-type="float" office:value="64.4857058650162" calcext:value-type="float">
            <text:p>64.49</text:p>
          </table:table-cell>
          <table:table-cell table:formula="of:=100*([.F4]-MIN([$analisis.F103:$analisis.F132]))/(MAX([$analisis.E103:$analisis.E132])-MIN([$analisis.F103:$analisis.F132]))" office:value-type="float" office:value="50.9574468085106" calcext:value-type="float">
            <text:p>50.96</text:p>
          </table:table-cell>
          <table:table-cell table:formula="of:=([$analisis.B133]-[$analisis.B131])/[$analisis.B132] * ([$analisis.C133]-[$analisis.C131])/[$analisis.C132]" office:value-type="float" office:value="-0.0660956735330863" calcext:value-type="float">
            <text:p>-0.07</text:p>
          </table:table-cell>
          <table:table-cell table:formula="of:=100*(LN([.F4])-LN([.F$129]))" office:value-type="float" office:value="-161.224453790822" calcext:value-type="float">
            <text:p>-161.22</text:p>
          </table:table-cell>
          <table:table-cell table:number-columns-repeated="7"/>
        </table:table-row>
        <table:table-row table:style-name="ro1">
          <table:table-cell table:formula="of:=[$analisis.A133]" office:value-type="string" office:string-value="2020-08-05" calcext:value-type="string">
            <text:p>2020-08-05</text:p>
          </table:table-cell>
          <table:table-cell table:formula="of:=[$analisis.C133]" office:value-type="float" office:value="2307363" calcext:value-type="float">
            <text:p>2307363</text:p>
          </table:table-cell>
          <table:table-cell table:formula="of:=[$analisis.D133]" office:value-type="float" office:value="0.8925" calcext:value-type="float">
            <text:p>0.8925</text:p>
          </table:table-cell>
          <table:table-cell table:formula="of:=[$analisis.F133]" office:value-type="float" office:value="0.8802" calcext:value-type="float">
            <text:p>0.8802</text:p>
          </table:table-cell>
          <table:table-cell table:formula="of:=[$analisis.E133]" office:value-type="float" office:value="0.98" calcext:value-type="float">
            <text:p>0.98</text:p>
          </table:table-cell>
          <table:table-cell table:formula="of:=[$analisis.B133]" office:value-type="float" office:value="0.9697" calcext:value-type="float">
            <text:p>0.97</text:p>
          </table:table-cell>
          <table:table-cell table:formula="of:=100*(LN([.F5])-LN([.F4]))" office:value-type="float" office:value="8.63272382046108" calcext:value-type="float">
            <text:p>8.63</text:p>
          </table:table-cell>
          <table:table-cell table:formula="of:=100*([.F5]-MIN([$analisis.F120:$analisis.F133]))/(MAX([$analisis.E120:$analisis.E133])-MIN([$analisis.F120:$analisis.F133]))" office:value-type="float" office:value="88.1226053639847" calcext:value-type="float">
            <text:p>88.12</text:p>
          </table:table-cell>
          <table:table-cell table:formula="of:=100*([.F5]-MIN([$analisis.F104:$analisis.F133]))/(MAX([$analisis.E104:$analisis.E133])-MIN([$analisis.F104:$analisis.F133]))" office:value-type="float" office:value="68.0212765957447" calcext:value-type="float">
            <text:p>68.02</text:p>
          </table:table-cell>
          <table:table-cell table:formula="of:=([$analisis.B134]-[$analisis.B132])/[$analisis.B133] * ([$analisis.C134]-[$analisis.C132])/[$analisis.C133]" office:value-type="float" office:value="0.440439150845575" calcext:value-type="float">
            <text:p>0.44</text:p>
          </table:table-cell>
          <table:table-cell table:formula="of:=100*(LN([.F5])-LN([.F$129]))" office:value-type="float" office:value="-152.591729970361" calcext:value-type="float">
            <text:p>-152.59</text:p>
          </table:table-cell>
          <table:table-cell table:number-columns-repeated="7"/>
        </table:table-row>
        <table:table-row table:style-name="ro1">
          <table:table-cell table:formula="of:=[$analisis.A134]" office:value-type="string" office:string-value="2020-08-06" calcext:value-type="string">
            <text:p>2020-08-06</text:p>
          </table:table-cell>
          <table:table-cell table:formula="of:=[$analisis.C134]" office:value-type="float" office:value="5006063" calcext:value-type="float">
            <text:p>5006063</text:p>
          </table:table-cell>
          <table:table-cell table:formula="of:=[$analisis.D134]" office:value-type="float" office:value="0.979" calcext:value-type="float">
            <text:p>0.979</text:p>
          </table:table-cell>
          <table:table-cell table:formula="of:=[$analisis.F134]" office:value-type="float" office:value="0.932" calcext:value-type="float">
            <text:p>0.932</text:p>
          </table:table-cell>
          <table:table-cell table:formula="of:=[$analisis.E134]" office:value-type="float" office:value="1.24" calcext:value-type="float">
            <text:p>1.24</text:p>
          </table:table-cell>
          <table:table-cell table:formula="of:=[$analisis.B134]" office:value-type="float" office:value="1.13" calcext:value-type="float">
            <text:p>1.13</text:p>
          </table:table-cell>
          <table:table-cell table:formula="of:=100*(LN([.F6])-LN([.F5]))" office:value-type="float" office:value="15.2986166395886" calcext:value-type="float">
            <text:p>15.30</text:p>
          </table:table-cell>
          <table:table-cell table:formula="of:=100*([.F6]-MIN([$analisis.F121:$analisis.F134]))/(MAX([$analisis.E121:$analisis.E134])-MIN([$analisis.F121:$analisis.F134]))" office:value-type="float" office:value="80.6780256455296" calcext:value-type="float">
            <text:p>80.68</text:p>
          </table:table-cell>
          <table:table-cell table:formula="of:=100*([.F6]-MIN([$analisis.F105:$analisis.F134]))/(MAX([$analisis.E105:$analisis.E134])-MIN([$analisis.F105:$analisis.F134]))" office:value-type="float" office:value="81.3242784380305" calcext:value-type="float">
            <text:p>81.32</text:p>
          </table:table-cell>
          <table:table-cell table:formula="of:=([$analisis.B135]-[$analisis.B133])/[$analisis.B134] * ([$analisis.C135]-[$analisis.C133])/[$analisis.C134]" office:value-type="float" office:value="0.000301078823323263" calcext:value-type="float">
            <text:p>0.00</text:p>
          </table:table-cell>
          <table:table-cell table:formula="of:=100*(LN([.F6])-LN([.F$129]))" office:value-type="float" office:value="-137.293113330772" calcext:value-type="float">
            <text:p>-137.29</text:p>
          </table:table-cell>
          <table:table-cell table:number-columns-repeated="7"/>
        </table:table-row>
        <table:table-row table:style-name="ro1">
          <table:table-cell table:formula="of:=[$analisis.A135]" office:value-type="string" office:string-value="2020-08-07" calcext:value-type="string">
            <text:p>2020-08-07</text:p>
          </table:table-cell>
          <table:table-cell table:formula="of:=[$analisis.C135]" office:value-type="float" office:value="2331590" calcext:value-type="float">
            <text:p>2331590</text:p>
          </table:table-cell>
          <table:table-cell table:formula="of:=[$analisis.D135]" office:value-type="float" office:value="1.14" calcext:value-type="float">
            <text:p>1.14</text:p>
          </table:table-cell>
          <table:table-cell table:formula="of:=[$analisis.F135]" office:value-type="float" office:value="1.01" calcext:value-type="float">
            <text:p>1.01</text:p>
          </table:table-cell>
          <table:table-cell table:formula="of:=[$analisis.E135]" office:value-type="float" office:value="1.2" calcext:value-type="float">
            <text:p>1.2</text:p>
          </table:table-cell>
          <table:table-cell table:formula="of:=[$analisis.B135]" office:value-type="float" office:value="1.04" calcext:value-type="float">
            <text:p>1.04</text:p>
          </table:table-cell>
          <table:table-cell table:formula="of:=100*(LN([.F7])-LN([.F6]))" office:value-type="float" office:value="-8.29969195709678" calcext:value-type="float">
            <text:p>-8.30</text:p>
          </table:table-cell>
          <table:table-cell table:formula="of:=100*([.F7]-MIN([$analisis.F122:$analisis.F135]))/(MAX([$analisis.E122:$analisis.E135])-MIN([$analisis.F122:$analisis.F135]))" office:value-type="float" office:value="64.8691375373266" calcext:value-type="float">
            <text:p>64.87</text:p>
          </table:table-cell>
          <table:table-cell table:formula="of:=100*([.F7]-MIN([$analisis.F106:$analisis.F135]))/(MAX([$analisis.E106:$analisis.E135])-MIN([$analisis.F106:$analisis.F135]))" office:value-type="float" office:value="66.044142614601" calcext:value-type="float">
            <text:p>66.04</text:p>
          </table:table-cell>
          <table:table-cell table:formula="of:=([$analisis.B136]-[$analisis.B134])/[$analisis.B135] * ([$analisis.C136]-[$analisis.C134])/[$analisis.C135]" office:value-type="float" office:value="0.160457810731336" calcext:value-type="float">
            <text:p>0.16</text:p>
          </table:table-cell>
          <table:table-cell table:formula="of:=100*(LN([.F7])-LN([.F$129]))" office:value-type="float" office:value="-145.592805287869" calcext:value-type="float">
            <text:p>-145.59</text:p>
          </table:table-cell>
          <table:table-cell table:number-columns-repeated="7"/>
        </table:table-row>
        <table:table-row table:style-name="ro1">
          <table:table-cell table:formula="of:=[$analisis.A136]" office:value-type="string" office:string-value="2020-08-10" calcext:value-type="string">
            <text:p>2020-08-10</text:p>
          </table:table-cell>
          <table:table-cell table:formula="of:=[$analisis.C136]" office:value-type="float" office:value="1115196" calcext:value-type="float">
            <text:p>1115196</text:p>
          </table:table-cell>
          <table:table-cell table:formula="of:=[$analisis.D136]" office:value-type="float" office:value="0.99" calcext:value-type="float">
            <text:p>0.99</text:p>
          </table:table-cell>
          <table:table-cell table:formula="of:=[$analisis.F136]" office:value-type="float" office:value="0.9105" calcext:value-type="float">
            <text:p>0.9105</text:p>
          </table:table-cell>
          <table:table-cell table:formula="of:=[$analisis.E136]" office:value-type="float" office:value="1.05" calcext:value-type="float">
            <text:p>1.05</text:p>
          </table:table-cell>
          <table:table-cell table:formula="of:=[$analisis.B136]" office:value-type="float" office:value="1.03" calcext:value-type="float">
            <text:p>1.03</text:p>
          </table:table-cell>
          <table:table-cell table:formula="of:=100*(LN([.F8])-LN([.F7]))" office:value-type="float" office:value="-0.96619109117369" calcext:value-type="float">
            <text:p>-0.97</text:p>
          </table:table-cell>
          <table:table-cell table:formula="of:=100*([.F8]-MIN([$analisis.F123:$analisis.F136]))/(MAX([$analisis.E123:$analisis.E136])-MIN([$analisis.F123:$analisis.F136]))" office:value-type="float" office:value="61.8181818181818" calcext:value-type="float">
            <text:p>61.82</text:p>
          </table:table-cell>
          <table:table-cell table:formula="of:=100*([.F8]-MIN([$analisis.F107:$analisis.F136]))/(MAX([$analisis.E107:$analisis.E136])-MIN([$analisis.F107:$analisis.F136]))" office:value-type="float" office:value="64.3463497453311" calcext:value-type="float">
            <text:p>64.35</text:p>
          </table:table-cell>
          <table:table-cell table:formula="of:=([$analisis.B137]-[$analisis.B135])/[$analisis.B136] * ([$analisis.C137]-[$analisis.C135])/[$analisis.C136]" office:value-type="float" office:value="0.0394190187544028" calcext:value-type="float">
            <text:p>0.04</text:p>
          </table:table-cell>
          <table:table-cell table:formula="of:=100*(LN([.F8])-LN([.F$129]))" office:value-type="float" office:value="-146.558996379043" calcext:value-type="float">
            <text:p>-146.56</text:p>
          </table:table-cell>
          <table:table-cell table:number-columns-repeated="7"/>
        </table:table-row>
        <table:table-row table:style-name="ro1">
          <table:table-cell table:formula="of:=[$analisis.A137]" office:value-type="string" office:string-value="2020-08-11" calcext:value-type="string">
            <text:p>2020-08-11</text:p>
          </table:table-cell>
          <table:table-cell table:formula="of:=[$analisis.C137]" office:value-type="float" office:value="2978429" calcext:value-type="float">
            <text:p>2978429</text:p>
          </table:table-cell>
          <table:table-cell table:formula="of:=[$analisis.D137]" office:value-type="float" office:value="1.06" calcext:value-type="float">
            <text:p>1.06</text:p>
          </table:table-cell>
          <table:table-cell table:formula="of:=[$analisis.F137]" office:value-type="float" office:value="1.03" calcext:value-type="float">
            <text:p>1.03</text:p>
          </table:table-cell>
          <table:table-cell table:formula="of:=[$analisis.E137]" office:value-type="float" office:value="1.28" calcext:value-type="float">
            <text:p>1.28</text:p>
          </table:table-cell>
          <table:table-cell table:formula="of:=[$analisis.B137]" office:value-type="float" office:value="1.11" calcext:value-type="float">
            <text:p>1.11</text:p>
          </table:table-cell>
          <table:table-cell table:formula="of:=100*(LN([.F9])-LN([.F8]))" office:value-type="float" office:value="7.48012130826984" calcext:value-type="float">
            <text:p>7.48</text:p>
          </table:table-cell>
          <table:table-cell table:formula="of:=100*([.F9]-MIN([$analisis.F124:$analisis.F137]))/(MAX([$analisis.E124:$analisis.E137])-MIN([$analisis.F124:$analisis.F137]))" office:value-type="float" office:value="69.0909090909091" calcext:value-type="float">
            <text:p>69.09</text:p>
          </table:table-cell>
          <table:table-cell table:formula="of:=100*([.F9]-MIN([$analisis.F108:$analisis.F137]))/(MAX([$analisis.E108:$analisis.E137])-MIN([$analisis.F108:$analisis.F137]))" office:value-type="float" office:value="72.972972972973" calcext:value-type="float">
            <text:p>72.97</text:p>
          </table:table-cell>
          <table:table-cell table:formula="of:=([$analisis.B138]-[$analisis.B136])/[$analisis.B137] * ([$analisis.C138]-[$analisis.C136])/[$analisis.C137]" office:value-type="float" office:value="4.88688831994716" calcext:value-type="float">
            <text:p>4.89</text:p>
          </table:table-cell>
          <table:table-cell table:formula="of:=100*(LN([.F9])-LN([.F$129]))" office:value-type="float" office:value="-139.078875070773" calcext:value-type="float">
            <text:p>-139.08</text:p>
          </table:table-cell>
          <table:table-cell table:number-columns-repeated="7"/>
        </table:table-row>
        <table:table-row table:style-name="ro1">
          <table:table-cell table:formula="of:=[$analisis.A138]" office:value-type="string" office:string-value="2020-08-12" calcext:value-type="string">
            <text:p>2020-08-12</text:p>
          </table:table-cell>
          <table:table-cell table:formula="of:=[$analisis.C138]" office:value-type="float" office:value="29459630" calcext:value-type="float">
            <text:p>29459630</text:p>
          </table:table-cell>
          <table:table-cell table:formula="of:=[$analisis.D138]" office:value-type="float" office:value="1.16" calcext:value-type="float">
            <text:p>1.16</text:p>
          </table:table-cell>
          <table:table-cell table:formula="of:=[$analisis.F138]" office:value-type="float" office:value="1.13" calcext:value-type="float">
            <text:p>1.13</text:p>
          </table:table-cell>
          <table:table-cell table:formula="of:=[$analisis.E138]" office:value-type="float" office:value="1.78" calcext:value-type="float">
            <text:p>1.78</text:p>
          </table:table-cell>
          <table:table-cell table:formula="of:=[$analisis.B138]" office:value-type="float" office:value="1.6" calcext:value-type="float">
            <text:p>1.60</text:p>
          </table:table-cell>
          <table:table-cell table:formula="of:=100*(LN([.F10])-LN([.F9]))" office:value-type="float" office:value="36.5643613921493" calcext:value-type="float">
            <text:p>36.56</text:p>
          </table:table-cell>
          <table:table-cell table:formula="of:=100*([.F10]-MIN([$analisis.F125:$analisis.F138]))/(MAX([$analisis.E125:$analisis.E138])-MIN([$analisis.F125:$analisis.F138]))" office:value-type="float" office:value="82.8571428571429" calcext:value-type="float">
            <text:p>82.86</text:p>
          </table:table-cell>
          <table:table-cell table:formula="of:=100*([.F10]-MIN([$analisis.F109:$analisis.F138]))/(MAX([$analisis.E109:$analisis.E138])-MIN([$analisis.F109:$analisis.F138]))" office:value-type="float" office:value="84.0566873339238" calcext:value-type="float">
            <text:p>84.06</text:p>
          </table:table-cell>
          <table:table-cell table:formula="of:=([$analisis.B139]-[$analisis.B137])/[$analisis.B138] * ([$analisis.C139]-[$analisis.C137])/[$analisis.C138]" office:value-type="float" office:value="0.0212925679989871" calcext:value-type="float">
            <text:p>0.02</text:p>
          </table:table-cell>
          <table:table-cell table:formula="of:=100*(LN([.F10])-LN([.F$129]))" office:value-type="float" office:value="-102.514513678624" calcext:value-type="float">
            <text:p>-102.51</text:p>
          </table:table-cell>
          <table:table-cell table:number-columns-repeated="7"/>
        </table:table-row>
        <table:table-row table:style-name="ro1">
          <table:table-cell table:formula="of:=[$analisis.A139]" office:value-type="string" office:string-value="2020-08-13" calcext:value-type="string">
            <text:p>2020-08-13</text:p>
          </table:table-cell>
          <table:table-cell table:formula="of:=[$analisis.C139]" office:value-type="float" office:value="5690953" calcext:value-type="float">
            <text:p>5690953</text:p>
          </table:table-cell>
          <table:table-cell table:formula="of:=[$analisis.D139]" office:value-type="float" office:value="1.47" calcext:value-type="float">
            <text:p>1.47</text:p>
          </table:table-cell>
          <table:table-cell table:formula="of:=[$analisis.F139]" office:value-type="float" office:value="1.29" calcext:value-type="float">
            <text:p>1.29</text:p>
          </table:table-cell>
          <table:table-cell table:formula="of:=[$analisis.E139]" office:value-type="float" office:value="1.55" calcext:value-type="float">
            <text:p>1.55</text:p>
          </table:table-cell>
          <table:table-cell table:formula="of:=[$analisis.B139]" office:value-type="float" office:value="1.48" calcext:value-type="float">
            <text:p>1.48</text:p>
          </table:table-cell>
          <table:table-cell table:formula="of:=100*(LN([.F11])-LN([.F10]))" office:value-type="float" office:value="-7.79615414697119" calcext:value-type="float">
            <text:p>-7.80</text:p>
          </table:table-cell>
          <table:table-cell table:formula="of:=100*([.F11]-MIN([$analisis.F126:$analisis.F139]))/(MAX([$analisis.E126:$analisis.E139])-MIN([$analisis.F126:$analisis.F139]))" office:value-type="float" office:value="71.4285714285714" calcext:value-type="float">
            <text:p>71.43</text:p>
          </table:table-cell>
          <table:table-cell table:formula="of:=100*([.F11]-MIN([$analisis.F110:$analisis.F139]))/(MAX([$analisis.E110:$analisis.E139])-MIN([$analisis.F110:$analisis.F139]))" office:value-type="float" office:value="73.4278122232064" calcext:value-type="float">
            <text:p>73.43</text:p>
          </table:table-cell>
          <table:table-cell table:formula="of:=([$analisis.B140]-[$analisis.B138])/[$analisis.B139] * ([$analisis.C140]-[$analisis.C138])/[$analisis.C139]" office:value-type="float" office:value="1.31634656487805" calcext:value-type="float">
            <text:p>1.32</text:p>
          </table:table-cell>
          <table:table-cell table:formula="of:=100*(LN([.F11])-LN([.F$129]))" office:value-type="float" office:value="-110.310667825595" calcext:value-type="float">
            <text:p>-110.31</text:p>
          </table:table-cell>
          <table:table-cell table:number-columns-repeated="7"/>
        </table:table-row>
        <table:table-row table:style-name="ro1">
          <table:table-cell table:formula="of:=[$analisis.A140]" office:value-type="string" office:string-value="2020-08-14" calcext:value-type="string">
            <text:p>2020-08-14</text:p>
          </table:table-cell>
          <table:table-cell table:formula="of:=[$analisis.C140]" office:value-type="float" office:value="3061834" calcext:value-type="float">
            <text:p>3061834</text:p>
          </table:table-cell>
          <table:table-cell table:formula="of:=[$analisis.D140]" office:value-type="float" office:value="1.38" calcext:value-type="float">
            <text:p>1.38</text:p>
          </table:table-cell>
          <table:table-cell table:formula="of:=[$analisis.F140]" office:value-type="float" office:value="1.15" calcext:value-type="float">
            <text:p>1.15</text:p>
          </table:table-cell>
          <table:table-cell table:formula="of:=[$analisis.E140]" office:value-type="float" office:value="1.44" calcext:value-type="float">
            <text:p>1.44</text:p>
          </table:table-cell>
          <table:table-cell table:formula="of:=[$analisis.B140]" office:value-type="float" office:value="1.18" calcext:value-type="float">
            <text:p>1.18</text:p>
          </table:table-cell>
          <table:table-cell table:formula="of:=100*(LN([.F12])-LN([.F11]))" office:value-type="float" office:value="-22.652764929845" calcext:value-type="float">
            <text:p>-22.65</text:p>
          </table:table-cell>
          <table:table-cell table:formula="of:=100*([.F12]-MIN([$analisis.F127:$analisis.F140]))/(MAX([$analisis.E127:$analisis.E140])-MIN([$analisis.F127:$analisis.F140]))" office:value-type="float" office:value="42.8571428571429" calcext:value-type="float">
            <text:p>42.86</text:p>
          </table:table-cell>
          <table:table-cell table:formula="of:=100*([.F12]-MIN([$analisis.F111:$analisis.F140]))/(MAX([$analisis.E111:$analisis.E140])-MIN([$analisis.F111:$analisis.F140]))" office:value-type="float" office:value="46.8556244464128" calcext:value-type="float">
            <text:p>46.86</text:p>
          </table:table-cell>
          <table:table-cell table:formula="of:=([$analisis.B141]-[$analisis.B139])/[$analisis.B140] * ([$analisis.C141]-[$analisis.C139])/[$analisis.C140]" office:value-type="float" office:value="-0.389344381310933" calcext:value-type="float">
            <text:p>-0.39</text:p>
          </table:table-cell>
          <table:table-cell table:formula="of:=100*(LN([.F12])-LN([.F$129]))" office:value-type="float" office:value="-132.96343275544" calcext:value-type="float">
            <text:p>-132.96</text:p>
          </table:table-cell>
          <table:table-cell table:number-columns-repeated="7"/>
        </table:table-row>
        <table:table-row table:style-name="ro1">
          <table:table-cell table:formula="of:=[$analisis.A141]" office:value-type="string" office:string-value="2020-08-17" calcext:value-type="string">
            <text:p>2020-08-17</text:p>
          </table:table-cell>
          <table:table-cell table:formula="of:=[$analisis.C141]" office:value-type="float" office:value="11552150" calcext:value-type="float">
            <text:p>11552150</text:p>
          </table:table-cell>
          <table:table-cell table:formula="of:=[$analisis.D141]" office:value-type="float" office:value="1.5" calcext:value-type="float">
            <text:p>1.5</text:p>
          </table:table-cell>
          <table:table-cell table:formula="of:=[$analisis.F141]" office:value-type="float" office:value="1.22" calcext:value-type="float">
            <text:p>1.22</text:p>
          </table:table-cell>
          <table:table-cell table:formula="of:=[$analisis.E141]" office:value-type="float" office:value="1.67" calcext:value-type="float">
            <text:p>1.67</text:p>
          </table:table-cell>
          <table:table-cell table:formula="of:=[$analisis.B141]" office:value-type="float" office:value="1.24" calcext:value-type="float">
            <text:p>1.24</text:p>
          </table:table-cell>
          <table:table-cell table:formula="of:=100*(LN([.F13])-LN([.F12]))" office:value-type="float" office:value="4.95969411393722" calcext:value-type="float">
            <text:p>4.96</text:p>
          </table:table-cell>
          <table:table-cell table:formula="of:=100*([.F13]-MIN([$analisis.F128:$analisis.F141]))/(MAX([$analisis.E128:$analisis.E141])-MIN([$analisis.F128:$analisis.F141]))" office:value-type="float" office:value="48.5714285714286" calcext:value-type="float">
            <text:p>48.57</text:p>
          </table:table-cell>
          <table:table-cell table:formula="of:=100*([.F13]-MIN([$analisis.F112:$analisis.F141]))/(MAX([$analisis.E112:$analisis.E141])-MIN([$analisis.F112:$analisis.F141]))" office:value-type="float" office:value="52.1700620017715" calcext:value-type="float">
            <text:p>52.17</text:p>
          </table:table-cell>
          <table:table-cell table:formula="of:=([$analisis.B142]-[$analisis.B140])/[$analisis.B141] * ([$analisis.C142]-[$analisis.C140])/[$analisis.C141]" office:value-type="float" office:value="-0.00156721978718387" calcext:value-type="float">
            <text:p>0.00</text:p>
          </table:table-cell>
          <table:table-cell table:formula="of:=100*(LN([.F13])-LN([.F$129]))" office:value-type="float" office:value="-128.003738641503" calcext:value-type="float">
            <text:p>-128.00</text:p>
          </table:table-cell>
          <table:table-cell table:number-columns-repeated="7"/>
        </table:table-row>
        <table:table-row table:style-name="ro1">
          <table:table-cell table:formula="of:=[$analisis.A142]" office:value-type="string" office:string-value="2020-08-18" calcext:value-type="string">
            <text:p>2020-08-18</text:p>
          </table:table-cell>
          <table:table-cell table:formula="of:=[$analisis.C142]" office:value-type="float" office:value="2837335" calcext:value-type="float">
            <text:p>2837335</text:p>
          </table:table-cell>
          <table:table-cell table:formula="of:=[$analisis.D142]" office:value-type="float" office:value="1.22" calcext:value-type="float">
            <text:p>1.22</text:p>
          </table:table-cell>
          <table:table-cell table:formula="of:=[$analisis.F142]" office:value-type="float" office:value="1.04" calcext:value-type="float">
            <text:p>1.04</text:p>
          </table:table-cell>
          <table:table-cell table:formula="of:=[$analisis.E142]" office:value-type="float" office:value="1.3" calcext:value-type="float">
            <text:p>1.3</text:p>
          </table:table-cell>
          <table:table-cell table:formula="of:=[$analisis.B142]" office:value-type="float" office:value="1.28" calcext:value-type="float">
            <text:p>1.28</text:p>
          </table:table-cell>
          <table:table-cell table:formula="of:=100*(LN([.F14])-LN([.F13]))" office:value-type="float" office:value="3.17486983145803" calcext:value-type="float">
            <text:p>3.17</text:p>
          </table:table-cell>
          <table:table-cell table:formula="of:=100*([.F14]-MIN([$analisis.F129:$analisis.F142]))/(MAX([$analisis.E129:$analisis.E142])-MIN([$analisis.F129:$analisis.F142]))" office:value-type="float" office:value="52.3809523809524" calcext:value-type="float">
            <text:p>52.38</text:p>
          </table:table-cell>
          <table:table-cell table:formula="of:=100*([.F14]-MIN([$analisis.F113:$analisis.F142]))/(MAX([$analisis.E113:$analisis.E142])-MIN([$analisis.F113:$analisis.F142]))" office:value-type="float" office:value="55.7130203720106" calcext:value-type="float">
            <text:p>55.71</text:p>
          </table:table-cell>
          <table:table-cell table:formula="of:=([$analisis.B143]-[$analisis.B141])/[$analisis.B142] * ([$analisis.C143]-[$analisis.C141])/[$analisis.C142]" office:value-type="float" office:value="-0.132679604056271" calcext:value-type="float">
            <text:p>-0.13</text:p>
          </table:table-cell>
          <table:table-cell table:formula="of:=100*(LN([.F14])-LN([.F$129]))" office:value-type="float" office:value="-124.828868810045" calcext:value-type="float">
            <text:p>-124.83</text:p>
          </table:table-cell>
          <table:table-cell table:number-columns-repeated="7"/>
        </table:table-row>
        <table:table-row table:style-name="ro1">
          <table:table-cell table:formula="of:=[$analisis.A143]" office:value-type="string" office:string-value="2020-08-19" calcext:value-type="string">
            <text:p>2020-08-19</text:p>
          </table:table-cell>
          <table:table-cell table:formula="of:=[$analisis.C143]" office:value-type="float" office:value="1914864" calcext:value-type="float">
            <text:p>1914864</text:p>
          </table:table-cell>
          <table:table-cell table:formula="of:=[$analisis.D143]" office:value-type="float" office:value="1.24" calcext:value-type="float">
            <text:p>1.24</text:p>
          </table:table-cell>
          <table:table-cell table:formula="of:=[$analisis.F143]" office:value-type="float" office:value="1.23" calcext:value-type="float">
            <text:p>1.23</text:p>
          </table:table-cell>
          <table:table-cell table:formula="of:=[$analisis.E143]" office:value-type="float" office:value="1.3512" calcext:value-type="float">
            <text:p>1.3512</text:p>
          </table:table-cell>
          <table:table-cell table:formula="of:=[$analisis.B143]" office:value-type="float" office:value="1.29" calcext:value-type="float">
            <text:p>1.29</text:p>
          </table:table-cell>
          <table:table-cell table:formula="of:=100*(LN([.F15])-LN([.F14]))" office:value-type="float" office:value="0.778214044205494" calcext:value-type="float">
            <text:p>0.78</text:p>
          </table:table-cell>
          <table:table-cell table:formula="of:=100*([.F15]-MIN([$analisis.F130:$analisis.F143]))/(MAX([$analisis.E130:$analisis.E143])-MIN([$analisis.F130:$analisis.F143]))" office:value-type="float" office:value="51.4707338813509" calcext:value-type="float">
            <text:p>51.47</text:p>
          </table:table-cell>
          <table:table-cell table:formula="of:=100*([.F15]-MIN([$analisis.F114:$analisis.F143]))/(MAX([$analisis.E114:$analisis.E143])-MIN([$analisis.F114:$analisis.F143]))" office:value-type="float" office:value="56.5987599645704" calcext:value-type="float">
            <text:p>56.60</text:p>
          </table:table-cell>
          <table:table-cell table:formula="of:=([$analisis.B144]-[$analisis.B142])/[$analisis.B143] * ([$analisis.C144]-[$analisis.C142])/[$analisis.C143]" office:value-type="float" office:value="0.0471446155610963" calcext:value-type="float">
            <text:p>0.05</text:p>
          </table:table-cell>
          <table:table-cell table:formula="of:=100*(LN([.F15])-LN([.F$129]))" office:value-type="float" office:value="-124.050654765839" calcext:value-type="float">
            <text:p>-124.05</text:p>
          </table:table-cell>
          <table:table-cell table:number-columns-repeated="7"/>
        </table:table-row>
        <table:table-row table:style-name="ro1">
          <table:table-cell table:formula="of:=[$analisis.A144]" office:value-type="string" office:string-value="2020-08-20" calcext:value-type="string">
            <text:p>2020-08-20</text:p>
          </table:table-cell>
          <table:table-cell table:formula="of:=[$analisis.C144]" office:value-type="float" office:value="1173686" calcext:value-type="float">
            <text:p>1173686</text:p>
          </table:table-cell>
          <table:table-cell table:formula="of:=[$analisis.D144]" office:value-type="float" office:value="1.25" calcext:value-type="float">
            <text:p>1.25</text:p>
          </table:table-cell>
          <table:table-cell table:formula="of:=[$analisis.F144]" office:value-type="float" office:value="1.18" calcext:value-type="float">
            <text:p>1.18</text:p>
          </table:table-cell>
          <table:table-cell table:formula="of:=[$analisis.E144]" office:value-type="float" office:value="1.31" calcext:value-type="float">
            <text:p>1.31</text:p>
          </table:table-cell>
          <table:table-cell table:formula="of:=[$analisis.B144]" office:value-type="float" office:value="1.21" calcext:value-type="float">
            <text:p>1.21</text:p>
          </table:table-cell>
          <table:table-cell table:formula="of:=100*(LN([.F16])-LN([.F15]))" office:value-type="float" office:value="-6.40218587649311" calcext:value-type="float">
            <text:p>-6.40</text:p>
          </table:table-cell>
          <table:table-cell table:formula="of:=100*([.F16]-MIN([$analisis.F131:$analisis.F144]))/(MAX([$analisis.E131:$analisis.E144])-MIN([$analisis.F131:$analisis.F144]))" office:value-type="float" office:value="43.5475883925919" calcext:value-type="float">
            <text:p>43.55</text:p>
          </table:table-cell>
          <table:table-cell table:formula="of:=100*([.F16]-MIN([$analisis.F115:$analisis.F144]))/(MAX([$analisis.E115:$analisis.E144])-MIN([$analisis.F115:$analisis.F144]))" office:value-type="float" office:value="49.5128432240921" calcext:value-type="float">
            <text:p>49.51</text:p>
          </table:table-cell>
          <table:table-cell table:formula="of:=([$analisis.B145]-[$analisis.B143])/[$analisis.B144] * ([$analisis.C145]-[$analisis.C143])/[$analisis.C144]" office:value-type="float" office:value="0.0960660166713885" calcext:value-type="float">
            <text:p>0.10</text:p>
          </table:table-cell>
          <table:table-cell table:formula="of:=100*(LN([.F16])-LN([.F$129]))" office:value-type="float" office:value="-130.452840642332" calcext:value-type="float">
            <text:p>-130.45</text:p>
          </table:table-cell>
          <table:table-cell table:number-columns-repeated="7"/>
        </table:table-row>
        <table:table-row table:style-name="ro1">
          <table:table-cell table:formula="of:=[$analisis.A145]" office:value-type="string" office:string-value="2020-08-21" calcext:value-type="string">
            <text:p>2020-08-21</text:p>
          </table:table-cell>
          <table:table-cell table:formula="of:=[$analisis.C145]" office:value-type="float" office:value="1062182" calcext:value-type="float">
            <text:p>1062182</text:p>
          </table:table-cell>
          <table:table-cell table:formula="of:=[$analisis.D145]" office:value-type="float" office:value="1.21" calcext:value-type="float">
            <text:p>1.21</text:p>
          </table:table-cell>
          <table:table-cell table:formula="of:=[$analisis.F145]" office:value-type="float" office:value="1.13" calcext:value-type="float">
            <text:p>1.13</text:p>
          </table:table-cell>
          <table:table-cell table:formula="of:=[$analisis.E145]" office:value-type="float" office:value="1.24" calcext:value-type="float">
            <text:p>1.24</text:p>
          </table:table-cell>
          <table:table-cell table:formula="of:=[$analisis.B145]" office:value-type="float" office:value="1.13" calcext:value-type="float">
            <text:p>1.13</text:p>
          </table:table-cell>
          <table:table-cell table:formula="of:=100*(LN([.F17])-LN([.F16]))" office:value-type="float" office:value="-6.84027268844006" calcext:value-type="float">
            <text:p>-6.84</text:p>
          </table:table-cell>
          <table:table-cell table:formula="of:=100*([.F17]-MIN([$analisis.F132:$analisis.F145]))/(MAX([$analisis.E132:$analisis.E145])-MIN([$analisis.F132:$analisis.F145]))" office:value-type="float" office:value="30.8437067773167" calcext:value-type="float">
            <text:p>30.84</text:p>
          </table:table-cell>
          <table:table-cell table:formula="of:=100*([.F17]-MIN([$analisis.F116:$analisis.F145]))/(MAX([$analisis.E116:$analisis.E145])-MIN([$analisis.F116:$analisis.F145]))" office:value-type="float" office:value="42.4269264836138" calcext:value-type="float">
            <text:p>42.43</text:p>
          </table:table-cell>
          <table:table-cell table:formula="of:=([$analisis.B146]-[$analisis.B144])/[$analisis.B145] * ([$analisis.C146]-[$analisis.C144])/[$analisis.C145]" office:value-type="float" office:value="-0.00136079041034966" calcext:value-type="float">
            <text:p>0.00</text:p>
          </table:table-cell>
          <table:table-cell table:formula="of:=100*(LN([.F17])-LN([.F$129]))" office:value-type="float" office:value="-137.293113330772" calcext:value-type="float">
            <text:p>-137.29</text:p>
          </table:table-cell>
          <table:table-cell table:number-columns-repeated="7"/>
        </table:table-row>
        <table:table-row table:style-name="ro1">
          <table:table-cell table:formula="of:=[$analisis.A146]" office:value-type="string" office:string-value="2020-08-24" calcext:value-type="string">
            <text:p>2020-08-24</text:p>
          </table:table-cell>
          <table:table-cell table:formula="of:=[$analisis.C146]" office:value-type="float" office:value="1197019" calcext:value-type="float">
            <text:p>1197019</text:p>
          </table:table-cell>
          <table:table-cell table:formula="of:=[$analisis.D146]" office:value-type="float" office:value="1.151" calcext:value-type="float">
            <text:p>1.151</text:p>
          </table:table-cell>
          <table:table-cell table:formula="of:=[$analisis.F146]" office:value-type="float" office:value="1.09" calcext:value-type="float">
            <text:p>1.09</text:p>
          </table:table-cell>
          <table:table-cell table:formula="of:=[$analisis.E146]" office:value-type="float" office:value="1.22" calcext:value-type="float">
            <text:p>1.22</text:p>
          </table:table-cell>
          <table:table-cell table:formula="of:=[$analisis.B146]" office:value-type="float" office:value="1.14" calcext:value-type="float">
            <text:p>1.14</text:p>
          </table:table-cell>
          <table:table-cell table:formula="of:=100*(LN([.F18])-LN([.F17]))" office:value-type="float" office:value="0.881062968215489" calcext:value-type="float">
            <text:p>0.88</text:p>
          </table:table-cell>
          <table:table-cell table:formula="of:=100*([.F18]-MIN([$analisis.F133:$analisis.F146]))/(MAX([$analisis.E133:$analisis.E146])-MIN([$analisis.F133:$analisis.F146]))" office:value-type="float" office:value="28.8730829073127" calcext:value-type="float">
            <text:p>28.87</text:p>
          </table:table-cell>
          <table:table-cell table:formula="of:=100*([.F18]-MIN([$analisis.F117:$analisis.F146]))/(MAX([$analisis.E117:$analisis.E146])-MIN([$analisis.F117:$analisis.F146]))" office:value-type="float" office:value="43.3126660761736" calcext:value-type="float">
            <text:p>43.31</text:p>
          </table:table-cell>
          <table:table-cell table:formula="of:=([$analisis.B147]-[$analisis.B145])/[$analisis.B146] * ([$analisis.C147]-[$analisis.C145])/[$analisis.C146]" office:value-type="float" office:value="-0.00599668037923976" calcext:value-type="float">
            <text:p>-0.01</text:p>
          </table:table-cell>
          <table:table-cell table:formula="of:=100*(LN([.F18])-LN([.F$129]))" office:value-type="float" office:value="-136.412050362557" calcext:value-type="float">
            <text:p>-136.41</text:p>
          </table:table-cell>
          <table:table-cell table:number-columns-repeated="7"/>
        </table:table-row>
        <table:table-row table:style-name="ro1">
          <table:table-cell table:formula="of:=[$analisis.A147]" office:value-type="string" office:string-value="2020-08-25" calcext:value-type="string">
            <text:p>2020-08-25</text:p>
          </table:table-cell>
          <table:table-cell table:formula="of:=[$analisis.C147]" office:value-type="float" office:value="857605" calcext:value-type="float">
            <text:p>857605</text:p>
          </table:table-cell>
          <table:table-cell table:formula="of:=[$analisis.D147]" office:value-type="float" office:value="1.13" calcext:value-type="float">
            <text:p>1.13</text:p>
          </table:table-cell>
          <table:table-cell table:formula="of:=[$analisis.F147]" office:value-type="float" office:value="1.12" calcext:value-type="float">
            <text:p>1.12</text:p>
          </table:table-cell>
          <table:table-cell table:formula="of:=[$analisis.E147]" office:value-type="float" office:value="1.2" calcext:value-type="float">
            <text:p>1.2</text:p>
          </table:table-cell>
          <table:table-cell table:formula="of:=[$analisis.B147]" office:value-type="float" office:value="1.17" calcext:value-type="float">
            <text:p>1.17</text:p>
          </table:table-cell>
          <table:table-cell table:formula="of:=100*(LN([.F19])-LN([.F18]))" office:value-type="float" office:value="2.59754864032607" calcext:value-type="float">
            <text:p>2.60</text:p>
          </table:table-cell>
          <table:table-cell table:formula="of:=100*([.F19]-MIN([$analisis.F134:$analisis.F147]))/(MAX([$analisis.E134:$analisis.E147])-MIN([$analisis.F134:$analisis.F147]))" office:value-type="float" office:value="29.8447383553766" calcext:value-type="float">
            <text:p>29.84</text:p>
          </table:table-cell>
          <table:table-cell table:formula="of:=100*([.F19]-MIN([$analisis.F118:$analisis.F147]))/(MAX([$analisis.E118:$analisis.E147])-MIN([$analisis.F118:$analisis.F147]))" office:value-type="float" office:value="45.045045045045" calcext:value-type="float">
            <text:p>45.05</text:p>
          </table:table-cell>
          <table:table-cell table:formula="of:=([$analisis.B148]-[$analisis.B146])/[$analisis.B147] * ([$analisis.C148]-[$analisis.C146])/[$analisis.C147]" office:value-type="float" office:value="0.0573380339613046" calcext:value-type="float">
            <text:p>0.06</text:p>
          </table:table-cell>
          <table:table-cell table:formula="of:=100*(LN([.F19])-LN([.F$129]))" office:value-type="float" office:value="-133.814501722231" calcext:value-type="float">
            <text:p>-133.81</text:p>
          </table:table-cell>
          <table:table-cell table:number-columns-repeated="7"/>
        </table:table-row>
        <table:table-row table:style-name="ro1">
          <table:table-cell table:formula="of:=[$analisis.A148]" office:value-type="string" office:string-value="2020-08-26" calcext:value-type="string">
            <text:p>2020-08-26</text:p>
          </table:table-cell>
          <table:table-cell table:formula="of:=[$analisis.C148]" office:value-type="float" office:value="2155900" calcext:value-type="float">
            <text:p>2155900</text:p>
          </table:table-cell>
          <table:table-cell table:formula="of:=[$analisis.D148]" office:value-type="float" office:value="1.2" calcext:value-type="float">
            <text:p>1.2</text:p>
          </table:table-cell>
          <table:table-cell table:formula="of:=[$analisis.F148]" office:value-type="float" office:value="1.17" calcext:value-type="float">
            <text:p>1.17</text:p>
          </table:table-cell>
          <table:table-cell table:formula="of:=[$analisis.E148]" office:value-type="float" office:value="1.34" calcext:value-type="float">
            <text:p>1.34</text:p>
          </table:table-cell>
          <table:table-cell table:formula="of:=[$analisis.B148]" office:value-type="float" office:value="1.2" calcext:value-type="float">
            <text:p>1.20</text:p>
          </table:table-cell>
          <table:table-cell table:formula="of:=100*(LN([.F20])-LN([.F19]))" office:value-type="float" office:value="2.53178079842899" calcext:value-type="float">
            <text:p>2.53</text:p>
          </table:table-cell>
          <table:table-cell table:formula="of:=100*([.F20]-MIN([$analisis.F135:$analisis.F148]))/(MAX([$analisis.E135:$analisis.E148])-MIN([$analisis.F135:$analisis.F148]))" office:value-type="float" office:value="33.2949971247844" calcext:value-type="float">
            <text:p>33.29</text:p>
          </table:table-cell>
          <table:table-cell table:formula="of:=100*([.F20]-MIN([$analisis.F119:$analisis.F148]))/(MAX([$analisis.E119:$analisis.E148])-MIN([$analisis.F119:$analisis.F148]))" office:value-type="float" office:value="47.7147750833859" calcext:value-type="float">
            <text:p>47.71</text:p>
          </table:table-cell>
          <table:table-cell table:formula="of:=([$analisis.B149]-[$analisis.B147])/[$analisis.B148] * ([$analisis.C149]-[$analisis.C147])/[$analisis.C148]" office:value-type="float" office:value="-0.000597105617143653" calcext:value-type="float">
            <text:p>0.00</text:p>
          </table:table-cell>
          <table:table-cell table:formula="of:=100*(LN([.F20])-LN([.F$129]))" office:value-type="float" office:value="-131.282720923802" calcext:value-type="float">
            <text:p>-131.28</text:p>
          </table:table-cell>
          <table:table-cell table:number-columns-repeated="7"/>
        </table:table-row>
        <table:table-row table:style-name="ro1">
          <table:table-cell table:formula="of:=[$analisis.A149]" office:value-type="string" office:string-value="2020-08-27" calcext:value-type="string">
            <text:p>2020-08-27</text:p>
          </table:table-cell>
          <table:table-cell table:formula="of:=[$analisis.C149]" office:value-type="float" office:value="703129" calcext:value-type="float">
            <text:p>703129</text:p>
          </table:table-cell>
          <table:table-cell table:formula="of:=[$analisis.D149]" office:value-type="float" office:value="1.187" calcext:value-type="float">
            <text:p>1.187</text:p>
          </table:table-cell>
          <table:table-cell table:formula="of:=[$analisis.F149]" office:value-type="float" office:value="1.15" calcext:value-type="float">
            <text:p>1.15</text:p>
          </table:table-cell>
          <table:table-cell table:formula="of:=[$analisis.E149]" office:value-type="float" office:value="1.21" calcext:value-type="float">
            <text:p>1.21</text:p>
          </table:table-cell>
          <table:table-cell table:formula="of:=[$analisis.B149]" office:value-type="float" office:value="1.18" calcext:value-type="float">
            <text:p>1.18</text:p>
          </table:table-cell>
          <table:table-cell table:formula="of:=100*(LN([.F21])-LN([.F20]))" office:value-type="float" office:value="-1.68071183163813" calcext:value-type="float">
            <text:p>-1.68</text:p>
          </table:table-cell>
          <table:table-cell table:formula="of:=100*([.F21]-MIN([$analisis.F136:$analisis.F149]))/(MAX([$analisis.E136:$analisis.E149])-MIN([$analisis.F136:$analisis.F149]))" office:value-type="float" office:value="30.9948246118459" calcext:value-type="float">
            <text:p>30.99</text:p>
          </table:table-cell>
          <table:table-cell table:formula="of:=100*([.F21]-MIN([$analisis.F120:$analisis.F149]))/(MAX([$analisis.E120:$analisis.E149])-MIN([$analisis.F120:$analisis.F149]))" office:value-type="float" office:value="45.9118362931578" calcext:value-type="float">
            <text:p>45.91</text:p>
          </table:table-cell>
          <table:table-cell table:formula="of:=([$analisis.B150]-[$analisis.B148])/[$analisis.B149] * ([$analisis.C150]-[$analisis.C148])/[$analisis.C149]" office:value-type="float" office:value="-0.0749356912133032" calcext:value-type="float">
            <text:p>-0.07</text:p>
          </table:table-cell>
          <table:table-cell table:formula="of:=100*(LN([.F21])-LN([.F$129]))" office:value-type="float" office:value="-132.96343275544" calcext:value-type="float">
            <text:p>-132.96</text:p>
          </table:table-cell>
          <table:table-cell table:number-columns-repeated="7"/>
        </table:table-row>
        <table:table-row table:style-name="ro1">
          <table:table-cell table:formula="of:=[$analisis.A150]" office:value-type="string" office:string-value="2020-08-28" calcext:value-type="string">
            <text:p>2020-08-28</text:p>
          </table:table-cell>
          <table:table-cell table:formula="of:=[$analisis.C150]" office:value-type="float" office:value="601561" calcext:value-type="float">
            <text:p>601561</text:p>
          </table:table-cell>
          <table:table-cell table:formula="of:=[$analisis.D150]" office:value-type="float" office:value="1.17" calcext:value-type="float">
            <text:p>1.17</text:p>
          </table:table-cell>
          <table:table-cell table:formula="of:=[$analisis.F150]" office:value-type="float" office:value="1.15" calcext:value-type="float">
            <text:p>1.15</text:p>
          </table:table-cell>
          <table:table-cell table:formula="of:=[$analisis.E150]" office:value-type="float" office:value="1.24" calcext:value-type="float">
            <text:p>1.24</text:p>
          </table:table-cell>
          <table:table-cell table:formula="of:=[$analisis.B150]" office:value-type="float" office:value="1.24" calcext:value-type="float">
            <text:p>1.24</text:p>
          </table:table-cell>
          <table:table-cell table:formula="of:=100*(LN([.F22])-LN([.F21]))" office:value-type="float" office:value="4.95969411393722" calcext:value-type="float">
            <text:p>4.96</text:p>
          </table:table-cell>
          <table:table-cell table:formula="of:=100*([.F22]-MIN([$analisis.F137:$analisis.F150]))/(MAX([$analisis.E137:$analisis.E150])-MIN([$analisis.F137:$analisis.F150]))" office:value-type="float" office:value="28" calcext:value-type="float">
            <text:p>28.00</text:p>
          </table:table-cell>
          <table:table-cell table:formula="of:=100*([.F22]-MIN([$analisis.F121:$analisis.F150]))/(MAX([$analisis.E121:$analisis.E150])-MIN([$analisis.F121:$analisis.F150]))" office:value-type="float" office:value="51.3206526638421" calcext:value-type="float">
            <text:p>51.32</text:p>
          </table:table-cell>
          <table:table-cell table:formula="of:=([$analisis.B151]-[$analisis.B149])/[$analisis.B150] * ([$analisis.C151]-[$analisis.C149])/[$analisis.C150]" office:value-type="float" office:value="0.00280866054342168" calcext:value-type="float">
            <text:p>0.00</text:p>
          </table:table-cell>
          <table:table-cell table:formula="of:=100*(LN([.F22])-LN([.F$129]))" office:value-type="float" office:value="-128.003738641503" calcext:value-type="float">
            <text:p>-128.00</text:p>
          </table:table-cell>
          <table:table-cell table:number-columns-repeated="7"/>
        </table:table-row>
        <table:table-row table:style-name="ro1">
          <table:table-cell table:formula="of:=[$analisis.A151]" office:value-type="string" office:string-value="2020-08-31" calcext:value-type="string">
            <text:p>2020-08-31</text:p>
          </table:table-cell>
          <table:table-cell table:formula="of:=[$analisis.C151]" office:value-type="float" office:value="807883" calcext:value-type="float">
            <text:p>807883</text:p>
          </table:table-cell>
          <table:table-cell table:formula="of:=[$analisis.D151]" office:value-type="float" office:value="1.27" calcext:value-type="float">
            <text:p>1.27</text:p>
          </table:table-cell>
          <table:table-cell table:formula="of:=[$analisis.F151]" office:value-type="float" office:value="1.16" calcext:value-type="float">
            <text:p>1.16</text:p>
          </table:table-cell>
          <table:table-cell table:formula="of:=[$analisis.E151]" office:value-type="float" office:value="1.28" calcext:value-type="float">
            <text:p>1.28</text:p>
          </table:table-cell>
          <table:table-cell table:formula="of:=[$analisis.B151]" office:value-type="float" office:value="1.2" calcext:value-type="float">
            <text:p>1.20</text:p>
          </table:table-cell>
          <table:table-cell table:formula="of:=100*(LN([.F23])-LN([.F22]))" office:value-type="float" office:value="-3.27898228229909" calcext:value-type="float">
            <text:p>-3.28</text:p>
          </table:table-cell>
          <table:table-cell table:formula="of:=100*([.F23]-MIN([$analisis.F138:$analisis.F151]))/(MAX([$analisis.E138:$analisis.E151])-MIN([$analisis.F138:$analisis.F151]))" office:value-type="float" office:value="21.6216216216216" calcext:value-type="float">
            <text:p>21.62</text:p>
          </table:table-cell>
          <table:table-cell table:formula="of:=100*([.F23]-MIN([$analisis.F122:$analisis.F151]))/(MAX([$analisis.E122:$analisis.E151])-MIN([$analisis.F122:$analisis.F151]))" office:value-type="float" office:value="47.7147750833859" calcext:value-type="float">
            <text:p>47.71</text:p>
          </table:table-cell>
          <table:table-cell table:formula="of:=([$analisis.B152]-[$analisis.B150])/[$analisis.B151] * ([$analisis.C152]-[$analisis.C150])/[$analisis.C151]" office:value-type="float" office:value="0.00347358466510621" calcext:value-type="float">
            <text:p>0.00</text:p>
          </table:table-cell>
          <table:table-cell table:formula="of:=100*(LN([.F23])-LN([.F$129]))" office:value-type="float" office:value="-131.282720923802" calcext:value-type="float">
            <text:p>-131.28</text:p>
          </table:table-cell>
          <table:table-cell table:number-columns-repeated="7"/>
        </table:table-row>
        <table:table-row table:style-name="ro1">
          <table:table-cell table:formula="of:=[$analisis.A152]" office:value-type="string" office:string-value="2020-09-01" calcext:value-type="string">
            <text:p>2020-09-01</text:p>
          </table:table-cell>
          <table:table-cell table:formula="of:=[$analisis.C152]" office:value-type="float" office:value="567886" calcext:value-type="float">
            <text:p>567886</text:p>
          </table:table-cell>
          <table:table-cell table:formula="of:=[$analisis.D152]" office:value-type="float" office:value="1.19" calcext:value-type="float">
            <text:p>1.19</text:p>
          </table:table-cell>
          <table:table-cell table:formula="of:=[$analisis.F152]" office:value-type="float" office:value="1.13" calcext:value-type="float">
            <text:p>1.13</text:p>
          </table:table-cell>
          <table:table-cell table:formula="of:=[$analisis.E152]" office:value-type="float" office:value="1.19" calcext:value-type="float">
            <text:p>1.19</text:p>
          </table:table-cell>
          <table:table-cell table:formula="of:=[$analisis.B152]" office:value-type="float" office:value="1.14" calcext:value-type="float">
            <text:p>1.14</text:p>
          </table:table-cell>
          <table:table-cell table:formula="of:=100*(LN([.F24])-LN([.F23]))" office:value-type="float" office:value="-5.12932943875506" calcext:value-type="float">
            <text:p>-5.13</text:p>
          </table:table-cell>
          <table:table-cell table:formula="of:=100*([.F24]-MIN([$analisis.F139:$analisis.F152]))/(MAX([$analisis.E139:$analisis.E152])-MIN([$analisis.F139:$analisis.F152]))" office:value-type="float" office:value="15.8730158730159" calcext:value-type="float">
            <text:p>15.87</text:p>
          </table:table-cell>
          <table:table-cell table:formula="of:=100*([.F24]-MIN([$analisis.F123:$analisis.F152]))/(MAX([$analisis.E123:$analisis.E152])-MIN([$analisis.F123:$analisis.F152]))" office:value-type="float" office:value="41.2844036697248" calcext:value-type="float">
            <text:p>41.28</text:p>
          </table:table-cell>
          <table:table-cell table:formula="of:=([$analisis.B153]-[$analisis.B151])/[$analisis.B152] * ([$analisis.C153]-[$analisis.C151])/[$analisis.C152]" office:value-type="float" office:value="-0.0626859041575616" calcext:value-type="float">
            <text:p>-0.06</text:p>
          </table:table-cell>
          <table:table-cell table:formula="of:=100*(LN([.F24])-LN([.F$129]))" office:value-type="float" office:value="-136.412050362557" calcext:value-type="float">
            <text:p>-136.41</text:p>
          </table:table-cell>
          <table:table-cell table:number-columns-repeated="7"/>
        </table:table-row>
        <table:table-row table:style-name="ro1">
          <table:table-cell table:formula="of:=[$analisis.A153]" office:value-type="string" office:string-value="2020-09-02" calcext:value-type="string">
            <text:p>2020-09-02</text:p>
          </table:table-cell>
          <table:table-cell table:formula="of:=[$analisis.C153]" office:value-type="float" office:value="1120054" calcext:value-type="float">
            <text:p>1120054</text:p>
          </table:table-cell>
          <table:table-cell table:formula="of:=[$analisis.D153]" office:value-type="float" office:value="1.14" calcext:value-type="float">
            <text:p>1.14</text:p>
          </table:table-cell>
          <table:table-cell table:formula="of:=[$analisis.F153]" office:value-type="float" office:value="1.03" calcext:value-type="float">
            <text:p>1.03</text:p>
          </table:table-cell>
          <table:table-cell table:formula="of:=[$analisis.E153]" office:value-type="float" office:value="1.14" calcext:value-type="float">
            <text:p>1.14</text:p>
          </table:table-cell>
          <table:table-cell table:formula="of:=[$analisis.B153]" office:value-type="float" office:value="1.07" calcext:value-type="float">
            <text:p>1.07</text:p>
          </table:table-cell>
          <table:table-cell table:formula="of:=100*(LN([.F25])-LN([.F24]))" office:value-type="float" office:value="-6.33696139325891" calcext:value-type="float">
            <text:p>-6.34</text:p>
          </table:table-cell>
          <table:table-cell table:formula="of:=100*([.F25]-MIN([$analisis.F140:$analisis.F153]))/(MAX([$analisis.E140:$analisis.E153])-MIN([$analisis.F140:$analisis.F153]))" office:value-type="float" office:value="6.25000000000001" calcext:value-type="float">
            <text:p>6.25</text:p>
          </table:table-cell>
          <table:table-cell table:formula="of:=100*([.F25]-MIN([$analisis.F124:$analisis.F153]))/(MAX([$analisis.E124:$analisis.E153])-MIN([$analisis.F124:$analisis.F153]))" office:value-type="float" office:value="32.3809523809524" calcext:value-type="float">
            <text:p>32.38</text:p>
          </table:table-cell>
          <table:table-cell table:formula="of:=([$analisis.B154]-[$analisis.B152])/[$analisis.B153] * ([$analisis.C154]-[$analisis.C152])/[$analisis.C153]" office:value-type="float" office:value="-0.00631256280050181" calcext:value-type="float">
            <text:p>-0.01</text:p>
          </table:table-cell>
          <table:table-cell table:formula="of:=100*(LN([.F25])-LN([.F$129]))" office:value-type="float" office:value="-142.749011755816" calcext:value-type="float">
            <text:p>-142.75</text:p>
          </table:table-cell>
          <table:table-cell table:number-columns-repeated="7"/>
        </table:table-row>
        <table:table-row table:style-name="ro1">
          <table:table-cell table:formula="of:=[$analisis.A154]" office:value-type="string" office:string-value="2020-09-03" calcext:value-type="string">
            <text:p>2020-09-03</text:p>
          </table:table-cell>
          <table:table-cell table:formula="of:=[$analisis.C154]" office:value-type="float" office:value="693975" calcext:value-type="float">
            <text:p>693975</text:p>
          </table:table-cell>
          <table:table-cell table:formula="of:=[$analisis.D154]" office:value-type="float" office:value="1.05" calcext:value-type="float">
            <text:p>1.05</text:p>
          </table:table-cell>
          <table:table-cell table:formula="of:=[$analisis.F154]" office:value-type="float" office:value="1.0301" calcext:value-type="float">
            <text:p>1.0301</text:p>
          </table:table-cell>
          <table:table-cell table:formula="of:=[$analisis.E154]" office:value-type="float" office:value="1.13" calcext:value-type="float">
            <text:p>1.13</text:p>
          </table:table-cell>
          <table:table-cell table:formula="of:=[$analisis.B154]" office:value-type="float" office:value="1.08" calcext:value-type="float">
            <text:p>1.08</text:p>
          </table:table-cell>
          <table:table-cell table:formula="of:=100*(LN([.F26])-LN([.F25]))" office:value-type="float" office:value="0.930239266231353" calcext:value-type="float">
            <text:p>0.93</text:p>
          </table:table-cell>
          <table:table-cell table:formula="of:=100*([.F26]-MIN([$analisis.F141:$analisis.F154]))/(MAX([$analisis.E141:$analisis.E154])-MIN([$analisis.F141:$analisis.F154]))" office:value-type="float" office:value="7.81250000000001" calcext:value-type="float">
            <text:p>7.81</text:p>
          </table:table-cell>
          <table:table-cell table:formula="of:=100*([.F26]-MIN([$analisis.F125:$analisis.F154]))/(MAX([$analisis.E125:$analisis.E154])-MIN([$analisis.F125:$analisis.F154]))" office:value-type="float" office:value="33.3333333333333" calcext:value-type="float">
            <text:p>33.33</text:p>
          </table:table-cell>
          <table:table-cell table:formula="of:=([$analisis.B155]-[$analisis.B153])/[$analisis.B154] * ([$analisis.C155]-[$analisis.C153])/[$analisis.C154]" office:value-type="float" office:value="0.00704696374749331" calcext:value-type="float">
            <text:p>0.01</text:p>
          </table:table-cell>
          <table:table-cell table:formula="of:=100*(LN([.F26])-LN([.F$129]))" office:value-type="float" office:value="-141.818772489584" calcext:value-type="float">
            <text:p>-141.82</text:p>
          </table:table-cell>
          <table:table-cell table:number-columns-repeated="7"/>
        </table:table-row>
        <table:table-row table:style-name="ro1">
          <table:table-cell table:formula="of:=[$analisis.A155]" office:value-type="string" office:string-value="2020-09-04" calcext:value-type="string">
            <text:p>2020-09-04</text:p>
          </table:table-cell>
          <table:table-cell table:formula="of:=[$analisis.C155]" office:value-type="float" office:value="1014421" calcext:value-type="float">
            <text:p>1014421</text:p>
          </table:table-cell>
          <table:table-cell table:formula="of:=[$analisis.D155]" office:value-type="float" office:value="1.05" calcext:value-type="float">
            <text:p>1.05</text:p>
          </table:table-cell>
          <table:table-cell table:formula="of:=[$analisis.F155]" office:value-type="float" office:value="0.915" calcext:value-type="float">
            <text:p>0.915</text:p>
          </table:table-cell>
          <table:table-cell table:formula="of:=[$analisis.E155]" office:value-type="float" office:value="1.08" calcext:value-type="float">
            <text:p>1.08</text:p>
          </table:table-cell>
          <table:table-cell table:formula="of:=[$analisis.B155]" office:value-type="float" office:value="1.02" calcext:value-type="float">
            <text:p>1.02</text:p>
          </table:table-cell>
          <table:table-cell table:formula="of:=100*(LN([.F27])-LN([.F26]))" office:value-type="float" office:value="-5.71584138399487" calcext:value-type="float">
            <text:p>-5.72</text:p>
          </table:table-cell>
          <table:table-cell table:formula="of:=100*([.F27]-MIN([$analisis.F142:$analisis.F155]))/(MAX([$analisis.E142:$analisis.E155])-MIN([$analisis.F142:$analisis.F155]))" office:value-type="float" office:value="24.0715268225585" calcext:value-type="float">
            <text:p>24.07</text:p>
          </table:table-cell>
          <table:table-cell table:formula="of:=100*([.F27]-MIN([$analisis.F126:$analisis.F155]))/(MAX([$analisis.E126:$analisis.E155])-MIN([$analisis.F126:$analisis.F155]))" office:value-type="float" office:value="27.6190476190476" calcext:value-type="float">
            <text:p>27.62</text:p>
          </table:table-cell>
          <table:table-cell table:formula="of:=([$analisis.B156]-[$analisis.B154])/[$analisis.B155] * ([$analisis.C156]-[$analisis.C154])/[$analisis.C155]" office:value-type="float" office:value="0.00398264471198107" calcext:value-type="float">
            <text:p>0.00</text:p>
          </table:table-cell>
          <table:table-cell table:formula="of:=100*(LN([.F27])-LN([.F$129]))" office:value-type="float" office:value="-147.534613873579" calcext:value-type="float">
            <text:p>-147.53</text:p>
          </table:table-cell>
          <table:table-cell table:number-columns-repeated="7"/>
        </table:table-row>
        <table:table-row table:style-name="ro1">
          <table:table-cell table:formula="of:=[$analisis.A156]" office:value-type="string" office:string-value="2020-09-08" calcext:value-type="string">
            <text:p>2020-09-08</text:p>
          </table:table-cell>
          <table:table-cell table:formula="of:=[$analisis.C156]" office:value-type="float" office:value="487931" calcext:value-type="float">
            <text:p>487931</text:p>
          </table:table-cell>
          <table:table-cell table:formula="of:=[$analisis.D156]" office:value-type="float" office:value="1" calcext:value-type="float">
            <text:p>1</text:p>
          </table:table-cell>
          <table:table-cell table:formula="of:=[$analisis.F156]" office:value-type="float" office:value="0.95" calcext:value-type="float">
            <text:p>0.95</text:p>
          </table:table-cell>
          <table:table-cell table:formula="of:=[$analisis.E156]" office:value-type="float" office:value="1.0993" calcext:value-type="float">
            <text:p>1.0993</text:p>
          </table:table-cell>
          <table:table-cell table:formula="of:=[$analisis.B156]" office:value-type="float" office:value="1.06" calcext:value-type="float">
            <text:p>1.06</text:p>
          </table:table-cell>
          <table:table-cell table:formula="of:=100*(LN([.F28])-LN([.F27]))" office:value-type="float" office:value="3.84662808277961" calcext:value-type="float">
            <text:p>3.85</text:p>
          </table:table-cell>
          <table:table-cell table:formula="of:=100*([.F28]-MIN([$analisis.F143:$analisis.F156]))/(MAX([$analisis.E143:$analisis.E156])-MIN([$analisis.F143:$analisis.F156]))" office:value-type="float" office:value="33.2416322787712" calcext:value-type="float">
            <text:p>33.24</text:p>
          </table:table-cell>
          <table:table-cell table:formula="of:=100*([.F28]-MIN([$analisis.F127:$analisis.F156]))/(MAX([$analisis.E127:$analisis.E156])-MIN([$analisis.F127:$analisis.F156]))" office:value-type="float" office:value="31.4285714285714" calcext:value-type="float">
            <text:p>31.43</text:p>
          </table:table-cell>
          <table:table-cell table:formula="of:=([$analisis.B157]-[$analisis.B155])/[$analisis.B156] * ([$analisis.C157]-[$analisis.C155])/[$analisis.C156]" office:value-type="float" office:value="-0.0124556545905056" calcext:value-type="float">
            <text:p>-0.01</text:p>
          </table:table-cell>
          <table:table-cell table:formula="of:=100*(LN([.F28])-LN([.F$129]))" office:value-type="float" office:value="-143.6879857908" calcext:value-type="float">
            <text:p>-143.69</text:p>
          </table:table-cell>
          <table:table-cell table:number-columns-repeated="7"/>
        </table:table-row>
        <table:table-row table:style-name="ro1">
          <table:table-cell table:formula="of:=[$analisis.A157]" office:value-type="string" office:string-value="2020-09-09" calcext:value-type="string">
            <text:p>2020-09-09</text:p>
          </table:table-cell>
          <table:table-cell table:formula="of:=[$analisis.C157]" office:value-type="float" office:value="370206" calcext:value-type="float">
            <text:p>370206</text:p>
          </table:table-cell>
          <table:table-cell table:formula="of:=[$analisis.D157]" office:value-type="float" office:value="1.07" calcext:value-type="float">
            <text:p>1.07</text:p>
          </table:table-cell>
          <table:table-cell table:formula="of:=[$analisis.F157]" office:value-type="float" office:value="0.9921" calcext:value-type="float">
            <text:p>0.9921</text:p>
          </table:table-cell>
          <table:table-cell table:formula="of:=[$analisis.E157]" office:value-type="float" office:value="1.0899" calcext:value-type="float">
            <text:p>1.0899</text:p>
          </table:table-cell>
          <table:table-cell table:formula="of:=[$analisis.B157]" office:value-type="float" office:value="1.03" calcext:value-type="float">
            <text:p>1.03</text:p>
          </table:table-cell>
          <table:table-cell table:formula="of:=100*(LN([.F29])-LN([.F28]))" office:value-type="float" office:value="-2.87101058824314" calcext:value-type="float">
            <text:p>-2.87</text:p>
          </table:table-cell>
          <table:table-cell table:formula="of:=100*([.F29]-MIN([$analisis.F144:$analisis.F157]))/(MAX([$analisis.E144:$analisis.E157])-MIN([$analisis.F144:$analisis.F157]))" office:value-type="float" office:value="27.0588235294118" calcext:value-type="float">
            <text:p>27.06</text:p>
          </table:table-cell>
          <table:table-cell table:formula="of:=100*([.F29]-MIN([$analisis.F128:$analisis.F157]))/(MAX([$analisis.E128:$analisis.E157])-MIN([$analisis.F128:$analisis.F157]))" office:value-type="float" office:value="28.5714285714286" calcext:value-type="float">
            <text:p>28.57</text:p>
          </table:table-cell>
          <table:table-cell table:formula="of:=([$analisis.B158]-[$analisis.B156])/[$analisis.B157] * ([$analisis.C158]-[$analisis.C156])/[$analisis.C157]" office:value-type="float" office:value="0.0237905854462871" calcext:value-type="float">
            <text:p>0.02</text:p>
          </table:table-cell>
          <table:table-cell table:formula="of:=100*(LN([.F29])-LN([.F$129]))" office:value-type="float" office:value="-146.558996379043" calcext:value-type="float">
            <text:p>-146.56</text:p>
          </table:table-cell>
          <table:table-cell table:number-columns-repeated="7"/>
        </table:table-row>
        <table:table-row table:style-name="ro1">
          <table:table-cell table:formula="of:=[$analisis.A158]" office:value-type="string" office:string-value="2020-09-10" calcext:value-type="string">
            <text:p>2020-09-10</text:p>
          </table:table-cell>
          <table:table-cell table:formula="of:=[$analisis.C158]" office:value-type="float" office:value="387135" calcext:value-type="float">
            <text:p>387135</text:p>
          </table:table-cell>
          <table:table-cell table:formula="of:=[$analisis.D158]" office:value-type="float" office:value="1.02" calcext:value-type="float">
            <text:p>1.02</text:p>
          </table:table-cell>
          <table:table-cell table:formula="of:=[$analisis.F158]" office:value-type="float" office:value="0.96" calcext:value-type="float">
            <text:p>0.96</text:p>
          </table:table-cell>
          <table:table-cell table:formula="of:=[$analisis.E158]" office:value-type="float" office:value="1.0382" calcext:value-type="float">
            <text:p>1.0382</text:p>
          </table:table-cell>
          <table:table-cell table:formula="of:=[$analisis.B158]" office:value-type="float" office:value="0.97" calcext:value-type="float">
            <text:p>0.97</text:p>
          </table:table-cell>
          <table:table-cell table:formula="of:=100*(LN([.F30])-LN([.F29]))" office:value-type="float" office:value="-6.0018009726253" calcext:value-type="float">
            <text:p>-6.00</text:p>
          </table:table-cell>
          <table:table-cell table:formula="of:=100*([.F30]-MIN([$analisis.F145:$analisis.F158]))/(MAX([$analisis.E145:$analisis.E158])-MIN([$analisis.F145:$analisis.F158]))" office:value-type="float" office:value="12.9411764705882" calcext:value-type="float">
            <text:p>12.94</text:p>
          </table:table-cell>
          <table:table-cell table:formula="of:=100*([.F30]-MIN([$analisis.F129:$analisis.F158]))/(MAX([$analisis.E129:$analisis.E158])-MIN([$analisis.F129:$analisis.F158]))" office:value-type="float" office:value="22.8571428571429" calcext:value-type="float">
            <text:p>22.86</text:p>
          </table:table-cell>
          <table:table-cell table:formula="of:=([$analisis.B159]-[$analisis.B157])/[$analisis.B158] * ([$analisis.C159]-[$analisis.C157])/[$analisis.C158]" office:value-type="float" office:value="-0.0539952138489211" calcext:value-type="float">
            <text:p>-0.05</text:p>
          </table:table-cell>
          <table:table-cell table:formula="of:=100*(LN([.F30])-LN([.F$129]))" office:value-type="float" office:value="-152.560797351668" calcext:value-type="float">
            <text:p>-152.56</text:p>
          </table:table-cell>
          <table:table-cell table:number-columns-repeated="7"/>
        </table:table-row>
        <table:table-row table:style-name="ro1">
          <table:table-cell table:formula="of:=[$analisis.A159]" office:value-type="string" office:string-value="2020-09-11" calcext:value-type="string">
            <text:p>2020-09-11</text:p>
          </table:table-cell>
          <table:table-cell table:formula="of:=[$analisis.C159]" office:value-type="float" office:value="583866" calcext:value-type="float">
            <text:p>583866</text:p>
          </table:table-cell>
          <table:table-cell table:formula="of:=[$analisis.D159]" office:value-type="float" office:value="1" calcext:value-type="float">
            <text:p>1</text:p>
          </table:table-cell>
          <table:table-cell table:formula="of:=[$analisis.F159]" office:value-type="float" office:value="0.93" calcext:value-type="float">
            <text:p>0.93</text:p>
          </table:table-cell>
          <table:table-cell table:formula="of:=[$analisis.E159]" office:value-type="float" office:value="1.01" calcext:value-type="float">
            <text:p>1.01</text:p>
          </table:table-cell>
          <table:table-cell table:formula="of:=[$analisis.B159]" office:value-type="float" office:value="0.9351" calcext:value-type="float">
            <text:p>0.94</text:p>
          </table:table-cell>
          <table:table-cell table:formula="of:=100*(LN([.F31])-LN([.F30]))" office:value-type="float" office:value="-3.66425960560273" calcext:value-type="float">
            <text:p>-3.66</text:p>
          </table:table-cell>
          <table:table-cell table:formula="of:=100*([.F31]-MIN([$analisis.F146:$analisis.F159]))/(MAX([$analisis.E146:$analisis.E159])-MIN([$analisis.F146:$analisis.F159]))" office:value-type="float" office:value="4.72941176470588" calcext:value-type="float">
            <text:p>4.73</text:p>
          </table:table-cell>
          <table:table-cell table:formula="of:=100*([.F31]-MIN([$analisis.F130:$analisis.F159]))/(MAX([$analisis.E130:$analisis.E159])-MIN([$analisis.F130:$analisis.F159]))" office:value-type="float" office:value="16.3216797068436" calcext:value-type="float">
            <text:p>16.32</text:p>
          </table:table-cell>
          <table:table-cell table:formula="of:=([$analisis.B160]-[$analisis.B158])/[$analisis.B159] * ([$analisis.C160]-[$analisis.C158])/[$analisis.C159]" office:value-type="float" office:value="-0.0836269964295525" calcext:value-type="float">
            <text:p>-0.08</text:p>
          </table:table-cell>
          <table:table-cell table:formula="of:=100*(LN([.F31])-LN([.F$129]))" office:value-type="float" office:value="-156.225056957271" calcext:value-type="float">
            <text:p>-156.23</text:p>
          </table:table-cell>
          <table:table-cell table:number-columns-repeated="7"/>
        </table:table-row>
        <table:table-row table:style-name="ro1">
          <table:table-cell table:formula="of:=[$analisis.A160]" office:value-type="string" office:string-value="2020-09-14" calcext:value-type="string">
            <text:p>2020-09-14</text:p>
          </table:table-cell>
          <table:table-cell table:formula="of:=[$analisis.C160]" office:value-type="float" office:value="1146837" calcext:value-type="float">
            <text:p>1146837</text:p>
          </table:table-cell>
          <table:table-cell table:formula="of:=[$analisis.D160]" office:value-type="float" office:value="0.8247" calcext:value-type="float">
            <text:p>0.8247</text:p>
          </table:table-cell>
          <table:table-cell table:formula="of:=[$analisis.F160]" office:value-type="float" office:value="0.8147" calcext:value-type="float">
            <text:p>0.8147</text:p>
          </table:table-cell>
          <table:table-cell table:formula="of:=[$analisis.E160]" office:value-type="float" office:value="0.95" calcext:value-type="float">
            <text:p>0.95</text:p>
          </table:table-cell>
          <table:table-cell table:formula="of:=[$analisis.B160]" office:value-type="float" office:value="0.9099" calcext:value-type="float">
            <text:p>0.91</text:p>
          </table:table-cell>
          <table:table-cell table:formula="of:=100*(LN([.F32])-LN([.F31]))" office:value-type="float" office:value="-2.7318772078756" calcext:value-type="float">
            <text:p>-2.73</text:p>
          </table:table-cell>
          <table:table-cell table:formula="of:=100*([.F32]-MIN([$analisis.F147:$analisis.F160]))/(MAX([$analisis.E147:$analisis.E160])-MIN([$analisis.F147:$analisis.F160]))" office:value-type="float" office:value="18.1229773462783" calcext:value-type="float">
            <text:p>18.12</text:p>
          </table:table-cell>
          <table:table-cell table:formula="of:=100*([.F32]-MIN([$analisis.F131:$analisis.F160]))/(MAX([$analisis.E131:$analisis.E160])-MIN([$analisis.F131:$analisis.F160]))" office:value-type="float" office:value="13.8258888778845" calcext:value-type="float">
            <text:p>13.83</text:p>
          </table:table-cell>
          <table:table-cell table:formula="of:=([$analisis.B161]-[$analisis.B159])/[$analisis.B160] * ([$analisis.C161]-[$analisis.C159])/[$analisis.C160]" office:value-type="float" office:value="-0.00393730502425099" calcext:value-type="float">
            <text:p>0.00</text:p>
          </table:table-cell>
          <table:table-cell table:formula="of:=100*(LN([.F32])-LN([.F$129]))" office:value-type="float" office:value="-158.956934165146" calcext:value-type="float">
            <text:p>-158.96</text:p>
          </table:table-cell>
          <table:table-cell table:number-columns-repeated="7"/>
        </table:table-row>
        <table:table-row table:style-name="ro1">
          <table:table-cell table:formula="of:=[$analisis.A161]" office:value-type="string" office:string-value="2020-09-15" calcext:value-type="string">
            <text:p>2020-09-15</text:p>
          </table:table-cell>
          <table:table-cell table:formula="of:=[$analisis.C161]" office:value-type="float" office:value="627069" calcext:value-type="float">
            <text:p>627069</text:p>
          </table:table-cell>
          <table:table-cell table:formula="of:=[$analisis.D161]" office:value-type="float" office:value="0.89" calcext:value-type="float">
            <text:p>0.89</text:p>
          </table:table-cell>
          <table:table-cell table:formula="of:=[$analisis.F161]" office:value-type="float" office:value="0.831" calcext:value-type="float">
            <text:p>0.831</text:p>
          </table:table-cell>
          <table:table-cell table:formula="of:=[$analisis.E161]" office:value-type="float" office:value="0.93" calcext:value-type="float">
            <text:p>0.93</text:p>
          </table:table-cell>
          <table:table-cell table:formula="of:=[$analisis.B161]" office:value-type="float" office:value="0.84" calcext:value-type="float">
            <text:p>0.84</text:p>
          </table:table-cell>
          <table:table-cell table:formula="of:=100*(LN([.F33])-LN([.F32]))" office:value-type="float" office:value="-7.99328115252859" calcext:value-type="float">
            <text:p>-7.99</text:p>
          </table:table-cell>
          <table:table-cell table:formula="of:=100*([.F33]-MIN([$analisis.F148:$analisis.F161]))/(MAX([$analisis.E148:$analisis.E161])-MIN([$analisis.F148:$analisis.F161]))" office:value-type="float" office:value="4.81629545021892" calcext:value-type="float">
            <text:p>4.82</text:p>
          </table:table-cell>
          <table:table-cell table:formula="of:=100*([.F33]-MIN([$analisis.F132:$analisis.F161]))/(MAX([$analisis.E132:$analisis.E161])-MIN([$analisis.F132:$analisis.F161]))" office:value-type="float" office:value="2.62094685589972" calcext:value-type="float">
            <text:p>2.62</text:p>
          </table:table-cell>
          <table:table-cell table:formula="of:=([$analisis.B162]-[$analisis.B160])/[$analisis.B161] * ([$analisis.C162]-[$analisis.C160])/[$analisis.C161]" office:value-type="float" office:value="0.00518630553985516" calcext:value-type="float">
            <text:p>0.01</text:p>
          </table:table-cell>
          <table:table-cell table:formula="of:=100*(LN([.F33])-LN([.F$129]))" office:value-type="float" office:value="-166.950215317675" calcext:value-type="float">
            <text:p>-166.95</text:p>
          </table:table-cell>
          <table:table-cell table:number-columns-repeated="7"/>
        </table:table-row>
        <table:table-row table:style-name="ro1">
          <table:table-cell table:formula="of:=[$analisis.A162]" office:value-type="string" office:string-value="2020-09-16" calcext:value-type="string">
            <text:p>2020-09-16</text:p>
          </table:table-cell>
          <table:table-cell table:formula="of:=[$analisis.C162]" office:value-type="float" office:value="1057269" calcext:value-type="float">
            <text:p>1057269</text:p>
          </table:table-cell>
          <table:table-cell table:formula="of:=[$analisis.D162]" office:value-type="float" office:value="0.86" calcext:value-type="float">
            <text:p>0.86</text:p>
          </table:table-cell>
          <table:table-cell table:formula="of:=[$analisis.F162]" office:value-type="float" office:value="0.81" calcext:value-type="float">
            <text:p>0.81</text:p>
          </table:table-cell>
          <table:table-cell table:formula="of:=[$analisis.E162]" office:value-type="float" office:value="0.89" calcext:value-type="float">
            <text:p>0.89</text:p>
          </table:table-cell>
          <table:table-cell table:formula="of:=[$analisis.B162]" office:value-type="float" office:value="0.8794" calcext:value-type="float">
            <text:p>0.88</text:p>
          </table:table-cell>
          <table:table-cell table:formula="of:=100*(LN([.F34])-LN([.F33]))" office:value-type="float" office:value="4.58379649093504" calcext:value-type="float">
            <text:p>4.58</text:p>
          </table:table-cell>
          <table:table-cell table:formula="of:=100*([.F34]-MIN([$analisis.F149:$analisis.F162]))/(MAX([$analisis.E149:$analisis.E162])-MIN([$analisis.F149:$analisis.F162]))" office:value-type="float" office:value="14.7659574468085" calcext:value-type="float">
            <text:p>14.77</text:p>
          </table:table-cell>
          <table:table-cell table:formula="of:=100*([.F34]-MIN([$analisis.F133:$analisis.F162]))/(MAX([$analisis.E133:$analisis.E162])-MIN([$analisis.F133:$analisis.F162]))" office:value-type="float" office:value="7.15463917525772" calcext:value-type="float">
            <text:p>7.15</text:p>
          </table:table-cell>
          <table:table-cell table:formula="of:=([$analisis.B163]-[$analisis.B161])/[$analisis.B162] * ([$analisis.C163]-[$analisis.C161])/[$analisis.C162]" office:value-type="float" office:value="0.0261675768812954" calcext:value-type="float">
            <text:p>0.03</text:p>
          </table:table-cell>
          <table:table-cell table:formula="of:=100*(LN([.F34])-LN([.F$129]))" office:value-type="float" office:value="-162.36641882674" calcext:value-type="float">
            <text:p>-162.37</text:p>
          </table:table-cell>
          <table:table-cell table:number-columns-repeated="7"/>
        </table:table-row>
        <table:table-row table:style-name="ro1">
          <table:table-cell table:formula="of:=[$analisis.A163]" office:value-type="string" office:string-value="2020-09-17" calcext:value-type="string">
            <text:p>2020-09-17</text:p>
          </table:table-cell>
          <table:table-cell table:formula="of:=[$analisis.C163]" office:value-type="float" office:value="1302892" calcext:value-type="float">
            <text:p>1302892</text:p>
          </table:table-cell>
          <table:table-cell table:formula="of:=[$analisis.D163]" office:value-type="float" office:value="0.8295" calcext:value-type="float">
            <text:p>0.8295</text:p>
          </table:table-cell>
          <table:table-cell table:formula="of:=[$analisis.F163]" office:value-type="float" office:value="0.792" calcext:value-type="float">
            <text:p>0.792</text:p>
          </table:table-cell>
          <table:table-cell table:formula="of:=[$analisis.E163]" office:value-type="float" office:value="0.876" calcext:value-type="float">
            <text:p>0.876</text:p>
          </table:table-cell>
          <table:table-cell table:formula="of:=[$analisis.B163]" office:value-type="float" office:value="0.876" calcext:value-type="float">
            <text:p>0.88</text:p>
          </table:table-cell>
          <table:table-cell table:formula="of:=100*(LN([.F35])-LN([.F34]))" office:value-type="float" office:value="-0.387376581031826" calcext:value-type="float">
            <text:p>-0.39</text:p>
          </table:table-cell>
          <table:table-cell table:formula="of:=100*([.F35]-MIN([$analisis.F150:$analisis.F163]))/(MAX([$analisis.E150:$analisis.E163])-MIN([$analisis.F150:$analisis.F163]))" office:value-type="float" office:value="17.2131147540984" calcext:value-type="float">
            <text:p>17.21</text:p>
          </table:table-cell>
          <table:table-cell table:formula="of:=100*([.F35]-MIN([$analisis.F134:$analisis.F163]))/(MAX([$analisis.E134:$analisis.E163])-MIN([$analisis.F134:$analisis.F163]))" office:value-type="float" office:value="8.50202429149797" calcext:value-type="float">
            <text:p>8.50</text:p>
          </table:table-cell>
          <table:table-cell table:formula="of:=([$analisis.B164]-[$analisis.B162])/[$analisis.B163] * ([$analisis.C164]-[$analisis.C162])/[$analisis.C163]" office:value-type="float" office:value="0.0325251856821167" calcext:value-type="float">
            <text:p>0.03</text:p>
          </table:table-cell>
          <table:table-cell table:formula="of:=100*(LN([.F35])-LN([.F$129]))" office:value-type="float" office:value="-162.753795407772" calcext:value-type="float">
            <text:p>-162.75</text:p>
          </table:table-cell>
          <table:table-cell table:number-columns-repeated="7"/>
        </table:table-row>
        <table:table-row table:style-name="ro1">
          <table:table-cell table:formula="of:=[$analisis.A164]" office:value-type="string" office:string-value="2020-09-18" calcext:value-type="string">
            <text:p>2020-09-18</text:p>
          </table:table-cell>
          <table:table-cell table:formula="of:=[$analisis.C164]" office:value-type="float" office:value="1992334" calcext:value-type="float">
            <text:p>1992334</text:p>
          </table:table-cell>
          <table:table-cell table:formula="of:=[$analisis.D164]" office:value-type="float" office:value="0.89" calcext:value-type="float">
            <text:p>0.89</text:p>
          </table:table-cell>
          <table:table-cell table:formula="of:=[$analisis.F164]" office:value-type="float" office:value="0.86" calcext:value-type="float">
            <text:p>0.86</text:p>
          </table:table-cell>
          <table:table-cell table:formula="of:=[$analisis.E164]" office:value-type="float" office:value="0.97" calcext:value-type="float">
            <text:p>0.97</text:p>
          </table:table-cell>
          <table:table-cell table:formula="of:=[$analisis.B164]" office:value-type="float" office:value="0.9191" calcext:value-type="float">
            <text:p>0.92</text:p>
          </table:table-cell>
          <table:table-cell table:formula="of:=100*(LN([.F36])-LN([.F35]))" office:value-type="float" office:value="4.80288394276724" calcext:value-type="float">
            <text:p>4.80</text:p>
          </table:table-cell>
          <table:table-cell table:formula="of:=100*([.F36]-MIN([$analisis.F151:$analisis.F164]))/(MAX([$analisis.E151:$analisis.E164])-MIN([$analisis.F151:$analisis.F164]))" office:value-type="float" office:value="26.0450819672131" calcext:value-type="float">
            <text:p>26.05</text:p>
          </table:table-cell>
          <table:table-cell table:formula="of:=100*([.F36]-MIN([$analisis.F135:$analisis.F164]))/(MAX([$analisis.E135:$analisis.E164])-MIN([$analisis.F135:$analisis.F164]))" office:value-type="float" office:value="12.8643724696356" calcext:value-type="float">
            <text:p>12.86</text:p>
          </table:table-cell>
          <table:table-cell table:formula="of:=([$analisis.B165]-[$analisis.B163])/[$analisis.B164] * ([$analisis.C165]-[$analisis.C163])/[$analisis.C164]" office:value-type="float" office:value="-0.00720992483785606" calcext:value-type="float">
            <text:p>-0.01</text:p>
          </table:table-cell>
          <table:table-cell table:formula="of:=100*(LN([.F36])-LN([.F$129]))" office:value-type="float" office:value="-157.950911465005" calcext:value-type="float">
            <text:p>-157.95</text:p>
          </table:table-cell>
          <table:table-cell table:number-columns-repeated="7"/>
        </table:table-row>
        <table:table-row table:style-name="ro1">
          <table:table-cell table:formula="of:=[$analisis.A165]" office:value-type="string" office:string-value="2020-09-21" calcext:value-type="string">
            <text:p>2020-09-21</text:p>
          </table:table-cell>
          <table:table-cell table:formula="of:=[$analisis.C165]" office:value-type="float" office:value="908788" calcext:value-type="float">
            <text:p>908788</text:p>
          </table:table-cell>
          <table:table-cell table:formula="of:=[$analisis.D165]" office:value-type="float" office:value="0.93" calcext:value-type="float">
            <text:p>0.93</text:p>
          </table:table-cell>
          <table:table-cell table:formula="of:=[$analisis.F165]" office:value-type="float" office:value="0.8662" calcext:value-type="float">
            <text:p>0.8662</text:p>
          </table:table-cell>
          <table:table-cell table:formula="of:=[$analisis.E165]" office:value-type="float" office:value="0.9482" calcext:value-type="float">
            <text:p>0.9482</text:p>
          </table:table-cell>
          <table:table-cell table:formula="of:=[$analisis.B165]" office:value-type="float" office:value="0.9095" calcext:value-type="float">
            <text:p>0.91</text:p>
          </table:table-cell>
          <table:table-cell table:formula="of:=100*(LN([.F37])-LN([.F36]))" office:value-type="float" office:value="-1.04999324058869" calcext:value-type="float">
            <text:p>-1.05</text:p>
          </table:table-cell>
          <table:table-cell table:formula="of:=100*([.F37]-MIN([$analisis.F152:$analisis.F165]))/(MAX([$analisis.E152:$analisis.E165])-MIN([$analisis.F152:$analisis.F165]))" office:value-type="float" office:value="29.5226130653266" calcext:value-type="float">
            <text:p>29.52</text:p>
          </table:table-cell>
          <table:table-cell table:formula="of:=100*([.F37]-MIN([$analisis.F136:$analisis.F165]))/(MAX([$analisis.E136:$analisis.E165])-MIN([$analisis.F136:$analisis.F165]))" office:value-type="float" office:value="11.8927125506073" calcext:value-type="float">
            <text:p>11.89</text:p>
          </table:table-cell>
          <table:table-cell table:formula="of:=([$analisis.B166]-[$analisis.B164])/[$analisis.B165] * ([$analisis.C166]-[$analisis.C164])/[$analisis.C165]" office:value-type="float" office:value="0.0862245848969984" calcext:value-type="float">
            <text:p>0.09</text:p>
          </table:table-cell>
          <table:table-cell table:formula="of:=100*(LN([.F37])-LN([.F$129]))" office:value-type="float" office:value="-159.000904705593" calcext:value-type="float">
            <text:p>-159.00</text:p>
          </table:table-cell>
          <table:table-cell table:number-columns-repeated="7"/>
        </table:table-row>
        <table:table-row table:style-name="ro1">
          <table:table-cell table:formula="of:=[$analisis.A166]" office:value-type="string" office:string-value="2020-09-22" calcext:value-type="string">
            <text:p>2020-09-22</text:p>
          </table:table-cell>
          <table:table-cell table:formula="of:=[$analisis.C166]" office:value-type="float" office:value="408594" calcext:value-type="float">
            <text:p>408594</text:p>
          </table:table-cell>
          <table:table-cell table:formula="of:=[$analisis.D166]" office:value-type="float" office:value="0.873" calcext:value-type="float">
            <text:p>0.873</text:p>
          </table:table-cell>
          <table:table-cell table:formula="of:=[$analisis.F166]" office:value-type="float" office:value="0.8465" calcext:value-type="float">
            <text:p>0.8465</text:p>
          </table:table-cell>
          <table:table-cell table:formula="of:=[$analisis.E166]" office:value-type="float" office:value="0.903" calcext:value-type="float">
            <text:p>0.903</text:p>
          </table:table-cell>
          <table:table-cell table:formula="of:=[$analisis.B166]" office:value-type="float" office:value="0.8741" calcext:value-type="float">
            <text:p>0.87</text:p>
          </table:table-cell>
          <table:table-cell table:formula="of:=100*(LN([.F38])-LN([.F37]))" office:value-type="float" office:value="-3.97002123717347" calcext:value-type="float">
            <text:p>-3.97</text:p>
          </table:table-cell>
          <table:table-cell table:formula="of:=100*([.F38]-MIN([$analisis.F153:$analisis.F166]))/(MAX([$analisis.E153:$analisis.E166])-MIN([$analisis.F153:$analisis.F166]))" office:value-type="float" office:value="23.5919540229885" calcext:value-type="float">
            <text:p>23.59</text:p>
          </table:table-cell>
          <table:table-cell table:formula="of:=100*([.F38]-MIN([$analisis.F137:$analisis.F166]))/(MAX([$analisis.E137:$analisis.E166])-MIN([$analisis.F137:$analisis.F166]))" office:value-type="float" office:value="8.30971659919028" calcext:value-type="float">
            <text:p>8.31</text:p>
          </table:table-cell>
          <table:table-cell table:formula="of:=([$analisis.B167]-[$analisis.B165])/[$analisis.B166] * ([$analisis.C167]-[$analisis.C165])/[$analisis.C166]" office:value-type="float" office:value="0.00544823889015696" calcext:value-type="float">
            <text:p>0.01</text:p>
          </table:table-cell>
          <table:table-cell table:formula="of:=100*(LN([.F38])-LN([.F$129]))" office:value-type="float" office:value="-162.970925942767" calcext:value-type="float">
            <text:p>-162.97</text:p>
          </table:table-cell>
          <table:table-cell table:number-columns-repeated="7"/>
        </table:table-row>
        <table:table-row table:style-name="ro1">
          <table:table-cell table:formula="of:=[$analisis.A167]" office:value-type="string" office:string-value="2020-09-23" calcext:value-type="string">
            <text:p>2020-09-23</text:p>
          </table:table-cell>
          <table:table-cell table:formula="of:=[$analisis.C167]" office:value-type="float" office:value="4800487" calcext:value-type="float">
            <text:p>4800487</text:p>
          </table:table-cell>
          <table:table-cell table:formula="of:=[$analisis.D167]" office:value-type="float" office:value="0.85" calcext:value-type="float">
            <text:p>0.85</text:p>
          </table:table-cell>
          <table:table-cell table:formula="of:=[$analisis.F167]" office:value-type="float" office:value="0.85" calcext:value-type="float">
            <text:p>0.85</text:p>
          </table:table-cell>
          <table:table-cell table:formula="of:=[$analisis.E167]" office:value-type="float" office:value="1.27" calcext:value-type="float">
            <text:p>1.27</text:p>
          </table:table-cell>
          <table:table-cell table:formula="of:=[$analisis.B167]" office:value-type="float" office:value="0.91" calcext:value-type="float">
            <text:p>0.91</text:p>
          </table:table-cell>
          <table:table-cell table:formula="of:=100*(LN([.F39])-LN([.F38]))" office:value-type="float" office:value="4.02498139244535" calcext:value-type="float">
            <text:p>4.02</text:p>
          </table:table-cell>
          <table:table-cell table:formula="of:=100*([.F39]-MIN([$analisis.F154:$analisis.F167]))/(MAX([$analisis.E154:$analisis.E167])-MIN([$analisis.F154:$analisis.F167]))" office:value-type="float" office:value="24.6861924686192" calcext:value-type="float">
            <text:p>24.69</text:p>
          </table:table-cell>
          <table:table-cell table:formula="of:=100*([.F39]-MIN([$analisis.F138:$analisis.F167]))/(MAX([$analisis.E138:$analisis.E167])-MIN([$analisis.F138:$analisis.F167]))" office:value-type="float" office:value="11.9433198380567" calcext:value-type="float">
            <text:p>11.94</text:p>
          </table:table-cell>
          <table:table-cell table:formula="of:=([$analisis.B168]-[$analisis.B166])/[$analisis.B167] * ([$analisis.C168]-[$analisis.C166])/[$analisis.C167]" office:value-type="float" office:value="0.219182468751219" calcext:value-type="float">
            <text:p>0.22</text:p>
          </table:table-cell>
          <table:table-cell table:formula="of:=100*(LN([.F39])-LN([.F$129]))" office:value-type="float" office:value="-158.945944550321" calcext:value-type="float">
            <text:p>-158.95</text:p>
          </table:table-cell>
          <table:table-cell table:number-columns-repeated="7"/>
        </table:table-row>
        <table:table-row table:style-name="ro1">
          <table:table-cell table:formula="of:=[$analisis.A168]" office:value-type="string" office:string-value="2020-09-24" calcext:value-type="string">
            <text:p>2020-09-24</text:p>
          </table:table-cell>
          <table:table-cell table:formula="of:=[$analisis.C168]" office:value-type="float" office:value="8889428" calcext:value-type="float">
            <text:p>8889428</text:p>
          </table:table-cell>
          <table:table-cell table:formula="of:=[$analisis.D168]" office:value-type="float" office:value="1.1" calcext:value-type="float">
            <text:p>1.1</text:p>
          </table:table-cell>
          <table:table-cell table:formula="of:=[$analisis.F168]" office:value-type="float" office:value="0.9119" calcext:value-type="float">
            <text:p>0.9119</text:p>
          </table:table-cell>
          <table:table-cell table:formula="of:=[$analisis.E168]" office:value-type="float" office:value="1.18" calcext:value-type="float">
            <text:p>1.18</text:p>
          </table:table-cell>
          <table:table-cell table:formula="of:=[$analisis.B168]" office:value-type="float" office:value="0.987" calcext:value-type="float">
            <text:p>0.99</text:p>
          </table:table-cell>
          <table:table-cell table:formula="of:=100*(LN([.F40])-LN([.F39]))" office:value-type="float" office:value="8.12254399225858" calcext:value-type="float">
            <text:p>8.12</text:p>
          </table:table-cell>
          <table:table-cell table:formula="of:=100*([.F40]-MIN([$analisis.F155:$analisis.F168]))/(MAX([$analisis.E155:$analisis.E168])-MIN([$analisis.F155:$analisis.F168]))" office:value-type="float" office:value="40.7949790794979" calcext:value-type="float">
            <text:p>40.79</text:p>
          </table:table-cell>
          <table:table-cell table:formula="of:=100*([.F40]-MIN([$analisis.F139:$analisis.F168]))/(MAX([$analisis.E139:$analisis.E168])-MIN([$analisis.F139:$analisis.F168]))" office:value-type="float" office:value="22.2095671981777" calcext:value-type="float">
            <text:p>22.21</text:p>
          </table:table-cell>
          <table:table-cell table:formula="of:=([$analisis.B169]-[$analisis.B167])/[$analisis.B168] * ([$analisis.C169]-[$analisis.C167])/[$analisis.C168]" office:value-type="float" office:value="0.0624249054188481" calcext:value-type="float">
            <text:p>0.06</text:p>
          </table:table-cell>
          <table:table-cell table:formula="of:=100*(LN([.F40])-LN([.F$129]))" office:value-type="float" office:value="-150.823400558063" calcext:value-type="float">
            <text:p>-150.82</text:p>
          </table:table-cell>
          <table:table-cell table:number-columns-repeated="7"/>
        </table:table-row>
        <table:table-row table:style-name="ro1">
          <table:table-cell table:formula="of:=[$analisis.A169]" office:value-type="string" office:string-value="2020-09-25" calcext:value-type="string">
            <text:p>2020-09-25</text:p>
          </table:table-cell>
          <table:table-cell table:formula="of:=[$analisis.C169]" office:value-type="float" office:value="8712685" calcext:value-type="float">
            <text:p>8712685</text:p>
          </table:table-cell>
          <table:table-cell table:formula="of:=[$analisis.D169]" office:value-type="float" office:value="1.24" calcext:value-type="float">
            <text:p>1.24</text:p>
          </table:table-cell>
          <table:table-cell table:formula="of:=[$analisis.F169]" office:value-type="float" office:value="0.96" calcext:value-type="float">
            <text:p>0.96</text:p>
          </table:table-cell>
          <table:table-cell table:formula="of:=[$analisis.E169]" office:value-type="float" office:value="1.25" calcext:value-type="float">
            <text:p>1.25</text:p>
          </table:table-cell>
          <table:table-cell table:formula="of:=[$analisis.B169]" office:value-type="float" office:value="1.05" calcext:value-type="float">
            <text:p>1.05</text:p>
          </table:table-cell>
          <table:table-cell table:formula="of:=100*(LN([.F41])-LN([.F40]))" office:value-type="float" office:value="6.18754037180875" calcext:value-type="float">
            <text:p>6.19</text:p>
          </table:table-cell>
          <table:table-cell table:formula="of:=100*([.F41]-MIN([$analisis.F156:$analisis.F169]))/(MAX([$analisis.E156:$analisis.E169])-MIN([$analisis.F156:$analisis.F169]))" office:value-type="float" office:value="53.9748953974895" calcext:value-type="float">
            <text:p>53.97</text:p>
          </table:table-cell>
          <table:table-cell table:formula="of:=100*([.F41]-MIN([$analisis.F140:$analisis.F169]))/(MAX([$analisis.E140:$analisis.E169])-MIN([$analisis.F140:$analisis.F169]))" office:value-type="float" office:value="29.3849658314351" calcext:value-type="float">
            <text:p>29.38</text:p>
          </table:table-cell>
          <table:table-cell table:formula="of:=([$analisis.B170]-[$analisis.B168])/[$analisis.B169] * ([$analisis.C170]-[$analisis.C168])/[$analisis.C169]" office:value-type="float" office:value="-0.00751296070040411" calcext:value-type="float">
            <text:p>-0.01</text:p>
          </table:table-cell>
          <table:table-cell table:formula="of:=100*(LN([.F41])-LN([.F$129]))" office:value-type="float" office:value="-144.635860186254" calcext:value-type="float">
            <text:p>-144.64</text:p>
          </table:table-cell>
          <table:table-cell table:number-columns-repeated="7"/>
        </table:table-row>
        <table:table-row table:style-name="ro1">
          <table:table-cell table:formula="of:=[$analisis.A170]" office:value-type="string" office:string-value="2020-09-28" calcext:value-type="string">
            <text:p>2020-09-28</text:p>
          </table:table-cell>
          <table:table-cell table:formula="of:=[$analisis.C170]" office:value-type="float" office:value="2343622" calcext:value-type="float">
            <text:p>2343622</text:p>
          </table:table-cell>
          <table:table-cell table:formula="of:=[$analisis.D170]" office:value-type="float" office:value="1" calcext:value-type="float">
            <text:p>1</text:p>
          </table:table-cell>
          <table:table-cell table:formula="of:=[$analisis.F170]" office:value-type="float" office:value="0.9606" calcext:value-type="float">
            <text:p>0.9606</text:p>
          </table:table-cell>
          <table:table-cell table:formula="of:=[$analisis.E170]" office:value-type="float" office:value="1.07" calcext:value-type="float">
            <text:p>1.07</text:p>
          </table:table-cell>
          <table:table-cell table:formula="of:=[$analisis.B170]" office:value-type="float" office:value="0.9975" calcext:value-type="float">
            <text:p>1.00</text:p>
          </table:table-cell>
          <table:table-cell table:formula="of:=100*(LN([.F42])-LN([.F41]))" office:value-type="float" office:value="-5.12932943875505" calcext:value-type="float">
            <text:p>-5.13</text:p>
          </table:table-cell>
          <table:table-cell table:formula="of:=100*([.F42]-MIN([$analisis.F157:$analisis.F170]))/(MAX([$analisis.E157:$analisis.E170])-MIN([$analisis.F157:$analisis.F170]))" office:value-type="float" office:value="42.9916317991632" calcext:value-type="float">
            <text:p>42.99</text:p>
          </table:table-cell>
          <table:table-cell table:formula="of:=100*([.F42]-MIN([$analisis.F141:$analisis.F170]))/(MAX([$analisis.E141:$analisis.E170])-MIN([$analisis.F141:$analisis.F170]))" office:value-type="float" office:value="23.4054669703872" calcext:value-type="float">
            <text:p>23.41</text:p>
          </table:table-cell>
          <table:table-cell table:formula="of:=([$analisis.B171]-[$analisis.B169])/[$analisis.B170] * ([$analisis.C171]-[$analisis.C169])/[$analisis.C170]" office:value-type="float" office:value="0.131089202459747" calcext:value-type="float">
            <text:p>0.13</text:p>
          </table:table-cell>
          <table:table-cell table:formula="of:=100*(LN([.F42])-LN([.F$129]))" office:value-type="float" office:value="-149.765189625009" calcext:value-type="float">
            <text:p>-149.77</text:p>
          </table:table-cell>
          <table:table-cell table:number-columns-repeated="7"/>
        </table:table-row>
        <table:table-row table:style-name="ro1">
          <table:table-cell table:formula="of:=[$analisis.A171]" office:value-type="string" office:string-value="2020-09-29" calcext:value-type="string">
            <text:p>2020-09-29</text:p>
          </table:table-cell>
          <table:table-cell table:formula="of:=[$analisis.C171]" office:value-type="float" office:value="1051298" calcext:value-type="float">
            <text:p>1051298</text:p>
          </table:table-cell>
          <table:table-cell table:formula="of:=[$analisis.D171]" office:value-type="float" office:value="0.982" calcext:value-type="float">
            <text:p>0.982</text:p>
          </table:table-cell>
          <table:table-cell table:formula="of:=[$analisis.F171]" office:value-type="float" office:value="0.9501" calcext:value-type="float">
            <text:p>0.9501</text:p>
          </table:table-cell>
          <table:table-cell table:formula="of:=[$analisis.E171]" office:value-type="float" office:value="1.03" calcext:value-type="float">
            <text:p>1.03</text:p>
          </table:table-cell>
          <table:table-cell table:formula="of:=[$analisis.B171]" office:value-type="float" office:value="1.01" calcext:value-type="float">
            <text:p>1.01</text:p>
          </table:table-cell>
          <table:table-cell table:formula="of:=100*(LN([.F43])-LN([.F42]))" office:value-type="float" office:value="1.24534610712866" calcext:value-type="float">
            <text:p>1.25</text:p>
          </table:table-cell>
          <table:table-cell table:formula="of:=100*([.F43]-MIN([$analisis.F158:$analisis.F171]))/(MAX([$analisis.E158:$analisis.E171])-MIN([$analisis.F158:$analisis.F171]))" office:value-type="float" office:value="45.6066945606695" calcext:value-type="float">
            <text:p>45.61</text:p>
          </table:table-cell>
          <table:table-cell table:formula="of:=100*([.F43]-MIN([$analisis.F142:$analisis.F171]))/(MAX([$analisis.E142:$analisis.E171])-MIN([$analisis.F142:$analisis.F171]))" office:value-type="float" office:value="38.9842632331903" calcext:value-type="float">
            <text:p>38.98</text:p>
          </table:table-cell>
          <table:table-cell table:formula="of:=([$analisis.B172]-[$analisis.B170])/[$analisis.B171] * ([$analisis.C172]-[$analisis.C170])/[$analisis.C171]" office:value-type="float" office:value="-0.0143720024443521" calcext:value-type="float">
            <text:p>-0.01</text:p>
          </table:table-cell>
          <table:table-cell table:formula="of:=100*(LN([.F43])-LN([.F$129]))" office:value-type="float" office:value="-148.51984351788" calcext:value-type="float">
            <text:p>-148.52</text:p>
          </table:table-cell>
          <table:table-cell table:number-columns-repeated="7"/>
        </table:table-row>
        <table:table-row table:style-name="ro1">
          <table:table-cell table:formula="of:=[$analisis.A172]" office:value-type="string" office:string-value="2020-09-30" calcext:value-type="string">
            <text:p>2020-09-30</text:p>
          </table:table-cell>
          <table:table-cell table:formula="of:=[$analisis.C172]" office:value-type="float" office:value="1122794" calcext:value-type="float">
            <text:p>1122794</text:p>
          </table:table-cell>
          <table:table-cell table:formula="of:=[$analisis.D172]" office:value-type="float" office:value="0.99" calcext:value-type="float">
            <text:p>0.99</text:p>
          </table:table-cell>
          <table:table-cell table:formula="of:=[$analisis.F172]" office:value-type="float" office:value="0.964" calcext:value-type="float">
            <text:p>0.964</text:p>
          </table:table-cell>
          <table:table-cell table:formula="of:=[$analisis.E172]" office:value-type="float" office:value="1.05" calcext:value-type="float">
            <text:p>1.05</text:p>
          </table:table-cell>
          <table:table-cell table:formula="of:=[$analisis.B172]" office:value-type="float" office:value="1.01" calcext:value-type="float">
            <text:p>1.01</text:p>
          </table:table-cell>
          <table:table-cell table:formula="of:=100*(LN([.F44])-LN([.F43]))" office:value-type="float" office:value="0" calcext:value-type="float">
            <text:p>0.00</text:p>
          </table:table-cell>
          <table:table-cell table:formula="of:=100*([.F44]-MIN([$analisis.F159:$analisis.F172]))/(MAX([$analisis.E159:$analisis.E172])-MIN([$analisis.F159:$analisis.F172]))" office:value-type="float" office:value="45.6066945606695" calcext:value-type="float">
            <text:p>45.61</text:p>
          </table:table-cell>
          <table:table-cell table:formula="of:=100*([.F44]-MIN([$analisis.F143:$analisis.F172]))/(MAX([$analisis.E143:$analisis.E172])-MIN([$analisis.F143:$analisis.F172]))" office:value-type="float" office:value="38.9842632331903" calcext:value-type="float">
            <text:p>38.98</text:p>
          </table:table-cell>
          <table:table-cell table:formula="of:=([$analisis.B173]-[$analisis.B171])/[$analisis.B172] * ([$analisis.C173]-[$analisis.C171])/[$analisis.C172]" office:value-type="float" office:value="0.0573880431272785" calcext:value-type="float">
            <text:p>0.06</text:p>
          </table:table-cell>
          <table:table-cell table:formula="of:=100*(LN([.F44])-LN([.F$129]))" office:value-type="float" office:value="-148.51984351788" calcext:value-type="float">
            <text:p>-148.52</text:p>
          </table:table-cell>
          <table:table-cell table:number-columns-repeated="7"/>
        </table:table-row>
        <table:table-row table:style-name="ro1">
          <table:table-cell table:formula="of:=[$analisis.A173]" office:value-type="string" office:string-value="2020-10-01" calcext:value-type="string">
            <text:p>2020-10-01</text:p>
          </table:table-cell>
          <table:table-cell table:formula="of:=[$analisis.C173]" office:value-type="float" office:value="3220608" calcext:value-type="float">
            <text:p>3220608</text:p>
          </table:table-cell>
          <table:table-cell table:formula="of:=[$analisis.D173]" office:value-type="float" office:value="1.02" calcext:value-type="float">
            <text:p>1.02</text:p>
          </table:table-cell>
          <table:table-cell table:formula="of:=[$analisis.F173]" office:value-type="float" office:value="0.9935" calcext:value-type="float">
            <text:p>0.9935</text:p>
          </table:table-cell>
          <table:table-cell table:formula="of:=[$analisis.E173]" office:value-type="float" office:value="1.13" calcext:value-type="float">
            <text:p>1.13</text:p>
          </table:table-cell>
          <table:table-cell table:formula="of:=[$analisis.B173]" office:value-type="float" office:value="1.04" calcext:value-type="float">
            <text:p>1.04</text:p>
          </table:table-cell>
          <table:table-cell table:formula="of:=100*(LN([.F45])-LN([.F44]))" office:value-type="float" office:value="2.92703823001132" calcext:value-type="float">
            <text:p>2.93</text:p>
          </table:table-cell>
          <table:table-cell table:formula="of:=100*([.F45]-MIN([$analisis.F160:$analisis.F173]))/(MAX([$analisis.E160:$analisis.E173])-MIN([$analisis.F160:$analisis.F173]))" office:value-type="float" office:value="51.8828451882845" calcext:value-type="float">
            <text:p>51.88</text:p>
          </table:table-cell>
          <table:table-cell table:formula="of:=100*([.F45]-MIN([$analisis.F144:$analisis.F173]))/(MAX([$analisis.E144:$analisis.E173])-MIN([$analisis.F144:$analisis.F173]))" office:value-type="float" office:value="45.2554744525548" calcext:value-type="float">
            <text:p>45.26</text:p>
          </table:table-cell>
          <table:table-cell table:formula="of:=([$analisis.B174]-[$analisis.B172])/[$analisis.B173] * ([$analisis.C174]-[$analisis.C172])/[$analisis.C173]" office:value-type="float" office:value="0.0101426500834625" calcext:value-type="float">
            <text:p>0.01</text:p>
          </table:table-cell>
          <table:table-cell table:formula="of:=100*(LN([.F45])-LN([.F$129]))" office:value-type="float" office:value="-145.592805287869" calcext:value-type="float">
            <text:p>-145.59</text:p>
          </table:table-cell>
          <table:table-cell table:number-columns-repeated="7"/>
        </table:table-row>
        <table:table-row table:style-name="ro1">
          <table:table-cell table:formula="of:=[$analisis.A174]" office:value-type="string" office:string-value="2020-10-02" calcext:value-type="string">
            <text:p>2020-10-02</text:p>
          </table:table-cell>
          <table:table-cell table:formula="of:=[$analisis.C174]" office:value-type="float" office:value="1972097" calcext:value-type="float">
            <text:p>1972097</text:p>
          </table:table-cell>
          <table:table-cell table:formula="of:=[$analisis.D174]" office:value-type="float" office:value="0.98" calcext:value-type="float">
            <text:p>0.98</text:p>
          </table:table-cell>
          <table:table-cell table:formula="of:=[$analisis.F174]" office:value-type="float" office:value="0.972" calcext:value-type="float">
            <text:p>0.972</text:p>
          </table:table-cell>
          <table:table-cell table:formula="of:=[$analisis.E174]" office:value-type="float" office:value="1.1" calcext:value-type="float">
            <text:p>1.1</text:p>
          </table:table-cell>
          <table:table-cell table:formula="of:=[$analisis.B174]" office:value-type="float" office:value="1.05" calcext:value-type="float">
            <text:p>1.05</text:p>
          </table:table-cell>
          <table:table-cell table:formula="of:=100*(LN([.F46])-LN([.F45]))" office:value-type="float" office:value="0.956945101615071" calcext:value-type="float">
            <text:p>0.96</text:p>
          </table:table-cell>
          <table:table-cell table:formula="of:=100*([.F46]-MIN([$analisis.F161:$analisis.F174]))/(MAX([$analisis.E161:$analisis.E174])-MIN([$analisis.F161:$analisis.F174]))" office:value-type="float" office:value="53.9748953974895" calcext:value-type="float">
            <text:p>53.97</text:p>
          </table:table-cell>
          <table:table-cell table:formula="of:=100*([.F46]-MIN([$analisis.F145:$analisis.F174]))/(MAX([$analisis.E145:$analisis.E174])-MIN([$analisis.F145:$analisis.F174]))" office:value-type="float" office:value="47.0802919708029" calcext:value-type="float">
            <text:p>47.08</text:p>
          </table:table-cell>
          <table:table-cell table:formula="of:=([$analisis.B175]-[$analisis.B173])/[$analisis.B174] * ([$analisis.C175]-[$analisis.C173])/[$analisis.C174]" office:value-type="float" office:value="3.16611024421502" calcext:value-type="float">
            <text:p>3.17</text:p>
          </table:table-cell>
          <table:table-cell table:formula="of:=100*(LN([.F46])-LN([.F$129]))" office:value-type="float" office:value="-144.635860186254" calcext:value-type="float">
            <text:p>-144.64</text:p>
          </table:table-cell>
          <table:table-cell table:number-columns-repeated="7"/>
        </table:table-row>
        <table:table-row table:style-name="ro1">
          <table:table-cell table:formula="of:=[$analisis.A175]" office:value-type="string" office:string-value="2020-10-05" calcext:value-type="string">
            <text:p>2020-10-05</text:p>
          </table:table-cell>
          <table:table-cell table:formula="of:=[$analisis.C175]" office:value-type="float" office:value="27502350" calcext:value-type="float">
            <text:p>27502350</text:p>
          </table:table-cell>
          <table:table-cell table:formula="of:=[$analisis.D175]" office:value-type="float" office:value="1.05" calcext:value-type="float">
            <text:p>1.05</text:p>
          </table:table-cell>
          <table:table-cell table:formula="of:=[$analisis.F175]" office:value-type="float" office:value="1.05" calcext:value-type="float">
            <text:p>1.05</text:p>
          </table:table-cell>
          <table:table-cell table:formula="of:=[$analisis.E175]" office:value-type="float" office:value="1.35" calcext:value-type="float">
            <text:p>1.35</text:p>
          </table:table-cell>
          <table:table-cell table:formula="of:=[$analisis.B175]" office:value-type="float" office:value="1.31" calcext:value-type="float">
            <text:p>1.31</text:p>
          </table:table-cell>
          <table:table-cell table:formula="of:=100*(LN([.F47])-LN([.F46]))" office:value-type="float" office:value="22.1236973043628" calcext:value-type="float">
            <text:p>22.12</text:p>
          </table:table-cell>
          <table:table-cell table:formula="of:=100*([.F47]-MIN([$analisis.F162:$analisis.F175]))/(MAX([$analisis.E162:$analisis.E175])-MIN([$analisis.F162:$analisis.F175]))" office:value-type="float" office:value="92.831541218638" calcext:value-type="float">
            <text:p>92.83</text:p>
          </table:table-cell>
          <table:table-cell table:formula="of:=100*([.F47]-MIN([$analisis.F146:$analisis.F175]))/(MAX([$analisis.E146:$analisis.E175])-MIN([$analisis.F146:$analisis.F175]))" office:value-type="float" office:value="92.831541218638" calcext:value-type="float">
            <text:p>92.83</text:p>
          </table:table-cell>
          <table:table-cell table:formula="of:=([$analisis.B176]-[$analisis.B174])/[$analisis.B175] * ([$analisis.C176]-[$analisis.C174])/[$analisis.C175]" office:value-type="float" office:value="4.82357593369849" calcext:value-type="float">
            <text:p>4.82</text:p>
          </table:table-cell>
          <table:table-cell table:formula="of:=100*(LN([.F47])-LN([.F$129]))" office:value-type="float" office:value="-122.512162881891" calcext:value-type="float">
            <text:p>-122.51</text:p>
          </table:table-cell>
          <table:table-cell table:number-columns-repeated="7"/>
        </table:table-row>
        <table:table-row table:style-name="ro1">
          <table:table-cell table:formula="of:=[$analisis.A176]" office:value-type="string" office:string-value="2020-10-06" calcext:value-type="string">
            <text:p>2020-10-06</text:p>
          </table:table-cell>
          <table:table-cell table:formula="of:=[$analisis.C176]" office:value-type="float" office:value="155763400" calcext:value-type="float">
            <text:p>155763400</text:p>
          </table:table-cell>
          <table:table-cell table:formula="of:=[$analisis.D176]" office:value-type="float" office:value="1.49" calcext:value-type="float">
            <text:p>1.49</text:p>
          </table:table-cell>
          <table:table-cell table:formula="of:=[$analisis.F176]" office:value-type="float" office:value="1.37" calcext:value-type="float">
            <text:p>1.37</text:p>
          </table:table-cell>
          <table:table-cell table:formula="of:=[$analisis.E176]" office:value-type="float" office:value="2.62" calcext:value-type="float">
            <text:p>2.62</text:p>
          </table:table-cell>
          <table:table-cell table:formula="of:=[$analisis.B176]" office:value-type="float" office:value="2.18" calcext:value-type="float">
            <text:p>2.18</text:p>
          </table:table-cell>
          <table:table-cell table:formula="of:=100*(LN([.F48])-LN([.F47]))" office:value-type="float" office:value="50.9297739587938" calcext:value-type="float">
            <text:p>50.93</text:p>
          </table:table-cell>
          <table:table-cell table:formula="of:=100*([.F48]-MIN([$analisis.F163:$analisis.F176]))/(MAX([$analisis.E163:$analisis.E176])-MIN([$analisis.F163:$analisis.F176]))" office:value-type="float" office:value="75.9299781181619" calcext:value-type="float">
            <text:p>75.93</text:p>
          </table:table-cell>
          <table:table-cell table:formula="of:=100*([.F48]-MIN([$analisis.F147:$analisis.F176]))/(MAX([$analisis.E147:$analisis.E176])-MIN([$analisis.F147:$analisis.F176]))" office:value-type="float" office:value="75.9299781181619" calcext:value-type="float">
            <text:p>75.93</text:p>
          </table:table-cell>
          <table:table-cell table:formula="of:=([$analisis.B177]-[$analisis.B175])/[$analisis.B176] * ([$analisis.C177]-[$analisis.C175])/[$analisis.C176]" office:value-type="float" office:value="0.678605643223674" calcext:value-type="float">
            <text:p>0.68</text:p>
          </table:table-cell>
          <table:table-cell table:formula="of:=100*(LN([.F48])-LN([.F$129]))" office:value-type="float" office:value="-71.5823889230975" calcext:value-type="float">
            <text:p>-71.58</text:p>
          </table:table-cell>
          <table:table-cell table:number-columns-repeated="7"/>
        </table:table-row>
        <table:table-row table:style-name="ro1">
          <table:table-cell table:formula="of:=[$analisis.A177]" office:value-type="string" office:string-value="2020-10-07" calcext:value-type="string">
            <text:p>2020-10-07</text:p>
          </table:table-cell>
          <table:table-cell table:formula="of:=[$analisis.C177]" office:value-type="float" office:value="165484500" calcext:value-type="float">
            <text:p>165484500</text:p>
          </table:table-cell>
          <table:table-cell table:formula="of:=[$analisis.D177]" office:value-type="float" office:value="3.18" calcext:value-type="float">
            <text:p>3.18</text:p>
          </table:table-cell>
          <table:table-cell table:formula="of:=[$analisis.F177]" office:value-type="float" office:value="2.68" calcext:value-type="float">
            <text:p>2.68</text:p>
          </table:table-cell>
          <table:table-cell table:formula="of:=[$analisis.E177]" office:value-type="float" office:value="3.72" calcext:value-type="float">
            <text:p>3.72</text:p>
          </table:table-cell>
          <table:table-cell table:formula="of:=[$analisis.B177]" office:value-type="float" office:value="2.98" calcext:value-type="float">
            <text:p>2.98</text:p>
          </table:table-cell>
          <table:table-cell table:formula="of:=100*(LN([.F49])-LN([.F48]))" office:value-type="float" office:value="31.2598423716315" calcext:value-type="float">
            <text:p>31.26</text:p>
          </table:table-cell>
          <table:table-cell table:formula="of:=100*([.F49]-MIN([$analisis.F164:$analisis.F177]))/(MAX([$analisis.E164:$analisis.E177])-MIN([$analisis.F164:$analisis.F177]))" office:value-type="float" office:value="74.2474334435357" calcext:value-type="float">
            <text:p>74.25</text:p>
          </table:table-cell>
          <table:table-cell table:formula="of:=100*([.F49]-MIN([$analisis.F148:$analisis.F177]))/(MAX([$analisis.E148:$analisis.E177])-MIN([$analisis.F148:$analisis.F177]))" office:value-type="float" office:value="74.7267759562841" calcext:value-type="float">
            <text:p>74.73</text:p>
          </table:table-cell>
          <table:table-cell table:formula="of:=([$analisis.B178]-[$analisis.B176])/[$analisis.B177] * ([$analisis.C178]-[$analisis.C176])/[$analisis.C177]" office:value-type="float" office:value="0.0606744211186591" calcext:value-type="float">
            <text:p>0.06</text:p>
          </table:table-cell>
          <table:table-cell table:formula="of:=100*(LN([.F49])-LN([.F$129]))" office:value-type="float" office:value="-40.322546551466" calcext:value-type="float">
            <text:p>-40.32</text:p>
          </table:table-cell>
          <table:table-cell table:number-columns-repeated="7"/>
        </table:table-row>
        <table:table-row table:style-name="ro1">
          <table:table-cell table:formula="of:=[$analisis.A178]" office:value-type="string" office:string-value="2020-10-08" calcext:value-type="string">
            <text:p>2020-10-08</text:p>
          </table:table-cell>
          <table:table-cell table:formula="of:=[$analisis.C178]" office:value-type="float" office:value="25671160" calcext:value-type="float">
            <text:p>25671160</text:p>
          </table:table-cell>
          <table:table-cell table:formula="of:=[$analisis.D178]" office:value-type="float" office:value="2.56" calcext:value-type="float">
            <text:p>2.56</text:p>
          </table:table-cell>
          <table:table-cell table:formula="of:=[$analisis.F178]" office:value-type="float" office:value="1.87" calcext:value-type="float">
            <text:p>1.87</text:p>
          </table:table-cell>
          <table:table-cell table:formula="of:=[$analisis.E178]" office:value-type="float" office:value="2.73" calcext:value-type="float">
            <text:p>2.73</text:p>
          </table:table-cell>
          <table:table-cell table:formula="of:=[$analisis.B178]" office:value-type="float" office:value="1.95" calcext:value-type="float">
            <text:p>1.95</text:p>
          </table:table-cell>
          <table:table-cell table:formula="of:=100*(LN([.F50])-LN([.F49]))" office:value-type="float" office:value="-42.4093927941658" calcext:value-type="float">
            <text:p>-42.41</text:p>
          </table:table-cell>
          <table:table-cell table:formula="of:=100*([.F50]-MIN([$analisis.F165:$analisis.F178]))/(MAX([$analisis.E165:$analisis.E178])-MIN([$analisis.F165:$analisis.F178]))" office:value-type="float" office:value="38.4026448581869" calcext:value-type="float">
            <text:p>38.40</text:p>
          </table:table-cell>
          <table:table-cell table:formula="of:=100*([.F50]-MIN([$analisis.F149:$analisis.F178]))/(MAX([$analisis.E149:$analisis.E178])-MIN([$analisis.F149:$analisis.F178]))" office:value-type="float" office:value="39.5491803278689" calcext:value-type="float">
            <text:p>39.55</text:p>
          </table:table-cell>
          <table:table-cell table:formula="of:=([$analisis.B179]-[$analisis.B177])/[$analisis.B178] * ([$analisis.C179]-[$analisis.C177])/[$analisis.C178]" office:value-type="float" office:value="1.02480167008525" calcext:value-type="float">
            <text:p>1.02</text:p>
          </table:table-cell>
          <table:table-cell table:formula="of:=100*(LN([.F50])-LN([.F$129]))" office:value-type="float" office:value="-82.7319393456317" calcext:value-type="float">
            <text:p>-82.73</text:p>
          </table:table-cell>
          <table:table-cell table:number-columns-repeated="7"/>
        </table:table-row>
        <table:table-row table:style-name="ro1">
          <table:table-cell table:formula="of:=[$analisis.A179]" office:value-type="string" office:string-value="2020-10-09" calcext:value-type="string">
            <text:p>2020-10-09</text:p>
          </table:table-cell>
          <table:table-cell table:formula="of:=[$analisis.C179]" office:value-type="float" office:value="46181470" calcext:value-type="float">
            <text:p>46181470</text:p>
          </table:table-cell>
          <table:table-cell table:formula="of:=[$analisis.D179]" office:value-type="float" office:value="2.11" calcext:value-type="float">
            <text:p>2.11</text:p>
          </table:table-cell>
          <table:table-cell table:formula="of:=[$analisis.F179]" office:value-type="float" office:value="1.9" calcext:value-type="float">
            <text:p>1.9</text:p>
          </table:table-cell>
          <table:table-cell table:formula="of:=[$analisis.E179]" office:value-type="float" office:value="2.88" calcext:value-type="float">
            <text:p>2.88</text:p>
          </table:table-cell>
          <table:table-cell table:formula="of:=[$analisis.B179]" office:value-type="float" office:value="2.55" calcext:value-type="float">
            <text:p>2.55</text:p>
          </table:table-cell>
          <table:table-cell table:formula="of:=100*(LN([.F51])-LN([.F50]))" office:value-type="float" office:value="26.8263986594679" calcext:value-type="float">
            <text:p>26.83</text:p>
          </table:table-cell>
          <table:table-cell table:formula="of:=100*([.F51]-MIN([$analisis.F166:$analisis.F179]))/(MAX([$analisis.E166:$analisis.E179])-MIN([$analisis.F166:$analisis.F179]))" office:value-type="float" office:value="59.283104228293" calcext:value-type="float">
            <text:p>59.28</text:p>
          </table:table-cell>
          <table:table-cell table:formula="of:=100*([.F51]-MIN([$analisis.F150:$analisis.F179]))/(MAX([$analisis.E150:$analisis.E179])-MIN([$analisis.F150:$analisis.F179]))" office:value-type="float" office:value="60.0409836065574" calcext:value-type="float">
            <text:p>60.04</text:p>
          </table:table-cell>
          <table:table-cell table:formula="of:=([$analisis.B180]-[$analisis.B178])/[$analisis.B179] * ([$analisis.C180]-[$analisis.C178])/[$analisis.C179]" office:value-type="float" office:value="-0.0293357283521622" calcext:value-type="float">
            <text:p>-0.03</text:p>
          </table:table-cell>
          <table:table-cell table:formula="of:=100*(LN([.F51])-LN([.F$129]))" office:value-type="float" office:value="-55.9055406861638" calcext:value-type="float">
            <text:p>-55.91</text:p>
          </table:table-cell>
          <table:table-cell table:number-columns-repeated="7"/>
        </table:table-row>
        <table:table-row table:style-name="ro1">
          <table:table-cell table:formula="of:=[$analisis.A180]" office:value-type="string" office:string-value="2020-10-12" calcext:value-type="string">
            <text:p>2020-10-12</text:p>
          </table:table-cell>
          <table:table-cell table:formula="of:=[$analisis.C180]" office:value-type="float" office:value="11276760" calcext:value-type="float">
            <text:p>11276760</text:p>
          </table:table-cell>
          <table:table-cell table:formula="of:=[$analisis.D180]" office:value-type="float" office:value="2.36" calcext:value-type="float">
            <text:p>2.36</text:p>
          </table:table-cell>
          <table:table-cell table:formula="of:=[$analisis.F180]" office:value-type="float" office:value="2.13" calcext:value-type="float">
            <text:p>2.13</text:p>
          </table:table-cell>
          <table:table-cell table:formula="of:=[$analisis.E180]" office:value-type="float" office:value="2.54" calcext:value-type="float">
            <text:p>2.54</text:p>
          </table:table-cell>
          <table:table-cell table:formula="of:=[$analisis.B180]" office:value-type="float" office:value="2.19" calcext:value-type="float">
            <text:p>2.19</text:p>
          </table:table-cell>
          <table:table-cell table:formula="of:=100*(LN([.F52])-LN([.F51]))" office:value-type="float" office:value="-15.2191815341925" calcext:value-type="float">
            <text:p>-15.22</text:p>
          </table:table-cell>
          <table:table-cell table:formula="of:=100*([.F52]-MIN([$analisis.F167:$analisis.F180]))/(MAX([$analisis.E167:$analisis.E180])-MIN([$analisis.F167:$analisis.F180]))" office:value-type="float" office:value="46.6898954703833" calcext:value-type="float">
            <text:p>46.69</text:p>
          </table:table-cell>
          <table:table-cell table:formula="of:=100*([.F52]-MIN([$analisis.F151:$analisis.F180]))/(MAX([$analisis.E151:$analisis.E180])-MIN([$analisis.F151:$analisis.F180]))" office:value-type="float" office:value="47.7459016393443" calcext:value-type="float">
            <text:p>47.75</text:p>
          </table:table-cell>
          <table:table-cell table:formula="of:=([$analisis.B181]-[$analisis.B179])/[$analisis.B180] * ([$analisis.C181]-[$analisis.C179])/[$analisis.C180]" office:value-type="float" office:value="0.334391605503579" calcext:value-type="float">
            <text:p>0.33</text:p>
          </table:table-cell>
          <table:table-cell table:formula="of:=100*(LN([.F52])-LN([.F$129]))" office:value-type="float" office:value="-71.1247222203563" calcext:value-type="float">
            <text:p>-71.12</text:p>
          </table:table-cell>
          <table:table-cell table:number-columns-repeated="7"/>
        </table:table-row>
        <table:table-row table:style-name="ro1">
          <table:table-cell table:formula="of:=[$analisis.A181]" office:value-type="string" office:string-value="2020-10-13" calcext:value-type="string">
            <text:p>2020-10-13</text:p>
          </table:table-cell>
          <table:table-cell table:formula="of:=[$analisis.C181]" office:value-type="float" office:value="13148790" calcext:value-type="float">
            <text:p>13148790</text:p>
          </table:table-cell>
          <table:table-cell table:formula="of:=[$analisis.D181]" office:value-type="float" office:value="2.117" calcext:value-type="float">
            <text:p>2.117</text:p>
          </table:table-cell>
          <table:table-cell table:formula="of:=[$analisis.F181]" office:value-type="float" office:value="2.01" calcext:value-type="float">
            <text:p>2.01</text:p>
          </table:table-cell>
          <table:table-cell table:formula="of:=[$analisis.E181]" office:value-type="float" office:value="2.52" calcext:value-type="float">
            <text:p>2.52</text:p>
          </table:table-cell>
          <table:table-cell table:formula="of:=[$analisis.B181]" office:value-type="float" office:value="2.3" calcext:value-type="float">
            <text:p>2.30</text:p>
          </table:table-cell>
          <table:table-cell table:formula="of:=100*(LN([.F53])-LN([.F52]))" office:value-type="float" office:value="4.90075791066945" calcext:value-type="float">
            <text:p>4.90</text:p>
          </table:table-cell>
          <table:table-cell table:formula="of:=100*([.F53]-MIN([$analisis.F168:$analisis.F181]))/(MAX([$analisis.E168:$analisis.E181])-MIN([$analisis.F168:$analisis.F181]))" office:value-type="float" office:value="49.4320002848901" calcext:value-type="float">
            <text:p>49.43</text:p>
          </table:table-cell>
          <table:table-cell table:formula="of:=100*([.F53]-MIN([$analisis.F152:$analisis.F181]))/(MAX([$analisis.E152:$analisis.E181])-MIN([$analisis.F152:$analisis.F181]))" office:value-type="float" office:value="51.5027322404372" calcext:value-type="float">
            <text:p>51.50</text:p>
          </table:table-cell>
          <table:table-cell table:formula="of:=([$analisis.B182]-[$analisis.B180])/[$analisis.B181] * ([$analisis.C182]-[$analisis.C180])/[$analisis.C181]" office:value-type="float" office:value="0.00814478382983629" calcext:value-type="float">
            <text:p>0.01</text:p>
          </table:table-cell>
          <table:table-cell table:formula="of:=100*(LN([.F53])-LN([.F$129]))" office:value-type="float" office:value="-66.2239643096869" calcext:value-type="float">
            <text:p>-66.22</text:p>
          </table:table-cell>
          <table:table-cell table:number-columns-repeated="7"/>
        </table:table-row>
        <table:table-row table:style-name="ro1">
          <table:table-cell table:formula="of:=[$analisis.A182]" office:value-type="string" office:string-value="2020-10-14" calcext:value-type="string">
            <text:p>2020-10-14</text:p>
          </table:table-cell>
          <table:table-cell table:formula="of:=[$analisis.C182]" office:value-type="float" office:value="5118852" calcext:value-type="float">
            <text:p>5118852</text:p>
          </table:table-cell>
          <table:table-cell table:formula="of:=[$analisis.D182]" office:value-type="float" office:value="2.32" calcext:value-type="float">
            <text:p>2.32</text:p>
          </table:table-cell>
          <table:table-cell table:formula="of:=[$analisis.F182]" office:value-type="float" office:value="2.1" calcext:value-type="float">
            <text:p>2.1</text:p>
          </table:table-cell>
          <table:table-cell table:formula="of:=[$analisis.E182]" office:value-type="float" office:value="2.34" calcext:value-type="float">
            <text:p>2.34</text:p>
          </table:table-cell>
          <table:table-cell table:formula="of:=[$analisis.B182]" office:value-type="float" office:value="2.15" calcext:value-type="float">
            <text:p>2.15</text:p>
          </table:table-cell>
          <table:table-cell table:formula="of:=100*(LN([.F54])-LN([.F53]))" office:value-type="float" office:value="-6.74412807955325" calcext:value-type="float">
            <text:p>-6.74</text:p>
          </table:table-cell>
          <table:table-cell table:formula="of:=100*([.F54]-MIN([$analisis.F169:$analisis.F182]))/(MAX([$analisis.E169:$analisis.E182])-MIN([$analisis.F169:$analisis.F182]))" office:value-type="float" office:value="43.3192534026499" calcext:value-type="float">
            <text:p>43.32</text:p>
          </table:table-cell>
          <table:table-cell table:formula="of:=100*([.F54]-MIN([$analisis.F153:$analisis.F182]))/(MAX([$analisis.E153:$analisis.E182])-MIN([$analisis.F153:$analisis.F182]))" office:value-type="float" office:value="46.379781420765" calcext:value-type="float">
            <text:p>46.38</text:p>
          </table:table-cell>
          <table:table-cell table:formula="of:=([$analisis.B183]-[$analisis.B181])/[$analisis.B182] * ([$analisis.C183]-[$analisis.C181])/[$analisis.C182]" office:value-type="float" office:value="0.0679068139169796" calcext:value-type="float">
            <text:p>0.07</text:p>
          </table:table-cell>
          <table:table-cell table:formula="of:=100*(LN([.F54])-LN([.F$129]))" office:value-type="float" office:value="-72.9680923892401" calcext:value-type="float">
            <text:p>-72.97</text:p>
          </table:table-cell>
          <table:table-cell table:number-columns-repeated="7"/>
        </table:table-row>
        <table:table-row table:style-name="ro1">
          <table:table-cell table:formula="of:=[$analisis.A183]" office:value-type="string" office:string-value="2020-10-15" calcext:value-type="string">
            <text:p>2020-10-15</text:p>
          </table:table-cell>
          <table:table-cell table:formula="of:=[$analisis.C183]" office:value-type="float" office:value="17544970" calcext:value-type="float">
            <text:p>17544970</text:p>
          </table:table-cell>
          <table:table-cell table:formula="of:=[$analisis.D183]" office:value-type="float" office:value="2.05" calcext:value-type="float">
            <text:p>2.05</text:p>
          </table:table-cell>
          <table:table-cell table:formula="of:=[$analisis.F183]" office:value-type="float" office:value="2" calcext:value-type="float">
            <text:p>2</text:p>
          </table:table-cell>
          <table:table-cell table:formula="of:=[$analisis.E183]" office:value-type="float" office:value="2.58" calcext:value-type="float">
            <text:p>2.58</text:p>
          </table:table-cell>
          <table:table-cell table:formula="of:=[$analisis.B183]" office:value-type="float" office:value="2.47" calcext:value-type="float">
            <text:p>2.47</text:p>
          </table:table-cell>
          <table:table-cell table:formula="of:=100*(LN([.F55])-LN([.F54]))" office:value-type="float" office:value="13.8750308500314" calcext:value-type="float">
            <text:p>13.88</text:p>
          </table:table-cell>
          <table:table-cell table:formula="of:=100*([.F55]-MIN([$analisis.F170:$analisis.F183]))/(MAX([$analisis.E170:$analisis.E183])-MIN([$analisis.F170:$analisis.F183]))" office:value-type="float" office:value="54.8720170403264" calcext:value-type="float">
            <text:p>54.87</text:p>
          </table:table-cell>
          <table:table-cell table:formula="of:=100*([.F55]-MIN([$analisis.F154:$analisis.F183]))/(MAX([$analisis.E154:$analisis.E183])-MIN([$analisis.F154:$analisis.F183]))" office:value-type="float" office:value="57.3087431693989" calcext:value-type="float">
            <text:p>57.31</text:p>
          </table:table-cell>
          <table:table-cell table:formula="of:=([$analisis.B184]-[$analisis.B182])/[$analisis.B183] * ([$analisis.C184]-[$analisis.C182])/[$analisis.C183]" office:value-type="float" office:value="0.0334671441721376" calcext:value-type="float">
            <text:p>0.03</text:p>
          </table:table-cell>
          <table:table-cell table:formula="of:=100*(LN([.F55])-LN([.F$129]))" office:value-type="float" office:value="-59.0930615392087" calcext:value-type="float">
            <text:p>-59.09</text:p>
          </table:table-cell>
          <table:table-cell table:number-columns-repeated="7"/>
        </table:table-row>
        <table:table-row table:style-name="ro1">
          <table:table-cell table:formula="of:=[$analisis.A184]" office:value-type="string" office:string-value="2020-10-16" calcext:value-type="string">
            <text:p>2020-10-16</text:p>
          </table:table-cell>
          <table:table-cell table:formula="of:=[$analisis.C184]" office:value-type="float" office:value="14787750" calcext:value-type="float">
            <text:p>14787750</text:p>
          </table:table-cell>
          <table:table-cell table:formula="of:=[$analisis.D184]" office:value-type="float" office:value="2.309" calcext:value-type="float">
            <text:p>2.309</text:p>
          </table:table-cell>
          <table:table-cell table:formula="of:=[$analisis.F184]" office:value-type="float" office:value="2.27" calcext:value-type="float">
            <text:p>2.27</text:p>
          </table:table-cell>
          <table:table-cell table:formula="of:=[$analisis.E184]" office:value-type="float" office:value="2.74" calcext:value-type="float">
            <text:p>2.74</text:p>
          </table:table-cell>
          <table:table-cell table:formula="of:=[$analisis.B184]" office:value-type="float" office:value="2.3" calcext:value-type="float">
            <text:p>2.30</text:p>
          </table:table-cell>
          <table:table-cell table:formula="of:=100*(LN([.F56])-LN([.F55]))" office:value-type="float" office:value="-7.1309027704782" calcext:value-type="float">
            <text:p>-7.13</text:p>
          </table:table-cell>
          <table:table-cell table:formula="of:=100*([.F56]-MIN([$analisis.F171:$analisis.F184]))/(MAX([$analisis.E171:$analisis.E184])-MIN([$analisis.F171:$analisis.F184]))" office:value-type="float" office:value="48.7346113578107" calcext:value-type="float">
            <text:p>48.73</text:p>
          </table:table-cell>
          <table:table-cell table:formula="of:=100*([.F56]-MIN([$analisis.F155:$analisis.F184]))/(MAX([$analisis.E155:$analisis.E184])-MIN([$analisis.F155:$analisis.F184]))" office:value-type="float" office:value="51.5027322404372" calcext:value-type="float">
            <text:p>51.50</text:p>
          </table:table-cell>
          <table:table-cell table:formula="of:=([$analisis.B185]-[$analisis.B183])/[$analisis.B184] * ([$analisis.C185]-[$analisis.C183])/[$analisis.C184]" office:value-type="float" office:value="0.077669914507675" calcext:value-type="float">
            <text:p>0.08</text:p>
          </table:table-cell>
          <table:table-cell table:formula="of:=100*(LN([.F56])-LN([.F$129]))" office:value-type="float" office:value="-66.2239643096869" calcext:value-type="float">
            <text:p>-66.22</text:p>
          </table:table-cell>
          <table:table-cell table:number-columns-repeated="7"/>
        </table:table-row>
        <table:table-row table:style-name="ro1">
          <table:table-cell table:formula="of:=[$analisis.A185]" office:value-type="string" office:string-value="2020-10-19" calcext:value-type="string">
            <text:p>2020-10-19</text:p>
          </table:table-cell>
          <table:table-cell table:formula="of:=[$analisis.C185]" office:value-type="float" office:value="5537263" calcext:value-type="float">
            <text:p>5537263</text:p>
          </table:table-cell>
          <table:table-cell table:formula="of:=[$analisis.D185]" office:value-type="float" office:value="2.42" calcext:value-type="float">
            <text:p>2.42</text:p>
          </table:table-cell>
          <table:table-cell table:formula="of:=[$analisis.F185]" office:value-type="float" office:value="2.2" calcext:value-type="float">
            <text:p>2.2</text:p>
          </table:table-cell>
          <table:table-cell table:formula="of:=[$analisis.E185]" office:value-type="float" office:value="2.48" calcext:value-type="float">
            <text:p>2.48</text:p>
          </table:table-cell>
          <table:table-cell table:formula="of:=[$analisis.B185]" office:value-type="float" office:value="2.25" calcext:value-type="float">
            <text:p>2.25</text:p>
          </table:table-cell>
          <table:table-cell table:formula="of:=100*(LN([.F57])-LN([.F56]))" office:value-type="float" office:value="-2.19789067187751" calcext:value-type="float">
            <text:p>-2.20</text:p>
          </table:table-cell>
          <table:table-cell table:formula="of:=100*([.F57]-MIN([$analisis.F172:$analisis.F185]))/(MAX([$analisis.E172:$analisis.E185])-MIN([$analisis.F172:$analisis.F185]))" office:value-type="float" office:value="46.6618287373004" calcext:value-type="float">
            <text:p>46.66</text:p>
          </table:table-cell>
          <table:table-cell table:formula="of:=100*([.F57]-MIN([$analisis.F156:$analisis.F185]))/(MAX([$analisis.E156:$analisis.E185])-MIN([$analisis.F156:$analisis.F185]))" office:value-type="float" office:value="49.7950819672131" calcext:value-type="float">
            <text:p>49.80</text:p>
          </table:table-cell>
          <table:table-cell table:formula="of:=([$analisis.B186]-[$analisis.B184])/[$analisis.B185] * ([$analisis.C186]-[$analisis.C184])/[$analisis.C185]" office:value-type="float" office:value="0.0964835772153538" calcext:value-type="float">
            <text:p>0.10</text:p>
          </table:table-cell>
          <table:table-cell table:formula="of:=100*(LN([.F57])-LN([.F$129]))" office:value-type="float" office:value="-68.4218549815644" calcext:value-type="float">
            <text:p>-68.42</text:p>
          </table:table-cell>
          <table:table-cell table:number-columns-repeated="7"/>
        </table:table-row>
        <table:table-row table:style-name="ro1">
          <table:table-cell table:formula="of:=[$analisis.A186]" office:value-type="string" office:string-value="2020-10-20" calcext:value-type="string">
            <text:p>2020-10-20</text:p>
          </table:table-cell>
          <table:table-cell table:formula="of:=[$analisis.C186]" office:value-type="float" office:value="3859808" calcext:value-type="float">
            <text:p>3859808</text:p>
          </table:table-cell>
          <table:table-cell table:formula="of:=[$analisis.D186]" office:value-type="float" office:value="2.25" calcext:value-type="float">
            <text:p>2.25</text:p>
          </table:table-cell>
          <table:table-cell table:formula="of:=[$analisis.F186]" office:value-type="float" office:value="2.11" calcext:value-type="float">
            <text:p>2.11</text:p>
          </table:table-cell>
          <table:table-cell table:formula="of:=[$analisis.E186]" office:value-type="float" office:value="2.29" calcext:value-type="float">
            <text:p>2.29</text:p>
          </table:table-cell>
          <table:table-cell table:formula="of:=[$analisis.B186]" office:value-type="float" office:value="2.19" calcext:value-type="float">
            <text:p>2.19</text:p>
          </table:table-cell>
          <table:table-cell table:formula="of:=100*(LN([.F58])-LN([.F57]))" office:value-type="float" office:value="-2.70286723879194" calcext:value-type="float">
            <text:p>-2.70</text:p>
          </table:table-cell>
          <table:table-cell table:formula="of:=100*([.F58]-MIN([$analisis.F173:$analisis.F186]))/(MAX([$analisis.E173:$analisis.E186])-MIN([$analisis.F173:$analisis.F186]))" office:value-type="float" office:value="44.3231441048035" calcext:value-type="float">
            <text:p>44.32</text:p>
          </table:table-cell>
          <table:table-cell table:formula="of:=100*([.F58]-MIN([$analisis.F157:$analisis.F186]))/(MAX([$analisis.E157:$analisis.E186])-MIN([$analisis.F157:$analisis.F186]))" office:value-type="float" office:value="47.7459016393443" calcext:value-type="float">
            <text:p>47.75</text:p>
          </table:table-cell>
          <table:table-cell table:formula="of:=([$analisis.B187]-[$analisis.B185])/[$analisis.B186] * ([$analisis.C187]-[$analisis.C185])/[$analisis.C186]" office:value-type="float" office:value="0.0532442908367534" calcext:value-type="float">
            <text:p>0.05</text:p>
          </table:table-cell>
          <table:table-cell table:formula="of:=100*(LN([.F58])-LN([.F$129]))" office:value-type="float" office:value="-71.1247222203563" calcext:value-type="float">
            <text:p>-71.12</text:p>
          </table:table-cell>
          <table:table-cell table:number-columns-repeated="7"/>
        </table:table-row>
        <table:table-row table:style-name="ro1">
          <table:table-cell table:formula="of:=[$analisis.A187]" office:value-type="string" office:string-value="2020-10-21" calcext:value-type="string">
            <text:p>2020-10-21</text:p>
          </table:table-cell>
          <table:table-cell table:formula="of:=[$analisis.C187]" office:value-type="float" office:value="3036858" calcext:value-type="float">
            <text:p>3036858</text:p>
          </table:table-cell>
          <table:table-cell table:formula="of:=[$analisis.D187]" office:value-type="float" office:value="2.217" calcext:value-type="float">
            <text:p>2.217</text:p>
          </table:table-cell>
          <table:table-cell table:formula="of:=[$analisis.F187]" office:value-type="float" office:value="2.04" calcext:value-type="float">
            <text:p>2.04</text:p>
          </table:table-cell>
          <table:table-cell table:formula="of:=[$analisis.E187]" office:value-type="float" office:value="2.24" calcext:value-type="float">
            <text:p>2.24</text:p>
          </table:table-cell>
          <table:table-cell table:formula="of:=[$analisis.B187]" office:value-type="float" office:value="2.07" calcext:value-type="float">
            <text:p>2.07</text:p>
          </table:table-cell>
          <table:table-cell table:formula="of:=100*(LN([.F59])-LN([.F58]))" office:value-type="float" office:value="-5.63529365511317" calcext:value-type="float">
            <text:p>-5.64</text:p>
          </table:table-cell>
          <table:table-cell table:formula="of:=100*([.F59]-MIN([$analisis.F174:$analisis.F187]))/(MAX([$analisis.E174:$analisis.E187])-MIN([$analisis.F174:$analisis.F187]))" office:value-type="float" office:value="39.9563318777292" calcext:value-type="float">
            <text:p>39.96</text:p>
          </table:table-cell>
          <table:table-cell table:formula="of:=100*([.F59]-MIN([$analisis.F158:$analisis.F187]))/(MAX([$analisis.E158:$analisis.E187])-MIN([$analisis.F158:$analisis.F187]))" office:value-type="float" office:value="43.6475409836066" calcext:value-type="float">
            <text:p>43.65</text:p>
          </table:table-cell>
          <table:table-cell table:formula="of:=([$analisis.B188]-[$analisis.B186])/[$analisis.B187] * ([$analisis.C188]-[$analisis.C186])/[$analisis.C187]" office:value-type="float" office:value="-0.0105909233934489" calcext:value-type="float">
            <text:p>-0.01</text:p>
          </table:table-cell>
          <table:table-cell table:formula="of:=100*(LN([.F59])-LN([.F$129]))" office:value-type="float" office:value="-76.7600158754695" calcext:value-type="float">
            <text:p>-76.76</text:p>
          </table:table-cell>
          <table:table-cell table:number-columns-repeated="7"/>
        </table:table-row>
        <table:table-row table:style-name="ro1">
          <table:table-cell table:formula="of:=[$analisis.A188]" office:value-type="string" office:string-value="2020-10-22" calcext:value-type="string">
            <text:p>2020-10-22</text:p>
          </table:table-cell>
          <table:table-cell table:formula="of:=[$analisis.C188]" office:value-type="float" office:value="6079064" calcext:value-type="float">
            <text:p>6079064</text:p>
          </table:table-cell>
          <table:table-cell table:formula="of:=[$analisis.D188]" office:value-type="float" office:value="2.067" calcext:value-type="float">
            <text:p>2.067</text:p>
          </table:table-cell>
          <table:table-cell table:formula="of:=[$analisis.F188]" office:value-type="float" office:value="2.01" calcext:value-type="float">
            <text:p>2.01</text:p>
          </table:table-cell>
          <table:table-cell table:formula="of:=[$analisis.E188]" office:value-type="float" office:value="2.31" calcext:value-type="float">
            <text:p>2.31</text:p>
          </table:table-cell>
          <table:table-cell table:formula="of:=[$analisis.B188]" office:value-type="float" office:value="2.16" calcext:value-type="float">
            <text:p>2.16</text:p>
          </table:table-cell>
          <table:table-cell table:formula="of:=100*(LN([.F60])-LN([.F59]))" office:value-type="float" office:value="4.25596144187961" calcext:value-type="float">
            <text:p>4.26</text:p>
          </table:table-cell>
          <table:table-cell table:formula="of:=100*([.F60]-MIN([$analisis.F175:$analisis.F188]))/(MAX([$analisis.E175:$analisis.E188])-MIN([$analisis.F175:$analisis.F188]))" office:value-type="float" office:value="41.5730337078652" calcext:value-type="float">
            <text:p>41.57</text:p>
          </table:table-cell>
          <table:table-cell table:formula="of:=100*([.F60]-MIN([$analisis.F159:$analisis.F188]))/(MAX([$analisis.E159:$analisis.E188])-MIN([$analisis.F159:$analisis.F188]))" office:value-type="float" office:value="46.7213114754098" calcext:value-type="float">
            <text:p>46.72</text:p>
          </table:table-cell>
          <table:table-cell table:formula="of:=([$analisis.B189]-[$analisis.B187])/[$analisis.B188] * ([$analisis.C189]-[$analisis.C187])/[$analisis.C188]" office:value-type="float" office:value="-0.00501235941975668" calcext:value-type="float">
            <text:p>-0.01</text:p>
          </table:table-cell>
          <table:table-cell table:formula="of:=100*(LN([.F60])-LN([.F$129]))" office:value-type="float" office:value="-72.5040544335899" calcext:value-type="float">
            <text:p>-72.50</text:p>
          </table:table-cell>
          <table:table-cell table:number-columns-repeated="7"/>
        </table:table-row>
        <table:table-row table:style-name="ro1">
          <table:table-cell table:formula="of:=[$analisis.A189]" office:value-type="string" office:string-value="2020-10-23" calcext:value-type="string">
            <text:p>2020-10-23</text:p>
          </table:table-cell>
          <table:table-cell table:formula="of:=[$analisis.C189]" office:value-type="float" office:value="2262550" calcext:value-type="float">
            <text:p>2262550</text:p>
          </table:table-cell>
          <table:table-cell table:formula="of:=[$analisis.D189]" office:value-type="float" office:value="2.22" calcext:value-type="float">
            <text:p>2.22</text:p>
          </table:table-cell>
          <table:table-cell table:formula="of:=[$analisis.F189]" office:value-type="float" office:value="2.11" calcext:value-type="float">
            <text:p>2.11</text:p>
          </table:table-cell>
          <table:table-cell table:formula="of:=[$analisis.E189]" office:value-type="float" office:value="2.28" calcext:value-type="float">
            <text:p>2.28</text:p>
          </table:table-cell>
          <table:table-cell table:formula="of:=[$analisis.B189]" office:value-type="float" office:value="2.155" calcext:value-type="float">
            <text:p>2.16</text:p>
          </table:table-cell>
          <table:table-cell table:formula="of:=100*(LN([.F61])-LN([.F60]))" office:value-type="float" office:value="-0.231749814036275" calcext:value-type="float">
            <text:p>-0.23</text:p>
          </table:table-cell>
          <table:table-cell table:formula="of:=100*([.F61]-MIN([$analisis.F176:$analisis.F189]))/(MAX([$analisis.E176:$analisis.E189])-MIN([$analisis.F176:$analisis.F189]))" office:value-type="float" office:value="33.4042553191489" calcext:value-type="float">
            <text:p>33.40</text:p>
          </table:table-cell>
          <table:table-cell table:formula="of:=100*([.F61]-MIN([$analisis.F160:$analisis.F189]))/(MAX([$analisis.E160:$analisis.E189])-MIN([$analisis.F160:$analisis.F189]))" office:value-type="float" office:value="46.5505464480874" calcext:value-type="float">
            <text:p>46.55</text:p>
          </table:table-cell>
          <table:table-cell table:formula="of:=([$analisis.B190]-[$analisis.B188])/[$analisis.B189] * ([$analisis.C190]-[$analisis.C188])/[$analisis.C189]" office:value-type="float" office:value="0.103116585955901" calcext:value-type="float">
            <text:p>0.10</text:p>
          </table:table-cell>
          <table:table-cell table:formula="of:=100*(LN([.F61])-LN([.F$129]))" office:value-type="float" office:value="-72.7358042476262" calcext:value-type="float">
            <text:p>-72.74</text:p>
          </table:table-cell>
          <table:table-cell table:number-columns-repeated="7"/>
        </table:table-row>
        <table:table-row table:style-name="ro1">
          <table:table-cell table:formula="of:=[$analisis.A190]" office:value-type="string" office:string-value="2020-10-26" calcext:value-type="string">
            <text:p>2020-10-26</text:p>
          </table:table-cell>
          <table:table-cell table:formula="of:=[$analisis.C190]" office:value-type="float" office:value="2936718" calcext:value-type="float">
            <text:p>2936718</text:p>
          </table:table-cell>
          <table:table-cell table:formula="of:=[$analisis.D190]" office:value-type="float" office:value="2.11" calcext:value-type="float">
            <text:p>2.11</text:p>
          </table:table-cell>
          <table:table-cell table:formula="of:=[$analisis.F190]" office:value-type="float" office:value="1.96" calcext:value-type="float">
            <text:p>1.96</text:p>
          </table:table-cell>
          <table:table-cell table:formula="of:=[$analisis.E190]" office:value-type="float" office:value="2.1199" calcext:value-type="float">
            <text:p>2.1199</text:p>
          </table:table-cell>
          <table:table-cell table:formula="of:=[$analisis.B190]" office:value-type="float" office:value="2" calcext:value-type="float">
            <text:p>2.00</text:p>
          </table:table-cell>
          <table:table-cell table:formula="of:=100*(LN([.F62])-LN([.F61]))" office:value-type="float" office:value="-7.46435429957657" calcext:value-type="float">
            <text:p>-7.46</text:p>
          </table:table-cell>
          <table:table-cell table:formula="of:=100*([.F62]-MIN([$analisis.F177:$analisis.F190]))/(MAX([$analisis.E177:$analisis.E190])-MIN([$analisis.F177:$analisis.F190]))" office:value-type="float" office:value="7.02702702702702" calcext:value-type="float">
            <text:p>7.03</text:p>
          </table:table-cell>
          <table:table-cell table:formula="of:=100*([.F62]-MIN([$analisis.F161:$analisis.F190]))/(MAX([$analisis.E161:$analisis.E190])-MIN([$analisis.F161:$analisis.F190]))" office:value-type="float" office:value="41.2568306010929" calcext:value-type="float">
            <text:p>41.26</text:p>
          </table:table-cell>
          <table:table-cell table:formula="of:=([$analisis.B191]-[$analisis.B189])/[$analisis.B190] * ([$analisis.C191]-[$analisis.C189])/[$analisis.C190]" office:value-type="float" office:value="-0.66887432671438" calcext:value-type="float">
            <text:p>-0.67</text:p>
          </table:table-cell>
          <table:table-cell table:formula="of:=100*(LN([.F62])-LN([.F$129]))" office:value-type="float" office:value="-80.2001585472027" calcext:value-type="float">
            <text:p>-80.20</text:p>
          </table:table-cell>
          <table:table-cell table:number-columns-repeated="7"/>
        </table:table-row>
        <table:table-row table:style-name="ro1">
          <table:table-cell table:formula="of:=[$analisis.A191]" office:value-type="string" office:string-value="2020-10-27" calcext:value-type="string">
            <text:p>2020-10-27</text:p>
          </table:table-cell>
          <table:table-cell table:formula="of:=[$analisis.C191]" office:value-type="float" office:value="17087420" calcext:value-type="float">
            <text:p>17087420</text:p>
          </table:table-cell>
          <table:table-cell table:formula="of:=[$analisis.D191]" office:value-type="float" office:value="2.22" calcext:value-type="float">
            <text:p>2.22</text:p>
          </table:table-cell>
          <table:table-cell table:formula="of:=[$analisis.F191]" office:value-type="float" office:value="1.79" calcext:value-type="float">
            <text:p>1.79</text:p>
          </table:table-cell>
          <table:table-cell table:formula="of:=[$analisis.E191]" office:value-type="float" office:value="2.2267" calcext:value-type="float">
            <text:p>2.2267</text:p>
          </table:table-cell>
          <table:table-cell table:formula="of:=[$analisis.B191]" office:value-type="float" office:value="1.89" calcext:value-type="float">
            <text:p>1.89</text:p>
          </table:table-cell>
          <table:table-cell table:formula="of:=100*(LN([.F63])-LN([.F62]))" office:value-type="float" office:value="-5.65703514883943" calcext:value-type="float">
            <text:p>-5.66</text:p>
          </table:table-cell>
          <table:table-cell table:formula="of:=100*([.F63]-MIN([$analisis.F178:$analisis.F191]))/(MAX([$analisis.E178:$analisis.E191])-MIN([$analisis.F178:$analisis.F191]))" office:value-type="float" office:value="9.17431192660549" calcext:value-type="float">
            <text:p>9.17</text:p>
          </table:table-cell>
          <table:table-cell table:formula="of:=100*([.F63]-MIN([$analisis.F162:$analisis.F191]))/(MAX([$analisis.E162:$analisis.E191])-MIN([$analisis.F162:$analisis.F191]))" office:value-type="float" office:value="37.5" calcext:value-type="float">
            <text:p>37.50</text:p>
          </table:table-cell>
          <table:table-cell table:formula="of:=([$analisis.B192]-[$analisis.B190])/[$analisis.B191] * ([$analisis.C192]-[$analisis.C190])/[$analisis.C191]" office:value-type="float" office:value="0.000353448549255757" calcext:value-type="float">
            <text:p>0.00</text:p>
          </table:table-cell>
          <table:table-cell table:formula="of:=100*(LN([.F63])-LN([.F$129]))" office:value-type="float" office:value="-85.8571936960422" calcext:value-type="float">
            <text:p>-85.86</text:p>
          </table:table-cell>
          <table:table-cell table:number-columns-repeated="7"/>
        </table:table-row>
        <table:table-row table:style-name="ro1">
          <table:table-cell table:formula="of:=[$analisis.A192]" office:value-type="string" office:string-value="2020-10-28" calcext:value-type="string">
            <text:p>2020-10-28</text:p>
          </table:table-cell>
          <table:table-cell table:formula="of:=[$analisis.C192]" office:value-type="float" office:value="2873303" calcext:value-type="float">
            <text:p>2873303</text:p>
          </table:table-cell>
          <table:table-cell table:formula="of:=[$analisis.D192]" office:value-type="float" office:value="1.75" calcext:value-type="float">
            <text:p>1.75</text:p>
          </table:table-cell>
          <table:table-cell table:formula="of:=[$analisis.F192]" office:value-type="float" office:value="1.71" calcext:value-type="float">
            <text:p>1.71</text:p>
          </table:table-cell>
          <table:table-cell table:formula="of:=[$analisis.E192]" office:value-type="float" office:value="1.87" calcext:value-type="float">
            <text:p>1.87</text:p>
          </table:table-cell>
          <table:table-cell table:formula="of:=[$analisis.B192]" office:value-type="float" office:value="1.82" calcext:value-type="float">
            <text:p>1.82</text:p>
          </table:table-cell>
          <table:table-cell table:formula="of:=100*(LN([.F64])-LN([.F63]))" office:value-type="float" office:value="-3.7740327982847" calcext:value-type="float">
            <text:p>-3.77</text:p>
          </table:table-cell>
          <table:table-cell table:formula="of:=100*([.F64]-MIN([$analisis.F179:$analisis.F192]))/(MAX([$analisis.E179:$analisis.E192])-MIN([$analisis.F179:$analisis.F192]))" office:value-type="float" office:value="9.40170940170941" calcext:value-type="float">
            <text:p>9.40</text:p>
          </table:table-cell>
          <table:table-cell table:formula="of:=100*([.F64]-MIN([$analisis.F163:$analisis.F192]))/(MAX([$analisis.E163:$analisis.E192])-MIN([$analisis.F163:$analisis.F192]))" office:value-type="float" office:value="35.1092896174863" calcext:value-type="float">
            <text:p>35.11</text:p>
          </table:table-cell>
          <table:table-cell table:formula="of:=([$analisis.B193]-[$analisis.B191])/[$analisis.B192] * ([$analisis.C193]-[$analisis.C191])/[$analisis.C192]" office:value-type="float" office:value="0.176901983536021" calcext:value-type="float">
            <text:p>0.18</text:p>
          </table:table-cell>
          <table:table-cell table:formula="of:=100*(LN([.F64])-LN([.F$129]))" office:value-type="float" office:value="-89.6312264943269" calcext:value-type="float">
            <text:p>-89.63</text:p>
          </table:table-cell>
          <table:table-cell table:number-columns-repeated="7"/>
        </table:table-row>
        <table:table-row table:style-name="ro1">
          <table:table-cell table:formula="of:=[$analisis.A193]" office:value-type="string" office:string-value="2020-10-29" calcext:value-type="string">
            <text:p>2020-10-29</text:p>
          </table:table-cell>
          <table:table-cell table:formula="of:=[$analisis.C193]" office:value-type="float" office:value="3871802" calcext:value-type="float">
            <text:p>3871802</text:p>
          </table:table-cell>
          <table:table-cell table:formula="of:=[$analisis.D193]" office:value-type="float" office:value="1.71" calcext:value-type="float">
            <text:p>1.71</text:p>
          </table:table-cell>
          <table:table-cell table:formula="of:=[$analisis.F193]" office:value-type="float" office:value="1.66" calcext:value-type="float">
            <text:p>1.66</text:p>
          </table:table-cell>
          <table:table-cell table:formula="of:=[$analisis.E193]" office:value-type="float" office:value="1.93" calcext:value-type="float">
            <text:p>1.93</text:p>
          </table:table-cell>
          <table:table-cell table:formula="of:=[$analisis.B193]" office:value-type="float" office:value="1.82" calcext:value-type="float">
            <text:p>1.82</text:p>
          </table:table-cell>
          <table:table-cell table:formula="of:=100*(LN([.F65])-LN([.F64]))" office:value-type="float" office:value="0" calcext:value-type="float">
            <text:p>0.00</text:p>
          </table:table-cell>
          <table:table-cell table:formula="of:=100*([.F65]-MIN([$analisis.F180:$analisis.F193]))/(MAX([$analisis.E180:$analisis.E193])-MIN([$analisis.F180:$analisis.F193]))" office:value-type="float" office:value="14.8148148148148" calcext:value-type="float">
            <text:p>14.81</text:p>
          </table:table-cell>
          <table:table-cell table:formula="of:=100*([.F65]-MIN([$analisis.F164:$analisis.F193]))/(MAX([$analisis.E164:$analisis.E193])-MIN([$analisis.F164:$analisis.F193]))" office:value-type="float" office:value="33.8785453279972" calcext:value-type="float">
            <text:p>33.88</text:p>
          </table:table-cell>
          <table:table-cell table:formula="of:=([$analisis.B194]-[$analisis.B192])/[$analisis.B193] * ([$analisis.C194]-[$analisis.C192])/[$analisis.C193]" office:value-type="float" office:value="0.0117461363689864" calcext:value-type="float">
            <text:p>0.01</text:p>
          </table:table-cell>
          <table:table-cell table:formula="of:=100*(LN([.F65])-LN([.F$129]))" office:value-type="float" office:value="-89.6312264943269" calcext:value-type="float">
            <text:p>-89.63</text:p>
          </table:table-cell>
          <table:table-cell table:number-columns-repeated="7"/>
        </table:table-row>
        <table:table-row table:style-name="ro1">
          <table:table-cell table:formula="of:=[$analisis.A194]" office:value-type="string" office:string-value="2020-10-30" calcext:value-type="string">
            <text:p>2020-10-30</text:p>
          </table:table-cell>
          <table:table-cell table:formula="of:=[$analisis.C194]" office:value-type="float" office:value="2236601" calcext:value-type="float">
            <text:p>2236601</text:p>
          </table:table-cell>
          <table:table-cell table:formula="of:=[$analisis.D194]" office:value-type="float" office:value="1.73" calcext:value-type="float">
            <text:p>1.73</text:p>
          </table:table-cell>
          <table:table-cell table:formula="of:=[$analisis.F194]" office:value-type="float" office:value="1.62" calcext:value-type="float">
            <text:p>1.62</text:p>
          </table:table-cell>
          <table:table-cell table:formula="of:=[$analisis.E194]" office:value-type="float" office:value="1.7699" calcext:value-type="float">
            <text:p>1.7699</text:p>
          </table:table-cell>
          <table:table-cell table:formula="of:=[$analisis.B194]" office:value-type="float" office:value="1.69" calcext:value-type="float">
            <text:p>1.69</text:p>
          </table:table-cell>
          <table:table-cell table:formula="of:=100*(LN([.F66])-LN([.F65]))" office:value-type="float" office:value="-7.41079721537219" calcext:value-type="float">
            <text:p>-7.41</text:p>
          </table:table-cell>
          <table:table-cell table:formula="of:=100*([.F66]-MIN([$analisis.F181:$analisis.F194]))/(MAX([$analisis.E181:$analisis.E194])-MIN([$analisis.F181:$analisis.F194]))" office:value-type="float" office:value="6.24999999999999" calcext:value-type="float">
            <text:p>6.25</text:p>
          </table:table-cell>
          <table:table-cell table:formula="of:=100*([.F66]-MIN([$analisis.F165:$analisis.F194]))/(MAX([$analisis.E165:$analisis.E194])-MIN([$analisis.F165:$analisis.F194]))" office:value-type="float" office:value="29.3544457978075" calcext:value-type="float">
            <text:p>29.35</text:p>
          </table:table-cell>
          <table:table-cell table:formula="of:=([$analisis.B195]-[$analisis.B193])/[$analisis.B194] * ([$analisis.C195]-[$analisis.C193])/[$analisis.C194]" office:value-type="float" office:value="0.0269589816006971" calcext:value-type="float">
            <text:p>0.03</text:p>
          </table:table-cell>
          <table:table-cell table:formula="of:=100*(LN([.F66])-LN([.F$129]))" office:value-type="float" office:value="-97.0420237096991" calcext:value-type="float">
            <text:p>-97.04</text:p>
          </table:table-cell>
          <table:table-cell table:number-columns-repeated="7"/>
        </table:table-row>
        <table:table-row table:style-name="ro1">
          <table:table-cell table:formula="of:=[$analisis.A195]" office:value-type="string" office:string-value="2020-11-02" calcext:value-type="string">
            <text:p>2020-11-02</text:p>
          </table:table-cell>
          <table:table-cell table:formula="of:=[$analisis.C195]" office:value-type="float" office:value="2739568" calcext:value-type="float">
            <text:p>2739568</text:p>
          </table:table-cell>
          <table:table-cell table:formula="of:=[$analisis.D195]" office:value-type="float" office:value="1.71" calcext:value-type="float">
            <text:p>1.71</text:p>
          </table:table-cell>
          <table:table-cell table:formula="of:=[$analisis.F195]" office:value-type="float" office:value="1.6701" calcext:value-type="float">
            <text:p>1.6701</text:p>
          </table:table-cell>
          <table:table-cell table:formula="of:=[$analisis.E195]" office:value-type="float" office:value="1.84" calcext:value-type="float">
            <text:p>1.84</text:p>
          </table:table-cell>
          <table:table-cell table:formula="of:=[$analisis.B195]" office:value-type="float" office:value="1.73" calcext:value-type="float">
            <text:p>1.73</text:p>
          </table:table-cell>
          <table:table-cell table:formula="of:=100*(LN([.F67])-LN([.F66]))" office:value-type="float" office:value="2.33928795747055" calcext:value-type="float">
            <text:p>2.34</text:p>
          </table:table-cell>
          <table:table-cell table:formula="of:=100*([.F67]-MIN([$analisis.F182:$analisis.F195]))/(MAX([$analisis.E182:$analisis.E195])-MIN([$analisis.F182:$analisis.F195]))" office:value-type="float" office:value="9.82142857142856" calcext:value-type="float">
            <text:p>9.82</text:p>
          </table:table-cell>
          <table:table-cell table:formula="of:=100*([.F67]-MIN([$analisis.F166:$analisis.F195]))/(MAX([$analisis.E166:$analisis.E195])-MIN([$analisis.F166:$analisis.F195]))" office:value-type="float" office:value="30.7464764224813" calcext:value-type="float">
            <text:p>30.75</text:p>
          </table:table-cell>
          <table:table-cell table:formula="of:=([$analisis.B196]-[$analisis.B194])/[$analisis.B195] * ([$analisis.C196]-[$analisis.C194])/[$analisis.C195]" office:value-type="float" office:value="0.000299737144329815" calcext:value-type="float">
            <text:p>0.00</text:p>
          </table:table-cell>
          <table:table-cell table:formula="of:=100*(LN([.F67])-LN([.F$129]))" office:value-type="float" office:value="-94.7027357522285" calcext:value-type="float">
            <text:p>-94.70</text:p>
          </table:table-cell>
          <table:table-cell table:number-columns-repeated="7"/>
        </table:table-row>
        <table:table-row table:style-name="ro1">
          <table:table-cell table:formula="of:=[$analisis.A196]" office:value-type="string" office:string-value="2020-11-03" calcext:value-type="string">
            <text:p>2020-11-03</text:p>
          </table:table-cell>
          <table:table-cell table:formula="of:=[$analisis.C196]" office:value-type="float" office:value="2283954" calcext:value-type="float">
            <text:p>2283954</text:p>
          </table:table-cell>
          <table:table-cell table:formula="of:=[$analisis.D196]" office:value-type="float" office:value="1.75" calcext:value-type="float">
            <text:p>1.75</text:p>
          </table:table-cell>
          <table:table-cell table:formula="of:=[$analisis.F196]" office:value-type="float" office:value="1.68" calcext:value-type="float">
            <text:p>1.68</text:p>
          </table:table-cell>
          <table:table-cell table:formula="of:=[$analisis.E196]" office:value-type="float" office:value="1.79" calcext:value-type="float">
            <text:p>1.79</text:p>
          </table:table-cell>
          <table:table-cell table:formula="of:=[$analisis.B196]" office:value-type="float" office:value="1.72" calcext:value-type="float">
            <text:p>1.72</text:p>
          </table:table-cell>
          <table:table-cell table:formula="of:=100*(LN([.F68])-LN([.F67]))" office:value-type="float" office:value="-0.579711768432589" calcext:value-type="float">
            <text:p>-0.58</text:p>
          </table:table-cell>
          <table:table-cell table:formula="of:=100*([.F68]-MIN([$analisis.F183:$analisis.F196]))/(MAX([$analisis.E183:$analisis.E196])-MIN([$analisis.F183:$analisis.F196]))" office:value-type="float" office:value="8.92857142857141" calcext:value-type="float">
            <text:p>8.93</text:p>
          </table:table-cell>
          <table:table-cell table:formula="of:=100*([.F68]-MIN([$analisis.F167:$analisis.F196]))/(MAX([$analisis.E167:$analisis.E196])-MIN([$analisis.F167:$analisis.F196]))" office:value-type="float" office:value="30.3135888501742" calcext:value-type="float">
            <text:p>30.31</text:p>
          </table:table-cell>
          <table:table-cell table:formula="of:=([$analisis.B197]-[$analisis.B195])/[$analisis.B196] * ([$analisis.C197]-[$analisis.C195])/[$analisis.C196]" office:value-type="float" office:value="0.0166267781713765" calcext:value-type="float">
            <text:p>0.02</text:p>
          </table:table-cell>
          <table:table-cell table:formula="of:=100*(LN([.F68])-LN([.F$129]))" office:value-type="float" office:value="-95.2824475206611" calcext:value-type="float">
            <text:p>-95.28</text:p>
          </table:table-cell>
          <table:table-cell table:number-columns-repeated="7"/>
        </table:table-row>
        <table:table-row table:style-name="ro1">
          <table:table-cell table:formula="of:=[$analisis.A197]" office:value-type="string" office:string-value="2020-11-04" calcext:value-type="string">
            <text:p>2020-11-04</text:p>
          </table:table-cell>
          <table:table-cell table:formula="of:=[$analisis.C197]" office:value-type="float" office:value="1433235" calcext:value-type="float">
            <text:p>1433235</text:p>
          </table:table-cell>
          <table:table-cell table:formula="of:=[$analisis.D197]" office:value-type="float" office:value="1.7" calcext:value-type="float">
            <text:p>1.7</text:p>
          </table:table-cell>
          <table:table-cell table:formula="of:=[$analisis.F197]" office:value-type="float" office:value="1.65" calcext:value-type="float">
            <text:p>1.65</text:p>
          </table:table-cell>
          <table:table-cell table:formula="of:=[$analisis.E197]" office:value-type="float" office:value="1.71" calcext:value-type="float">
            <text:p>1.71</text:p>
          </table:table-cell>
          <table:table-cell table:formula="of:=[$analisis.B197]" office:value-type="float" office:value="1.68" calcext:value-type="float">
            <text:p>1.68</text:p>
          </table:table-cell>
          <table:table-cell table:formula="of:=100*(LN([.F69])-LN([.F68]))" office:value-type="float" office:value="-2.35304974101942" calcext:value-type="float">
            <text:p>-2.35</text:p>
          </table:table-cell>
          <table:table-cell table:formula="of:=100*([.F69]-MIN([$analisis.F184:$analisis.F197]))/(MAX([$analisis.E184:$analisis.E197])-MIN([$analisis.F184:$analisis.F197]))" office:value-type="float" office:value="5.35714285714284" calcext:value-type="float">
            <text:p>5.36</text:p>
          </table:table-cell>
          <table:table-cell table:formula="of:=100*([.F69]-MIN([$analisis.F168:$analisis.F197]))/(MAX([$analisis.E168:$analisis.E197])-MIN([$analisis.F168:$analisis.F197]))" office:value-type="float" office:value="27.3530144937858" calcext:value-type="float">
            <text:p>27.35</text:p>
          </table:table-cell>
          <table:table-cell table:formula="of:=([$analisis.B198]-[$analisis.B196])/[$analisis.B197] * ([$analisis.C198]-[$analisis.C196])/[$analisis.C197]" office:value-type="float" office:value="0.0150365133023246" calcext:value-type="float">
            <text:p>0.02</text:p>
          </table:table-cell>
          <table:table-cell table:formula="of:=100*(LN([.F69])-LN([.F$129]))" office:value-type="float" office:value="-97.6354972616805" calcext:value-type="float">
            <text:p>-97.64</text:p>
          </table:table-cell>
          <table:table-cell table:number-columns-repeated="7"/>
        </table:table-row>
        <table:table-row table:style-name="ro1">
          <table:table-cell table:formula="of:=[$analisis.A198]" office:value-type="string" office:string-value="2020-11-05" calcext:value-type="string">
            <text:p>2020-11-05</text:p>
          </table:table-cell>
          <table:table-cell table:formula="of:=[$analisis.C198]" office:value-type="float" office:value="4094226" calcext:value-type="float">
            <text:p>4094226</text:p>
          </table:table-cell>
          <table:table-cell table:formula="of:=[$analisis.D198]" office:value-type="float" office:value="1.72" calcext:value-type="float">
            <text:p>1.72</text:p>
          </table:table-cell>
          <table:table-cell table:formula="of:=[$analisis.F198]" office:value-type="float" office:value="1.71" calcext:value-type="float">
            <text:p>1.71</text:p>
          </table:table-cell>
          <table:table-cell table:formula="of:=[$analisis.E198]" office:value-type="float" office:value="1.83" calcext:value-type="float">
            <text:p>1.83</text:p>
          </table:table-cell>
          <table:table-cell table:formula="of:=[$analisis.B198]" office:value-type="float" office:value="1.74" calcext:value-type="float">
            <text:p>1.74</text:p>
          </table:table-cell>
          <table:table-cell table:formula="of:=100*(LN([.F70])-LN([.F69]))" office:value-type="float" office:value="3.50913198112701" calcext:value-type="float">
            <text:p>3.51</text:p>
          </table:table-cell>
          <table:table-cell table:formula="of:=100*([.F70]-MIN([$analisis.F185:$analisis.F198]))/(MAX([$analisis.E185:$analisis.E198])-MIN([$analisis.F185:$analisis.F198]))" office:value-type="float" office:value="13.953488372093" calcext:value-type="float">
            <text:p>13.95</text:p>
          </table:table-cell>
          <table:table-cell table:formula="of:=100*([.F70]-MIN([$analisis.F169:$analisis.F198]))/(MAX([$analisis.E169:$analisis.E198])-MIN([$analisis.F169:$analisis.F198]))" office:value-type="float" office:value="28.517274991877" calcext:value-type="float">
            <text:p>28.52</text:p>
          </table:table-cell>
          <table:table-cell table:formula="of:=([$analisis.B199]-[$analisis.B197])/[$analisis.B198] * ([$analisis.C199]-[$analisis.C197])/[$analisis.C198]" office:value-type="float" office:value="0" calcext:value-type="float">
            <text:p>0.00</text:p>
          </table:table-cell>
          <table:table-cell table:formula="of:=100*(LN([.F70])-LN([.F$129]))" office:value-type="float" office:value="-94.1263652805535" calcext:value-type="float">
            <text:p>-94.13</text:p>
          </table:table-cell>
          <table:table-cell table:number-columns-repeated="7"/>
        </table:table-row>
        <table:table-row table:style-name="ro1">
          <table:table-cell table:formula="of:=[$analisis.A199]" office:value-type="string" office:string-value="2020-11-06" calcext:value-type="string">
            <text:p>2020-11-06</text:p>
          </table:table-cell>
          <table:table-cell table:formula="of:=[$analisis.C199]" office:value-type="float" office:value="2586907" calcext:value-type="float">
            <text:p>2586907</text:p>
          </table:table-cell>
          <table:table-cell table:formula="of:=[$analisis.D199]" office:value-type="float" office:value="1.78" calcext:value-type="float">
            <text:p>1.78</text:p>
          </table:table-cell>
          <table:table-cell table:formula="of:=[$analisis.F199]" office:value-type="float" office:value="1.67" calcext:value-type="float">
            <text:p>1.67</text:p>
          </table:table-cell>
          <table:table-cell table:formula="of:=[$analisis.E199]" office:value-type="float" office:value="1.78" calcext:value-type="float">
            <text:p>1.78</text:p>
          </table:table-cell>
          <table:table-cell table:formula="of:=[$analisis.B199]" office:value-type="float" office:value="1.68" calcext:value-type="float">
            <text:p>1.68</text:p>
          </table:table-cell>
          <table:table-cell table:formula="of:=100*(LN([.F71])-LN([.F70]))" office:value-type="float" office:value="-3.50913198112701" calcext:value-type="float">
            <text:p>-3.51</text:p>
          </table:table-cell>
          <table:table-cell table:formula="of:=100*([.F71]-MIN([$analisis.F186:$analisis.F199]))/(MAX([$analisis.E186:$analisis.E199])-MIN([$analisis.F186:$analisis.F199]))" office:value-type="float" office:value="8.69565217391302" calcext:value-type="float">
            <text:p>8.70</text:p>
          </table:table-cell>
          <table:table-cell table:formula="of:=100*([.F71]-MIN([$analisis.F170:$analisis.F199]))/(MAX([$analisis.E170:$analisis.E199])-MIN([$analisis.F170:$analisis.F199]))" office:value-type="float" office:value="26.3511318098126" calcext:value-type="float">
            <text:p>26.35</text:p>
          </table:table-cell>
          <table:table-cell table:formula="of:=([$analisis.B200]-[$analisis.B198])/[$analisis.B199] * ([$analisis.C200]-[$analisis.C198])/[$analisis.C199]" office:value-type="float" office:value="0.00034906550564052" calcext:value-type="float">
            <text:p>0.00</text:p>
          </table:table-cell>
          <table:table-cell table:formula="of:=100*(LN([.F71])-LN([.F$129]))" office:value-type="float" office:value="-97.6354972616805" calcext:value-type="float">
            <text:p>-97.64</text:p>
          </table:table-cell>
          <table:table-cell table:number-columns-repeated="7"/>
        </table:table-row>
        <table:table-row table:style-name="ro1">
          <table:table-cell table:formula="of:=[$analisis.A200]" office:value-type="string" office:string-value="2020-11-09" calcext:value-type="string">
            <text:p>2020-11-09</text:p>
          </table:table-cell>
          <table:table-cell table:formula="of:=[$analisis.C200]" office:value-type="float" office:value="4068942" calcext:value-type="float">
            <text:p>4068942</text:p>
          </table:table-cell>
          <table:table-cell table:formula="of:=[$analisis.D200]" office:value-type="float" office:value="1.797" calcext:value-type="float">
            <text:p>1.797</text:p>
          </table:table-cell>
          <table:table-cell table:formula="of:=[$analisis.F200]" office:value-type="float" office:value="1.65" calcext:value-type="float">
            <text:p>1.65</text:p>
          </table:table-cell>
          <table:table-cell table:formula="of:=[$analisis.E200]" office:value-type="float" office:value="1.84" calcext:value-type="float">
            <text:p>1.84</text:p>
          </table:table-cell>
          <table:table-cell table:formula="of:=[$analisis.B200]" office:value-type="float" office:value="1.68" calcext:value-type="float">
            <text:p>1.68</text:p>
          </table:table-cell>
          <table:table-cell table:formula="of:=100*(LN([.F72])-LN([.F71]))" office:value-type="float" office:value="0" calcext:value-type="float">
            <text:p>0.00</text:p>
          </table:table-cell>
          <table:table-cell table:formula="of:=100*([.F72]-MIN([$analisis.F187:$analisis.F200]))/(MAX([$analisis.E187:$analisis.E200])-MIN([$analisis.F187:$analisis.F200]))" office:value-type="float" office:value="8.69565217391302" calcext:value-type="float">
            <text:p>8.70</text:p>
          </table:table-cell>
          <table:table-cell table:formula="of:=100*([.F72]-MIN([$analisis.F171:$analisis.F200]))/(MAX([$analisis.E171:$analisis.E200])-MIN([$analisis.F171:$analisis.F200]))" office:value-type="float" office:value="26.3511318098126" calcext:value-type="float">
            <text:p>26.35</text:p>
          </table:table-cell>
          <table:table-cell table:formula="of:=([$analisis.B201]-[$analisis.B199])/[$analisis.B200] * ([$analisis.C201]-[$analisis.C199])/[$analisis.C200]" office:value-type="float" office:value="0.00274867871936103" calcext:value-type="float">
            <text:p>0.00</text:p>
          </table:table-cell>
          <table:table-cell table:formula="of:=100*(LN([.F72])-LN([.F$129]))" office:value-type="float" office:value="-97.6354972616805" calcext:value-type="float">
            <text:p>-97.64</text:p>
          </table:table-cell>
          <table:table-cell table:number-columns-repeated="7"/>
        </table:table-row>
        <table:table-row table:style-name="ro1">
          <table:table-cell table:formula="of:=[$analisis.A201]" office:value-type="string" office:string-value="2020-11-10" calcext:value-type="string">
            <text:p>2020-11-10</text:p>
          </table:table-cell>
          <table:table-cell table:formula="of:=[$analisis.C201]" office:value-type="float" office:value="1960591" calcext:value-type="float">
            <text:p>1960591</text:p>
          </table:table-cell>
          <table:table-cell table:formula="of:=[$analisis.D201]" office:value-type="float" office:value="1.66" calcext:value-type="float">
            <text:p>1.66</text:p>
          </table:table-cell>
          <table:table-cell table:formula="of:=[$analisis.F201]" office:value-type="float" office:value="1.54" calcext:value-type="float">
            <text:p>1.54</text:p>
          </table:table-cell>
          <table:table-cell table:formula="of:=[$analisis.E201]" office:value-type="float" office:value="1.67" calcext:value-type="float">
            <text:p>1.67</text:p>
          </table:table-cell>
          <table:table-cell table:formula="of:=[$analisis.B201]" office:value-type="float" office:value="1.65" calcext:value-type="float">
            <text:p>1.65</text:p>
          </table:table-cell>
          <table:table-cell table:formula="of:=100*(LN([.F73])-LN([.F72]))" office:value-type="float" office:value="-1.80185055026784" calcext:value-type="float">
            <text:p>-1.80</text:p>
          </table:table-cell>
          <table:table-cell table:formula="of:=100*([.F73]-MIN([$analisis.F188:$analisis.F201]))/(MAX([$analisis.E188:$analisis.E201])-MIN([$analisis.F188:$analisis.F201]))" office:value-type="float" office:value="14.2857142857143" calcext:value-type="float">
            <text:p>14.29</text:p>
          </table:table-cell>
          <table:table-cell table:formula="of:=100*([.F73]-MIN([$analisis.F172:$analisis.F201]))/(MAX([$analisis.E172:$analisis.E201])-MIN([$analisis.F172:$analisis.F201]))" office:value-type="float" office:value="24.8911465892598" calcext:value-type="float">
            <text:p>24.89</text:p>
          </table:table-cell>
          <table:table-cell table:formula="of:=([$analisis.B202]-[$analisis.B200])/[$analisis.B201] * ([$analisis.C202]-[$analisis.C200])/[$analisis.C201]" office:value-type="float" office:value="0.0197841828862271" calcext:value-type="float">
            <text:p>0.02</text:p>
          </table:table-cell>
          <table:table-cell table:formula="of:=100*(LN([.F73])-LN([.F$129]))" office:value-type="float" office:value="-99.4373478119484" calcext:value-type="float">
            <text:p>-99.44</text:p>
          </table:table-cell>
          <table:table-cell table:number-columns-repeated="7"/>
        </table:table-row>
        <table:table-row table:style-name="ro1">
          <table:table-cell table:formula="of:=[$analisis.A202]" office:value-type="string" office:string-value="2020-11-11" calcext:value-type="string">
            <text:p>2020-11-11</text:p>
          </table:table-cell>
          <table:table-cell table:formula="of:=[$analisis.C202]" office:value-type="float" office:value="868875" calcext:value-type="float">
            <text:p>868875</text:p>
          </table:table-cell>
          <table:table-cell table:formula="of:=[$analisis.D202]" office:value-type="float" office:value="1.65" calcext:value-type="float">
            <text:p>1.65</text:p>
          </table:table-cell>
          <table:table-cell table:formula="of:=[$analisis.F202]" office:value-type="float" office:value="1.61" calcext:value-type="float">
            <text:p>1.61</text:p>
          </table:table-cell>
          <table:table-cell table:formula="of:=[$analisis.E202]" office:value-type="float" office:value="1.68" calcext:value-type="float">
            <text:p>1.68</text:p>
          </table:table-cell>
          <table:table-cell table:formula="of:=[$analisis.B202]" office:value-type="float" office:value="1.66" calcext:value-type="float">
            <text:p>1.66</text:p>
          </table:table-cell>
          <table:table-cell table:formula="of:=100*(LN([.F74])-LN([.F73]))" office:value-type="float" office:value="0.604231445596271" calcext:value-type="float">
            <text:p>0.60</text:p>
          </table:table-cell>
          <table:table-cell table:formula="of:=100*([.F74]-MIN([$analisis.F189:$analisis.F202]))/(MAX([$analisis.E189:$analisis.E202])-MIN([$analisis.F189:$analisis.F202]))" office:value-type="float" office:value="16.2162162162162" calcext:value-type="float">
            <text:p>16.22</text:p>
          </table:table-cell>
          <table:table-cell table:formula="of:=100*([.F74]-MIN([$analisis.F173:$analisis.F202]))/(MAX([$analisis.E173:$analisis.E202])-MIN([$analisis.F173:$analisis.F202]))" office:value-type="float" office:value="25.0363901018923" calcext:value-type="float">
            <text:p>25.04</text:p>
          </table:table-cell>
          <table:table-cell table:formula="of:=([$analisis.B203]-[$analisis.B201])/[$analisis.B202] * ([$analisis.C203]-[$analisis.C201])/[$analisis.C202]" office:value-type="float" office:value="-0.0134795894843942" calcext:value-type="float">
            <text:p>-0.01</text:p>
          </table:table-cell>
          <table:table-cell table:formula="of:=100*(LN([.F74])-LN([.F$129]))" office:value-type="float" office:value="-98.8331163663521" calcext:value-type="float">
            <text:p>-98.83</text:p>
          </table:table-cell>
          <table:table-cell table:number-columns-repeated="7"/>
        </table:table-row>
        <table:table-row table:style-name="ro1">
          <table:table-cell table:formula="of:=[$analisis.A203]" office:value-type="string" office:string-value="2020-11-12" calcext:value-type="string">
            <text:p>2020-11-12</text:p>
          </table:table-cell>
          <table:table-cell table:formula="of:=[$analisis.C203]" office:value-type="float" office:value="2349432" calcext:value-type="float">
            <text:p>2349432</text:p>
          </table:table-cell>
          <table:table-cell table:formula="of:=[$analisis.D203]" office:value-type="float" office:value="1.64" calcext:value-type="float">
            <text:p>1.64</text:p>
          </table:table-cell>
          <table:table-cell table:formula="of:=[$analisis.F203]" office:value-type="float" office:value="1.59" calcext:value-type="float">
            <text:p>1.59</text:p>
          </table:table-cell>
          <table:table-cell table:formula="of:=[$analisis.E203]" office:value-type="float" office:value="1.7081" calcext:value-type="float">
            <text:p>1.7081</text:p>
          </table:table-cell>
          <table:table-cell table:formula="of:=[$analisis.B203]" office:value-type="float" office:value="1.6" calcext:value-type="float">
            <text:p>1.60</text:p>
          </table:table-cell>
          <table:table-cell table:formula="of:=100*(LN([.F75])-LN([.F74]))" office:value-type="float" office:value="-3.68139731227163" calcext:value-type="float">
            <text:p>-3.68</text:p>
          </table:table-cell>
          <table:table-cell table:formula="of:=100*([.F75]-MIN([$analisis.F190:$analisis.F203]))/(MAX([$analisis.E190:$analisis.E203])-MIN([$analisis.F190:$analisis.F203]))" office:value-type="float" office:value="8.73743993010049" calcext:value-type="float">
            <text:p>8.74</text:p>
          </table:table-cell>
          <table:table-cell table:formula="of:=100*([.F75]-MIN([$analisis.F174:$analisis.F203]))/(MAX([$analisis.E174:$analisis.E203])-MIN([$analisis.F174:$analisis.F203]))" office:value-type="float" office:value="22.8529839883552" calcext:value-type="float">
            <text:p>22.85</text:p>
          </table:table-cell>
          <table:table-cell table:formula="of:=([$analisis.B204]-[$analisis.B202])/[$analisis.B203] * ([$analisis.C204]-[$analisis.C202])/[$analisis.C203]" office:value-type="float" office:value="0.0151214447789934" calcext:value-type="float">
            <text:p>0.02</text:p>
          </table:table-cell>
          <table:table-cell table:formula="of:=100*(LN([.F75])-LN([.F$129]))" office:value-type="float" office:value="-102.514513678624" calcext:value-type="float">
            <text:p>-102.51</text:p>
          </table:table-cell>
          <table:table-cell table:number-columns-repeated="7"/>
        </table:table-row>
        <table:table-row table:style-name="ro1">
          <table:table-cell table:formula="of:=[$analisis.A204]" office:value-type="string" office:string-value="2020-11-13" calcext:value-type="string">
            <text:p>2020-11-13</text:p>
          </table:table-cell>
          <table:table-cell table:formula="of:=[$analisis.C204]" office:value-type="float" office:value="2763638" calcext:value-type="float">
            <text:p>2763638</text:p>
          </table:table-cell>
          <table:table-cell table:formula="of:=[$analisis.D204]" office:value-type="float" office:value="1.65" calcext:value-type="float">
            <text:p>1.65</text:p>
          </table:table-cell>
          <table:table-cell table:formula="of:=[$analisis.F204]" office:value-type="float" office:value="1.6143" calcext:value-type="float">
            <text:p>1.6143</text:p>
          </table:table-cell>
          <table:table-cell table:formula="of:=[$analisis.E204]" office:value-type="float" office:value="1.74" calcext:value-type="float">
            <text:p>1.74</text:p>
          </table:table-cell>
          <table:table-cell table:formula="of:=[$analisis.B204]" office:value-type="float" office:value="1.69" calcext:value-type="float">
            <text:p>1.69</text:p>
          </table:table-cell>
          <table:table-cell table:formula="of:=100*(LN([.F76])-LN([.F75]))" office:value-type="float" office:value="5.47248996892465" calcext:value-type="float">
            <text:p>5.47</text:p>
          </table:table-cell>
          <table:table-cell table:formula="of:=100*([.F76]-MIN([$analisis.F191:$analisis.F204]))/(MAX([$analisis.E191:$analisis.E204])-MIN([$analisis.F191:$analisis.F204]))" office:value-type="float" office:value="21.8435998252512" calcext:value-type="float">
            <text:p>21.84</text:p>
          </table:table-cell>
          <table:table-cell table:formula="of:=100*([.F76]-MIN([$analisis.F175:$analisis.F204]))/(MAX([$analisis.E175:$analisis.E204])-MIN([$analisis.F175:$analisis.F204]))" office:value-type="float" office:value="23.9700374531835" calcext:value-type="float">
            <text:p>23.97</text:p>
          </table:table-cell>
          <table:table-cell table:formula="of:=([$analisis.B205]-[$analisis.B203])/[$analisis.B204] * ([$analisis.C205]-[$analisis.C203])/[$analisis.C204]" office:value-type="float" office:value="0.399779711513181" calcext:value-type="float">
            <text:p>0.40</text:p>
          </table:table-cell>
          <table:table-cell table:formula="of:=100*(LN([.F76])-LN([.F$129]))" office:value-type="float" office:value="-97.0420237096991" calcext:value-type="float">
            <text:p>-97.04</text:p>
          </table:table-cell>
          <table:table-cell table:number-columns-repeated="7"/>
        </table:table-row>
        <table:table-row table:style-name="ro1">
          <table:table-cell table:formula="of:=[$analisis.A205]" office:value-type="string" office:string-value="2020-11-16" calcext:value-type="string">
            <text:p>2020-11-16</text:p>
          </table:table-cell>
          <table:table-cell table:formula="of:=[$analisis.C205]" office:value-type="float" office:value="12176750" calcext:value-type="float">
            <text:p>12176750</text:p>
          </table:table-cell>
          <table:table-cell table:formula="of:=[$analisis.D205]" office:value-type="float" office:value="1.9" calcext:value-type="float">
            <text:p>1.9</text:p>
          </table:table-cell>
          <table:table-cell table:formula="of:=[$analisis.F205]" office:value-type="float" office:value="1.7" calcext:value-type="float">
            <text:p>1.7</text:p>
          </table:table-cell>
          <table:table-cell table:formula="of:=[$analisis.E205]" office:value-type="float" office:value="1.9" calcext:value-type="float">
            <text:p>1.9</text:p>
          </table:table-cell>
          <table:table-cell table:formula="of:=[$analisis.B205]" office:value-type="float" office:value="1.79" calcext:value-type="float">
            <text:p>1.79</text:p>
          </table:table-cell>
          <table:table-cell table:formula="of:=100*(LN([.F77])-LN([.F76]))" office:value-type="float" office:value="5.74870909176816" calcext:value-type="float">
            <text:p>5.75</text:p>
          </table:table-cell>
          <table:table-cell table:formula="of:=100*([.F77]-MIN([$analisis.F192:$analisis.F205]))/(MAX([$analisis.E192:$analisis.E205])-MIN([$analisis.F192:$analisis.F205]))" office:value-type="float" office:value="64.1025641025641" calcext:value-type="float">
            <text:p>64.10</text:p>
          </table:table-cell>
          <table:table-cell table:formula="of:=100*([.F77]-MIN([$analisis.F176:$analisis.F205]))/(MAX([$analisis.E176:$analisis.E205])-MIN([$analisis.F176:$analisis.F205]))" office:value-type="float" office:value="17.8723404255319" calcext:value-type="float">
            <text:p>17.87</text:p>
          </table:table-cell>
          <table:table-cell table:formula="of:=([$analisis.B206]-[$analisis.B204])/[$analisis.B205] * ([$analisis.C206]-[$analisis.C204])/[$analisis.C205]" office:value-type="float" office:value="0.156785070183091" calcext:value-type="float">
            <text:p>0.16</text:p>
          </table:table-cell>
          <table:table-cell table:formula="of:=100*(LN([.F77])-LN([.F$129]))" office:value-type="float" office:value="-91.2933146179309" calcext:value-type="float">
            <text:p>-91.29</text:p>
          </table:table-cell>
          <table:table-cell table:number-columns-repeated="7"/>
        </table:table-row>
        <table:table-row table:style-name="ro1">
          <table:table-cell table:formula="of:=[$analisis.A206]" office:value-type="string" office:string-value="2020-11-17" calcext:value-type="string">
            <text:p>2020-11-17</text:p>
          </table:table-cell>
          <table:table-cell table:formula="of:=[$analisis.C206]" office:value-type="float" office:value="14968450" calcext:value-type="float">
            <text:p>14968450</text:p>
          </table:table-cell>
          <table:table-cell table:formula="of:=[$analisis.D206]" office:value-type="float" office:value="1.85" calcext:value-type="float">
            <text:p>1.85</text:p>
          </table:table-cell>
          <table:table-cell table:formula="of:=[$analisis.F206]" office:value-type="float" office:value="1.8312" calcext:value-type="float">
            <text:p>1.8312</text:p>
          </table:table-cell>
          <table:table-cell table:formula="of:=[$analisis.E206]" office:value-type="float" office:value="2.13" calcext:value-type="float">
            <text:p>2.13</text:p>
          </table:table-cell>
          <table:table-cell table:formula="of:=[$analisis.B206]" office:value-type="float" office:value="1.97" calcext:value-type="float">
            <text:p>1.97</text:p>
          </table:table-cell>
          <table:table-cell table:formula="of:=100*(LN([.F78])-LN([.F77]))" office:value-type="float" office:value="9.58179228972335" calcext:value-type="float">
            <text:p>9.58</text:p>
          </table:table-cell>
          <table:table-cell table:formula="of:=100*([.F78]-MIN([$analisis.F193:$analisis.F206]))/(MAX([$analisis.E193:$analisis.E206])-MIN([$analisis.F193:$analisis.F206]))" office:value-type="float" office:value="72.8813559322034" calcext:value-type="float">
            <text:p>72.88</text:p>
          </table:table-cell>
          <table:table-cell table:formula="of:=100*([.F78]-MIN([$analisis.F177:$analisis.F206]))/(MAX([$analisis.E177:$analisis.E206])-MIN([$analisis.F177:$analisis.F206]))" office:value-type="float" office:value="19.7247706422018" calcext:value-type="float">
            <text:p>19.72</text:p>
          </table:table-cell>
          <table:table-cell table:formula="of:=([$analisis.B207]-[$analisis.B205])/[$analisis.B206] * ([$analisis.C207]-[$analisis.C205])/[$analisis.C206]" office:value-type="float" office:value="-0.0278344876761346" calcext:value-type="float">
            <text:p>-0.03</text:p>
          </table:table-cell>
          <table:table-cell table:formula="of:=100*(LN([.F78])-LN([.F$129]))" office:value-type="float" office:value="-81.7115223282076" calcext:value-type="float">
            <text:p>-81.71</text:p>
          </table:table-cell>
          <table:table-cell table:number-columns-repeated="7"/>
        </table:table-row>
        <table:table-row table:style-name="ro1">
          <table:table-cell table:formula="of:=[$analisis.A207]" office:value-type="string" office:string-value="2020-11-18" calcext:value-type="string">
            <text:p>2020-11-18</text:p>
          </table:table-cell>
          <table:table-cell table:formula="of:=[$analisis.C207]" office:value-type="float" office:value="3968959" calcext:value-type="float">
            <text:p>3968959</text:p>
          </table:table-cell>
          <table:table-cell table:formula="of:=[$analisis.D207]" office:value-type="float" office:value="1.97" calcext:value-type="float">
            <text:p>1.97</text:p>
          </table:table-cell>
          <table:table-cell table:formula="of:=[$analisis.F207]" office:value-type="float" office:value="1.81" calcext:value-type="float">
            <text:p>1.81</text:p>
          </table:table-cell>
          <table:table-cell table:formula="of:=[$analisis.E207]" office:value-type="float" office:value="1.97" calcext:value-type="float">
            <text:p>1.97</text:p>
          </table:table-cell>
          <table:table-cell table:formula="of:=[$analisis.B207]" office:value-type="float" office:value="1.89" calcext:value-type="float">
            <text:p>1.89</text:p>
          </table:table-cell>
          <table:table-cell table:formula="of:=100*(LN([.F79])-LN([.F78]))" office:value-type="float" office:value="-4.14567136783461" calcext:value-type="float">
            <text:p>-4.15</text:p>
          </table:table-cell>
          <table:table-cell table:formula="of:=100*([.F79]-MIN([$analisis.F194:$analisis.F207]))/(MAX([$analisis.E194:$analisis.E207])-MIN([$analisis.F194:$analisis.F207]))" office:value-type="float" office:value="59.3220338983051" calcext:value-type="float">
            <text:p>59.32</text:p>
          </table:table-cell>
          <table:table-cell table:formula="of:=100*([.F79]-MIN([$analisis.F178:$analisis.F207]))/(MAX([$analisis.E178:$analisis.E207])-MIN([$analisis.F178:$analisis.F207]))" office:value-type="float" office:value="26.1194029850746" calcext:value-type="float">
            <text:p>26.12</text:p>
          </table:table-cell>
          <table:table-cell table:formula="of:=([$analisis.B208]-[$analisis.B206])/[$analisis.B207] * ([$analisis.C208]-[$analisis.C206])/[$analisis.C207]" office:value-type="float" office:value="-0.0507898962607112" calcext:value-type="float">
            <text:p>-0.05</text:p>
          </table:table-cell>
          <table:table-cell table:formula="of:=100*(LN([.F79])-LN([.F$129]))" office:value-type="float" office:value="-85.8571936960422" calcext:value-type="float">
            <text:p>-85.86</text:p>
          </table:table-cell>
          <table:table-cell table:number-columns-repeated="7"/>
        </table:table-row>
        <table:table-row table:style-name="ro1">
          <table:table-cell table:formula="of:=[$analisis.A208]" office:value-type="string" office:string-value="2020-11-19" calcext:value-type="string">
            <text:p>2020-11-19</text:p>
          </table:table-cell>
          <table:table-cell table:formula="of:=[$analisis.C208]" office:value-type="float" office:value="7348612" calcext:value-type="float">
            <text:p>7348612</text:p>
          </table:table-cell>
          <table:table-cell table:formula="of:=[$analisis.D208]" office:value-type="float" office:value="1.85" calcext:value-type="float">
            <text:p>1.85</text:p>
          </table:table-cell>
          <table:table-cell table:formula="of:=[$analisis.F208]" office:value-type="float" office:value="1.76" calcext:value-type="float">
            <text:p>1.76</text:p>
          </table:table-cell>
          <table:table-cell table:formula="of:=[$analisis.E208]" office:value-type="float" office:value="2.05" calcext:value-type="float">
            <text:p>2.05</text:p>
          </table:table-cell>
          <table:table-cell table:formula="of:=[$analisis.B208]" office:value-type="float" office:value="2.02" calcext:value-type="float">
            <text:p>2.02</text:p>
          </table:table-cell>
          <table:table-cell table:formula="of:=100*(LN([.F80])-LN([.F79]))" office:value-type="float" office:value="6.65206823415624" calcext:value-type="float">
            <text:p>6.65</text:p>
          </table:table-cell>
          <table:table-cell table:formula="of:=100*([.F80]-MIN([$analisis.F195:$analisis.F208]))/(MAX([$analisis.E195:$analisis.E208])-MIN([$analisis.F195:$analisis.F208]))" office:value-type="float" office:value="81.3559322033899" calcext:value-type="float">
            <text:p>81.36</text:p>
          </table:table-cell>
          <table:table-cell table:formula="of:=100*([.F80]-MIN([$analisis.F179:$analisis.F208]))/(MAX([$analisis.E179:$analisis.E208])-MIN([$analisis.F179:$analisis.F208]))" office:value-type="float" office:value="35.8208955223881" calcext:value-type="float">
            <text:p>35.82</text:p>
          </table:table-cell>
          <table:table-cell table:formula="of:=([$analisis.B209]-[$analisis.B207])/[$analisis.B208] * ([$analisis.C209]-[$analisis.C207])/[$analisis.C208]" office:value-type="float" office:value="0.183547917041011" calcext:value-type="float">
            <text:p>0.18</text:p>
          </table:table-cell>
          <table:table-cell table:formula="of:=100*(LN([.F80])-LN([.F$129]))" office:value-type="float" office:value="-79.2051254618859" calcext:value-type="float">
            <text:p>-79.21</text:p>
          </table:table-cell>
          <table:table-cell table:number-columns-repeated="7"/>
        </table:table-row>
        <table:table-row table:style-name="ro1">
          <table:table-cell table:formula="of:=[$analisis.A209]" office:value-type="string" office:string-value="2020-11-20" calcext:value-type="string">
            <text:p>2020-11-20</text:p>
          </table:table-cell>
          <table:table-cell table:formula="of:=[$analisis.C209]" office:value-type="float" office:value="13051030" calcext:value-type="float">
            <text:p>13051030</text:p>
          </table:table-cell>
          <table:table-cell table:formula="of:=[$analisis.D209]" office:value-type="float" office:value="2.22" calcext:value-type="float">
            <text:p>2.22</text:p>
          </table:table-cell>
          <table:table-cell table:formula="of:=[$analisis.F209]" office:value-type="float" office:value="2.13" calcext:value-type="float">
            <text:p>2.13</text:p>
          </table:table-cell>
          <table:table-cell table:formula="of:=[$analisis.E209]" office:value-type="float" office:value="2.4" calcext:value-type="float">
            <text:p>2.4</text:p>
          </table:table-cell>
          <table:table-cell table:formula="of:=[$analisis.B209]" office:value-type="float" office:value="2.19" calcext:value-type="float">
            <text:p>2.19</text:p>
          </table:table-cell>
          <table:table-cell table:formula="of:=100*(LN([.F81])-LN([.F80]))" office:value-type="float" office:value="8.0804032415296" calcext:value-type="float">
            <text:p>8.08</text:p>
          </table:table-cell>
          <table:table-cell table:formula="of:=100*([.F81]-MIN([$analisis.F196:$analisis.F209]))/(MAX([$analisis.E196:$analisis.E209])-MIN([$analisis.F196:$analisis.F209]))" office:value-type="float" office:value="75.5813953488372" calcext:value-type="float">
            <text:p>75.58</text:p>
          </table:table-cell>
          <table:table-cell table:formula="of:=100*([.F81]-MIN([$analisis.F180:$analisis.F209]))/(MAX([$analisis.E180:$analisis.E209])-MIN([$analisis.F180:$analisis.F209]))" office:value-type="float" office:value="54.1666666666667" calcext:value-type="float">
            <text:p>54.17</text:p>
          </table:table-cell>
          <table:table-cell table:formula="of:=([$analisis.B210]-[$analisis.B208])/[$analisis.B209] * ([$analisis.C210]-[$analisis.C208])/[$analisis.C209]" office:value-type="float" office:value="0.0390282427611681" calcext:value-type="float">
            <text:p>0.04</text:p>
          </table:table-cell>
          <table:table-cell table:formula="of:=100*(LN([.F81])-LN([.F$129]))" office:value-type="float" office:value="-71.1247222203563" calcext:value-type="float">
            <text:p>-71.12</text:p>
          </table:table-cell>
          <table:table-cell table:number-columns-repeated="7"/>
        </table:table-row>
        <table:table-row table:style-name="ro1">
          <table:table-cell table:formula="of:=[$analisis.A210]" office:value-type="string" office:string-value="2020-11-23" calcext:value-type="string">
            <text:p>2020-11-23</text:p>
          </table:table-cell>
          <table:table-cell table:formula="of:=[$analisis.C210]" office:value-type="float" office:value="14785250" calcext:value-type="float">
            <text:p>14785250</text:p>
          </table:table-cell>
          <table:table-cell table:formula="of:=[$analisis.D210]" office:value-type="float" office:value="2.099" calcext:value-type="float">
            <text:p>2.099</text:p>
          </table:table-cell>
          <table:table-cell table:formula="of:=[$analisis.F210]" office:value-type="float" office:value="1.97" calcext:value-type="float">
            <text:p>1.97</text:p>
          </table:table-cell>
          <table:table-cell table:formula="of:=[$analisis.E210]" office:value-type="float" office:value="2.18" calcext:value-type="float">
            <text:p>2.18</text:p>
          </table:table-cell>
          <table:table-cell table:formula="of:=[$analisis.B210]" office:value-type="float" office:value="2.17" calcext:value-type="float">
            <text:p>2.17</text:p>
          </table:table-cell>
          <table:table-cell table:formula="of:=100*(LN([.F82])-LN([.F81]))" office:value-type="float" office:value="-0.917437627604123" calcext:value-type="float">
            <text:p>-0.92</text:p>
          </table:table-cell>
          <table:table-cell table:formula="of:=100*([.F82]-MIN([$analisis.F197:$analisis.F210]))/(MAX([$analisis.E197:$analisis.E210])-MIN([$analisis.F197:$analisis.F210]))" office:value-type="float" office:value="73.2558139534884" calcext:value-type="float">
            <text:p>73.26</text:p>
          </table:table-cell>
          <table:table-cell table:formula="of:=100*([.F82]-MIN([$analisis.F181:$analisis.F210]))/(MAX([$analisis.E181:$analisis.E210])-MIN([$analisis.F181:$analisis.F210]))" office:value-type="float" office:value="52.5" calcext:value-type="float">
            <text:p>52.50</text:p>
          </table:table-cell>
          <table:table-cell table:formula="of:=([$analisis.B211]-[$analisis.B209])/[$analisis.B210] * ([$analisis.C211]-[$analisis.C209])/[$analisis.C210]" office:value-type="float" office:value="1.17186486688027" calcext:value-type="float">
            <text:p>1.17</text:p>
          </table:table-cell>
          <table:table-cell table:formula="of:=100*(LN([.F82])-LN([.F$129]))" office:value-type="float" office:value="-72.0421598479605" calcext:value-type="float">
            <text:p>-72.04</text:p>
          </table:table-cell>
          <table:table-cell table:number-columns-repeated="7"/>
        </table:table-row>
        <table:table-row table:style-name="ro1">
          <table:table-cell table:formula="of:=[$analisis.A211]" office:value-type="string" office:string-value="2020-11-24" calcext:value-type="string">
            <text:p>2020-11-24</text:p>
          </table:table-cell>
          <table:table-cell table:formula="of:=[$analisis.C211]" office:value-type="float" office:value="58349950" calcext:value-type="float">
            <text:p>58349950</text:p>
          </table:table-cell>
          <table:table-cell table:formula="of:=[$analisis.D211]" office:value-type="float" office:value="3.31" calcext:value-type="float">
            <text:p>3.31</text:p>
          </table:table-cell>
          <table:table-cell table:formula="of:=[$analisis.F211]" office:value-type="float" office:value="2.67" calcext:value-type="float">
            <text:p>2.67</text:p>
          </table:table-cell>
          <table:table-cell table:formula="of:=[$analisis.E211]" office:value-type="float" office:value="4.46" calcext:value-type="float">
            <text:p>4.46</text:p>
          </table:table-cell>
          <table:table-cell table:formula="of:=[$analisis.B211]" office:value-type="float" office:value="3.02" calcext:value-type="float">
            <text:p>3.02</text:p>
          </table:table-cell>
          <table:table-cell table:formula="of:=100*(LN([.F83])-LN([.F82]))" office:value-type="float" office:value="33.052966383441" calcext:value-type="float">
            <text:p>33.05</text:p>
          </table:table-cell>
          <table:table-cell table:formula="of:=100*([.F83]-MIN([$analisis.F198:$analisis.F211]))/(MAX([$analisis.E198:$analisis.E211])-MIN([$analisis.F198:$analisis.F211]))" office:value-type="float" office:value="50.6849315068493" calcext:value-type="float">
            <text:p>50.68</text:p>
          </table:table-cell>
          <table:table-cell table:formula="of:=100*([.F83]-MIN([$analisis.F182:$analisis.F211]))/(MAX([$analisis.E182:$analisis.E211])-MIN([$analisis.F182:$analisis.F211]))" office:value-type="float" office:value="50.6849315068493" calcext:value-type="float">
            <text:p>50.68</text:p>
          </table:table-cell>
          <table:table-cell table:formula="of:=([$analisis.B212]-[$analisis.B210])/[$analisis.B211] * ([$analisis.C212]-[$analisis.C210])/[$analisis.C211]" office:value-type="float" office:value="-0.0245868441331623" calcext:value-type="float">
            <text:p>-0.02</text:p>
          </table:table-cell>
          <table:table-cell table:formula="of:=100*(LN([.F83])-LN([.F$129]))" office:value-type="float" office:value="-38.9891934645194" calcext:value-type="float">
            <text:p>-38.99</text:p>
          </table:table-cell>
          <table:table-cell table:number-columns-repeated="7"/>
        </table:table-row>
        <table:table-row table:style-name="ro1">
          <table:table-cell table:formula="of:=[$analisis.A212]" office:value-type="string" office:string-value="2020-11-25" calcext:value-type="string">
            <text:p>2020-11-25</text:p>
          </table:table-cell>
          <table:table-cell table:formula="of:=[$analisis.C212]" office:value-type="float" office:value="10408870" calcext:value-type="float">
            <text:p>10408870</text:p>
          </table:table-cell>
          <table:table-cell table:formula="of:=[$analisis.D212]" office:value-type="float" office:value="2.8" calcext:value-type="float">
            <text:p>2.8</text:p>
          </table:table-cell>
          <table:table-cell table:formula="of:=[$analisis.F212]" office:value-type="float" office:value="2.71" calcext:value-type="float">
            <text:p>2.71</text:p>
          </table:table-cell>
          <table:table-cell table:formula="of:=[$analisis.E212]" office:value-type="float" office:value="3.27" calcext:value-type="float">
            <text:p>3.27</text:p>
          </table:table-cell>
          <table:table-cell table:formula="of:=[$analisis.B212]" office:value-type="float" office:value="3.16" calcext:value-type="float">
            <text:p>3.16</text:p>
          </table:table-cell>
          <table:table-cell table:formula="of:=100*(LN([.F84])-LN([.F83]))" office:value-type="float" office:value="4.53151962120424" calcext:value-type="float">
            <text:p>4.53</text:p>
          </table:table-cell>
          <table:table-cell table:formula="of:=100*([.F84]-MIN([$analisis.F199:$analisis.F212]))/(MAX([$analisis.E199:$analisis.E212])-MIN([$analisis.F199:$analisis.F212]))" office:value-type="float" office:value="55.4794520547945" calcext:value-type="float">
            <text:p>55.48</text:p>
          </table:table-cell>
          <table:table-cell table:formula="of:=100*([.F84]-MIN([$analisis.F183:$analisis.F212]))/(MAX([$analisis.E183:$analisis.E212])-MIN([$analisis.F183:$analisis.F212]))" office:value-type="float" office:value="55.4794520547945" calcext:value-type="float">
            <text:p>55.48</text:p>
          </table:table-cell>
          <table:table-cell table:formula="of:=([$analisis.B213]-[$analisis.B211])/[$analisis.B212] * ([$analisis.C213]-[$analisis.C211])/[$analisis.C212]" office:value-type="float" office:value="-0.0499850577780707" calcext:value-type="float">
            <text:p>-0.05</text:p>
          </table:table-cell>
          <table:table-cell table:formula="of:=100*(LN([.F84])-LN([.F$129]))" office:value-type="float" office:value="-34.4576738433152" calcext:value-type="float">
            <text:p>-34.46</text:p>
          </table:table-cell>
          <table:table-cell table:number-columns-repeated="7"/>
        </table:table-row>
        <table:table-row table:style-name="ro1">
          <table:table-cell table:formula="of:=[$analisis.A213]" office:value-type="string" office:string-value="2020-11-27" calcext:value-type="string">
            <text:p>2020-11-27</text:p>
          </table:table-cell>
          <table:table-cell table:formula="of:=[$analisis.C213]" office:value-type="float" office:value="3546284" calcext:value-type="float">
            <text:p>3546284</text:p>
          </table:table-cell>
          <table:table-cell table:formula="of:=[$analisis.D213]" office:value-type="float" office:value="3.16" calcext:value-type="float">
            <text:p>3.16</text:p>
          </table:table-cell>
          <table:table-cell table:formula="of:=[$analisis.F213]" office:value-type="float" office:value="3" calcext:value-type="float">
            <text:p>3</text:p>
          </table:table-cell>
          <table:table-cell table:formula="of:=[$analisis.E213]" office:value-type="float" office:value="3.24" calcext:value-type="float">
            <text:p>3.24</text:p>
          </table:table-cell>
          <table:table-cell table:formula="of:=[$analisis.B213]" office:value-type="float" office:value="3.05" calcext:value-type="float">
            <text:p>3.05</text:p>
          </table:table-cell>
          <table:table-cell table:formula="of:=100*(LN([.F85])-LN([.F84]))" office:value-type="float" office:value="-3.54304369795004" calcext:value-type="float">
            <text:p>-3.54</text:p>
          </table:table-cell>
          <table:table-cell table:formula="of:=100*([.F85]-MIN([$analisis.F200:$analisis.F213]))/(MAX([$analisis.E200:$analisis.E213])-MIN([$analisis.F200:$analisis.F213]))" office:value-type="float" office:value="51.7123287671233" calcext:value-type="float">
            <text:p>51.71</text:p>
          </table:table-cell>
          <table:table-cell table:formula="of:=100*([.F85]-MIN([$analisis.F184:$analisis.F213]))/(MAX([$analisis.E184:$analisis.E213])-MIN([$analisis.F184:$analisis.F213]))" office:value-type="float" office:value="51.7123287671233" calcext:value-type="float">
            <text:p>51.71</text:p>
          </table:table-cell>
          <table:table-cell table:formula="of:=([$analisis.B214]-[$analisis.B212])/[$analisis.B213] * ([$analisis.C214]-[$analisis.C212])/[$analisis.C213]" office:value-type="float" office:value="0.135716394594602" calcext:value-type="float">
            <text:p>0.14</text:p>
          </table:table-cell>
          <table:table-cell table:formula="of:=100*(LN([.F85])-LN([.F$129]))" office:value-type="float" office:value="-38.0007175412652" calcext:value-type="float">
            <text:p>-38.00</text:p>
          </table:table-cell>
          <table:table-cell table:number-columns-repeated="7"/>
        </table:table-row>
        <table:table-row table:style-name="ro1">
          <table:table-cell table:formula="of:=[$analisis.A214]" office:value-type="string" office:string-value="2020-11-30" calcext:value-type="string">
            <text:p>2020-11-30</text:p>
          </table:table-cell>
          <table:table-cell table:formula="of:=[$analisis.C214]" office:value-type="float" office:value="5166259" calcext:value-type="float">
            <text:p>5166259</text:p>
          </table:table-cell>
          <table:table-cell table:formula="of:=[$analisis.D214]" office:value-type="float" office:value="3" calcext:value-type="float">
            <text:p>3</text:p>
          </table:table-cell>
          <table:table-cell table:formula="of:=[$analisis.F214]" office:value-type="float" office:value="2.67" calcext:value-type="float">
            <text:p>2.67</text:p>
          </table:table-cell>
          <table:table-cell table:formula="of:=[$analisis.E214]" office:value-type="float" office:value="3.02" calcext:value-type="float">
            <text:p>3.02</text:p>
          </table:table-cell>
          <table:table-cell table:formula="of:=[$analisis.B214]" office:value-type="float" office:value="2.88" calcext:value-type="float">
            <text:p>2.88</text:p>
          </table:table-cell>
          <table:table-cell table:formula="of:=100*(LN([.F86])-LN([.F85]))" office:value-type="float" office:value="-5.73512964714658" calcext:value-type="float">
            <text:p>-5.74</text:p>
          </table:table-cell>
          <table:table-cell table:formula="of:=100*([.F86]-MIN([$analisis.F201:$analisis.F214]))/(MAX([$analisis.E201:$analisis.E214])-MIN([$analisis.F201:$analisis.F214]))" office:value-type="float" office:value="45.8904109589041" calcext:value-type="float">
            <text:p>45.89</text:p>
          </table:table-cell>
          <table:table-cell table:formula="of:=100*([.F86]-MIN([$analisis.F185:$analisis.F214]))/(MAX([$analisis.E185:$analisis.E214])-MIN([$analisis.F185:$analisis.F214]))" office:value-type="float" office:value="45.8904109589041" calcext:value-type="float">
            <text:p>45.89</text:p>
          </table:table-cell>
          <table:table-cell table:formula="of:=([$analisis.B215]-[$analisis.B213])/[$analisis.B214] * ([$analisis.C215]-[$analisis.C213])/[$analisis.C214]" office:value-type="float" office:value="-0.0467181095966475" calcext:value-type="float">
            <text:p>-0.05</text:p>
          </table:table-cell>
          <table:table-cell table:formula="of:=100*(LN([.F86])-LN([.F$129]))" office:value-type="float" office:value="-43.7358471884118" calcext:value-type="float">
            <text:p>-43.74</text:p>
          </table:table-cell>
          <table:table-cell table:number-columns-repeated="7"/>
        </table:table-row>
        <table:table-row table:style-name="ro1">
          <table:table-cell table:formula="of:=[$analisis.A215]" office:value-type="string" office:string-value="2020-12-01" calcext:value-type="string">
            <text:p>2020-12-01</text:p>
          </table:table-cell>
          <table:table-cell table:formula="of:=[$analisis.C215]" office:value-type="float" office:value="4909246" calcext:value-type="float">
            <text:p>4909246</text:p>
          </table:table-cell>
          <table:table-cell table:formula="of:=[$analisis.D215]" office:value-type="float" office:value="2.78" calcext:value-type="float">
            <text:p>2.78</text:p>
          </table:table-cell>
          <table:table-cell table:formula="of:=[$analisis.F215]" office:value-type="float" office:value="2.42" calcext:value-type="float">
            <text:p>2.42</text:p>
          </table:table-cell>
          <table:table-cell table:formula="of:=[$analisis.E215]" office:value-type="float" office:value="2.82" calcext:value-type="float">
            <text:p>2.82</text:p>
          </table:table-cell>
          <table:table-cell table:formula="of:=[$analisis.B215]" office:value-type="float" office:value="2.54" calcext:value-type="float">
            <text:p>2.54</text:p>
          </table:table-cell>
          <table:table-cell table:formula="of:=100*(LN([.F87])-LN([.F86]))" office:value-type="float" office:value="-12.5626213117409" calcext:value-type="float">
            <text:p>-12.56</text:p>
          </table:table-cell>
          <table:table-cell table:formula="of:=100*([.F87]-MIN([$analisis.F202:$analisis.F215]))/(MAX([$analisis.E202:$analisis.E215])-MIN([$analisis.F202:$analisis.F215]))" office:value-type="float" office:value="33.1010452961672" calcext:value-type="float">
            <text:p>33.10</text:p>
          </table:table-cell>
          <table:table-cell table:formula="of:=100*([.F87]-MIN([$analisis.F186:$analisis.F215]))/(MAX([$analisis.E186:$analisis.E215])-MIN([$analisis.F186:$analisis.F215]))" office:value-type="float" office:value="34.2465753424658" calcext:value-type="float">
            <text:p>34.25</text:p>
          </table:table-cell>
          <table:table-cell table:formula="of:=([$analisis.B216]-[$analisis.B214])/[$analisis.B215] * ([$analisis.C216]-[$analisis.C214])/[$analisis.C215]" office:value-type="float" office:value="0.0216051331275366" calcext:value-type="float">
            <text:p>0.02</text:p>
          </table:table-cell>
          <table:table-cell table:formula="of:=100*(LN([.F87])-LN([.F$129]))" office:value-type="float" office:value="-56.2984685001528" calcext:value-type="float">
            <text:p>-56.30</text:p>
          </table:table-cell>
          <table:table-cell table:number-columns-repeated="7"/>
        </table:table-row>
        <table:table-row table:style-name="ro1">
          <table:table-cell table:formula="of:=[$analisis.A216]" office:value-type="string" office:string-value="2020-12-02" calcext:value-type="string">
            <text:p>2020-12-02</text:p>
          </table:table-cell>
          <table:table-cell table:formula="of:=[$analisis.C216]" office:value-type="float" office:value="4297211" calcext:value-type="float">
            <text:p>4297211</text:p>
          </table:table-cell>
          <table:table-cell table:formula="of:=[$analisis.D216]" office:value-type="float" office:value="2.33" calcext:value-type="float">
            <text:p>2.33</text:p>
          </table:table-cell>
          <table:table-cell table:formula="of:=[$analisis.F216]" office:value-type="float" office:value="2.24" calcext:value-type="float">
            <text:p>2.24</text:p>
          </table:table-cell>
          <table:table-cell table:formula="of:=[$analisis.E216]" office:value-type="float" office:value="2.72" calcext:value-type="float">
            <text:p>2.72</text:p>
          </table:table-cell>
          <table:table-cell table:formula="of:=[$analisis.B216]" office:value-type="float" office:value="2.57" calcext:value-type="float">
            <text:p>2.57</text:p>
          </table:table-cell>
          <table:table-cell table:formula="of:=100*(LN([.F88])-LN([.F87]))" office:value-type="float" office:value="1.17418178766832" calcext:value-type="float">
            <text:p>1.17</text:p>
          </table:table-cell>
          <table:table-cell table:formula="of:=100*([.F88]-MIN([$analisis.F203:$analisis.F216]))/(MAX([$analisis.E203:$analisis.E216])-MIN([$analisis.F203:$analisis.F216]))" office:value-type="float" office:value="34.1463414634146" calcext:value-type="float">
            <text:p>34.15</text:p>
          </table:table-cell>
          <table:table-cell table:formula="of:=100*([.F88]-MIN([$analisis.F187:$analisis.F216]))/(MAX([$analisis.E187:$analisis.E216])-MIN([$analisis.F187:$analisis.F216]))" office:value-type="float" office:value="35.2739726027397" calcext:value-type="float">
            <text:p>35.27</text:p>
          </table:table-cell>
          <table:table-cell table:formula="of:=([$analisis.B217]-[$analisis.B215])/[$analisis.B216] * ([$analisis.C217]-[$analisis.C215])/[$analisis.C216]" office:value-type="float" office:value="0.0142655281380871" calcext:value-type="float">
            <text:p>0.01</text:p>
          </table:table-cell>
          <table:table-cell table:formula="of:=100*(LN([.F88])-LN([.F$129]))" office:value-type="float" office:value="-55.1242867124844" calcext:value-type="float">
            <text:p>-55.12</text:p>
          </table:table-cell>
          <table:table-cell table:number-columns-repeated="7"/>
        </table:table-row>
        <table:table-row table:style-name="ro1">
          <table:table-cell table:formula="of:=[$analisis.A217]" office:value-type="string" office:string-value="2020-12-03" calcext:value-type="string">
            <text:p>2020-12-03</text:p>
          </table:table-cell>
          <table:table-cell table:formula="of:=[$analisis.C217]" office:value-type="float" office:value="1758324" calcext:value-type="float">
            <text:p>1758324</text:p>
          </table:table-cell>
          <table:table-cell table:formula="of:=[$analisis.D217]" office:value-type="float" office:value="2.55" calcext:value-type="float">
            <text:p>2.55</text:p>
          </table:table-cell>
          <table:table-cell table:formula="of:=[$analisis.F217]" office:value-type="float" office:value="2.47" calcext:value-type="float">
            <text:p>2.47</text:p>
          </table:table-cell>
          <table:table-cell table:formula="of:=[$analisis.E217]" office:value-type="float" office:value="2.62" calcext:value-type="float">
            <text:p>2.62</text:p>
          </table:table-cell>
          <table:table-cell table:formula="of:=[$analisis.B217]" office:value-type="float" office:value="2.49" calcext:value-type="float">
            <text:p>2.49</text:p>
          </table:table-cell>
          <table:table-cell table:formula="of:=100*(LN([.F89])-LN([.F88]))" office:value-type="float" office:value="-3.1623188430512" calcext:value-type="float">
            <text:p>-3.16</text:p>
          </table:table-cell>
          <table:table-cell table:formula="of:=100*([.F89]-MIN([$analisis.F204:$analisis.F217]))/(MAX([$analisis.E204:$analisis.E217])-MIN([$analisis.F204:$analisis.F217]))" office:value-type="float" office:value="30.7727448430966" calcext:value-type="float">
            <text:p>30.77</text:p>
          </table:table-cell>
          <table:table-cell table:formula="of:=100*([.F89]-MIN([$analisis.F188:$analisis.F217]))/(MAX([$analisis.E188:$analisis.E217])-MIN([$analisis.F188:$analisis.F217]))" office:value-type="float" office:value="32.5342465753425" calcext:value-type="float">
            <text:p>32.53</text:p>
          </table:table-cell>
          <table:table-cell table:formula="of:=([$analisis.B218]-[$analisis.B216])/[$analisis.B217] * ([$analisis.C218]-[$analisis.C216])/[$analisis.C217]" office:value-type="float" office:value="0.0117607202236368" calcext:value-type="float">
            <text:p>0.01</text:p>
          </table:table-cell>
          <table:table-cell table:formula="of:=100*(LN([.F89])-LN([.F$129]))" office:value-type="float" office:value="-58.2866055555356" calcext:value-type="float">
            <text:p>-58.29</text:p>
          </table:table-cell>
          <table:table-cell table:number-columns-repeated="7"/>
        </table:table-row>
        <table:table-row table:style-name="ro1">
          <table:table-cell table:formula="of:=[$analisis.A218]" office:value-type="string" office:string-value="2020-12-04" calcext:value-type="string">
            <text:p>2020-12-04</text:p>
          </table:table-cell>
          <table:table-cell table:formula="of:=[$analisis.C218]" office:value-type="float" office:value="3267389" calcext:value-type="float">
            <text:p>3267389</text:p>
          </table:table-cell>
          <table:table-cell table:formula="of:=[$analisis.D218]" office:value-type="float" office:value="2.47" calcext:value-type="float">
            <text:p>2.47</text:p>
          </table:table-cell>
          <table:table-cell table:formula="of:=[$analisis.F218]" office:value-type="float" office:value="2.4285" calcext:value-type="float">
            <text:p>2.4285</text:p>
          </table:table-cell>
          <table:table-cell table:formula="of:=[$analisis.E218]" office:value-type="float" office:value="2.69" calcext:value-type="float">
            <text:p>2.69</text:p>
          </table:table-cell>
          <table:table-cell table:formula="of:=[$analisis.B218]" office:value-type="float" office:value="2.52" calcext:value-type="float">
            <text:p>2.52</text:p>
          </table:table-cell>
          <table:table-cell table:formula="of:=100*(LN([.F90])-LN([.F89]))" office:value-type="float" office:value="1.19761910467155" calcext:value-type="float">
            <text:p>1.20</text:p>
          </table:table-cell>
          <table:table-cell table:formula="of:=100*([.F90]-MIN([$analisis.F205:$analisis.F218]))/(MAX([$analisis.E205:$analisis.E218])-MIN([$analisis.F205:$analisis.F218]))" office:value-type="float" office:value="29.7101449275362" calcext:value-type="float">
            <text:p>29.71</text:p>
          </table:table-cell>
          <table:table-cell table:formula="of:=100*([.F90]-MIN([$analisis.F189:$analisis.F218]))/(MAX([$analisis.E189:$analisis.E218])-MIN([$analisis.F189:$analisis.F218]))" office:value-type="float" office:value="33.5616438356164" calcext:value-type="float">
            <text:p>33.56</text:p>
          </table:table-cell>
          <table:table-cell table:formula="of:=([$analisis.B219]-[$analisis.B217])/[$analisis.B218] * ([$analisis.C219]-[$analisis.C217])/[$analisis.C218]" office:value-type="float" office:value="0.026729088383746" calcext:value-type="float">
            <text:p>0.03</text:p>
          </table:table-cell>
          <table:table-cell table:formula="of:=100*(LN([.F90])-LN([.F$129]))" office:value-type="float" office:value="-57.0889864508641" calcext:value-type="float">
            <text:p>-57.09</text:p>
          </table:table-cell>
          <table:table-cell table:number-columns-repeated="7"/>
        </table:table-row>
        <table:table-row table:style-name="ro1">
          <table:table-cell table:formula="of:=[$analisis.A219]" office:value-type="string" office:string-value="2020-12-07" calcext:value-type="string">
            <text:p>2020-12-07</text:p>
          </table:table-cell>
          <table:table-cell table:formula="of:=[$analisis.C219]" office:value-type="float" office:value="3052927" calcext:value-type="float">
            <text:p>3052927</text:p>
          </table:table-cell>
          <table:table-cell table:formula="of:=[$analisis.D219]" office:value-type="float" office:value="2.56" calcext:value-type="float">
            <text:p>2.56</text:p>
          </table:table-cell>
          <table:table-cell table:formula="of:=[$analisis.F219]" office:value-type="float" office:value="2.48" calcext:value-type="float">
            <text:p>2.48</text:p>
          </table:table-cell>
          <table:table-cell table:formula="of:=[$analisis.E219]" office:value-type="float" office:value="2.75" calcext:value-type="float">
            <text:p>2.75</text:p>
          </table:table-cell>
          <table:table-cell table:formula="of:=[$analisis.B219]" office:value-type="float" office:value="2.66" calcext:value-type="float">
            <text:p>2.66</text:p>
          </table:table-cell>
          <table:table-cell table:formula="of:=100*(LN([.F91])-LN([.F90]))" office:value-type="float" office:value="5.40672212702759" calcext:value-type="float">
            <text:p>5.41</text:p>
          </table:table-cell>
          <table:table-cell table:formula="of:=100*([.F91]-MIN([$analisis.F206:$analisis.F219]))/(MAX([$analisis.E206:$analisis.E219])-MIN([$analisis.F206:$analisis.F219]))" office:value-type="float" office:value="33.3333333333333" calcext:value-type="float">
            <text:p>33.33</text:p>
          </table:table-cell>
          <table:table-cell table:formula="of:=100*([.F91]-MIN([$analisis.F190:$analisis.F219]))/(MAX([$analisis.E190:$analisis.E219])-MIN([$analisis.F190:$analisis.F219]))" office:value-type="float" office:value="38.3561643835616" calcext:value-type="float">
            <text:p>38.36</text:p>
          </table:table-cell>
          <table:table-cell table:formula="of:=([$analisis.B220]-[$analisis.B218])/[$analisis.B219] * ([$analisis.C220]-[$analisis.C218])/[$analisis.C219]" office:value-type="float" office:value="-0.00282028864049022" calcext:value-type="float">
            <text:p>0.00</text:p>
          </table:table-cell>
          <table:table-cell table:formula="of:=100*(LN([.F91])-LN([.F$129]))" office:value-type="float" office:value="-51.6822643238365" calcext:value-type="float">
            <text:p>-51.68</text:p>
          </table:table-cell>
          <table:table-cell table:number-columns-repeated="7"/>
        </table:table-row>
        <table:table-row table:style-name="ro1">
          <table:table-cell table:formula="of:=[$analisis.A220]" office:value-type="string" office:string-value="2020-12-08" calcext:value-type="string">
            <text:p>2020-12-08</text:p>
          </table:table-cell>
          <table:table-cell table:formula="of:=[$analisis.C220]" office:value-type="float" office:value="2885673" calcext:value-type="float">
            <text:p>2885673</text:p>
          </table:table-cell>
          <table:table-cell table:formula="of:=[$analisis.D220]" office:value-type="float" office:value="2.6" calcext:value-type="float">
            <text:p>2.6</text:p>
          </table:table-cell>
          <table:table-cell table:formula="of:=[$analisis.F220]" office:value-type="float" office:value="2.45" calcext:value-type="float">
            <text:p>2.45</text:p>
          </table:table-cell>
          <table:table-cell table:formula="of:=[$analisis.E220]" office:value-type="float" office:value="2.65" calcext:value-type="float">
            <text:p>2.65</text:p>
          </table:table-cell>
          <table:table-cell table:formula="of:=[$analisis.B220]" office:value-type="float" office:value="2.58" calcext:value-type="float">
            <text:p>2.58</text:p>
          </table:table-cell>
          <table:table-cell table:formula="of:=100*(LN([.F92])-LN([.F91]))" office:value-type="float" office:value="-3.05367238600817" calcext:value-type="float">
            <text:p>-3.05</text:p>
          </table:table-cell>
          <table:table-cell table:formula="of:=100*([.F92]-MIN([$analisis.F207:$analisis.F220]))/(MAX([$analisis.E207:$analisis.E220])-MIN([$analisis.F207:$analisis.F220]))" office:value-type="float" office:value="30.3703703703704" calcext:value-type="float">
            <text:p>30.37</text:p>
          </table:table-cell>
          <table:table-cell table:formula="of:=100*([.F92]-MIN([$analisis.F191:$analisis.F220]))/(MAX([$analisis.E191:$analisis.E220])-MIN([$analisis.F191:$analisis.F220]))" office:value-type="float" office:value="35.6164383561644" calcext:value-type="float">
            <text:p>35.62</text:p>
          </table:table-cell>
          <table:table-cell table:formula="of:=([$analisis.B221]-[$analisis.B219])/[$analisis.B220] * ([$analisis.C221]-[$analisis.C219])/[$analisis.C220]" office:value-type="float" office:value="-0.0250277663520444" calcext:value-type="float">
            <text:p>-0.03</text:p>
          </table:table-cell>
          <table:table-cell table:formula="of:=100*(LN([.F92])-LN([.F$129]))" office:value-type="float" office:value="-54.7359367098447" calcext:value-type="float">
            <text:p>-54.74</text:p>
          </table:table-cell>
          <table:table-cell table:number-columns-repeated="7"/>
        </table:table-row>
        <table:table-row table:style-name="ro1">
          <table:table-cell table:formula="of:=[$analisis.A221]" office:value-type="string" office:string-value="2020-12-09" calcext:value-type="string">
            <text:p>2020-12-09</text:p>
          </table:table-cell>
          <table:table-cell table:formula="of:=[$analisis.C221]" office:value-type="float" office:value="3654000" calcext:value-type="float">
            <text:p>3654000</text:p>
          </table:table-cell>
          <table:table-cell table:formula="of:=[$analisis.D221]" office:value-type="float" office:value="2.58" calcext:value-type="float">
            <text:p>2.58</text:p>
          </table:table-cell>
          <table:table-cell table:formula="of:=[$analisis.F221]" office:value-type="float" office:value="2.25" calcext:value-type="float">
            <text:p>2.25</text:p>
          </table:table-cell>
          <table:table-cell table:formula="of:=[$analisis.E221]" office:value-type="float" office:value="2.6" calcext:value-type="float">
            <text:p>2.6</text:p>
          </table:table-cell>
          <table:table-cell table:formula="of:=[$analisis.B221]" office:value-type="float" office:value="2.35" calcext:value-type="float">
            <text:p>2.35</text:p>
          </table:table-cell>
          <table:table-cell table:formula="of:=100*(LN([.F93])-LN([.F92]))" office:value-type="float" office:value="-9.33740707774585" calcext:value-type="float">
            <text:p>-9.34</text:p>
          </table:table-cell>
          <table:table-cell table:formula="of:=100*([.F93]-MIN([$analisis.F208:$analisis.F221]))/(MAX([$analisis.E208:$analisis.E221])-MIN([$analisis.F208:$analisis.F221]))" office:value-type="float" office:value="21.8518518518519" calcext:value-type="float">
            <text:p>21.85</text:p>
          </table:table-cell>
          <table:table-cell table:formula="of:=100*([.F93]-MIN([$analisis.F192:$analisis.F221]))/(MAX([$analisis.E192:$analisis.E221])-MIN([$analisis.F192:$analisis.F221]))" office:value-type="float" office:value="27.7397260273973" calcext:value-type="float">
            <text:p>27.74</text:p>
          </table:table-cell>
          <table:table-cell table:formula="of:=([$analisis.B222]-[$analisis.B220])/[$analisis.B221] * ([$analisis.C222]-[$analisis.C220])/[$analisis.C221]" office:value-type="float" office:value="0.0441301855151452" calcext:value-type="float">
            <text:p>0.04</text:p>
          </table:table-cell>
          <table:table-cell table:formula="of:=100*(LN([.F93])-LN([.F$129]))" office:value-type="float" office:value="-64.0733437875905" calcext:value-type="float">
            <text:p>-64.07</text:p>
          </table:table-cell>
          <table:table-cell table:number-columns-repeated="7"/>
        </table:table-row>
        <table:table-row table:style-name="ro1">
          <table:table-cell table:formula="of:=[$analisis.A222]" office:value-type="string" office:string-value="2020-12-10" calcext:value-type="string">
            <text:p>2020-12-10</text:p>
          </table:table-cell>
          <table:table-cell table:formula="of:=[$analisis.C222]" office:value-type="float" office:value="1482186" calcext:value-type="float">
            <text:p>1482186</text:p>
          </table:table-cell>
          <table:table-cell table:formula="of:=[$analisis.D222]" office:value-type="float" office:value="2.28" calcext:value-type="float">
            <text:p>2.28</text:p>
          </table:table-cell>
          <table:table-cell table:formula="of:=[$analisis.F222]" office:value-type="float" office:value="2.28" calcext:value-type="float">
            <text:p>2.28</text:p>
          </table:table-cell>
          <table:table-cell table:formula="of:=[$analisis.E222]" office:value-type="float" office:value="2.42" calcext:value-type="float">
            <text:p>2.42</text:p>
          </table:table-cell>
          <table:table-cell table:formula="of:=[$analisis.B222]" office:value-type="float" office:value="2.31" calcext:value-type="float">
            <text:p>2.31</text:p>
          </table:table-cell>
          <table:table-cell table:formula="of:=100*(LN([.F94])-LN([.F93]))" office:value-type="float" office:value="-1.71678036223654" calcext:value-type="float">
            <text:p>-1.72</text:p>
          </table:table-cell>
          <table:table-cell table:formula="of:=100*([.F94]-MIN([$analisis.F209:$analisis.F222]))/(MAX([$analisis.E209:$analisis.E222])-MIN([$analisis.F209:$analisis.F222]))" office:value-type="float" office:value="13.6546184738956" calcext:value-type="float">
            <text:p>13.65</text:p>
          </table:table-cell>
          <table:table-cell table:formula="of:=100*([.F94]-MIN([$analisis.F193:$analisis.F222]))/(MAX([$analisis.E193:$analisis.E222])-MIN([$analisis.F193:$analisis.F222]))" office:value-type="float" office:value="26.3698630136986" calcext:value-type="float">
            <text:p>26.37</text:p>
          </table:table-cell>
          <table:table-cell table:formula="of:=([$analisis.B223]-[$analisis.B221])/[$analisis.B222] * ([$analisis.C223]-[$analisis.C221])/[$analisis.C222]" office:value-type="float" office:value="0.084388705314824" calcext:value-type="float">
            <text:p>0.08</text:p>
          </table:table-cell>
          <table:table-cell table:formula="of:=100*(LN([.F94])-LN([.F$129]))" office:value-type="float" office:value="-65.7901241498271" calcext:value-type="float">
            <text:p>-65.79</text:p>
          </table:table-cell>
          <table:table-cell table:number-columns-repeated="7"/>
        </table:table-row>
        <table:table-row table:style-name="ro1">
          <table:table-cell table:formula="of:=[$analisis.A223]" office:value-type="string" office:string-value="2020-12-11" calcext:value-type="string">
            <text:p>2020-12-11</text:p>
          </table:table-cell>
          <table:table-cell table:formula="of:=[$analisis.C223]" office:value-type="float" office:value="1590184" calcext:value-type="float">
            <text:p>1590184</text:p>
          </table:table-cell>
          <table:table-cell table:formula="of:=[$analisis.D223]" office:value-type="float" office:value="2.35" calcext:value-type="float">
            <text:p>2.35</text:p>
          </table:table-cell>
          <table:table-cell table:formula="of:=[$analisis.F223]" office:value-type="float" office:value="2.18" calcext:value-type="float">
            <text:p>2.18</text:p>
          </table:table-cell>
          <table:table-cell table:formula="of:=[$analisis.E223]" office:value-type="float" office:value="2.37" calcext:value-type="float">
            <text:p>2.37</text:p>
          </table:table-cell>
          <table:table-cell table:formula="of:=[$analisis.B223]" office:value-type="float" office:value="2.21" calcext:value-type="float">
            <text:p>2.21</text:p>
          </table:table-cell>
          <table:table-cell table:formula="of:=100*(LN([.F95])-LN([.F94]))" office:value-type="float" office:value="-4.42550090040408" calcext:value-type="float">
            <text:p>-4.43</text:p>
          </table:table-cell>
          <table:table-cell table:formula="of:=100*([.F95]-MIN([$analisis.F210:$analisis.F223]))/(MAX([$analisis.E210:$analisis.E223])-MIN([$analisis.F210:$analisis.F223]))" office:value-type="float" office:value="9.63855421686747" calcext:value-type="float">
            <text:p>9.64</text:p>
          </table:table-cell>
          <table:table-cell table:formula="of:=100*([.F95]-MIN([$analisis.F194:$analisis.F223]))/(MAX([$analisis.E194:$analisis.E223])-MIN([$analisis.F194:$analisis.F223]))" office:value-type="float" office:value="22.9452054794521" calcext:value-type="float">
            <text:p>22.95</text:p>
          </table:table-cell>
          <table:table-cell table:formula="of:=([$analisis.B224]-[$analisis.B222])/[$analisis.B223] * ([$analisis.C224]-[$analisis.C222])/[$analisis.C223]" office:value-type="float" office:value="0.00505241625699455" calcext:value-type="float">
            <text:p>0.01</text:p>
          </table:table-cell>
          <table:table-cell table:formula="of:=100*(LN([.F95])-LN([.F$129]))" office:value-type="float" office:value="-70.2156250502311" calcext:value-type="float">
            <text:p>-70.22</text:p>
          </table:table-cell>
          <table:table-cell table:number-columns-repeated="7"/>
        </table:table-row>
        <table:table-row table:style-name="ro1">
          <table:table-cell table:formula="of:=[$analisis.A224]" office:value-type="string" office:string-value="2020-12-14" calcext:value-type="string">
            <text:p>2020-12-14</text:p>
          </table:table-cell>
          <table:table-cell table:formula="of:=[$analisis.C224]" office:value-type="float" office:value="2074044" calcext:value-type="float">
            <text:p>2074044</text:p>
          </table:table-cell>
          <table:table-cell table:formula="of:=[$analisis.D224]" office:value-type="float" office:value="2.27" calcext:value-type="float">
            <text:p>2.27</text:p>
          </table:table-cell>
          <table:table-cell table:formula="of:=[$analisis.F224]" office:value-type="float" office:value="2.25" calcext:value-type="float">
            <text:p>2.25</text:p>
          </table:table-cell>
          <table:table-cell table:formula="of:=[$analisis.E224]" office:value-type="float" office:value="2.485" calcext:value-type="float">
            <text:p>2.485</text:p>
          </table:table-cell>
          <table:table-cell table:formula="of:=[$analisis.B224]" office:value-type="float" office:value="2.34" calcext:value-type="float">
            <text:p>2.34</text:p>
          </table:table-cell>
          <table:table-cell table:formula="of:=100*(LN([.F96])-LN([.F95]))" office:value-type="float" office:value="5.71584138399486" calcext:value-type="float">
            <text:p>5.72</text:p>
          </table:table-cell>
          <table:table-cell table:formula="of:=100*([.F96]-MIN([$analisis.F211:$analisis.F224]))/(MAX([$analisis.E211:$analisis.E224])-MIN([$analisis.F211:$analisis.F224]))" office:value-type="float" office:value="7.01754385964911" calcext:value-type="float">
            <text:p>7.02</text:p>
          </table:table-cell>
          <table:table-cell table:formula="of:=100*([.F96]-MIN([$analisis.F195:$analisis.F224]))/(MAX([$analisis.E195:$analisis.E224])-MIN([$analisis.F195:$analisis.F224]))" office:value-type="float" office:value="27.3972602739726" calcext:value-type="float">
            <text:p>27.40</text:p>
          </table:table-cell>
          <table:table-cell table:formula="of:=([$analisis.B225]-[$analisis.B223])/[$analisis.B224] * ([$analisis.C225]-[$analisis.C223])/[$analisis.C224]" office:value-type="float" office:value="0.179196088727902" calcext:value-type="float">
            <text:p>0.18</text:p>
          </table:table-cell>
          <table:table-cell table:formula="of:=100*(LN([.F96])-LN([.F$129]))" office:value-type="float" office:value="-64.4997836662363" calcext:value-type="float">
            <text:p>-64.50</text:p>
          </table:table-cell>
          <table:table-cell table:number-columns-repeated="7"/>
        </table:table-row>
        <table:table-row table:style-name="ro1">
          <table:table-cell table:formula="of:=[$analisis.A225]" office:value-type="string" office:string-value="2020-12-15" calcext:value-type="string">
            <text:p>2020-12-15</text:p>
          </table:table-cell>
          <table:table-cell table:formula="of:=[$analisis.C225]" office:value-type="float" office:value="3940686" calcext:value-type="float">
            <text:p>3940686</text:p>
          </table:table-cell>
          <table:table-cell table:formula="of:=[$analisis.D225]" office:value-type="float" office:value="2.39" calcext:value-type="float">
            <text:p>2.39</text:p>
          </table:table-cell>
          <table:table-cell table:formula="of:=[$analisis.F225]" office:value-type="float" office:value="2.3598" calcext:value-type="float">
            <text:p>2.3598</text:p>
          </table:table-cell>
          <table:table-cell table:formula="of:=[$analisis.E225]" office:value-type="float" office:value="2.6" calcext:value-type="float">
            <text:p>2.6</text:p>
          </table:table-cell>
          <table:table-cell table:formula="of:=[$analisis.B225]" office:value-type="float" office:value="2.58" calcext:value-type="float">
            <text:p>2.58</text:p>
          </table:table-cell>
          <table:table-cell table:formula="of:=100*(LN([.F97])-LN([.F96]))" office:value-type="float" office:value="9.76384695639161" calcext:value-type="float">
            <text:p>9.76</text:p>
          </table:table-cell>
          <table:table-cell table:formula="of:=100*([.F97]-MIN([$analisis.F212:$analisis.F225]))/(MAX([$analisis.E212:$analisis.E225])-MIN([$analisis.F212:$analisis.F225]))" office:value-type="float" office:value="36.697247706422" calcext:value-type="float">
            <text:p>36.70</text:p>
          </table:table-cell>
          <table:table-cell table:formula="of:=100*([.F97]-MIN([$analisis.F196:$analisis.F225]))/(MAX([$analisis.E196:$analisis.E225])-MIN([$analisis.F196:$analisis.F225]))" office:value-type="float" office:value="35.6164383561644" calcext:value-type="float">
            <text:p>35.62</text:p>
          </table:table-cell>
          <table:table-cell table:formula="of:=([$analisis.B226]-[$analisis.B224])/[$analisis.B225] * ([$analisis.C226]-[$analisis.C224])/[$analisis.C225]" office:value-type="float" office:value="-0.00267349370764538" calcext:value-type="float">
            <text:p>0.00</text:p>
          </table:table-cell>
          <table:table-cell table:formula="of:=100*(LN([.F97])-LN([.F$129]))" office:value-type="float" office:value="-54.7359367098447" calcext:value-type="float">
            <text:p>-54.74</text:p>
          </table:table-cell>
          <table:table-cell table:number-columns-repeated="7"/>
        </table:table-row>
        <table:table-row table:style-name="ro1">
          <table:table-cell table:formula="of:=[$analisis.A226]" office:value-type="string" office:string-value="2020-12-16" calcext:value-type="string">
            <text:p>2020-12-16</text:p>
          </table:table-cell>
          <table:table-cell table:formula="of:=[$analisis.C226]" office:value-type="float" office:value="1826941" calcext:value-type="float">
            <text:p>1826941</text:p>
          </table:table-cell>
          <table:table-cell table:formula="of:=[$analisis.D226]" office:value-type="float" office:value="2.583" calcext:value-type="float">
            <text:p>2.583</text:p>
          </table:table-cell>
          <table:table-cell table:formula="of:=[$analisis.F226]" office:value-type="float" office:value="2.39" calcext:value-type="float">
            <text:p>2.39</text:p>
          </table:table-cell>
          <table:table-cell table:formula="of:=[$analisis.E226]" office:value-type="float" office:value="2.618" calcext:value-type="float">
            <text:p>2.618</text:p>
          </table:table-cell>
          <table:table-cell table:formula="of:=[$analisis.B226]" office:value-type="float" office:value="2.45" calcext:value-type="float">
            <text:p>2.45</text:p>
          </table:table-cell>
          <table:table-cell table:formula="of:=100*(LN([.F98])-LN([.F97]))" office:value-type="float" office:value="-5.17013743768904" calcext:value-type="float">
            <text:p>-5.17</text:p>
          </table:table-cell>
          <table:table-cell table:formula="of:=100*([.F98]-MIN([$analisis.F213:$analisis.F226]))/(MAX([$analisis.E213:$analisis.E226])-MIN([$analisis.F213:$analisis.F226]))" office:value-type="float" office:value="25.4716981132075" calcext:value-type="float">
            <text:p>25.47</text:p>
          </table:table-cell>
          <table:table-cell table:formula="of:=100*([.F98]-MIN([$analisis.F197:$analisis.F226]))/(MAX([$analisis.E197:$analisis.E226])-MIN([$analisis.F197:$analisis.F226]))" office:value-type="float" office:value="31.1643835616438" calcext:value-type="float">
            <text:p>31.16</text:p>
          </table:table-cell>
          <table:table-cell table:formula="of:=([$analisis.B227]-[$analisis.B225])/[$analisis.B226] * ([$analisis.C227]-[$analisis.C225])/[$analisis.C226]" office:value-type="float" office:value="0.0850610894586823" calcext:value-type="float">
            <text:p>0.09</text:p>
          </table:table-cell>
          <table:table-cell table:formula="of:=100*(LN([.F98])-LN([.F$129]))" office:value-type="float" office:value="-59.9060741475337" calcext:value-type="float">
            <text:p>-59.91</text:p>
          </table:table-cell>
          <table:table-cell table:number-columns-repeated="7"/>
        </table:table-row>
        <table:table-row table:style-name="ro1">
          <table:table-cell table:formula="of:=[$analisis.A227]" office:value-type="string" office:string-value="2020-12-17" calcext:value-type="string">
            <text:p>2020-12-17</text:p>
          </table:table-cell>
          <table:table-cell table:formula="of:=[$analisis.C227]" office:value-type="float" office:value="1402460" calcext:value-type="float">
            <text:p>1402460</text:p>
          </table:table-cell>
          <table:table-cell table:formula="of:=[$analisis.D227]" office:value-type="float" office:value="2.45" calcext:value-type="float">
            <text:p>2.45</text:p>
          </table:table-cell>
          <table:table-cell table:formula="of:=[$analisis.F227]" office:value-type="float" office:value="2.42" calcext:value-type="float">
            <text:p>2.42</text:p>
          </table:table-cell>
          <table:table-cell table:formula="of:=[$analisis.E227]" office:value-type="float" office:value="2.58" calcext:value-type="float">
            <text:p>2.58</text:p>
          </table:table-cell>
          <table:table-cell table:formula="of:=[$analisis.B227]" office:value-type="float" office:value="2.43" calcext:value-type="float">
            <text:p>2.43</text:p>
          </table:table-cell>
          <table:table-cell table:formula="of:=100*(LN([.F99])-LN([.F98]))" office:value-type="float" office:value="-0.819676720417861" calcext:value-type="float">
            <text:p>-0.82</text:p>
          </table:table-cell>
          <table:table-cell table:formula="of:=100*([.F99]-MIN([$analisis.F214:$analisis.F227]))/(MAX([$analisis.E214:$analisis.E227])-MIN([$analisis.F214:$analisis.F227]))" office:value-type="float" office:value="29.7619047619048" calcext:value-type="float">
            <text:p>29.76</text:p>
          </table:table-cell>
          <table:table-cell table:formula="of:=100*([.F99]-MIN([$analisis.F198:$analisis.F227]))/(MAX([$analisis.E198:$analisis.E227])-MIN([$analisis.F198:$analisis.F227]))" office:value-type="float" office:value="30.4794520547945" calcext:value-type="float">
            <text:p>30.48</text:p>
          </table:table-cell>
          <table:table-cell table:formula="of:=([$analisis.B228]-[$analisis.B226])/[$analisis.B227] * ([$analisis.C228]-[$analisis.C226])/[$analisis.C227]" office:value-type="float" office:value="0.0686547782089425" calcext:value-type="float">
            <text:p>0.07</text:p>
          </table:table-cell>
          <table:table-cell table:formula="of:=100*(LN([.F99])-LN([.F$129]))" office:value-type="float" office:value="-60.7257508679516" calcext:value-type="float">
            <text:p>-60.73</text:p>
          </table:table-cell>
          <table:table-cell table:number-columns-repeated="7"/>
        </table:table-row>
        <table:table-row table:style-name="ro1">
          <table:table-cell table:formula="of:=[$analisis.A228]" office:value-type="string" office:string-value="2020-12-18" calcext:value-type="string">
            <text:p>2020-12-18</text:p>
          </table:table-cell>
          <table:table-cell table:formula="of:=[$analisis.C228]" office:value-type="float" office:value="3953977" calcext:value-type="float">
            <text:p>3953977</text:p>
          </table:table-cell>
          <table:table-cell table:formula="of:=[$analisis.D228]" office:value-type="float" office:value="2.47" calcext:value-type="float">
            <text:p>2.47</text:p>
          </table:table-cell>
          <table:table-cell table:formula="of:=[$analisis.F228]" office:value-type="float" office:value="2.44" calcext:value-type="float">
            <text:p>2.44</text:p>
          </table:table-cell>
          <table:table-cell table:formula="of:=[$analisis.E228]" office:value-type="float" office:value="2.69" calcext:value-type="float">
            <text:p>2.69</text:p>
          </table:table-cell>
          <table:table-cell table:formula="of:=[$analisis.B228]" office:value-type="float" office:value="2.56" calcext:value-type="float">
            <text:p>2.56</text:p>
          </table:table-cell>
          <table:table-cell table:formula="of:=100*(LN([.F100])-LN([.F99]))" office:value-type="float" office:value="5.2116001139014" calcext:value-type="float">
            <text:p>5.21</text:p>
          </table:table-cell>
          <table:table-cell table:formula="of:=100*([.F100]-MIN([$analisis.F215:$analisis.F228]))/(MAX([$analisis.E215:$analisis.E228])-MIN([$analisis.F215:$analisis.F228]))" office:value-type="float" office:value="59.375" calcext:value-type="float">
            <text:p>59.38</text:p>
          </table:table-cell>
          <table:table-cell table:formula="of:=100*([.F100]-MIN([$analisis.F199:$analisis.F228]))/(MAX([$analisis.E199:$analisis.E228])-MIN([$analisis.F199:$analisis.F228]))" office:value-type="float" office:value="34.9315068493151" calcext:value-type="float">
            <text:p>34.93</text:p>
          </table:table-cell>
          <table:table-cell table:formula="of:=([$analisis.B229]-[$analisis.B227])/[$analisis.B228] * ([$analisis.C229]-[$analisis.C227])/[$analisis.C228]" office:value-type="float" office:value="0.0302965138011678" calcext:value-type="float">
            <text:p>0.03</text:p>
          </table:table-cell>
          <table:table-cell table:formula="of:=100*(LN([.F100])-LN([.F$129]))" office:value-type="float" office:value="-55.5141507540502" calcext:value-type="float">
            <text:p>-55.51</text:p>
          </table:table-cell>
          <table:table-cell table:number-columns-repeated="7"/>
        </table:table-row>
        <table:table-row table:style-name="ro1">
          <table:table-cell table:formula="of:=[$analisis.A229]" office:value-type="string" office:string-value="2020-12-21" calcext:value-type="string">
            <text:p>2020-12-21</text:p>
          </table:table-cell>
          <table:table-cell table:formula="of:=[$analisis.C229]" office:value-type="float" office:value="2796400" calcext:value-type="float">
            <text:p>2796400</text:p>
          </table:table-cell>
          <table:table-cell table:formula="of:=[$analisis.D229]" office:value-type="float" office:value="2.62" calcext:value-type="float">
            <text:p>2.62</text:p>
          </table:table-cell>
          <table:table-cell table:formula="of:=[$analisis.F229]" office:value-type="float" office:value="2.53" calcext:value-type="float">
            <text:p>2.53</text:p>
          </table:table-cell>
          <table:table-cell table:formula="of:=[$analisis.E229]" office:value-type="float" office:value="2.7" calcext:value-type="float">
            <text:p>2.7</text:p>
          </table:table-cell>
          <table:table-cell table:formula="of:=[$analisis.B229]" office:value-type="float" office:value="2.65" calcext:value-type="float">
            <text:p>2.65</text:p>
          </table:table-cell>
          <table:table-cell table:formula="of:=100*(LN([.F101])-LN([.F100]))" office:value-type="float" office:value="3.45523815066596" calcext:value-type="float">
            <text:p>3.46</text:p>
          </table:table-cell>
          <table:table-cell table:formula="of:=100*([.F101]-MIN([$analisis.F216:$analisis.F229]))/(MAX([$analisis.E216:$analisis.E229])-MIN([$analisis.F216:$analisis.F229]))" office:value-type="float" office:value="82.4561403508772" calcext:value-type="float">
            <text:p>82.46</text:p>
          </table:table-cell>
          <table:table-cell table:formula="of:=100*([.F101]-MIN([$analisis.F200:$analisis.F229]))/(MAX([$analisis.E200:$analisis.E229])-MIN([$analisis.F200:$analisis.F229]))" office:value-type="float" office:value="38.013698630137" calcext:value-type="float">
            <text:p>38.01</text:p>
          </table:table-cell>
          <table:table-cell table:formula="of:=([$analisis.B230]-[$analisis.B228])/[$analisis.B229] * ([$analisis.C230]-[$analisis.C228])/[$analisis.C229]" office:value-type="float" office:value="0.549117867176936" calcext:value-type="float">
            <text:p>0.55</text:p>
          </table:table-cell>
          <table:table-cell table:formula="of:=100*(LN([.F101])-LN([.F$129]))" office:value-type="float" office:value="-52.0589126033842" calcext:value-type="float">
            <text:p>-52.06</text:p>
          </table:table-cell>
          <table:table-cell table:number-columns-repeated="7"/>
        </table:table-row>
        <table:table-row table:style-name="ro1">
          <table:table-cell table:formula="of:=[$analisis.A230]" office:value-type="string" office:string-value="2020-12-22" calcext:value-type="string">
            <text:p>2020-12-22</text:p>
          </table:table-cell>
          <table:table-cell table:formula="of:=[$analisis.C230]" office:value-type="float" office:value="10413050" calcext:value-type="float">
            <text:p>10413050</text:p>
          </table:table-cell>
          <table:table-cell table:formula="of:=[$analisis.D230]" office:value-type="float" office:value="2.77" calcext:value-type="float">
            <text:p>2.77</text:p>
          </table:table-cell>
          <table:table-cell table:formula="of:=[$analisis.F230]" office:value-type="float" office:value="2.71" calcext:value-type="float">
            <text:p>2.71</text:p>
          </table:table-cell>
          <table:table-cell table:formula="of:=[$analisis.E230]" office:value-type="float" office:value="3.24" calcext:value-type="float">
            <text:p>3.24</text:p>
          </table:table-cell>
          <table:table-cell table:formula="of:=[$analisis.B230]" office:value-type="float" office:value="3.19" calcext:value-type="float">
            <text:p>3.19</text:p>
          </table:table-cell>
          <table:table-cell table:formula="of:=100*(LN([.F102])-LN([.F101]))" office:value-type="float" office:value="18.5461276798622" calcext:value-type="float">
            <text:p>18.55</text:p>
          </table:table-cell>
          <table:table-cell table:formula="of:=100*([.F102]-MIN([$analisis.F217:$analisis.F230]))/(MAX([$analisis.E217:$analisis.E230])-MIN([$analisis.F217:$analisis.F230]))" office:value-type="float" office:value="95.2830188679245" calcext:value-type="float">
            <text:p>95.28</text:p>
          </table:table-cell>
          <table:table-cell table:formula="of:=100*([.F102]-MIN([$analisis.F201:$analisis.F230]))/(MAX([$analisis.E201:$analisis.E230])-MIN([$analisis.F201:$analisis.F230]))" office:value-type="float" office:value="56.5068493150685" calcext:value-type="float">
            <text:p>56.51</text:p>
          </table:table-cell>
          <table:table-cell table:formula="of:=([$analisis.B231]-[$analisis.B229])/[$analisis.B230] * ([$analisis.C231]-[$analisis.C229])/[$analisis.C230]" office:value-type="float" office:value="0.0918231001402433" calcext:value-type="float">
            <text:p>0.09</text:p>
          </table:table-cell>
          <table:table-cell table:formula="of:=100*(LN([.F102])-LN([.F$129]))" office:value-type="float" office:value="-33.5127849235219" calcext:value-type="float">
            <text:p>-33.51</text:p>
          </table:table-cell>
          <table:table-cell table:number-columns-repeated="7"/>
        </table:table-row>
        <table:table-row table:style-name="ro1">
          <table:table-cell table:formula="of:=[$analisis.A231]" office:value-type="string" office:string-value="2020-12-23" calcext:value-type="string">
            <text:p>2020-12-23</text:p>
          </table:table-cell>
          <table:table-cell table:formula="of:=[$analisis.C231]" office:value-type="float" office:value="8444818" calcext:value-type="float">
            <text:p>8444818</text:p>
          </table:table-cell>
          <table:table-cell table:formula="of:=[$analisis.D231]" office:value-type="float" office:value="3.25" calcext:value-type="float">
            <text:p>3.25</text:p>
          </table:table-cell>
          <table:table-cell table:formula="of:=[$analisis.F231]" office:value-type="float" office:value="2.93" calcext:value-type="float">
            <text:p>2.93</text:p>
          </table:table-cell>
          <table:table-cell table:formula="of:=[$analisis.E231]" office:value-type="float" office:value="3.5" calcext:value-type="float">
            <text:p>3.5</text:p>
          </table:table-cell>
          <table:table-cell table:formula="of:=[$analisis.B231]" office:value-type="float" office:value="3.19" calcext:value-type="float">
            <text:p>3.19</text:p>
          </table:table-cell>
          <table:table-cell table:formula="of:=100*(LN([.F103])-LN([.F102]))" office:value-type="float" office:value="0" calcext:value-type="float">
            <text:p>0.00</text:p>
          </table:table-cell>
          <table:table-cell table:formula="of:=100*([.F103]-MIN([$analisis.F218:$analisis.F231]))/(MAX([$analisis.E218:$analisis.E231])-MIN([$analisis.F218:$analisis.F231]))" office:value-type="float" office:value="76.5151515151515" calcext:value-type="float">
            <text:p>76.52</text:p>
          </table:table-cell>
          <table:table-cell table:formula="of:=100*([.F103]-MIN([$analisis.F202:$analisis.F231]))/(MAX([$analisis.E202:$analisis.E231])-MIN([$analisis.F202:$analisis.F231]))" office:value-type="float" office:value="55.7491289198606" calcext:value-type="float">
            <text:p>55.75</text:p>
          </table:table-cell>
          <table:table-cell table:formula="of:=([$analisis.B232]-[$analisis.B230])/[$analisis.B231] * ([$analisis.C232]-[$analisis.C230])/[$analisis.C231]" office:value-type="float" office:value="0.0244390343867876" calcext:value-type="float">
            <text:p>0.02</text:p>
          </table:table-cell>
          <table:table-cell table:formula="of:=100*(LN([.F103])-LN([.F$129]))" office:value-type="float" office:value="-33.5127849235219" calcext:value-type="float">
            <text:p>-33.51</text:p>
          </table:table-cell>
          <table:table-cell table:number-columns-repeated="7"/>
        </table:table-row>
        <table:table-row table:style-name="ro1">
          <table:table-cell table:formula="of:=[$analisis.A232]" office:value-type="string" office:string-value="2020-12-24" calcext:value-type="string">
            <text:p>2020-12-24</text:p>
          </table:table-cell>
          <table:table-cell table:formula="of:=[$analisis.C232]" office:value-type="float" office:value="2183520" calcext:value-type="float">
            <text:p>2183520</text:p>
          </table:table-cell>
          <table:table-cell table:formula="of:=[$analisis.D232]" office:value-type="float" office:value="3.18" calcext:value-type="float">
            <text:p>3.18</text:p>
          </table:table-cell>
          <table:table-cell table:formula="of:=[$analisis.F232]" office:value-type="float" office:value="3" calcext:value-type="float">
            <text:p>3</text:p>
          </table:table-cell>
          <table:table-cell table:formula="of:=[$analisis.E232]" office:value-type="float" office:value="3.21" calcext:value-type="float">
            <text:p>3.21</text:p>
          </table:table-cell>
          <table:table-cell table:formula="of:=[$analisis.B232]" office:value-type="float" office:value="3.11" calcext:value-type="float">
            <text:p>3.11</text:p>
          </table:table-cell>
          <table:table-cell table:formula="of:=100*(LN([.F104])-LN([.F103]))" office:value-type="float" office:value="-2.53981906056104" calcext:value-type="float">
            <text:p>-2.54</text:p>
          </table:table-cell>
          <table:table-cell table:formula="of:=100*([.F104]-MIN([$analisis.F219:$analisis.F232]))/(MAX([$analisis.E219:$analisis.E232])-MIN([$analisis.F219:$analisis.F232]))" office:value-type="float" office:value="70.4545454545454" calcext:value-type="float">
            <text:p>70.45</text:p>
          </table:table-cell>
          <table:table-cell table:formula="of:=100*([.F104]-MIN([$analisis.F203:$analisis.F232]))/(MAX([$analisis.E203:$analisis.E232])-MIN([$analisis.F203:$analisis.F232]))" office:value-type="float" office:value="52.9616724738676" calcext:value-type="float">
            <text:p>52.96</text:p>
          </table:table-cell>
          <table:table-cell table:formula="of:=([$analisis.B233]-[$analisis.B231])/[$analisis.B232] * ([$analisis.C233]-[$analisis.C231])/[$analisis.C232]" office:value-type="float" office:value="-0" calcext:value-type="float">
            <text:p>0.00</text:p>
          </table:table-cell>
          <table:table-cell table:formula="of:=100*(LN([.F104])-LN([.F$129]))" office:value-type="float" office:value="-36.052603984083" calcext:value-type="float">
            <text:p>-36.05</text:p>
          </table:table-cell>
          <table:table-cell table:number-columns-repeated="7"/>
        </table:table-row>
        <table:table-row table:style-name="ro1">
          <table:table-cell table:formula="of:=[$analisis.A233]" office:value-type="string" office:string-value="2020-12-28" calcext:value-type="string">
            <text:p>2020-12-28</text:p>
          </table:table-cell>
          <table:table-cell table:formula="of:=[$analisis.C233]" office:value-type="float" office:value="5298074" calcext:value-type="float">
            <text:p>5298074</text:p>
          </table:table-cell>
          <table:table-cell table:formula="of:=[$analisis.D233]" office:value-type="float" office:value="3.14" calcext:value-type="float">
            <text:p>3.14</text:p>
          </table:table-cell>
          <table:table-cell table:formula="of:=[$analisis.F233]" office:value-type="float" office:value="3.13" calcext:value-type="float">
            <text:p>3.13</text:p>
          </table:table-cell>
          <table:table-cell table:formula="of:=[$analisis.E233]" office:value-type="float" office:value="3.5" calcext:value-type="float">
            <text:p>3.5</text:p>
          </table:table-cell>
          <table:table-cell table:formula="of:=[$analisis.B233]" office:value-type="float" office:value="3.19" calcext:value-type="float">
            <text:p>3.19</text:p>
          </table:table-cell>
          <table:table-cell table:formula="of:=100*(LN([.F105])-LN([.F104]))" office:value-type="float" office:value="2.53981906056104" calcext:value-type="float">
            <text:p>2.54</text:p>
          </table:table-cell>
          <table:table-cell table:formula="of:=100*([.F105]-MIN([$analisis.F220:$analisis.F233]))/(MAX([$analisis.E220:$analisis.E233])-MIN([$analisis.F220:$analisis.F233]))" office:value-type="float" office:value="76.5151515151515" calcext:value-type="float">
            <text:p>76.52</text:p>
          </table:table-cell>
          <table:table-cell table:formula="of:=100*([.F105]-MIN([$analisis.F204:$analisis.F233]))/(MAX([$analisis.E204:$analisis.E233])-MIN([$analisis.F204:$analisis.F233]))" office:value-type="float" office:value="55.3712619039252" calcext:value-type="float">
            <text:p>55.37</text:p>
          </table:table-cell>
          <table:table-cell table:formula="of:=([$analisis.B234]-[$analisis.B232])/[$analisis.B233] * ([$analisis.C234]-[$analisis.C232])/[$analisis.C233]" office:value-type="float" office:value="-0.0187693107895743" calcext:value-type="float">
            <text:p>-0.02</text:p>
          </table:table-cell>
          <table:table-cell table:formula="of:=100*(LN([.F105])-LN([.F$129]))" office:value-type="float" office:value="-33.5127849235219" calcext:value-type="float">
            <text:p>-33.51</text:p>
          </table:table-cell>
          <table:table-cell table:number-columns-repeated="7"/>
        </table:table-row>
        <table:table-row table:style-name="ro1">
          <table:table-cell table:formula="of:=[$analisis.A234]" office:value-type="string" office:string-value="2020-12-29" calcext:value-type="string">
            <text:p>2020-12-29</text:p>
          </table:table-cell>
          <table:table-cell table:formula="of:=[$analisis.C234]" office:value-type="float" office:value="3945839" calcext:value-type="float">
            <text:p>3945839</text:p>
          </table:table-cell>
          <table:table-cell table:formula="of:=[$analisis.D234]" office:value-type="float" office:value="3.33" calcext:value-type="float">
            <text:p>3.33</text:p>
          </table:table-cell>
          <table:table-cell table:formula="of:=[$analisis.F234]" office:value-type="float" office:value="2.78" calcext:value-type="float">
            <text:p>2.78</text:p>
          </table:table-cell>
          <table:table-cell table:formula="of:=[$analisis.E234]" office:value-type="float" office:value="3.35" calcext:value-type="float">
            <text:p>3.35</text:p>
          </table:table-cell>
          <table:table-cell table:formula="of:=[$analisis.B234]" office:value-type="float" office:value="2.93" calcext:value-type="float">
            <text:p>2.93</text:p>
          </table:table-cell>
          <table:table-cell table:formula="of:=100*(LN([.F106])-LN([.F105]))" office:value-type="float" office:value="-8.50184937677772" calcext:value-type="float">
            <text:p>-8.50</text:p>
          </table:table-cell>
          <table:table-cell table:formula="of:=100*([.F106]-MIN([$analisis.F221:$analisis.F234]))/(MAX([$analisis.E221:$analisis.E234])-MIN([$analisis.F221:$analisis.F234]))" office:value-type="float" office:value="56.8181818181818" calcext:value-type="float">
            <text:p>56.82</text:p>
          </table:table-cell>
          <table:table-cell table:formula="of:=100*([.F106]-MIN([$analisis.F205:$analisis.F234]))/(MAX([$analisis.E205:$analisis.E234])-MIN([$analisis.F205:$analisis.F234]))" office:value-type="float" office:value="44.5652173913044" calcext:value-type="float">
            <text:p>44.57</text:p>
          </table:table-cell>
          <table:table-cell table:formula="of:=([$analisis.B235]-[$analisis.B233])/[$analisis.B234] * ([$analisis.C235]-[$analisis.C233])/[$analisis.C234]" office:value-type="float" office:value="0.0852431590771863" calcext:value-type="float">
            <text:p>0.09</text:p>
          </table:table-cell>
          <table:table-cell table:formula="of:=100*(LN([.F106])-LN([.F$129]))" office:value-type="float" office:value="-42.0146343002997" calcext:value-type="float">
            <text:p>-42.01</text:p>
          </table:table-cell>
          <table:table-cell table:number-columns-repeated="7"/>
        </table:table-row>
        <table:table-row table:style-name="ro1">
          <table:table-cell table:formula="of:=[$analisis.A235]" office:value-type="string" office:string-value="2020-12-30" calcext:value-type="string">
            <text:p>2020-12-30</text:p>
          </table:table-cell>
          <table:table-cell table:formula="of:=[$analisis.C235]" office:value-type="float" office:value="1778351" calcext:value-type="float">
            <text:p>1778351</text:p>
          </table:table-cell>
          <table:table-cell table:formula="of:=[$analisis.D235]" office:value-type="float" office:value="2.982" calcext:value-type="float">
            <text:p>2.982</text:p>
          </table:table-cell>
          <table:table-cell table:formula="of:=[$analisis.F235]" office:value-type="float" office:value="2.87" calcext:value-type="float">
            <text:p>2.87</text:p>
          </table:table-cell>
          <table:table-cell table:formula="of:=[$analisis.E235]" office:value-type="float" office:value="3.03" calcext:value-type="float">
            <text:p>3.03</text:p>
          </table:table-cell>
          <table:table-cell table:formula="of:=[$analisis.B235]" office:value-type="float" office:value="2.91" calcext:value-type="float">
            <text:p>2.91</text:p>
          </table:table-cell>
          <table:table-cell table:formula="of:=100*(LN([.F107])-LN([.F106]))" office:value-type="float" office:value="-0.684934184557484" calcext:value-type="float">
            <text:p>-0.68</text:p>
          </table:table-cell>
          <table:table-cell table:formula="of:=100*([.F107]-MIN([$analisis.F222:$analisis.F235]))/(MAX([$analisis.E222:$analisis.E235])-MIN([$analisis.F222:$analisis.F235]))" office:value-type="float" office:value="55.3030303030303" calcext:value-type="float">
            <text:p>55.30</text:p>
          </table:table-cell>
          <table:table-cell table:formula="of:=100*([.F107]-MIN([$analisis.F206:$analisis.F235]))/(MAX([$analisis.E206:$analisis.E235])-MIN([$analisis.F206:$analisis.F235]))" office:value-type="float" office:value="42.5925925925926" calcext:value-type="float">
            <text:p>42.59</text:p>
          </table:table-cell>
          <table:table-cell table:formula="of:=([$analisis.B236]-[$analisis.B234])/[$analisis.B235] * ([$analisis.C236]-[$analisis.C234])/[$analisis.C235]" office:value-type="float" office:value="0.0597843779138217" calcext:value-type="float">
            <text:p>0.06</text:p>
          </table:table-cell>
          <table:table-cell table:formula="of:=100*(LN([.F107])-LN([.F$129]))" office:value-type="float" office:value="-42.6995684848571" calcext:value-type="float">
            <text:p>-42.70</text:p>
          </table:table-cell>
          <table:table-cell table:number-columns-repeated="7"/>
        </table:table-row>
        <table:table-row table:style-name="ro1">
          <table:table-cell table:formula="of:=[$analisis.A236]" office:value-type="string" office:string-value="2020-12-31" calcext:value-type="string">
            <text:p>2020-12-31</text:p>
          </table:table-cell>
          <table:table-cell table:formula="of:=[$analisis.C236]" office:value-type="float" office:value="2656738" calcext:value-type="float">
            <text:p>2656738</text:p>
          </table:table-cell>
          <table:table-cell table:formula="of:=[$analisis.D236]" office:value-type="float" office:value="2.87" calcext:value-type="float">
            <text:p>2.87</text:p>
          </table:table-cell>
          <table:table-cell table:formula="of:=[$analisis.F236]" office:value-type="float" office:value="2.66" calcext:value-type="float">
            <text:p>2.66</text:p>
          </table:table-cell>
          <table:table-cell table:formula="of:=[$analisis.E236]" office:value-type="float" office:value="2.88" calcext:value-type="float">
            <text:p>2.88</text:p>
          </table:table-cell>
          <table:table-cell table:formula="of:=[$analisis.B236]" office:value-type="float" office:value="2.69" calcext:value-type="float">
            <text:p>2.69</text:p>
          </table:table-cell>
          <table:table-cell table:formula="of:=100*(LN([.F108])-LN([.F107]))" office:value-type="float" office:value="-7.86118875696535" calcext:value-type="float">
            <text:p>-7.86</text:p>
          </table:table-cell>
          <table:table-cell table:formula="of:=100*([.F108]-MIN([$analisis.F223:$analisis.F236]))/(MAX([$analisis.E223:$analisis.E236])-MIN([$analisis.F223:$analisis.F236]))" office:value-type="float" office:value="38.6363636363636" calcext:value-type="float">
            <text:p>38.64</text:p>
          </table:table-cell>
          <table:table-cell table:formula="of:=100*([.F108]-MIN([$analisis.F207:$analisis.F236]))/(MAX([$analisis.E207:$analisis.E236])-MIN([$analisis.F207:$analisis.F236]))" office:value-type="float" office:value="34.4444444444444" calcext:value-type="float">
            <text:p>34.44</text:p>
          </table:table-cell>
          <table:table-cell table:formula="of:=([$analisis.B237]-[$analisis.B235])/[$analisis.B236] * ([$analisis.C237]-[$analisis.C235])/[$analisis.C236]" office:value-type="float" office:value="-0.00337460399245618" calcext:value-type="float">
            <text:p>0.00</text:p>
          </table:table-cell>
          <table:table-cell table:formula="of:=100*(LN([.F108])-LN([.F$129]))" office:value-type="float" office:value="-50.5607572418225" calcext:value-type="float">
            <text:p>-50.56</text:p>
          </table:table-cell>
          <table:table-cell table:number-columns-repeated="7"/>
        </table:table-row>
        <table:table-row table:style-name="ro1">
          <table:table-cell table:formula="of:=[$analisis.A237]" office:value-type="string" office:string-value="2021-01-04" calcext:value-type="string">
            <text:p>2021-01-04</text:p>
          </table:table-cell>
          <table:table-cell table:formula="of:=[$analisis.C237]" office:value-type="float" office:value="1893194" calcext:value-type="float">
            <text:p>1893194</text:p>
          </table:table-cell>
          <table:table-cell table:formula="of:=[$analisis.D237]" office:value-type="float" office:value="2.7" calcext:value-type="float">
            <text:p>2.7</text:p>
          </table:table-cell>
          <table:table-cell table:formula="of:=[$analisis.F237]" office:value-type="float" office:value="2.6" calcext:value-type="float">
            <text:p>2.6</text:p>
          </table:table-cell>
          <table:table-cell table:formula="of:=[$analisis.E237]" office:value-type="float" office:value="2.76" calcext:value-type="float">
            <text:p>2.76</text:p>
          </table:table-cell>
          <table:table-cell table:formula="of:=[$analisis.B237]" office:value-type="float" office:value="2.7" calcext:value-type="float">
            <text:p>2.70</text:p>
          </table:table-cell>
          <table:table-cell table:formula="of:=100*(LN([.F109])-LN([.F108]))" office:value-type="float" office:value="0.371057939653574" calcext:value-type="float">
            <text:p>0.37</text:p>
          </table:table-cell>
          <table:table-cell table:formula="of:=100*([.F109]-MIN([$analisis.F224:$analisis.F237]))/(MAX([$analisis.E224:$analisis.E237])-MIN([$analisis.F224:$analisis.F237]))" office:value-type="float" office:value="36" calcext:value-type="float">
            <text:p>36.00</text:p>
          </table:table-cell>
          <table:table-cell table:formula="of:=100*([.F109]-MIN([$analisis.F208:$analisis.F237]))/(MAX([$analisis.E208:$analisis.E237])-MIN([$analisis.F208:$analisis.F237]))" office:value-type="float" office:value="34.8148148148148" calcext:value-type="float">
            <text:p>34.81</text:p>
          </table:table-cell>
          <table:table-cell table:formula="of:=([$analisis.B238]-[$analisis.B236])/[$analisis.B237] * ([$analisis.C238]-[$analisis.C236])/[$analisis.C237]" office:value-type="float" office:value="-0.00234144969745236" calcext:value-type="float">
            <text:p>0.00</text:p>
          </table:table-cell>
          <table:table-cell table:formula="of:=100*(LN([.F109])-LN([.F$129]))" office:value-type="float" office:value="-50.1896993021689" calcext:value-type="float">
            <text:p>-50.19</text:p>
          </table:table-cell>
          <table:table-cell table:number-columns-repeated="7"/>
        </table:table-row>
        <table:table-row table:style-name="ro1">
          <table:table-cell table:formula="of:=[$analisis.A238]" office:value-type="string" office:string-value="2021-01-05" calcext:value-type="string">
            <text:p>2021-01-05</text:p>
          </table:table-cell>
          <table:table-cell table:formula="of:=[$analisis.C238]" office:value-type="float" office:value="1459877" calcext:value-type="float">
            <text:p>1459877</text:p>
          </table:table-cell>
          <table:table-cell table:formula="of:=[$analisis.D238]" office:value-type="float" office:value="2.64" calcext:value-type="float">
            <text:p>2.64</text:p>
          </table:table-cell>
          <table:table-cell table:formula="of:=[$analisis.F238]" office:value-type="float" office:value="2.61" calcext:value-type="float">
            <text:p>2.61</text:p>
          </table:table-cell>
          <table:table-cell table:formula="of:=[$analisis.E238]" office:value-type="float" office:value="2.73" calcext:value-type="float">
            <text:p>2.73</text:p>
          </table:table-cell>
          <table:table-cell table:formula="of:=[$analisis.B238]" office:value-type="float" office:value="2.7" calcext:value-type="float">
            <text:p>2.70</text:p>
          </table:table-cell>
          <table:table-cell table:formula="of:=100*(LN([.F110])-LN([.F109]))" office:value-type="float" office:value="0" calcext:value-type="float">
            <text:p>0.00</text:p>
          </table:table-cell>
          <table:table-cell table:formula="of:=100*([.F110]-MIN([$analisis.F225:$analisis.F238]))/(MAX([$analisis.E225:$analisis.E238])-MIN([$analisis.F225:$analisis.F238]))" office:value-type="float" office:value="29.8368707244343" calcext:value-type="float">
            <text:p>29.84</text:p>
          </table:table-cell>
          <table:table-cell table:formula="of:=100*([.F110]-MIN([$analisis.F209:$analisis.F238]))/(MAX([$analisis.E209:$analisis.E238])-MIN([$analisis.F209:$analisis.F238]))" office:value-type="float" office:value="29.3172690763052" calcext:value-type="float">
            <text:p>29.32</text:p>
          </table:table-cell>
          <table:table-cell table:formula="of:=([$analisis.B239]-[$analisis.B237])/[$analisis.B238] * ([$analisis.C239]-[$analisis.C237])/[$analisis.C238]" office:value-type="float" office:value="-0.136512013099836" calcext:value-type="float">
            <text:p>-0.14</text:p>
          </table:table-cell>
          <table:table-cell table:formula="of:=100*(LN([.F110])-LN([.F$129]))" office:value-type="float" office:value="-50.1896993021689" calcext:value-type="float">
            <text:p>-50.19</text:p>
          </table:table-cell>
          <table:table-cell table:number-columns-repeated="7"/>
        </table:table-row>
        <table:table-row table:style-name="ro1">
          <table:table-cell table:formula="of:=[$analisis.A239]" office:value-type="string" office:string-value="2021-01-06" calcext:value-type="string">
            <text:p>2021-01-06</text:p>
          </table:table-cell>
          <table:table-cell table:formula="of:=[$analisis.C239]" office:value-type="float" office:value="6784876" calcext:value-type="float">
            <text:p>6784876</text:p>
          </table:table-cell>
          <table:table-cell table:formula="of:=[$analisis.D239]" office:value-type="float" office:value="2.89" calcext:value-type="float">
            <text:p>2.89</text:p>
          </table:table-cell>
          <table:table-cell table:formula="of:=[$analisis.F239]" office:value-type="float" office:value="2.54" calcext:value-type="float">
            <text:p>2.54</text:p>
          </table:table-cell>
          <table:table-cell table:formula="of:=[$analisis.E239]" office:value-type="float" office:value="2.9" calcext:value-type="float">
            <text:p>2.9</text:p>
          </table:table-cell>
          <table:table-cell table:formula="of:=[$analisis.B239]" office:value-type="float" office:value="2.59" calcext:value-type="float">
            <text:p>2.59</text:p>
          </table:table-cell>
          <table:table-cell table:formula="of:=100*(LN([.F111])-LN([.F110]))" office:value-type="float" office:value="-4.15938972988371" calcext:value-type="float">
            <text:p>-4.16</text:p>
          </table:table-cell>
          <table:table-cell table:formula="of:=100*([.F111]-MIN([$analisis.F226:$analisis.F239]))/(MAX([$analisis.E226:$analisis.E239])-MIN([$analisis.F226:$analisis.F239]))" office:value-type="float" office:value="18.018018018018" calcext:value-type="float">
            <text:p>18.02</text:p>
          </table:table-cell>
          <table:table-cell table:formula="of:=100*([.F111]-MIN([$analisis.F210:$analisis.F239]))/(MAX([$analisis.E210:$analisis.E239])-MIN([$analisis.F210:$analisis.F239]))" office:value-type="float" office:value="24.8995983935743" calcext:value-type="float">
            <text:p>24.90</text:p>
          </table:table-cell>
          <table:table-cell table:formula="of:=([$analisis.B240]-[$analisis.B238])/[$analisis.B239] * ([$analisis.C240]-[$analisis.C238])/[$analisis.C239]" office:value-type="float" office:value="0.0231887508670459" calcext:value-type="float">
            <text:p>0.02</text:p>
          </table:table-cell>
          <table:table-cell table:formula="of:=100*(LN([.F111])-LN([.F$129]))" office:value-type="float" office:value="-54.3490890320526" calcext:value-type="float">
            <text:p>-54.35</text:p>
          </table:table-cell>
          <table:table-cell table:number-columns-repeated="7"/>
        </table:table-row>
        <table:table-row table:style-name="ro1">
          <table:table-cell table:formula="of:=[$analisis.A240]" office:value-type="string" office:string-value="2021-01-07" calcext:value-type="string">
            <text:p>2021-01-07</text:p>
          </table:table-cell>
          <table:table-cell table:formula="of:=[$analisis.C240]" office:value-type="float" office:value="9609716" calcext:value-type="float">
            <text:p>9609716</text:p>
          </table:table-cell>
          <table:table-cell table:formula="of:=[$analisis.D240]" office:value-type="float" office:value="2.855" calcext:value-type="float">
            <text:p>2.855</text:p>
          </table:table-cell>
          <table:table-cell table:formula="of:=[$analisis.F240]" office:value-type="float" office:value="2.66" calcext:value-type="float">
            <text:p>2.66</text:p>
          </table:table-cell>
          <table:table-cell table:formula="of:=[$analisis.E240]" office:value-type="float" office:value="2.9" calcext:value-type="float">
            <text:p>2.9</text:p>
          </table:table-cell>
          <table:table-cell table:formula="of:=[$analisis.B240]" office:value-type="float" office:value="2.75" calcext:value-type="float">
            <text:p>2.75</text:p>
          </table:table-cell>
          <table:table-cell table:formula="of:=100*(LN([.F112])-LN([.F111]))" office:value-type="float" office:value="5.99430359670335" calcext:value-type="float">
            <text:p>5.99</text:p>
          </table:table-cell>
          <table:table-cell table:formula="of:=100*([.F112]-MIN([$analisis.F227:$analisis.F240]))/(MAX([$analisis.E227:$analisis.E240])-MIN([$analisis.F227:$analisis.F240]))" office:value-type="float" office:value="30.5555555555556" calcext:value-type="float">
            <text:p>30.56</text:p>
          </table:table-cell>
          <table:table-cell table:formula="of:=100*([.F112]-MIN([$analisis.F211:$analisis.F240]))/(MAX([$analisis.E211:$analisis.E240])-MIN([$analisis.F211:$analisis.F240]))" office:value-type="float" office:value="25" calcext:value-type="float">
            <text:p>25.00</text:p>
          </table:table-cell>
          <table:table-cell table:formula="of:=([$analisis.B241]-[$analisis.B239])/[$analisis.B240] * ([$analisis.C241]-[$analisis.C239])/[$analisis.C240]" office:value-type="float" office:value="0.0232302148443021" calcext:value-type="float">
            <text:p>0.02</text:p>
          </table:table-cell>
          <table:table-cell table:formula="of:=100*(LN([.F112])-LN([.F$129]))" office:value-type="float" office:value="-48.3547854353493" calcext:value-type="float">
            <text:p>-48.35</text:p>
          </table:table-cell>
          <table:table-cell table:number-columns-repeated="7"/>
        </table:table-row>
        <table:table-row table:style-name="ro1">
          <table:table-cell table:formula="of:=[$analisis.A241]" office:value-type="string" office:string-value="2021-01-08" calcext:value-type="string">
            <text:p>2021-01-08</text:p>
          </table:table-cell>
          <table:table-cell table:formula="of:=[$analisis.C241]" office:value-type="float" office:value="10015920" calcext:value-type="float">
            <text:p>10015920</text:p>
          </table:table-cell>
          <table:table-cell table:formula="of:=[$analisis.D241]" office:value-type="float" office:value="3.09" calcext:value-type="float">
            <text:p>3.09</text:p>
          </table:table-cell>
          <table:table-cell table:formula="of:=[$analisis.F241]" office:value-type="float" office:value="2.77" calcext:value-type="float">
            <text:p>2.77</text:p>
          </table:table-cell>
          <table:table-cell table:formula="of:=[$analisis.E241]" office:value-type="float" office:value="3.12" calcext:value-type="float">
            <text:p>3.12</text:p>
          </table:table-cell>
          <table:table-cell table:formula="of:=[$analisis.B241]" office:value-type="float" office:value="2.78" calcext:value-type="float">
            <text:p>2.78</text:p>
          </table:table-cell>
          <table:table-cell table:formula="of:=100*(LN([.F113])-LN([.F112]))" office:value-type="float" office:value="1.08500160240657" calcext:value-type="float">
            <text:p>1.09</text:p>
          </table:table-cell>
          <table:table-cell table:formula="of:=100*([.F113]-MIN([$analisis.F228:$analisis.F241]))/(MAX([$analisis.E228:$analisis.E241])-MIN([$analisis.F228:$analisis.F241]))" office:value-type="float" office:value="32.0754716981132" calcext:value-type="float">
            <text:p>32.08</text:p>
          </table:table-cell>
          <table:table-cell table:formula="of:=100*([.F113]-MIN([$analisis.F212:$analisis.F241]))/(MAX([$analisis.E212:$analisis.E241])-MIN([$analisis.F212:$analisis.F241]))" office:value-type="float" office:value="45.4545454545454" calcext:value-type="float">
            <text:p>45.45</text:p>
          </table:table-cell>
          <table:table-cell table:formula="of:=([$analisis.B242]-[$analisis.B240])/[$analisis.B241] * ([$analisis.C242]-[$analisis.C240])/[$analisis.C241]" office:value-type="float" office:value="0.0021084146269355" calcext:value-type="float">
            <text:p>0.00</text:p>
          </table:table-cell>
          <table:table-cell table:formula="of:=100*(LN([.F113])-LN([.F$129]))" office:value-type="float" office:value="-47.2697838329427" calcext:value-type="float">
            <text:p>-47.27</text:p>
          </table:table-cell>
          <table:table-cell table:number-columns-repeated="7"/>
        </table:table-row>
        <table:table-row table:style-name="ro1">
          <table:table-cell table:formula="of:=[$analisis.A242]" office:value-type="string" office:string-value="2021-01-11" calcext:value-type="string">
            <text:p>2021-01-11</text:p>
          </table:table-cell>
          <table:table-cell table:formula="of:=[$analisis.C242]" office:value-type="float" office:value="10588170" calcext:value-type="float">
            <text:p>10588170</text:p>
          </table:table-cell>
          <table:table-cell table:formula="of:=[$analisis.D242]" office:value-type="float" office:value="2.837" calcext:value-type="float">
            <text:p>2.837</text:p>
          </table:table-cell>
          <table:table-cell table:formula="of:=[$analisis.F242]" office:value-type="float" office:value="2.76" calcext:value-type="float">
            <text:p>2.76</text:p>
          </table:table-cell>
          <table:table-cell table:formula="of:=[$analisis.E242]" office:value-type="float" office:value="3.05" calcext:value-type="float">
            <text:p>3.05</text:p>
          </table:table-cell>
          <table:table-cell table:formula="of:=[$analisis.B242]" office:value-type="float" office:value="2.81" calcext:value-type="float">
            <text:p>2.81</text:p>
          </table:table-cell>
          <table:table-cell table:formula="of:=100*(LN([.F114])-LN([.F113]))" office:value-type="float" office:value="1.0733555643109" calcext:value-type="float">
            <text:p>1.07</text:p>
          </table:table-cell>
          <table:table-cell table:formula="of:=100*([.F114]-MIN([$analisis.F229:$analisis.F242]))/(MAX([$analisis.E229:$analisis.E242])-MIN([$analisis.F229:$analisis.F242]))" office:value-type="float" office:value="28.8659793814433" calcext:value-type="float">
            <text:p>28.87</text:p>
          </table:table-cell>
          <table:table-cell table:formula="of:=100*([.F114]-MIN([$analisis.F213:$analisis.F242]))/(MAX([$analisis.E213:$analisis.E242])-MIN([$analisis.F213:$analisis.F242]))" office:value-type="float" office:value="47.7272727272727" calcext:value-type="float">
            <text:p>47.73</text:p>
          </table:table-cell>
          <table:table-cell table:formula="of:=([$analisis.B243]-[$analisis.B241])/[$analisis.B242] * ([$analisis.C243]-[$analisis.C241])/[$analisis.C242]" office:value-type="float" office:value="0.0780831149644996" calcext:value-type="float">
            <text:p>0.08</text:p>
          </table:table-cell>
          <table:table-cell table:formula="of:=100*(LN([.F114])-LN([.F$129]))" office:value-type="float" office:value="-46.1964282686318" calcext:value-type="float">
            <text:p>-46.20</text:p>
          </table:table-cell>
          <table:table-cell table:number-columns-repeated="7"/>
        </table:table-row>
        <table:table-row table:style-name="ro1">
          <table:table-cell table:formula="of:=[$analisis.A243]" office:value-type="string" office:string-value="2021-01-12" calcext:value-type="string">
            <text:p>2021-01-12</text:p>
          </table:table-cell>
          <table:table-cell table:formula="of:=[$analisis.C243]" office:value-type="float" office:value="18620320" calcext:value-type="float">
            <text:p>18620320</text:p>
          </table:table-cell>
          <table:table-cell table:formula="of:=[$analisis.D243]" office:value-type="float" office:value="2.93" calcext:value-type="float">
            <text:p>2.93</text:p>
          </table:table-cell>
          <table:table-cell table:formula="of:=[$analisis.F243]" office:value-type="float" office:value="2.71" calcext:value-type="float">
            <text:p>2.71</text:p>
          </table:table-cell>
          <table:table-cell table:formula="of:=[$analisis.E243]" office:value-type="float" office:value="3.09" calcext:value-type="float">
            <text:p>3.09</text:p>
          </table:table-cell>
          <table:table-cell table:formula="of:=[$analisis.B243]" office:value-type="float" office:value="3.05" calcext:value-type="float">
            <text:p>3.05</text:p>
          </table:table-cell>
          <table:table-cell table:formula="of:=100*(LN([.F115])-LN([.F114]))" office:value-type="float" office:value="8.19571072736658" calcext:value-type="float">
            <text:p>8.20</text:p>
          </table:table-cell>
          <table:table-cell table:formula="of:=100*([.F115]-MIN([$analisis.F230:$analisis.F243]))/(MAX([$analisis.E230:$analisis.E243])-MIN([$analisis.F230:$analisis.F243]))" office:value-type="float" office:value="53.125" calcext:value-type="float">
            <text:p>53.13</text:p>
          </table:table-cell>
          <table:table-cell table:formula="of:=100*([.F115]-MIN([$analisis.F214:$analisis.F243]))/(MAX([$analisis.E214:$analisis.E243])-MIN([$analisis.F214:$analisis.F243]))" office:value-type="float" office:value="65.9090909090909" calcext:value-type="float">
            <text:p>65.91</text:p>
          </table:table-cell>
          <table:table-cell table:formula="of:=([$analisis.B244]-[$analisis.B242])/[$analisis.B243] * ([$analisis.C244]-[$analisis.C242])/[$analisis.C243]" office:value-type="float" office:value="0.129394071444177" calcext:value-type="float">
            <text:p>0.13</text:p>
          </table:table-cell>
          <table:table-cell table:formula="of:=100*(LN([.F115])-LN([.F$129]))" office:value-type="float" office:value="-38.0007175412652" calcext:value-type="float">
            <text:p>-38.00</text:p>
          </table:table-cell>
          <table:table-cell table:number-columns-repeated="7"/>
        </table:table-row>
        <table:table-row table:style-name="ro1">
          <table:table-cell table:formula="of:=[$analisis.A244]" office:value-type="string" office:string-value="2021-01-13" calcext:value-type="string">
            <text:p>2021-01-13</text:p>
          </table:table-cell>
          <table:table-cell table:formula="of:=[$analisis.C244]" office:value-type="float" office:value="51413420" calcext:value-type="float">
            <text:p>51413420</text:p>
          </table:table-cell>
          <table:table-cell table:formula="of:=[$analisis.D244]" office:value-type="float" office:value="3.67" calcext:value-type="float">
            <text:p>3.67</text:p>
          </table:table-cell>
          <table:table-cell table:formula="of:=[$analisis.F244]" office:value-type="float" office:value="2.76" calcext:value-type="float">
            <text:p>2.76</text:p>
          </table:table-cell>
          <table:table-cell table:formula="of:=[$analisis.E244]" office:value-type="float" office:value="3.75" calcext:value-type="float">
            <text:p>3.75</text:p>
          </table:table-cell>
          <table:table-cell table:formula="of:=[$analisis.B244]" office:value-type="float" office:value="2.99" calcext:value-type="float">
            <text:p>2.99</text:p>
          </table:table-cell>
          <table:table-cell table:formula="of:=100*(LN([.F116])-LN([.F115]))" office:value-type="float" office:value="-1.98682032167252" calcext:value-type="float">
            <text:p>-1.99</text:p>
          </table:table-cell>
          <table:table-cell table:formula="of:=100*([.F116]-MIN([$analisis.F231:$analisis.F244]))/(MAX([$analisis.E231:$analisis.E244])-MIN([$analisis.F231:$analisis.F244]))" office:value-type="float" office:value="37.1900826446281" calcext:value-type="float">
            <text:p>37.19</text:p>
          </table:table-cell>
          <table:table-cell table:formula="of:=100*([.F116]-MIN([$analisis.F215:$analisis.F244]))/(MAX([$analisis.E215:$analisis.E244])-MIN([$analisis.F215:$analisis.F244]))" office:value-type="float" office:value="51.5923566878981" calcext:value-type="float">
            <text:p>51.59</text:p>
          </table:table-cell>
          <table:table-cell table:formula="of:=([$analisis.B245]-[$analisis.B243])/[$analisis.B244] * ([$analisis.C245]-[$analisis.C243])/[$analisis.C244]" office:value-type="float" office:value="0.00715377190621945" calcext:value-type="float">
            <text:p>0.01</text:p>
          </table:table-cell>
          <table:table-cell table:formula="of:=100*(LN([.F116])-LN([.F$129]))" office:value-type="float" office:value="-39.9875378629378" calcext:value-type="float">
            <text:p>-39.99</text:p>
          </table:table-cell>
          <table:table-cell table:number-columns-repeated="7"/>
        </table:table-row>
        <table:table-row table:style-name="ro1">
          <table:table-cell table:formula="of:=[$analisis.A245]" office:value-type="string" office:string-value="2021-01-14" calcext:value-type="string">
            <text:p>2021-01-14</text:p>
          </table:table-cell>
          <table:table-cell table:formula="of:=[$analisis.C245]" office:value-type="float" office:value="9455973" calcext:value-type="float">
            <text:p>9455973</text:p>
          </table:table-cell>
          <table:table-cell table:formula="of:=[$analisis.D245]" office:value-type="float" office:value="2.99" calcext:value-type="float">
            <text:p>2.99</text:p>
          </table:table-cell>
          <table:table-cell table:formula="of:=[$analisis.F245]" office:value-type="float" office:value="2.85" calcext:value-type="float">
            <text:p>2.85</text:p>
          </table:table-cell>
          <table:table-cell table:formula="of:=[$analisis.E245]" office:value-type="float" office:value="2.99" calcext:value-type="float">
            <text:p>2.99</text:p>
          </table:table-cell>
          <table:table-cell table:formula="of:=[$analisis.B245]" office:value-type="float" office:value="2.93" calcext:value-type="float">
            <text:p>2.93</text:p>
          </table:table-cell>
          <table:table-cell table:formula="of:=100*(LN([.F117])-LN([.F116]))" office:value-type="float" office:value="-2.0270964373619" calcext:value-type="float">
            <text:p>-2.03</text:p>
          </table:table-cell>
          <table:table-cell table:formula="of:=100*([.F117]-MIN([$analisis.F232:$analisis.F245]))/(MAX([$analisis.E232:$analisis.E245])-MIN([$analisis.F232:$analisis.F245]))" office:value-type="float" office:value="32.2314049586777" calcext:value-type="float">
            <text:p>32.23</text:p>
          </table:table-cell>
          <table:table-cell table:formula="of:=100*([.F117]-MIN([$analisis.F216:$analisis.F245]))/(MAX([$analisis.E216:$analisis.E245])-MIN([$analisis.F216:$analisis.F245]))" office:value-type="float" office:value="47.7707006369427" calcext:value-type="float">
            <text:p>47.77</text:p>
          </table:table-cell>
          <table:table-cell table:formula="of:=([$analisis.B246]-[$analisis.B244])/[$analisis.B245] * ([$analisis.C246]-[$analisis.C244])/[$analisis.C245]" office:value-type="float" office:value="0.150216417610171" calcext:value-type="float">
            <text:p>0.15</text:p>
          </table:table-cell>
          <table:table-cell table:formula="of:=100*(LN([.F117])-LN([.F$129]))" office:value-type="float" office:value="-42.0146343002997" calcext:value-type="float">
            <text:p>-42.01</text:p>
          </table:table-cell>
          <table:table-cell table:number-columns-repeated="7"/>
        </table:table-row>
        <table:table-row table:style-name="ro1">
          <table:table-cell table:formula="of:=[$analisis.A246]" office:value-type="string" office:string-value="2021-01-15" calcext:value-type="string">
            <text:p>2021-01-15</text:p>
          </table:table-cell>
          <table:table-cell table:formula="of:=[$analisis.C246]" office:value-type="float" office:value="13578000" calcext:value-type="float">
            <text:p>13578000</text:p>
          </table:table-cell>
          <table:table-cell table:formula="of:=[$analisis.D246]" office:value-type="float" office:value="2.93" calcext:value-type="float">
            <text:p>2.93</text:p>
          </table:table-cell>
          <table:table-cell table:formula="of:=[$analisis.F246]" office:value-type="float" office:value="2.82" calcext:value-type="float">
            <text:p>2.82</text:p>
          </table:table-cell>
          <table:table-cell table:formula="of:=[$analisis.E246]" office:value-type="float" office:value="3.08" calcext:value-type="float">
            <text:p>3.08</text:p>
          </table:table-cell>
          <table:table-cell table:formula="of:=[$analisis.B246]" office:value-type="float" office:value="2.88" calcext:value-type="float">
            <text:p>2.88</text:p>
          </table:table-cell>
          <table:table-cell table:formula="of:=100*(LN([.F118])-LN([.F117]))" office:value-type="float" office:value="-1.72121288811216" calcext:value-type="float">
            <text:p>-1.72</text:p>
          </table:table-cell>
          <table:table-cell table:formula="of:=100*([.F118]-MIN([$analisis.F233:$analisis.F246]))/(MAX([$analisis.E233:$analisis.E246])-MIN([$analisis.F233:$analisis.F246]))" office:value-type="float" office:value="28.099173553719" calcext:value-type="float">
            <text:p>28.10</text:p>
          </table:table-cell>
          <table:table-cell table:formula="of:=100*([.F118]-MIN([$analisis.F217:$analisis.F246]))/(MAX([$analisis.E217:$analisis.E246])-MIN([$analisis.F217:$analisis.F246]))" office:value-type="float" office:value="44.5859872611465" calcext:value-type="float">
            <text:p>44.59</text:p>
          </table:table-cell>
          <table:table-cell table:formula="of:=([$analisis.B247]-[$analisis.B245])/[$analisis.B246] * ([$analisis.C247]-[$analisis.C245])/[$analisis.C246]" office:value-type="float" office:value="0.0903181515032487" calcext:value-type="float">
            <text:p>0.09</text:p>
          </table:table-cell>
          <table:table-cell table:formula="of:=100*(LN([.F118])-LN([.F$129]))" office:value-type="float" office:value="-43.7358471884118" calcext:value-type="float">
            <text:p>-43.74</text:p>
          </table:table-cell>
          <table:table-cell table:number-columns-repeated="7"/>
        </table:table-row>
        <table:table-row table:style-name="ro1">
          <table:table-cell table:formula="of:=[$analisis.A247]" office:value-type="string" office:string-value="2021-01-19" calcext:value-type="string">
            <text:p>2021-01-19</text:p>
          </table:table-cell>
          <table:table-cell table:formula="of:=[$analisis.C247]" office:value-type="float" office:value="18285620" calcext:value-type="float">
            <text:p>18285620</text:p>
          </table:table-cell>
          <table:table-cell table:formula="of:=[$analisis.D247]" office:value-type="float" office:value="3.03" calcext:value-type="float">
            <text:p>3.03</text:p>
          </table:table-cell>
          <table:table-cell table:formula="of:=[$analisis.F247]" office:value-type="float" office:value="2.88" calcext:value-type="float">
            <text:p>2.88</text:p>
          </table:table-cell>
          <table:table-cell table:formula="of:=[$analisis.E247]" office:value-type="float" office:value="3.41" calcext:value-type="float">
            <text:p>3.41</text:p>
          </table:table-cell>
          <table:table-cell table:formula="of:=[$analisis.B247]" office:value-type="float" office:value="3.33" calcext:value-type="float">
            <text:p>3.33</text:p>
          </table:table-cell>
          <table:table-cell table:formula="of:=100*(LN([.F119])-LN([.F118]))" office:value-type="float" office:value="14.5182009844498" calcext:value-type="float">
            <text:p>14.52</text:p>
          </table:table-cell>
          <table:table-cell table:formula="of:=100*([.F119]-MIN([$analisis.F234:$analisis.F247]))/(MAX([$analisis.E234:$analisis.E247])-MIN([$analisis.F234:$analisis.F247]))" office:value-type="float" office:value="65.2892561983471" calcext:value-type="float">
            <text:p>65.29</text:p>
          </table:table-cell>
          <table:table-cell table:formula="of:=100*([.F119]-MIN([$analisis.F218:$analisis.F247]))/(MAX([$analisis.E218:$analisis.E247])-MIN([$analisis.F218:$analisis.F247]))" office:value-type="float" office:value="73.2484076433121" calcext:value-type="float">
            <text:p>73.25</text:p>
          </table:table-cell>
          <table:table-cell table:formula="of:=([$analisis.B248]-[$analisis.B246])/[$analisis.B247] * ([$analisis.C248]-[$analisis.C246])/[$analisis.C247]" office:value-type="float" office:value="0.141768822211706" calcext:value-type="float">
            <text:p>0.14</text:p>
          </table:table-cell>
          <table:table-cell table:formula="of:=100*(LN([.F119])-LN([.F$129]))" office:value-type="float" office:value="-29.217646203962" calcext:value-type="float">
            <text:p>-29.22</text:p>
          </table:table-cell>
          <table:table-cell table:number-columns-repeated="7"/>
        </table:table-row>
        <table:table-row table:style-name="ro1">
          <table:table-cell table:formula="of:=[$analisis.A248]" office:value-type="string" office:string-value="2021-01-20" calcext:value-type="string">
            <text:p>2021-01-20</text:p>
          </table:table-cell>
          <table:table-cell table:formula="of:=[$analisis.C248]" office:value-type="float" office:value="25567530" calcext:value-type="float">
            <text:p>25567530</text:p>
          </table:table-cell>
          <table:table-cell table:formula="of:=[$analisis.D248]" office:value-type="float" office:value="3.538" calcext:value-type="float">
            <text:p>3.538</text:p>
          </table:table-cell>
          <table:table-cell table:formula="of:=[$analisis.F248]" office:value-type="float" office:value="3.01" calcext:value-type="float">
            <text:p>3.01</text:p>
          </table:table-cell>
          <table:table-cell table:formula="of:=[$analisis.E248]" office:value-type="float" office:value="3.85" calcext:value-type="float">
            <text:p>3.85</text:p>
          </table:table-cell>
          <table:table-cell table:formula="of:=[$analisis.B248]" office:value-type="float" office:value="3.6" calcext:value-type="float">
            <text:p>3.60</text:p>
          </table:table-cell>
          <table:table-cell table:formula="of:=100*(LN([.F120])-LN([.F119]))" office:value-type="float" office:value="7.79615414697117" calcext:value-type="float">
            <text:p>7.80</text:p>
          </table:table-cell>
          <table:table-cell table:formula="of:=100*([.F120]-MIN([$analisis.F235:$analisis.F248]))/(MAX([$analisis.E235:$analisis.E248])-MIN([$analisis.F235:$analisis.F248]))" office:value-type="float" office:value="80.9160305343511" calcext:value-type="float">
            <text:p>80.92</text:p>
          </table:table-cell>
          <table:table-cell table:formula="of:=100*([.F120]-MIN([$analisis.F219:$analisis.F248]))/(MAX([$analisis.E219:$analisis.E248])-MIN([$analisis.F219:$analisis.F248]))" office:value-type="float" office:value="85.0299401197605" calcext:value-type="float">
            <text:p>85.03</text:p>
          </table:table-cell>
          <table:table-cell table:formula="of:=([$analisis.B249]-[$analisis.B247])/[$analisis.B248] * ([$analisis.C249]-[$analisis.C247])/[$analisis.C248]" office:value-type="float" office:value="0.249093305280391" calcext:value-type="float">
            <text:p>0.25</text:p>
          </table:table-cell>
          <table:table-cell table:formula="of:=100*(LN([.F120])-LN([.F$129]))" office:value-type="float" office:value="-21.4214920569908" calcext:value-type="float">
            <text:p>-21.42</text:p>
          </table:table-cell>
          <table:table-cell table:number-columns-repeated="7"/>
        </table:table-row>
        <table:table-row table:style-name="ro1">
          <table:table-cell table:formula="of:=[$analisis.A249]" office:value-type="string" office:string-value="2021-01-21" calcext:value-type="string">
            <text:p>2021-01-21</text:p>
          </table:table-cell>
          <table:table-cell table:formula="of:=[$analisis.C249]" office:value-type="float" office:value="45258940" calcext:value-type="float">
            <text:p>45258940</text:p>
          </table:table-cell>
          <table:table-cell table:formula="of:=[$analisis.D249]" office:value-type="float" office:value="3.42" calcext:value-type="float">
            <text:p>3.42</text:p>
          </table:table-cell>
          <table:table-cell table:formula="of:=[$analisis.F249]" office:value-type="float" office:value="3.25" calcext:value-type="float">
            <text:p>3.25</text:p>
          </table:table-cell>
          <table:table-cell table:formula="of:=[$analisis.E249]" office:value-type="float" office:value="4.65" calcext:value-type="float">
            <text:p>4.65</text:p>
          </table:table-cell>
          <table:table-cell table:formula="of:=[$analisis.B249]" office:value-type="float" office:value="4.18" calcext:value-type="float">
            <text:p>4.18</text:p>
          </table:table-cell>
          <table:table-cell table:formula="of:=100*(LN([.F121])-LN([.F120]))" office:value-type="float" office:value="14.9377401074601" calcext:value-type="float">
            <text:p>14.94</text:p>
          </table:table-cell>
          <table:table-cell table:formula="of:=100*([.F121]-MIN([$analisis.F236:$analisis.F249]))/(MAX([$analisis.E236:$analisis.E249])-MIN([$analisis.F236:$analisis.F249]))" office:value-type="float" office:value="77.7251184834123" calcext:value-type="float">
            <text:p>77.73</text:p>
          </table:table-cell>
          <table:table-cell table:formula="of:=100*([.F121]-MIN([$analisis.F220:$analisis.F249]))/(MAX([$analisis.E220:$analisis.E249])-MIN([$analisis.F220:$analisis.F249]))" office:value-type="float" office:value="80.9716599190283" calcext:value-type="float">
            <text:p>80.97</text:p>
          </table:table-cell>
          <table:table-cell table:formula="of:=([$analisis.B250]-[$analisis.B248])/[$analisis.B249] * ([$analisis.C250]-[$analisis.C248])/[$analisis.C249]" office:value-type="float" office:value="0.269407874610759" calcext:value-type="float">
            <text:p>0.27</text:p>
          </table:table-cell>
          <table:table-cell table:formula="of:=100*(LN([.F121])-LN([.F$129]))" office:value-type="float" office:value="-6.48375194953077" calcext:value-type="float">
            <text:p>-6.48</text:p>
          </table:table-cell>
          <table:table-cell table:number-columns-repeated="7"/>
        </table:table-row>
        <table:table-row table:style-name="ro1">
          <table:table-cell table:formula="of:=[$analisis.A250]" office:value-type="string" office:string-value="2021-01-22" calcext:value-type="string">
            <text:p>2021-01-22</text:p>
          </table:table-cell>
          <table:table-cell table:formula="of:=[$analisis.C250]" office:value-type="float" office:value="51051140" calcext:value-type="float">
            <text:p>51051140</text:p>
          </table:table-cell>
          <table:table-cell table:formula="of:=[$analisis.D250]" office:value-type="float" office:value="4.14" calcext:value-type="float">
            <text:p>4.14</text:p>
          </table:table-cell>
          <table:table-cell table:formula="of:=[$analisis.F250]" office:value-type="float" office:value="4.1" calcext:value-type="float">
            <text:p>4.1</text:p>
          </table:table-cell>
          <table:table-cell table:formula="of:=[$analisis.E250]" office:value-type="float" office:value="5.625" calcext:value-type="float">
            <text:p>5.625</text:p>
          </table:table-cell>
          <table:table-cell table:formula="of:=[$analisis.B250]" office:value-type="float" office:value="5.6" calcext:value-type="float">
            <text:p>5.60</text:p>
          </table:table-cell>
          <table:table-cell table:formula="of:=100*(LN([.F122])-LN([.F121]))" office:value-type="float" office:value="29.2455351204439" calcext:value-type="float">
            <text:p>29.25</text:p>
          </table:table-cell>
          <table:table-cell table:formula="of:=100*([.F122]-MIN([$analisis.F237:$analisis.F250]))/(MAX([$analisis.E237:$analisis.E250])-MIN([$analisis.F237:$analisis.F250]))" office:value-type="float" office:value="99.1896272285251" calcext:value-type="float">
            <text:p>99.19</text:p>
          </table:table-cell>
          <table:table-cell table:formula="of:=100*([.F122]-MIN([$analisis.F221:$analisis.F250]))/(MAX([$analisis.E221:$analisis.E250])-MIN([$analisis.F221:$analisis.F250]))" office:value-type="float" office:value="99.2743105950653" calcext:value-type="float">
            <text:p>99.27</text:p>
          </table:table-cell>
          <table:table-cell table:formula="of:=([$analisis.B251]-[$analisis.B249])/[$analisis.B250] * ([$analisis.C251]-[$analisis.C249])/[$analisis.C250]" office:value-type="float" office:value="-0.00704595850916776" calcext:value-type="float">
            <text:p>-0.01</text:p>
          </table:table-cell>
          <table:table-cell table:formula="of:=100*(LN([.F122])-LN([.F$129]))" office:value-type="float" office:value="22.7617831709131" calcext:value-type="float">
            <text:p>22.76</text:p>
          </table:table-cell>
          <table:table-cell table:number-columns-repeated="7"/>
        </table:table-row>
        <table:table-row table:style-name="ro1">
          <table:table-cell table:formula="of:=[$analisis.A251]" office:value-type="string" office:string-value="2021-01-25" calcext:value-type="string">
            <text:p>2021-01-25</text:p>
          </table:table-cell>
          <table:table-cell table:formula="of:=[$analisis.C251]" office:value-type="float" office:value="44045480" calcext:value-type="float">
            <text:p>44045480</text:p>
          </table:table-cell>
          <table:table-cell table:formula="of:=[$analisis.D251]" office:value-type="float" office:value="6.11" calcext:value-type="float">
            <text:p>6.11</text:p>
          </table:table-cell>
          <table:table-cell table:formula="of:=[$analisis.F251]" office:value-type="float" office:value="5.16" calcext:value-type="float">
            <text:p>5.16</text:p>
          </table:table-cell>
          <table:table-cell table:formula="of:=[$analisis.E251]" office:value-type="float" office:value="7.3" calcext:value-type="float">
            <text:p>7.3</text:p>
          </table:table-cell>
          <table:table-cell table:formula="of:=[$analisis.B251]" office:value-type="float" office:value="5.84" calcext:value-type="float">
            <text:p>5.84</text:p>
          </table:table-cell>
          <table:table-cell table:formula="of:=100*(LN([.F123])-LN([.F122]))" office:value-type="float" office:value="4.1964199099032" calcext:value-type="float">
            <text:p>4.20</text:p>
          </table:table-cell>
          <table:table-cell table:formula="of:=100*([.F123]-MIN([$analisis.F238:$analisis.F251]))/(MAX([$analisis.E238:$analisis.E251])-MIN([$analisis.F238:$analisis.F251]))" office:value-type="float" office:value="69.327731092437" calcext:value-type="float">
            <text:p>69.33</text:p>
          </table:table-cell>
          <table:table-cell table:formula="of:=100*([.F123]-MIN([$analisis.F222:$analisis.F251]))/(MAX([$analisis.E222:$analisis.E251])-MIN([$analisis.F222:$analisis.F251]))" office:value-type="float" office:value="71.484375" calcext:value-type="float">
            <text:p>71.48</text:p>
          </table:table-cell>
          <table:table-cell table:formula="of:=([$analisis.B252]-[$analisis.B250])/[$analisis.B251] * ([$analisis.C252]-[$analisis.C250])/[$analisis.C251]" office:value-type="float" office:value="0.0194593323437874" calcext:value-type="float">
            <text:p>0.02</text:p>
          </table:table-cell>
          <table:table-cell table:formula="of:=100*(LN([.F123])-LN([.F$129]))" office:value-type="float" office:value="26.9582030808163" calcext:value-type="float">
            <text:p>26.96</text:p>
          </table:table-cell>
          <table:table-cell table:number-columns-repeated="7"/>
        </table:table-row>
        <table:table-row table:style-name="ro1">
          <table:table-cell table:formula="of:=[$analisis.A252]" office:value-type="string" office:string-value="2021-01-26" calcext:value-type="string">
            <text:p>2021-01-26</text:p>
          </table:table-cell>
          <table:table-cell table:formula="of:=[$analisis.C252]" office:value-type="float" office:value="17681550" calcext:value-type="float">
            <text:p>17681550</text:p>
          </table:table-cell>
          <table:table-cell table:formula="of:=[$analisis.D252]" office:value-type="float" office:value="6.05" calcext:value-type="float">
            <text:p>6.05</text:p>
          </table:table-cell>
          <table:table-cell table:formula="of:=[$analisis.F252]" office:value-type="float" office:value="5.21" calcext:value-type="float">
            <text:p>5.21</text:p>
          </table:table-cell>
          <table:table-cell table:formula="of:=[$analisis.E252]" office:value-type="float" office:value="6.2" calcext:value-type="float">
            <text:p>6.2</text:p>
          </table:table-cell>
          <table:table-cell table:formula="of:=[$analisis.B252]" office:value-type="float" office:value="5.45" calcext:value-type="float">
            <text:p>5.45</text:p>
          </table:table-cell>
          <table:table-cell table:formula="of:=100*(LN([.F124])-LN([.F123]))" office:value-type="float" office:value="-6.91151881649827" calcext:value-type="float">
            <text:p>-6.91</text:p>
          </table:table-cell>
          <table:table-cell table:formula="of:=100*([.F124]-MIN([$analisis.F239:$analisis.F252]))/(MAX([$analisis.E239:$analisis.E252])-MIN([$analisis.F239:$analisis.F252]))" office:value-type="float" office:value="61.1344537815126" calcext:value-type="float">
            <text:p>61.13</text:p>
          </table:table-cell>
          <table:table-cell table:formula="of:=100*([.F124]-MIN([$analisis.F223:$analisis.F252]))/(MAX([$analisis.E223:$analisis.E252])-MIN([$analisis.F223:$analisis.F252]))" office:value-type="float" office:value="63.8671875" calcext:value-type="float">
            <text:p>63.87</text:p>
          </table:table-cell>
          <table:table-cell table:formula="of:=([$analisis.B253]-[$analisis.B251])/[$analisis.B252] * ([$analisis.C253]-[$analisis.C251])/[$analisis.C252]" office:value-type="float" office:value="0.303993845863123" calcext:value-type="float">
            <text:p>0.30</text:p>
          </table:table-cell>
          <table:table-cell table:formula="of:=100*(LN([.F124])-LN([.F$129]))" office:value-type="float" office:value="20.046684264318" calcext:value-type="float">
            <text:p>20.05</text:p>
          </table:table-cell>
          <table:table-cell table:number-columns-repeated="7"/>
        </table:table-row>
        <table:table-row table:style-name="ro1">
          <table:table-cell table:formula="of:=[$analisis.A253]" office:value-type="string" office:string-value="2021-01-27" calcext:value-type="string">
            <text:p>2021-01-27</text:p>
          </table:table-cell>
          <table:table-cell table:formula="of:=[$analisis.C253]" office:value-type="float" office:value="14455380" calcext:value-type="float">
            <text:p>14455380</text:p>
          </table:table-cell>
          <table:table-cell table:formula="of:=[$analisis.D253]" office:value-type="float" office:value="4.875" calcext:value-type="float">
            <text:p>4.875</text:p>
          </table:table-cell>
          <table:table-cell table:formula="of:=[$analisis.F253]" office:value-type="float" office:value="4.65" calcext:value-type="float">
            <text:p>4.65</text:p>
          </table:table-cell>
          <table:table-cell table:formula="of:=[$analisis.E253]" office:value-type="float" office:value="5.645" calcext:value-type="float">
            <text:p>5.645</text:p>
          </table:table-cell>
          <table:table-cell table:formula="of:=[$analisis.B253]" office:value-type="float" office:value="4.85" calcext:value-type="float">
            <text:p>4.85</text:p>
          </table:table-cell>
          <table:table-cell table:formula="of:=100*(LN([.F125])-LN([.F124]))" office:value-type="float" office:value="-11.6636903725761" calcext:value-type="float">
            <text:p>-11.66</text:p>
          </table:table-cell>
          <table:table-cell table:formula="of:=100*([.F125]-MIN([$analisis.F240:$analisis.F253]))/(MAX([$analisis.E240:$analisis.E253])-MIN([$analisis.F240:$analisis.F253]))" office:value-type="float" office:value="47.198275862069" calcext:value-type="float">
            <text:p>47.20</text:p>
          </table:table-cell>
          <table:table-cell table:formula="of:=100*([.F125]-MIN([$analisis.F224:$analisis.F253]))/(MAX([$analisis.E224:$analisis.E253])-MIN([$analisis.F224:$analisis.F253]))" office:value-type="float" office:value="51.4851485148515" calcext:value-type="float">
            <text:p>51.49</text:p>
          </table:table-cell>
          <table:table-cell table:formula="of:=([$analisis.B254]-[$analisis.B252])/[$analisis.B253] * ([$analisis.C254]-[$analisis.C252])/[$analisis.C253]" office:value-type="float" office:value="0.0691418939187669" calcext:value-type="float">
            <text:p>0.07</text:p>
          </table:table-cell>
          <table:table-cell table:formula="of:=100*(LN([.F125])-LN([.F$129]))" office:value-type="float" office:value="8.38299389174191" calcext:value-type="float">
            <text:p>8.38</text:p>
          </table:table-cell>
          <table:table-cell table:number-columns-repeated="7"/>
        </table:table-row>
        <table:table-row table:style-name="ro1">
          <table:table-cell table:formula="of:=[$analisis.A254]" office:value-type="string" office:string-value="2021-01-28" calcext:value-type="string">
            <text:p>2021-01-28</text:p>
          </table:table-cell>
          <table:table-cell table:formula="of:=[$analisis.C254]" office:value-type="float" office:value="11041220" calcext:value-type="float">
            <text:p>11041220</text:p>
          </table:table-cell>
          <table:table-cell table:formula="of:=[$analisis.D254]" office:value-type="float" office:value="5.08" calcext:value-type="float">
            <text:p>5.08</text:p>
          </table:table-cell>
          <table:table-cell table:formula="of:=[$analisis.F254]" office:value-type="float" office:value="4.1" calcext:value-type="float">
            <text:p>4.1</text:p>
          </table:table-cell>
          <table:table-cell table:formula="of:=[$analisis.E254]" office:value-type="float" office:value="5.1048" calcext:value-type="float">
            <text:p>5.1048</text:p>
          </table:table-cell>
          <table:table-cell table:formula="of:=[$analisis.B254]" office:value-type="float" office:value="4.72" calcext:value-type="float">
            <text:p>4.72</text:p>
          </table:table-cell>
          <table:table-cell table:formula="of:=100*(LN([.F126])-LN([.F125]))" office:value-type="float" office:value="-2.71699053519279" calcext:value-type="float">
            <text:p>-2.72</text:p>
          </table:table-cell>
          <table:table-cell table:formula="of:=100*([.F126]-MIN([$analisis.F241:$analisis.F254]))/(MAX([$analisis.E241:$analisis.E254])-MIN([$analisis.F241:$analisis.F254]))" office:value-type="float" office:value="43.7908496732026" calcext:value-type="float">
            <text:p>43.79</text:p>
          </table:table-cell>
          <table:table-cell table:formula="of:=100*([.F126]-MIN([$analisis.F225:$analisis.F254]))/(MAX([$analisis.E225:$analisis.E254])-MIN([$analisis.F225:$analisis.F254]))" office:value-type="float" office:value="47.7753937087567" calcext:value-type="float">
            <text:p>47.78</text:p>
          </table:table-cell>
          <table:table-cell table:formula="of:=([$analisis.B255]-[$analisis.B253])/[$analisis.B254] * ([$analisis.C255]-[$analisis.C253])/[$analisis.C254]" office:value-type="float" office:value="0.104147552749867" calcext:value-type="float">
            <text:p>0.10</text:p>
          </table:table-cell>
          <table:table-cell table:formula="of:=100*(LN([.F126])-LN([.F$129]))" office:value-type="float" office:value="5.66600335654912" calcext:value-type="float">
            <text:p>5.67</text:p>
          </table:table-cell>
          <table:table-cell table:number-columns-repeated="7"/>
        </table:table-row>
        <table:table-row table:style-name="ro1">
          <table:table-cell table:formula="of:=[$analisis.A255]" office:value-type="string" office:string-value="2021-01-29" calcext:value-type="string">
            <text:p>2021-01-29</text:p>
          </table:table-cell>
          <table:table-cell table:formula="of:=[$analisis.C255]" office:value-type="float" office:value="7993947" calcext:value-type="float">
            <text:p>7993947</text:p>
          </table:table-cell>
          <table:table-cell table:formula="of:=[$analisis.D255]" office:value-type="float" office:value="4.54" calcext:value-type="float">
            <text:p>4.54</text:p>
          </table:table-cell>
          <table:table-cell table:formula="of:=[$analisis.F255]" office:value-type="float" office:value="4.01" calcext:value-type="float">
            <text:p>4.01</text:p>
          </table:table-cell>
          <table:table-cell table:formula="of:=[$analisis.E255]" office:value-type="float" office:value="4.8" calcext:value-type="float">
            <text:p>4.8</text:p>
          </table:table-cell>
          <table:table-cell table:formula="of:=[$analisis.B255]" office:value-type="float" office:value="4.01" calcext:value-type="float">
            <text:p>4.01</text:p>
          </table:table-cell>
          <table:table-cell table:formula="of:=100*(LN([.F127])-LN([.F126]))" office:value-type="float" office:value="-16.3017558278986" calcext:value-type="float">
            <text:p>-16.30</text:p>
          </table:table-cell>
          <table:table-cell table:formula="of:=100*([.F127]-MIN([$analisis.F242:$analisis.F255]))/(MAX([$analisis.E242:$analisis.E255])-MIN([$analisis.F242:$analisis.F255]))" office:value-type="float" office:value="28.322440087146" calcext:value-type="float">
            <text:p>28.32</text:p>
          </table:table-cell>
          <table:table-cell table:formula="of:=100*([.F127]-MIN([$analisis.F226:$analisis.F255]))/(MAX([$analisis.E226:$analisis.E255])-MIN([$analisis.F226:$analisis.F255]))" office:value-type="float" office:value="32.9938900203666" calcext:value-type="float">
            <text:p>32.99</text:p>
          </table:table-cell>
          <table:table-cell table:formula="of:=([$analisis.B256]-[$analisis.B254])/[$analisis.B255] * ([$analisis.C256]-[$analisis.C254])/[$analisis.C255]" office:value-type="float" office:value="0.000134653004023683" calcext:value-type="float">
            <text:p>0.00</text:p>
          </table:table-cell>
          <table:table-cell table:formula="of:=100*(LN([.F127])-LN([.F$129]))" office:value-type="float" office:value="-10.6357524713495" calcext:value-type="float">
            <text:p>-10.64</text:p>
          </table:table-cell>
          <table:table-cell table:number-columns-repeated="7"/>
        </table:table-row>
        <table:table-row table:style-name="ro1">
          <table:table-cell table:formula="of:=[$analisis.A256]" office:value-type="string" office:string-value="2021-02-01" calcext:value-type="string">
            <text:p>2021-02-01</text:p>
          </table:table-cell>
          <table:table-cell table:formula="of:=[$analisis.C256]" office:value-type="float" office:value="11028140" calcext:value-type="float">
            <text:p>11028140</text:p>
          </table:table-cell>
          <table:table-cell table:formula="of:=[$analisis.D256]" office:value-type="float" office:value="4.35" calcext:value-type="float">
            <text:p>4.35</text:p>
          </table:table-cell>
          <table:table-cell table:formula="of:=[$analisis.F256]" office:value-type="float" office:value="4.05" calcext:value-type="float">
            <text:p>4.05</text:p>
          </table:table-cell>
          <table:table-cell table:formula="of:=[$analisis.E256]" office:value-type="float" office:value="4.8601" calcext:value-type="float">
            <text:p>4.8601</text:p>
          </table:table-cell>
          <table:table-cell table:formula="of:=[$analisis.B256]" office:value-type="float" office:value="4.39" calcext:value-type="float">
            <text:p>4.39</text:p>
          </table:table-cell>
          <table:table-cell table:formula="of:=100*(LN([.F128])-LN([.F127]))" office:value-type="float" office:value="9.05379857686022" calcext:value-type="float">
            <text:p>9.05</text:p>
          </table:table-cell>
          <table:table-cell table:formula="of:=100*([.F128]-MIN([$analisis.F243:$analisis.F256]))/(MAX([$analisis.E243:$analisis.E256])-MIN([$analisis.F243:$analisis.F256]))" office:value-type="float" office:value="36.6013071895425" calcext:value-type="float">
            <text:p>36.60</text:p>
          </table:table-cell>
          <table:table-cell table:formula="of:=100*([.F128]-MIN([$analisis.F227:$analisis.F256]))/(MAX([$analisis.E227:$analisis.E256])-MIN([$analisis.F227:$analisis.F256]))" office:value-type="float" office:value="40.3688524590164" calcext:value-type="float">
            <text:p>40.37</text:p>
          </table:table-cell>
          <table:table-cell table:formula="of:=([$analisis.B257]-[$analisis.B255])/[$analisis.B256] * ([$analisis.C257]-[$analisis.C255])/[$analisis.C256]" office:value-type="float" office:value="0.00973110420241864" calcext:value-type="float">
            <text:p>0.01</text:p>
          </table:table-cell>
          <table:table-cell table:formula="of:=100*(LN([.F128])-LN([.F$129]))" office:value-type="float" office:value="-1.58195389448927" calcext:value-type="float">
            <text:p>-1.58</text:p>
          </table:table-cell>
          <table:table-cell table:number-columns-repeated="7"/>
        </table:table-row>
        <table:table-row table:style-name="ro1">
          <table:table-cell table:formula="of:=[$analisis.A257]" office:value-type="string" office:string-value="2021-02-02" calcext:value-type="string">
            <text:p>2021-02-02</text:p>
          </table:table-cell>
          <table:table-cell table:formula="of:=[$analisis.C257]" office:value-type="float" office:value="9040874" calcext:value-type="float">
            <text:p>9040874</text:p>
          </table:table-cell>
          <table:table-cell table:formula="of:=[$analisis.D257]" office:value-type="float" office:value="4.75" calcext:value-type="float">
            <text:p>4.75</text:p>
          </table:table-cell>
          <table:table-cell table:formula="of:=[$analisis.F257]" office:value-type="float" office:value="4.4" calcext:value-type="float">
            <text:p>4.4</text:p>
          </table:table-cell>
          <table:table-cell table:formula="of:=[$analisis.E257]" office:value-type="float" office:value="4.81" calcext:value-type="float">
            <text:p>4.81</text:p>
          </table:table-cell>
          <table:table-cell table:formula="of:=[$analisis.B257]" office:value-type="float" office:value="4.46" calcext:value-type="float">
            <text:p>4.46</text:p>
          </table:table-cell>
          <table:table-cell table:formula="of:=100*(LN([.F129])-LN([.F128]))" office:value-type="float" office:value="1.58195389448927" calcext:value-type="float">
            <text:p>1.58</text:p>
          </table:table-cell>
          <table:table-cell table:formula="of:=100*([.F129]-MIN([$analisis.F244:$analisis.F257]))/(MAX([$analisis.E244:$analisis.E257])-MIN([$analisis.F244:$analisis.F257]))" office:value-type="float" office:value="37.4449339207049" calcext:value-type="float">
            <text:p>37.44</text:p>
          </table:table-cell>
          <table:table-cell table:formula="of:=100*([.F129]-MIN([$analisis.F228:$analisis.F257]))/(MAX([$analisis.E228:$analisis.E257])-MIN([$analisis.F228:$analisis.F257]))" office:value-type="float" office:value="41.5637860082305" calcext:value-type="float">
            <text:p>41.56</text:p>
          </table:table-cell>
          <table:table-cell table:formula="of:=([$analisis.B257]-[$analisis.B256])/[$analisis.B257] * ([$analisis.C257]-[$analisis.C256])/[$analisis.C257]" office:value-type="float" office:value="-0.00344991795512259" calcext:value-type="float">
            <text:p>0.00</text:p>
          </table:table-cell>
          <table:table-cell table:formula="of:=100*(LN([.F129])-LN([.F$129]))" office:value-type="float" office:value="0" calcext:value-type="float">
            <text:p>0.0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4" number:min-decimal-places="4" number:min-integer-digits="1"/>
    </number:number-style>
    <number:number-style style:name="N122" number:title="User-defined">
      <style:text-properties fo:color="#ff0000"/>
      <number:text>-</number:text>
      <number:number number:decimal-places="4" number:min-decimal-places="4" number:min-integer-digits="1"/>
      <style:map style:condition="value()&gt;=0" style:apply-style-name="N122P0"/>
    </number:number-style>
    <number:number-style style:name="N124P0" style:volatile="true">
      <number:number number:decimal-places="3" number:min-decimal-places="3" number:min-integer-digits="1"/>
    </number:number-style>
    <number:number-style style:name="N124" number:title="User-defined">
      <style:text-properties fo:color="#ff0000"/>
      <number:text>-</number:text>
      <number:number number:decimal-places="3" number:min-decimal-places="3" number:min-integer-digits="1"/>
      <style:map style:condition="value()&gt;=0" style:apply-style-name="N124P0"/>
    </number:number-style>
    <number:number-style style:name="N125" number:title="User-defined">
      <number:number number:decimal-places="1" number:min-decimal-places="1" number:min-integer-digits="1"/>
    </number:number-style>
    <number:number-style style:name="N126P0" style:volatile="true">
      <number:number number:decimal-places="2" number:min-decimal-places="2" number:min-integer-digits="1"/>
    </number:number-style>
    <number:number-style style:name="N126" number:title="User-defined">
      <style:text-properties fo:color="#ff0000"/>
      <number:text>-</number:text>
      <number:number number:decimal-places="2" number:min-decimal-places="2" number:min-integer-digits="1"/>
      <style:map style:condition="value()&gt;=0" style:apply-style-name="N126P0"/>
    </number:number-style>
    <number:number-style style:name="N127P0" style:volatile="true">
      <number:number number:decimal-places="1" number:min-decimal-places="1" number:min-integer-digits="1"/>
    </number:number-style>
    <number:number-style style:name="N127" number:title="User-defined">
      <style:text-properties fo:color="#ff0000"/>
      <number:text>-</number:text>
      <number:number number:decimal-places="1" number:min-decimal-places="1" number:min-integer-digits="1"/>
      <style:map style:condition="value()&gt;=0" style:apply-style-name="N127P0"/>
    </number:number-style>
    <number:number-style style:name="N128P0" style:volatile="true">
      <number:number number:decimal-places="0" number:min-decimal-places="0" number:min-integer-digits="1"/>
    </number:number-style>
    <number:number-style style:name="N128">
      <style:text-properties fo:color="#ff0000"/>
      <number:text>-</number:text>
      <number:number number:decimal-places="0" number:min-decimal-places="0" number:min-integer-digits="1"/>
      <style:map style:condition="value()&gt;=0" style:apply-style-name="N128P0"/>
    </number:number-style>
    <number:percentage-style style:name="N130P0" style:volatile="true">
      <number:number number:decimal-places="4" number:min-decimal-places="4" number:min-integer-digits="1"/>
      <number:text>%</number:text>
    </number:percentage-style>
    <number:percentage-style style:name="N130" number:title="User-defined">
      <style:text-properties fo:color="#ff0000"/>
      <number:text>-</number:text>
      <number:number number:decimal-places="4" number:min-decimal-places="4" number:min-integer-digits="1"/>
      <number:text>%</number:text>
      <style:map style:condition="value()&gt;=0" style:apply-style-name="N130P0"/>
    </number:percentage-style>
    <number:percentage-style style:name="N131P0" style:volatile="true">
      <number:number number:decimal-places="2" number:min-decimal-places="2" number:min-integer-digits="1"/>
      <number:text>%</number:text>
    </number:percentage-style>
    <number:percentage-style style:name="N131" number:title="User-defined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131P0"/>
    </number:percentage-style>
    <number:percentage-style style:name="N133P0" style:volatile="true">
      <style:text-properties fo:color="#0000ff"/>
      <number:number number:decimal-places="2" number:min-decimal-places="2" number:min-integer-digits="1"/>
      <number:text>%</number:text>
    </number:percentage-style>
    <number:percentage-style style:name="N133" number:title="User-defined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133P0"/>
    </number:percentage-style>
    <number:currency-style style:name="N135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35" number:title="User-defined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35P0"/>
    </number:currency-style>
    <number:number-style style:name="N136" number:title="User-defined">
      <number:number number:decimal-places="4" number:min-decimal-places="4" number:min-integer-digits="1" number:grouping="true"/>
    </number:number-style>
    <number:currency-style style:name="N137">
      <number:currency-symbol number:language="en" number:country="US">$</number:currency-symbol>
      <number:number number:decimal-places="2" number:min-decimal-places="2" number:min-integer-digits="1" number:grouping="true"/>
    </number:currency-style>
    <number:number-style style:name="N138">
      <number:number number:decimal-places="3" number:min-decimal-places="3" number:min-integer-digits="1" number:grouping="true"/>
    </number:number-style>
    <number:number-style style:name="N140P0" style:volatile="true">
      <number:number number:decimal-places="3" number:min-decimal-places="3" number:min-integer-digits="1" number:grouping="true"/>
      <number:text> </number:text>
    </number:number-style>
    <number:number-style style:name="N140">
      <number:text>(</number:text>
      <number:number number:decimal-places="3" number:min-decimal-places="3" number:min-integer-digits="1" number:grouping="true"/>
      <number:text>)</number:text>
      <style:map style:condition="value()&gt;=0" style:apply-style-name="N140P0"/>
    </number:number-style>
    <number:number-style style:name="N141">
      <number:number number:decimal-places="4" number:min-decimal-places="4" number:min-integer-digits="2"/>
    </number:number-style>
    <number:number-style style:name="N143P0" style:volatile="true">
      <number:number number:decimal-places="5" number:min-decimal-places="5" number:min-integer-digits="1"/>
    </number:number-style>
    <number:number-style style:name="N143">
      <style:text-properties fo:color="#ff0000"/>
      <number:text>-</number:text>
      <number:number number:decimal-places="5" number:min-decimal-places="5" number:min-integer-digits="1"/>
      <style:map style:condition="value()&gt;=0" style:apply-style-name="N143P0"/>
    </number:number-style>
    <number:number-style style:name="N145P0" style:volatile="true">
      <style:text-properties fo:color="#0000ff"/>
      <number:number number:decimal-places="3" number:min-decimal-places="3" number:min-integer-digits="1"/>
    </number:number-style>
    <number:number-style style:name="N145">
      <style:text-properties fo:color="#ff0000"/>
      <number:text>-</number:text>
      <number:number number:decimal-places="3" number:min-decimal-places="3" number:min-integer-digits="1"/>
      <style:map style:condition="value()&gt;=0" style:apply-style-name="N145P0"/>
    </number:number-style>
    <number:number-style style:name="N147P0" style:volatile="true">
      <style:text-properties fo:color="#00ff00"/>
      <number:number number:decimal-places="1" number:min-decimal-places="1" number:min-integer-digits="1"/>
    </number:number-style>
    <number:number-style style:name="N147">
      <style:text-properties fo:color="#ff0000"/>
      <number:text>-</number:text>
      <number:number number:decimal-places="1" number:min-decimal-places="1" number:min-integer-digits="1"/>
      <style:map style:condition="value()&gt;=0" style:apply-style-name="N147P0"/>
    </number:number-style>
    <number:number-style style:name="N149P0" style:volatile="true">
      <style:text-properties fo:color="#0000ff"/>
      <number:number number:decimal-places="1" number:min-decimal-places="1" number:min-integer-digits="1"/>
    </number:number-style>
    <number:number-style style:name="N149">
      <style:text-properties fo:color="#ff0000"/>
      <number:text>-</number:text>
      <number:number number:decimal-places="1" number:min-decimal-places="1" number:min-integer-digits="1"/>
      <style:map style:condition="value()&gt;=0" style:apply-style-name="N149P0"/>
    </number:number-style>
    <number:number-style style:name="N150P0" style:volatile="true">
      <style:text-properties fo:color="#0000ff"/>
      <number:number number:decimal-places="1" number:min-decimal-places="1" number:min-integer-digits="1"/>
    </number:number-style>
    <number:percentage-style style:name="N150">
      <style:text-properties fo:color="#ff0000"/>
      <number:text>-</number:text>
      <number:number number:decimal-places="1" number:min-decimal-places="1" number:min-integer-digits="1"/>
      <number:text>%</number:text>
      <style:map style:condition="value()&gt;=0" style:apply-style-name="N150P0"/>
    </number:percentage-style>
    <number:percentage-style style:name="N152P0" style:volatile="true">
      <style:text-properties fo:color="#0000ff"/>
      <number:number number:decimal-places="1" number:min-decimal-places="1" number:min-integer-digits="1"/>
      <number:text>%</number:text>
    </number:percentage-style>
    <number:percentage-style style:name="N152">
      <style:text-properties fo:color="#ff0000"/>
      <number:text>-</number:text>
      <number:number number:decimal-places="1" number:min-decimal-places="1" number:min-integer-digits="1"/>
      <number:text>%</number:text>
      <style:map style:condition="value()&gt;=0" style:apply-style-name="N152P0"/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4">00/00/0000</text:date>, <text:time style:data-style-name="N2" text:time-value="01:25:44.37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4.2$Windows_X86_64 LibreOffice_project/dcf040e67528d9187c66b2379df5ea4407429775</meta:generator>
    <dc:date>2021-02-04T02:59:54.756000000</dc:date>
    <meta:editing-duration>PT3H7M1S</meta:editing-duration>
    <meta:editing-cycles>52</meta:editing-cycles>
    <meta:document-statistic meta:table-count="3" meta:cell-count="7130" meta:object-count="4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interval-major="2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00080" draw:fill-color="#80008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92cm" svg:height="11.271cm" xlink:href=".." xlink:type="simple" chart:class="chart:bar" chart:style-name="ch1">
        <chart:legend chart:legend-position="end" svg:x="25.121cm" svg:y="4.838cm" style:legend-expansion="high" chart:style-name="ch2"/>
        <chart:plot-area chart:style-name="ch3" table:cell-range-address="graficos.A3:graficos.B129 graficos.A2:graficos.B2 graficos.G2:graficos.G129 graficos.K2:graficos.K129" chart:data-source-has-labels="both" svg:x="0.558cm" svg:y="0.225cm" svg:width="24.005cm" svg:height="10.821cm">
          <chart:coordinate-region svg:x="1.947cm" svg:y="0.225cm" svg:width="22.616cm" svg:height="8.894cm"/>
          <chart:axis chart:dimension="x" chart:name="primary-x" chart:style-name="ch4" chartooo:axis-type="auto">
            <chartooo:date-scale/>
            <chart:categories table:cell-range-address="graficos.A3:graficos.A129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graficos.B3:graficos.B129" chart:label-cell-address="graficos.B2:graficos.B2" chart:class="chart:bar">
            <chart:data-point chart:repeated="127"/>
          </chart:series>
          <chart:series chart:attached-axis="primary-y" chart:style-name="ch9" chart:values-cell-range-address="graficos.G3:graficos.G129" chart:label-cell-address="graficos.G2:graficos.G2" chart:class="chart:line">
            <chart:data-point chart:repeated="127"/>
          </chart:series>
          <chart:series chart:attached-axis="primary-y" chart:style-name="ch10" chart:values-cell-range-address="graficos.K3:graficos.K129" chart:label-cell-address="graficos.K2:graficos.K2" chart:class="chart:line">
            <chart:data-point chart:repeated="12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Volumen</text:p>
                <draw:g>
                  <svg:desc>graficos.B2:graficos.B2</svg:desc>
                </draw:g>
              </table:table-cell>
              <table:table-cell office:value-type="string">
                <text:p>%</text:p>
                <draw:g>
                  <svg:desc>graficos.G2:graficos.G2</svg:desc>
                </draw:g>
              </table:table-cell>
              <table:table-cell office:value-type="string">
                <text:p>LN(V)</text:p>
                <draw:g>
                  <svg:desc>graficos.K2:graficos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0-08-03</text:p>
                <draw:g>
                  <svg:desc>graficos.A3:graficos.A129</svg:desc>
                </draw:g>
              </table:table-cell>
              <table:table-cell office:value-type="float" office:value="2812216">
                <text:p>2812216</text:p>
                <draw:g>
                  <svg:desc>graficos.B3:graficos.B129</svg:desc>
                </draw:g>
              </table:table-cell>
              <table:table-cell office:value-type="float" office:value="NaN">
                <text:p>NaN</text:p>
                <draw:g>
                  <svg:desc>graficos.G3:graficos.G129</svg:desc>
                </draw:g>
              </table:table-cell>
              <table:table-cell office:value-type="float" office:value="-164.144702364927">
                <text:p>-164.144702364927</text:p>
                <draw:g>
                  <svg:desc>graficos.K3:graficos.K129</svg:desc>
                </draw:g>
              </table:table-cell>
            </table:table-row>
            <table:table-row>
              <table:table-cell office:value-type="string">
                <text:p>2020-08-04</text:p>
              </table:table-cell>
              <table:table-cell office:value-type="float" office:value="908514">
                <text:p>908514</text:p>
              </table:table-cell>
              <table:table-cell office:value-type="float" office:value="2.92024857410513">
                <text:p>2.92024857410513</text:p>
              </table:table-cell>
              <table:table-cell office:value-type="float" office:value="-161.224453790822">
                <text:p>-161.224453790822</text:p>
              </table:table-cell>
            </table:table-row>
            <table:table-row>
              <table:table-cell office:value-type="string">
                <text:p>2020-08-05</text:p>
              </table:table-cell>
              <table:table-cell office:value-type="float" office:value="2307363">
                <text:p>2307363</text:p>
              </table:table-cell>
              <table:table-cell office:value-type="float" office:value="8.63272382046108">
                <text:p>8.63272382046108</text:p>
              </table:table-cell>
              <table:table-cell office:value-type="float" office:value="-152.591729970361">
                <text:p>-152.591729970361</text:p>
              </table:table-cell>
            </table:table-row>
            <table:table-row>
              <table:table-cell office:value-type="string">
                <text:p>2020-08-06</text:p>
              </table:table-cell>
              <table:table-cell office:value-type="float" office:value="5006063">
                <text:p>5006063</text:p>
              </table:table-cell>
              <table:table-cell office:value-type="float" office:value="15.2986166395886">
                <text:p>15.2986166395886</text:p>
              </table:table-cell>
              <table:table-cell office:value-type="float" office:value="-137.293113330772">
                <text:p>-137.293113330772</text:p>
              </table:table-cell>
            </table:table-row>
            <table:table-row>
              <table:table-cell office:value-type="string">
                <text:p>2020-08-07</text:p>
              </table:table-cell>
              <table:table-cell office:value-type="float" office:value="2331590">
                <text:p>2331590</text:p>
              </table:table-cell>
              <table:table-cell office:value-type="float" office:value="-8.29969195709678">
                <text:p>-8.29969195709678</text:p>
              </table:table-cell>
              <table:table-cell office:value-type="float" office:value="-145.592805287869">
                <text:p>-145.592805287869</text:p>
              </table:table-cell>
            </table:table-row>
            <table:table-row>
              <table:table-cell office:value-type="string">
                <text:p>2020-08-10</text:p>
              </table:table-cell>
              <table:table-cell office:value-type="float" office:value="1115196">
                <text:p>1115196</text:p>
              </table:table-cell>
              <table:table-cell office:value-type="float" office:value="-0.96619109117369">
                <text:p>-0.96619109117369</text:p>
              </table:table-cell>
              <table:table-cell office:value-type="float" office:value="-146.558996379043">
                <text:p>-146.558996379043</text:p>
              </table:table-cell>
            </table:table-row>
            <table:table-row>
              <table:table-cell office:value-type="string">
                <text:p>2020-08-11</text:p>
              </table:table-cell>
              <table:table-cell office:value-type="float" office:value="2978429">
                <text:p>2978429</text:p>
              </table:table-cell>
              <table:table-cell office:value-type="float" office:value="7.48012130826984">
                <text:p>7.48012130826984</text:p>
              </table:table-cell>
              <table:table-cell office:value-type="float" office:value="-139.078875070773">
                <text:p>-139.078875070773</text:p>
              </table:table-cell>
            </table:table-row>
            <table:table-row>
              <table:table-cell office:value-type="string">
                <text:p>2020-08-12</text:p>
              </table:table-cell>
              <table:table-cell office:value-type="float" office:value="29459630">
                <text:p>29459630</text:p>
              </table:table-cell>
              <table:table-cell office:value-type="float" office:value="36.5643613921493">
                <text:p>36.5643613921493</text:p>
              </table:table-cell>
              <table:table-cell office:value-type="float" office:value="-102.514513678624">
                <text:p>-102.514513678624</text:p>
              </table:table-cell>
            </table:table-row>
            <table:table-row>
              <table:table-cell office:value-type="string">
                <text:p>2020-08-13</text:p>
              </table:table-cell>
              <table:table-cell office:value-type="float" office:value="5690953">
                <text:p>5690953</text:p>
              </table:table-cell>
              <table:table-cell office:value-type="float" office:value="-7.79615414697119">
                <text:p>-7.79615414697119</text:p>
              </table:table-cell>
              <table:table-cell office:value-type="float" office:value="-110.310667825595">
                <text:p>-110.310667825595</text:p>
              </table:table-cell>
            </table:table-row>
            <table:table-row>
              <table:table-cell office:value-type="string">
                <text:p>2020-08-14</text:p>
              </table:table-cell>
              <table:table-cell office:value-type="float" office:value="3061834">
                <text:p>3061834</text:p>
              </table:table-cell>
              <table:table-cell office:value-type="float" office:value="-22.652764929845">
                <text:p>-22.652764929845</text:p>
              </table:table-cell>
              <table:table-cell office:value-type="float" office:value="-132.96343275544">
                <text:p>-132.96343275544</text:p>
              </table:table-cell>
            </table:table-row>
            <table:table-row>
              <table:table-cell office:value-type="string">
                <text:p>2020-08-17</text:p>
              </table:table-cell>
              <table:table-cell office:value-type="float" office:value="11552150">
                <text:p>11552150</text:p>
              </table:table-cell>
              <table:table-cell office:value-type="float" office:value="4.95969411393722">
                <text:p>4.95969411393722</text:p>
              </table:table-cell>
              <table:table-cell office:value-type="float" office:value="-128.003738641503">
                <text:p>-128.003738641503</text:p>
              </table:table-cell>
            </table:table-row>
            <table:table-row>
              <table:table-cell office:value-type="string">
                <text:p>2020-08-18</text:p>
              </table:table-cell>
              <table:table-cell office:value-type="float" office:value="2837335">
                <text:p>2837335</text:p>
              </table:table-cell>
              <table:table-cell office:value-type="float" office:value="3.17486983145803">
                <text:p>3.17486983145803</text:p>
              </table:table-cell>
              <table:table-cell office:value-type="float" office:value="-124.828868810045">
                <text:p>-124.828868810045</text:p>
              </table:table-cell>
            </table:table-row>
            <table:table-row>
              <table:table-cell office:value-type="string">
                <text:p>2020-08-19</text:p>
              </table:table-cell>
              <table:table-cell office:value-type="float" office:value="1914864">
                <text:p>1914864</text:p>
              </table:table-cell>
              <table:table-cell office:value-type="float" office:value="0.778214044205494">
                <text:p>0.778214044205494</text:p>
              </table:table-cell>
              <table:table-cell office:value-type="float" office:value="-124.050654765839">
                <text:p>-124.050654765839</text:p>
              </table:table-cell>
            </table:table-row>
            <table:table-row>
              <table:table-cell office:value-type="string">
                <text:p>2020-08-20</text:p>
              </table:table-cell>
              <table:table-cell office:value-type="float" office:value="1173686">
                <text:p>1173686</text:p>
              </table:table-cell>
              <table:table-cell office:value-type="float" office:value="-6.40218587649311">
                <text:p>-6.40218587649311</text:p>
              </table:table-cell>
              <table:table-cell office:value-type="float" office:value="-130.452840642332">
                <text:p>-130.452840642332</text:p>
              </table:table-cell>
            </table:table-row>
            <table:table-row>
              <table:table-cell office:value-type="string">
                <text:p>2020-08-21</text:p>
              </table:table-cell>
              <table:table-cell office:value-type="float" office:value="1062182">
                <text:p>1062182</text:p>
              </table:table-cell>
              <table:table-cell office:value-type="float" office:value="-6.84027268844006">
                <text:p>-6.84027268844006</text:p>
              </table:table-cell>
              <table:table-cell office:value-type="float" office:value="-137.293113330772">
                <text:p>-137.293113330772</text:p>
              </table:table-cell>
            </table:table-row>
            <table:table-row>
              <table:table-cell office:value-type="string">
                <text:p>2020-08-24</text:p>
              </table:table-cell>
              <table:table-cell office:value-type="float" office:value="1197019">
                <text:p>1197019</text:p>
              </table:table-cell>
              <table:table-cell office:value-type="float" office:value="0.881062968215489">
                <text:p>0.881062968215489</text:p>
              </table:table-cell>
              <table:table-cell office:value-type="float" office:value="-136.412050362557">
                <text:p>-136.412050362557</text:p>
              </table:table-cell>
            </table:table-row>
            <table:table-row>
              <table:table-cell office:value-type="string">
                <text:p>2020-08-25</text:p>
              </table:table-cell>
              <table:table-cell office:value-type="float" office:value="857605">
                <text:p>857605</text:p>
              </table:table-cell>
              <table:table-cell office:value-type="float" office:value="2.59754864032607">
                <text:p>2.59754864032607</text:p>
              </table:table-cell>
              <table:table-cell office:value-type="float" office:value="-133.814501722231">
                <text:p>-133.814501722231</text:p>
              </table:table-cell>
            </table:table-row>
            <table:table-row>
              <table:table-cell office:value-type="string">
                <text:p>2020-08-26</text:p>
              </table:table-cell>
              <table:table-cell office:value-type="float" office:value="2155900">
                <text:p>2155900</text:p>
              </table:table-cell>
              <table:table-cell office:value-type="float" office:value="2.53178079842899">
                <text:p>2.53178079842899</text:p>
              </table:table-cell>
              <table:table-cell office:value-type="float" office:value="-131.282720923802">
                <text:p>-131.282720923802</text:p>
              </table:table-cell>
            </table:table-row>
            <table:table-row>
              <table:table-cell office:value-type="string">
                <text:p>2020-08-27</text:p>
              </table:table-cell>
              <table:table-cell office:value-type="float" office:value="703129">
                <text:p>703129</text:p>
              </table:table-cell>
              <table:table-cell office:value-type="float" office:value="-1.68071183163813">
                <text:p>-1.68071183163813</text:p>
              </table:table-cell>
              <table:table-cell office:value-type="float" office:value="-132.96343275544">
                <text:p>-132.96343275544</text:p>
              </table:table-cell>
            </table:table-row>
            <table:table-row>
              <table:table-cell office:value-type="string">
                <text:p>2020-08-28</text:p>
              </table:table-cell>
              <table:table-cell office:value-type="float" office:value="601561">
                <text:p>601561</text:p>
              </table:table-cell>
              <table:table-cell office:value-type="float" office:value="4.95969411393722">
                <text:p>4.95969411393722</text:p>
              </table:table-cell>
              <table:table-cell office:value-type="float" office:value="-128.003738641503">
                <text:p>-128.003738641503</text:p>
              </table:table-cell>
            </table:table-row>
            <table:table-row>
              <table:table-cell office:value-type="string">
                <text:p>2020-08-31</text:p>
              </table:table-cell>
              <table:table-cell office:value-type="float" office:value="807883">
                <text:p>807883</text:p>
              </table:table-cell>
              <table:table-cell office:value-type="float" office:value="-3.27898228229909">
                <text:p>-3.27898228229909</text:p>
              </table:table-cell>
              <table:table-cell office:value-type="float" office:value="-131.282720923802">
                <text:p>-131.282720923802</text:p>
              </table:table-cell>
            </table:table-row>
            <table:table-row>
              <table:table-cell office:value-type="string">
                <text:p>2020-09-01</text:p>
              </table:table-cell>
              <table:table-cell office:value-type="float" office:value="567886">
                <text:p>567886</text:p>
              </table:table-cell>
              <table:table-cell office:value-type="float" office:value="-5.12932943875506">
                <text:p>-5.12932943875506</text:p>
              </table:table-cell>
              <table:table-cell office:value-type="float" office:value="-136.412050362557">
                <text:p>-136.412050362557</text:p>
              </table:table-cell>
            </table:table-row>
            <table:table-row>
              <table:table-cell office:value-type="string">
                <text:p>2020-09-02</text:p>
              </table:table-cell>
              <table:table-cell office:value-type="float" office:value="1120054">
                <text:p>1120054</text:p>
              </table:table-cell>
              <table:table-cell office:value-type="float" office:value="-6.33696139325891">
                <text:p>-6.33696139325891</text:p>
              </table:table-cell>
              <table:table-cell office:value-type="float" office:value="-142.749011755816">
                <text:p>-142.749011755816</text:p>
              </table:table-cell>
            </table:table-row>
            <table:table-row>
              <table:table-cell office:value-type="string">
                <text:p>2020-09-03</text:p>
              </table:table-cell>
              <table:table-cell office:value-type="float" office:value="693975">
                <text:p>693975</text:p>
              </table:table-cell>
              <table:table-cell office:value-type="float" office:value="0.930239266231353">
                <text:p>0.930239266231353</text:p>
              </table:table-cell>
              <table:table-cell office:value-type="float" office:value="-141.818772489584">
                <text:p>-141.818772489584</text:p>
              </table:table-cell>
            </table:table-row>
            <table:table-row>
              <table:table-cell office:value-type="string">
                <text:p>2020-09-04</text:p>
              </table:table-cell>
              <table:table-cell office:value-type="float" office:value="1014421">
                <text:p>1014421</text:p>
              </table:table-cell>
              <table:table-cell office:value-type="float" office:value="-5.71584138399487">
                <text:p>-5.71584138399487</text:p>
              </table:table-cell>
              <table:table-cell office:value-type="float" office:value="-147.534613873579">
                <text:p>-147.534613873579</text:p>
              </table:table-cell>
            </table:table-row>
            <table:table-row>
              <table:table-cell office:value-type="string">
                <text:p>2020-09-08</text:p>
              </table:table-cell>
              <table:table-cell office:value-type="float" office:value="487931">
                <text:p>487931</text:p>
              </table:table-cell>
              <table:table-cell office:value-type="float" office:value="3.84662808277961">
                <text:p>3.84662808277961</text:p>
              </table:table-cell>
              <table:table-cell office:value-type="float" office:value="-143.6879857908">
                <text:p>-143.6879857908</text:p>
              </table:table-cell>
            </table:table-row>
            <table:table-row>
              <table:table-cell office:value-type="string">
                <text:p>2020-09-09</text:p>
              </table:table-cell>
              <table:table-cell office:value-type="float" office:value="370206">
                <text:p>370206</text:p>
              </table:table-cell>
              <table:table-cell office:value-type="float" office:value="-2.87101058824314">
                <text:p>-2.87101058824314</text:p>
              </table:table-cell>
              <table:table-cell office:value-type="float" office:value="-146.558996379043">
                <text:p>-146.558996379043</text:p>
              </table:table-cell>
            </table:table-row>
            <table:table-row>
              <table:table-cell office:value-type="string">
                <text:p>2020-09-10</text:p>
              </table:table-cell>
              <table:table-cell office:value-type="float" office:value="387135">
                <text:p>387135</text:p>
              </table:table-cell>
              <table:table-cell office:value-type="float" office:value="-6.0018009726253">
                <text:p>-6.0018009726253</text:p>
              </table:table-cell>
              <table:table-cell office:value-type="float" office:value="-152.560797351668">
                <text:p>-152.560797351668</text:p>
              </table:table-cell>
            </table:table-row>
            <table:table-row>
              <table:table-cell office:value-type="string">
                <text:p>2020-09-11</text:p>
              </table:table-cell>
              <table:table-cell office:value-type="float" office:value="583866">
                <text:p>583866</text:p>
              </table:table-cell>
              <table:table-cell office:value-type="float" office:value="-3.66425960560273">
                <text:p>-3.66425960560273</text:p>
              </table:table-cell>
              <table:table-cell office:value-type="float" office:value="-156.225056957271">
                <text:p>-156.225056957271</text:p>
              </table:table-cell>
            </table:table-row>
            <table:table-row>
              <table:table-cell office:value-type="string">
                <text:p>2020-09-14</text:p>
              </table:table-cell>
              <table:table-cell office:value-type="float" office:value="1146837">
                <text:p>1146837</text:p>
              </table:table-cell>
              <table:table-cell office:value-type="float" office:value="-2.7318772078756">
                <text:p>-2.7318772078756</text:p>
              </table:table-cell>
              <table:table-cell office:value-type="float" office:value="-158.956934165146">
                <text:p>-158.956934165146</text:p>
              </table:table-cell>
            </table:table-row>
            <table:table-row>
              <table:table-cell office:value-type="string">
                <text:p>2020-09-15</text:p>
              </table:table-cell>
              <table:table-cell office:value-type="float" office:value="627069">
                <text:p>627069</text:p>
              </table:table-cell>
              <table:table-cell office:value-type="float" office:value="-7.99328115252859">
                <text:p>-7.99328115252859</text:p>
              </table:table-cell>
              <table:table-cell office:value-type="float" office:value="-166.950215317675">
                <text:p>-166.950215317675</text:p>
              </table:table-cell>
            </table:table-row>
            <table:table-row>
              <table:table-cell office:value-type="string">
                <text:p>2020-09-16</text:p>
              </table:table-cell>
              <table:table-cell office:value-type="float" office:value="1057269">
                <text:p>1057269</text:p>
              </table:table-cell>
              <table:table-cell office:value-type="float" office:value="4.58379649093504">
                <text:p>4.58379649093504</text:p>
              </table:table-cell>
              <table:table-cell office:value-type="float" office:value="-162.36641882674">
                <text:p>-162.36641882674</text:p>
              </table:table-cell>
            </table:table-row>
            <table:table-row>
              <table:table-cell office:value-type="string">
                <text:p>2020-09-17</text:p>
              </table:table-cell>
              <table:table-cell office:value-type="float" office:value="1302892">
                <text:p>1302892</text:p>
              </table:table-cell>
              <table:table-cell office:value-type="float" office:value="-0.387376581031826">
                <text:p>-0.387376581031826</text:p>
              </table:table-cell>
              <table:table-cell office:value-type="float" office:value="-162.753795407772">
                <text:p>-162.753795407772</text:p>
              </table:table-cell>
            </table:table-row>
            <table:table-row>
              <table:table-cell office:value-type="string">
                <text:p>2020-09-18</text:p>
              </table:table-cell>
              <table:table-cell office:value-type="float" office:value="1992334">
                <text:p>1992334</text:p>
              </table:table-cell>
              <table:table-cell office:value-type="float" office:value="4.80288394276724">
                <text:p>4.80288394276724</text:p>
              </table:table-cell>
              <table:table-cell office:value-type="float" office:value="-157.950911465005">
                <text:p>-157.950911465005</text:p>
              </table:table-cell>
            </table:table-row>
            <table:table-row>
              <table:table-cell office:value-type="string">
                <text:p>2020-09-21</text:p>
              </table:table-cell>
              <table:table-cell office:value-type="float" office:value="908788">
                <text:p>908788</text:p>
              </table:table-cell>
              <table:table-cell office:value-type="float" office:value="-1.04999324058869">
                <text:p>-1.04999324058869</text:p>
              </table:table-cell>
              <table:table-cell office:value-type="float" office:value="-159.000904705593">
                <text:p>-159.000904705593</text:p>
              </table:table-cell>
            </table:table-row>
            <table:table-row>
              <table:table-cell office:value-type="string">
                <text:p>2020-09-22</text:p>
              </table:table-cell>
              <table:table-cell office:value-type="float" office:value="408594">
                <text:p>408594</text:p>
              </table:table-cell>
              <table:table-cell office:value-type="float" office:value="-3.97002123717347">
                <text:p>-3.97002123717347</text:p>
              </table:table-cell>
              <table:table-cell office:value-type="float" office:value="-162.970925942767">
                <text:p>-162.970925942767</text:p>
              </table:table-cell>
            </table:table-row>
            <table:table-row>
              <table:table-cell office:value-type="string">
                <text:p>2020-09-23</text:p>
              </table:table-cell>
              <table:table-cell office:value-type="float" office:value="4800487">
                <text:p>4800487</text:p>
              </table:table-cell>
              <table:table-cell office:value-type="float" office:value="4.02498139244535">
                <text:p>4.02498139244535</text:p>
              </table:table-cell>
              <table:table-cell office:value-type="float" office:value="-158.945944550321">
                <text:p>-158.945944550321</text:p>
              </table:table-cell>
            </table:table-row>
            <table:table-row>
              <table:table-cell office:value-type="string">
                <text:p>2020-09-24</text:p>
              </table:table-cell>
              <table:table-cell office:value-type="float" office:value="8889428">
                <text:p>8889428</text:p>
              </table:table-cell>
              <table:table-cell office:value-type="float" office:value="8.12254399225858">
                <text:p>8.12254399225858</text:p>
              </table:table-cell>
              <table:table-cell office:value-type="float" office:value="-150.823400558063">
                <text:p>-150.823400558063</text:p>
              </table:table-cell>
            </table:table-row>
            <table:table-row>
              <table:table-cell office:value-type="string">
                <text:p>2020-09-25</text:p>
              </table:table-cell>
              <table:table-cell office:value-type="float" office:value="8712685">
                <text:p>8712685</text:p>
              </table:table-cell>
              <table:table-cell office:value-type="float" office:value="6.18754037180875">
                <text:p>6.18754037180875</text:p>
              </table:table-cell>
              <table:table-cell office:value-type="float" office:value="-144.635860186254">
                <text:p>-144.635860186254</text:p>
              </table:table-cell>
            </table:table-row>
            <table:table-row>
              <table:table-cell office:value-type="string">
                <text:p>2020-09-28</text:p>
              </table:table-cell>
              <table:table-cell office:value-type="float" office:value="2343622">
                <text:p>2343622</text:p>
              </table:table-cell>
              <table:table-cell office:value-type="float" office:value="-5.12932943875505">
                <text:p>-5.12932943875505</text:p>
              </table:table-cell>
              <table:table-cell office:value-type="float" office:value="-149.765189625009">
                <text:p>-149.765189625009</text:p>
              </table:table-cell>
            </table:table-row>
            <table:table-row>
              <table:table-cell office:value-type="string">
                <text:p>2020-09-29</text:p>
              </table:table-cell>
              <table:table-cell office:value-type="float" office:value="1051298">
                <text:p>1051298</text:p>
              </table:table-cell>
              <table:table-cell office:value-type="float" office:value="1.24534610712866">
                <text:p>1.24534610712866</text:p>
              </table:table-cell>
              <table:table-cell office:value-type="float" office:value="-148.51984351788">
                <text:p>-148.51984351788</text:p>
              </table:table-cell>
            </table:table-row>
            <table:table-row>
              <table:table-cell office:value-type="string">
                <text:p>2020-09-30</text:p>
              </table:table-cell>
              <table:table-cell office:value-type="float" office:value="1122794">
                <text:p>1122794</text:p>
              </table:table-cell>
              <table:table-cell office:value-type="float" office:value="0">
                <text:p>0</text:p>
              </table:table-cell>
              <table:table-cell office:value-type="float" office:value="-148.51984351788">
                <text:p>-148.51984351788</text:p>
              </table:table-cell>
            </table:table-row>
            <table:table-row>
              <table:table-cell office:value-type="string">
                <text:p>2020-10-01</text:p>
              </table:table-cell>
              <table:table-cell office:value-type="float" office:value="3220608">
                <text:p>3220608</text:p>
              </table:table-cell>
              <table:table-cell office:value-type="float" office:value="2.92703823001132">
                <text:p>2.92703823001132</text:p>
              </table:table-cell>
              <table:table-cell office:value-type="float" office:value="-145.592805287869">
                <text:p>-145.592805287869</text:p>
              </table:table-cell>
            </table:table-row>
            <table:table-row>
              <table:table-cell office:value-type="string">
                <text:p>2020-10-02</text:p>
              </table:table-cell>
              <table:table-cell office:value-type="float" office:value="1972097">
                <text:p>1972097</text:p>
              </table:table-cell>
              <table:table-cell office:value-type="float" office:value="0.956945101615071">
                <text:p>0.956945101615071</text:p>
              </table:table-cell>
              <table:table-cell office:value-type="float" office:value="-144.635860186254">
                <text:p>-144.635860186254</text:p>
              </table:table-cell>
            </table:table-row>
            <table:table-row>
              <table:table-cell office:value-type="string">
                <text:p>2020-10-05</text:p>
              </table:table-cell>
              <table:table-cell office:value-type="float" office:value="27502350">
                <text:p>27502350</text:p>
              </table:table-cell>
              <table:table-cell office:value-type="float" office:value="22.1236973043628">
                <text:p>22.1236973043628</text:p>
              </table:table-cell>
              <table:table-cell office:value-type="float" office:value="-122.512162881891">
                <text:p>-122.512162881891</text:p>
              </table:table-cell>
            </table:table-row>
            <table:table-row>
              <table:table-cell office:value-type="string">
                <text:p>2020-10-06</text:p>
              </table:table-cell>
              <table:table-cell office:value-type="float" office:value="155763400">
                <text:p>155763400</text:p>
              </table:table-cell>
              <table:table-cell office:value-type="float" office:value="50.9297739587938">
                <text:p>50.9297739587938</text:p>
              </table:table-cell>
              <table:table-cell office:value-type="float" office:value="-71.5823889230975">
                <text:p>-71.5823889230975</text:p>
              </table:table-cell>
            </table:table-row>
            <table:table-row>
              <table:table-cell office:value-type="string">
                <text:p>2020-10-07</text:p>
              </table:table-cell>
              <table:table-cell office:value-type="float" office:value="165484500">
                <text:p>165484500</text:p>
              </table:table-cell>
              <table:table-cell office:value-type="float" office:value="31.2598423716315">
                <text:p>31.2598423716315</text:p>
              </table:table-cell>
              <table:table-cell office:value-type="float" office:value="-40.322546551466">
                <text:p>-40.322546551466</text:p>
              </table:table-cell>
            </table:table-row>
            <table:table-row>
              <table:table-cell office:value-type="string">
                <text:p>2020-10-08</text:p>
              </table:table-cell>
              <table:table-cell office:value-type="float" office:value="25671160">
                <text:p>25671160</text:p>
              </table:table-cell>
              <table:table-cell office:value-type="float" office:value="-42.4093927941658">
                <text:p>-42.4093927941658</text:p>
              </table:table-cell>
              <table:table-cell office:value-type="float" office:value="-82.7319393456317">
                <text:p>-82.7319393456317</text:p>
              </table:table-cell>
            </table:table-row>
            <table:table-row>
              <table:table-cell office:value-type="string">
                <text:p>2020-10-09</text:p>
              </table:table-cell>
              <table:table-cell office:value-type="float" office:value="46181470">
                <text:p>46181470</text:p>
              </table:table-cell>
              <table:table-cell office:value-type="float" office:value="26.8263986594679">
                <text:p>26.8263986594679</text:p>
              </table:table-cell>
              <table:table-cell office:value-type="float" office:value="-55.9055406861638">
                <text:p>-55.9055406861638</text:p>
              </table:table-cell>
            </table:table-row>
            <table:table-row>
              <table:table-cell office:value-type="string">
                <text:p>2020-10-12</text:p>
              </table:table-cell>
              <table:table-cell office:value-type="float" office:value="11276760">
                <text:p>11276760</text:p>
              </table:table-cell>
              <table:table-cell office:value-type="float" office:value="-15.2191815341925">
                <text:p>-15.2191815341925</text:p>
              </table:table-cell>
              <table:table-cell office:value-type="float" office:value="-71.1247222203563">
                <text:p>-71.1247222203563</text:p>
              </table:table-cell>
            </table:table-row>
            <table:table-row>
              <table:table-cell office:value-type="string">
                <text:p>2020-10-13</text:p>
              </table:table-cell>
              <table:table-cell office:value-type="float" office:value="13148790">
                <text:p>13148790</text:p>
              </table:table-cell>
              <table:table-cell office:value-type="float" office:value="4.90075791066945">
                <text:p>4.90075791066945</text:p>
              </table:table-cell>
              <table:table-cell office:value-type="float" office:value="-66.2239643096869">
                <text:p>-66.2239643096869</text:p>
              </table:table-cell>
            </table:table-row>
            <table:table-row>
              <table:table-cell office:value-type="string">
                <text:p>2020-10-14</text:p>
              </table:table-cell>
              <table:table-cell office:value-type="float" office:value="5118852">
                <text:p>5118852</text:p>
              </table:table-cell>
              <table:table-cell office:value-type="float" office:value="-6.74412807955325">
                <text:p>-6.74412807955325</text:p>
              </table:table-cell>
              <table:table-cell office:value-type="float" office:value="-72.9680923892401">
                <text:p>-72.9680923892401</text:p>
              </table:table-cell>
            </table:table-row>
            <table:table-row>
              <table:table-cell office:value-type="string">
                <text:p>2020-10-15</text:p>
              </table:table-cell>
              <table:table-cell office:value-type="float" office:value="17544970">
                <text:p>17544970</text:p>
              </table:table-cell>
              <table:table-cell office:value-type="float" office:value="13.8750308500314">
                <text:p>13.8750308500314</text:p>
              </table:table-cell>
              <table:table-cell office:value-type="float" office:value="-59.0930615392087">
                <text:p>-59.0930615392087</text:p>
              </table:table-cell>
            </table:table-row>
            <table:table-row>
              <table:table-cell office:value-type="string">
                <text:p>2020-10-16</text:p>
              </table:table-cell>
              <table:table-cell office:value-type="float" office:value="14787750">
                <text:p>14787750</text:p>
              </table:table-cell>
              <table:table-cell office:value-type="float" office:value="-7.1309027704782">
                <text:p>-7.1309027704782</text:p>
              </table:table-cell>
              <table:table-cell office:value-type="float" office:value="-66.2239643096869">
                <text:p>-66.2239643096869</text:p>
              </table:table-cell>
            </table:table-row>
            <table:table-row>
              <table:table-cell office:value-type="string">
                <text:p>2020-10-19</text:p>
              </table:table-cell>
              <table:table-cell office:value-type="float" office:value="5537263">
                <text:p>5537263</text:p>
              </table:table-cell>
              <table:table-cell office:value-type="float" office:value="-2.19789067187751">
                <text:p>-2.19789067187751</text:p>
              </table:table-cell>
              <table:table-cell office:value-type="float" office:value="-68.4218549815644">
                <text:p>-68.4218549815644</text:p>
              </table:table-cell>
            </table:table-row>
            <table:table-row>
              <table:table-cell office:value-type="string">
                <text:p>2020-10-20</text:p>
              </table:table-cell>
              <table:table-cell office:value-type="float" office:value="3859808">
                <text:p>3859808</text:p>
              </table:table-cell>
              <table:table-cell office:value-type="float" office:value="-2.70286723879194">
                <text:p>-2.70286723879194</text:p>
              </table:table-cell>
              <table:table-cell office:value-type="float" office:value="-71.1247222203563">
                <text:p>-71.1247222203563</text:p>
              </table:table-cell>
            </table:table-row>
            <table:table-row>
              <table:table-cell office:value-type="string">
                <text:p>2020-10-21</text:p>
              </table:table-cell>
              <table:table-cell office:value-type="float" office:value="3036858">
                <text:p>3036858</text:p>
              </table:table-cell>
              <table:table-cell office:value-type="float" office:value="-5.63529365511317">
                <text:p>-5.63529365511317</text:p>
              </table:table-cell>
              <table:table-cell office:value-type="float" office:value="-76.7600158754695">
                <text:p>-76.7600158754695</text:p>
              </table:table-cell>
            </table:table-row>
            <table:table-row>
              <table:table-cell office:value-type="string">
                <text:p>2020-10-22</text:p>
              </table:table-cell>
              <table:table-cell office:value-type="float" office:value="6079064">
                <text:p>6079064</text:p>
              </table:table-cell>
              <table:table-cell office:value-type="float" office:value="4.25596144187961">
                <text:p>4.25596144187961</text:p>
              </table:table-cell>
              <table:table-cell office:value-type="float" office:value="-72.5040544335899">
                <text:p>-72.5040544335899</text:p>
              </table:table-cell>
            </table:table-row>
            <table:table-row>
              <table:table-cell office:value-type="string">
                <text:p>2020-10-23</text:p>
              </table:table-cell>
              <table:table-cell office:value-type="float" office:value="2262550">
                <text:p>2262550</text:p>
              </table:table-cell>
              <table:table-cell office:value-type="float" office:value="-0.231749814036275">
                <text:p>-0.231749814036275</text:p>
              </table:table-cell>
              <table:table-cell office:value-type="float" office:value="-72.7358042476262">
                <text:p>-72.7358042476262</text:p>
              </table:table-cell>
            </table:table-row>
            <table:table-row>
              <table:table-cell office:value-type="string">
                <text:p>2020-10-26</text:p>
              </table:table-cell>
              <table:table-cell office:value-type="float" office:value="2936718">
                <text:p>2936718</text:p>
              </table:table-cell>
              <table:table-cell office:value-type="float" office:value="-7.46435429957657">
                <text:p>-7.46435429957657</text:p>
              </table:table-cell>
              <table:table-cell office:value-type="float" office:value="-80.2001585472027">
                <text:p>-80.2001585472027</text:p>
              </table:table-cell>
            </table:table-row>
            <table:table-row>
              <table:table-cell office:value-type="string">
                <text:p>2020-10-27</text:p>
              </table:table-cell>
              <table:table-cell office:value-type="float" office:value="17087420">
                <text:p>17087420</text:p>
              </table:table-cell>
              <table:table-cell office:value-type="float" office:value="-5.65703514883943">
                <text:p>-5.65703514883943</text:p>
              </table:table-cell>
              <table:table-cell office:value-type="float" office:value="-85.8571936960422">
                <text:p>-85.8571936960422</text:p>
              </table:table-cell>
            </table:table-row>
            <table:table-row>
              <table:table-cell office:value-type="string">
                <text:p>2020-10-28</text:p>
              </table:table-cell>
              <table:table-cell office:value-type="float" office:value="2873303">
                <text:p>2873303</text:p>
              </table:table-cell>
              <table:table-cell office:value-type="float" office:value="-3.7740327982847">
                <text:p>-3.7740327982847</text:p>
              </table:table-cell>
              <table:table-cell office:value-type="float" office:value="-89.6312264943269">
                <text:p>-89.6312264943269</text:p>
              </table:table-cell>
            </table:table-row>
            <table:table-row>
              <table:table-cell office:value-type="string">
                <text:p>2020-10-29</text:p>
              </table:table-cell>
              <table:table-cell office:value-type="float" office:value="3871802">
                <text:p>3871802</text:p>
              </table:table-cell>
              <table:table-cell office:value-type="float" office:value="0">
                <text:p>0</text:p>
              </table:table-cell>
              <table:table-cell office:value-type="float" office:value="-89.6312264943269">
                <text:p>-89.6312264943269</text:p>
              </table:table-cell>
            </table:table-row>
            <table:table-row>
              <table:table-cell office:value-type="string">
                <text:p>2020-10-30</text:p>
              </table:table-cell>
              <table:table-cell office:value-type="float" office:value="2236601">
                <text:p>2236601</text:p>
              </table:table-cell>
              <table:table-cell office:value-type="float" office:value="-7.41079721537219">
                <text:p>-7.41079721537219</text:p>
              </table:table-cell>
              <table:table-cell office:value-type="float" office:value="-97.0420237096991">
                <text:p>-97.0420237096991</text:p>
              </table:table-cell>
            </table:table-row>
            <table:table-row>
              <table:table-cell office:value-type="string">
                <text:p>2020-11-02</text:p>
              </table:table-cell>
              <table:table-cell office:value-type="float" office:value="2739568">
                <text:p>2739568</text:p>
              </table:table-cell>
              <table:table-cell office:value-type="float" office:value="2.33928795747055">
                <text:p>2.33928795747055</text:p>
              </table:table-cell>
              <table:table-cell office:value-type="float" office:value="-94.7027357522285">
                <text:p>-94.7027357522285</text:p>
              </table:table-cell>
            </table:table-row>
            <table:table-row>
              <table:table-cell office:value-type="string">
                <text:p>2020-11-03</text:p>
              </table:table-cell>
              <table:table-cell office:value-type="float" office:value="2283954">
                <text:p>2283954</text:p>
              </table:table-cell>
              <table:table-cell office:value-type="float" office:value="-0.579711768432589">
                <text:p>-0.579711768432589</text:p>
              </table:table-cell>
              <table:table-cell office:value-type="float" office:value="-95.2824475206611">
                <text:p>-95.2824475206611</text:p>
              </table:table-cell>
            </table:table-row>
            <table:table-row>
              <table:table-cell office:value-type="string">
                <text:p>2020-11-04</text:p>
              </table:table-cell>
              <table:table-cell office:value-type="float" office:value="1433235">
                <text:p>1433235</text:p>
              </table:table-cell>
              <table:table-cell office:value-type="float" office:value="-2.35304974101942">
                <text:p>-2.35304974101942</text:p>
              </table:table-cell>
              <table:table-cell office:value-type="float" office:value="-97.6354972616805">
                <text:p>-97.6354972616805</text:p>
              </table:table-cell>
            </table:table-row>
            <table:table-row>
              <table:table-cell office:value-type="string">
                <text:p>2020-11-05</text:p>
              </table:table-cell>
              <table:table-cell office:value-type="float" office:value="4094226">
                <text:p>4094226</text:p>
              </table:table-cell>
              <table:table-cell office:value-type="float" office:value="3.50913198112701">
                <text:p>3.50913198112701</text:p>
              </table:table-cell>
              <table:table-cell office:value-type="float" office:value="-94.1263652805535">
                <text:p>-94.1263652805535</text:p>
              </table:table-cell>
            </table:table-row>
            <table:table-row>
              <table:table-cell office:value-type="string">
                <text:p>2020-11-06</text:p>
              </table:table-cell>
              <table:table-cell office:value-type="float" office:value="2586907">
                <text:p>2586907</text:p>
              </table:table-cell>
              <table:table-cell office:value-type="float" office:value="-3.50913198112701">
                <text:p>-3.50913198112701</text:p>
              </table:table-cell>
              <table:table-cell office:value-type="float" office:value="-97.6354972616805">
                <text:p>-97.6354972616805</text:p>
              </table:table-cell>
            </table:table-row>
            <table:table-row>
              <table:table-cell office:value-type="string">
                <text:p>2020-11-09</text:p>
              </table:table-cell>
              <table:table-cell office:value-type="float" office:value="4068942">
                <text:p>4068942</text:p>
              </table:table-cell>
              <table:table-cell office:value-type="float" office:value="0">
                <text:p>0</text:p>
              </table:table-cell>
              <table:table-cell office:value-type="float" office:value="-97.6354972616805">
                <text:p>-97.6354972616805</text:p>
              </table:table-cell>
            </table:table-row>
            <table:table-row>
              <table:table-cell office:value-type="string">
                <text:p>2020-11-10</text:p>
              </table:table-cell>
              <table:table-cell office:value-type="float" office:value="1960591">
                <text:p>1960591</text:p>
              </table:table-cell>
              <table:table-cell office:value-type="float" office:value="-1.80185055026784">
                <text:p>-1.80185055026784</text:p>
              </table:table-cell>
              <table:table-cell office:value-type="float" office:value="-99.4373478119484">
                <text:p>-99.4373478119484</text:p>
              </table:table-cell>
            </table:table-row>
            <table:table-row>
              <table:table-cell office:value-type="string">
                <text:p>2020-11-11</text:p>
              </table:table-cell>
              <table:table-cell office:value-type="float" office:value="868875">
                <text:p>868875</text:p>
              </table:table-cell>
              <table:table-cell office:value-type="float" office:value="0.604231445596271">
                <text:p>0.604231445596271</text:p>
              </table:table-cell>
              <table:table-cell office:value-type="float" office:value="-98.8331163663521">
                <text:p>-98.8331163663521</text:p>
              </table:table-cell>
            </table:table-row>
            <table:table-row>
              <table:table-cell office:value-type="string">
                <text:p>2020-11-12</text:p>
              </table:table-cell>
              <table:table-cell office:value-type="float" office:value="2349432">
                <text:p>2349432</text:p>
              </table:table-cell>
              <table:table-cell office:value-type="float" office:value="-3.68139731227163">
                <text:p>-3.68139731227163</text:p>
              </table:table-cell>
              <table:table-cell office:value-type="float" office:value="-102.514513678624">
                <text:p>-102.514513678624</text:p>
              </table:table-cell>
            </table:table-row>
            <table:table-row>
              <table:table-cell office:value-type="string">
                <text:p>2020-11-13</text:p>
              </table:table-cell>
              <table:table-cell office:value-type="float" office:value="2763638">
                <text:p>2763638</text:p>
              </table:table-cell>
              <table:table-cell office:value-type="float" office:value="5.47248996892465">
                <text:p>5.47248996892465</text:p>
              </table:table-cell>
              <table:table-cell office:value-type="float" office:value="-97.0420237096991">
                <text:p>-97.0420237096991</text:p>
              </table:table-cell>
            </table:table-row>
            <table:table-row>
              <table:table-cell office:value-type="string">
                <text:p>2020-11-16</text:p>
              </table:table-cell>
              <table:table-cell office:value-type="float" office:value="12176750">
                <text:p>12176750</text:p>
              </table:table-cell>
              <table:table-cell office:value-type="float" office:value="5.74870909176816">
                <text:p>5.74870909176816</text:p>
              </table:table-cell>
              <table:table-cell office:value-type="float" office:value="-91.2933146179309">
                <text:p>-91.2933146179309</text:p>
              </table:table-cell>
            </table:table-row>
            <table:table-row>
              <table:table-cell office:value-type="string">
                <text:p>2020-11-17</text:p>
              </table:table-cell>
              <table:table-cell office:value-type="float" office:value="14968450">
                <text:p>14968450</text:p>
              </table:table-cell>
              <table:table-cell office:value-type="float" office:value="9.58179228972335">
                <text:p>9.58179228972335</text:p>
              </table:table-cell>
              <table:table-cell office:value-type="float" office:value="-81.7115223282076">
                <text:p>-81.7115223282076</text:p>
              </table:table-cell>
            </table:table-row>
            <table:table-row>
              <table:table-cell office:value-type="string">
                <text:p>2020-11-18</text:p>
              </table:table-cell>
              <table:table-cell office:value-type="float" office:value="3968959">
                <text:p>3968959</text:p>
              </table:table-cell>
              <table:table-cell office:value-type="float" office:value="-4.14567136783461">
                <text:p>-4.14567136783461</text:p>
              </table:table-cell>
              <table:table-cell office:value-type="float" office:value="-85.8571936960422">
                <text:p>-85.8571936960422</text:p>
              </table:table-cell>
            </table:table-row>
            <table:table-row>
              <table:table-cell office:value-type="string">
                <text:p>2020-11-19</text:p>
              </table:table-cell>
              <table:table-cell office:value-type="float" office:value="7348612">
                <text:p>7348612</text:p>
              </table:table-cell>
              <table:table-cell office:value-type="float" office:value="6.65206823415624">
                <text:p>6.65206823415624</text:p>
              </table:table-cell>
              <table:table-cell office:value-type="float" office:value="-79.2051254618859">
                <text:p>-79.2051254618859</text:p>
              </table:table-cell>
            </table:table-row>
            <table:table-row>
              <table:table-cell office:value-type="string">
                <text:p>2020-11-20</text:p>
              </table:table-cell>
              <table:table-cell office:value-type="float" office:value="13051030">
                <text:p>13051030</text:p>
              </table:table-cell>
              <table:table-cell office:value-type="float" office:value="8.0804032415296">
                <text:p>8.0804032415296</text:p>
              </table:table-cell>
              <table:table-cell office:value-type="float" office:value="-71.1247222203563">
                <text:p>-71.1247222203563</text:p>
              </table:table-cell>
            </table:table-row>
            <table:table-row>
              <table:table-cell office:value-type="string">
                <text:p>2020-11-23</text:p>
              </table:table-cell>
              <table:table-cell office:value-type="float" office:value="14785250">
                <text:p>14785250</text:p>
              </table:table-cell>
              <table:table-cell office:value-type="float" office:value="-0.917437627604123">
                <text:p>-0.917437627604123</text:p>
              </table:table-cell>
              <table:table-cell office:value-type="float" office:value="-72.0421598479605">
                <text:p>-72.0421598479605</text:p>
              </table:table-cell>
            </table:table-row>
            <table:table-row>
              <table:table-cell office:value-type="string">
                <text:p>2020-11-24</text:p>
              </table:table-cell>
              <table:table-cell office:value-type="float" office:value="58349950">
                <text:p>58349950</text:p>
              </table:table-cell>
              <table:table-cell office:value-type="float" office:value="33.052966383441">
                <text:p>33.052966383441</text:p>
              </table:table-cell>
              <table:table-cell office:value-type="float" office:value="-38.9891934645194">
                <text:p>-38.9891934645194</text:p>
              </table:table-cell>
            </table:table-row>
            <table:table-row>
              <table:table-cell office:value-type="string">
                <text:p>2020-11-25</text:p>
              </table:table-cell>
              <table:table-cell office:value-type="float" office:value="10408870">
                <text:p>10408870</text:p>
              </table:table-cell>
              <table:table-cell office:value-type="float" office:value="4.53151962120424">
                <text:p>4.53151962120424</text:p>
              </table:table-cell>
              <table:table-cell office:value-type="float" office:value="-34.4576738433152">
                <text:p>-34.4576738433152</text:p>
              </table:table-cell>
            </table:table-row>
            <table:table-row>
              <table:table-cell office:value-type="string">
                <text:p>2020-11-27</text:p>
              </table:table-cell>
              <table:table-cell office:value-type="float" office:value="3546284">
                <text:p>3546284</text:p>
              </table:table-cell>
              <table:table-cell office:value-type="float" office:value="-3.54304369795004">
                <text:p>-3.54304369795004</text:p>
              </table:table-cell>
              <table:table-cell office:value-type="float" office:value="-38.0007175412652">
                <text:p>-38.0007175412652</text:p>
              </table:table-cell>
            </table:table-row>
            <table:table-row>
              <table:table-cell office:value-type="string">
                <text:p>2020-11-30</text:p>
              </table:table-cell>
              <table:table-cell office:value-type="float" office:value="5166259">
                <text:p>5166259</text:p>
              </table:table-cell>
              <table:table-cell office:value-type="float" office:value="-5.73512964714658">
                <text:p>-5.73512964714658</text:p>
              </table:table-cell>
              <table:table-cell office:value-type="float" office:value="-43.7358471884118">
                <text:p>-43.7358471884118</text:p>
              </table:table-cell>
            </table:table-row>
            <table:table-row>
              <table:table-cell office:value-type="string">
                <text:p>2020-12-01</text:p>
              </table:table-cell>
              <table:table-cell office:value-type="float" office:value="4909246">
                <text:p>4909246</text:p>
              </table:table-cell>
              <table:table-cell office:value-type="float" office:value="-12.5626213117409">
                <text:p>-12.5626213117409</text:p>
              </table:table-cell>
              <table:table-cell office:value-type="float" office:value="-56.2984685001528">
                <text:p>-56.2984685001528</text:p>
              </table:table-cell>
            </table:table-row>
            <table:table-row>
              <table:table-cell office:value-type="string">
                <text:p>2020-12-02</text:p>
              </table:table-cell>
              <table:table-cell office:value-type="float" office:value="4297211">
                <text:p>4297211</text:p>
              </table:table-cell>
              <table:table-cell office:value-type="float" office:value="1.17418178766832">
                <text:p>1.17418178766832</text:p>
              </table:table-cell>
              <table:table-cell office:value-type="float" office:value="-55.1242867124844">
                <text:p>-55.1242867124844</text:p>
              </table:table-cell>
            </table:table-row>
            <table:table-row>
              <table:table-cell office:value-type="string">
                <text:p>2020-12-03</text:p>
              </table:table-cell>
              <table:table-cell office:value-type="float" office:value="1758324">
                <text:p>1758324</text:p>
              </table:table-cell>
              <table:table-cell office:value-type="float" office:value="-3.1623188430512">
                <text:p>-3.1623188430512</text:p>
              </table:table-cell>
              <table:table-cell office:value-type="float" office:value="-58.2866055555356">
                <text:p>-58.2866055555356</text:p>
              </table:table-cell>
            </table:table-row>
            <table:table-row>
              <table:table-cell office:value-type="string">
                <text:p>2020-12-04</text:p>
              </table:table-cell>
              <table:table-cell office:value-type="float" office:value="3267389">
                <text:p>3267389</text:p>
              </table:table-cell>
              <table:table-cell office:value-type="float" office:value="1.19761910467155">
                <text:p>1.19761910467155</text:p>
              </table:table-cell>
              <table:table-cell office:value-type="float" office:value="-57.0889864508641">
                <text:p>-57.0889864508641</text:p>
              </table:table-cell>
            </table:table-row>
            <table:table-row>
              <table:table-cell office:value-type="string">
                <text:p>2020-12-07</text:p>
              </table:table-cell>
              <table:table-cell office:value-type="float" office:value="3052927">
                <text:p>3052927</text:p>
              </table:table-cell>
              <table:table-cell office:value-type="float" office:value="5.40672212702759">
                <text:p>5.40672212702759</text:p>
              </table:table-cell>
              <table:table-cell office:value-type="float" office:value="-51.6822643238365">
                <text:p>-51.6822643238365</text:p>
              </table:table-cell>
            </table:table-row>
            <table:table-row>
              <table:table-cell office:value-type="string">
                <text:p>2020-12-08</text:p>
              </table:table-cell>
              <table:table-cell office:value-type="float" office:value="2885673">
                <text:p>2885673</text:p>
              </table:table-cell>
              <table:table-cell office:value-type="float" office:value="-3.05367238600817">
                <text:p>-3.05367238600817</text:p>
              </table:table-cell>
              <table:table-cell office:value-type="float" office:value="-54.7359367098447">
                <text:p>-54.7359367098447</text:p>
              </table:table-cell>
            </table:table-row>
            <table:table-row>
              <table:table-cell office:value-type="string">
                <text:p>2020-12-09</text:p>
              </table:table-cell>
              <table:table-cell office:value-type="float" office:value="3654000">
                <text:p>3654000</text:p>
              </table:table-cell>
              <table:table-cell office:value-type="float" office:value="-9.33740707774585">
                <text:p>-9.33740707774585</text:p>
              </table:table-cell>
              <table:table-cell office:value-type="float" office:value="-64.0733437875905">
                <text:p>-64.0733437875905</text:p>
              </table:table-cell>
            </table:table-row>
            <table:table-row>
              <table:table-cell office:value-type="string">
                <text:p>2020-12-10</text:p>
              </table:table-cell>
              <table:table-cell office:value-type="float" office:value="1482186">
                <text:p>1482186</text:p>
              </table:table-cell>
              <table:table-cell office:value-type="float" office:value="-1.71678036223654">
                <text:p>-1.71678036223654</text:p>
              </table:table-cell>
              <table:table-cell office:value-type="float" office:value="-65.7901241498271">
                <text:p>-65.7901241498271</text:p>
              </table:table-cell>
            </table:table-row>
            <table:table-row>
              <table:table-cell office:value-type="string">
                <text:p>2020-12-11</text:p>
              </table:table-cell>
              <table:table-cell office:value-type="float" office:value="1590184">
                <text:p>1590184</text:p>
              </table:table-cell>
              <table:table-cell office:value-type="float" office:value="-4.42550090040408">
                <text:p>-4.42550090040408</text:p>
              </table:table-cell>
              <table:table-cell office:value-type="float" office:value="-70.2156250502311">
                <text:p>-70.2156250502311</text:p>
              </table:table-cell>
            </table:table-row>
            <table:table-row>
              <table:table-cell office:value-type="string">
                <text:p>2020-12-14</text:p>
              </table:table-cell>
              <table:table-cell office:value-type="float" office:value="2074044">
                <text:p>2074044</text:p>
              </table:table-cell>
              <table:table-cell office:value-type="float" office:value="5.71584138399486">
                <text:p>5.71584138399486</text:p>
              </table:table-cell>
              <table:table-cell office:value-type="float" office:value="-64.4997836662363">
                <text:p>-64.4997836662363</text:p>
              </table:table-cell>
            </table:table-row>
            <table:table-row>
              <table:table-cell office:value-type="string">
                <text:p>2020-12-15</text:p>
              </table:table-cell>
              <table:table-cell office:value-type="float" office:value="3940686">
                <text:p>3940686</text:p>
              </table:table-cell>
              <table:table-cell office:value-type="float" office:value="9.76384695639161">
                <text:p>9.76384695639161</text:p>
              </table:table-cell>
              <table:table-cell office:value-type="float" office:value="-54.7359367098447">
                <text:p>-54.7359367098447</text:p>
              </table:table-cell>
            </table:table-row>
            <table:table-row>
              <table:table-cell office:value-type="string">
                <text:p>2020-12-16</text:p>
              </table:table-cell>
              <table:table-cell office:value-type="float" office:value="1826941">
                <text:p>1826941</text:p>
              </table:table-cell>
              <table:table-cell office:value-type="float" office:value="-5.17013743768904">
                <text:p>-5.17013743768904</text:p>
              </table:table-cell>
              <table:table-cell office:value-type="float" office:value="-59.9060741475337">
                <text:p>-59.9060741475337</text:p>
              </table:table-cell>
            </table:table-row>
            <table:table-row>
              <table:table-cell office:value-type="string">
                <text:p>2020-12-17</text:p>
              </table:table-cell>
              <table:table-cell office:value-type="float" office:value="1402460">
                <text:p>1402460</text:p>
              </table:table-cell>
              <table:table-cell office:value-type="float" office:value="-0.819676720417861">
                <text:p>-0.819676720417861</text:p>
              </table:table-cell>
              <table:table-cell office:value-type="float" office:value="-60.7257508679516">
                <text:p>-60.7257508679516</text:p>
              </table:table-cell>
            </table:table-row>
            <table:table-row>
              <table:table-cell office:value-type="string">
                <text:p>2020-12-18</text:p>
              </table:table-cell>
              <table:table-cell office:value-type="float" office:value="3953977">
                <text:p>3953977</text:p>
              </table:table-cell>
              <table:table-cell office:value-type="float" office:value="5.2116001139014">
                <text:p>5.2116001139014</text:p>
              </table:table-cell>
              <table:table-cell office:value-type="float" office:value="-55.5141507540502">
                <text:p>-55.5141507540502</text:p>
              </table:table-cell>
            </table:table-row>
            <table:table-row>
              <table:table-cell office:value-type="string">
                <text:p>2020-12-21</text:p>
              </table:table-cell>
              <table:table-cell office:value-type="float" office:value="2796400">
                <text:p>2796400</text:p>
              </table:table-cell>
              <table:table-cell office:value-type="float" office:value="3.45523815066596">
                <text:p>3.45523815066596</text:p>
              </table:table-cell>
              <table:table-cell office:value-type="float" office:value="-52.0589126033842">
                <text:p>-52.0589126033842</text:p>
              </table:table-cell>
            </table:table-row>
            <table:table-row>
              <table:table-cell office:value-type="string">
                <text:p>2020-12-22</text:p>
              </table:table-cell>
              <table:table-cell office:value-type="float" office:value="10413050">
                <text:p>10413050</text:p>
              </table:table-cell>
              <table:table-cell office:value-type="float" office:value="18.5461276798622">
                <text:p>18.5461276798622</text:p>
              </table:table-cell>
              <table:table-cell office:value-type="float" office:value="-33.5127849235219">
                <text:p>-33.5127849235219</text:p>
              </table:table-cell>
            </table:table-row>
            <table:table-row>
              <table:table-cell office:value-type="string">
                <text:p>2020-12-23</text:p>
              </table:table-cell>
              <table:table-cell office:value-type="float" office:value="8444818">
                <text:p>8444818</text:p>
              </table:table-cell>
              <table:table-cell office:value-type="float" office:value="0">
                <text:p>0</text:p>
              </table:table-cell>
              <table:table-cell office:value-type="float" office:value="-33.5127849235219">
                <text:p>-33.5127849235219</text:p>
              </table:table-cell>
            </table:table-row>
            <table:table-row>
              <table:table-cell office:value-type="string">
                <text:p>2020-12-24</text:p>
              </table:table-cell>
              <table:table-cell office:value-type="float" office:value="2183520">
                <text:p>2183520</text:p>
              </table:table-cell>
              <table:table-cell office:value-type="float" office:value="-2.53981906056104">
                <text:p>-2.53981906056104</text:p>
              </table:table-cell>
              <table:table-cell office:value-type="float" office:value="-36.052603984083">
                <text:p>-36.052603984083</text:p>
              </table:table-cell>
            </table:table-row>
            <table:table-row>
              <table:table-cell office:value-type="string">
                <text:p>2020-12-28</text:p>
              </table:table-cell>
              <table:table-cell office:value-type="float" office:value="5298074">
                <text:p>5298074</text:p>
              </table:table-cell>
              <table:table-cell office:value-type="float" office:value="2.53981906056104">
                <text:p>2.53981906056104</text:p>
              </table:table-cell>
              <table:table-cell office:value-type="float" office:value="-33.5127849235219">
                <text:p>-33.5127849235219</text:p>
              </table:table-cell>
            </table:table-row>
            <table:table-row>
              <table:table-cell office:value-type="string">
                <text:p>2020-12-29</text:p>
              </table:table-cell>
              <table:table-cell office:value-type="float" office:value="3945839">
                <text:p>3945839</text:p>
              </table:table-cell>
              <table:table-cell office:value-type="float" office:value="-8.50184937677772">
                <text:p>-8.50184937677772</text:p>
              </table:table-cell>
              <table:table-cell office:value-type="float" office:value="-42.0146343002997">
                <text:p>-42.0146343002997</text:p>
              </table:table-cell>
            </table:table-row>
            <table:table-row>
              <table:table-cell office:value-type="string">
                <text:p>2020-12-30</text:p>
              </table:table-cell>
              <table:table-cell office:value-type="float" office:value="1778351">
                <text:p>1778351</text:p>
              </table:table-cell>
              <table:table-cell office:value-type="float" office:value="-0.684934184557484">
                <text:p>-0.684934184557484</text:p>
              </table:table-cell>
              <table:table-cell office:value-type="float" office:value="-42.6995684848571">
                <text:p>-42.6995684848571</text:p>
              </table:table-cell>
            </table:table-row>
            <table:table-row>
              <table:table-cell office:value-type="string">
                <text:p>2020-12-31</text:p>
              </table:table-cell>
              <table:table-cell office:value-type="float" office:value="2656738">
                <text:p>2656738</text:p>
              </table:table-cell>
              <table:table-cell office:value-type="float" office:value="-7.86118875696535">
                <text:p>-7.86118875696535</text:p>
              </table:table-cell>
              <table:table-cell office:value-type="float" office:value="-50.5607572418225">
                <text:p>-50.5607572418225</text:p>
              </table:table-cell>
            </table:table-row>
            <table:table-row>
              <table:table-cell office:value-type="string">
                <text:p>2021-01-04</text:p>
              </table:table-cell>
              <table:table-cell office:value-type="float" office:value="1893194">
                <text:p>1893194</text:p>
              </table:table-cell>
              <table:table-cell office:value-type="float" office:value="0.371057939653574">
                <text:p>0.371057939653574</text:p>
              </table:table-cell>
              <table:table-cell office:value-type="float" office:value="-50.1896993021689">
                <text:p>-50.1896993021689</text:p>
              </table:table-cell>
            </table:table-row>
            <table:table-row>
              <table:table-cell office:value-type="string">
                <text:p>2021-01-05</text:p>
              </table:table-cell>
              <table:table-cell office:value-type="float" office:value="1459877">
                <text:p>1459877</text:p>
              </table:table-cell>
              <table:table-cell office:value-type="float" office:value="0">
                <text:p>0</text:p>
              </table:table-cell>
              <table:table-cell office:value-type="float" office:value="-50.1896993021689">
                <text:p>-50.1896993021689</text:p>
              </table:table-cell>
            </table:table-row>
            <table:table-row>
              <table:table-cell office:value-type="string">
                <text:p>2021-01-06</text:p>
              </table:table-cell>
              <table:table-cell office:value-type="float" office:value="6784876">
                <text:p>6784876</text:p>
              </table:table-cell>
              <table:table-cell office:value-type="float" office:value="-4.15938972988371">
                <text:p>-4.15938972988371</text:p>
              </table:table-cell>
              <table:table-cell office:value-type="float" office:value="-54.3490890320526">
                <text:p>-54.3490890320526</text:p>
              </table:table-cell>
            </table:table-row>
            <table:table-row>
              <table:table-cell office:value-type="string">
                <text:p>2021-01-07</text:p>
              </table:table-cell>
              <table:table-cell office:value-type="float" office:value="9609716">
                <text:p>9609716</text:p>
              </table:table-cell>
              <table:table-cell office:value-type="float" office:value="5.99430359670335">
                <text:p>5.99430359670335</text:p>
              </table:table-cell>
              <table:table-cell office:value-type="float" office:value="-48.3547854353493">
                <text:p>-48.3547854353493</text:p>
              </table:table-cell>
            </table:table-row>
            <table:table-row>
              <table:table-cell office:value-type="string">
                <text:p>2021-01-08</text:p>
              </table:table-cell>
              <table:table-cell office:value-type="float" office:value="10015920">
                <text:p>10015920</text:p>
              </table:table-cell>
              <table:table-cell office:value-type="float" office:value="1.08500160240657">
                <text:p>1.08500160240657</text:p>
              </table:table-cell>
              <table:table-cell office:value-type="float" office:value="-47.2697838329427">
                <text:p>-47.2697838329427</text:p>
              </table:table-cell>
            </table:table-row>
            <table:table-row>
              <table:table-cell office:value-type="string">
                <text:p>2021-01-11</text:p>
              </table:table-cell>
              <table:table-cell office:value-type="float" office:value="10588170">
                <text:p>10588170</text:p>
              </table:table-cell>
              <table:table-cell office:value-type="float" office:value="1.0733555643109">
                <text:p>1.0733555643109</text:p>
              </table:table-cell>
              <table:table-cell office:value-type="float" office:value="-46.1964282686318">
                <text:p>-46.1964282686318</text:p>
              </table:table-cell>
            </table:table-row>
            <table:table-row>
              <table:table-cell office:value-type="string">
                <text:p>2021-01-12</text:p>
              </table:table-cell>
              <table:table-cell office:value-type="float" office:value="18620320">
                <text:p>18620320</text:p>
              </table:table-cell>
              <table:table-cell office:value-type="float" office:value="8.19571072736658">
                <text:p>8.19571072736658</text:p>
              </table:table-cell>
              <table:table-cell office:value-type="float" office:value="-38.0007175412652">
                <text:p>-38.0007175412652</text:p>
              </table:table-cell>
            </table:table-row>
            <table:table-row>
              <table:table-cell office:value-type="string">
                <text:p>2021-01-13</text:p>
              </table:table-cell>
              <table:table-cell office:value-type="float" office:value="51413420">
                <text:p>51413420</text:p>
              </table:table-cell>
              <table:table-cell office:value-type="float" office:value="-1.98682032167252">
                <text:p>-1.98682032167252</text:p>
              </table:table-cell>
              <table:table-cell office:value-type="float" office:value="-39.9875378629378">
                <text:p>-39.9875378629378</text:p>
              </table:table-cell>
            </table:table-row>
            <table:table-row>
              <table:table-cell office:value-type="string">
                <text:p>2021-01-14</text:p>
              </table:table-cell>
              <table:table-cell office:value-type="float" office:value="9455973">
                <text:p>9455973</text:p>
              </table:table-cell>
              <table:table-cell office:value-type="float" office:value="-2.0270964373619">
                <text:p>-2.0270964373619</text:p>
              </table:table-cell>
              <table:table-cell office:value-type="float" office:value="-42.0146343002997">
                <text:p>-42.0146343002997</text:p>
              </table:table-cell>
            </table:table-row>
            <table:table-row>
              <table:table-cell office:value-type="string">
                <text:p>2021-01-15</text:p>
              </table:table-cell>
              <table:table-cell office:value-type="float" office:value="13578000">
                <text:p>13578000</text:p>
              </table:table-cell>
              <table:table-cell office:value-type="float" office:value="-1.72121288811216">
                <text:p>-1.72121288811216</text:p>
              </table:table-cell>
              <table:table-cell office:value-type="float" office:value="-43.7358471884118">
                <text:p>-43.7358471884118</text:p>
              </table:table-cell>
            </table:table-row>
            <table:table-row>
              <table:table-cell office:value-type="string">
                <text:p>2021-01-19</text:p>
              </table:table-cell>
              <table:table-cell office:value-type="float" office:value="18285620">
                <text:p>18285620</text:p>
              </table:table-cell>
              <table:table-cell office:value-type="float" office:value="14.5182009844498">
                <text:p>14.5182009844498</text:p>
              </table:table-cell>
              <table:table-cell office:value-type="float" office:value="-29.217646203962">
                <text:p>-29.217646203962</text:p>
              </table:table-cell>
            </table:table-row>
            <table:table-row>
              <table:table-cell office:value-type="string">
                <text:p>2021-01-20</text:p>
              </table:table-cell>
              <table:table-cell office:value-type="float" office:value="25567530">
                <text:p>25567530</text:p>
              </table:table-cell>
              <table:table-cell office:value-type="float" office:value="7.79615414697117">
                <text:p>7.79615414697117</text:p>
              </table:table-cell>
              <table:table-cell office:value-type="float" office:value="-21.4214920569908">
                <text:p>-21.4214920569908</text:p>
              </table:table-cell>
            </table:table-row>
            <table:table-row>
              <table:table-cell office:value-type="string">
                <text:p>2021-01-21</text:p>
              </table:table-cell>
              <table:table-cell office:value-type="float" office:value="45258940">
                <text:p>45258940</text:p>
              </table:table-cell>
              <table:table-cell office:value-type="float" office:value="14.9377401074601">
                <text:p>14.9377401074601</text:p>
              </table:table-cell>
              <table:table-cell office:value-type="float" office:value="-6.48375194953077">
                <text:p>-6.48375194953077</text:p>
              </table:table-cell>
            </table:table-row>
            <table:table-row>
              <table:table-cell office:value-type="string">
                <text:p>2021-01-22</text:p>
              </table:table-cell>
              <table:table-cell office:value-type="float" office:value="51051140">
                <text:p>51051140</text:p>
              </table:table-cell>
              <table:table-cell office:value-type="float" office:value="29.2455351204439">
                <text:p>29.2455351204439</text:p>
              </table:table-cell>
              <table:table-cell office:value-type="float" office:value="22.7617831709131">
                <text:p>22.7617831709131</text:p>
              </table:table-cell>
            </table:table-row>
            <table:table-row>
              <table:table-cell office:value-type="string">
                <text:p>2021-01-25</text:p>
              </table:table-cell>
              <table:table-cell office:value-type="float" office:value="44045480">
                <text:p>44045480</text:p>
              </table:table-cell>
              <table:table-cell office:value-type="float" office:value="4.1964199099032">
                <text:p>4.1964199099032</text:p>
              </table:table-cell>
              <table:table-cell office:value-type="float" office:value="26.9582030808163">
                <text:p>26.9582030808163</text:p>
              </table:table-cell>
            </table:table-row>
            <table:table-row>
              <table:table-cell office:value-type="string">
                <text:p>2021-01-26</text:p>
              </table:table-cell>
              <table:table-cell office:value-type="float" office:value="17681550">
                <text:p>17681550</text:p>
              </table:table-cell>
              <table:table-cell office:value-type="float" office:value="-6.91151881649827">
                <text:p>-6.91151881649827</text:p>
              </table:table-cell>
              <table:table-cell office:value-type="float" office:value="20.046684264318">
                <text:p>20.046684264318</text:p>
              </table:table-cell>
            </table:table-row>
            <table:table-row>
              <table:table-cell office:value-type="string">
                <text:p>2021-01-27</text:p>
              </table:table-cell>
              <table:table-cell office:value-type="float" office:value="14455380">
                <text:p>14455380</text:p>
              </table:table-cell>
              <table:table-cell office:value-type="float" office:value="-11.6636903725761">
                <text:p>-11.6636903725761</text:p>
              </table:table-cell>
              <table:table-cell office:value-type="float" office:value="8.38299389174191">
                <text:p>8.38299389174191</text:p>
              </table:table-cell>
            </table:table-row>
            <table:table-row>
              <table:table-cell office:value-type="string">
                <text:p>2021-01-28</text:p>
              </table:table-cell>
              <table:table-cell office:value-type="float" office:value="11041220">
                <text:p>11041220</text:p>
              </table:table-cell>
              <table:table-cell office:value-type="float" office:value="-2.71699053519279">
                <text:p>-2.71699053519279</text:p>
              </table:table-cell>
              <table:table-cell office:value-type="float" office:value="5.66600335654912">
                <text:p>5.66600335654912</text:p>
              </table:table-cell>
            </table:table-row>
            <table:table-row>
              <table:table-cell office:value-type="string">
                <text:p>2021-01-29</text:p>
              </table:table-cell>
              <table:table-cell office:value-type="float" office:value="7993947">
                <text:p>7993947</text:p>
              </table:table-cell>
              <table:table-cell office:value-type="float" office:value="-16.3017558278986">
                <text:p>-16.3017558278986</text:p>
              </table:table-cell>
              <table:table-cell office:value-type="float" office:value="-10.6357524713495">
                <text:p>-10.6357524713495</text:p>
              </table:table-cell>
            </table:table-row>
            <table:table-row>
              <table:table-cell office:value-type="string">
                <text:p>2021-02-01</text:p>
              </table:table-cell>
              <table:table-cell office:value-type="float" office:value="11028140">
                <text:p>11028140</text:p>
              </table:table-cell>
              <table:table-cell office:value-type="float" office:value="9.05379857686022">
                <text:p>9.05379857686022</text:p>
              </table:table-cell>
              <table:table-cell office:value-type="float" office:value="-1.58195389448927">
                <text:p>-1.58195389448927</text:p>
              </table:table-cell>
            </table:table-row>
            <table:table-row>
              <table:table-cell office:value-type="string">
                <text:p>2021-02-02</text:p>
              </table:table-cell>
              <table:table-cell office:value-type="float" office:value="9040874">
                <text:p>9040874</text:p>
              </table:table-cell>
              <table:table-cell office:value-type="float" office:value="1.58195389448927">
                <text:p>1.5819538944892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111111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24cm" svg:height="7.922cm" xlink:href=".." xlink:type="simple" chart:class="chart:bar" chart:style-name="ch1">
        <chart:legend chart:legend-position="end" svg:x="24.744cm" svg:y="3.662cm" style:legend-expansion="high" chart:style-name="ch2"/>
        <chart:plot-area chart:style-name="ch3" table:cell-range-address="graficos.A3:graficos.A129 graficos.J2:graficos.J129" chart:data-source-has-labels="both" svg:x="0.524cm" svg:y="0.158cm" svg:width="23.696cm" svg:height="7.606cm">
          <chart:coordinate-region svg:x="1.542cm" svg:y="0.358cm" svg:width="22.678cm" svg:height="7.207cm"/>
          <chart:axis chart:dimension="x" chart:name="primary-x" chart:style-name="ch4" chartooo:axis-type="auto">
            <chartooo:date-scale/>
            <chart:categories table:cell-range-address="graficos.A3:graficos.A1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ficos.J3:graficos.J129" chart:label-cell-address="graficos.J2:graficos.J2" chart:class="chart:bar">
            <chart:data-point chart:repeated="1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lta</text:p>
                <draw:g>
                  <svg:desc>graficos.J2:graficos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0-08-03</text:p>
                <draw:g>
                  <svg:desc>graficos.A3:graficos.A129</svg:desc>
                </draw:g>
              </table:table-cell>
              <table:table-cell office:value-type="float" office:value="0.0124330653178424">
                <text:p>0.0124330653178424</text:p>
                <draw:g>
                  <svg:desc>graficos.J3:graficos.J129</svg:desc>
                </draw:g>
              </table:table-cell>
            </table:table-row>
            <table:table-row>
              <table:table-cell office:value-type="string">
                <text:p>2020-08-04</text:p>
              </table:table-cell>
              <table:table-cell office:value-type="float" office:value="-0.0660956735330863">
                <text:p>-0.0660956735330863</text:p>
              </table:table-cell>
            </table:table-row>
            <table:table-row>
              <table:table-cell office:value-type="string">
                <text:p>2020-08-05</text:p>
              </table:table-cell>
              <table:table-cell office:value-type="float" office:value="0.440439150845575">
                <text:p>0.440439150845575</text:p>
              </table:table-cell>
            </table:table-row>
            <table:table-row>
              <table:table-cell office:value-type="string">
                <text:p>2020-08-06</text:p>
              </table:table-cell>
              <table:table-cell office:value-type="float" office:value="0.000301078823323263">
                <text:p>0.000301078823323263</text:p>
              </table:table-cell>
            </table:table-row>
            <table:table-row>
              <table:table-cell office:value-type="string">
                <text:p>2020-08-07</text:p>
              </table:table-cell>
              <table:table-cell office:value-type="float" office:value="0.160457810731336">
                <text:p>0.160457810731336</text:p>
              </table:table-cell>
            </table:table-row>
            <table:table-row>
              <table:table-cell office:value-type="string">
                <text:p>2020-08-10</text:p>
              </table:table-cell>
              <table:table-cell office:value-type="float" office:value="0.0394190187544028">
                <text:p>0.0394190187544028</text:p>
              </table:table-cell>
            </table:table-row>
            <table:table-row>
              <table:table-cell office:value-type="string">
                <text:p>2020-08-11</text:p>
              </table:table-cell>
              <table:table-cell office:value-type="float" office:value="4.88688831994716">
                <text:p>4.88688831994716</text:p>
              </table:table-cell>
            </table:table-row>
            <table:table-row>
              <table:table-cell office:value-type="string">
                <text:p>2020-08-12</text:p>
              </table:table-cell>
              <table:table-cell office:value-type="float" office:value="0.0212925679989871">
                <text:p>0.0212925679989871</text:p>
              </table:table-cell>
            </table:table-row>
            <table:table-row>
              <table:table-cell office:value-type="string">
                <text:p>2020-08-13</text:p>
              </table:table-cell>
              <table:table-cell office:value-type="float" office:value="1.31634656487805">
                <text:p>1.31634656487805</text:p>
              </table:table-cell>
            </table:table-row>
            <table:table-row>
              <table:table-cell office:value-type="string">
                <text:p>2020-08-14</text:p>
              </table:table-cell>
              <table:table-cell office:value-type="float" office:value="-0.389344381310933">
                <text:p>-0.389344381310933</text:p>
              </table:table-cell>
            </table:table-row>
            <table:table-row>
              <table:table-cell office:value-type="string">
                <text:p>2020-08-17</text:p>
              </table:table-cell>
              <table:table-cell office:value-type="float" office:value="-0.00156721978718387">
                <text:p>-0.00156721978718387</text:p>
              </table:table-cell>
            </table:table-row>
            <table:table-row>
              <table:table-cell office:value-type="string">
                <text:p>2020-08-18</text:p>
              </table:table-cell>
              <table:table-cell office:value-type="float" office:value="-0.132679604056271">
                <text:p>-0.132679604056271</text:p>
              </table:table-cell>
            </table:table-row>
            <table:table-row>
              <table:table-cell office:value-type="string">
                <text:p>2020-08-19</text:p>
              </table:table-cell>
              <table:table-cell office:value-type="float" office:value="0.0471446155610963">
                <text:p>0.0471446155610963</text:p>
              </table:table-cell>
            </table:table-row>
            <table:table-row>
              <table:table-cell office:value-type="string">
                <text:p>2020-08-20</text:p>
              </table:table-cell>
              <table:table-cell office:value-type="float" office:value="0.0960660166713885">
                <text:p>0.0960660166713885</text:p>
              </table:table-cell>
            </table:table-row>
            <table:table-row>
              <table:table-cell office:value-type="string">
                <text:p>2020-08-21</text:p>
              </table:table-cell>
              <table:table-cell office:value-type="float" office:value="-0.00136079041034966">
                <text:p>-0.00136079041034966</text:p>
              </table:table-cell>
            </table:table-row>
            <table:table-row>
              <table:table-cell office:value-type="string">
                <text:p>2020-08-24</text:p>
              </table:table-cell>
              <table:table-cell office:value-type="float" office:value="-0.00599668037923976">
                <text:p>-0.00599668037923976</text:p>
              </table:table-cell>
            </table:table-row>
            <table:table-row>
              <table:table-cell office:value-type="string">
                <text:p>2020-08-25</text:p>
              </table:table-cell>
              <table:table-cell office:value-type="float" office:value="0.0573380339613046">
                <text:p>0.0573380339613046</text:p>
              </table:table-cell>
            </table:table-row>
            <table:table-row>
              <table:table-cell office:value-type="string">
                <text:p>2020-08-26</text:p>
              </table:table-cell>
              <table:table-cell office:value-type="float" office:value="-0.000597105617143653">
                <text:p>-0.000597105617143653</text:p>
              </table:table-cell>
            </table:table-row>
            <table:table-row>
              <table:table-cell office:value-type="string">
                <text:p>2020-08-27</text:p>
              </table:table-cell>
              <table:table-cell office:value-type="float" office:value="-0.0749356912133032">
                <text:p>-0.0749356912133032</text:p>
              </table:table-cell>
            </table:table-row>
            <table:table-row>
              <table:table-cell office:value-type="string">
                <text:p>2020-08-28</text:p>
              </table:table-cell>
              <table:table-cell office:value-type="float" office:value="0.00280866054342168">
                <text:p>0.00280866054342168</text:p>
              </table:table-cell>
            </table:table-row>
            <table:table-row>
              <table:table-cell office:value-type="string">
                <text:p>2020-08-31</text:p>
              </table:table-cell>
              <table:table-cell office:value-type="float" office:value="0.00347358466510621">
                <text:p>0.00347358466510621</text:p>
              </table:table-cell>
            </table:table-row>
            <table:table-row>
              <table:table-cell office:value-type="string">
                <text:p>2020-09-01</text:p>
              </table:table-cell>
              <table:table-cell office:value-type="float" office:value="-0.0626859041575616">
                <text:p>-0.0626859041575616</text:p>
              </table:table-cell>
            </table:table-row>
            <table:table-row>
              <table:table-cell office:value-type="string">
                <text:p>2020-09-02</text:p>
              </table:table-cell>
              <table:table-cell office:value-type="float" office:value="-0.00631256280050181">
                <text:p>-0.00631256280050181</text:p>
              </table:table-cell>
            </table:table-row>
            <table:table-row>
              <table:table-cell office:value-type="string">
                <text:p>2020-09-03</text:p>
              </table:table-cell>
              <table:table-cell office:value-type="float" office:value="0.00704696374749331">
                <text:p>0.00704696374749331</text:p>
              </table:table-cell>
            </table:table-row>
            <table:table-row>
              <table:table-cell office:value-type="string">
                <text:p>2020-09-04</text:p>
              </table:table-cell>
              <table:table-cell office:value-type="float" office:value="0.00398264471198107">
                <text:p>0.00398264471198107</text:p>
              </table:table-cell>
            </table:table-row>
            <table:table-row>
              <table:table-cell office:value-type="string">
                <text:p>2020-09-08</text:p>
              </table:table-cell>
              <table:table-cell office:value-type="float" office:value="-0.0124556545905056">
                <text:p>-0.0124556545905056</text:p>
              </table:table-cell>
            </table:table-row>
            <table:table-row>
              <table:table-cell office:value-type="string">
                <text:p>2020-09-09</text:p>
              </table:table-cell>
              <table:table-cell office:value-type="float" office:value="0.0237905854462871">
                <text:p>0.0237905854462871</text:p>
              </table:table-cell>
            </table:table-row>
            <table:table-row>
              <table:table-cell office:value-type="string">
                <text:p>2020-09-10</text:p>
              </table:table-cell>
              <table:table-cell office:value-type="float" office:value="-0.0539952138489211">
                <text:p>-0.0539952138489211</text:p>
              </table:table-cell>
            </table:table-row>
            <table:table-row>
              <table:table-cell office:value-type="string">
                <text:p>2020-09-11</text:p>
              </table:table-cell>
              <table:table-cell office:value-type="float" office:value="-0.0836269964295525">
                <text:p>-0.0836269964295525</text:p>
              </table:table-cell>
            </table:table-row>
            <table:table-row>
              <table:table-cell office:value-type="string">
                <text:p>2020-09-14</text:p>
              </table:table-cell>
              <table:table-cell office:value-type="float" office:value="-0.00393730502425099">
                <text:p>-0.00393730502425099</text:p>
              </table:table-cell>
            </table:table-row>
            <table:table-row>
              <table:table-cell office:value-type="string">
                <text:p>2020-09-15</text:p>
              </table:table-cell>
              <table:table-cell office:value-type="float" office:value="0.00518630553985516">
                <text:p>0.00518630553985516</text:p>
              </table:table-cell>
            </table:table-row>
            <table:table-row>
              <table:table-cell office:value-type="string">
                <text:p>2020-09-16</text:p>
              </table:table-cell>
              <table:table-cell office:value-type="float" office:value="0.0261675768812954">
                <text:p>0.0261675768812954</text:p>
              </table:table-cell>
            </table:table-row>
            <table:table-row>
              <table:table-cell office:value-type="string">
                <text:p>2020-09-17</text:p>
              </table:table-cell>
              <table:table-cell office:value-type="float" office:value="0.0325251856821167">
                <text:p>0.0325251856821167</text:p>
              </table:table-cell>
            </table:table-row>
            <table:table-row>
              <table:table-cell office:value-type="string">
                <text:p>2020-09-18</text:p>
              </table:table-cell>
              <table:table-cell office:value-type="float" office:value="-0.00720992483785606">
                <text:p>-0.00720992483785606</text:p>
              </table:table-cell>
            </table:table-row>
            <table:table-row>
              <table:table-cell office:value-type="string">
                <text:p>2020-09-21</text:p>
              </table:table-cell>
              <table:table-cell office:value-type="float" office:value="0.0862245848969984">
                <text:p>0.0862245848969984</text:p>
              </table:table-cell>
            </table:table-row>
            <table:table-row>
              <table:table-cell office:value-type="string">
                <text:p>2020-09-22</text:p>
              </table:table-cell>
              <table:table-cell office:value-type="float" office:value="0.00544823889015696">
                <text:p>0.00544823889015696</text:p>
              </table:table-cell>
            </table:table-row>
            <table:table-row>
              <table:table-cell office:value-type="string">
                <text:p>2020-09-23</text:p>
              </table:table-cell>
              <table:table-cell office:value-type="float" office:value="0.219182468751219">
                <text:p>0.219182468751219</text:p>
              </table:table-cell>
            </table:table-row>
            <table:table-row>
              <table:table-cell office:value-type="string">
                <text:p>2020-09-24</text:p>
              </table:table-cell>
              <table:table-cell office:value-type="float" office:value="0.0624249054188481">
                <text:p>0.0624249054188481</text:p>
              </table:table-cell>
            </table:table-row>
            <table:table-row>
              <table:table-cell office:value-type="string">
                <text:p>2020-09-25</text:p>
              </table:table-cell>
              <table:table-cell office:value-type="float" office:value="-0.00751296070040411">
                <text:p>-0.00751296070040411</text:p>
              </table:table-cell>
            </table:table-row>
            <table:table-row>
              <table:table-cell office:value-type="string">
                <text:p>2020-09-28</text:p>
              </table:table-cell>
              <table:table-cell office:value-type="float" office:value="0.131089202459747">
                <text:p>0.131089202459747</text:p>
              </table:table-cell>
            </table:table-row>
            <table:table-row>
              <table:table-cell office:value-type="string">
                <text:p>2020-09-29</text:p>
              </table:table-cell>
              <table:table-cell office:value-type="float" office:value="-0.0143720024443521">
                <text:p>-0.0143720024443521</text:p>
              </table:table-cell>
            </table:table-row>
            <table:table-row>
              <table:table-cell office:value-type="string">
                <text:p>2020-09-30</text:p>
              </table:table-cell>
              <table:table-cell office:value-type="float" office:value="0.0573880431272785">
                <text:p>0.0573880431272785</text:p>
              </table:table-cell>
            </table:table-row>
            <table:table-row>
              <table:table-cell office:value-type="string">
                <text:p>2020-10-01</text:p>
              </table:table-cell>
              <table:table-cell office:value-type="float" office:value="0.0101426500834625">
                <text:p>0.0101426500834625</text:p>
              </table:table-cell>
            </table:table-row>
            <table:table-row>
              <table:table-cell office:value-type="string">
                <text:p>2020-10-02</text:p>
              </table:table-cell>
              <table:table-cell office:value-type="float" office:value="3.16611024421502">
                <text:p>3.16611024421502</text:p>
              </table:table-cell>
            </table:table-row>
            <table:table-row>
              <table:table-cell office:value-type="string">
                <text:p>2020-10-05</text:p>
              </table:table-cell>
              <table:table-cell office:value-type="float" office:value="4.82357593369849">
                <text:p>4.82357593369849</text:p>
              </table:table-cell>
            </table:table-row>
            <table:table-row>
              <table:table-cell office:value-type="string">
                <text:p>2020-10-06</text:p>
              </table:table-cell>
              <table:table-cell office:value-type="float" office:value="0.678605643223674">
                <text:p>0.678605643223674</text:p>
              </table:table-cell>
            </table:table-row>
            <table:table-row>
              <table:table-cell office:value-type="string">
                <text:p>2020-10-07</text:p>
              </table:table-cell>
              <table:table-cell office:value-type="float" office:value="0.0606744211186591">
                <text:p>0.0606744211186591</text:p>
              </table:table-cell>
            </table:table-row>
            <table:table-row>
              <table:table-cell office:value-type="string">
                <text:p>2020-10-08</text:p>
              </table:table-cell>
              <table:table-cell office:value-type="float" office:value="1.02480167008525">
                <text:p>1.02480167008525</text:p>
              </table:table-cell>
            </table:table-row>
            <table:table-row>
              <table:table-cell office:value-type="string">
                <text:p>2020-10-09</text:p>
              </table:table-cell>
              <table:table-cell office:value-type="float" office:value="-0.0293357283521622">
                <text:p>-0.0293357283521622</text:p>
              </table:table-cell>
            </table:table-row>
            <table:table-row>
              <table:table-cell office:value-type="string">
                <text:p>2020-10-12</text:p>
              </table:table-cell>
              <table:table-cell office:value-type="float" office:value="0.334391605503579">
                <text:p>0.334391605503579</text:p>
              </table:table-cell>
            </table:table-row>
            <table:table-row>
              <table:table-cell office:value-type="string">
                <text:p>2020-10-13</text:p>
              </table:table-cell>
              <table:table-cell office:value-type="float" office:value="0.00814478382983629">
                <text:p>0.00814478382983629</text:p>
              </table:table-cell>
            </table:table-row>
            <table:table-row>
              <table:table-cell office:value-type="string">
                <text:p>2020-10-14</text:p>
              </table:table-cell>
              <table:table-cell office:value-type="float" office:value="0.0679068139169796">
                <text:p>0.0679068139169796</text:p>
              </table:table-cell>
            </table:table-row>
            <table:table-row>
              <table:table-cell office:value-type="string">
                <text:p>2020-10-15</text:p>
              </table:table-cell>
              <table:table-cell office:value-type="float" office:value="0.0334671441721376">
                <text:p>0.0334671441721376</text:p>
              </table:table-cell>
            </table:table-row>
            <table:table-row>
              <table:table-cell office:value-type="string">
                <text:p>2020-10-16</text:p>
              </table:table-cell>
              <table:table-cell office:value-type="float" office:value="0.077669914507675">
                <text:p>0.077669914507675</text:p>
              </table:table-cell>
            </table:table-row>
            <table:table-row>
              <table:table-cell office:value-type="string">
                <text:p>2020-10-19</text:p>
              </table:table-cell>
              <table:table-cell office:value-type="float" office:value="0.0964835772153538">
                <text:p>0.0964835772153538</text:p>
              </table:table-cell>
            </table:table-row>
            <table:table-row>
              <table:table-cell office:value-type="string">
                <text:p>2020-10-20</text:p>
              </table:table-cell>
              <table:table-cell office:value-type="float" office:value="0.0532442908367534">
                <text:p>0.0532442908367534</text:p>
              </table:table-cell>
            </table:table-row>
            <table:table-row>
              <table:table-cell office:value-type="string">
                <text:p>2020-10-21</text:p>
              </table:table-cell>
              <table:table-cell office:value-type="float" office:value="-0.0105909233934489">
                <text:p>-0.0105909233934489</text:p>
              </table:table-cell>
            </table:table-row>
            <table:table-row>
              <table:table-cell office:value-type="string">
                <text:p>2020-10-22</text:p>
              </table:table-cell>
              <table:table-cell office:value-type="float" office:value="-0.00501235941975668">
                <text:p>-0.00501235941975668</text:p>
              </table:table-cell>
            </table:table-row>
            <table:table-row>
              <table:table-cell office:value-type="string">
                <text:p>2020-10-23</text:p>
              </table:table-cell>
              <table:table-cell office:value-type="float" office:value="0.103116585955901">
                <text:p>0.103116585955901</text:p>
              </table:table-cell>
            </table:table-row>
            <table:table-row>
              <table:table-cell office:value-type="string">
                <text:p>2020-10-26</text:p>
              </table:table-cell>
              <table:table-cell office:value-type="float" office:value="-0.66887432671438">
                <text:p>-0.66887432671438</text:p>
              </table:table-cell>
            </table:table-row>
            <table:table-row>
              <table:table-cell office:value-type="string">
                <text:p>2020-10-27</text:p>
              </table:table-cell>
              <table:table-cell office:value-type="float" office:value="0.000353448549255757">
                <text:p>0.000353448549255757</text:p>
              </table:table-cell>
            </table:table-row>
            <table:table-row>
              <table:table-cell office:value-type="string">
                <text:p>2020-10-28</text:p>
              </table:table-cell>
              <table:table-cell office:value-type="float" office:value="0.176901983536021">
                <text:p>0.176901983536021</text:p>
              </table:table-cell>
            </table:table-row>
            <table:table-row>
              <table:table-cell office:value-type="string">
                <text:p>2020-10-29</text:p>
              </table:table-cell>
              <table:table-cell office:value-type="float" office:value="0.0117461363689864">
                <text:p>0.0117461363689864</text:p>
              </table:table-cell>
            </table:table-row>
            <table:table-row>
              <table:table-cell office:value-type="string">
                <text:p>2020-10-30</text:p>
              </table:table-cell>
              <table:table-cell office:value-type="float" office:value="0.0269589816006971">
                <text:p>0.0269589816006971</text:p>
              </table:table-cell>
            </table:table-row>
            <table:table-row>
              <table:table-cell office:value-type="string">
                <text:p>2020-11-02</text:p>
              </table:table-cell>
              <table:table-cell office:value-type="float" office:value="0.000299737144329815">
                <text:p>0.000299737144329815</text:p>
              </table:table-cell>
            </table:table-row>
            <table:table-row>
              <table:table-cell office:value-type="string">
                <text:p>2020-11-03</text:p>
              </table:table-cell>
              <table:table-cell office:value-type="float" office:value="0.0166267781713765">
                <text:p>0.0166267781713765</text:p>
              </table:table-cell>
            </table:table-row>
            <table:table-row>
              <table:table-cell office:value-type="string">
                <text:p>2020-11-04</text:p>
              </table:table-cell>
              <table:table-cell office:value-type="float" office:value="0.0150365133023246">
                <text:p>0.0150365133023246</text:p>
              </table:table-cell>
            </table:table-row>
            <table:table-row>
              <table:table-cell office:value-type="string">
                <text:p>2020-11-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11-06</text:p>
              </table:table-cell>
              <table:table-cell office:value-type="float" office:value="0.00034906550564052">
                <text:p>0.00034906550564052</text:p>
              </table:table-cell>
            </table:table-row>
            <table:table-row>
              <table:table-cell office:value-type="string">
                <text:p>2020-11-09</text:p>
              </table:table-cell>
              <table:table-cell office:value-type="float" office:value="0.00274867871936103">
                <text:p>0.00274867871936103</text:p>
              </table:table-cell>
            </table:table-row>
            <table:table-row>
              <table:table-cell office:value-type="string">
                <text:p>2020-11-10</text:p>
              </table:table-cell>
              <table:table-cell office:value-type="float" office:value="0.0197841828862271">
                <text:p>0.0197841828862271</text:p>
              </table:table-cell>
            </table:table-row>
            <table:table-row>
              <table:table-cell office:value-type="string">
                <text:p>2020-11-11</text:p>
              </table:table-cell>
              <table:table-cell office:value-type="float" office:value="-0.0134795894843942">
                <text:p>-0.0134795894843942</text:p>
              </table:table-cell>
            </table:table-row>
            <table:table-row>
              <table:table-cell office:value-type="string">
                <text:p>2020-11-12</text:p>
              </table:table-cell>
              <table:table-cell office:value-type="float" office:value="0.0151214447789934">
                <text:p>0.0151214447789934</text:p>
              </table:table-cell>
            </table:table-row>
            <table:table-row>
              <table:table-cell office:value-type="string">
                <text:p>2020-11-13</text:p>
              </table:table-cell>
              <table:table-cell office:value-type="float" office:value="0.399779711513181">
                <text:p>0.399779711513181</text:p>
              </table:table-cell>
            </table:table-row>
            <table:table-row>
              <table:table-cell office:value-type="string">
                <text:p>2020-11-16</text:p>
              </table:table-cell>
              <table:table-cell office:value-type="float" office:value="0.156785070183091">
                <text:p>0.156785070183091</text:p>
              </table:table-cell>
            </table:table-row>
            <table:table-row>
              <table:table-cell office:value-type="string">
                <text:p>2020-11-17</text:p>
              </table:table-cell>
              <table:table-cell office:value-type="float" office:value="-0.0278344876761346">
                <text:p>-0.0278344876761346</text:p>
              </table:table-cell>
            </table:table-row>
            <table:table-row>
              <table:table-cell office:value-type="string">
                <text:p>2020-11-18</text:p>
              </table:table-cell>
              <table:table-cell office:value-type="float" office:value="-0.0507898962607112">
                <text:p>-0.0507898962607112</text:p>
              </table:table-cell>
            </table:table-row>
            <table:table-row>
              <table:table-cell office:value-type="string">
                <text:p>2020-11-19</text:p>
              </table:table-cell>
              <table:table-cell office:value-type="float" office:value="0.183547917041011">
                <text:p>0.183547917041011</text:p>
              </table:table-cell>
            </table:table-row>
            <table:table-row>
              <table:table-cell office:value-type="string">
                <text:p>2020-11-20</text:p>
              </table:table-cell>
              <table:table-cell office:value-type="float" office:value="0.0390282427611681">
                <text:p>0.0390282427611681</text:p>
              </table:table-cell>
            </table:table-row>
            <table:table-row>
              <table:table-cell office:value-type="string">
                <text:p>2020-11-23</text:p>
              </table:table-cell>
              <table:table-cell office:value-type="float" office:value="1.17186486688027">
                <text:p>1.17186486688027</text:p>
              </table:table-cell>
            </table:table-row>
            <table:table-row>
              <table:table-cell office:value-type="string">
                <text:p>2020-11-24</text:p>
              </table:table-cell>
              <table:table-cell office:value-type="float" office:value="-0.0245868441331623">
                <text:p>-0.0245868441331623</text:p>
              </table:table-cell>
            </table:table-row>
            <table:table-row>
              <table:table-cell office:value-type="string">
                <text:p>2020-11-25</text:p>
              </table:table-cell>
              <table:table-cell office:value-type="float" office:value="-0.0499850577780707">
                <text:p>-0.0499850577780707</text:p>
              </table:table-cell>
            </table:table-row>
            <table:table-row>
              <table:table-cell office:value-type="string">
                <text:p>2020-11-27</text:p>
              </table:table-cell>
              <table:table-cell office:value-type="float" office:value="0.135716394594602">
                <text:p>0.135716394594602</text:p>
              </table:table-cell>
            </table:table-row>
            <table:table-row>
              <table:table-cell office:value-type="string">
                <text:p>2020-11-30</text:p>
              </table:table-cell>
              <table:table-cell office:value-type="float" office:value="-0.0467181095966475">
                <text:p>-0.0467181095966475</text:p>
              </table:table-cell>
            </table:table-row>
            <table:table-row>
              <table:table-cell office:value-type="string">
                <text:p>2020-12-01</text:p>
              </table:table-cell>
              <table:table-cell office:value-type="float" office:value="0.0216051331275366">
                <text:p>0.0216051331275366</text:p>
              </table:table-cell>
            </table:table-row>
            <table:table-row>
              <table:table-cell office:value-type="string">
                <text:p>2020-12-02</text:p>
              </table:table-cell>
              <table:table-cell office:value-type="float" office:value="0.0142655281380871">
                <text:p>0.0142655281380871</text:p>
              </table:table-cell>
            </table:table-row>
            <table:table-row>
              <table:table-cell office:value-type="string">
                <text:p>2020-12-03</text:p>
              </table:table-cell>
              <table:table-cell office:value-type="float" office:value="0.0117607202236368">
                <text:p>0.0117607202236368</text:p>
              </table:table-cell>
            </table:table-row>
            <table:table-row>
              <table:table-cell office:value-type="string">
                <text:p>2020-12-04</text:p>
              </table:table-cell>
              <table:table-cell office:value-type="float" office:value="0.026729088383746">
                <text:p>0.026729088383746</text:p>
              </table:table-cell>
            </table:table-row>
            <table:table-row>
              <table:table-cell office:value-type="string">
                <text:p>2020-12-07</text:p>
              </table:table-cell>
              <table:table-cell office:value-type="float" office:value="-0.00282028864049022">
                <text:p>-0.00282028864049022</text:p>
              </table:table-cell>
            </table:table-row>
            <table:table-row>
              <table:table-cell office:value-type="string">
                <text:p>2020-12-08</text:p>
              </table:table-cell>
              <table:table-cell office:value-type="float" office:value="-0.0250277663520444">
                <text:p>-0.0250277663520444</text:p>
              </table:table-cell>
            </table:table-row>
            <table:table-row>
              <table:table-cell office:value-type="string">
                <text:p>2020-12-09</text:p>
              </table:table-cell>
              <table:table-cell office:value-type="float" office:value="0.0441301855151452">
                <text:p>0.0441301855151452</text:p>
              </table:table-cell>
            </table:table-row>
            <table:table-row>
              <table:table-cell office:value-type="string">
                <text:p>2020-12-10</text:p>
              </table:table-cell>
              <table:table-cell office:value-type="float" office:value="0.084388705314824">
                <text:p>0.084388705314824</text:p>
              </table:table-cell>
            </table:table-row>
            <table:table-row>
              <table:table-cell office:value-type="string">
                <text:p>2020-12-11</text:p>
              </table:table-cell>
              <table:table-cell office:value-type="float" office:value="0.00505241625699455">
                <text:p>0.00505241625699455</text:p>
              </table:table-cell>
            </table:table-row>
            <table:table-row>
              <table:table-cell office:value-type="string">
                <text:p>2020-12-14</text:p>
              </table:table-cell>
              <table:table-cell office:value-type="float" office:value="0.179196088727902">
                <text:p>0.179196088727902</text:p>
              </table:table-cell>
            </table:table-row>
            <table:table-row>
              <table:table-cell office:value-type="string">
                <text:p>2020-12-15</text:p>
              </table:table-cell>
              <table:table-cell office:value-type="float" office:value="-0.00267349370764538">
                <text:p>-0.00267349370764538</text:p>
              </table:table-cell>
            </table:table-row>
            <table:table-row>
              <table:table-cell office:value-type="string">
                <text:p>2020-12-16</text:p>
              </table:table-cell>
              <table:table-cell office:value-type="float" office:value="0.0850610894586823">
                <text:p>0.0850610894586823</text:p>
              </table:table-cell>
            </table:table-row>
            <table:table-row>
              <table:table-cell office:value-type="string">
                <text:p>2020-12-17</text:p>
              </table:table-cell>
              <table:table-cell office:value-type="float" office:value="0.0686547782089425">
                <text:p>0.0686547782089425</text:p>
              </table:table-cell>
            </table:table-row>
            <table:table-row>
              <table:table-cell office:value-type="string">
                <text:p>2020-12-18</text:p>
              </table:table-cell>
              <table:table-cell office:value-type="float" office:value="0.0302965138011678">
                <text:p>0.0302965138011678</text:p>
              </table:table-cell>
            </table:table-row>
            <table:table-row>
              <table:table-cell office:value-type="string">
                <text:p>2020-12-21</text:p>
              </table:table-cell>
              <table:table-cell office:value-type="float" office:value="0.549117867176936">
                <text:p>0.549117867176936</text:p>
              </table:table-cell>
            </table:table-row>
            <table:table-row>
              <table:table-cell office:value-type="string">
                <text:p>2020-12-22</text:p>
              </table:table-cell>
              <table:table-cell office:value-type="float" office:value="0.0918231001402433">
                <text:p>0.0918231001402433</text:p>
              </table:table-cell>
            </table:table-row>
            <table:table-row>
              <table:table-cell office:value-type="string">
                <text:p>2020-12-23</text:p>
              </table:table-cell>
              <table:table-cell office:value-type="float" office:value="0.0244390343867876">
                <text:p>0.0244390343867876</text:p>
              </table:table-cell>
            </table:table-row>
            <table:table-row>
              <table:table-cell office:value-type="string">
                <text:p>2020-12-2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020-12-28</text:p>
              </table:table-cell>
              <table:table-cell office:value-type="float" office:value="-0.0187693107895743">
                <text:p>-0.0187693107895743</text:p>
              </table:table-cell>
            </table:table-row>
            <table:table-row>
              <table:table-cell office:value-type="string">
                <text:p>2020-12-29</text:p>
              </table:table-cell>
              <table:table-cell office:value-type="float" office:value="0.0852431590771863">
                <text:p>0.0852431590771863</text:p>
              </table:table-cell>
            </table:table-row>
            <table:table-row>
              <table:table-cell office:value-type="string">
                <text:p>2020-12-30</text:p>
              </table:table-cell>
              <table:table-cell office:value-type="float" office:value="0.0597843779138217">
                <text:p>0.0597843779138217</text:p>
              </table:table-cell>
            </table:table-row>
            <table:table-row>
              <table:table-cell office:value-type="string">
                <text:p>2020-12-31</text:p>
              </table:table-cell>
              <table:table-cell office:value-type="float" office:value="-0.00337460399245618">
                <text:p>-0.00337460399245618</text:p>
              </table:table-cell>
            </table:table-row>
            <table:table-row>
              <table:table-cell office:value-type="string">
                <text:p>2021-01-04</text:p>
              </table:table-cell>
              <table:table-cell office:value-type="float" office:value="-0.00234144969745236">
                <text:p>-0.00234144969745236</text:p>
              </table:table-cell>
            </table:table-row>
            <table:table-row>
              <table:table-cell office:value-type="string">
                <text:p>2021-01-05</text:p>
              </table:table-cell>
              <table:table-cell office:value-type="float" office:value="-0.136512013099836">
                <text:p>-0.136512013099836</text:p>
              </table:table-cell>
            </table:table-row>
            <table:table-row>
              <table:table-cell office:value-type="string">
                <text:p>2021-01-06</text:p>
              </table:table-cell>
              <table:table-cell office:value-type="float" office:value="0.0231887508670459">
                <text:p>0.0231887508670459</text:p>
              </table:table-cell>
            </table:table-row>
            <table:table-row>
              <table:table-cell office:value-type="string">
                <text:p>2021-01-07</text:p>
              </table:table-cell>
              <table:table-cell office:value-type="float" office:value="0.0232302148443021">
                <text:p>0.0232302148443021</text:p>
              </table:table-cell>
            </table:table-row>
            <table:table-row>
              <table:table-cell office:value-type="string">
                <text:p>2021-01-08</text:p>
              </table:table-cell>
              <table:table-cell office:value-type="float" office:value="0.0021084146269355">
                <text:p>0.0021084146269355</text:p>
              </table:table-cell>
            </table:table-row>
            <table:table-row>
              <table:table-cell office:value-type="string">
                <text:p>2021-01-11</text:p>
              </table:table-cell>
              <table:table-cell office:value-type="float" office:value="0.0780831149644996">
                <text:p>0.0780831149644996</text:p>
              </table:table-cell>
            </table:table-row>
            <table:table-row>
              <table:table-cell office:value-type="string">
                <text:p>2021-01-12</text:p>
              </table:table-cell>
              <table:table-cell office:value-type="float" office:value="0.129394071444177">
                <text:p>0.129394071444177</text:p>
              </table:table-cell>
            </table:table-row>
            <table:table-row>
              <table:table-cell office:value-type="string">
                <text:p>2021-01-13</text:p>
              </table:table-cell>
              <table:table-cell office:value-type="float" office:value="0.00715377190621945">
                <text:p>0.00715377190621945</text:p>
              </table:table-cell>
            </table:table-row>
            <table:table-row>
              <table:table-cell office:value-type="string">
                <text:p>2021-01-14</text:p>
              </table:table-cell>
              <table:table-cell office:value-type="float" office:value="0.150216417610171">
                <text:p>0.150216417610171</text:p>
              </table:table-cell>
            </table:table-row>
            <table:table-row>
              <table:table-cell office:value-type="string">
                <text:p>2021-01-15</text:p>
              </table:table-cell>
              <table:table-cell office:value-type="float" office:value="0.0903181515032487">
                <text:p>0.0903181515032487</text:p>
              </table:table-cell>
            </table:table-row>
            <table:table-row>
              <table:table-cell office:value-type="string">
                <text:p>2021-01-19</text:p>
              </table:table-cell>
              <table:table-cell office:value-type="float" office:value="0.141768822211706">
                <text:p>0.141768822211706</text:p>
              </table:table-cell>
            </table:table-row>
            <table:table-row>
              <table:table-cell office:value-type="string">
                <text:p>2021-01-20</text:p>
              </table:table-cell>
              <table:table-cell office:value-type="float" office:value="0.249093305280391">
                <text:p>0.249093305280391</text:p>
              </table:table-cell>
            </table:table-row>
            <table:table-row>
              <table:table-cell office:value-type="string">
                <text:p>2021-01-21</text:p>
              </table:table-cell>
              <table:table-cell office:value-type="float" office:value="0.269407874610759">
                <text:p>0.269407874610759</text:p>
              </table:table-cell>
            </table:table-row>
            <table:table-row>
              <table:table-cell office:value-type="string">
                <text:p>2021-01-22</text:p>
              </table:table-cell>
              <table:table-cell office:value-type="float" office:value="-0.00704595850916776">
                <text:p>-0.00704595850916776</text:p>
              </table:table-cell>
            </table:table-row>
            <table:table-row>
              <table:table-cell office:value-type="string">
                <text:p>2021-01-25</text:p>
              </table:table-cell>
              <table:table-cell office:value-type="float" office:value="0.0194593323437874">
                <text:p>0.0194593323437874</text:p>
              </table:table-cell>
            </table:table-row>
            <table:table-row>
              <table:table-cell office:value-type="string">
                <text:p>2021-01-26</text:p>
              </table:table-cell>
              <table:table-cell office:value-type="float" office:value="0.303993845863123">
                <text:p>0.303993845863123</text:p>
              </table:table-cell>
            </table:table-row>
            <table:table-row>
              <table:table-cell office:value-type="string">
                <text:p>2021-01-27</text:p>
              </table:table-cell>
              <table:table-cell office:value-type="float" office:value="0.0691418939187669">
                <text:p>0.0691418939187669</text:p>
              </table:table-cell>
            </table:table-row>
            <table:table-row>
              <table:table-cell office:value-type="string">
                <text:p>2021-01-28</text:p>
              </table:table-cell>
              <table:table-cell office:value-type="float" office:value="0.104147552749867">
                <text:p>0.104147552749867</text:p>
              </table:table-cell>
            </table:table-row>
            <table:table-row>
              <table:table-cell office:value-type="string">
                <text:p>2021-01-29</text:p>
              </table:table-cell>
              <table:table-cell office:value-type="float" office:value="0.000134653004023683">
                <text:p>0.000134653004023683</text:p>
              </table:table-cell>
            </table:table-row>
            <table:table-row>
              <table:table-cell office:value-type="string">
                <text:p>2021-02-01</text:p>
              </table:table-cell>
              <table:table-cell office:value-type="float" office:value="0.00973110420241864">
                <text:p>0.00973110420241864</text:p>
              </table:table-cell>
            </table:table-row>
            <table:table-row>
              <table:table-cell office:value-type="string">
                <text:p>2021-02-02</text:p>
              </table:table-cell>
              <table:table-cell office:value-type="float" office:value="-0.00344991795512259">
                <text:p>-0.003449917955122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minimum="0" chart:maximum="100" chart:origin="0" chart:interval-major="20" chart:interval-minor-divis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031cm" svg:height="8.528cm" xlink:href=".." xlink:type="simple" chart:class="chart:line" chart:style-name="ch1">
        <chart:legend chart:legend-position="end" svg:x="25.02cm" svg:y="3.716cm" style:legend-expansion="high" chart:style-name="ch2"/>
        <chart:plot-area chart:style-name="ch3" table:cell-range-address="graficos.A3:graficos.A129 graficos.H2:graficos.I129" chart:data-source-has-labels="both" svg:x="0.56cm" svg:y="0.17cm" svg:width="23.9cm" svg:height="8.188cm">
          <chart:coordinate-region svg:x="1.843cm" svg:y="0.369cm" svg:width="22.617cm" svg:height="7.79cm"/>
          <chart:axis chart:dimension="x" chart:name="primary-x" chart:style-name="ch4" chartooo:axis-type="auto">
            <chartooo:date-scale/>
            <chart:categories table:cell-range-address="graficos.A3:graficos.A1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ficos.H3:graficos.H129" chart:label-cell-address="graficos.H2:graficos.H2" chart:class="chart:line">
            <chart:data-point chart:repeated="127"/>
          </chart:series>
          <chart:series chart:style-name="ch8" chart:values-cell-range-address="graficos.I3:graficos.I129" chart:label-cell-address="graficos.I2:graficos.I2" chart:class="chart:line">
            <chart:data-point chart:repeated="1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lliams14</text:p>
                <draw:g>
                  <svg:desc>graficos.H2:graficos.H2</svg:desc>
                </draw:g>
              </table:table-cell>
              <table:table-cell office:value-type="string">
                <text:p>Williams30</text:p>
                <draw:g>
                  <svg:desc>graficos.I2:graficos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0-08-03</text:p>
                <draw:g>
                  <svg:desc>graficos.A3:graficos.A129</svg:desc>
                </draw:g>
              </table:table-cell>
              <table:table-cell office:value-type="float" office:value="57.0294117647059">
                <text:p>57.0294117647059</text:p>
                <draw:g>
                  <svg:desc>graficos.H3:graficos.H129</svg:desc>
                </draw:g>
              </table:table-cell>
              <table:table-cell office:value-type="float" office:value="45.5106382978723">
                <text:p>45.5106382978723</text:p>
                <draw:g>
                  <svg:desc>graficos.I3:graficos.I129</svg:desc>
                </draw:g>
              </table:table-cell>
            </table:table-row>
            <table:table-row>
              <table:table-cell office:value-type="string">
                <text:p>2020-08-04</text:p>
              </table:table-cell>
              <table:table-cell office:value-type="float" office:value="64.4857058650162">
                <text:p>64.4857058650162</text:p>
              </table:table-cell>
              <table:table-cell office:value-type="float" office:value="50.9574468085106">
                <text:p>50.9574468085106</text:p>
              </table:table-cell>
            </table:table-row>
            <table:table-row>
              <table:table-cell office:value-type="string">
                <text:p>2020-08-05</text:p>
              </table:table-cell>
              <table:table-cell office:value-type="float" office:value="88.1226053639847">
                <text:p>88.1226053639847</text:p>
              </table:table-cell>
              <table:table-cell office:value-type="float" office:value="68.0212765957447">
                <text:p>68.0212765957447</text:p>
              </table:table-cell>
            </table:table-row>
            <table:table-row>
              <table:table-cell office:value-type="string">
                <text:p>2020-08-06</text:p>
              </table:table-cell>
              <table:table-cell office:value-type="float" office:value="80.6780256455296">
                <text:p>80.6780256455296</text:p>
              </table:table-cell>
              <table:table-cell office:value-type="float" office:value="81.3242784380305">
                <text:p>81.3242784380305</text:p>
              </table:table-cell>
            </table:table-row>
            <table:table-row>
              <table:table-cell office:value-type="string">
                <text:p>2020-08-07</text:p>
              </table:table-cell>
              <table:table-cell office:value-type="float" office:value="64.8691375373266">
                <text:p>64.8691375373266</text:p>
              </table:table-cell>
              <table:table-cell office:value-type="float" office:value="66.044142614601">
                <text:p>66.044142614601</text:p>
              </table:table-cell>
            </table:table-row>
            <table:table-row>
              <table:table-cell office:value-type="string">
                <text:p>2020-08-10</text:p>
              </table:table-cell>
              <table:table-cell office:value-type="float" office:value="61.8181818181818">
                <text:p>61.8181818181818</text:p>
              </table:table-cell>
              <table:table-cell office:value-type="float" office:value="64.3463497453311">
                <text:p>64.3463497453311</text:p>
              </table:table-cell>
            </table:table-row>
            <table:table-row>
              <table:table-cell office:value-type="string">
                <text:p>2020-08-11</text:p>
              </table:table-cell>
              <table:table-cell office:value-type="float" office:value="69.0909090909091">
                <text:p>69.0909090909091</text:p>
              </table:table-cell>
              <table:table-cell office:value-type="float" office:value="72.972972972973">
                <text:p>72.972972972973</text:p>
              </table:table-cell>
            </table:table-row>
            <table:table-row>
              <table:table-cell office:value-type="string">
                <text:p>2020-08-12</text:p>
              </table:table-cell>
              <table:table-cell office:value-type="float" office:value="82.8571428571429">
                <text:p>82.8571428571429</text:p>
              </table:table-cell>
              <table:table-cell office:value-type="float" office:value="84.0566873339238">
                <text:p>84.0566873339238</text:p>
              </table:table-cell>
            </table:table-row>
            <table:table-row>
              <table:table-cell office:value-type="string">
                <text:p>2020-08-13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73.4278122232064">
                <text:p>73.4278122232064</text:p>
              </table:table-cell>
            </table:table-row>
            <table:table-row>
              <table:table-cell office:value-type="string">
                <text:p>2020-08-14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46.8556244464128">
                <text:p>46.8556244464128</text:p>
              </table:table-cell>
            </table:table-row>
            <table:table-row>
              <table:table-cell office:value-type="string">
                <text:p>2020-08-17</text:p>
              </table:table-cell>
              <table:table-cell office:value-type="float" office:value="48.5714285714286">
                <text:p>48.5714285714286</text:p>
              </table:table-cell>
              <table:table-cell office:value-type="float" office:value="52.1700620017715">
                <text:p>52.1700620017715</text:p>
              </table:table-cell>
            </table:table-row>
            <table:table-row>
              <table:table-cell office:value-type="string">
                <text:p>2020-08-18</text:p>
              </table:table-cell>
              <table:table-cell office:value-type="float" office:value="52.3809523809524">
                <text:p>52.3809523809524</text:p>
              </table:table-cell>
              <table:table-cell office:value-type="float" office:value="55.7130203720106">
                <text:p>55.7130203720106</text:p>
              </table:table-cell>
            </table:table-row>
            <table:table-row>
              <table:table-cell office:value-type="string">
                <text:p>2020-08-19</text:p>
              </table:table-cell>
              <table:table-cell office:value-type="float" office:value="51.4707338813509">
                <text:p>51.4707338813509</text:p>
              </table:table-cell>
              <table:table-cell office:value-type="float" office:value="56.5987599645704">
                <text:p>56.5987599645704</text:p>
              </table:table-cell>
            </table:table-row>
            <table:table-row>
              <table:table-cell office:value-type="string">
                <text:p>2020-08-20</text:p>
              </table:table-cell>
              <table:table-cell office:value-type="float" office:value="43.5475883925919">
                <text:p>43.5475883925919</text:p>
              </table:table-cell>
              <table:table-cell office:value-type="float" office:value="49.5128432240921">
                <text:p>49.5128432240921</text:p>
              </table:table-cell>
            </table:table-row>
            <table:table-row>
              <table:table-cell office:value-type="string">
                <text:p>2020-08-21</text:p>
              </table:table-cell>
              <table:table-cell office:value-type="float" office:value="30.8437067773167">
                <text:p>30.8437067773167</text:p>
              </table:table-cell>
              <table:table-cell office:value-type="float" office:value="42.4269264836138">
                <text:p>42.4269264836138</text:p>
              </table:table-cell>
            </table:table-row>
            <table:table-row>
              <table:table-cell office:value-type="string">
                <text:p>2020-08-24</text:p>
              </table:table-cell>
              <table:table-cell office:value-type="float" office:value="28.8730829073127">
                <text:p>28.8730829073127</text:p>
              </table:table-cell>
              <table:table-cell office:value-type="float" office:value="43.3126660761736">
                <text:p>43.3126660761736</text:p>
              </table:table-cell>
            </table:table-row>
            <table:table-row>
              <table:table-cell office:value-type="string">
                <text:p>2020-08-25</text:p>
              </table:table-cell>
              <table:table-cell office:value-type="float" office:value="29.8447383553766">
                <text:p>29.8447383553766</text:p>
              </table:table-cell>
              <table:table-cell office:value-type="float" office:value="45.045045045045">
                <text:p>45.045045045045</text:p>
              </table:table-cell>
            </table:table-row>
            <table:table-row>
              <table:table-cell office:value-type="string">
                <text:p>2020-08-26</text:p>
              </table:table-cell>
              <table:table-cell office:value-type="float" office:value="33.2949971247844">
                <text:p>33.2949971247844</text:p>
              </table:table-cell>
              <table:table-cell office:value-type="float" office:value="47.7147750833859">
                <text:p>47.7147750833859</text:p>
              </table:table-cell>
            </table:table-row>
            <table:table-row>
              <table:table-cell office:value-type="string">
                <text:p>2020-08-27</text:p>
              </table:table-cell>
              <table:table-cell office:value-type="float" office:value="30.9948246118459">
                <text:p>30.9948246118459</text:p>
              </table:table-cell>
              <table:table-cell office:value-type="float" office:value="45.9118362931578">
                <text:p>45.9118362931578</text:p>
              </table:table-cell>
            </table:table-row>
            <table:table-row>
              <table:table-cell office:value-type="string">
                <text:p>2020-08-28</text:p>
              </table:table-cell>
              <table:table-cell office:value-type="float" office:value="28">
                <text:p>28</text:p>
              </table:table-cell>
              <table:table-cell office:value-type="float" office:value="51.3206526638421">
                <text:p>51.3206526638421</text:p>
              </table:table-cell>
            </table:table-row>
            <table:table-row>
              <table:table-cell office:value-type="string">
                <text:p>2020-08-31</text:p>
              </table:table-cell>
              <table:table-cell office:value-type="float" office:value="21.6216216216216">
                <text:p>21.6216216216216</text:p>
              </table:table-cell>
              <table:table-cell office:value-type="float" office:value="47.7147750833859">
                <text:p>47.7147750833859</text:p>
              </table:table-cell>
            </table:table-row>
            <table:table-row>
              <table:table-cell office:value-type="string">
                <text:p>2020-09-01</text:p>
              </table:table-cell>
              <table:table-cell office:value-type="float" office:value="15.8730158730159">
                <text:p>15.8730158730159</text:p>
              </table:table-cell>
              <table:table-cell office:value-type="float" office:value="41.2844036697248">
                <text:p>41.2844036697248</text:p>
              </table:table-cell>
            </table:table-row>
            <table:table-row>
              <table:table-cell office:value-type="string">
                <text:p>2020-09-02</text:p>
              </table:table-cell>
              <table:table-cell office:value-type="float" office:value="6.25000000000001">
                <text:p>6.25000000000001</text:p>
              </table:table-cell>
              <table:table-cell office:value-type="float" office:value="32.3809523809524">
                <text:p>32.3809523809524</text:p>
              </table:table-cell>
            </table:table-row>
            <table:table-row>
              <table:table-cell office:value-type="string">
                <text:p>2020-09-03</text:p>
              </table:table-cell>
              <table:table-cell office:value-type="float" office:value="7.81250000000001">
                <text:p>7.81250000000001</text:p>
              </table:table-cell>
              <table:table-cell office:value-type="float" office:value="33.3333333333333">
                <text:p>33.3333333333333</text:p>
              </table:table-cell>
            </table:table-row>
            <table:table-row>
              <table:table-cell office:value-type="string">
                <text:p>2020-09-04</text:p>
              </table:table-cell>
              <table:table-cell office:value-type="float" office:value="24.0715268225585">
                <text:p>24.0715268225585</text:p>
              </table:table-cell>
              <table:table-cell office:value-type="float" office:value="27.6190476190476">
                <text:p>27.6190476190476</text:p>
              </table:table-cell>
            </table:table-row>
            <table:table-row>
              <table:table-cell office:value-type="string">
                <text:p>2020-09-08</text:p>
              </table:table-cell>
              <table:table-cell office:value-type="float" office:value="33.2416322787712">
                <text:p>33.2416322787712</text:p>
              </table:table-cell>
              <table:table-cell office:value-type="float" office:value="31.4285714285714">
                <text:p>31.4285714285714</text:p>
              </table:table-cell>
            </table:table-row>
            <table:table-row>
              <table:table-cell office:value-type="string">
                <text:p>2020-09-09</text:p>
              </table:table-cell>
              <table:table-cell office:value-type="float" office:value="27.0588235294118">
                <text:p>27.0588235294118</text:p>
              </table:table-cell>
              <table:table-cell office:value-type="float" office:value="28.5714285714286">
                <text:p>28.5714285714286</text:p>
              </table:table-cell>
            </table:table-row>
            <table:table-row>
              <table:table-cell office:value-type="string">
                <text:p>2020-09-10</text:p>
              </table:table-cell>
              <table:table-cell office:value-type="float" office:value="12.9411764705882">
                <text:p>12.9411764705882</text:p>
              </table:table-cell>
              <table:table-cell office:value-type="float" office:value="22.8571428571429">
                <text:p>22.8571428571429</text:p>
              </table:table-cell>
            </table:table-row>
            <table:table-row>
              <table:table-cell office:value-type="string">
                <text:p>2020-09-11</text:p>
              </table:table-cell>
              <table:table-cell office:value-type="float" office:value="4.72941176470588">
                <text:p>4.72941176470588</text:p>
              </table:table-cell>
              <table:table-cell office:value-type="float" office:value="16.3216797068436">
                <text:p>16.3216797068436</text:p>
              </table:table-cell>
            </table:table-row>
            <table:table-row>
              <table:table-cell office:value-type="string">
                <text:p>2020-09-14</text:p>
              </table:table-cell>
              <table:table-cell office:value-type="float" office:value="18.1229773462783">
                <text:p>18.1229773462783</text:p>
              </table:table-cell>
              <table:table-cell office:value-type="float" office:value="13.8258888778845">
                <text:p>13.8258888778845</text:p>
              </table:table-cell>
            </table:table-row>
            <table:table-row>
              <table:table-cell office:value-type="string">
                <text:p>2020-09-15</text:p>
              </table:table-cell>
              <table:table-cell office:value-type="float" office:value="4.81629545021892">
                <text:p>4.81629545021892</text:p>
              </table:table-cell>
              <table:table-cell office:value-type="float" office:value="2.62094685589972">
                <text:p>2.62094685589972</text:p>
              </table:table-cell>
            </table:table-row>
            <table:table-row>
              <table:table-cell office:value-type="string">
                <text:p>2020-09-16</text:p>
              </table:table-cell>
              <table:table-cell office:value-type="float" office:value="14.7659574468085">
                <text:p>14.7659574468085</text:p>
              </table:table-cell>
              <table:table-cell office:value-type="float" office:value="7.15463917525772">
                <text:p>7.15463917525772</text:p>
              </table:table-cell>
            </table:table-row>
            <table:table-row>
              <table:table-cell office:value-type="string">
                <text:p>2020-09-17</text:p>
              </table:table-cell>
              <table:table-cell office:value-type="float" office:value="17.2131147540984">
                <text:p>17.2131147540984</text:p>
              </table:table-cell>
              <table:table-cell office:value-type="float" office:value="8.50202429149797">
                <text:p>8.50202429149797</text:p>
              </table:table-cell>
            </table:table-row>
            <table:table-row>
              <table:table-cell office:value-type="string">
                <text:p>2020-09-18</text:p>
              </table:table-cell>
              <table:table-cell office:value-type="float" office:value="26.0450819672131">
                <text:p>26.0450819672131</text:p>
              </table:table-cell>
              <table:table-cell office:value-type="float" office:value="12.8643724696356">
                <text:p>12.8643724696356</text:p>
              </table:table-cell>
            </table:table-row>
            <table:table-row>
              <table:table-cell office:value-type="string">
                <text:p>2020-09-21</text:p>
              </table:table-cell>
              <table:table-cell office:value-type="float" office:value="29.5226130653266">
                <text:p>29.5226130653266</text:p>
              </table:table-cell>
              <table:table-cell office:value-type="float" office:value="11.8927125506073">
                <text:p>11.8927125506073</text:p>
              </table:table-cell>
            </table:table-row>
            <table:table-row>
              <table:table-cell office:value-type="string">
                <text:p>2020-09-22</text:p>
              </table:table-cell>
              <table:table-cell office:value-type="float" office:value="23.5919540229885">
                <text:p>23.5919540229885</text:p>
              </table:table-cell>
              <table:table-cell office:value-type="float" office:value="8.30971659919028">
                <text:p>8.30971659919028</text:p>
              </table:table-cell>
            </table:table-row>
            <table:table-row>
              <table:table-cell office:value-type="string">
                <text:p>2020-09-23</text:p>
              </table:table-cell>
              <table:table-cell office:value-type="float" office:value="24.6861924686192">
                <text:p>24.6861924686192</text:p>
              </table:table-cell>
              <table:table-cell office:value-type="float" office:value="11.9433198380567">
                <text:p>11.9433198380567</text:p>
              </table:table-cell>
            </table:table-row>
            <table:table-row>
              <table:table-cell office:value-type="string">
                <text:p>2020-09-24</text:p>
              </table:table-cell>
              <table:table-cell office:value-type="float" office:value="40.7949790794979">
                <text:p>40.7949790794979</text:p>
              </table:table-cell>
              <table:table-cell office:value-type="float" office:value="22.2095671981777">
                <text:p>22.2095671981777</text:p>
              </table:table-cell>
            </table:table-row>
            <table:table-row>
              <table:table-cell office:value-type="string">
                <text:p>2020-09-25</text:p>
              </table:table-cell>
              <table:table-cell office:value-type="float" office:value="53.9748953974895">
                <text:p>53.9748953974895</text:p>
              </table:table-cell>
              <table:table-cell office:value-type="float" office:value="29.3849658314351">
                <text:p>29.3849658314351</text:p>
              </table:table-cell>
            </table:table-row>
            <table:table-row>
              <table:table-cell office:value-type="string">
                <text:p>2020-09-28</text:p>
              </table:table-cell>
              <table:table-cell office:value-type="float" office:value="42.9916317991632">
                <text:p>42.9916317991632</text:p>
              </table:table-cell>
              <table:table-cell office:value-type="float" office:value="23.4054669703872">
                <text:p>23.4054669703872</text:p>
              </table:table-cell>
            </table:table-row>
            <table:table-row>
              <table:table-cell office:value-type="string">
                <text:p>2020-09-29</text:p>
              </table:table-cell>
              <table:table-cell office:value-type="float" office:value="45.6066945606695">
                <text:p>45.6066945606695</text:p>
              </table:table-cell>
              <table:table-cell office:value-type="float" office:value="38.9842632331903">
                <text:p>38.9842632331903</text:p>
              </table:table-cell>
            </table:table-row>
            <table:table-row>
              <table:table-cell office:value-type="string">
                <text:p>2020-09-30</text:p>
              </table:table-cell>
              <table:table-cell office:value-type="float" office:value="45.6066945606695">
                <text:p>45.6066945606695</text:p>
              </table:table-cell>
              <table:table-cell office:value-type="float" office:value="38.9842632331903">
                <text:p>38.9842632331903</text:p>
              </table:table-cell>
            </table:table-row>
            <table:table-row>
              <table:table-cell office:value-type="string">
                <text:p>2020-10-01</text:p>
              </table:table-cell>
              <table:table-cell office:value-type="float" office:value="51.8828451882845">
                <text:p>51.8828451882845</text:p>
              </table:table-cell>
              <table:table-cell office:value-type="float" office:value="45.2554744525548">
                <text:p>45.2554744525548</text:p>
              </table:table-cell>
            </table:table-row>
            <table:table-row>
              <table:table-cell office:value-type="string">
                <text:p>2020-10-02</text:p>
              </table:table-cell>
              <table:table-cell office:value-type="float" office:value="53.9748953974895">
                <text:p>53.9748953974895</text:p>
              </table:table-cell>
              <table:table-cell office:value-type="float" office:value="47.0802919708029">
                <text:p>47.0802919708029</text:p>
              </table:table-cell>
            </table:table-row>
            <table:table-row>
              <table:table-cell office:value-type="string">
                <text:p>2020-10-05</text:p>
              </table:table-cell>
              <table:table-cell office:value-type="float" office:value="92.831541218638">
                <text:p>92.831541218638</text:p>
              </table:table-cell>
              <table:table-cell office:value-type="float" office:value="92.831541218638">
                <text:p>92.831541218638</text:p>
              </table:table-cell>
            </table:table-row>
            <table:table-row>
              <table:table-cell office:value-type="string">
                <text:p>2020-10-06</text:p>
              </table:table-cell>
              <table:table-cell office:value-type="float" office:value="75.9299781181619">
                <text:p>75.9299781181619</text:p>
              </table:table-cell>
              <table:table-cell office:value-type="float" office:value="75.9299781181619">
                <text:p>75.9299781181619</text:p>
              </table:table-cell>
            </table:table-row>
            <table:table-row>
              <table:table-cell office:value-type="string">
                <text:p>2020-10-07</text:p>
              </table:table-cell>
              <table:table-cell office:value-type="float" office:value="74.2474334435357">
                <text:p>74.2474334435357</text:p>
              </table:table-cell>
              <table:table-cell office:value-type="float" office:value="74.7267759562841">
                <text:p>74.7267759562841</text:p>
              </table:table-cell>
            </table:table-row>
            <table:table-row>
              <table:table-cell office:value-type="string">
                <text:p>2020-10-08</text:p>
              </table:table-cell>
              <table:table-cell office:value-type="float" office:value="38.4026448581869">
                <text:p>38.4026448581869</text:p>
              </table:table-cell>
              <table:table-cell office:value-type="float" office:value="39.5491803278689">
                <text:p>39.5491803278689</text:p>
              </table:table-cell>
            </table:table-row>
            <table:table-row>
              <table:table-cell office:value-type="string">
                <text:p>2020-10-09</text:p>
              </table:table-cell>
              <table:table-cell office:value-type="float" office:value="59.283104228293">
                <text:p>59.283104228293</text:p>
              </table:table-cell>
              <table:table-cell office:value-type="float" office:value="60.0409836065574">
                <text:p>60.0409836065574</text:p>
              </table:table-cell>
            </table:table-row>
            <table:table-row>
              <table:table-cell office:value-type="string">
                <text:p>2020-10-12</text:p>
              </table:table-cell>
              <table:table-cell office:value-type="float" office:value="46.6898954703833">
                <text:p>46.6898954703833</text:p>
              </table:table-cell>
              <table:table-cell office:value-type="float" office:value="47.7459016393443">
                <text:p>47.7459016393443</text:p>
              </table:table-cell>
            </table:table-row>
            <table:table-row>
              <table:table-cell office:value-type="string">
                <text:p>2020-10-13</text:p>
              </table:table-cell>
              <table:table-cell office:value-type="float" office:value="49.4320002848901">
                <text:p>49.4320002848901</text:p>
              </table:table-cell>
              <table:table-cell office:value-type="float" office:value="51.5027322404372">
                <text:p>51.5027322404372</text:p>
              </table:table-cell>
            </table:table-row>
            <table:table-row>
              <table:table-cell office:value-type="string">
                <text:p>2020-10-14</text:p>
              </table:table-cell>
              <table:table-cell office:value-type="float" office:value="43.3192534026499">
                <text:p>43.3192534026499</text:p>
              </table:table-cell>
              <table:table-cell office:value-type="float" office:value="46.379781420765">
                <text:p>46.379781420765</text:p>
              </table:table-cell>
            </table:table-row>
            <table:table-row>
              <table:table-cell office:value-type="string">
                <text:p>2020-10-15</text:p>
              </table:table-cell>
              <table:table-cell office:value-type="float" office:value="54.8720170403264">
                <text:p>54.8720170403264</text:p>
              </table:table-cell>
              <table:table-cell office:value-type="float" office:value="57.3087431693989">
                <text:p>57.3087431693989</text:p>
              </table:table-cell>
            </table:table-row>
            <table:table-row>
              <table:table-cell office:value-type="string">
                <text:p>2020-10-16</text:p>
              </table:table-cell>
              <table:table-cell office:value-type="float" office:value="48.7346113578107">
                <text:p>48.7346113578107</text:p>
              </table:table-cell>
              <table:table-cell office:value-type="float" office:value="51.5027322404372">
                <text:p>51.5027322404372</text:p>
              </table:table-cell>
            </table:table-row>
            <table:table-row>
              <table:table-cell office:value-type="string">
                <text:p>2020-10-19</text:p>
              </table:table-cell>
              <table:table-cell office:value-type="float" office:value="46.6618287373004">
                <text:p>46.6618287373004</text:p>
              </table:table-cell>
              <table:table-cell office:value-type="float" office:value="49.7950819672131">
                <text:p>49.7950819672131</text:p>
              </table:table-cell>
            </table:table-row>
            <table:table-row>
              <table:table-cell office:value-type="string">
                <text:p>2020-10-20</text:p>
              </table:table-cell>
              <table:table-cell office:value-type="float" office:value="44.3231441048035">
                <text:p>44.3231441048035</text:p>
              </table:table-cell>
              <table:table-cell office:value-type="float" office:value="47.7459016393443">
                <text:p>47.7459016393443</text:p>
              </table:table-cell>
            </table:table-row>
            <table:table-row>
              <table:table-cell office:value-type="string">
                <text:p>2020-10-21</text:p>
              </table:table-cell>
              <table:table-cell office:value-type="float" office:value="39.9563318777292">
                <text:p>39.9563318777292</text:p>
              </table:table-cell>
              <table:table-cell office:value-type="float" office:value="43.6475409836066">
                <text:p>43.6475409836066</text:p>
              </table:table-cell>
            </table:table-row>
            <table:table-row>
              <table:table-cell office:value-type="string">
                <text:p>2020-10-22</text:p>
              </table:table-cell>
              <table:table-cell office:value-type="float" office:value="41.5730337078652">
                <text:p>41.5730337078652</text:p>
              </table:table-cell>
              <table:table-cell office:value-type="float" office:value="46.7213114754098">
                <text:p>46.7213114754098</text:p>
              </table:table-cell>
            </table:table-row>
            <table:table-row>
              <table:table-cell office:value-type="string">
                <text:p>2020-10-23</text:p>
              </table:table-cell>
              <table:table-cell office:value-type="float" office:value="33.4042553191489">
                <text:p>33.4042553191489</text:p>
              </table:table-cell>
              <table:table-cell office:value-type="float" office:value="46.5505464480874">
                <text:p>46.5505464480874</text:p>
              </table:table-cell>
            </table:table-row>
            <table:table-row>
              <table:table-cell office:value-type="string">
                <text:p>2020-10-26</text:p>
              </table:table-cell>
              <table:table-cell office:value-type="float" office:value="7.02702702702702">
                <text:p>7.02702702702702</text:p>
              </table:table-cell>
              <table:table-cell office:value-type="float" office:value="41.2568306010929">
                <text:p>41.2568306010929</text:p>
              </table:table-cell>
            </table:table-row>
            <table:table-row>
              <table:table-cell office:value-type="string">
                <text:p>2020-10-27</text:p>
              </table:table-cell>
              <table:table-cell office:value-type="float" office:value="9.17431192660549">
                <text:p>9.17431192660549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2020-10-28</text:p>
              </table:table-cell>
              <table:table-cell office:value-type="float" office:value="9.40170940170941">
                <text:p>9.40170940170941</text:p>
              </table:table-cell>
              <table:table-cell office:value-type="float" office:value="35.1092896174863">
                <text:p>35.1092896174863</text:p>
              </table:table-cell>
            </table:table-row>
            <table:table-row>
              <table:table-cell office:value-type="string">
                <text:p>2020-10-29</text:p>
              </table:table-cell>
              <table:table-cell office:value-type="float" office:value="14.8148148148148">
                <text:p>14.8148148148148</text:p>
              </table:table-cell>
              <table:table-cell office:value-type="float" office:value="33.8785453279972">
                <text:p>33.8785453279972</text:p>
              </table:table-cell>
            </table:table-row>
            <table:table-row>
              <table:table-cell office:value-type="string">
                <text:p>2020-10-30</text:p>
              </table:table-cell>
              <table:table-cell office:value-type="float" office:value="6.24999999999999">
                <text:p>6.24999999999999</text:p>
              </table:table-cell>
              <table:table-cell office:value-type="float" office:value="29.3544457978075">
                <text:p>29.3544457978075</text:p>
              </table:table-cell>
            </table:table-row>
            <table:table-row>
              <table:table-cell office:value-type="string">
                <text:p>2020-11-02</text:p>
              </table:table-cell>
              <table:table-cell office:value-type="float" office:value="9.82142857142856">
                <text:p>9.82142857142856</text:p>
              </table:table-cell>
              <table:table-cell office:value-type="float" office:value="30.7464764224813">
                <text:p>30.7464764224813</text:p>
              </table:table-cell>
            </table:table-row>
            <table:table-row>
              <table:table-cell office:value-type="string">
                <text:p>2020-11-03</text:p>
              </table:table-cell>
              <table:table-cell office:value-type="float" office:value="8.92857142857141">
                <text:p>8.92857142857141</text:p>
              </table:table-cell>
              <table:table-cell office:value-type="float" office:value="30.3135888501742">
                <text:p>30.3135888501742</text:p>
              </table:table-cell>
            </table:table-row>
            <table:table-row>
              <table:table-cell office:value-type="string">
                <text:p>2020-11-04</text:p>
              </table:table-cell>
              <table:table-cell office:value-type="float" office:value="5.35714285714284">
                <text:p>5.35714285714284</text:p>
              </table:table-cell>
              <table:table-cell office:value-type="float" office:value="27.3530144937858">
                <text:p>27.3530144937858</text:p>
              </table:table-cell>
            </table:table-row>
            <table:table-row>
              <table:table-cell office:value-type="string">
                <text:p>2020-11-05</text:p>
              </table:table-cell>
              <table:table-cell office:value-type="float" office:value="13.953488372093">
                <text:p>13.953488372093</text:p>
              </table:table-cell>
              <table:table-cell office:value-type="float" office:value="28.517274991877">
                <text:p>28.517274991877</text:p>
              </table:table-cell>
            </table:table-row>
            <table:table-row>
              <table:table-cell office:value-type="string">
                <text:p>2020-11-06</text:p>
              </table:table-cell>
              <table:table-cell office:value-type="float" office:value="8.69565217391302">
                <text:p>8.69565217391302</text:p>
              </table:table-cell>
              <table:table-cell office:value-type="float" office:value="26.3511318098126">
                <text:p>26.3511318098126</text:p>
              </table:table-cell>
            </table:table-row>
            <table:table-row>
              <table:table-cell office:value-type="string">
                <text:p>2020-11-09</text:p>
              </table:table-cell>
              <table:table-cell office:value-type="float" office:value="8.69565217391302">
                <text:p>8.69565217391302</text:p>
              </table:table-cell>
              <table:table-cell office:value-type="float" office:value="26.3511318098126">
                <text:p>26.3511318098126</text:p>
              </table:table-cell>
            </table:table-row>
            <table:table-row>
              <table:table-cell office:value-type="string">
                <text:p>2020-11-10</text:p>
              </table:table-cell>
              <table:table-cell office:value-type="float" office:value="14.2857142857143">
                <text:p>14.2857142857143</text:p>
              </table:table-cell>
              <table:table-cell office:value-type="float" office:value="24.8911465892598">
                <text:p>24.8911465892598</text:p>
              </table:table-cell>
            </table:table-row>
            <table:table-row>
              <table:table-cell office:value-type="string">
                <text:p>2020-11-11</text:p>
              </table:table-cell>
              <table:table-cell office:value-type="float" office:value="16.2162162162162">
                <text:p>16.2162162162162</text:p>
              </table:table-cell>
              <table:table-cell office:value-type="float" office:value="25.0363901018923">
                <text:p>25.0363901018923</text:p>
              </table:table-cell>
            </table:table-row>
            <table:table-row>
              <table:table-cell office:value-type="string">
                <text:p>2020-11-12</text:p>
              </table:table-cell>
              <table:table-cell office:value-type="float" office:value="8.73743993010049">
                <text:p>8.73743993010049</text:p>
              </table:table-cell>
              <table:table-cell office:value-type="float" office:value="22.8529839883552">
                <text:p>22.8529839883552</text:p>
              </table:table-cell>
            </table:table-row>
            <table:table-row>
              <table:table-cell office:value-type="string">
                <text:p>2020-11-13</text:p>
              </table:table-cell>
              <table:table-cell office:value-type="float" office:value="21.8435998252512">
                <text:p>21.8435998252512</text:p>
              </table:table-cell>
              <table:table-cell office:value-type="float" office:value="23.9700374531835">
                <text:p>23.9700374531835</text:p>
              </table:table-cell>
            </table:table-row>
            <table:table-row>
              <table:table-cell office:value-type="string">
                <text:p>2020-11-16</text:p>
              </table:table-cell>
              <table:table-cell office:value-type="float" office:value="64.1025641025641">
                <text:p>64.1025641025641</text:p>
              </table:table-cell>
              <table:table-cell office:value-type="float" office:value="17.8723404255319">
                <text:p>17.8723404255319</text:p>
              </table:table-cell>
            </table:table-row>
            <table:table-row>
              <table:table-cell office:value-type="string">
                <text:p>2020-11-17</text:p>
              </table:table-cell>
              <table:table-cell office:value-type="float" office:value="72.8813559322034">
                <text:p>72.8813559322034</text:p>
              </table:table-cell>
              <table:table-cell office:value-type="float" office:value="19.7247706422018">
                <text:p>19.7247706422018</text:p>
              </table:table-cell>
            </table:table-row>
            <table:table-row>
              <table:table-cell office:value-type="string">
                <text:p>2020-11-18</text:p>
              </table:table-cell>
              <table:table-cell office:value-type="float" office:value="59.3220338983051">
                <text:p>59.3220338983051</text:p>
              </table:table-cell>
              <table:table-cell office:value-type="float" office:value="26.1194029850746">
                <text:p>26.1194029850746</text:p>
              </table:table-cell>
            </table:table-row>
            <table:table-row>
              <table:table-cell office:value-type="string">
                <text:p>2020-11-19</text:p>
              </table:table-cell>
              <table:table-cell office:value-type="float" office:value="81.3559322033899">
                <text:p>81.3559322033899</text:p>
              </table:table-cell>
              <table:table-cell office:value-type="float" office:value="35.8208955223881">
                <text:p>35.8208955223881</text:p>
              </table:table-cell>
            </table:table-row>
            <table:table-row>
              <table:table-cell office:value-type="string">
                <text:p>2020-11-20</text:p>
              </table:table-cell>
              <table:table-cell office:value-type="float" office:value="75.5813953488372">
                <text:p>75.5813953488372</text:p>
              </table:table-cell>
              <table:table-cell office:value-type="float" office:value="54.1666666666667">
                <text:p>54.1666666666667</text:p>
              </table:table-cell>
            </table:table-row>
            <table:table-row>
              <table:table-cell office:value-type="string">
                <text:p>2020-11-23</text:p>
              </table:table-cell>
              <table:table-cell office:value-type="float" office:value="73.2558139534884">
                <text:p>73.2558139534884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2020-11-24</text:p>
              </table:table-cell>
              <table:table-cell office:value-type="float" office:value="50.6849315068493">
                <text:p>50.6849315068493</text:p>
              </table:table-cell>
              <table:table-cell office:value-type="float" office:value="50.6849315068493">
                <text:p>50.6849315068493</text:p>
              </table:table-cell>
            </table:table-row>
            <table:table-row>
              <table:table-cell office:value-type="string">
                <text:p>2020-11-25</text:p>
              </table:table-cell>
              <table:table-cell office:value-type="float" office:value="55.4794520547945">
                <text:p>55.4794520547945</text:p>
              </table:table-cell>
              <table:table-cell office:value-type="float" office:value="55.4794520547945">
                <text:p>55.4794520547945</text:p>
              </table:table-cell>
            </table:table-row>
            <table:table-row>
              <table:table-cell office:value-type="string">
                <text:p>2020-11-27</text:p>
              </table:table-cell>
              <table:table-cell office:value-type="float" office:value="51.7123287671233">
                <text:p>51.7123287671233</text:p>
              </table:table-cell>
              <table:table-cell office:value-type="float" office:value="51.7123287671233">
                <text:p>51.7123287671233</text:p>
              </table:table-cell>
            </table:table-row>
            <table:table-row>
              <table:table-cell office:value-type="string">
                <text:p>2020-11-30</text:p>
              </table:table-cell>
              <table:table-cell office:value-type="float" office:value="45.8904109589041">
                <text:p>45.8904109589041</text:p>
              </table:table-cell>
              <table:table-cell office:value-type="float" office:value="45.8904109589041">
                <text:p>45.8904109589041</text:p>
              </table:table-cell>
            </table:table-row>
            <table:table-row>
              <table:table-cell office:value-type="string">
                <text:p>2020-12-01</text:p>
              </table:table-cell>
              <table:table-cell office:value-type="float" office:value="33.1010452961672">
                <text:p>33.1010452961672</text:p>
              </table:table-cell>
              <table:table-cell office:value-type="float" office:value="34.2465753424658">
                <text:p>34.2465753424658</text:p>
              </table:table-cell>
            </table:table-row>
            <table:table-row>
              <table:table-cell office:value-type="string">
                <text:p>2020-12-02</text:p>
              </table:table-cell>
              <table:table-cell office:value-type="float" office:value="34.1463414634146">
                <text:p>34.1463414634146</text:p>
              </table:table-cell>
              <table:table-cell office:value-type="float" office:value="35.2739726027397">
                <text:p>35.2739726027397</text:p>
              </table:table-cell>
            </table:table-row>
            <table:table-row>
              <table:table-cell office:value-type="string">
                <text:p>2020-12-03</text:p>
              </table:table-cell>
              <table:table-cell office:value-type="float" office:value="30.7727448430966">
                <text:p>30.7727448430966</text:p>
              </table:table-cell>
              <table:table-cell office:value-type="float" office:value="32.5342465753425">
                <text:p>32.5342465753425</text:p>
              </table:table-cell>
            </table:table-row>
            <table:table-row>
              <table:table-cell office:value-type="string">
                <text:p>2020-12-04</text:p>
              </table:table-cell>
              <table:table-cell office:value-type="float" office:value="29.7101449275362">
                <text:p>29.7101449275362</text:p>
              </table:table-cell>
              <table:table-cell office:value-type="float" office:value="33.5616438356164">
                <text:p>33.5616438356164</text:p>
              </table:table-cell>
            </table:table-row>
            <table:table-row>
              <table:table-cell office:value-type="string">
                <text:p>2020-12-07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38.3561643835616">
                <text:p>38.3561643835616</text:p>
              </table:table-cell>
            </table:table-row>
            <table:table-row>
              <table:table-cell office:value-type="string">
                <text:p>2020-12-08</text:p>
              </table:table-cell>
              <table:table-cell office:value-type="float" office:value="30.3703703703704">
                <text:p>30.3703703703704</text:p>
              </table:table-cell>
              <table:table-cell office:value-type="float" office:value="35.6164383561644">
                <text:p>35.6164383561644</text:p>
              </table:table-cell>
            </table:table-row>
            <table:table-row>
              <table:table-cell office:value-type="string">
                <text:p>2020-12-09</text:p>
              </table:table-cell>
              <table:table-cell office:value-type="float" office:value="21.8518518518519">
                <text:p>21.8518518518519</text:p>
              </table:table-cell>
              <table:table-cell office:value-type="float" office:value="27.7397260273973">
                <text:p>27.7397260273973</text:p>
              </table:table-cell>
            </table:table-row>
            <table:table-row>
              <table:table-cell office:value-type="string">
                <text:p>2020-12-10</text:p>
              </table:table-cell>
              <table:table-cell office:value-type="float" office:value="13.6546184738956">
                <text:p>13.6546184738956</text:p>
              </table:table-cell>
              <table:table-cell office:value-type="float" office:value="26.3698630136986">
                <text:p>26.3698630136986</text:p>
              </table:table-cell>
            </table:table-row>
            <table:table-row>
              <table:table-cell office:value-type="string">
                <text:p>2020-12-11</text:p>
              </table:table-cell>
              <table:table-cell office:value-type="float" office:value="9.63855421686747">
                <text:p>9.63855421686747</text:p>
              </table:table-cell>
              <table:table-cell office:value-type="float" office:value="22.9452054794521">
                <text:p>22.9452054794521</text:p>
              </table:table-cell>
            </table:table-row>
            <table:table-row>
              <table:table-cell office:value-type="string">
                <text:p>2020-12-14</text:p>
              </table:table-cell>
              <table:table-cell office:value-type="float" office:value="7.01754385964911">
                <text:p>7.01754385964911</text:p>
              </table:table-cell>
              <table:table-cell office:value-type="float" office:value="27.3972602739726">
                <text:p>27.3972602739726</text:p>
              </table:table-cell>
            </table:table-row>
            <table:table-row>
              <table:table-cell office:value-type="string">
                <text:p>2020-12-15</text:p>
              </table:table-cell>
              <table:table-cell office:value-type="float" office:value="36.697247706422">
                <text:p>36.697247706422</text:p>
              </table:table-cell>
              <table:table-cell office:value-type="float" office:value="35.6164383561644">
                <text:p>35.6164383561644</text:p>
              </table:table-cell>
            </table:table-row>
            <table:table-row>
              <table:table-cell office:value-type="string">
                <text:p>2020-12-16</text:p>
              </table:table-cell>
              <table:table-cell office:value-type="float" office:value="25.4716981132075">
                <text:p>25.4716981132075</text:p>
              </table:table-cell>
              <table:table-cell office:value-type="float" office:value="31.1643835616438">
                <text:p>31.1643835616438</text:p>
              </table:table-cell>
            </table:table-row>
            <table:table-row>
              <table:table-cell office:value-type="string">
                <text:p>2020-12-17</text:p>
              </table:table-cell>
              <table:table-cell office:value-type="float" office:value="29.7619047619048">
                <text:p>29.7619047619048</text:p>
              </table:table-cell>
              <table:table-cell office:value-type="float" office:value="30.4794520547945">
                <text:p>30.4794520547945</text:p>
              </table:table-cell>
            </table:table-row>
            <table:table-row>
              <table:table-cell office:value-type="string">
                <text:p>2020-12-18</text:p>
              </table:table-cell>
              <table:table-cell office:value-type="float" office:value="59.375">
                <text:p>59.375</text:p>
              </table:table-cell>
              <table:table-cell office:value-type="float" office:value="34.9315068493151">
                <text:p>34.9315068493151</text:p>
              </table:table-cell>
            </table:table-row>
            <table:table-row>
              <table:table-cell office:value-type="string">
                <text:p>2020-12-21</text:p>
              </table:table-cell>
              <table:table-cell office:value-type="float" office:value="82.4561403508772">
                <text:p>82.4561403508772</text:p>
              </table:table-cell>
              <table:table-cell office:value-type="float" office:value="38.013698630137">
                <text:p>38.013698630137</text:p>
              </table:table-cell>
            </table:table-row>
            <table:table-row>
              <table:table-cell office:value-type="string">
                <text:p>2020-12-22</text:p>
              </table:table-cell>
              <table:table-cell office:value-type="float" office:value="95.2830188679245">
                <text:p>95.2830188679245</text:p>
              </table:table-cell>
              <table:table-cell office:value-type="float" office:value="56.5068493150685">
                <text:p>56.5068493150685</text:p>
              </table:table-cell>
            </table:table-row>
            <table:table-row>
              <table:table-cell office:value-type="string">
                <text:p>2020-12-23</text:p>
              </table:table-cell>
              <table:table-cell office:value-type="float" office:value="76.5151515151515">
                <text:p>76.5151515151515</text:p>
              </table:table-cell>
              <table:table-cell office:value-type="float" office:value="55.7491289198606">
                <text:p>55.7491289198606</text:p>
              </table:table-cell>
            </table:table-row>
            <table:table-row>
              <table:table-cell office:value-type="string">
                <text:p>2020-12-24</text:p>
              </table:table-cell>
              <table:table-cell office:value-type="float" office:value="70.4545454545454">
                <text:p>70.4545454545454</text:p>
              </table:table-cell>
              <table:table-cell office:value-type="float" office:value="52.9616724738676">
                <text:p>52.9616724738676</text:p>
              </table:table-cell>
            </table:table-row>
            <table:table-row>
              <table:table-cell office:value-type="string">
                <text:p>2020-12-28</text:p>
              </table:table-cell>
              <table:table-cell office:value-type="float" office:value="76.5151515151515">
                <text:p>76.5151515151515</text:p>
              </table:table-cell>
              <table:table-cell office:value-type="float" office:value="55.3712619039252">
                <text:p>55.3712619039252</text:p>
              </table:table-cell>
            </table:table-row>
            <table:table-row>
              <table:table-cell office:value-type="string">
                <text:p>2020-12-29</text:p>
              </table:table-cell>
              <table:table-cell office:value-type="float" office:value="56.8181818181818">
                <text:p>56.8181818181818</text:p>
              </table:table-cell>
              <table:table-cell office:value-type="float" office:value="44.5652173913044">
                <text:p>44.5652173913044</text:p>
              </table:table-cell>
            </table:table-row>
            <table:table-row>
              <table:table-cell office:value-type="string">
                <text:p>2020-12-30</text:p>
              </table:table-cell>
              <table:table-cell office:value-type="float" office:value="55.3030303030303">
                <text:p>55.3030303030303</text:p>
              </table:table-cell>
              <table:table-cell office:value-type="float" office:value="42.5925925925926">
                <text:p>42.5925925925926</text:p>
              </table:table-cell>
            </table:table-row>
            <table:table-row>
              <table:table-cell office:value-type="string">
                <text:p>2020-12-31</text:p>
              </table:table-cell>
              <table:table-cell office:value-type="float" office:value="38.6363636363636">
                <text:p>38.6363636363636</text:p>
              </table:table-cell>
              <table:table-cell office:value-type="float" office:value="34.4444444444444">
                <text:p>34.4444444444444</text:p>
              </table:table-cell>
            </table:table-row>
            <table:table-row>
              <table:table-cell office:value-type="string">
                <text:p>2021-01-04</text:p>
              </table:table-cell>
              <table:table-cell office:value-type="float" office:value="36">
                <text:p>36</text:p>
              </table:table-cell>
              <table:table-cell office:value-type="float" office:value="34.8148148148148">
                <text:p>34.8148148148148</text:p>
              </table:table-cell>
            </table:table-row>
            <table:table-row>
              <table:table-cell office:value-type="string">
                <text:p>2021-01-05</text:p>
              </table:table-cell>
              <table:table-cell office:value-type="float" office:value="29.8368707244343">
                <text:p>29.8368707244343</text:p>
              </table:table-cell>
              <table:table-cell office:value-type="float" office:value="29.3172690763052">
                <text:p>29.3172690763052</text:p>
              </table:table-cell>
            </table:table-row>
            <table:table-row>
              <table:table-cell office:value-type="string">
                <text:p>2021-01-06</text:p>
              </table:table-cell>
              <table:table-cell office:value-type="float" office:value="18.018018018018">
                <text:p>18.018018018018</text:p>
              </table:table-cell>
              <table:table-cell office:value-type="float" office:value="24.8995983935743">
                <text:p>24.8995983935743</text:p>
              </table:table-cell>
            </table:table-row>
            <table:table-row>
              <table:table-cell office:value-type="string">
                <text:p>2021-01-07</text:p>
              </table:table-cell>
              <table:table-cell office:value-type="float" office:value="30.5555555555556">
                <text:p>30.555555555555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21-01-08</text:p>
              </table:table-cell>
              <table:table-cell office:value-type="float" office:value="32.0754716981132">
                <text:p>32.0754716981132</text:p>
              </table:table-cell>
              <table:table-cell office:value-type="float" office:value="45.4545454545454">
                <text:p>45.4545454545454</text:p>
              </table:table-cell>
            </table:table-row>
            <table:table-row>
              <table:table-cell office:value-type="string">
                <text:p>2021-01-11</text:p>
              </table:table-cell>
              <table:table-cell office:value-type="float" office:value="28.8659793814433">
                <text:p>28.8659793814433</text:p>
              </table:table-cell>
              <table:table-cell office:value-type="float" office:value="47.7272727272727">
                <text:p>47.7272727272727</text:p>
              </table:table-cell>
            </table:table-row>
            <table:table-row>
              <table:table-cell office:value-type="string">
                <text:p>2021-01-12</text:p>
              </table:table-cell>
              <table:table-cell office:value-type="float" office:value="53.125">
                <text:p>53.125</text:p>
              </table:table-cell>
              <table:table-cell office:value-type="float" office:value="65.9090909090909">
                <text:p>65.9090909090909</text:p>
              </table:table-cell>
            </table:table-row>
            <table:table-row>
              <table:table-cell office:value-type="string">
                <text:p>2021-01-13</text:p>
              </table:table-cell>
              <table:table-cell office:value-type="float" office:value="37.1900826446281">
                <text:p>37.1900826446281</text:p>
              </table:table-cell>
              <table:table-cell office:value-type="float" office:value="51.5923566878981">
                <text:p>51.5923566878981</text:p>
              </table:table-cell>
            </table:table-row>
            <table:table-row>
              <table:table-cell office:value-type="string">
                <text:p>2021-01-14</text:p>
              </table:table-cell>
              <table:table-cell office:value-type="float" office:value="32.2314049586777">
                <text:p>32.2314049586777</text:p>
              </table:table-cell>
              <table:table-cell office:value-type="float" office:value="47.7707006369427">
                <text:p>47.7707006369427</text:p>
              </table:table-cell>
            </table:table-row>
            <table:table-row>
              <table:table-cell office:value-type="string">
                <text:p>2021-01-15</text:p>
              </table:table-cell>
              <table:table-cell office:value-type="float" office:value="28.099173553719">
                <text:p>28.099173553719</text:p>
              </table:table-cell>
              <table:table-cell office:value-type="float" office:value="44.5859872611465">
                <text:p>44.5859872611465</text:p>
              </table:table-cell>
            </table:table-row>
            <table:table-row>
              <table:table-cell office:value-type="string">
                <text:p>2021-01-19</text:p>
              </table:table-cell>
              <table:table-cell office:value-type="float" office:value="65.2892561983471">
                <text:p>65.2892561983471</text:p>
              </table:table-cell>
              <table:table-cell office:value-type="float" office:value="73.2484076433121">
                <text:p>73.2484076433121</text:p>
              </table:table-cell>
            </table:table-row>
            <table:table-row>
              <table:table-cell office:value-type="string">
                <text:p>2021-01-20</text:p>
              </table:table-cell>
              <table:table-cell office:value-type="float" office:value="80.9160305343511">
                <text:p>80.9160305343511</text:p>
              </table:table-cell>
              <table:table-cell office:value-type="float" office:value="85.0299401197605">
                <text:p>85.0299401197605</text:p>
              </table:table-cell>
            </table:table-row>
            <table:table-row>
              <table:table-cell office:value-type="string">
                <text:p>2021-01-21</text:p>
              </table:table-cell>
              <table:table-cell office:value-type="float" office:value="77.7251184834123">
                <text:p>77.7251184834123</text:p>
              </table:table-cell>
              <table:table-cell office:value-type="float" office:value="80.9716599190283">
                <text:p>80.9716599190283</text:p>
              </table:table-cell>
            </table:table-row>
            <table:table-row>
              <table:table-cell office:value-type="string">
                <text:p>2021-01-22</text:p>
              </table:table-cell>
              <table:table-cell office:value-type="float" office:value="99.1896272285251">
                <text:p>99.1896272285251</text:p>
              </table:table-cell>
              <table:table-cell office:value-type="float" office:value="99.2743105950653">
                <text:p>99.2743105950653</text:p>
              </table:table-cell>
            </table:table-row>
            <table:table-row>
              <table:table-cell office:value-type="string">
                <text:p>2021-01-25</text:p>
              </table:table-cell>
              <table:table-cell office:value-type="float" office:value="69.327731092437">
                <text:p>69.327731092437</text:p>
              </table:table-cell>
              <table:table-cell office:value-type="float" office:value="71.484375">
                <text:p>71.484375</text:p>
              </table:table-cell>
            </table:table-row>
            <table:table-row>
              <table:table-cell office:value-type="string">
                <text:p>2021-01-26</text:p>
              </table:table-cell>
              <table:table-cell office:value-type="float" office:value="61.1344537815126">
                <text:p>61.1344537815126</text:p>
              </table:table-cell>
              <table:table-cell office:value-type="float" office:value="63.8671875">
                <text:p>63.8671875</text:p>
              </table:table-cell>
            </table:table-row>
            <table:table-row>
              <table:table-cell office:value-type="string">
                <text:p>2021-01-27</text:p>
              </table:table-cell>
              <table:table-cell office:value-type="float" office:value="47.198275862069">
                <text:p>47.198275862069</text:p>
              </table:table-cell>
              <table:table-cell office:value-type="float" office:value="51.4851485148515">
                <text:p>51.4851485148515</text:p>
              </table:table-cell>
            </table:table-row>
            <table:table-row>
              <table:table-cell office:value-type="string">
                <text:p>2021-01-28</text:p>
              </table:table-cell>
              <table:table-cell office:value-type="float" office:value="43.7908496732026">
                <text:p>43.7908496732026</text:p>
              </table:table-cell>
              <table:table-cell office:value-type="float" office:value="47.7753937087567">
                <text:p>47.7753937087567</text:p>
              </table:table-cell>
            </table:table-row>
            <table:table-row>
              <table:table-cell office:value-type="string">
                <text:p>2021-01-29</text:p>
              </table:table-cell>
              <table:table-cell office:value-type="float" office:value="28.322440087146">
                <text:p>28.322440087146</text:p>
              </table:table-cell>
              <table:table-cell office:value-type="float" office:value="32.9938900203666">
                <text:p>32.9938900203666</text:p>
              </table:table-cell>
            </table:table-row>
            <table:table-row>
              <table:table-cell office:value-type="string">
                <text:p>2021-02-01</text:p>
              </table:table-cell>
              <table:table-cell office:value-type="float" office:value="36.6013071895425">
                <text:p>36.6013071895425</text:p>
              </table:table-cell>
              <table:table-cell office:value-type="float" office:value="40.3688524590164">
                <text:p>40.3688524590164</text:p>
              </table:table-cell>
            </table:table-row>
            <table:table-row>
              <table:table-cell office:value-type="string">
                <text:p>2021-02-02</text:p>
              </table:table-cell>
              <table:table-cell office:value-type="float" office:value="37.4449339207049">
                <text:p>37.4449339207049</text:p>
              </table:table-cell>
              <table:table-cell office:value-type="float" office:value="41.5637860082305">
                <text:p>41.56378600823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japanese-candle-stick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ffffff"/>
    </style:style>
    <style:style style:name="ch10" style:family="chart">
      <style:graphic-properties svg:stroke-color="#b3b3b3" draw:fill-color="#000000"/>
    </style:style>
    <style:style style:name="ch11" style:family="chart">
      <style:graphic-properties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692cm" svg:height="13.821cm" xlink:href=".." xlink:type="simple" chart:class="chart:stock" chart:style-name="ch1">
        <chart:legend chart:legend-position="end" svg:x="25.893cm" svg:y="6.362cm" style:legend-expansion="high" chart:style-name="ch2"/>
        <chart:plot-area chart:style-name="ch3" table:cell-range-address="graficos.A3:graficos.F129 graficos.B2:graficos.E2 linked_data.A1:linked_data.A1" chart:data-source-has-labels="both" svg:x="0.573cm" svg:y="0.276cm" svg:width="24.747cm" svg:height="13.269cm">
          <chart:coordinate-region svg:x="1.822cm" svg:y="0.276cm" svg:width="22.585cm" svg:height="11.342cm"/>
          <chart:axis chart:dimension="x" chart:name="primary-x" chart:style-name="ch4" chartooo:axis-type="auto">
            <chartooo:date-scale/>
            <chart:categories table:cell-range-address="graficos.A3:graficos.A129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graficos.B3:graficos.B129" chart:label-cell-address="graficos.B2:graficos.B2" chart:class="chart:bar">
            <chart:data-point chart:repeated="127"/>
          </chart:series>
          <chart:series chart:values-cell-range-address="graficos.C3:graficos.C129" chart:label-cell-address="graficos.C2:graficos.C2" chart:attached-axis="secondary-y">
            <chart:data-point chart:repeated="127"/>
          </chart:series>
          <chart:series chart:values-cell-range-address="graficos.D3:graficos.D129" chart:label-cell-address="graficos.D2:graficos.D2" chart:attached-axis="secondary-y">
            <chart:data-point chart:repeated="127"/>
          </chart:series>
          <chart:series chart:values-cell-range-address="graficos.E3:graficos.E129" chart:label-cell-address="graficos.E2:graficos.E2" chart:attached-axis="secondary-y">
            <chart:data-point chart:repeated="127"/>
          </chart:series>
          <chart:series chart:values-cell-range-address="graficos.F3:graficos.F129" chart:label-cell-address="linked_data.A1:linked_data.A1" chart:attached-axis="secondary-y">
            <chart:data-point chart:repeated="127"/>
          </chart:series>
          <chart:stock-gain-marker chart:style-name="ch9"/>
          <chart:stock-loss-marker chart:style-name="ch10"/>
          <chart:stock-range-line chart:style-name="ch11"/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Volumen</text:p>
                <draw:g>
                  <svg:desc>graficos.B2:graficos.B2</svg:desc>
                </draw:g>
              </table:table-cell>
              <table:table-cell office:value-type="string">
                <text:p> Apertura</text:p>
                <draw:g>
                  <svg:desc>graficos.C2:graficos.C2</svg:desc>
                </draw:g>
              </table:table-cell>
              <table:table-cell office:value-type="string">
                <text:p> Minimo</text:p>
                <draw:g>
                  <svg:desc>graficos.D2:graficos.D2</svg:desc>
                </draw:g>
              </table:table-cell>
              <table:table-cell office:value-type="string">
                <text:p> Maximo</text:p>
                <draw:g>
                  <svg:desc>graficos.E2:graficos.E2</svg:desc>
                </draw:g>
              </table:table-cell>
              <table:table-cell office:value-type="string">
                <text:p>Fecha</text:p>
                <draw:g>
                  <svg:desc>linked_data.A1:linked_data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0-08-03</text:p>
                <draw:g>
                  <svg:desc>graficos.A3:graficos.A129</svg:desc>
                </draw:g>
              </table:table-cell>
              <table:table-cell office:value-type="float" office:value="2812216">
                <text:p>2812216</text:p>
                <draw:g>
                  <svg:desc>graficos.B3:graficos.B129</svg:desc>
                </draw:g>
              </table:table-cell>
              <table:table-cell office:value-type="float" office:value="0.83">
                <text:p>0.83</text:p>
                <draw:g>
                  <svg:desc>graficos.C3:graficos.C129</svg:desc>
                </draw:g>
              </table:table-cell>
              <table:table-cell office:value-type="float" office:value="0.7703">
                <text:p>0.7703</text:p>
                <draw:g>
                  <svg:desc>graficos.D3:graficos.D129</svg:desc>
                </draw:g>
              </table:table-cell>
              <table:table-cell office:value-type="float" office:value="0.9398">
                <text:p>0.9398</text:p>
                <draw:g>
                  <svg:desc>graficos.E3:graficos.E129</svg:desc>
                </draw:g>
              </table:table-cell>
              <table:table-cell office:value-type="float" office:value="0.8639">
                <text:p>0.8639</text:p>
                <draw:g>
                  <svg:desc>graficos.F3:graficos.F129</svg:desc>
                </draw:g>
              </table:table-cell>
            </table:table-row>
            <table:table-row>
              <table:table-cell office:value-type="string">
                <text:p>2020-08-04</text:p>
              </table:table-cell>
              <table:table-cell office:value-type="float" office:value="908514">
                <text:p>908514</text:p>
              </table:table-cell>
              <table:table-cell office:value-type="float" office:value="0.8925">
                <text:p>0.8925</text:p>
              </table:table-cell>
              <table:table-cell office:value-type="float" office:value="0.8401">
                <text:p>0.8401</text:p>
              </table:table-cell>
              <table:table-cell office:value-type="float" office:value="0.9249">
                <text:p>0.9249</text:p>
              </table:table-cell>
              <table:table-cell office:value-type="float" office:value="0.8895">
                <text:p>0.8895</text:p>
              </table:table-cell>
            </table:table-row>
            <table:table-row>
              <table:table-cell office:value-type="string">
                <text:p>2020-08-05</text:p>
              </table:table-cell>
              <table:table-cell office:value-type="float" office:value="2307363">
                <text:p>2307363</text:p>
              </table:table-cell>
              <table:table-cell office:value-type="float" office:value="0.8925">
                <text:p>0.8925</text:p>
              </table:table-cell>
              <table:table-cell office:value-type="float" office:value="0.8802">
                <text:p>0.8802</text:p>
              </table:table-cell>
              <table:table-cell office:value-type="float" office:value="0.98">
                <text:p>0.98</text:p>
              </table:table-cell>
              <table:table-cell office:value-type="float" office:value="0.9697">
                <text:p>0.9697</text:p>
              </table:table-cell>
            </table:table-row>
            <table:table-row>
              <table:table-cell office:value-type="string">
                <text:p>2020-08-06</text:p>
              </table:table-cell>
              <table:table-cell office:value-type="float" office:value="5006063">
                <text:p>5006063</text:p>
              </table:table-cell>
              <table:table-cell office:value-type="float" office:value="0.979">
                <text:p>0.979</text:p>
              </table:table-cell>
              <table:table-cell office:value-type="float" office:value="0.932">
                <text:p>0.932</text:p>
              </table:table-cell>
              <table:table-cell office:value-type="float" office:value="1.24">
                <text:p>1.2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2020-08-07</text:p>
              </table:table-cell>
              <table:table-cell office:value-type="float" office:value="2331590">
                <text:p>2331590</text:p>
              </table:table-cell>
              <table:table-cell office:value-type="float" office:value="1.14">
                <text:p>1.14</text:p>
              </table:table-cell>
              <table:table-cell office:value-type="float" office:value="1.01">
                <text:p>1.01</text:p>
              </table:table-cell>
              <table:table-cell office:value-type="float" office:value="1.2">
                <text:p>1.2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2020-08-10</text:p>
              </table:table-cell>
              <table:table-cell office:value-type="float" office:value="1115196">
                <text:p>1115196</text:p>
              </table:table-cell>
              <table:table-cell office:value-type="float" office:value="0.99">
                <text:p>0.99</text:p>
              </table:table-cell>
              <table:table-cell office:value-type="float" office:value="0.9105">
                <text:p>0.9105</text:p>
              </table:table-cell>
              <table:table-cell office:value-type="float" office:value="1.05">
                <text:p>1.05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2020-08-11</text:p>
              </table:table-cell>
              <table:table-cell office:value-type="float" office:value="2978429">
                <text:p>2978429</text:p>
              </table:table-cell>
              <table:table-cell office:value-type="float" office:value="1.06">
                <text:p>1.06</text:p>
              </table:table-cell>
              <table:table-cell office:value-type="float" office:value="1.03">
                <text:p>1.03</text:p>
              </table:table-cell>
              <table:table-cell office:value-type="float" office:value="1.28">
                <text:p>1.2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2020-08-12</text:p>
              </table:table-cell>
              <table:table-cell office:value-type="float" office:value="29459630">
                <text:p>29459630</text:p>
              </table:table-cell>
              <table:table-cell office:value-type="float" office:value="1.16">
                <text:p>1.16</text:p>
              </table:table-cell>
              <table:table-cell office:value-type="float" office:value="1.13">
                <text:p>1.13</text:p>
              </table:table-cell>
              <table:table-cell office:value-type="float" office:value="1.78">
                <text:p>1.78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2020-08-13</text:p>
              </table:table-cell>
              <table:table-cell office:value-type="float" office:value="5690953">
                <text:p>5690953</text:p>
              </table:table-cell>
              <table:table-cell office:value-type="float" office:value="1.47">
                <text:p>1.47</text:p>
              </table:table-cell>
              <table:table-cell office:value-type="float" office:value="1.29">
                <text:p>1.29</text:p>
              </table:table-cell>
              <table:table-cell office:value-type="float" office:value="1.55">
                <text:p>1.55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2020-08-14</text:p>
              </table:table-cell>
              <table:table-cell office:value-type="float" office:value="3061834">
                <text:p>3061834</text:p>
              </table:table-cell>
              <table:table-cell office:value-type="float" office:value="1.38">
                <text:p>1.38</text:p>
              </table:table-cell>
              <table:table-cell office:value-type="float" office:value="1.15">
                <text:p>1.15</text:p>
              </table:table-cell>
              <table:table-cell office:value-type="float" office:value="1.44">
                <text:p>1.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2020-08-17</text:p>
              </table:table-cell>
              <table:table-cell office:value-type="float" office:value="11552150">
                <text:p>11552150</text:p>
              </table:table-cell>
              <table:table-cell office:value-type="float" office:value="1.5">
                <text:p>1.5</text:p>
              </table:table-cell>
              <table:table-cell office:value-type="float" office:value="1.22">
                <text:p>1.22</text:p>
              </table:table-cell>
              <table:table-cell office:value-type="float" office:value="1.67">
                <text:p>1.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2020-08-18</text:p>
              </table:table-cell>
              <table:table-cell office:value-type="float" office:value="2837335">
                <text:p>2837335</text:p>
              </table:table-cell>
              <table:table-cell office:value-type="float" office:value="1.22">
                <text:p>1.22</text:p>
              </table:table-cell>
              <table:table-cell office:value-type="float" office:value="1.04">
                <text:p>1.04</text:p>
              </table:table-cell>
              <table:table-cell office:value-type="float" office:value="1.3">
                <text:p>1.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2020-08-19</text:p>
              </table:table-cell>
              <table:table-cell office:value-type="float" office:value="1914864">
                <text:p>1914864</text:p>
              </table:table-cell>
              <table:table-cell office:value-type="float" office:value="1.24">
                <text:p>1.24</text:p>
              </table:table-cell>
              <table:table-cell office:value-type="float" office:value="1.23">
                <text:p>1.23</text:p>
              </table:table-cell>
              <table:table-cell office:value-type="float" office:value="1.3512">
                <text:p>1.3512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2020-08-20</text:p>
              </table:table-cell>
              <table:table-cell office:value-type="float" office:value="1173686">
                <text:p>1173686</text:p>
              </table:table-cell>
              <table:table-cell office:value-type="float" office:value="1.25">
                <text:p>1.25</text:p>
              </table:table-cell>
              <table:table-cell office:value-type="float" office:value="1.18">
                <text:p>1.18</text:p>
              </table:table-cell>
              <table:table-cell office:value-type="float" office:value="1.31">
                <text:p>1.3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2020-08-21</text:p>
              </table:table-cell>
              <table:table-cell office:value-type="float" office:value="1062182">
                <text:p>1062182</text:p>
              </table:table-cell>
              <table:table-cell office:value-type="float" office:value="1.21">
                <text:p>1.21</text:p>
              </table:table-cell>
              <table:table-cell office:value-type="float" office:value="1.13">
                <text:p>1.13</text:p>
              </table:table-cell>
              <table:table-cell office:value-type="float" office:value="1.24">
                <text:p>1.2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2020-08-24</text:p>
              </table:table-cell>
              <table:table-cell office:value-type="float" office:value="1197019">
                <text:p>1197019</text:p>
              </table:table-cell>
              <table:table-cell office:value-type="float" office:value="1.151">
                <text:p>1.151</text:p>
              </table:table-cell>
              <table:table-cell office:value-type="float" office:value="1.09">
                <text:p>1.09</text:p>
              </table:table-cell>
              <table:table-cell office:value-type="float" office:value="1.22">
                <text:p>1.2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2020-08-25</text:p>
              </table:table-cell>
              <table:table-cell office:value-type="float" office:value="857605">
                <text:p>857605</text:p>
              </table:table-cell>
              <table:table-cell office:value-type="float" office:value="1.13">
                <text:p>1.13</text:p>
              </table:table-cell>
              <table:table-cell office:value-type="float" office:value="1.12">
                <text:p>1.12</text:p>
              </table:table-cell>
              <table:table-cell office:value-type="float" office:value="1.2">
                <text:p>1.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2020-08-26</text:p>
              </table:table-cell>
              <table:table-cell office:value-type="float" office:value="2155900">
                <text:p>2155900</text:p>
              </table:table-cell>
              <table:table-cell office:value-type="float" office:value="1.2">
                <text:p>1.2</text:p>
              </table:table-cell>
              <table:table-cell office:value-type="float" office:value="1.17">
                <text:p>1.17</text:p>
              </table:table-cell>
              <table:table-cell office:value-type="float" office:value="1.34">
                <text:p>1.3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0-08-27</text:p>
              </table:table-cell>
              <table:table-cell office:value-type="float" office:value="703129">
                <text:p>703129</text:p>
              </table:table-cell>
              <table:table-cell office:value-type="float" office:value="1.187">
                <text:p>1.187</text:p>
              </table:table-cell>
              <table:table-cell office:value-type="float" office:value="1.15">
                <text:p>1.15</text:p>
              </table:table-cell>
              <table:table-cell office:value-type="float" office:value="1.21">
                <text:p>1.2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2020-08-28</text:p>
              </table:table-cell>
              <table:table-cell office:value-type="float" office:value="601561">
                <text:p>601561</text:p>
              </table:table-cell>
              <table:table-cell office:value-type="float" office:value="1.17">
                <text:p>1.17</text:p>
              </table:table-cell>
              <table:table-cell office:value-type="float" office:value="1.15">
                <text:p>1.15</text:p>
              </table:table-cell>
              <table:table-cell office:value-type="float" office:value="1.24">
                <text:p>1.2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2020-08-31</text:p>
              </table:table-cell>
              <table:table-cell office:value-type="float" office:value="807883">
                <text:p>807883</text:p>
              </table:table-cell>
              <table:table-cell office:value-type="float" office:value="1.27">
                <text:p>1.27</text:p>
              </table:table-cell>
              <table:table-cell office:value-type="float" office:value="1.16">
                <text:p>1.16</text:p>
              </table:table-cell>
              <table:table-cell office:value-type="float" office:value="1.28">
                <text:p>1.2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0-09-01</text:p>
              </table:table-cell>
              <table:table-cell office:value-type="float" office:value="567886">
                <text:p>567886</text:p>
              </table:table-cell>
              <table:table-cell office:value-type="float" office:value="1.19">
                <text:p>1.19</text:p>
              </table:table-cell>
              <table:table-cell office:value-type="float" office:value="1.13">
                <text:p>1.13</text:p>
              </table:table-cell>
              <table:table-cell office:value-type="float" office:value="1.19">
                <text:p>1.1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2020-09-02</text:p>
              </table:table-cell>
              <table:table-cell office:value-type="float" office:value="1120054">
                <text:p>1120054</text:p>
              </table:table-cell>
              <table:table-cell office:value-type="float" office:value="1.14">
                <text:p>1.14</text:p>
              </table:table-cell>
              <table:table-cell office:value-type="float" office:value="1.03">
                <text:p>1.03</text:p>
              </table:table-cell>
              <table:table-cell office:value-type="float" office:value="1.14">
                <text:p>1.1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2020-09-03</text:p>
              </table:table-cell>
              <table:table-cell office:value-type="float" office:value="693975">
                <text:p>693975</text:p>
              </table:table-cell>
              <table:table-cell office:value-type="float" office:value="1.05">
                <text:p>1.05</text:p>
              </table:table-cell>
              <table:table-cell office:value-type="float" office:value="1.0301">
                <text:p>1.0301</text:p>
              </table:table-cell>
              <table:table-cell office:value-type="float" office:value="1.13">
                <text:p>1.1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2020-09-04</text:p>
              </table:table-cell>
              <table:table-cell office:value-type="float" office:value="1014421">
                <text:p>1014421</text:p>
              </table:table-cell>
              <table:table-cell office:value-type="float" office:value="1.05">
                <text:p>1.05</text:p>
              </table:table-cell>
              <table:table-cell office:value-type="float" office:value="0.915">
                <text:p>0.915</text:p>
              </table:table-cell>
              <table:table-cell office:value-type="float" office:value="1.08">
                <text:p>1.08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2020-09-08</text:p>
              </table:table-cell>
              <table:table-cell office:value-type="float" office:value="487931">
                <text:p>487931</text:p>
              </table:table-cell>
              <table:table-cell office:value-type="float" office:value="1">
                <text:p>1</text:p>
              </table:table-cell>
              <table:table-cell office:value-type="float" office:value="0.95">
                <text:p>0.95</text:p>
              </table:table-cell>
              <table:table-cell office:value-type="float" office:value="1.0993">
                <text:p>1.0993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2020-09-09</text:p>
              </table:table-cell>
              <table:table-cell office:value-type="float" office:value="370206">
                <text:p>370206</text:p>
              </table:table-cell>
              <table:table-cell office:value-type="float" office:value="1.07">
                <text:p>1.07</text:p>
              </table:table-cell>
              <table:table-cell office:value-type="float" office:value="0.9921">
                <text:p>0.9921</text:p>
              </table:table-cell>
              <table:table-cell office:value-type="float" office:value="1.0899">
                <text:p>1.0899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2020-09-10</text:p>
              </table:table-cell>
              <table:table-cell office:value-type="float" office:value="387135">
                <text:p>387135</text:p>
              </table:table-cell>
              <table:table-cell office:value-type="float" office:value="1.02">
                <text:p>1.02</text:p>
              </table:table-cell>
              <table:table-cell office:value-type="float" office:value="0.96">
                <text:p>0.96</text:p>
              </table:table-cell>
              <table:table-cell office:value-type="float" office:value="1.0382">
                <text:p>1.0382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2020-09-11</text:p>
              </table:table-cell>
              <table:table-cell office:value-type="float" office:value="583866">
                <text:p>583866</text:p>
              </table:table-cell>
              <table:table-cell office:value-type="float" office:value="1">
                <text:p>1</text:p>
              </table:table-cell>
              <table:table-cell office:value-type="float" office:value="0.93">
                <text:p>0.93</text:p>
              </table:table-cell>
              <table:table-cell office:value-type="float" office:value="1.01">
                <text:p>1.01</text:p>
              </table:table-cell>
              <table:table-cell office:value-type="float" office:value="0.9351">
                <text:p>0.9351</text:p>
              </table:table-cell>
            </table:table-row>
            <table:table-row>
              <table:table-cell office:value-type="string">
                <text:p>2020-09-14</text:p>
              </table:table-cell>
              <table:table-cell office:value-type="float" office:value="1146837">
                <text:p>1146837</text:p>
              </table:table-cell>
              <table:table-cell office:value-type="float" office:value="0.8247">
                <text:p>0.8247</text:p>
              </table:table-cell>
              <table:table-cell office:value-type="float" office:value="0.8147">
                <text:p>0.8147</text:p>
              </table:table-cell>
              <table:table-cell office:value-type="float" office:value="0.95">
                <text:p>0.95</text:p>
              </table:table-cell>
              <table:table-cell office:value-type="float" office:value="0.9099">
                <text:p>0.9099</text:p>
              </table:table-cell>
            </table:table-row>
            <table:table-row>
              <table:table-cell office:value-type="string">
                <text:p>2020-09-15</text:p>
              </table:table-cell>
              <table:table-cell office:value-type="float" office:value="627069">
                <text:p>627069</text:p>
              </table:table-cell>
              <table:table-cell office:value-type="float" office:value="0.89">
                <text:p>0.89</text:p>
              </table:table-cell>
              <table:table-cell office:value-type="float" office:value="0.831">
                <text:p>0.831</text:p>
              </table:table-cell>
              <table:table-cell office:value-type="float" office:value="0.93">
                <text:p>0.93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2020-09-16</text:p>
              </table:table-cell>
              <table:table-cell office:value-type="float" office:value="1057269">
                <text:p>1057269</text:p>
              </table:table-cell>
              <table:table-cell office:value-type="float" office:value="0.86">
                <text:p>0.86</text:p>
              </table:table-cell>
              <table:table-cell office:value-type="float" office:value="0.81">
                <text:p>0.81</text:p>
              </table:table-cell>
              <table:table-cell office:value-type="float" office:value="0.89">
                <text:p>0.89</text:p>
              </table:table-cell>
              <table:table-cell office:value-type="float" office:value="0.8794">
                <text:p>0.8794</text:p>
              </table:table-cell>
            </table:table-row>
            <table:table-row>
              <table:table-cell office:value-type="string">
                <text:p>2020-09-17</text:p>
              </table:table-cell>
              <table:table-cell office:value-type="float" office:value="1302892">
                <text:p>1302892</text:p>
              </table:table-cell>
              <table:table-cell office:value-type="float" office:value="0.8295">
                <text:p>0.8295</text:p>
              </table:table-cell>
              <table:table-cell office:value-type="float" office:value="0.792">
                <text:p>0.792</text:p>
              </table:table-cell>
              <table:table-cell office:value-type="float" office:value="0.876">
                <text:p>0.876</text:p>
              </table:table-cell>
              <table:table-cell office:value-type="float" office:value="0.876">
                <text:p>0.876</text:p>
              </table:table-cell>
            </table:table-row>
            <table:table-row>
              <table:table-cell office:value-type="string">
                <text:p>2020-09-18</text:p>
              </table:table-cell>
              <table:table-cell office:value-type="float" office:value="1992334">
                <text:p>1992334</text:p>
              </table:table-cell>
              <table:table-cell office:value-type="float" office:value="0.89">
                <text:p>0.89</text:p>
              </table:table-cell>
              <table:table-cell office:value-type="float" office:value="0.86">
                <text:p>0.86</text:p>
              </table:table-cell>
              <table:table-cell office:value-type="float" office:value="0.97">
                <text:p>0.97</text:p>
              </table:table-cell>
              <table:table-cell office:value-type="float" office:value="0.9191">
                <text:p>0.9191</text:p>
              </table:table-cell>
            </table:table-row>
            <table:table-row>
              <table:table-cell office:value-type="string">
                <text:p>2020-09-21</text:p>
              </table:table-cell>
              <table:table-cell office:value-type="float" office:value="908788">
                <text:p>908788</text:p>
              </table:table-cell>
              <table:table-cell office:value-type="float" office:value="0.93">
                <text:p>0.93</text:p>
              </table:table-cell>
              <table:table-cell office:value-type="float" office:value="0.8662">
                <text:p>0.8662</text:p>
              </table:table-cell>
              <table:table-cell office:value-type="float" office:value="0.9482">
                <text:p>0.9482</text:p>
              </table:table-cell>
              <table:table-cell office:value-type="float" office:value="0.9095">
                <text:p>0.9095</text:p>
              </table:table-cell>
            </table:table-row>
            <table:table-row>
              <table:table-cell office:value-type="string">
                <text:p>2020-09-22</text:p>
              </table:table-cell>
              <table:table-cell office:value-type="float" office:value="408594">
                <text:p>408594</text:p>
              </table:table-cell>
              <table:table-cell office:value-type="float" office:value="0.873">
                <text:p>0.873</text:p>
              </table:table-cell>
              <table:table-cell office:value-type="float" office:value="0.8465">
                <text:p>0.8465</text:p>
              </table:table-cell>
              <table:table-cell office:value-type="float" office:value="0.903">
                <text:p>0.903</text:p>
              </table:table-cell>
              <table:table-cell office:value-type="float" office:value="0.8741">
                <text:p>0.8741</text:p>
              </table:table-cell>
            </table:table-row>
            <table:table-row>
              <table:table-cell office:value-type="string">
                <text:p>2020-09-23</text:p>
              </table:table-cell>
              <table:table-cell office:value-type="float" office:value="4800487">
                <text:p>4800487</text:p>
              </table:table-cell>
              <table:table-cell office:value-type="float" office:value="0.85">
                <text:p>0.85</text:p>
              </table:table-cell>
              <table:table-cell office:value-type="float" office:value="0.85">
                <text:p>0.85</text:p>
              </table:table-cell>
              <table:table-cell office:value-type="float" office:value="1.27">
                <text:p>1.27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2020-09-24</text:p>
              </table:table-cell>
              <table:table-cell office:value-type="float" office:value="8889428">
                <text:p>8889428</text:p>
              </table:table-cell>
              <table:table-cell office:value-type="float" office:value="1.1">
                <text:p>1.1</text:p>
              </table:table-cell>
              <table:table-cell office:value-type="float" office:value="0.9119">
                <text:p>0.9119</text:p>
              </table:table-cell>
              <table:table-cell office:value-type="float" office:value="1.18">
                <text:p>1.18</text:p>
              </table:table-cell>
              <table:table-cell office:value-type="float" office:value="0.987">
                <text:p>0.987</text:p>
              </table:table-cell>
            </table:table-row>
            <table:table-row>
              <table:table-cell office:value-type="string">
                <text:p>2020-09-25</text:p>
              </table:table-cell>
              <table:table-cell office:value-type="float" office:value="8712685">
                <text:p>8712685</text:p>
              </table:table-cell>
              <table:table-cell office:value-type="float" office:value="1.24">
                <text:p>1.24</text:p>
              </table:table-cell>
              <table:table-cell office:value-type="float" office:value="0.96">
                <text:p>0.96</text:p>
              </table:table-cell>
              <table:table-cell office:value-type="float" office:value="1.25">
                <text:p>1.2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2020-09-28</text:p>
              </table:table-cell>
              <table:table-cell office:value-type="float" office:value="2343622">
                <text:p>2343622</text:p>
              </table:table-cell>
              <table:table-cell office:value-type="float" office:value="1">
                <text:p>1</text:p>
              </table:table-cell>
              <table:table-cell office:value-type="float" office:value="0.9606">
                <text:p>0.9606</text:p>
              </table:table-cell>
              <table:table-cell office:value-type="float" office:value="1.07">
                <text:p>1.07</text:p>
              </table:table-cell>
              <table:table-cell office:value-type="float" office:value="0.9975">
                <text:p>0.9975</text:p>
              </table:table-cell>
            </table:table-row>
            <table:table-row>
              <table:table-cell office:value-type="string">
                <text:p>2020-09-29</text:p>
              </table:table-cell>
              <table:table-cell office:value-type="float" office:value="1051298">
                <text:p>1051298</text:p>
              </table:table-cell>
              <table:table-cell office:value-type="float" office:value="0.982">
                <text:p>0.982</text:p>
              </table:table-cell>
              <table:table-cell office:value-type="float" office:value="0.9501">
                <text:p>0.9501</text:p>
              </table:table-cell>
              <table:table-cell office:value-type="float" office:value="1.03">
                <text:p>1.03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2020-09-30</text:p>
              </table:table-cell>
              <table:table-cell office:value-type="float" office:value="1122794">
                <text:p>1122794</text:p>
              </table:table-cell>
              <table:table-cell office:value-type="float" office:value="0.99">
                <text:p>0.99</text:p>
              </table:table-cell>
              <table:table-cell office:value-type="float" office:value="0.964">
                <text:p>0.964</text:p>
              </table:table-cell>
              <table:table-cell office:value-type="float" office:value="1.05">
                <text:p>1.05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2020-10-01</text:p>
              </table:table-cell>
              <table:table-cell office:value-type="float" office:value="3220608">
                <text:p>3220608</text:p>
              </table:table-cell>
              <table:table-cell office:value-type="float" office:value="1.02">
                <text:p>1.02</text:p>
              </table:table-cell>
              <table:table-cell office:value-type="float" office:value="0.9935">
                <text:p>0.9935</text:p>
              </table:table-cell>
              <table:table-cell office:value-type="float" office:value="1.13">
                <text:p>1.13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2020-10-02</text:p>
              </table:table-cell>
              <table:table-cell office:value-type="float" office:value="1972097">
                <text:p>1972097</text:p>
              </table:table-cell>
              <table:table-cell office:value-type="float" office:value="0.98">
                <text:p>0.98</text:p>
              </table:table-cell>
              <table:table-cell office:value-type="float" office:value="0.972">
                <text:p>0.972</text:p>
              </table:table-cell>
              <table:table-cell office:value-type="float" office:value="1.1">
                <text:p>1.1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2020-10-05</text:p>
              </table:table-cell>
              <table:table-cell office:value-type="float" office:value="27502350">
                <text:p>27502350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35">
                <text:p>1.35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2020-10-06</text:p>
              </table:table-cell>
              <table:table-cell office:value-type="float" office:value="155763400">
                <text:p>155763400</text:p>
              </table:table-cell>
              <table:table-cell office:value-type="float" office:value="1.49">
                <text:p>1.49</text:p>
              </table:table-cell>
              <table:table-cell office:value-type="float" office:value="1.37">
                <text:p>1.37</text:p>
              </table:table-cell>
              <table:table-cell office:value-type="float" office:value="2.62">
                <text:p>2.62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2020-10-07</text:p>
              </table:table-cell>
              <table:table-cell office:value-type="float" office:value="165484500">
                <text:p>165484500</text:p>
              </table:table-cell>
              <table:table-cell office:value-type="float" office:value="3.18">
                <text:p>3.18</text:p>
              </table:table-cell>
              <table:table-cell office:value-type="float" office:value="2.68">
                <text:p>2.68</text:p>
              </table:table-cell>
              <table:table-cell office:value-type="float" office:value="3.72">
                <text:p>3.72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2020-10-08</text:p>
              </table:table-cell>
              <table:table-cell office:value-type="float" office:value="25671160">
                <text:p>25671160</text:p>
              </table:table-cell>
              <table:table-cell office:value-type="float" office:value="2.56">
                <text:p>2.56</text:p>
              </table:table-cell>
              <table:table-cell office:value-type="float" office:value="1.87">
                <text:p>1.87</text:p>
              </table:table-cell>
              <table:table-cell office:value-type="float" office:value="2.73">
                <text:p>2.73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2020-10-09</text:p>
              </table:table-cell>
              <table:table-cell office:value-type="float" office:value="46181470">
                <text:p>46181470</text:p>
              </table:table-cell>
              <table:table-cell office:value-type="float" office:value="2.11">
                <text:p>2.11</text:p>
              </table:table-cell>
              <table:table-cell office:value-type="float" office:value="1.9">
                <text:p>1.9</text:p>
              </table:table-cell>
              <table:table-cell office:value-type="float" office:value="2.88">
                <text:p>2.88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2020-10-12</text:p>
              </table:table-cell>
              <table:table-cell office:value-type="float" office:value="11276760">
                <text:p>11276760</text:p>
              </table:table-cell>
              <table:table-cell office:value-type="float" office:value="2.36">
                <text:p>2.36</text:p>
              </table:table-cell>
              <table:table-cell office:value-type="float" office:value="2.13">
                <text:p>2.13</text:p>
              </table:table-cell>
              <table:table-cell office:value-type="float" office:value="2.54">
                <text:p>2.54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2020-10-13</text:p>
              </table:table-cell>
              <table:table-cell office:value-type="float" office:value="13148790">
                <text:p>13148790</text:p>
              </table:table-cell>
              <table:table-cell office:value-type="float" office:value="2.117">
                <text:p>2.117</text:p>
              </table:table-cell>
              <table:table-cell office:value-type="float" office:value="2.01">
                <text:p>2.01</text:p>
              </table:table-cell>
              <table:table-cell office:value-type="float" office:value="2.52">
                <text:p>2.52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2020-10-14</text:p>
              </table:table-cell>
              <table:table-cell office:value-type="float" office:value="5118852">
                <text:p>5118852</text:p>
              </table:table-cell>
              <table:table-cell office:value-type="float" office:value="2.32">
                <text:p>2.32</text:p>
              </table:table-cell>
              <table:table-cell office:value-type="float" office:value="2.1">
                <text:p>2.1</text:p>
              </table:table-cell>
              <table:table-cell office:value-type="float" office:value="2.34">
                <text:p>2.34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2020-10-15</text:p>
              </table:table-cell>
              <table:table-cell office:value-type="float" office:value="17544970">
                <text:p>17544970</text:p>
              </table:table-cell>
              <table:table-cell office:value-type="float" office:value="2.05">
                <text:p>2.05</text:p>
              </table:table-cell>
              <table:table-cell office:value-type="float" office:value="2">
                <text:p>2</text:p>
              </table:table-cell>
              <table:table-cell office:value-type="float" office:value="2.58">
                <text:p>2.58</text:p>
              </table:table-cell>
              <table:table-cell office:value-type="float" office:value="2.47">
                <text:p>2.47</text:p>
              </table:table-cell>
            </table:table-row>
            <table:table-row>
              <table:table-cell office:value-type="string">
                <text:p>2020-10-16</text:p>
              </table:table-cell>
              <table:table-cell office:value-type="float" office:value="14787750">
                <text:p>14787750</text:p>
              </table:table-cell>
              <table:table-cell office:value-type="float" office:value="2.309">
                <text:p>2.309</text:p>
              </table:table-cell>
              <table:table-cell office:value-type="float" office:value="2.27">
                <text:p>2.27</text:p>
              </table:table-cell>
              <table:table-cell office:value-type="float" office:value="2.74">
                <text:p>2.74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2020-10-19</text:p>
              </table:table-cell>
              <table:table-cell office:value-type="float" office:value="5537263">
                <text:p>5537263</text:p>
              </table:table-cell>
              <table:table-cell office:value-type="float" office:value="2.42">
                <text:p>2.42</text:p>
              </table:table-cell>
              <table:table-cell office:value-type="float" office:value="2.2">
                <text:p>2.2</text:p>
              </table:table-cell>
              <table:table-cell office:value-type="float" office:value="2.48">
                <text:p>2.48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2020-10-20</text:p>
              </table:table-cell>
              <table:table-cell office:value-type="float" office:value="3859808">
                <text:p>3859808</text:p>
              </table:table-cell>
              <table:table-cell office:value-type="float" office:value="2.25">
                <text:p>2.25</text:p>
              </table:table-cell>
              <table:table-cell office:value-type="float" office:value="2.11">
                <text:p>2.11</text:p>
              </table:table-cell>
              <table:table-cell office:value-type="float" office:value="2.29">
                <text:p>2.29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2020-10-21</text:p>
              </table:table-cell>
              <table:table-cell office:value-type="float" office:value="3036858">
                <text:p>3036858</text:p>
              </table:table-cell>
              <table:table-cell office:value-type="float" office:value="2.217">
                <text:p>2.217</text:p>
              </table:table-cell>
              <table:table-cell office:value-type="float" office:value="2.04">
                <text:p>2.04</text:p>
              </table:table-cell>
              <table:table-cell office:value-type="float" office:value="2.24">
                <text:p>2.24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2020-10-22</text:p>
              </table:table-cell>
              <table:table-cell office:value-type="float" office:value="6079064">
                <text:p>6079064</text:p>
              </table:table-cell>
              <table:table-cell office:value-type="float" office:value="2.067">
                <text:p>2.067</text:p>
              </table:table-cell>
              <table:table-cell office:value-type="float" office:value="2.01">
                <text:p>2.01</text:p>
              </table:table-cell>
              <table:table-cell office:value-type="float" office:value="2.31">
                <text:p>2.31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2020-10-23</text:p>
              </table:table-cell>
              <table:table-cell office:value-type="float" office:value="2262550">
                <text:p>2262550</text:p>
              </table:table-cell>
              <table:table-cell office:value-type="float" office:value="2.22">
                <text:p>2.22</text:p>
              </table:table-cell>
              <table:table-cell office:value-type="float" office:value="2.11">
                <text:p>2.11</text:p>
              </table:table-cell>
              <table:table-cell office:value-type="float" office:value="2.28">
                <text:p>2.28</text:p>
              </table:table-cell>
              <table:table-cell office:value-type="float" office:value="2.155">
                <text:p>2.155</text:p>
              </table:table-cell>
            </table:table-row>
            <table:table-row>
              <table:table-cell office:value-type="string">
                <text:p>2020-10-26</text:p>
              </table:table-cell>
              <table:table-cell office:value-type="float" office:value="2936718">
                <text:p>2936718</text:p>
              </table:table-cell>
              <table:table-cell office:value-type="float" office:value="2.11">
                <text:p>2.11</text:p>
              </table:table-cell>
              <table:table-cell office:value-type="float" office:value="1.96">
                <text:p>1.96</text:p>
              </table:table-cell>
              <table:table-cell office:value-type="float" office:value="2.1199">
                <text:p>2.11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0-10-27</text:p>
              </table:table-cell>
              <table:table-cell office:value-type="float" office:value="17087420">
                <text:p>17087420</text:p>
              </table:table-cell>
              <table:table-cell office:value-type="float" office:value="2.22">
                <text:p>2.22</text:p>
              </table:table-cell>
              <table:table-cell office:value-type="float" office:value="1.79">
                <text:p>1.79</text:p>
              </table:table-cell>
              <table:table-cell office:value-type="float" office:value="2.2267">
                <text:p>2.2267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2020-10-28</text:p>
              </table:table-cell>
              <table:table-cell office:value-type="float" office:value="2873303">
                <text:p>2873303</text:p>
              </table:table-cell>
              <table:table-cell office:value-type="float" office:value="1.75">
                <text:p>1.75</text:p>
              </table:table-cell>
              <table:table-cell office:value-type="float" office:value="1.71">
                <text:p>1.71</text:p>
              </table:table-cell>
              <table:table-cell office:value-type="float" office:value="1.87">
                <text:p>1.87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2020-10-29</text:p>
              </table:table-cell>
              <table:table-cell office:value-type="float" office:value="3871802">
                <text:p>3871802</text:p>
              </table:table-cell>
              <table:table-cell office:value-type="float" office:value="1.71">
                <text:p>1.71</text:p>
              </table:table-cell>
              <table:table-cell office:value-type="float" office:value="1.66">
                <text:p>1.66</text:p>
              </table:table-cell>
              <table:table-cell office:value-type="float" office:value="1.93">
                <text:p>1.93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2020-10-30</text:p>
              </table:table-cell>
              <table:table-cell office:value-type="float" office:value="2236601">
                <text:p>2236601</text:p>
              </table:table-cell>
              <table:table-cell office:value-type="float" office:value="1.73">
                <text:p>1.73</text:p>
              </table:table-cell>
              <table:table-cell office:value-type="float" office:value="1.62">
                <text:p>1.62</text:p>
              </table:table-cell>
              <table:table-cell office:value-type="float" office:value="1.7699">
                <text:p>1.7699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2020-11-02</text:p>
              </table:table-cell>
              <table:table-cell office:value-type="float" office:value="2739568">
                <text:p>2739568</text:p>
              </table:table-cell>
              <table:table-cell office:value-type="float" office:value="1.71">
                <text:p>1.71</text:p>
              </table:table-cell>
              <table:table-cell office:value-type="float" office:value="1.6701">
                <text:p>1.6701</text:p>
              </table:table-cell>
              <table:table-cell office:value-type="float" office:value="1.84">
                <text:p>1.84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2020-11-03</text:p>
              </table:table-cell>
              <table:table-cell office:value-type="float" office:value="2283954">
                <text:p>2283954</text:p>
              </table:table-cell>
              <table:table-cell office:value-type="float" office:value="1.75">
                <text:p>1.75</text:p>
              </table:table-cell>
              <table:table-cell office:value-type="float" office:value="1.68">
                <text:p>1.68</text:p>
              </table:table-cell>
              <table:table-cell office:value-type="float" office:value="1.79">
                <text:p>1.79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2020-11-04</text:p>
              </table:table-cell>
              <table:table-cell office:value-type="float" office:value="1433235">
                <text:p>1433235</text:p>
              </table:table-cell>
              <table:table-cell office:value-type="float" office:value="1.7">
                <text:p>1.7</text:p>
              </table:table-cell>
              <table:table-cell office:value-type="float" office:value="1.65">
                <text:p>1.65</text:p>
              </table:table-cell>
              <table:table-cell office:value-type="float" office:value="1.71">
                <text:p>1.71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2020-11-05</text:p>
              </table:table-cell>
              <table:table-cell office:value-type="float" office:value="4094226">
                <text:p>4094226</text:p>
              </table:table-cell>
              <table:table-cell office:value-type="float" office:value="1.72">
                <text:p>1.72</text:p>
              </table:table-cell>
              <table:table-cell office:value-type="float" office:value="1.71">
                <text:p>1.71</text:p>
              </table:table-cell>
              <table:table-cell office:value-type="float" office:value="1.83">
                <text:p>1.83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2020-11-06</text:p>
              </table:table-cell>
              <table:table-cell office:value-type="float" office:value="2586907">
                <text:p>2586907</text:p>
              </table:table-cell>
              <table:table-cell office:value-type="float" office:value="1.78">
                <text:p>1.78</text:p>
              </table:table-cell>
              <table:table-cell office:value-type="float" office:value="1.67">
                <text:p>1.67</text:p>
              </table:table-cell>
              <table:table-cell office:value-type="float" office:value="1.78">
                <text:p>1.78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2020-11-09</text:p>
              </table:table-cell>
              <table:table-cell office:value-type="float" office:value="4068942">
                <text:p>4068942</text:p>
              </table:table-cell>
              <table:table-cell office:value-type="float" office:value="1.797">
                <text:p>1.797</text:p>
              </table:table-cell>
              <table:table-cell office:value-type="float" office:value="1.65">
                <text:p>1.65</text:p>
              </table:table-cell>
              <table:table-cell office:value-type="float" office:value="1.84">
                <text:p>1.84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2020-11-10</text:p>
              </table:table-cell>
              <table:table-cell office:value-type="float" office:value="1960591">
                <text:p>1960591</text:p>
              </table:table-cell>
              <table:table-cell office:value-type="float" office:value="1.66">
                <text:p>1.66</text:p>
              </table:table-cell>
              <table:table-cell office:value-type="float" office:value="1.54">
                <text:p>1.54</text:p>
              </table:table-cell>
              <table:table-cell office:value-type="float" office:value="1.67">
                <text:p>1.67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2020-11-11</text:p>
              </table:table-cell>
              <table:table-cell office:value-type="float" office:value="868875">
                <text:p>868875</text:p>
              </table:table-cell>
              <table:table-cell office:value-type="float" office:value="1.65">
                <text:p>1.65</text:p>
              </table:table-cell>
              <table:table-cell office:value-type="float" office:value="1.61">
                <text:p>1.61</text:p>
              </table:table-cell>
              <table:table-cell office:value-type="float" office:value="1.68">
                <text:p>1.68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2020-11-12</text:p>
              </table:table-cell>
              <table:table-cell office:value-type="float" office:value="2349432">
                <text:p>2349432</text:p>
              </table:table-cell>
              <table:table-cell office:value-type="float" office:value="1.64">
                <text:p>1.64</text:p>
              </table:table-cell>
              <table:table-cell office:value-type="float" office:value="1.59">
                <text:p>1.59</text:p>
              </table:table-cell>
              <table:table-cell office:value-type="float" office:value="1.7081">
                <text:p>1.7081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2020-11-13</text:p>
              </table:table-cell>
              <table:table-cell office:value-type="float" office:value="2763638">
                <text:p>2763638</text:p>
              </table:table-cell>
              <table:table-cell office:value-type="float" office:value="1.65">
                <text:p>1.65</text:p>
              </table:table-cell>
              <table:table-cell office:value-type="float" office:value="1.6143">
                <text:p>1.6143</text:p>
              </table:table-cell>
              <table:table-cell office:value-type="float" office:value="1.74">
                <text:p>1.74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2020-11-16</text:p>
              </table:table-cell>
              <table:table-cell office:value-type="float" office:value="12176750">
                <text:p>12176750</text:p>
              </table:table-cell>
              <table:table-cell office:value-type="float" office:value="1.9">
                <text:p>1.9</text:p>
              </table:table-cell>
              <table:table-cell office:value-type="float" office:value="1.7">
                <text:p>1.7</text:p>
              </table:table-cell>
              <table:table-cell office:value-type="float" office:value="1.9">
                <text:p>1.9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2020-11-17</text:p>
              </table:table-cell>
              <table:table-cell office:value-type="float" office:value="14968450">
                <text:p>14968450</text:p>
              </table:table-cell>
              <table:table-cell office:value-type="float" office:value="1.85">
                <text:p>1.85</text:p>
              </table:table-cell>
              <table:table-cell office:value-type="float" office:value="1.8312">
                <text:p>1.8312</text:p>
              </table:table-cell>
              <table:table-cell office:value-type="float" office:value="2.13">
                <text:p>2.13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2020-11-18</text:p>
              </table:table-cell>
              <table:table-cell office:value-type="float" office:value="3968959">
                <text:p>3968959</text:p>
              </table:table-cell>
              <table:table-cell office:value-type="float" office:value="1.97">
                <text:p>1.97</text:p>
              </table:table-cell>
              <table:table-cell office:value-type="float" office:value="1.81">
                <text:p>1.81</text:p>
              </table:table-cell>
              <table:table-cell office:value-type="float" office:value="1.97">
                <text:p>1.97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2020-11-19</text:p>
              </table:table-cell>
              <table:table-cell office:value-type="float" office:value="7348612">
                <text:p>7348612</text:p>
              </table:table-cell>
              <table:table-cell office:value-type="float" office:value="1.85">
                <text:p>1.85</text:p>
              </table:table-cell>
              <table:table-cell office:value-type="float" office:value="1.76">
                <text:p>1.76</text:p>
              </table:table-cell>
              <table:table-cell office:value-type="float" office:value="2.05">
                <text:p>2.05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string">
                <text:p>2020-11-20</text:p>
              </table:table-cell>
              <table:table-cell office:value-type="float" office:value="13051030">
                <text:p>13051030</text:p>
              </table:table-cell>
              <table:table-cell office:value-type="float" office:value="2.22">
                <text:p>2.22</text:p>
              </table:table-cell>
              <table:table-cell office:value-type="float" office:value="2.13">
                <text:p>2.13</text:p>
              </table:table-cell>
              <table:table-cell office:value-type="float" office:value="2.4">
                <text:p>2.4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2020-11-23</text:p>
              </table:table-cell>
              <table:table-cell office:value-type="float" office:value="14785250">
                <text:p>14785250</text:p>
              </table:table-cell>
              <table:table-cell office:value-type="float" office:value="2.099">
                <text:p>2.099</text:p>
              </table:table-cell>
              <table:table-cell office:value-type="float" office:value="1.97">
                <text:p>1.97</text:p>
              </table:table-cell>
              <table:table-cell office:value-type="float" office:value="2.18">
                <text:p>2.18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2020-11-24</text:p>
              </table:table-cell>
              <table:table-cell office:value-type="float" office:value="58349950">
                <text:p>58349950</text:p>
              </table:table-cell>
              <table:table-cell office:value-type="float" office:value="3.31">
                <text:p>3.31</text:p>
              </table:table-cell>
              <table:table-cell office:value-type="float" office:value="2.67">
                <text:p>2.67</text:p>
              </table:table-cell>
              <table:table-cell office:value-type="float" office:value="4.46">
                <text:p>4.46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2020-11-25</text:p>
              </table:table-cell>
              <table:table-cell office:value-type="float" office:value="10408870">
                <text:p>10408870</text:p>
              </table:table-cell>
              <table:table-cell office:value-type="float" office:value="2.8">
                <text:p>2.8</text:p>
              </table:table-cell>
              <table:table-cell office:value-type="float" office:value="2.71">
                <text:p>2.71</text:p>
              </table:table-cell>
              <table:table-cell office:value-type="float" office:value="3.27">
                <text:p>3.27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2020-11-27</text:p>
              </table:table-cell>
              <table:table-cell office:value-type="float" office:value="3546284">
                <text:p>3546284</text:p>
              </table:table-cell>
              <table:table-cell office:value-type="float" office:value="3.16">
                <text:p>3.16</text:p>
              </table:table-cell>
              <table:table-cell office:value-type="float" office:value="3">
                <text:p>3</text:p>
              </table:table-cell>
              <table:table-cell office:value-type="float" office:value="3.24">
                <text:p>3.24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2020-11-30</text:p>
              </table:table-cell>
              <table:table-cell office:value-type="float" office:value="5166259">
                <text:p>5166259</text:p>
              </table:table-cell>
              <table:table-cell office:value-type="float" office:value="3">
                <text:p>3</text:p>
              </table:table-cell>
              <table:table-cell office:value-type="float" office:value="2.67">
                <text:p>2.67</text:p>
              </table:table-cell>
              <table:table-cell office:value-type="float" office:value="3.02">
                <text:p>3.02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2020-12-01</text:p>
              </table:table-cell>
              <table:table-cell office:value-type="float" office:value="4909246">
                <text:p>4909246</text:p>
              </table:table-cell>
              <table:table-cell office:value-type="float" office:value="2.78">
                <text:p>2.78</text:p>
              </table:table-cell>
              <table:table-cell office:value-type="float" office:value="2.42">
                <text:p>2.42</text:p>
              </table:table-cell>
              <table:table-cell office:value-type="float" office:value="2.82">
                <text:p>2.82</text:p>
              </table:table-cell>
              <table:table-cell office:value-type="float" office:value="2.54">
                <text:p>2.54</text:p>
              </table:table-cell>
            </table:table-row>
            <table:table-row>
              <table:table-cell office:value-type="string">
                <text:p>2020-12-02</text:p>
              </table:table-cell>
              <table:table-cell office:value-type="float" office:value="4297211">
                <text:p>4297211</text:p>
              </table:table-cell>
              <table:table-cell office:value-type="float" office:value="2.33">
                <text:p>2.33</text:p>
              </table:table-cell>
              <table:table-cell office:value-type="float" office:value="2.24">
                <text:p>2.24</text:p>
              </table:table-cell>
              <table:table-cell office:value-type="float" office:value="2.72">
                <text:p>2.72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2020-12-03</text:p>
              </table:table-cell>
              <table:table-cell office:value-type="float" office:value="1758324">
                <text:p>1758324</text:p>
              </table:table-cell>
              <table:table-cell office:value-type="float" office:value="2.55">
                <text:p>2.55</text:p>
              </table:table-cell>
              <table:table-cell office:value-type="float" office:value="2.47">
                <text:p>2.47</text:p>
              </table:table-cell>
              <table:table-cell office:value-type="float" office:value="2.62">
                <text:p>2.62</text:p>
              </table:table-cell>
              <table:table-cell office:value-type="float" office:value="2.49">
                <text:p>2.49</text:p>
              </table:table-cell>
            </table:table-row>
            <table:table-row>
              <table:table-cell office:value-type="string">
                <text:p>2020-12-04</text:p>
              </table:table-cell>
              <table:table-cell office:value-type="float" office:value="3267389">
                <text:p>3267389</text:p>
              </table:table-cell>
              <table:table-cell office:value-type="float" office:value="2.47">
                <text:p>2.47</text:p>
              </table:table-cell>
              <table:table-cell office:value-type="float" office:value="2.4285">
                <text:p>2.4285</text:p>
              </table:table-cell>
              <table:table-cell office:value-type="float" office:value="2.69">
                <text:p>2.69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>
                <text:p>2020-12-07</text:p>
              </table:table-cell>
              <table:table-cell office:value-type="float" office:value="3052927">
                <text:p>3052927</text:p>
              </table:table-cell>
              <table:table-cell office:value-type="float" office:value="2.56">
                <text:p>2.56</text:p>
              </table:table-cell>
              <table:table-cell office:value-type="float" office:value="2.48">
                <text:p>2.48</text:p>
              </table:table-cell>
              <table:table-cell office:value-type="float" office:value="2.75">
                <text:p>2.75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string">
                <text:p>2020-12-08</text:p>
              </table:table-cell>
              <table:table-cell office:value-type="float" office:value="2885673">
                <text:p>2885673</text:p>
              </table:table-cell>
              <table:table-cell office:value-type="float" office:value="2.6">
                <text:p>2.6</text:p>
              </table:table-cell>
              <table:table-cell office:value-type="float" office:value="2.45">
                <text:p>2.45</text:p>
              </table:table-cell>
              <table:table-cell office:value-type="float" office:value="2.65">
                <text:p>2.65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string">
                <text:p>2020-12-09</text:p>
              </table:table-cell>
              <table:table-cell office:value-type="float" office:value="3654000">
                <text:p>3654000</text:p>
              </table:table-cell>
              <table:table-cell office:value-type="float" office:value="2.58">
                <text:p>2.58</text:p>
              </table:table-cell>
              <table:table-cell office:value-type="float" office:value="2.25">
                <text:p>2.25</text:p>
              </table:table-cell>
              <table:table-cell office:value-type="float" office:value="2.6">
                <text:p>2.6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2020-12-10</text:p>
              </table:table-cell>
              <table:table-cell office:value-type="float" office:value="1482186">
                <text:p>1482186</text:p>
              </table:table-cell>
              <table:table-cell office:value-type="float" office:value="2.28">
                <text:p>2.28</text:p>
              </table:table-cell>
              <table:table-cell office:value-type="float" office:value="2.28">
                <text:p>2.28</text:p>
              </table:table-cell>
              <table:table-cell office:value-type="float" office:value="2.42">
                <text:p>2.42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string">
                <text:p>2020-12-11</text:p>
              </table:table-cell>
              <table:table-cell office:value-type="float" office:value="1590184">
                <text:p>1590184</text:p>
              </table:table-cell>
              <table:table-cell office:value-type="float" office:value="2.35">
                <text:p>2.35</text:p>
              </table:table-cell>
              <table:table-cell office:value-type="float" office:value="2.18">
                <text:p>2.18</text:p>
              </table:table-cell>
              <table:table-cell office:value-type="float" office:value="2.37">
                <text:p>2.37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2020-12-14</text:p>
              </table:table-cell>
              <table:table-cell office:value-type="float" office:value="2074044">
                <text:p>2074044</text:p>
              </table:table-cell>
              <table:table-cell office:value-type="float" office:value="2.27">
                <text:p>2.27</text:p>
              </table:table-cell>
              <table:table-cell office:value-type="float" office:value="2.25">
                <text:p>2.25</text:p>
              </table:table-cell>
              <table:table-cell office:value-type="float" office:value="2.485">
                <text:p>2.485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2020-12-15</text:p>
              </table:table-cell>
              <table:table-cell office:value-type="float" office:value="3940686">
                <text:p>3940686</text:p>
              </table:table-cell>
              <table:table-cell office:value-type="float" office:value="2.39">
                <text:p>2.39</text:p>
              </table:table-cell>
              <table:table-cell office:value-type="float" office:value="2.3598">
                <text:p>2.3598</text:p>
              </table:table-cell>
              <table:table-cell office:value-type="float" office:value="2.6">
                <text:p>2.6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string">
                <text:p>2020-12-16</text:p>
              </table:table-cell>
              <table:table-cell office:value-type="float" office:value="1826941">
                <text:p>1826941</text:p>
              </table:table-cell>
              <table:table-cell office:value-type="float" office:value="2.583">
                <text:p>2.583</text:p>
              </table:table-cell>
              <table:table-cell office:value-type="float" office:value="2.39">
                <text:p>2.39</text:p>
              </table:table-cell>
              <table:table-cell office:value-type="float" office:value="2.618">
                <text:p>2.618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2020-12-17</text:p>
              </table:table-cell>
              <table:table-cell office:value-type="float" office:value="1402460">
                <text:p>1402460</text:p>
              </table:table-cell>
              <table:table-cell office:value-type="float" office:value="2.45">
                <text:p>2.45</text:p>
              </table:table-cell>
              <table:table-cell office:value-type="float" office:value="2.42">
                <text:p>2.42</text:p>
              </table:table-cell>
              <table:table-cell office:value-type="float" office:value="2.58">
                <text:p>2.58</text:p>
              </table:table-cell>
              <table:table-cell office:value-type="float" office:value="2.43">
                <text:p>2.43</text:p>
              </table:table-cell>
            </table:table-row>
            <table:table-row>
              <table:table-cell office:value-type="string">
                <text:p>2020-12-18</text:p>
              </table:table-cell>
              <table:table-cell office:value-type="float" office:value="3953977">
                <text:p>3953977</text:p>
              </table:table-cell>
              <table:table-cell office:value-type="float" office:value="2.47">
                <text:p>2.47</text:p>
              </table:table-cell>
              <table:table-cell office:value-type="float" office:value="2.44">
                <text:p>2.44</text:p>
              </table:table-cell>
              <table:table-cell office:value-type="float" office:value="2.69">
                <text:p>2.69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2020-12-21</text:p>
              </table:table-cell>
              <table:table-cell office:value-type="float" office:value="2796400">
                <text:p>2796400</text:p>
              </table:table-cell>
              <table:table-cell office:value-type="float" office:value="2.62">
                <text:p>2.62</text:p>
              </table:table-cell>
              <table:table-cell office:value-type="float" office:value="2.53">
                <text:p>2.53</text:p>
              </table:table-cell>
              <table:table-cell office:value-type="float" office:value="2.7">
                <text:p>2.7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2020-12-22</text:p>
              </table:table-cell>
              <table:table-cell office:value-type="float" office:value="10413050">
                <text:p>10413050</text:p>
              </table:table-cell>
              <table:table-cell office:value-type="float" office:value="2.77">
                <text:p>2.77</text:p>
              </table:table-cell>
              <table:table-cell office:value-type="float" office:value="2.71">
                <text:p>2.71</text:p>
              </table:table-cell>
              <table:table-cell office:value-type="float" office:value="3.24">
                <text:p>3.24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2020-12-23</text:p>
              </table:table-cell>
              <table:table-cell office:value-type="float" office:value="8444818">
                <text:p>8444818</text:p>
              </table:table-cell>
              <table:table-cell office:value-type="float" office:value="3.25">
                <text:p>3.25</text:p>
              </table:table-cell>
              <table:table-cell office:value-type="float" office:value="2.93">
                <text:p>2.93</text:p>
              </table:table-cell>
              <table:table-cell office:value-type="float" office:value="3.5">
                <text:p>3.5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2020-12-24</text:p>
              </table:table-cell>
              <table:table-cell office:value-type="float" office:value="2183520">
                <text:p>2183520</text:p>
              </table:table-cell>
              <table:table-cell office:value-type="float" office:value="3.18">
                <text:p>3.18</text:p>
              </table:table-cell>
              <table:table-cell office:value-type="float" office:value="3">
                <text:p>3</text:p>
              </table:table-cell>
              <table:table-cell office:value-type="float" office:value="3.21">
                <text:p>3.21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2020-12-28</text:p>
              </table:table-cell>
              <table:table-cell office:value-type="float" office:value="5298074">
                <text:p>5298074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  <table:table-cell office:value-type="float" office:value="3.5">
                <text:p>3.5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2020-12-29</text:p>
              </table:table-cell>
              <table:table-cell office:value-type="float" office:value="3945839">
                <text:p>3945839</text:p>
              </table:table-cell>
              <table:table-cell office:value-type="float" office:value="3.33">
                <text:p>3.33</text:p>
              </table:table-cell>
              <table:table-cell office:value-type="float" office:value="2.78">
                <text:p>2.78</text:p>
              </table:table-cell>
              <table:table-cell office:value-type="float" office:value="3.35">
                <text:p>3.35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2020-12-30</text:p>
              </table:table-cell>
              <table:table-cell office:value-type="float" office:value="1778351">
                <text:p>1778351</text:p>
              </table:table-cell>
              <table:table-cell office:value-type="float" office:value="2.982">
                <text:p>2.982</text:p>
              </table:table-cell>
              <table:table-cell office:value-type="float" office:value="2.87">
                <text:p>2.87</text:p>
              </table:table-cell>
              <table:table-cell office:value-type="float" office:value="3.03">
                <text:p>3.03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string">
                <text:p>2020-12-31</text:p>
              </table:table-cell>
              <table:table-cell office:value-type="float" office:value="2656738">
                <text:p>2656738</text:p>
              </table:table-cell>
              <table:table-cell office:value-type="float" office:value="2.87">
                <text:p>2.87</text:p>
              </table:table-cell>
              <table:table-cell office:value-type="float" office:value="2.66">
                <text:p>2.66</text:p>
              </table:table-cell>
              <table:table-cell office:value-type="float" office:value="2.88">
                <text:p>2.88</text:p>
              </table:table-cell>
              <table:table-cell office:value-type="float" office:value="2.69">
                <text:p>2.69</text:p>
              </table:table-cell>
            </table:table-row>
            <table:table-row>
              <table:table-cell office:value-type="string">
                <text:p>2021-01-04</text:p>
              </table:table-cell>
              <table:table-cell office:value-type="float" office:value="1893194">
                <text:p>1893194</text:p>
              </table:table-cell>
              <table:table-cell office:value-type="float" office:value="2.7">
                <text:p>2.7</text:p>
              </table:table-cell>
              <table:table-cell office:value-type="float" office:value="2.6">
                <text:p>2.6</text:p>
              </table:table-cell>
              <table:table-cell office:value-type="float" office:value="2.76">
                <text:p>2.76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2021-01-05</text:p>
              </table:table-cell>
              <table:table-cell office:value-type="float" office:value="1459877">
                <text:p>1459877</text:p>
              </table:table-cell>
              <table:table-cell office:value-type="float" office:value="2.64">
                <text:p>2.64</text:p>
              </table:table-cell>
              <table:table-cell office:value-type="float" office:value="2.61">
                <text:p>2.61</text:p>
              </table:table-cell>
              <table:table-cell office:value-type="float" office:value="2.73">
                <text:p>2.73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2021-01-06</text:p>
              </table:table-cell>
              <table:table-cell office:value-type="float" office:value="6784876">
                <text:p>6784876</text:p>
              </table:table-cell>
              <table:table-cell office:value-type="float" office:value="2.89">
                <text:p>2.89</text:p>
              </table:table-cell>
              <table:table-cell office:value-type="float" office:value="2.54">
                <text:p>2.54</text:p>
              </table:table-cell>
              <table:table-cell office:value-type="float" office:value="2.9">
                <text:p>2.9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2021-01-07</text:p>
              </table:table-cell>
              <table:table-cell office:value-type="float" office:value="9609716">
                <text:p>9609716</text:p>
              </table:table-cell>
              <table:table-cell office:value-type="float" office:value="2.855">
                <text:p>2.855</text:p>
              </table:table-cell>
              <table:table-cell office:value-type="float" office:value="2.66">
                <text:p>2.66</text:p>
              </table:table-cell>
              <table:table-cell office:value-type="float" office:value="2.9">
                <text:p>2.9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2021-01-08</text:p>
              </table:table-cell>
              <table:table-cell office:value-type="float" office:value="10015920">
                <text:p>10015920</text:p>
              </table:table-cell>
              <table:table-cell office:value-type="float" office:value="3.09">
                <text:p>3.09</text:p>
              </table:table-cell>
              <table:table-cell office:value-type="float" office:value="2.77">
                <text:p>2.77</text:p>
              </table:table-cell>
              <table:table-cell office:value-type="float" office:value="3.12">
                <text:p>3.12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2021-01-11</text:p>
              </table:table-cell>
              <table:table-cell office:value-type="float" office:value="10588170">
                <text:p>10588170</text:p>
              </table:table-cell>
              <table:table-cell office:value-type="float" office:value="2.837">
                <text:p>2.837</text:p>
              </table:table-cell>
              <table:table-cell office:value-type="float" office:value="2.76">
                <text:p>2.76</text:p>
              </table:table-cell>
              <table:table-cell office:value-type="float" office:value="3.05">
                <text:p>3.05</text:p>
              </table:table-cell>
              <table:table-cell office:value-type="float" office:value="2.81">
                <text:p>2.81</text:p>
              </table:table-cell>
            </table:table-row>
            <table:table-row>
              <table:table-cell office:value-type="string">
                <text:p>2021-01-12</text:p>
              </table:table-cell>
              <table:table-cell office:value-type="float" office:value="18620320">
                <text:p>18620320</text:p>
              </table:table-cell>
              <table:table-cell office:value-type="float" office:value="2.93">
                <text:p>2.93</text:p>
              </table:table-cell>
              <table:table-cell office:value-type="float" office:value="2.71">
                <text:p>2.71</text:p>
              </table:table-cell>
              <table:table-cell office:value-type="float" office:value="3.09">
                <text:p>3.09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2021-01-13</text:p>
              </table:table-cell>
              <table:table-cell office:value-type="float" office:value="51413420">
                <text:p>51413420</text:p>
              </table:table-cell>
              <table:table-cell office:value-type="float" office:value="3.67">
                <text:p>3.67</text:p>
              </table:table-cell>
              <table:table-cell office:value-type="float" office:value="2.76">
                <text:p>2.76</text:p>
              </table:table-cell>
              <table:table-cell office:value-type="float" office:value="3.75">
                <text:p>3.75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2021-01-14</text:p>
              </table:table-cell>
              <table:table-cell office:value-type="float" office:value="9455973">
                <text:p>9455973</text:p>
              </table:table-cell>
              <table:table-cell office:value-type="float" office:value="2.99">
                <text:p>2.99</text:p>
              </table:table-cell>
              <table:table-cell office:value-type="float" office:value="2.85">
                <text:p>2.85</text:p>
              </table:table-cell>
              <table:table-cell office:value-type="float" office:value="2.99">
                <text:p>2.99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2021-01-15</text:p>
              </table:table-cell>
              <table:table-cell office:value-type="float" office:value="13578000">
                <text:p>13578000</text:p>
              </table:table-cell>
              <table:table-cell office:value-type="float" office:value="2.93">
                <text:p>2.93</text:p>
              </table:table-cell>
              <table:table-cell office:value-type="float" office:value="2.82">
                <text:p>2.82</text:p>
              </table:table-cell>
              <table:table-cell office:value-type="float" office:value="3.08">
                <text:p>3.08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2021-01-19</text:p>
              </table:table-cell>
              <table:table-cell office:value-type="float" office:value="18285620">
                <text:p>18285620</text:p>
              </table:table-cell>
              <table:table-cell office:value-type="float" office:value="3.03">
                <text:p>3.03</text:p>
              </table:table-cell>
              <table:table-cell office:value-type="float" office:value="2.88">
                <text:p>2.88</text:p>
              </table:table-cell>
              <table:table-cell office:value-type="float" office:value="3.41">
                <text:p>3.41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2021-01-20</text:p>
              </table:table-cell>
              <table:table-cell office:value-type="float" office:value="25567530">
                <text:p>25567530</text:p>
              </table:table-cell>
              <table:table-cell office:value-type="float" office:value="3.538">
                <text:p>3.538</text:p>
              </table:table-cell>
              <table:table-cell office:value-type="float" office:value="3.01">
                <text:p>3.01</text:p>
              </table:table-cell>
              <table:table-cell office:value-type="float" office:value="3.85">
                <text:p>3.85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2021-01-21</text:p>
              </table:table-cell>
              <table:table-cell office:value-type="float" office:value="45258940">
                <text:p>45258940</text:p>
              </table:table-cell>
              <table:table-cell office:value-type="float" office:value="3.42">
                <text:p>3.42</text:p>
              </table:table-cell>
              <table:table-cell office:value-type="float" office:value="3.25">
                <text:p>3.25</text:p>
              </table:table-cell>
              <table:table-cell office:value-type="float" office:value="4.65">
                <text:p>4.65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2021-01-22</text:p>
              </table:table-cell>
              <table:table-cell office:value-type="float" office:value="51051140">
                <text:p>51051140</text:p>
              </table:table-cell>
              <table:table-cell office:value-type="float" office:value="4.14">
                <text:p>4.14</text:p>
              </table:table-cell>
              <table:table-cell office:value-type="float" office:value="4.1">
                <text:p>4.1</text:p>
              </table:table-cell>
              <table:table-cell office:value-type="float" office:value="5.625">
                <text:p>5.625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2021-01-25</text:p>
              </table:table-cell>
              <table:table-cell office:value-type="float" office:value="44045480">
                <text:p>44045480</text:p>
              </table:table-cell>
              <table:table-cell office:value-type="float" office:value="6.11">
                <text:p>6.11</text:p>
              </table:table-cell>
              <table:table-cell office:value-type="float" office:value="5.16">
                <text:p>5.16</text:p>
              </table:table-cell>
              <table:table-cell office:value-type="float" office:value="7.3">
                <text:p>7.3</text:p>
              </table:table-cell>
              <table:table-cell office:value-type="float" office:value="5.84">
                <text:p>5.84</text:p>
              </table:table-cell>
            </table:table-row>
            <table:table-row>
              <table:table-cell office:value-type="string">
                <text:p>2021-01-26</text:p>
              </table:table-cell>
              <table:table-cell office:value-type="float" office:value="17681550">
                <text:p>17681550</text:p>
              </table:table-cell>
              <table:table-cell office:value-type="float" office:value="6.05">
                <text:p>6.05</text:p>
              </table:table-cell>
              <table:table-cell office:value-type="float" office:value="5.21">
                <text:p>5.21</text:p>
              </table:table-cell>
              <table:table-cell office:value-type="float" office:value="6.2">
                <text:p>6.2</text:p>
              </table:table-cell>
              <table:table-cell office:value-type="float" office:value="5.45">
                <text:p>5.45</text:p>
              </table:table-cell>
            </table:table-row>
            <table:table-row>
              <table:table-cell office:value-type="string">
                <text:p>2021-01-27</text:p>
              </table:table-cell>
              <table:table-cell office:value-type="float" office:value="14455380">
                <text:p>14455380</text:p>
              </table:table-cell>
              <table:table-cell office:value-type="float" office:value="4.875">
                <text:p>4.875</text:p>
              </table:table-cell>
              <table:table-cell office:value-type="float" office:value="4.65">
                <text:p>4.65</text:p>
              </table:table-cell>
              <table:table-cell office:value-type="float" office:value="5.645">
                <text:p>5.645</text:p>
              </table:table-cell>
              <table:table-cell office:value-type="float" office:value="4.85">
                <text:p>4.85</text:p>
              </table:table-cell>
            </table:table-row>
            <table:table-row>
              <table:table-cell office:value-type="string">
                <text:p>2021-01-28</text:p>
              </table:table-cell>
              <table:table-cell office:value-type="float" office:value="11041220">
                <text:p>11041220</text:p>
              </table:table-cell>
              <table:table-cell office:value-type="float" office:value="5.08">
                <text:p>5.08</text:p>
              </table:table-cell>
              <table:table-cell office:value-type="float" office:value="4.1">
                <text:p>4.1</text:p>
              </table:table-cell>
              <table:table-cell office:value-type="float" office:value="5.1048">
                <text:p>5.1048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2021-01-29</text:p>
              </table:table-cell>
              <table:table-cell office:value-type="float" office:value="7993947">
                <text:p>7993947</text:p>
              </table:table-cell>
              <table:table-cell office:value-type="float" office:value="4.54">
                <text:p>4.54</text:p>
              </table:table-cell>
              <table:table-cell office:value-type="float" office:value="4.01">
                <text:p>4.01</text:p>
              </table:table-cell>
              <table:table-cell office:value-type="float" office:value="4.8">
                <text:p>4.8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2021-02-01</text:p>
              </table:table-cell>
              <table:table-cell office:value-type="float" office:value="11028140">
                <text:p>11028140</text:p>
              </table:table-cell>
              <table:table-cell office:value-type="float" office:value="4.35">
                <text:p>4.35</text:p>
              </table:table-cell>
              <table:table-cell office:value-type="float" office:value="4.05">
                <text:p>4.05</text:p>
              </table:table-cell>
              <table:table-cell office:value-type="float" office:value="4.8601">
                <text:p>4.8601</text:p>
              </table:table-cell>
              <table:table-cell office:value-type="float" office:value="4.39">
                <text:p>4.39</text:p>
              </table:table-cell>
            </table:table-row>
            <table:table-row>
              <table:table-cell office:value-type="string">
                <text:p>2021-02-02</text:p>
              </table:table-cell>
              <table:table-cell office:value-type="float" office:value="9040874">
                <text:p>9040874</text:p>
              </table:table-cell>
              <table:table-cell office:value-type="float" office:value="4.75">
                <text:p>4.75</text:p>
              </table:table-cell>
              <table:table-cell office:value-type="float" office:value="4.4">
                <text:p>4.4</text:p>
              </table:table-cell>
              <table:table-cell office:value-type="float" office:value="4.81">
                <text:p>4.81</text:p>
              </table:table-cell>
              <table:table-cell office:value-type="float" office:value="4.46">
                <text:p>4.4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